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6mm"/>
    </style:style>
    <style:style style:name="co3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2.63mm" svg:height="63.35mm" svg:x="192.16mm" svg:y="46.28mm">
            <draw:object draw:notify-on-update-of-ranges="Sheet1.K56:Sheet1.AK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69" table:default-cell-style-name="Default"/>
        <table:table-row table:style-name="ro1">
          <table:table-cell office:value-type="string" calcext:value-type="string">
            <text:p>Years of work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 savings</text:p>
          </table:table-cell>
          <table:table-cell table:style-name="Default" office:value-type="string" calcext:value-type="string">
            <text:p>Retire years</text:p>
          </table:table-cell>
          <table:table-cell office:value-type="string" calcext:value-type="string">
            <text:p>End of retirement</text:p>
          </table:table-cell>
          <table:table-cell office:value-type="string" calcext:value-type="string">
            <text:p>Current Age</text:p>
          </table:table-cell>
          <table:table-cell office:value-type="string" calcext:value-type="string">
            <text:p>Years to work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Parameters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O$2]*(POWER([.$O$12];12)-1)/([.$O$12]-1)" office:value-type="float" office:value="245451.550591946" calcext:value-type="float">
            <text:p>245451.550591946</text:p>
          </table:table-cell>
          <table:table-cell table:formula="of:=[.$O$3]*(POWER([.$O$9];12*[.$A2])-1)/([.$O$9]-1)" office:value-type="float" office:value="185704.457182671" calcext:value-type="float">
            <text:p>185704.457182671</text:p>
          </table:table-cell>
          <table:table-cell table:formula="of:=[.$B2]/4*[.$O$4]*[.$O$5]" office:value-type="float" office:value="482.312296913174" calcext:value-type="float">
            <text:p>482.312296913174</text:p>
          </table:table-cell>
          <table:table-cell table:formula="of:=[.$B2]-[.$C2]-[.$D2]+[.$O$13]*POWER([.$O$7];12*[.$A2])" office:value-type="float" office:value="59264.7811123615" calcext:value-type="float">
            <text:p>59264.7811123615</text:p>
          </table:table-cell>
          <table:table-cell table:formula="of:=COUNTIF([.$K27:.$BY27];&quot;&gt;=0&quot;)" office:value-type="float" office:value="0" calcext:value-type="float">
            <text:p>0</text:p>
          </table:table-cell>
          <table:table-cell table:formula="of:=[.$O$10]+[.$F2]+[.$A2]" office:value-type="float" office:value="19" calcext:value-type="float">
            <text:p>19</text:p>
          </table:table-cell>
          <table:table-cell table:formula="of:=[.$O$10]+[.$A2]" office:value-type="float" office:value="19" calcext:value-type="float">
            <text:p>19</text:p>
          </table:table-cell>
          <table:table-cell table:formula="of:=MATCH([.$O$14]; [.$G1:.$G40];1)-1" office:value-type="float" office:value="30" calcext:value-type="float">
            <text:p>30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The earnings is given by the ROI of investments as well as salary earnings with interest.</text:p>
          </table:table-cell>
          <table:table-cell/>
          <table:table-cell office:value-type="string" calcext:value-type="string">
            <text:p>Current earning</text:p>
          </table:table-cell>
          <table:table-cell office:value-type="string" calcext:value-type="string">
            <text:p>E</text:p>
          </table:table-cell>
          <table:table-cell office:value-type="float" office:value="20000" calcext:value-type="float">
            <text:p>20000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O$2]*POWER(1+[.$O$11];[.$A2])*(POWER([.$O$7];12)-1)/([.$O$7]-1) + [.$B2]*POWER([.$O$7];12)" office:value-type="float" office:value="527272.354679875" calcext:value-type="float">
            <text:p>527272.354679875</text:p>
          </table:table-cell>
          <table:table-cell table:formula="of:=[.$C2]*POWER([.$O$9];12)" office:value-type="float" office:value="198703.769185458" calcext:value-type="float">
            <text:p>198703.769185458</text:p>
          </table:table-cell>
          <table:table-cell table:formula="of:=[.$B3]/4*[.$O$4]*[.$O$5]" office:value-type="float" office:value="1036.09017694595" calcext:value-type="float">
            <text:p>1036.09017694595</text:p>
          </table:table-cell>
          <table:table-cell table:formula="of:=[.$B3]-[.$C3]-[.$D3]+[.$O$13]*POWER([.$O$7];12*[.$A3])" office:value-type="float" office:value="327532.49531747" calcext:value-type="float">
            <text:p>327532.49531747</text:p>
          </table:table-cell>
          <table:table-cell table:formula="of:=COUNTIF([.$K28:.$BY28];&quot;&gt;=0&quot;)" office:value-type="float" office:value="1" calcext:value-type="float">
            <text:p>1</text:p>
          </table:table-cell>
          <table:table-cell table:formula="of:=[.$O$10]+[.$F3]+[.$A3]" office:value-type="float" office:value="21" calcext:value-type="float">
            <text:p>21</text:p>
          </table:table-cell>
          <table:table-cell table:formula="of:=[.$O$10]+[.$A3]" office:value-type="float" office:value="20" calcext:value-type="float">
            <text:p>20</text:p>
          </table:table-cell>
          <table:table-cell/>
          <table:table-cell office:value-type="string" calcext:value-type="string">
            <text:p>Fees</text:p>
          </table:table-cell>
          <table:table-cell office:value-type="string" calcext:value-type="string">
            <text:p>The fees is based on the current yearly expenditure with YoY inflation. (=$O$3*(POWER($O$9,12*$A2)-1)/($O$9-1)). Currently a simplification is used. During the first year, YoY inflation is distributed among the months and compounded whereas for following years it only increase with YoY inflation.</text:p>
          </table:table-cell>
          <table:table-cell/>
          <table:table-cell office:value-type="string" calcext:value-type="string">
            <text:p>Current fees</text:p>
          </table:table-cell>
          <table:table-cell office:value-type="string" calcext:value-type="string">
            <text:p>Phi</text:p>
          </table:table-cell>
          <table:table-cell office:value-type="float" office:value="15000" calcext:value-type="float">
            <text:p>15000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O$2]*POWER(1+[.$O$11];[.$A3])*(POWER([.$O$7];12)-1)/([.$O$7]-1) + [.$B3]*POWER([.$O$7];12)" office:value-type="float" office:value="845556.56883738" calcext:value-type="float">
            <text:p>845556.56883738</text:p>
          </table:table-cell>
          <table:table-cell table:formula="of:=[.$C3]*POWER([.$O$9];12)" office:value-type="float" office:value="212613.03302844" calcext:value-type="float">
            <text:p>212613.03302844</text:p>
          </table:table-cell>
          <table:table-cell table:formula="of:=[.$B4]/4*[.$O$4]*[.$O$5]" office:value-type="float" office:value="1661.51865776545" calcext:value-type="float">
            <text:p>1661.51865776545</text:p>
          </table:table-cell>
          <table:table-cell table:formula="of:=[.$B4]-[.$C4]-[.$D4]+[.$O$13]*POWER([.$O$7];12*[.$A4])" office:value-type="float" office:value="631282.017151174" calcext:value-type="float">
            <text:p>631282.017151174</text:p>
          </table:table-cell>
          <table:table-cell table:formula="of:=COUNTIF([.$K29:.$BY29];&quot;&gt;=0&quot;)" office:value-type="float" office:value="2" calcext:value-type="float">
            <text:p>2</text:p>
          </table:table-cell>
          <table:table-cell table:formula="of:=[.$O$10]+[.$F4]+[.$A4]" office:value-type="float" office:value="23" calcext:value-type="float">
            <text:p>23</text:p>
          </table:table-cell>
          <table:table-cell table:formula="of:=[.$O$10]+[.$A4]" office:value-type="float" office:value="21" calcext:value-type="float">
            <text:p>21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The tax only includes savings taxes for ISK.</text:p>
          </table:table-cell>
          <table:table-cell/>
          <table:table-cell office:value-type="string" calcext:value-type="string">
            <text:p>Tax rate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O$2]*POWER(1+[.$O$11];[.$A4])*(POWER([.$O$7];12)-1)/([.$O$7]-1) + [.$B4]*POWER([.$O$7];12)" office:value-type="float" office:value="1203984.25923287" calcext:value-type="float">
            <text:p>1203984.25923287</text:p>
          </table:table-cell>
          <table:table-cell table:formula="of:=[.$C4]*POWER([.$O$9];12)" office:value-type="float" office:value="227495.945340431" calcext:value-type="float">
            <text:p>227495.945340431</text:p>
          </table:table-cell>
          <table:table-cell table:formula="of:=[.$B5]/4*[.$O$4]*[.$O$5]" office:value-type="float" office:value="2365.82906939258" calcext:value-type="float">
            <text:p>2365.82906939258</text:p>
          </table:table-cell>
          <table:table-cell table:formula="of:=[.$B5]-[.$C5]-[.$D5]+[.$O$13]*POWER([.$O$7];12*[.$A5])" office:value-type="float" office:value="974122.484823042" calcext:value-type="float">
            <text:p>974122.484823042</text:p>
          </table:table-cell>
          <table:table-cell table:formula="of:=COUNTIF([.$K30:.$BY30];&quot;&gt;=0&quot;)" office:value-type="float" office:value="3" calcext:value-type="float">
            <text:p>3</text:p>
          </table:table-cell>
          <table:table-cell table:formula="of:=[.$O$10]+[.$F5]+[.$A5]" office:value-type="float" office:value="25" calcext:value-type="float">
            <text:p>25</text:p>
          </table:table-cell>
          <table:table-cell table:formula="of:=[.$O$10]+[.$A5]" office:value-type="float" office:value="22" calcext:value-type="float">
            <text:p>22</text:p>
          </table:table-cell>
          <table:table-cell/>
          <table:table-cell office:value-type="string" calcext:value-type="string">
            <text:p>Total savings</text:p>
          </table:table-cell>
          <table:table-cell office:value-type="string" calcext:value-type="string">
            <text:p>It is the net sum of earnings, fees, taxes, and initial savings with interest</text:p>
          </table:table-cell>
          <table:table-cell/>
          <table:table-cell office:value-type="string" calcext:value-type="string">
            <text:p>Schablo</text:p>
          </table:table-cell>
          <table:table-cell office:value-type="string" calcext:value-type="string">
            <text:p>sr</text:p>
          </table:table-cell>
          <table:table-cell office:value-type="float" office:value="0.0262" calcext:value-type="float">
            <text:p>0.0262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O$2]*POWER(1+[.$O$11];[.$A5])*(POWER([.$O$7];12)-1)/([.$O$7]-1) + [.$B5]*POWER([.$O$7];12)" office:value-type="float" office:value="1606573.61676754" calcext:value-type="float">
            <text:p>1606573.61676754</text:p>
          </table:table-cell>
          <table:table-cell table:formula="of:=[.$C5]*POWER([.$O$9];12)" office:value-type="float" office:value="243420.661514261" calcext:value-type="float">
            <text:p>243420.661514261</text:p>
          </table:table-cell>
          <table:table-cell table:formula="of:=[.$B6]/4*[.$O$4]*[.$O$5]" office:value-type="float" office:value="3156.91715694821" calcext:value-type="float">
            <text:p>3156.91715694821</text:p>
          </table:table-cell>
          <table:table-cell table:formula="of:=[.$B6]-[.$C6]-[.$D6]+[.$O$13]*POWER([.$O$7];12*[.$A6])" office:value-type="float" office:value="1359996.03809633" calcext:value-type="float">
            <text:p>1359996.03809633</text:p>
          </table:table-cell>
          <table:table-cell table:formula="of:=COUNTIF([.$K31:.$BY31];&quot;&gt;=0&quot;)" office:value-type="float" office:value="4" calcext:value-type="float">
            <text:p>4</text:p>
          </table:table-cell>
          <table:table-cell table:formula="of:=[.$O$10]+[.$F6]+[.$A6]" office:value-type="float" office:value="27" calcext:value-type="float">
            <text:p>27</text:p>
          </table:table-cell>
          <table:table-cell table:formula="of:=[.$O$10]+[.$A6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Interest rate</text:p>
          </table:table-cell>
          <table:table-cell office:value-type="string" calcext:value-type="string">
            <text:p>r</text:p>
          </table:table-cell>
          <table:table-cell office:value-type="float" office:value="0.08" calcext:value-type="float">
            <text:p>0.08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O$2]*POWER(1+[.$O$11];[.$A6])*(POWER([.$O$7];12)-1)/([.$O$7]-1) + [.$B6]*POWER([.$O$7];12)" office:value-type="float" office:value="2057710.65531426" calcext:value-type="float">
            <text:p>2057710.65531426</text:p>
          </table:table-cell>
          <table:table-cell table:formula="of:=[.$C6]*POWER([.$O$9];12)" office:value-type="float" office:value="260460.10782026" calcext:value-type="float">
            <text:p>260460.10782026</text:p>
          </table:table-cell>
          <table:table-cell table:formula="of:=[.$B7]/4*[.$O$4]*[.$O$5]" office:value-type="float" office:value="4043.40143769252" calcext:value-type="float">
            <text:p>4043.40143769252</text:p>
          </table:table-cell>
          <table:table-cell table:formula="of:=[.$B7]-[.$C7]-[.$D7]+[.$O$13]*POWER([.$O$7];12*[.$A7])" office:value-type="float" office:value="1793207.14605631" calcext:value-type="float">
            <text:p>1793207.14605631</text:p>
          </table:table-cell>
          <table:table-cell table:formula="of:=COUNTIF([.$K32:.$BY32];&quot;&gt;=0&quot;)" office:value-type="float" office:value="5" calcext:value-type="float">
            <text:p>5</text:p>
          </table:table-cell>
          <table:table-cell table:formula="of:=[.$O$10]+[.$F7]+[.$A7]" office:value-type="float" office:value="29" calcext:value-type="float">
            <text:p>29</text:p>
          </table:table-cell>
          <table:table-cell table:formula="of:=[.$O$10]+[.$A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Interest intensity</text:p>
          </table:table-cell>
          <table:table-cell office:value-type="string" calcext:value-type="string">
            <text:p>D_E</text:p>
          </table:table-cell>
          <table:table-cell table:formula="of:=EXP(LN(1+[.O6]/12))" office:value-type="float" office:value="1.00666666666667" calcext:value-type="float">
            <text:p>1.00666666666667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O$2]*POWER(1+[.$O$11];[.$A7])*(POWER([.$O$7];12)-1)/([.$O$7]-1) + [.$B7]*POWER([.$O$7];12)" office:value-type="float" office:value="2562181.45659821" calcext:value-type="float">
            <text:p>2562181.45659821</text:p>
          </table:table-cell>
          <table:table-cell table:formula="of:=[.$C7]*POWER([.$O$9];12)" office:value-type="float" office:value="278692.315367678" calcext:value-type="float">
            <text:p>278692.315367678</text:p>
          </table:table-cell>
          <table:table-cell table:formula="of:=[.$B8]/4*[.$O$4]*[.$O$5]" office:value-type="float" office:value="5034.68656221548" calcext:value-type="float">
            <text:p>5034.68656221548</text:p>
          </table:table-cell>
          <table:table-cell table:formula="of:=[.$B8]-[.$C8]-[.$D8]+[.$O$13]*POWER([.$O$7];12*[.$A8])" office:value-type="float" office:value="2278454.45466832" calcext:value-type="float">
            <text:p>2278454.45466832</text:p>
          </table:table-cell>
          <table:table-cell table:formula="of:=COUNTIF([.$K33:.$BY33];&quot;&gt;=0&quot;)" office:value-type="float" office:value="6" calcext:value-type="float">
            <text:p>6</text:p>
          </table:table-cell>
          <table:table-cell table:formula="of:=[.$O$10]+[.$F8]+[.$A8]" office:value-type="float" office:value="31" calcext:value-type="float">
            <text:p>31</text:p>
          </table:table-cell>
          <table:table-cell table:formula="of:=[.$O$10]+[.$A8]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CPI</text:p>
          </table:table-cell>
          <table:table-cell office:value-type="string" calcext:value-type="string">
            <text:p>kpi</text:p>
          </table:table-cell>
          <table:table-cell office:value-type="float" office:value="0.07" calcext:value-type="float">
            <text:p>0.07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O$2]*POWER(1+[.$O$11];[.$A8])*(POWER([.$O$7];12)-1)/([.$O$7]-1) + [.$B8]*POWER([.$O$7];12)" office:value-type="float" office:value="3125207.17717453" calcext:value-type="float">
            <text:p>3125207.17717453</text:p>
          </table:table-cell>
          <table:table-cell table:formula="of:=[.$C8]*POWER([.$O$9];12)" office:value-type="float" office:value="298200.777443415" calcext:value-type="float">
            <text:p>298200.777443415</text:p>
          </table:table-cell>
          <table:table-cell table:formula="of:=[.$B9]/4*[.$O$4]*[.$O$5]" office:value-type="float" office:value="6141.03210314796" calcext:value-type="float">
            <text:p>6141.03210314796</text:p>
          </table:table-cell>
          <table:table-cell table:formula="of:=[.$B9]-[.$C9]-[.$D9]+[.$O$13]*POWER([.$O$7];12*[.$A9])" office:value-type="float" office:value="2820865.36762797" calcext:value-type="float">
            <text:p>2820865.36762797</text:p>
          </table:table-cell>
          <table:table-cell table:formula="of:=COUNTIF([.$K34:.$BY34];&quot;&gt;=0&quot;)" office:value-type="float" office:value="7" calcext:value-type="float">
            <text:p>7</text:p>
          </table:table-cell>
          <table:table-cell table:formula="of:=[.$O$10]+[.$F9]+[.$A9]" office:value-type="float" office:value="33" calcext:value-type="float">
            <text:p>33</text:p>
          </table:table-cell>
          <table:table-cell table:formula="of:=[.$O$10]+[.$A9]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CPI intensity</text:p>
          </table:table-cell>
          <table:table-cell office:value-type="string" calcext:value-type="string">
            <text:p>D_Phi</text:p>
          </table:table-cell>
          <table:table-cell table:formula="of:=EXP(LN(1+[.O8])/12)" office:value-type="float" office:value="1.00565414538741" calcext:value-type="float">
            <text:p>1.00565414538741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O$2]*POWER(1+[.$O$11];[.$A9])*(POWER([.$O$7];12)-1)/([.$O$7]-1) + [.$B9]*POWER([.$O$7];12)" office:value-type="float" office:value="3752482.051045" calcext:value-type="float">
            <text:p>3752482.051045</text:p>
          </table:table-cell>
          <table:table-cell table:formula="of:=[.$C9]*POWER([.$O$9];12)" office:value-type="float" office:value="319074.831864454" calcext:value-type="float">
            <text:p>319074.831864454</text:p>
          </table:table-cell>
          <table:table-cell table:formula="of:=[.$B10]/4*[.$O$4]*[.$O$5]" office:value-type="float" office:value="7373.62723030343" calcext:value-type="float">
            <text:p>7373.62723030343</text:p>
          </table:table-cell>
          <table:table-cell table:formula="of:=[.$B10]-[.$C10]-[.$D10]+[.$O$13]*POWER([.$O$7];12*[.$A10])" office:value-type="float" office:value="3426033.59195025" calcext:value-type="float">
            <text:p>3426033.59195025</text:p>
          </table:table-cell>
          <table:table-cell table:formula="of:=COUNTIF([.$K35:.$BY35];&quot;&gt;=0&quot;)" office:value-type="float" office:value="8" calcext:value-type="float">
            <text:p>8</text:p>
          </table:table-cell>
          <table:table-cell table:formula="of:=[.$O$10]+[.$F10]+[.$A10]" office:value-type="float" office:value="35" calcext:value-type="float">
            <text:p>35</text:p>
          </table:table-cell>
          <table:table-cell table:formula="of:=[.$O$10]+[.$A10]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Current age</text:p>
          </table:table-cell>
          <table:table-cell office:value-type="string" calcext:value-type="string">
            <text:p>age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O$2]*POWER(1+[.$O$11];[.$A10])*(POWER([.$O$7];12)-1)/([.$O$7]-1) + [.$B10]*POWER([.$O$7];12)" office:value-type="float" office:value="4450214.64105415" calcext:value-type="float">
            <text:p>4450214.64105415</text:p>
          </table:table-cell>
          <table:table-cell table:formula="of:=[.$C10]*POWER([.$O$9];12)" office:value-type="float" office:value="341410.070094966" calcext:value-type="float">
            <text:p>341410.070094966</text:p>
          </table:table-cell>
          <table:table-cell table:formula="of:=[.$B11]/4*[.$O$4]*[.$O$5]" office:value-type="float" office:value="8744.6717696714" calcext:value-type="float">
            <text:p>8744.6717696714</text:p>
          </table:table-cell>
          <table:table-cell table:formula="of:=[.$B11]-[.$C11]-[.$D11]+[.$O$13]*POWER([.$O$7];12*[.$A11])" office:value-type="float" office:value="4100059.89918951" calcext:value-type="float">
            <text:p>4100059.89918951</text:p>
          </table:table-cell>
          <table:table-cell table:formula="of:=COUNTIF([.$K36:.$BY36];&quot;&gt;=0&quot;)" office:value-type="float" office:value="8" calcext:value-type="float">
            <text:p>8</text:p>
          </table:table-cell>
          <table:table-cell table:formula="of:=[.$O$10]+[.$F11]+[.$A11]" office:value-type="float" office:value="36" calcext:value-type="float">
            <text:p>36</text:p>
          </table:table-cell>
          <table:table-cell table:formula="of:=[.$O$10]+[.$A11]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alary interest</text:p>
          </table:table-cell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O$2]*POWER(1+[.$O$11];[.$A11])*(POWER([.$O$7];12)-1)/([.$O$7]-1) + [.$B11]*POWER([.$O$7];12)" office:value-type="float" office:value="5225172.613441" calcext:value-type="float">
            <text:p>5225172.613441</text:p>
          </table:table-cell>
          <table:table-cell table:formula="of:=[.$C11]*POWER([.$O$9];12)" office:value-type="float" office:value="365308.775001614" calcext:value-type="float">
            <text:p>365308.775001614</text:p>
          </table:table-cell>
          <table:table-cell table:formula="of:=[.$B12]/4*[.$O$4]*[.$O$5]" office:value-type="float" office:value="10267.4641854116" calcext:value-type="float">
            <text:p>10267.4641854116</text:p>
          </table:table-cell>
          <table:table-cell table:formula="of:=[.$B12]-[.$C12]-[.$D12]+[.$O$13]*POWER([.$O$7];12*[.$A12])" office:value-type="float" office:value="4849596.37425397" calcext:value-type="float">
            <text:p>4849596.37425397</text:p>
          </table:table-cell>
          <table:table-cell table:formula="of:=COUNTIF([.$K37:.$BY37];&quot;&gt;=0&quot;)" office:value-type="float" office:value="9" calcext:value-type="float">
            <text:p>9</text:p>
          </table:table-cell>
          <table:table-cell table:formula="of:=[.$O$10]+[.$F12]+[.$A12]" office:value-type="float" office:value="38" calcext:value-type="float">
            <text:p>38</text:p>
          </table:table-cell>
          <table:table-cell table:formula="of:=[.$O$10]+[.$A12]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alary intensity</text:p>
          </table:table-cell>
          <table:table-cell office:value-type="string" calcext:value-type="string">
            <text:p>D_E</text:p>
          </table:table-cell>
          <table:table-cell table:formula="of:=EXP(LN(1+[.O11])/12)" office:value-type="float" office:value="1.00407412378365" calcext:value-type="float">
            <text:p>1.00407412378365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O$2]*POWER(1+[.$O$11];[.$A12])*(POWER([.$O$7];12)-1)/([.$O$7]-1) + [.$B12]*POWER([.$O$7];12)" office:value-type="float" office:value="6084731.33293209" calcext:value-type="float">
            <text:p>6084731.33293209</text:p>
          </table:table-cell>
          <table:table-cell table:formula="of:=[.$C12]*POWER([.$O$9];12)" office:value-type="float" office:value="390880.389251727" calcext:value-type="float">
            <text:p>390880.389251727</text:p>
          </table:table-cell>
          <table:table-cell table:formula="of:=[.$B13]/4*[.$O$4]*[.$O$5]" office:value-type="float" office:value="11956.4970692116" calcext:value-type="float">
            <text:p>11956.4970692116</text:p>
          </table:table-cell>
          <table:table-cell table:formula="of:=[.$B13]-[.$C13]-[.$D13]+[.$O$13]*POWER([.$O$7];12*[.$A13])" office:value-type="float" office:value="5681894.44661115" calcext:value-type="float">
            <text:p>5681894.44661115</text:p>
          </table:table-cell>
          <table:table-cell table:formula="of:=COUNTIF([.$K38:.$BY38];&quot;&gt;=0&quot;)" office:value-type="float" office:value="10" calcext:value-type="float">
            <text:p>10</text:p>
          </table:table-cell>
          <table:table-cell table:formula="of:=[.$O$10]+[.$F13]+[.$A13]" office:value-type="float" office:value="40" calcext:value-type="float">
            <text:p>40</text:p>
          </table:table-cell>
          <table:table-cell table:formula="of:=[.$O$10]+[.$A13]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Initial savings</text:p>
          </table:table-cell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O$2]*POWER(1+[.$O$11];[.$A13])*(POWER([.$O$7];12)-1)/([.$O$7]-1) + [.$B13]*POWER([.$O$7];12)" office:value-type="float" office:value="7036926.60069261" calcext:value-type="float">
            <text:p>7036926.60069261</text:p>
          </table:table-cell>
          <table:table-cell table:formula="of:=[.$C13]*POWER([.$O$9];12)" office:value-type="float" office:value="418242.016499348" calcext:value-type="float">
            <text:p>418242.016499348</text:p>
          </table:table-cell>
          <table:table-cell table:formula="of:=[.$B14]/4*[.$O$4]*[.$O$5]" office:value-type="float" office:value="13827.560770361" calcext:value-type="float">
            <text:p>13827.560770361</text:p>
          </table:table-cell>
          <table:table-cell table:formula="of:=[.$B14]-[.$C14]-[.$D14]+[.$O$13]*POWER([.$O$7];12*[.$A14])" office:value-type="float" office:value="6604857.0234229" calcext:value-type="float">
            <text:p>6604857.0234229</text:p>
          </table:table-cell>
          <table:table-cell table:formula="of:=COUNTIF([.$K39:.$BY39];&quot;&gt;=0&quot;)" office:value-type="float" office:value="10" calcext:value-type="float">
            <text:p>10</text:p>
          </table:table-cell>
          <table:table-cell table:formula="of:=[.$O$10]+[.$F14]+[.$A14]" office:value-type="float" office:value="41" calcext:value-type="float">
            <text:p>41</text:p>
          </table:table-cell>
          <table:table-cell table:formula="of:=[.$O$10]+[.$A14]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Pension age</text:p>
          </table:table-cell>
          <table:table-cell office:value-type="string" calcext:value-type="string">
            <text:p>z</text:p>
          </table:table-cell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O$2]*POWER(1+[.$O$11];[.$A14])*(POWER([.$O$7];12)-1)/([.$O$7]-1) + [.$B14]*POWER([.$O$7];12)" office:value-type="float" office:value="8090511.88446525" calcext:value-type="float">
            <text:p>8090511.88446525</text:p>
          </table:table-cell>
          <table:table-cell table:formula="of:=[.$C14]*POWER([.$O$9];12)" office:value-type="float" office:value="447518.957654302" calcext:value-type="float">
            <text:p>447518.957654302</text:p>
          </table:table-cell>
          <table:table-cell table:formula="of:=[.$B15]/4*[.$O$4]*[.$O$5]" office:value-type="float" office:value="15897.8558529742" calcext:value-type="float">
            <text:p>15897.8558529742</text:p>
          </table:table-cell>
          <table:table-cell table:formula="of:=[.$B15]-[.$C15]-[.$D15]+[.$O$13]*POWER([.$O$7];12*[.$A15])" office:value-type="float" office:value="7627095.07095797" calcext:value-type="float">
            <text:p>7627095.07095797</text:p>
          </table:table-cell>
          <table:table-cell table:formula="of:=COUNTIF([.$K40:.$BY40];&quot;&gt;=0&quot;)" office:value-type="float" office:value="11" calcext:value-type="float">
            <text:p>11</text:p>
          </table:table-cell>
          <table:table-cell table:formula="of:=[.$O$10]+[.$F15]+[.$A15]" office:value-type="float" office:value="43" calcext:value-type="float">
            <text:p>43</text:p>
          </table:table-cell>
          <table:table-cell table:formula="of:=[.$O$10]+[.$A15]" office:value-type="float" office:value="32" calcext:value-type="float">
            <text:p>32</text:p>
          </table:table-cell>
          <table:table-cell table:number-columns-repeated="6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O$2]*POWER(1+[.$O$11];[.$A15])*(POWER([.$O$7];12)-1)/([.$O$7]-1) + [.$B15]*POWER([.$O$7];12)" office:value-type="float" office:value="9255020.41949438" calcext:value-type="float">
            <text:p>9255020.41949438</text:p>
          </table:table-cell>
          <table:table-cell table:formula="of:=[.$C15]*POWER([.$O$9];12)" office:value-type="float" office:value="478845.284690103" calcext:value-type="float">
            <text:p>478845.284690103</text:p>
          </table:table-cell>
          <table:table-cell table:formula="of:=[.$B16]/4*[.$O$4]*[.$O$5]" office:value-type="float" office:value="18186.1151243065" calcext:value-type="float">
            <text:p>18186.1151243065</text:p>
          </table:table-cell>
          <table:table-cell table:formula="of:=[.$B16]-[.$C16]-[.$D16]+[.$O$13]*POWER([.$O$7];12*[.$A16])" office:value-type="float" office:value="8757989.01967998" calcext:value-type="float">
            <text:p>8757989.01967998</text:p>
          </table:table-cell>
          <table:table-cell table:formula="of:=COUNTIF([.$K41:.$BY41];&quot;&gt;=0&quot;)" office:value-type="float" office:value="11" calcext:value-type="float">
            <text:p>11</text:p>
          </table:table-cell>
          <table:table-cell table:formula="of:=[.$O$10]+[.$F16]+[.$A16]" office:value-type="float" office:value="44" calcext:value-type="float">
            <text:p>44</text:p>
          </table:table-cell>
          <table:table-cell table:formula="of:=[.$O$10]+[.$A16]" office:value-type="float" office:value="33" calcext:value-type="float">
            <text:p>33</text:p>
          </table:table-cell>
          <table:table-cell table:number-columns-repeated="6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O$2]*POWER(1+[.$O$11];[.$A16])*(POWER([.$O$7];12)-1)/([.$O$7]-1) + [.$B16]*POWER([.$O$7];12)" office:value-type="float" office:value="10540832.590544" calcext:value-type="float">
            <text:p>10540832.590544</text:p>
          </table:table-cell>
          <table:table-cell table:formula="of:=[.$C16]*POWER([.$O$9];12)" office:value-type="float" office:value="512364.454618411" calcext:value-type="float">
            <text:p>512364.454618411</text:p>
          </table:table-cell>
          <table:table-cell table:formula="of:=[.$B17]/4*[.$O$4]*[.$O$5]" office:value-type="float" office:value="20712.7360404189" calcext:value-type="float">
            <text:p>20712.7360404189</text:p>
          </table:table-cell>
          <table:table-cell table:formula="of:=[.$B17]-[.$C17]-[.$D17]+[.$O$13]*POWER([.$O$7];12*[.$A17])" office:value-type="float" office:value="10007755.3998852" calcext:value-type="float">
            <text:p>10007755.3998852</text:p>
          </table:table-cell>
          <table:table-cell table:formula="of:=COUNTIF([.$K42:.$BY42];&quot;&gt;=0&quot;)" office:value-type="float" office:value="12" calcext:value-type="float">
            <text:p>12</text:p>
          </table:table-cell>
          <table:table-cell table:formula="of:=[.$O$10]+[.$F17]+[.$A17]" office:value-type="float" office:value="46" calcext:value-type="float">
            <text:p>46</text:p>
          </table:table-cell>
          <table:table-cell table:formula="of:=[.$O$10]+[.$A17]" office:value-type="float" office:value="34" calcext:value-type="float">
            <text:p>34</text:p>
          </table:table-cell>
          <table:table-cell table:number-columns-repeated="6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O$2]*POWER(1+[.$O$11];[.$A17])*(POWER([.$O$7];12)-1)/([.$O$7]-1) + [.$B17]*POWER([.$O$7];12)" office:value-type="float" office:value="11959249.0396747" calcext:value-type="float">
            <text:p>11959249.0396747</text:p>
          </table:table-cell>
          <table:table-cell table:formula="of:=[.$C17]*POWER([.$O$9];12)" office:value-type="float" office:value="548229.9664417" calcext:value-type="float">
            <text:p>548229.9664417</text:p>
          </table:table-cell>
          <table:table-cell table:formula="of:=[.$B18]/4*[.$O$4]*[.$O$5]" office:value-type="float" office:value="23499.9243629608" calcext:value-type="float">
            <text:p>23499.9243629608</text:p>
          </table:table-cell>
          <table:table-cell table:formula="of:=[.$B18]-[.$C18]-[.$D18]+[.$O$13]*POWER([.$O$7];12*[.$A18])" office:value-type="float" office:value="11387519.1488701" calcext:value-type="float">
            <text:p>11387519.1488701</text:p>
          </table:table-cell>
          <table:table-cell table:formula="of:=COUNTIF([.$K43:.$BY43];&quot;&gt;=0&quot;)" office:value-type="float" office:value="13" calcext:value-type="float">
            <text:p>13</text:p>
          </table:table-cell>
          <table:table-cell table:formula="of:=[.$O$10]+[.$F18]+[.$A18]" office:value-type="float" office:value="48" calcext:value-type="float">
            <text:p>48</text:p>
          </table:table-cell>
          <table:table-cell table:formula="of:=[.$O$10]+[.$A18]" office:value-type="float" office:value="35" calcext:value-type="float">
            <text:p>35</text:p>
          </table:table-cell>
          <table:table-cell table:number-columns-repeated="6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O$2]*POWER(1+[.$O$11];[.$A18])*(POWER([.$O$7];12)-1)/([.$O$7]-1) + [.$B18]*POWER([.$O$7];12)" office:value-type="float" office:value="13522569.9816697" calcext:value-type="float">
            <text:p>13522569.9816697</text:p>
          </table:table-cell>
          <table:table-cell table:formula="of:=[.$C18]*POWER([.$O$9];12)" office:value-type="float" office:value="586606.064092619" calcext:value-type="float">
            <text:p>586606.064092619</text:p>
          </table:table-cell>
          <table:table-cell table:formula="of:=[.$B19]/4*[.$O$4]*[.$O$5]" office:value-type="float" office:value="26571.850013981" calcext:value-type="float">
            <text:p>26571.850013981</text:p>
          </table:table-cell>
          <table:table-cell table:formula="of:=[.$B19]-[.$C19]-[.$D19]+[.$O$13]*POWER([.$O$7];12*[.$A19])" office:value-type="float" office:value="12909392.0675631" calcext:value-type="float">
            <text:p>12909392.0675631</text:p>
          </table:table-cell>
          <table:table-cell table:formula="of:=COUNTIF([.$K44:.$BY44];&quot;&gt;=0&quot;)" office:value-type="float" office:value="13" calcext:value-type="float">
            <text:p>13</text:p>
          </table:table-cell>
          <table:table-cell table:formula="of:=[.$O$10]+[.$F19]+[.$A19]" office:value-type="float" office:value="49" calcext:value-type="float">
            <text:p>49</text:p>
          </table:table-cell>
          <table:table-cell table:formula="of:=[.$O$10]+[.$A19]" office:value-type="float" office:value="36" calcext:value-type="float">
            <text:p>36</text:p>
          </table:table-cell>
          <table:table-cell table:number-columns-repeated="6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O$2]*POWER(1+[.$O$11];[.$A19])*(POWER([.$O$7];12)-1)/([.$O$7]-1) + [.$B19]*POWER([.$O$7];12)" office:value-type="float" office:value="15244181.2493278" calcext:value-type="float">
            <text:p>15244181.2493278</text:p>
          </table:table-cell>
          <table:table-cell table:formula="of:=[.$C19]*POWER([.$O$9];12)" office:value-type="float" office:value="627668.488579102" calcext:value-type="float">
            <text:p>627668.488579102</text:p>
          </table:table-cell>
          <table:table-cell table:formula="of:=[.$B20]/4*[.$O$4]*[.$O$5]" office:value-type="float" office:value="29954.8161549292" calcext:value-type="float">
            <text:p>29954.8161549292</text:p>
          </table:table-cell>
          <table:table-cell table:formula="of:=[.$B20]-[.$C20]-[.$D20]+[.$O$13]*POWER([.$O$7];12*[.$A20])" office:value-type="float" office:value="14586557.9445938" calcext:value-type="float">
            <text:p>14586557.9445938</text:p>
          </table:table-cell>
          <table:table-cell table:formula="of:=COUNTIF([.$K45:.$BY45];&quot;&gt;=0&quot;)" office:value-type="float" office:value="14" calcext:value-type="float">
            <text:p>14</text:p>
          </table:table-cell>
          <table:table-cell table:formula="of:=[.$O$10]+[.$F20]+[.$A20]" office:value-type="float" office:value="51" calcext:value-type="float">
            <text:p>51</text:p>
          </table:table-cell>
          <table:table-cell table:formula="of:=[.$O$10]+[.$A20]" office:value-type="float" office:value="37" calcext:value-type="float">
            <text:p>37</text:p>
          </table:table-cell>
          <table:table-cell table:number-columns-repeated="6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O$2]*POWER(1+[.$O$11];[.$A20])*(POWER([.$O$7];12)-1)/([.$O$7]-1) + [.$B20]*POWER([.$O$7];12)" office:value-type="float" office:value="17138647.6345363" calcext:value-type="float">
            <text:p>17138647.6345363</text:p>
          </table:table-cell>
          <table:table-cell table:formula="of:=[.$C20]*POWER([.$O$9];12)" office:value-type="float" office:value="671605.282779639" calcext:value-type="float">
            <text:p>671605.282779639</text:p>
          </table:table-cell>
          <table:table-cell table:formula="of:=[.$B21]/4*[.$O$4]*[.$O$5]" office:value-type="float" office:value="33677.4426018638" calcext:value-type="float">
            <text:p>33677.4426018638</text:p>
          </table:table-cell>
          <table:table-cell table:formula="of:=[.$B21]-[.$C21]-[.$D21]+[.$O$13]*POWER([.$O$7];12*[.$A21])" office:value-type="float" office:value="16433364.9091548" calcext:value-type="float">
            <text:p>16433364.9091548</text:p>
          </table:table-cell>
          <table:table-cell table:formula="of:=COUNTIF([.$K46:.$BY46];&quot;&gt;=0&quot;)" office:value-type="float" office:value="14" calcext:value-type="float">
            <text:p>14</text:p>
          </table:table-cell>
          <table:table-cell table:formula="of:=[.$O$10]+[.$F21]+[.$A21]" office:value-type="float" office:value="52" calcext:value-type="float">
            <text:p>52</text:p>
          </table:table-cell>
          <table:table-cell table:formula="of:=[.$O$10]+[.$A21]" office:value-type="float" office:value="38" calcext:value-type="float">
            <text:p>38</text:p>
          </table:table-cell>
          <table:table-cell table:number-columns-repeated="2"/>
          <table:table-cell table:formula="of:=OFFSET([.$C4];[.L$26];0)" office:value-type="float" office:value="243420.661514261" calcext:value-type="float">
            <text:p>243420.661514261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O$2]*POWER(1+[.$O$11];[.$A21])*(POWER([.$O$7];12)-1)/([.$O$7]-1) + [.$B21]*POWER([.$O$7];12)" office:value-type="float" office:value="19221814.1383719" calcext:value-type="float">
            <text:p>19221814.1383719</text:p>
          </table:table-cell>
          <table:table-cell table:formula="of:=[.$C21]*POWER([.$O$9];12)" office:value-type="float" office:value="718617.652574214" calcext:value-type="float">
            <text:p>718617.652574214</text:p>
          </table:table-cell>
          <table:table-cell table:formula="of:=[.$B22]/4*[.$O$4]*[.$O$5]" office:value-type="float" office:value="37770.8647819009" calcext:value-type="float">
            <text:p>37770.8647819009</text:p>
          </table:table-cell>
          <table:table-cell table:formula="of:=[.$B22]-[.$C22]-[.$D22]+[.$O$13]*POWER([.$O$7];12*[.$A22])" office:value-type="float" office:value="18465425.6210158" calcext:value-type="float">
            <text:p>18465425.6210158</text:p>
          </table:table-cell>
          <table:table-cell table:formula="of:=COUNTIF([.$K47:.$BY47];&quot;&gt;=0&quot;)" office:value-type="float" office:value="15" calcext:value-type="float">
            <text:p>15</text:p>
          </table:table-cell>
          <table:table-cell table:formula="of:=[.$O$10]+[.$F22]+[.$A22]" office:value-type="float" office:value="54" calcext:value-type="float">
            <text:p>54</text:p>
          </table:table-cell>
          <table:table-cell table:formula="of:=[.$O$10]+[.$A22]" office:value-type="float" office:value="39" calcext:value-type="float">
            <text:p>39</text:p>
          </table:table-cell>
          <table:table-cell table:number-columns-repeated="6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O$2]*POWER(1+[.$O$11];[.$A22])*(POWER([.$O$7];12)-1)/([.$O$7]-1) + [.$B22]*POWER([.$O$7];12)" office:value-type="float" office:value="21510915.794765" calcext:value-type="float">
            <text:p>21510915.794765</text:p>
          </table:table-cell>
          <table:table-cell table:formula="of:=[.$C22]*POWER([.$O$9];12)" office:value-type="float" office:value="768920.888254409" calcext:value-type="float">
            <text:p>768920.888254409</text:p>
          </table:table-cell>
          <table:table-cell table:formula="of:=[.$B23]/4*[.$O$4]*[.$O$5]" office:value-type="float" office:value="42268.9495367132" calcext:value-type="float">
            <text:p>42268.9495367132</text:p>
          </table:table-cell>
          <table:table-cell table:formula="of:=[.$B23]-[.$C23]-[.$D23]+[.$O$13]*POWER([.$O$7];12*[.$A23])" office:value-type="float" office:value="20699725.9569738" calcext:value-type="float">
            <text:p>20699725.9569738</text:p>
          </table:table-cell>
          <table:table-cell table:formula="of:=COUNTIF([.$K48:.$BY48];&quot;&gt;=0&quot;)" office:value-type="float" office:value="15" calcext:value-type="float">
            <text:p>15</text:p>
          </table:table-cell>
          <table:table-cell table:formula="of:=[.$O$10]+[.$F23]+[.$A23]" office:value-type="float" office:value="55" calcext:value-type="float">
            <text:p>55</text:p>
          </table:table-cell>
          <table:table-cell table:formula="of:=[.$O$10]+[.$A23]" office:value-type="float" office:value="40" calcext:value-type="float">
            <text:p>40</text:p>
          </table:table-cell>
          <table:table-cell table:number-columns-repeated="6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O$2]*POWER(1+[.$O$11];[.$A23])*(POWER([.$O$7];12)-1)/([.$O$7]-1) + [.$B23]*POWER([.$O$7];12)" office:value-type="float" office:value="24024696.787819" calcext:value-type="float">
            <text:p>24024696.787819</text:p>
          </table:table-cell>
          <table:table-cell table:formula="of:=[.$C23]*POWER([.$O$9];12)" office:value-type="float" office:value="822745.350432217" calcext:value-type="float">
            <text:p>822745.350432217</text:p>
          </table:table-cell>
          <table:table-cell table:formula="of:=[.$B24]/4*[.$O$4]*[.$O$5]" office:value-type="float" office:value="47208.5291880643" calcext:value-type="float">
            <text:p>47208.5291880643</text:p>
          </table:table-cell>
          <table:table-cell table:formula="of:=[.$B24]-[.$C24]-[.$D24]+[.$O$13]*POWER([.$O$7];12*[.$A24])" office:value-type="float" office:value="23154742.9081987" calcext:value-type="float">
            <text:p>23154742.9081987</text:p>
          </table:table-cell>
          <table:table-cell table:formula="of:=COUNTIF([.$K49:.$BY49];&quot;&gt;=0&quot;)" office:value-type="float" office:value="15" calcext:value-type="float">
            <text:p>15</text:p>
          </table:table-cell>
          <table:table-cell table:formula="of:=[.$O$10]+[.$F24]+[.$A24]" office:value-type="float" office:value="56" calcext:value-type="float">
            <text:p>56</text:p>
          </table:table-cell>
          <table:table-cell table:formula="of:=[.$O$10]+[.$A24]" office:value-type="float" office:value="41" calcext:value-type="float">
            <text:p>41</text:p>
          </table:table-cell>
          <table:table-cell table:number-columns-repeated="6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O$2]*POWER(1+[.$O$11];[.$A24])*(POWER([.$O$7];12)-1)/([.$O$7]-1) + [.$B24]*POWER([.$O$7];12)" office:value-type="float" office:value="26783539.6430741" calcext:value-type="float">
            <text:p>26783539.6430741</text:p>
          </table:table-cell>
          <table:table-cell table:formula="of:=[.$C24]*POWER([.$O$9];12)" office:value-type="float" office:value="880337.524962473" calcext:value-type="float">
            <text:p>880337.524962473</text:p>
          </table:table-cell>
          <table:table-cell table:formula="of:=[.$B25]/4*[.$O$4]*[.$O$5]" office:value-type="float" office:value="52629.6553986406" calcext:value-type="float">
            <text:p>52629.6553986406</text:p>
          </table:table-cell>
          <table:table-cell table:formula="of:=[.$B25]-[.$C25]-[.$D25]+[.$O$13]*POWER([.$O$7];12*[.$A25])" office:value-type="float" office:value="25850572.462713" calcext:value-type="float">
            <text:p>25850572.462713</text:p>
          </table:table-cell>
          <table:table-cell table:formula="of:=COUNTIF([.$K50:.$BY50];&quot;&gt;=0&quot;)" office:value-type="float" office:value="16" calcext:value-type="float">
            <text:p>16</text:p>
          </table:table-cell>
          <table:table-cell table:formula="of:=[.$O$10]+[.$F25]+[.$A25]" office:value-type="float" office:value="58" calcext:value-type="float">
            <text:p>58</text:p>
          </table:table-cell>
          <table:table-cell table:formula="of:=[.$O$10]+[.$A25]" office:value-type="float" office:value="42" calcext:value-type="float">
            <text:p>42</text:p>
          </table:table-cell>
          <table:table-cell table:number-columns-repeated="6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$O$2]*POWER(1+[.$O$11];[.$A25])*(POWER([.$O$7];12)-1)/([.$O$7]-1) + [.$B25]*POWER([.$O$7];12)" office:value-type="float" office:value="29809605.3382082" calcext:value-type="float">
            <text:p>29809605.3382082</text:p>
          </table:table-cell>
          <table:table-cell table:formula="of:=[.$C25]*POWER([.$O$9];12)" office:value-type="float" office:value="941961.151709846" calcext:value-type="float">
            <text:p>941961.151709846</text:p>
          </table:table-cell>
          <table:table-cell table:formula="of:=[.$B26]/4*[.$O$4]*[.$O$5]" office:value-type="float" office:value="58575.874489579" calcext:value-type="float">
            <text:p>58575.874489579</text:p>
          </table:table-cell>
          <table:table-cell table:formula="of:=[.$B26]-[.$C26]-[.$D26]+[.$O$13]*POWER([.$O$7];12*[.$A26])" office:value-type="float" office:value="28809068.3120087" calcext:value-type="float">
            <text:p>28809068.3120087</text:p>
          </table:table-cell>
          <table:table-cell table:formula="of:=COUNTIF([.$K51:.$BY51];&quot;&gt;=0&quot;)" office:value-type="float" office:value="16" calcext:value-type="float">
            <text:p>16</text:p>
          </table:table-cell>
          <table:table-cell table:formula="of:=[.$O$10]+[.$F26]+[.$A26]" office:value-type="float" office:value="59" calcext:value-type="float">
            <text:p>59</text:p>
          </table:table-cell>
          <table:table-cell table:formula="of:=[.$O$10]+[.$A26]" office:value-type="float" office:value="43" calcext:value-type="float">
            <text:p>43</text:p>
          </table:table-cell>
          <table:table-cell/>
          <table:table-cell office:value-type="string" calcext:value-type="string">
            <text:p>X: Reserves left after retiring</text:p>
            <text:p>Y: Years of w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O$2]*POWER(1+[.$O$11];[.$A26])*(POWER([.$O$7];12)-1)/([.$O$7]-1) + [.$B26]*POWER([.$O$7];12)" office:value-type="float" office:value="33126985.2493154" calcext:value-type="float">
            <text:p>33126985.2493154</text:p>
          </table:table-cell>
          <table:table-cell table:formula="of:=[.$C26]*POWER([.$O$9];12)" office:value-type="float" office:value="1007898.43232954" calcext:value-type="float">
            <text:p>1007898.43232954</text:p>
          </table:table-cell>
          <table:table-cell table:formula="of:=[.$B27]/4*[.$O$4]*[.$O$5]" office:value-type="float" office:value="65094.5260149048" calcext:value-type="float">
            <text:p>65094.5260149048</text:p>
          </table:table-cell>
          <table:table-cell table:formula="of:=[.$B27]-[.$C27]-[.$D27]+[.$O$13]*POWER([.$O$7];12*[.$A27])" office:value-type="float" office:value="32053992.290971" calcext:value-type="float">
            <text:p>32053992.290971</text:p>
          </table:table-cell>
          <table:table-cell table:formula="of:=COUNTIF([.$K52:.$BY52];&quot;&gt;=0&quot;)" office:value-type="float" office:value="17" calcext:value-type="float">
            <text:p>17</text:p>
          </table:table-cell>
          <table:table-cell table:formula="of:=[.$O$10]+[.$F27]+[.$A27]" office:value-type="float" office:value="61" calcext:value-type="float">
            <text:p>61</text:p>
          </table:table-cell>
          <table:table-cell table:formula="of:=[.$O$10]+[.$A27]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E2]-[.$C3]" office:value-type="float" office:value="-139438.988073097" calcext:value-type="float">
            <text:p>-139438.988073097</text:p>
          </table:table-cell>
          <table:table-cell table:formula="of:=([.$E2]*POWER(1+[.$O$6];[.K$26])-SERIESSUM((1+[.$O$6])*(1+[.$O$8]);[.K$26];-1;OFFSET([.$C3];[.K$26];0):[.$C3]))*(1-1/4*[.$O$4]*[.$O$5])" office:value-type="float" office:value="-377485.924827688" calcext:value-type="float">
            <text:p>-377485.924827688</text:p>
          </table:table-cell>
          <table:table-cell table:formula="of:=([.$E2]*POWER(1+[.$O$6];[.L$26])-SERIESSUM((1+[.$O$6])*(1+[.$O$8]);[.L$26];-1;OFFSET([.$C3];[.L$26];0):[.$C3]))*(1-1/4*[.$O$4]*[.$O$5])" office:value-type="float" office:value="-668100.993045059" calcext:value-type="float">
            <text:p>-668100.993045059</text:p>
          </table:table-cell>
          <table:table-cell table:formula="of:=([.$E2]*POWER(1+[.$O$6];[.M$26])-SERIESSUM((1+[.$O$6])*(1+[.$O$8]);[.M$26];-1;OFFSET([.$C3];[.M$26];0):[.$C3]))*(1-1/4*[.$O$4]*[.$O$5])" office:value-type="float" office:value="-1020215.53738411" calcext:value-type="float">
            <text:p>-1020215.53738411</text:p>
          </table:table-cell>
          <table:table-cell table:formula="of:=([.$E2]*POWER(1+[.$O$6];[.N$26])-SERIESSUM((1+[.$O$6])*(1+[.$O$8]);[.N$26];-1;OFFSET([.$C3];[.N$26];0):[.$C3]))*(1-1/4*[.$O$4]*[.$O$5])" office:value-type="float" office:value="-1444542.32380887" calcext:value-type="float">
            <text:p>-1444542.32380887</text:p>
          </table:table-cell>
          <table:table-cell table:formula="of:=([.$E2]*POWER(1+[.$O$6];[.O$26])-SERIESSUM((1+[.$O$6])*(1+[.$O$8]);[.O$26];-1;OFFSET([.$C3];[.O$26];0):[.$C3]))*(1-1/4*[.$O$4]*[.$O$5])" office:value-type="float" office:value="-1953541.37506886" calcext:value-type="float">
            <text:p>-1953541.37506886</text:p>
          </table:table-cell>
          <table:table-cell table:formula="of:=([.$E2]*POWER(1+[.$O$6];[.P$26])-SERIESSUM((1+[.$O$6])*(1+[.$O$8]);[.P$26];-1;OFFSET([.$C3];[.P$26];0):[.$C3]))*(1-1/4*[.$O$4]*[.$O$5])" office:value-type="float" office:value="-2561697.49310926" calcext:value-type="float">
            <text:p>-2561697.49310926</text:p>
          </table:table-cell>
          <table:table-cell table:formula="of:=([.$E2]*POWER(1+[.$O$6];[.Q$26])-SERIESSUM((1+[.$O$6])*(1+[.$O$8]);[.Q$26];-1;OFFSET([.$C3];[.Q$26];0):[.$C3]))*(1-1/4*[.$O$4]*[.$O$5])" office:value-type="float" office:value="-3285841.36139396" calcext:value-type="float">
            <text:p>-3285841.36139396</text:p>
          </table:table-cell>
          <table:table-cell table:formula="of:=([.$E2]*POWER(1+[.$O$6];[.R$26])-SERIESSUM((1+[.$O$6])*(1+[.$O$8]);[.R$26];-1;OFFSET([.$C3];[.R$26];0):[.$C3]))*(1-1/4*[.$O$4]*[.$O$5])" office:value-type="float" office:value="-4145521.03615411" calcext:value-type="float">
            <text:p>-4145521.03615411</text:p>
          </table:table-cell>
          <table:table-cell table:formula="of:=([.$E2]*POWER(1+[.$O$6];[.S$26])-SERIESSUM((1+[.$O$6])*(1+[.$O$8]);[.S$26];-1;OFFSET([.$C3];[.S$26];0):[.$C3]))*(1-1/4*[.$O$4]*[.$O$5])" office:value-type="float" office:value="-5163431.69702805" calcext:value-type="float">
            <text:p>-5163431.69702805</text:p>
          </table:table-cell>
          <table:table-cell table:formula="of:=([.$E2]*POWER(1+[.$O$6];[.T$26])-SERIESSUM((1+[.$O$6])*(1+[.$O$8]);[.T$26];-1;OFFSET([.$C3];[.T$26];0):[.$C3]))*(1-1/4*[.$O$4]*[.$O$5])" office:value-type="float" office:value="-6365912.75431326" calcext:value-type="float">
            <text:p>-6365912.75431326</text:p>
          </table:table-cell>
          <table:table-cell table:formula="of:=([.$E2]*POWER(1+[.$O$6];[.U$26])-SERIESSUM((1+[.$O$6])*(1+[.$O$8]);[.U$26];-1;OFFSET([.$C3];[.U$26];0):[.$C3]))*(1-1/4*[.$O$4]*[.$O$5])" office:value-type="float" office:value="-7783522.82783739" calcext:value-type="float">
            <text:p>-7783522.82783739</text:p>
          </table:table-cell>
          <table:table-cell table:formula="of:=([.$E2]*POWER(1+[.$O$6];[.V$26])-SERIESSUM((1+[.$O$6])*(1+[.$O$8]);[.V$26];-1;OFFSET([.$C3];[.V$26];0):[.$C3]))*(1-1/4*[.$O$4]*[.$O$5])" office:value-type="float" office:value="-9451704.75100874" calcext:value-type="float">
            <text:p>-9451704.75100874</text:p>
          </table:table-cell>
          <table:table-cell table:formula="of:=([.$E2]*POWER(1+[.$O$6];[.W$26])-SERIESSUM((1+[.$O$6])*(1+[.$O$8]);[.W$26];-1;OFFSET([.$C3];[.W$26];0):[.$C3]))*(1-1/4*[.$O$4]*[.$O$5])" office:value-type="float" office:value="-11411554.6472893" calcext:value-type="float">
            <text:p>-11411554.6472893</text:p>
          </table:table-cell>
          <table:table-cell table:formula="of:=([.$E2]*POWER(1+[.$O$6];[.X$26])-SERIESSUM((1+[.$O$6])*(1+[.$O$8]);[.X$26];-1;OFFSET([.$C3];[.X$26];0):[.$C3]))*(1-1/4*[.$O$4]*[.$O$5])" office:value-type="float" office:value="-13710711.314856" calcext:value-type="float">
            <text:p>-13710711.314856</text:p>
          </table:table-cell>
          <table:table-cell table:formula="of:=([.$E2]*POWER(1+[.$O$6];[.Y$26])-SERIESSUM((1+[.$O$6])*(1+[.$O$8]);[.Y$26];-1;OFFSET([.$C3];[.Y$26];0):[.$C3]))*(1-1/4*[.$O$4]*[.$O$5])" office:value-type="float" office:value="-16404384.6844672" calcext:value-type="float">
            <text:p>-16404384.6844672</text:p>
          </table:table-cell>
          <table:table-cell table:formula="of:=([.$E2]*POWER(1+[.$O$6];[.Z$26])-SERIESSUM((1+[.$O$6])*(1+[.$O$8]);[.Z$26];-1;OFFSET([.$C3];[.Z$26];0):[.$C3]))*(1-1/4*[.$O$4]*[.$O$5])" office:value-type="float" office:value="-19556545.038566" calcext:value-type="float">
            <text:p>-19556545.038566</text:p>
          </table:table-cell>
          <table:table-cell table:formula="of:=([.$E2]*POWER(1+[.$O$6];[.AA$26])-SERIESSUM((1+[.$O$6])*(1+[.$O$8]);[.AA$26];-1;OFFSET([.$C3];[.AA$26];0):[.$C3]))*(1-1/4*[.$O$4]*[.$O$5])" office:value-type="float" office:value="-23241298.0577064" calcext:value-type="float">
            <text:p>-23241298.0577064</text:p>
          </table:table-cell>
          <table:table-cell table:formula="of:=([.$E2]*POWER(1+[.$O$6];[.AB$26])-SERIESSUM((1+[.$O$6])*(1+[.$O$8]);[.AB$26];-1;OFFSET([.$C3];[.AB$26];0):[.$C3]))*(1-1/4*[.$O$4]*[.$O$5])" office:value-type="float" office:value="-27544474.6643163" calcext:value-type="float">
            <text:p>-27544474.6643163</text:p>
          </table:table-cell>
          <table:table-cell table:formula="of:=([.$E2]*POWER(1+[.$O$6];[.AC$26])-SERIESSUM((1+[.$O$6])*(1+[.$O$8]);[.AC$26];-1;OFFSET([.$C3];[.AC$26];0):[.$C3]))*(1-1/4*[.$O$4]*[.$O$5])" office:value-type="float" office:value="-32565469.1454371" calcext:value-type="float">
            <text:p>-32565469.1454371</text:p>
          </table:table-cell>
          <table:table-cell table:formula="of:=([.$E2]*POWER(1+[.$O$6];[.AD$26])-SERIESSUM((1+[.$O$6])*(1+[.$O$8]);[.AD$26];-1;OFFSET([.$C3];[.AD$26];0):[.$C3]))*(1-1/4*[.$O$4]*[.$O$5])" office:value-type="float" office:value="-38419364.2499998" calcext:value-type="float">
            <text:p>-38419364.2499998</text:p>
          </table:table-cell>
          <table:table-cell table:formula="of:=([.$E2]*POWER(1+[.$O$6];[.AE$26])-SERIESSUM((1+[.$O$6])*(1+[.$O$8]);[.AE$26];-1;OFFSET([.$C3];[.AE$26];0):[.$C3]))*(1-1/4*[.$O$4]*[.$O$5])" office:value-type="float" office:value="-45239387.9816878" calcext:value-type="float">
            <text:p>-45239387.9816878</text:p>
          </table:table-cell>
          <table:table-cell table:formula="of:=([.$E2]*POWER(1+[.$O$6];[.AF$26])-SERIESSUM((1+[.$O$6])*(1+[.$O$8]);[.AF$26];-1;OFFSET([.$C3];[.AF$26];0):[.$C3]))*(1-1/4*[.$O$4]*[.$O$5])" office:value-type="float" office:value="-53179753.7718194" calcext:value-type="float">
            <text:p>-53179753.7718194</text:p>
          </table:table-cell>
          <table:table-cell table:formula="of:=([.$E2]*POWER(1+[.$O$6];[.AG$26])-SERIESSUM((1+[.$O$6])*(1+[.$O$8]);[.AG$26];-1;OFFSET([.$C3];[.AG$26];0):[.$C3]))*(1-1/4*[.$O$4]*[.$O$5])" office:value-type="float" office:value="-62418943.7638927" calcext:value-type="float">
            <text:p>-62418943.7638927</text:p>
          </table:table-cell>
          <table:table-cell table:formula="of:=([.$E2]*POWER(1+[.$O$6];[.AH$26])-SERIESSUM((1+[.$O$6])*(1+[.$O$8]);[.AH$26];-1;OFFSET([.$C3];[.AH$26];0):[.$C3]))*(1-1/4*[.$O$4]*[.$O$5])" office:value-type="float" office:value="-73163504.2411664" calcext:value-type="float">
            <text:p>-73163504.2411664</text:p>
          </table:table-cell>
          <table:table-cell table:formula="of:=([.$E2]*POWER(1+[.$O$6];[.AI$26])-SERIESSUM((1+[.$O$6])*(1+[.$O$8]);[.AI$26];-1;OFFSET([.$C3];[.AI$26];0):[.$C3]))*(1-1/4*[.$O$4]*[.$O$5])" office:value-type="float" office:value="-85652432.9757937" calcext:value-type="float">
            <text:p>-85652432.9757937</text:p>
          </table:table-cell>
          <table:table-cell table:formula="of:=([.$E2]*POWER(1+[.$O$6];[.AJ$26])-SERIESSUM((1+[.$O$6])*(1+[.$O$8]);[.AJ$26];-1;OFFSET([.$C3];[.AJ$26];0):[.$C3]))*(1-1/4*[.$O$4]*[.$O$5])" office:value-type="float" office:value="-100162250.697848" calcext:value-type="float">
            <text:p>-100162250.697848</text:p>
          </table:table-cell>
          <table:table-cell table:formula="of:=([.$E2]*POWER(1+[.$O$6];[.AK$26])-SERIESSUM((1+[.$O$6])*(1+[.$O$8]);[.AK$26];-1;OFFSET([.$C3];[.AK$26];0):[.$C3]))*(1-1/4*[.$O$4]*[.$O$5])" office:value-type="float" office:value="-117012863.235362" calcext:value-type="float">
            <text:p>-117012863.235362</text:p>
          </table:table-cell>
          <table:table-cell table:formula="of:=([.$E2]*POWER(1+[.$O$6];[.AL$26])-SERIESSUM((1+[.$O$6])*(1+[.$O$8]);[.AL$26];-1;OFFSET([.$C3];[.AL$26];0):[.$C3]))*(1-1/4*[.$O$4]*[.$O$5])" office:value-type="float" office:value="-136574337.463061" calcext:value-type="float">
            <text:p>-136574337.463061</text:p>
          </table:table-cell>
          <table:table-cell table:formula="of:=([.$E2]*POWER(1+[.$O$6];[.AM$26])-SERIESSUM((1+[.$O$6])*(1+[.$O$8]);[.AM$26];-1;OFFSET([.$C3];[.AM$26];0):[.$C3]))*(1-1/4*[.$O$4]*[.$O$5])" office:value-type="float" office:value="-159274733.3654" calcext:value-type="float">
            <text:p>-159274733.3654</text:p>
          </table:table-cell>
          <table:table-cell table:formula="of:=([.$E2]*POWER(1+[.$O$6];[.AN$26])-SERIESSUM((1+[.$O$6])*(1+[.$O$8]);[.AN$26];-1;OFFSET([.$C3];[.AN$26];0):[.$C3]))*(1-1/4*[.$O$4]*[.$O$5])" office:value-type="float" office:value="-185609156.670507" calcext:value-type="float">
            <text:p>-185609156.670507</text:p>
          </table:table-cell>
          <table:table-cell table:formula="of:=([.$E2]*POWER(1+[.$O$6];[.AO$26])-SERIESSUM((1+[.$O$6])*(1+[.$O$8]);[.AO$26];-1;OFFSET([.$C3];[.AO$26];0):[.$C3]))*(1-1/4*[.$O$4]*[.$O$5])" office:value-type="float" office:value="-216150222.109946" calcext:value-type="float">
            <text:p>-216150222.109946</text:p>
          </table:table-cell>
          <table:table-cell table:formula="of:=([.$E2]*POWER(1+[.$O$6];[.AP$26])-SERIESSUM((1+[.$O$6])*(1+[.$O$8]);[.AP$26];-1;OFFSET([.$C3];[.AP$26];0):[.$C3]))*(1-1/4*[.$O$4]*[.$O$5])" office:value-type="float" office:value="-251560146.941183" calcext:value-type="float">
            <text:p>-251560146.941183</text:p>
          </table:table-cell>
          <table:table-cell table:formula="of:=([.$E2]*POWER(1+[.$O$6];[.AQ$26])-SERIESSUM((1+[.$O$6])*(1+[.$O$8]);[.AQ$26];-1;OFFSET([.$C3];[.AQ$26];0):[.$C3]))*(1-1/4*[.$O$4]*[.$O$5])" office:value-type="float" office:value="-292604728.555294" calcext:value-type="float">
            <text:p>-292604728.555294</text:p>
          </table:table-cell>
          <table:table-cell table:formula="of:=([.$E2]*POWER(1+[.$O$6];[.AR$26])-SERIESSUM((1+[.$O$6])*(1+[.$O$8]);[.AR$26];-1;OFFSET([.$C3];[.AR$26];0):[.$C3]))*(1-1/4*[.$O$4]*[.$O$5])" office:value-type="float" office:value="-340169499.498043" calcext:value-type="float">
            <text:p>-340169499.498043</text:p>
          </table:table-cell>
          <table:table-cell table:formula="of:=([.$E2]*POWER(1+[.$O$6];[.AS$26])-SERIESSUM((1+[.$O$6])*(1+[.$O$8]);[.AS$26];-1;OFFSET([.$C3];[.AS$26];0):[.$C3]))*(1-1/4*[.$O$4]*[.$O$5])" office:value-type="float" office:value="-395278398.885991" calcext:value-type="float">
            <text:p>-395278398.885991</text:p>
          </table:table-cell>
          <table:table-cell table:formula="of:=([.$E2]*POWER(1+[.$O$6];[.AT$26])-SERIESSUM((1+[.$O$6])*(1+[.$O$8]);[.AT$26];-1;OFFSET([.$C3];[.AT$26];0):[.$C3]))*(1-1/4*[.$O$4]*[.$O$5])" office:value-type="float" office:value="-459115351.95718" calcext:value-type="float">
            <text:p>-459115351.95718</text:p>
          </table:table-cell>
          <table:table-cell table:formula="of:=([.$E2]*POWER(1+[.$O$6];[.AU$26])-SERIESSUM((1+[.$O$6])*(1+[.$O$8]);[.AU$26];-1;OFFSET([.$C3];[.AU$26];0):[.$C3]))*(1-1/4*[.$O$4]*[.$O$5])" office:value-type="float" office:value="-533049210.464005" calcext:value-type="float">
            <text:p>-533049210.464005</text:p>
          </table:table-cell>
          <table:table-cell table:formula="of:=([.$E2]*POWER(1+[.$O$6];[.AV$26])-SERIESSUM((1+[.$O$6])*(1+[.$O$8]);[.AV$26];-1;OFFSET([.$C3];[.AV$26];0):[.$C3]))*(1-1/4*[.$O$4]*[.$O$5])" office:value-type="float" office:value="-618662577.071369" calcext:value-type="float">
            <text:p>-618662577.071369</text:p>
          </table:table-cell>
          <table:table-cell table:formula="of:=([.$E2]*POWER(1+[.$O$6];[.AW$26])-SERIESSUM((1+[.$O$6])*(1+[.$O$8]);[.AW$26];-1;OFFSET([.$C3];[.AW$26];0):[.$C3]))*(1-1/4*[.$O$4]*[.$O$5])" office:value-type="float" office:value="-717785118.34269" calcext:value-type="float">
            <text:p>-717785118.34269</text:p>
          </table:table-cell>
          <table:table-cell table:formula="of:=([.$E2]*POWER(1+[.$O$6];[.AX$26])-SERIESSUM((1+[.$O$6])*(1+[.$O$8]);[.AX$26];-1;OFFSET([.$C3];[.AX$26];0):[.$C3]))*(1-1/4*[.$O$4]*[.$O$5])" office:value-type="float" office:value="-832532064.985686" calcext:value-type="float">
            <text:p>-832532064.985686</text:p>
          </table:table-cell>
          <table:table-cell table:formula="of:=([.$E2]*POWER(1+[.$O$6];[.AY$26])-SERIESSUM((1+[.$O$6])*(1+[.$O$8]);[.AY$26];-1;OFFSET([.$C3];[.AY$26];0):[.$C3]))*(1-1/4*[.$O$4]*[.$O$5])" office:value-type="float" office:value="-965348706.760707" calcext:value-type="float">
            <text:p>-965348706.760707</text:p>
          </table:table-cell>
          <table:table-cell table:formula="of:=([.$E2]*POWER(1+[.$O$6];[.AZ$26])-SERIESSUM((1+[.$O$6])*(1+[.$O$8]);[.AZ$26];-1;OFFSET([.$C3];[.AZ$26];0):[.$C3]))*(1-1/4*[.$O$4]*[.$O$5])" office:value-type="float" office:value="-1119061815.10497" calcext:value-type="float">
            <text:p>-1119061815.10497</text:p>
          </table:table-cell>
          <table:table-cell table:formula="of:=([.$E2]*POWER(1+[.$O$6];[.BA$26])-SERIESSUM((1+[.$O$6])*(1+[.$O$8]);[.BA$26];-1;OFFSET([.$C3];[.BA$26];0):[.$C3]))*(1-1/4*[.$O$4]*[.$O$5])" office:value-type="float" office:value="-1296939071.72921" calcext:value-type="float">
            <text:p>-1296939071.72921</text:p>
          </table:table-cell>
          <table:table-cell table:formula="of:=([.$E2]*POWER(1+[.$O$6];[.BB$26])-SERIESSUM((1+[.$O$6])*(1+[.$O$8]);[.BB$26];-1;OFFSET([.$C3];[.BB$26];0):[.$C3]))*(1-1/4*[.$O$4]*[.$O$5])" office:value-type="float" office:value="-1502757749.24143" calcext:value-type="float">
            <text:p>-1502757749.24143</text:p>
          </table:table-cell>
          <table:table-cell table:formula="of:=([.$E2]*POWER(1+[.$O$6];[.BC$26])-SERIESSUM((1+[.$O$6])*(1+[.$O$8]);[.BC$26];-1;OFFSET([.$C3];[.BC$26];0):[.$C3]))*(1-1/4*[.$O$4]*[.$O$5])" office:value-type="float" office:value="-1740884083.76151" calcext:value-type="float">
            <text:p>-1740884083.76151</text:p>
          </table:table-cell>
          <table:table-cell table:formula="of:=([.$E2]*POWER(1+[.$O$6];[.BD$26])-SERIESSUM((1+[.$O$6])*(1+[.$O$8]);[.BD$26];-1;OFFSET([.$C3];[.BD$26];0):[.$C3]))*(1-1/4*[.$O$4]*[.$O$5])" office:value-type="float" office:value="-2016365003.57337" calcext:value-type="float">
            <text:p>-2016365003.57337</text:p>
          </table:table-cell>
          <table:table-cell table:formula="of:=([.$E2]*POWER(1+[.$O$6];[.BE$26])-SERIESSUM((1+[.$O$6])*(1+[.$O$8]);[.BE$26];-1;OFFSET([.$C3];[.BE$26];0):[.$C3]))*(1-1/4*[.$O$4]*[.$O$5])" office:value-type="float" office:value="-2335034136.81357" calcext:value-type="float">
            <text:p>-2335034136.81357</text:p>
          </table:table-cell>
          <table:table-cell table:formula="of:=([.$E2]*POWER(1+[.$O$6];[.BF$26])-SERIESSUM((1+[.$O$6])*(1+[.$O$8]);[.BF$26];-1;OFFSET([.$C3];[.BF$26];0):[.$C3]))*(1-1/4*[.$O$4]*[.$O$5])" office:value-type="float" office:value="-2703634320.44165" calcext:value-type="float">
            <text:p>-2703634320.44165</text:p>
          </table:table-cell>
          <table:table-cell table:formula="of:=([.$E2]*POWER(1+[.$O$6];[.BG$26])-SERIESSUM((1+[.$O$6])*(1+[.$O$8]);[.BG$26];-1;OFFSET([.$C3];[.BG$26];0):[.$C3]))*(1-1/4*[.$O$4]*[.$O$5])" office:value-type="float" office:value="-3129959178.54972" calcext:value-type="float">
            <text:p>-3129959178.54972</text:p>
          </table:table-cell>
          <table:table-cell table:formula="of:=([.$E2]*POWER(1+[.$O$6];[.BH$26])-SERIESSUM((1+[.$O$6])*(1+[.$O$8]);[.BH$26];-1;OFFSET([.$C3];[.BH$26];0):[.$C3]))*(1-1/4*[.$O$4]*[.$O$5])" office:value-type="float" office:value="-3623016737.69012" calcext:value-type="float">
            <text:p>-3623016737.69012</text:p>
          </table:table-cell>
          <table:table-cell table:formula="of:=([.$E2]*POWER(1+[.$O$6];[.BI$26])-SERIESSUM((1+[.$O$6])*(1+[.$O$8]);[.BI$26];-1;OFFSET([.$C3];[.BI$26];0):[.$C3]))*(1-1/4*[.$O$4]*[.$O$5])" office:value-type="float" office:value="-4193218508.70611" calcext:value-type="float">
            <text:p>-4193218508.70611</text:p>
          </table:table-cell>
          <table:table-cell table:formula="of:=([.$E2]*POWER(1+[.$O$6];[.BJ$26])-SERIESSUM((1+[.$O$6])*(1+[.$O$8]);[.BJ$26];-1;OFFSET([.$C3];[.BJ$26];0):[.$C3]))*(1-1/4*[.$O$4]*[.$O$5])" office:value-type="float" office:value="-4852597998.21521" calcext:value-type="float">
            <text:p>-4852597998.21521</text:p>
          </table:table-cell>
          <table:table-cell table:formula="of:=([.$E2]*POWER(1+[.$O$6];[.BK$26])-SERIESSUM((1+[.$O$6])*(1+[.$O$8]);[.BK$26];-1;OFFSET([.$C3];[.BK$26];0):[.$C3]))*(1-1/4*[.$O$4]*[.$O$5])" office:value-type="float" office:value="-5615063229.60023" calcext:value-type="float">
            <text:p>-5615063229.60023</text:p>
          </table:table-cell>
          <table:table-cell table:formula="of:=([.$E2]*POWER(1+[.$O$6];[.BL$26])-SERIESSUM((1+[.$O$6])*(1+[.$O$8]);[.BL$26];-1;OFFSET([.$C3];[.BL$26];0):[.$C3]))*(1-1/4*[.$O$4]*[.$O$5])" office:value-type="float" office:value="-6496688566.03183" calcext:value-type="float">
            <text:p>-6496688566.03183</text:p>
          </table:table-cell>
          <table:table-cell table:formula="of:=([.$E2]*POWER(1+[.$O$6];[.BM$26])-SERIESSUM((1+[.$O$6])*(1+[.$O$8]);[.BM$26];-1;OFFSET([.$C3];[.BM$26];0):[.$C3]))*(1-1/4*[.$O$4]*[.$O$5])" office:value-type="float" office:value="-7516051951.60768" calcext:value-type="float">
            <text:p>-7516051951.60768</text:p>
          </table:table-cell>
          <table:table-cell table:formula="of:=([.$E2]*POWER(1+[.$O$6];[.BN$26])-SERIESSUM((1+[.$O$6])*(1+[.$O$8]);[.BN$26];-1;OFFSET([.$C3];[.BN$26];0):[.$C3]))*(1-1/4*[.$O$4]*[.$O$5])" office:value-type="float" office:value="-8694624638.40567" calcext:value-type="float">
            <text:p>-8694624638.40567</text:p>
          </table:table-cell>
          <table:table-cell table:formula="of:=([.$E2]*POWER(1+[.$O$6];[.BO$26])-SERIESSUM((1+[.$O$6])*(1+[.$O$8]);[.BO$26];-1;OFFSET([.$C3];[.BO$26];0):[.$C3]))*(1-1/4*[.$O$4]*[.$O$5])" office:value-type="float" office:value="-10057221567.0496" calcext:value-type="float">
            <text:p>-10057221567.0496</text:p>
          </table:table-cell>
          <table:table-cell table:formula="of:=([.$E2]*POWER(1+[.$O$6];[.BP$26])-SERIESSUM((1+[.$O$6])*(1+[.$O$8]);[.BP$26];-1;OFFSET([.$C3];[.BP$26];0):[.$C3]))*(1-1/4*[.$O$4]*[.$O$5])" office:value-type="float" office:value="-11632521839.3203" calcext:value-type="float">
            <text:p>-11632521839.3203</text:p>
          </table:table-cell>
          <table:table-cell table:formula="of:=([.$E2]*POWER(1+[.$O$6];[.BQ$26])-SERIESSUM((1+[.$O$6])*(1+[.$O$8]);[.BQ$26];-1;OFFSET([.$C3];[.BQ$26];0):[.$C3]))*(1-1/4*[.$O$4]*[.$O$5])" office:value-type="float" office:value="-13453670190.0399" calcext:value-type="float">
            <text:p>-13453670190.0399</text:p>
          </table:table-cell>
          <table:table-cell table:formula="of:=([.$E2]*POWER(1+[.$O$6];[.BR$26])-SERIESSUM((1+[.$O$6])*(1+[.$O$8]);[.BR$26];-1;OFFSET([.$C3];[.BR$26];0):[.$C3]))*(1-1/4*[.$O$4]*[.$O$5])" office:value-type="float" office:value="-15558972062.6877" calcext:value-type="float">
            <text:p>-15558972062.6877</text:p>
          </table:table-cell>
          <table:table-cell table:formula="of:=([.$E2]*POWER(1+[.$O$6];[.BS$26])-SERIESSUM((1+[.$O$6])*(1+[.$O$8]);[.BS$26];-1;OFFSET([.$C3];[.BS$26];0):[.$C3]))*(1-1/4*[.$O$4]*[.$O$5])" office:value-type="float" office:value="-17980400898.0879" calcext:value-type="float">
            <text:p>-17980400898.0879</text:p>
          </table:table-cell>
          <table:table-cell table:formula="of:=([.$E2]*POWER(1+[.$O$6];[.BT$26])-SERIESSUM((1+[.$O$6])*(1+[.$O$8]);[.BT$26];-1;OFFSET([.$C3];[.BT$26];0):[.$C3]))*(1-1/4*[.$O$4]*[.$O$5])" office:value-type="float" office:value="-20778640282.872" calcext:value-type="float">
            <text:p>-20778640282.872</text:p>
          </table:table-cell>
          <table:table-cell table:formula="of:=([.$E2]*POWER(1+[.$O$6];[.BU$26])-SERIESSUM((1+[.$O$6])*(1+[.$O$8]);[.BU$26];-1;OFFSET([.$C3];[.BU$26];0):[.$C3]))*(1-1/4*[.$O$4]*[.$O$5])" office:value-type="float" office:value="-24012324836.3319" calcext:value-type="float">
            <text:p>-24012324836.3319</text:p>
          </table:table-cell>
          <table:table-cell table:formula="of:=([.$E2]*POWER(1+[.$O$6];[.BV$26])-SERIESSUM((1+[.$O$6])*(1+[.$O$8]);[.BV$26];-1;OFFSET([.$C3];[.BV$26];0):[.$C3]))*(1-1/4*[.$O$4]*[.$O$5])" office:value-type="float" office:value="-27749212956.3457" calcext:value-type="float">
            <text:p>-27749212956.3457</text:p>
          </table:table-cell>
          <table:table-cell table:formula="of:=([.$E2]*POWER(1+[.$O$6];[.BW$26])-SERIESSUM((1+[.$O$6])*(1+[.$O$8]);[.BW$26];-1;OFFSET([.$C3];[.BW$26];0):[.$C3]))*(1-1/4*[.$O$4]*[.$O$5])" office:value-type="float" office:value="-32067606497.8721" calcext:value-type="float">
            <text:p>-32067606497.8721</text:p>
          </table:table-cell>
          <table:table-cell table:formula="of:=([.$E2]*POWER(1+[.$O$6];[.BX$26])-SERIESSUM((1+[.$O$6])*(1+[.$O$8]);[.BX$26];-1;OFFSET([.$C3];[.BX$26];0):[.$C3]))*(1-1/4*[.$O$4]*[.$O$5])" office:value-type="float" office:value="-37057991354.9015" calcext:value-type="float">
            <text:p>-37057991354.9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O$2]*POWER(1+[.$O$11];[.$A27])*(POWER([.$O$7];12)-1)/([.$O$7]-1) + [.$B27]*POWER([.$O$7];12)" office:value-type="float" office:value="36761865.9254332" calcext:value-type="float">
            <text:p>36761865.9254332</text:p>
          </table:table-cell>
          <table:table-cell table:formula="of:=[.$C27]*POWER([.$O$9];12)" office:value-type="float" office:value="1078451.3225926" calcext:value-type="float">
            <text:p>1078451.3225926</text:p>
          </table:table-cell>
          <table:table-cell table:formula="of:=[.$B28]/4*[.$O$4]*[.$O$5]" office:value-type="float" office:value="72237.0665434763" calcext:value-type="float">
            <text:p>72237.0665434763</text:p>
          </table:table-cell>
          <table:table-cell table:formula="of:=[.$B28]-[.$C28]-[.$D28]+[.$O$13]*POWER([.$O$7];12*[.$A28])" office:value-type="float" office:value="35611177.5362971" calcext:value-type="float">
            <text:p>35611177.5362971</text:p>
          </table:table-cell>
          <table:table-cell table:formula="of:=COUNTIF([.$K53:.$BY53];&quot;&gt;=0&quot;)" office:value-type="float" office:value="17" calcext:value-type="float">
            <text:p>17</text:p>
          </table:table-cell>
          <table:table-cell table:formula="of:=[.$O$10]+[.$F28]+[.$A28]" office:value-type="float" office:value="62" calcext:value-type="float">
            <text:p>62</text:p>
          </table:table-cell>
          <table:table-cell table:formula="of:=[.$O$10]+[.$A28]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E3]-[.$C4]" office:value-type="float" office:value="114919.46228903" calcext:value-type="float">
            <text:p>114919.46228903</text:p>
          </table:table-cell>
          <table:table-cell table:formula="of:=([.$E3]*POWER(1+[.$O$6];[.K$26])-SERIESSUM((1+[.$O$6])*(1+[.$O$8]);[.K$26];-1;OFFSET([.$C4];[.K$26];0):[.$C4]))*(1-1/4*[.$O$4]*[.$O$5])" office:value-type="float" office:value="-119221.739398996" calcext:value-type="float">
            <text:p>-119221.739398996</text:p>
          </table:table-cell>
          <table:table-cell table:formula="of:=([.$E3]*POWER(1+[.$O$6];[.L$26])-SERIESSUM((1+[.$O$6])*(1+[.$O$8]);[.L$26];-1;OFFSET([.$C4];[.L$26];0):[.$C4]))*(1-1/4*[.$O$4]*[.$O$5])" office:value-type="float" office:value="-407404.806378253" calcext:value-type="float">
            <text:p>-407404.806378253</text:p>
          </table:table-cell>
          <table:table-cell table:formula="of:=([.$E3]*POWER(1+[.$O$6];[.M$26])-SERIESSUM((1+[.$O$6])*(1+[.$O$8]);[.M$26];-1;OFFSET([.$C4];[.M$26];0):[.$C4]))*(1-1/4*[.$O$4]*[.$O$5])" office:value-type="float" office:value="-759570.308326639" calcext:value-type="float">
            <text:p>-759570.308326639</text:p>
          </table:table-cell>
          <table:table-cell table:formula="of:=([.$E3]*POWER(1+[.$O$6];[.N$26])-SERIESSUM((1+[.$O$6])*(1+[.$O$8]);[.N$26];-1;OFFSET([.$C4];[.N$26];0):[.$C4]))*(1-1/4*[.$O$4]*[.$O$5])" office:value-type="float" office:value="-1187035.14446719" calcext:value-type="float">
            <text:p>-1187035.14446719</text:p>
          </table:table-cell>
          <table:table-cell table:formula="of:=([.$E3]*POWER(1+[.$O$6];[.O$26])-SERIESSUM((1+[.$O$6])*(1+[.$O$8]);[.O$26];-1;OFFSET([.$C4];[.O$26];0):[.$C4]))*(1-1/4*[.$O$4]*[.$O$5])" office:value-type="float" office:value="-1702974.11795472" calcext:value-type="float">
            <text:p>-1702974.11795472</text:p>
          </table:table-cell>
          <table:table-cell table:formula="of:=([.$E3]*POWER(1+[.$O$6];[.P$26])-SERIESSUM((1+[.$O$6])*(1+[.$O$8]);[.P$26];-1;OFFSET([.$C4];[.P$26];0):[.$C4]))*(1-1/4*[.$O$4]*[.$O$5])" office:value-type="float" office:value="-2322715.95198842" calcext:value-type="float">
            <text:p>-2322715.95198842</text:p>
          </table:table-cell>
          <table:table-cell table:formula="of:=([.$E3]*POWER(1+[.$O$6];[.Q$26])-SERIESSUM((1+[.$O$6])*(1+[.$O$8]);[.Q$26];-1;OFFSET([.$C4];[.Q$26];0):[.$C4]))*(1-1/4*[.$O$4]*[.$O$5])" office:value-type="float" office:value="-3064085.86180197" calcext:value-type="float">
            <text:p>-3064085.86180197</text:p>
          </table:table-cell>
          <table:table-cell table:formula="of:=([.$E3]*POWER(1+[.$O$6];[.R$26])-SERIESSUM((1+[.$O$6])*(1+[.$O$8]);[.R$26];-1;OFFSET([.$C4];[.R$26];0):[.$C4]))*(1-1/4*[.$O$4]*[.$O$5])" office:value-type="float" office:value="-3947801.96220417" calcext:value-type="float">
            <text:p>-3947801.96220417</text:p>
          </table:table-cell>
          <table:table-cell table:formula="of:=([.$E3]*POWER(1+[.$O$6];[.S$26])-SERIESSUM((1+[.$O$6])*(1+[.$O$8]);[.S$26];-1;OFFSET([.$C4];[.S$26];0):[.$C4]))*(1-1/4*[.$O$4]*[.$O$5])" office:value-type="float" office:value="-4997933.92562082" calcext:value-type="float">
            <text:p>-4997933.92562082</text:p>
          </table:table-cell>
          <table:table-cell table:formula="of:=([.$E3]*POWER(1+[.$O$6];[.T$26])-SERIESSUM((1+[.$O$6])*(1+[.$O$8]);[.T$26];-1;OFFSET([.$C4];[.T$26];0):[.$C4]))*(1-1/4*[.$O$4]*[.$O$5])" office:value-type="float" office:value="-6242433.61770006" calcext:value-type="float">
            <text:p>-6242433.61770006</text:p>
          </table:table-cell>
          <table:table-cell table:formula="of:=([.$E3]*POWER(1+[.$O$6];[.U$26])-SERIESSUM((1+[.$O$6])*(1+[.$O$8]);[.U$26];-1;OFFSET([.$C4];[.U$26];0):[.$C4]))*(1-1/4*[.$O$4]*[.$O$5])" office:value-type="float" office:value="-7713748.95401767" calcext:value-type="float">
            <text:p>-7713748.95401767</text:p>
          </table:table-cell>
          <table:table-cell table:formula="of:=([.$E3]*POWER(1+[.$O$6];[.V$26])-SERIESSUM((1+[.$O$6])*(1+[.$O$8]);[.V$26];-1;OFFSET([.$C4];[.V$26];0):[.$C4]))*(1-1/4*[.$O$4]*[.$O$5])" office:value-type="float" office:value="-9449533.97406955" calcext:value-type="float">
            <text:p>-9449533.97406955</text:p>
          </table:table-cell>
          <table:table-cell table:formula="of:=([.$E3]*POWER(1+[.$O$6];[.W$26])-SERIESSUM((1+[.$O$6])*(1+[.$O$8]);[.W$26];-1;OFFSET([.$C4];[.W$26];0):[.$C4]))*(1-1/4*[.$O$4]*[.$O$5])" office:value-type="float" office:value="-11493470.154329" calcext:value-type="float">
            <text:p>-11493470.154329</text:p>
          </table:table-cell>
          <table:table-cell table:formula="of:=([.$E3]*POWER(1+[.$O$6];[.X$26])-SERIESSUM((1+[.$O$6])*(1+[.$O$8]);[.X$26];-1;OFFSET([.$C4];[.X$26];0):[.$C4]))*(1-1/4*[.$O$4]*[.$O$5])" office:value-type="float" office:value="-13896216.3231637" calcext:value-type="float">
            <text:p>-13896216.3231637</text:p>
          </table:table-cell>
          <table:table-cell table:formula="of:=([.$E3]*POWER(1+[.$O$6];[.Y$26])-SERIESSUM((1+[.$O$6])*(1+[.$O$8]);[.Y$26];-1;OFFSET([.$C4];[.Y$26];0):[.$C4]))*(1-1/4*[.$O$4]*[.$O$5])" office:value-type="float" office:value="-16716507.2459491" calcext:value-type="float">
            <text:p>-16716507.2459491</text:p>
          </table:table-cell>
          <table:table-cell table:formula="of:=([.$E3]*POWER(1+[.$O$6];[.Z$26])-SERIESSUM((1+[.$O$6])*(1+[.$O$8]);[.Z$26];-1;OFFSET([.$C4];[.Z$26];0):[.$C4]))*(1-1/4*[.$O$4]*[.$O$5])" office:value-type="float" office:value="-20022424.0755204" calcext:value-type="float">
            <text:p>-20022424.0755204</text:p>
          </table:table-cell>
          <table:table-cell table:formula="of:=([.$E3]*POWER(1+[.$O$6];[.AA$26])-SERIESSUM((1+[.$O$6])*(1+[.$O$8]);[.AA$26];-1;OFFSET([.$C4];[.AA$26];0):[.$C4]))*(1-1/4*[.$O$4]*[.$O$5])" office:value-type="float" office:value="-23892863.476741" calcext:value-type="float">
            <text:p>-23892863.476741</text:p>
          </table:table-cell>
          <table:table-cell table:formula="of:=([.$E3]*POWER(1+[.$O$6];[.AB$26])-SERIESSUM((1+[.$O$6])*(1+[.$O$8]);[.AB$26];-1;OFFSET([.$C4];[.AB$26];0):[.$C4]))*(1-1/4*[.$O$4]*[.$O$5])" office:value-type="float" office:value="-28419236.4102132" calcext:value-type="float">
            <text:p>-28419236.4102132</text:p>
          </table:table-cell>
          <table:table-cell table:formula="of:=([.$E3]*POWER(1+[.$O$6];[.AC$26])-SERIESSUM((1+[.$O$6])*(1+[.$O$8]);[.AC$26];-1;OFFSET([.$C4];[.AC$26];0):[.$C4]))*(1-1/4*[.$O$4]*[.$O$5])" office:value-type="float" office:value="-33707432.386564" calcext:value-type="float">
            <text:p>-33707432.386564</text:p>
          </table:table-cell>
          <table:table-cell table:formula="of:=([.$E3]*POWER(1+[.$O$6];[.AD$26])-SERIESSUM((1+[.$O$6])*(1+[.$O$8]);[.AD$26];-1;OFFSET([.$C4];[.AD$26];0):[.$C4]))*(1-1/4*[.$O$4]*[.$O$5])" office:value-type="float" office:value="-39880090.5805217" calcext:value-type="float">
            <text:p>-39880090.5805217</text:p>
          </table:table-cell>
          <table:table-cell table:formula="of:=([.$E3]*POWER(1+[.$O$6];[.AE$26])-SERIESSUM((1+[.$O$6])*(1+[.$O$8]);[.AE$26];-1;OFFSET([.$C4];[.AE$26];0):[.$C4]))*(1-1/4*[.$O$4]*[.$O$5])" office:value-type="float" office:value="-47079225.6400697" calcext:value-type="float">
            <text:p>-47079225.6400697</text:p>
          </table:table-cell>
          <table:table-cell table:formula="of:=([.$E3]*POWER(1+[.$O$6];[.AF$26])-SERIESSUM((1+[.$O$6])*(1+[.$O$8]);[.AF$26];-1;OFFSET([.$C4];[.AF$26];0):[.$C4]))*(1-1/4*[.$O$4]*[.$O$5])" office:value-type="float" office:value="-55469263.4754836" calcext:value-type="float">
            <text:p>-55469263.4754836</text:p>
          </table:table-cell>
          <table:table-cell table:formula="of:=([.$E3]*POWER(1+[.$O$6];[.AG$26])-SERIESSUM((1+[.$O$6])*(1+[.$O$8]);[.AG$26];-1;OFFSET([.$C4];[.AG$26];0):[.$C4]))*(1-1/4*[.$O$4]*[.$O$5])" office:value-type="float" office:value="-65240550.922173" calcext:value-type="float">
            <text:p>-65240550.922173</text:p>
          </table:table-cell>
          <table:table-cell table:formula="of:=([.$E3]*POWER(1+[.$O$6];[.AH$26])-SERIESSUM((1+[.$O$6])*(1+[.$O$8]);[.AH$26];-1;OFFSET([.$C4];[.AH$26];0):[.$C4]))*(1-1/4*[.$O$4]*[.$O$5])" office:value-type="float" office:value="-76613413.1204405" calcext:value-type="float">
            <text:p>-76613413.1204405</text:p>
          </table:table-cell>
          <table:table-cell table:formula="of:=([.$E3]*POWER(1+[.$O$6];[.AI$26])-SERIESSUM((1+[.$O$6])*(1+[.$O$8]);[.AI$26];-1;OFFSET([.$C4];[.AI$26];0):[.$C4]))*(1-1/4*[.$O$4]*[.$O$5])" office:value-type="float" office:value="-89842843.9530832" calcext:value-type="float">
            <text:p>-89842843.9530832</text:p>
          </table:table-cell>
          <table:table-cell table:formula="of:=([.$E3]*POWER(1+[.$O$6];[.AJ$26])-SERIESSUM((1+[.$O$6])*(1+[.$O$8]);[.AJ$26];-1;OFFSET([.$C4];[.AJ$26];0):[.$C4]))*(1-1/4*[.$O$4]*[.$O$5])" office:value-type="float" office:value="-105223928.1692" calcext:value-type="float">
            <text:p>-105223928.1692</text:p>
          </table:table-cell>
          <table:table-cell table:formula="of:=([.$E3]*POWER(1+[.$O$6];[.AK$26])-SERIESSUM((1+[.$O$6])*(1+[.$O$8]);[.AK$26];-1;OFFSET([.$C4];[.AK$26];0):[.$C4]))*(1-1/4*[.$O$4]*[.$O$5])" office:value-type="float" office:value="-123098109.17814" calcext:value-type="float">
            <text:p>-123098109.17814</text:p>
          </table:table-cell>
          <table:table-cell table:formula="of:=([.$E3]*POWER(1+[.$O$6];[.AL$26])-SERIESSUM((1+[.$O$6])*(1+[.$O$8]);[.AL$26];-1;OFFSET([.$C4];[.AL$26];0):[.$C4]))*(1-1/4*[.$O$4]*[.$O$5])" office:value-type="float" office:value="-143860434.243083" calcext:value-type="float">
            <text:p>-143860434.243083</text:p>
          </table:table-cell>
          <table:table-cell table:formula="of:=([.$E3]*POWER(1+[.$O$6];[.AM$26])-SERIESSUM((1+[.$O$6])*(1+[.$O$8]);[.AM$26];-1;OFFSET([.$C4];[.AM$26];0):[.$C4]))*(1-1/4*[.$O$4]*[.$O$5])" office:value-type="float" office:value="-167967929.311194" calcext:value-type="float">
            <text:p>-167967929.311194</text:p>
          </table:table-cell>
          <table:table-cell table:formula="of:=([.$E3]*POWER(1+[.$O$6];[.AN$26])-SERIESSUM((1+[.$O$6])*(1+[.$O$8]);[.AN$26];-1;OFFSET([.$C4];[.AN$26];0):[.$C4]))*(1-1/4*[.$O$4]*[.$O$5])" office:value-type="float" office:value="-195949279.416475" calcext:value-type="float">
            <text:p>-195949279.416475</text:p>
          </table:table-cell>
          <table:table-cell table:formula="of:=([.$E3]*POWER(1+[.$O$6];[.AO$26])-SERIESSUM((1+[.$O$6])*(1+[.$O$8]);[.AO$26];-1;OFFSET([.$C4];[.AO$26];0):[.$C4]))*(1-1/4*[.$O$4]*[.$O$5])" office:value-type="float" office:value="-228416017.978997" calcext:value-type="float">
            <text:p>-228416017.978997</text:p>
          </table:table-cell>
          <table:table-cell table:formula="of:=([.$E3]*POWER(1+[.$O$6];[.AP$26])-SERIESSUM((1+[.$O$6])*(1+[.$O$8]);[.AP$26];-1;OFFSET([.$C4];[.AP$26];0):[.$C4]))*(1-1/4*[.$O$4]*[.$O$5])" office:value-type="float" office:value="-266075459.97413" calcext:value-type="float">
            <text:p>-266075459.97413</text:p>
          </table:table-cell>
          <table:table-cell table:formula="of:=([.$E3]*POWER(1+[.$O$6];[.AQ$26])-SERIESSUM((1+[.$O$6])*(1+[.$O$8]);[.AQ$26];-1;OFFSET([.$C4];[.AQ$26];0):[.$C4]))*(1-1/4*[.$O$4]*[.$O$5])" office:value-type="float" office:value="-309745650.520993" calcext:value-type="float">
            <text:p>-309745650.520993</text:p>
          </table:table-cell>
          <table:table-cell table:formula="of:=([.$E3]*POWER(1+[.$O$6];[.AR$26])-SERIESSUM((1+[.$O$6])*(1+[.$O$8]);[.AR$26];-1;OFFSET([.$C4];[.AR$26];0):[.$C4]))*(1-1/4*[.$O$4]*[.$O$5])" office:value-type="float" office:value="-360372642.707081" calcext:value-type="float">
            <text:p>-360372642.707081</text:p>
          </table:table-cell>
          <table:table-cell table:formula="of:=([.$E3]*POWER(1+[.$O$6];[.AS$26])-SERIESSUM((1+[.$O$6])*(1+[.$O$8]);[.AS$26];-1;OFFSET([.$C4];[.AS$26];0):[.$C4]))*(1-1/4*[.$O$4]*[.$O$5])" office:value-type="float" office:value="-419050467.311719" calcext:value-type="float">
            <text:p>-419050467.311719</text:p>
          </table:table-cell>
          <table:table-cell table:formula="of:=([.$E3]*POWER(1+[.$O$6];[.AT$26])-SERIESSUM((1+[.$O$6])*(1+[.$O$8]);[.AT$26];-1;OFFSET([.$C4];[.AT$26];0):[.$C4]))*(1-1/4*[.$O$4]*[.$O$5])" office:value-type="float" office:value="-487044213.538189" calcext:value-type="float">
            <text:p>-487044213.538189</text:p>
          </table:table-cell>
          <table:table-cell table:formula="of:=([.$E3]*POWER(1+[.$O$6];[.AU$26])-SERIESSUM((1+[.$O$6])*(1+[.$O$8]);[.AU$26];-1;OFFSET([.$C4];[.AU$26];0):[.$C4]))*(1-1/4*[.$O$4]*[.$O$5])" office:value-type="float" office:value="-565816705.096012" calcext:value-type="float">
            <text:p>-565816705.096012</text:p>
          </table:table-cell>
          <table:table-cell table:formula="of:=([.$E3]*POWER(1+[.$O$6];[.AV$26])-SERIESSUM((1+[.$O$6])*(1+[.$O$8]);[.AV$26];-1;OFFSET([.$C4];[.AV$26];0):[.$C4]))*(1-1/4*[.$O$4]*[.$O$5])" office:value-type="float" office:value="-657059331.357853" calcext:value-type="float">
            <text:p>-657059331.357853</text:p>
          </table:table-cell>
          <table:table-cell table:formula="of:=([.$E3]*POWER(1+[.$O$6];[.AW$26])-SERIESSUM((1+[.$O$6])*(1+[.$O$8]);[.AW$26];-1;OFFSET([.$C4];[.AW$26];0):[.$C4]))*(1-1/4*[.$O$4]*[.$O$5])" office:value-type="float" office:value="-762727680.429486" calcext:value-type="float">
            <text:p>-762727680.429486</text:p>
          </table:table-cell>
          <table:table-cell table:formula="of:=([.$E3]*POWER(1+[.$O$6];[.AX$26])-SERIESSUM((1+[.$O$6])*(1+[.$O$8]);[.AX$26];-1;OFFSET([.$C4];[.AX$26];0):[.$C4]))*(1-1/4*[.$O$4]*[.$O$5])" office:value-type="float" office:value="-885082721.641716" calcext:value-type="float">
            <text:p>-885082721.641716</text:p>
          </table:table-cell>
          <table:table-cell table:formula="of:=([.$E3]*POWER(1+[.$O$6];[.AY$26])-SERIESSUM((1+[.$O$6])*(1+[.$O$8]);[.AY$26];-1;OFFSET([.$C4];[.AY$26];0):[.$C4]))*(1-1/4*[.$O$4]*[.$O$5])" office:value-type="float" office:value="-1026738401.30955" calcext:value-type="float">
            <text:p>-1026738401.30955</text:p>
          </table:table-cell>
          <table:table-cell table:formula="of:=([.$E3]*POWER(1+[.$O$6];[.AZ$26])-SERIESSUM((1+[.$O$6])*(1+[.$O$8]);[.AZ$26];-1;OFFSET([.$C4];[.AZ$26];0):[.$C4]))*(1-1/4*[.$O$4]*[.$O$5])" office:value-type="float" office:value="-1190716650.04396" calcext:value-type="float">
            <text:p>-1190716650.04396</text:p>
          </table:table-cell>
          <table:table-cell table:formula="of:=([.$E3]*POWER(1+[.$O$6];[.BA$26])-SERIESSUM((1+[.$O$6])*(1+[.$O$8]);[.BA$26];-1;OFFSET([.$C4];[.BA$26];0):[.$C4]))*(1-1/4*[.$O$4]*[.$O$5])" office:value-type="float" office:value="-1380510955.26243" calcext:value-type="float">
            <text:p>-1380510955.26243</text:p>
          </table:table-cell>
          <table:table-cell table:formula="of:=([.$E3]*POWER(1+[.$O$6];[.BB$26])-SERIESSUM((1+[.$O$6])*(1+[.$O$8]);[.BB$26];-1;OFFSET([.$C4];[.BB$26];0):[.$C4]))*(1-1/4*[.$O$4]*[.$O$5])" office:value-type="float" office:value="-1600159832.08148" calcext:value-type="float">
            <text:p>-1600159832.08148</text:p>
          </table:table-cell>
          <table:table-cell table:formula="of:=([.$E3]*POWER(1+[.$O$6];[.BC$26])-SERIESSUM((1+[.$O$6])*(1+[.$O$8]);[.BC$26];-1;OFFSET([.$C4];[.BC$26];0):[.$C4]))*(1-1/4*[.$O$4]*[.$O$5])" office:value-type="float" office:value="-1854331733.24941" calcext:value-type="float">
            <text:p>-1854331733.24941</text:p>
          </table:table-cell>
          <table:table-cell table:formula="of:=([.$E3]*POWER(1+[.$O$6];[.BD$26])-SERIESSUM((1+[.$O$6])*(1+[.$O$8]);[.BD$26];-1;OFFSET([.$C4];[.BD$26];0):[.$C4]))*(1-1/4*[.$O$4]*[.$O$5])" office:value-type="float" office:value="-2148423178.53808" calcext:value-type="float">
            <text:p>-2148423178.53808</text:p>
          </table:table-cell>
          <table:table-cell table:formula="of:=([.$E3]*POWER(1+[.$O$6];[.BE$26])-SERIESSUM((1+[.$O$6])*(1+[.$O$8]);[.BE$26];-1;OFFSET([.$C4];[.BE$26];0):[.$C4]))*(1-1/4*[.$O$4]*[.$O$5])" office:value-type="float" office:value="-2488672161.08225" calcext:value-type="float">
            <text:p>-2488672161.08225</text:p>
          </table:table-cell>
          <table:table-cell table:formula="of:=([.$E3]*POWER(1+[.$O$6];[.BF$26])-SERIESSUM((1+[.$O$6])*(1+[.$O$8]);[.BF$26];-1;OFFSET([.$C4];[.BF$26];0):[.$C4]))*(1-1/4*[.$O$4]*[.$O$5])" office:value-type="float" office:value="-2882289208.33964" calcext:value-type="float">
            <text:p>-2882289208.33964</text:p>
          </table:table-cell>
          <table:table-cell table:formula="of:=([.$E3]*POWER(1+[.$O$6];[.BG$26])-SERIESSUM((1+[.$O$6])*(1+[.$O$8]);[.BG$26];-1;OFFSET([.$C4];[.BG$26];0):[.$C4]))*(1-1/4*[.$O$4]*[.$O$5])" office:value-type="float" office:value="-3337608845.35264" calcext:value-type="float">
            <text:p>-3337608845.35264</text:p>
          </table:table-cell>
          <table:table-cell table:formula="of:=([.$E3]*POWER(1+[.$O$6];[.BH$26])-SERIESSUM((1+[.$O$6])*(1+[.$O$8]);[.BH$26];-1;OFFSET([.$C4];[.BH$26];0):[.$C4]))*(1-1/4*[.$O$4]*[.$O$5])" office:value-type="float" office:value="-3864264635.57722" calcext:value-type="float">
            <text:p>-3864264635.57722</text:p>
          </table:table-cell>
          <table:table-cell table:formula="of:=([.$E3]*POWER(1+[.$O$6];[.BI$26])-SERIESSUM((1+[.$O$6])*(1+[.$O$8]);[.BI$26];-1;OFFSET([.$C4];[.BI$26];0):[.$C4]))*(1-1/4*[.$O$4]*[.$O$5])" office:value-type="float" office:value="-4473391468.66424" calcext:value-type="float">
            <text:p>-4473391468.66424</text:p>
          </table:table-cell>
          <table:table-cell table:formula="of:=([.$E3]*POWER(1+[.$O$6];[.BJ$26])-SERIESSUM((1+[.$O$6])*(1+[.$O$8]);[.BJ$26];-1;OFFSET([.$C4];[.BJ$26];0):[.$C4]))*(1-1/4*[.$O$4]*[.$O$5])" office:value-type="float" office:value="-5177859335.58686" calcext:value-type="float">
            <text:p>-5177859335.58686</text:p>
          </table:table-cell>
          <table:table-cell table:formula="of:=([.$E3]*POWER(1+[.$O$6];[.BK$26])-SERIESSUM((1+[.$O$6])*(1+[.$O$8]);[.BK$26];-1;OFFSET([.$C4];[.BK$26];0):[.$C4]))*(1-1/4*[.$O$4]*[.$O$5])" office:value-type="float" office:value="-5992543491.36857" calcext:value-type="float">
            <text:p>-5992543491.36857</text:p>
          </table:table-cell>
          <table:table-cell table:formula="of:=([.$E3]*POWER(1+[.$O$6];[.BL$26])-SERIESSUM((1+[.$O$6])*(1+[.$O$8]);[.BL$26];-1;OFFSET([.$C4];[.BL$26];0):[.$C4]))*(1-1/4*[.$O$4]*[.$O$5])" office:value-type="float" office:value="-6934636668.20608" calcext:value-type="float">
            <text:p>-6934636668.20608</text:p>
          </table:table-cell>
          <table:table-cell table:formula="of:=([.$E3]*POWER(1+[.$O$6];[.BM$26])-SERIESSUM((1+[.$O$6])*(1+[.$O$8]);[.BM$26];-1;OFFSET([.$C4];[.BM$26];0):[.$C4]))*(1-1/4*[.$O$4]*[.$O$5])" office:value-type="float" office:value="-8024009882.9764" calcext:value-type="float">
            <text:p>-8024009882.9764</text:p>
          </table:table-cell>
          <table:table-cell table:formula="of:=([.$E3]*POWER(1+[.$O$6];[.BN$26])-SERIESSUM((1+[.$O$6])*(1+[.$O$8]);[.BN$26];-1;OFFSET([.$C4];[.BN$26];0):[.$C4]))*(1-1/4*[.$O$4]*[.$O$5])" office:value-type="float" office:value="-9283629401.43075" calcext:value-type="float">
            <text:p>-9283629401.43075</text:p>
          </table:table-cell>
          <table:table-cell table:formula="of:=([.$E3]*POWER(1+[.$O$6];[.BO$26])-SERIESSUM((1+[.$O$6])*(1+[.$O$8]);[.BO$26];-1;OFFSET([.$C4];[.BO$26];0):[.$C4]))*(1-1/4*[.$O$4]*[.$O$5])" office:value-type="float" office:value="-10740038598.1467" calcext:value-type="float">
            <text:p>-10740038598.1467</text:p>
          </table:table-cell>
          <table:table-cell table:formula="of:=([.$E3]*POWER(1+[.$O$6];[.BP$26])-SERIESSUM((1+[.$O$6])*(1+[.$O$8]);[.BP$26];-1;OFFSET([.$C4];[.BP$26];0):[.$C4]))*(1-1/4*[.$O$4]*[.$O$5])" office:value-type="float" office:value="-12423914811.1886" calcext:value-type="float">
            <text:p>-12423914811.1886</text:p>
          </table:table-cell>
          <table:table-cell table:formula="of:=([.$E3]*POWER(1+[.$O$6];[.BQ$26])-SERIESSUM((1+[.$O$6])*(1+[.$O$8]);[.BQ$26];-1;OFFSET([.$C4];[.BQ$26];0):[.$C4]))*(1-1/4*[.$O$4]*[.$O$5])" office:value-type="float" office:value="-14370712861.9079" calcext:value-type="float">
            <text:p>-14370712861.9079</text:p>
          </table:table-cell>
          <table:table-cell table:formula="of:=([.$E3]*POWER(1+[.$O$6];[.BR$26])-SERIESSUM((1+[.$O$6])*(1+[.$O$8]);[.BR$26];-1;OFFSET([.$C4];[.BR$26];0):[.$C4]))*(1-1/4*[.$O$4]*[.$O$5])" office:value-type="float" office:value="-16609112769.8891" calcext:value-type="float">
            <text:p>-16609112769.8891</text:p>
          </table:table-cell>
          <table:table-cell table:formula="of:=([.$E3]*POWER(1+[.$O$6];[.BS$26])-SERIESSUM((1+[.$O$6])*(1+[.$O$8]);[.BS$26];-1;OFFSET([.$C4];[.BS$26];0):[.$C4]))*(1-1/4*[.$O$4]*[.$O$5])" office:value-type="float" office:value="-19195993062.4857" calcext:value-type="float">
            <text:p>-19195993062.4857</text:p>
          </table:table-cell>
          <table:table-cell table:formula="of:=([.$E3]*POWER(1+[.$O$6];[.BT$26])-SERIESSUM((1+[.$O$6])*(1+[.$O$8]);[.BT$26];-1;OFFSET([.$C4];[.BT$26];0):[.$C4]))*(1-1/4*[.$O$4]*[.$O$5])" office:value-type="float" office:value="-22185592116.2585" calcext:value-type="float">
            <text:p>-22185592116.2585</text:p>
          </table:table-cell>
          <table:table-cell table:formula="of:=([.$E3]*POWER(1+[.$O$6];[.BU$26])-SERIESSUM((1+[.$O$6])*(1+[.$O$8]);[.BU$26];-1;OFFSET([.$C4];[.BU$26];0):[.$C4]))*(1-1/4*[.$O$4]*[.$O$5])" office:value-type="float" office:value="-25640588985.4584" calcext:value-type="float">
            <text:p>-25640588985.4584</text:p>
          </table:table-cell>
          <table:table-cell table:formula="of:=([.$E3]*POWER(1+[.$O$6];[.BV$26])-SERIESSUM((1+[.$O$6])*(1+[.$O$8]);[.BV$26];-1;OFFSET([.$C4];[.BV$26];0):[.$C4]))*(1-1/4*[.$O$4]*[.$O$5])" office:value-type="float" office:value="-29633416866.3785" calcext:value-type="float">
            <text:p>-29633416866.3785</text:p>
          </table:table-cell>
          <table:table-cell table:formula="of:=([.$E3]*POWER(1+[.$O$6];[.BW$26])-SERIESSUM((1+[.$O$6])*(1+[.$O$8]);[.BW$26];-1;OFFSET([.$C4];[.BW$26];0):[.$C4]))*(1-1/4*[.$O$4]*[.$O$5])" office:value-type="float" office:value="-34247780944.3524" calcext:value-type="float">
            <text:p>-34247780944.3524</text:p>
          </table:table-cell>
          <table:table-cell table:formula="of:=([.$E3]*POWER(1+[.$O$6];[.BX$26])-SERIESSUM((1+[.$O$6])*(1+[.$O$8]);[.BX$26];-1;OFFSET([.$C4];[.BX$26];0):[.$C4]))*(1-1/4*[.$O$4]*[.$O$5])" office:value-type="float" office:value="-39580412425.9443" calcext:value-type="float">
            <text:p>-39580412425.94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O$2]*POWER(1+[.$O$11];[.$A28])*(POWER([.$O$7];12)-1)/([.$O$7]-1) + [.$B28]*POWER([.$O$7];12)" office:value-type="float" office:value="40742707.7668932" calcext:value-type="float">
            <text:p>40742707.7668932</text:p>
          </table:table-cell>
          <table:table-cell table:formula="of:=[.$C28]*POWER([.$O$9];12)" office:value-type="float" office:value="1153942.91517408" calcext:value-type="float">
            <text:p>1153942.91517408</text:p>
          </table:table-cell>
          <table:table-cell table:formula="of:=[.$B29]/4*[.$O$4]*[.$O$5]" office:value-type="float" office:value="80059.4207619451" calcext:value-type="float">
            <text:p>80059.4207619451</text:p>
          </table:table-cell>
          <table:table-cell table:formula="of:=[.$B29]-[.$C29]-[.$D29]+[.$O$13]*POWER([.$O$7];12*[.$A29])" office:value-type="float" office:value="39508705.4309571" calcext:value-type="float">
            <text:p>39508705.4309571</text:p>
          </table:table-cell>
          <table:table-cell table:formula="of:=COUNTIF([.$K54:.$BY54];&quot;&gt;=0&quot;)" office:value-type="float" office:value="18" calcext:value-type="float">
            <text:p>18</text:p>
          </table:table-cell>
          <table:table-cell table:formula="of:=[.$O$10]+[.$F29]+[.$A29]" office:value-type="float" office:value="64" calcext:value-type="float">
            <text:p>64</text:p>
          </table:table-cell>
          <table:table-cell table:formula="of:=[.$O$10]+[.$A29]"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E4]-[.$C5]" office:value-type="float" office:value="403786.071810743" calcext:value-type="float">
            <text:p>403786.071810743</text:p>
          </table:table-cell>
          <table:table-cell table:formula="of:=([.$E4]*POWER(1+[.$O$6];[.K$26])-SERIESSUM((1+[.$O$6])*(1+[.$O$8]);[.K$26];-1;OFFSET([.$C5];[.K$26];0):[.$C5]))*(1-1/4*[.$O$4]*[.$O$5])" office:value-type="float" office:value="175124.804804547" calcext:value-type="float">
            <text:p>175124.804804547</text:p>
          </table:table-cell>
          <table:table-cell table:formula="of:=([.$E4]*POWER(1+[.$O$6];[.L$26])-SERIESSUM((1+[.$O$6])*(1+[.$O$8]);[.L$26];-1;OFFSET([.$C5];[.L$26];0):[.$C5]))*(1-1/4*[.$O$4]*[.$O$5])" office:value-type="float" office:value="-109015.711586339" calcext:value-type="float">
            <text:p>-109015.711586339</text:p>
          </table:table-cell>
          <table:table-cell table:formula="of:=([.$E4]*POWER(1+[.$O$6];[.M$26])-SERIESSUM((1+[.$O$6])*(1+[.$O$8]);[.M$26];-1;OFFSET([.$C5];[.M$26];0):[.$C5]))*(1-1/4*[.$O$4]*[.$O$5])" office:value-type="float" office:value="-459680.204172042" calcext:value-type="float">
            <text:p>-459680.204172042</text:p>
          </table:table-cell>
          <table:table-cell table:formula="of:=([.$E4]*POWER(1+[.$O$6];[.N$26])-SERIESSUM((1+[.$O$6])*(1+[.$O$8]);[.N$26];-1;OFFSET([.$C5];[.N$26];0):[.$C5]))*(1-1/4*[.$O$4]*[.$O$5])" office:value-type="float" office:value="-888822.77678343" calcext:value-type="float">
            <text:p>-888822.77678343</text:p>
          </table:table-cell>
          <table:table-cell table:formula="of:=([.$E4]*POWER(1+[.$O$6];[.O$26])-SERIESSUM((1+[.$O$6])*(1+[.$O$8]);[.O$26];-1;OFFSET([.$C5];[.O$26];0):[.$C5]))*(1-1/4*[.$O$4]*[.$O$5])" office:value-type="float" office:value="-1410373.09219137" calcext:value-type="float">
            <text:p>-1410373.09219137</text:p>
          </table:table-cell>
          <table:table-cell table:formula="of:=([.$E4]*POWER(1+[.$O$6];[.P$26])-SERIESSUM((1+[.$O$6])*(1+[.$O$8]);[.P$26];-1;OFFSET([.$C5];[.P$26];0):[.$C5]))*(1-1/4*[.$O$4]*[.$O$5])" office:value-type="float" office:value="-2040552.11748582" calcext:value-type="float">
            <text:p>-2040552.11748582</text:p>
          </table:table-cell>
          <table:table-cell table:formula="of:=([.$E4]*POWER(1+[.$O$6];[.Q$26])-SERIESSUM((1+[.$O$6])*(1+[.$O$8]);[.Q$26];-1;OFFSET([.$C5];[.Q$26];0):[.$C5]))*(1-1/4*[.$O$4]*[.$O$5])" office:value-type="float" office:value="-2798237.60489498" calcext:value-type="float">
            <text:p>-2798237.60489498</text:p>
          </table:table-cell>
          <table:table-cell table:formula="of:=([.$E4]*POWER(1+[.$O$6];[.R$26])-SERIESSUM((1+[.$O$6])*(1+[.$O$8]);[.R$26];-1;OFFSET([.$C5];[.R$26];0):[.$C5]))*(1-1/4*[.$O$4]*[.$O$5])" office:value-type="float" office:value="-3705387.09094667" calcext:value-type="float">
            <text:p>-3705387.09094667</text:p>
          </table:table-cell>
          <table:table-cell table:formula="of:=([.$E4]*POWER(1+[.$O$6];[.S$26])-SERIESSUM((1+[.$O$6])*(1+[.$O$8]);[.S$26];-1;OFFSET([.$C5];[.S$26];0):[.$C5]))*(1-1/4*[.$O$4]*[.$O$5])" office:value-type="float" office:value="-4787527.41111356" calcext:value-type="float">
            <text:p>-4787527.41111356</text:p>
          </table:table-cell>
          <table:table-cell table:formula="of:=([.$E4]*POWER(1+[.$O$6];[.T$26])-SERIESSUM((1+[.$O$6])*(1+[.$O$8]);[.T$26];-1;OFFSET([.$C5];[.T$26];0):[.$C5]))*(1-1/4*[.$O$4]*[.$O$5])" office:value-type="float" office:value="-6074321.13049428" calcext:value-type="float">
            <text:p>-6074321.13049428</text:p>
          </table:table-cell>
          <table:table-cell table:formula="of:=([.$E4]*POWER(1+[.$O$6];[.U$26])-SERIESSUM((1+[.$O$6])*(1+[.$O$8]);[.U$26];-1;OFFSET([.$C5];[.U$26];0):[.$C5]))*(1-1/4*[.$O$4]*[.$O$5])" office:value-type="float" office:value="-7600221.91311853" calcext:value-type="float">
            <text:p>-7600221.91311853</text:p>
          </table:table-cell>
          <table:table-cell table:formula="of:=([.$E4]*POWER(1+[.$O$6];[.V$26])-SERIESSUM((1+[.$O$6])*(1+[.$O$8]);[.V$26];-1;OFFSET([.$C5];[.V$26];0):[.$C5]))*(1-1/4*[.$O$4]*[.$O$5])" office:value-type="float" office:value="-9405232.72715962" calcext:value-type="float">
            <text:p>-9405232.72715962</text:p>
          </table:table-cell>
          <table:table-cell table:formula="of:=([.$E4]*POWER(1+[.$O$6];[.W$26])-SERIESSUM((1+[.$O$6])*(1+[.$O$8]);[.W$26];-1;OFFSET([.$C5];[.W$26];0):[.$C5]))*(1-1/4*[.$O$4]*[.$O$5])" office:value-type="float" office:value="-11535782.9500296" calcext:value-type="float">
            <text:p>-11535782.9500296</text:p>
          </table:table-cell>
          <table:table-cell table:formula="of:=([.$E4]*POWER(1+[.$O$6];[.X$26])-SERIESSUM((1+[.$O$6])*(1+[.$O$8]);[.X$26];-1;OFFSET([.$C5];[.X$26];0):[.$C5]))*(1-1/4*[.$O$4]*[.$O$5])" office:value-type="float" office:value="-14045742.9414746" calcext:value-type="float">
            <text:p>-14045742.9414746</text:p>
          </table:table-cell>
          <table:table-cell table:formula="of:=([.$E4]*POWER(1+[.$O$6];[.Y$26])-SERIESSUM((1+[.$O$6])*(1+[.$O$8]);[.Y$26];-1;OFFSET([.$C5];[.Y$26];0):[.$C5]))*(1-1/4*[.$O$4]*[.$O$5])" office:value-type="float" office:value="-16997597.5469102" calcext:value-type="float">
            <text:p>-16997597.5469102</text:p>
          </table:table-cell>
          <table:table-cell table:formula="of:=([.$E4]*POWER(1+[.$O$6];[.Z$26])-SERIESSUM((1+[.$O$6])*(1+[.$O$8]);[.Z$26];-1;OFFSET([.$C5];[.Z$26];0):[.$C5]))*(1-1/4*[.$O$4]*[.$O$5])" office:value-type="float" office:value="-20463803.3380509" calcext:value-type="float">
            <text:p>-20463803.3380509</text:p>
          </table:table-cell>
          <table:table-cell table:formula="of:=([.$E4]*POWER(1+[.$O$6];[.AA$26])-SERIESSUM((1+[.$O$6])*(1+[.$O$8]);[.AA$26];-1;OFFSET([.$C5];[.AA$26];0):[.$C5]))*(1-1/4*[.$O$4]*[.$O$5])" office:value-type="float" office:value="-24528358.2635366" calcext:value-type="float">
            <text:p>-24528358.2635366</text:p>
          </table:table-cell>
          <table:table-cell table:formula="of:=([.$E4]*POWER(1+[.$O$6];[.AB$26])-SERIESSUM((1+[.$O$6])*(1+[.$O$8]);[.AB$26];-1;OFFSET([.$C5];[.AB$26];0):[.$C5]))*(1-1/4*[.$O$4]*[.$O$5])" office:value-type="float" office:value="-29288616.8498257" calcext:value-type="float">
            <text:p>-29288616.8498257</text:p>
          </table:table-cell>
          <table:table-cell table:formula="of:=([.$E4]*POWER(1+[.$O$6];[.AC$26])-SERIESSUM((1+[.$O$6])*(1+[.$O$8]);[.AC$26];-1;OFFSET([.$C5];[.AC$26];0):[.$C5]))*(1-1/4*[.$O$4]*[.$O$5])" office:value-type="float" office:value="-34857389.2557929" calcext:value-type="float">
            <text:p>-34857389.2557929</text:p>
          </table:table-cell>
          <table:table-cell table:formula="of:=([.$E4]*POWER(1+[.$O$6];[.AD$26])-SERIESSUM((1+[.$O$6])*(1+[.$O$8]);[.AD$26];-1;OFFSET([.$C5];[.AD$26];0):[.$C5]))*(1-1/4*[.$O$4]*[.$O$5])" office:value-type="float" office:value="-41365368.4515012" calcext:value-type="float">
            <text:p>-41365368.4515012</text:p>
          </table:table-cell>
          <table:table-cell table:formula="of:=([.$E4]*POWER(1+[.$O$6];[.AE$26])-SERIESSUM((1+[.$O$6])*(1+[.$O$8]);[.AE$26];-1;OFFSET([.$C5];[.AE$26];0):[.$C5]))*(1-1/4*[.$O$4]*[.$O$5])" office:value-type="float" office:value="-48963936.687645" calcext:value-type="float">
            <text:p>-48963936.687645</text:p>
          </table:table-cell>
          <table:table-cell table:formula="of:=([.$E4]*POWER(1+[.$O$6];[.AF$26])-SERIESSUM((1+[.$O$6])*(1+[.$O$8]);[.AF$26];-1;OFFSET([.$C5];[.AF$26];0):[.$C5]))*(1-1/4*[.$O$4]*[.$O$5])" office:value-type="float" office:value="-57828410.3917595" calcext:value-type="float">
            <text:p>-57828410.3917595</text:p>
          </table:table-cell>
          <table:table-cell table:formula="of:=([.$E4]*POWER(1+[.$O$6];[.AG$26])-SERIESSUM((1+[.$O$6])*(1+[.$O$8]);[.AG$26];-1;OFFSET([.$C5];[.AG$26];0):[.$C5]))*(1-1/4*[.$O$4]*[.$O$5])" office:value-type="float" office:value="-68161791.8375565" calcext:value-type="float">
            <text:p>-68161791.8375565</text:p>
          </table:table-cell>
          <table:table-cell table:formula="of:=([.$E4]*POWER(1+[.$O$6];[.AH$26])-SERIESSUM((1+[.$O$6])*(1+[.$O$8]);[.AH$26];-1;OFFSET([.$C5];[.AH$26];0):[.$C5]))*(1-1/4*[.$O$4]*[.$O$5])" office:value-type="float" office:value="-80199106.5777692" calcext:value-type="float">
            <text:p>-80199106.5777692</text:p>
          </table:table-cell>
          <table:table-cell table:formula="of:=([.$E4]*POWER(1+[.$O$6];[.AI$26])-SERIESSUM((1+[.$O$6])*(1+[.$O$8]);[.AI$26];-1;OFFSET([.$C5];[.AI$26];0):[.$C5]))*(1-1/4*[.$O$4]*[.$O$5])" office:value-type="float" office:value="-94212417.9318087" calcext:value-type="float">
            <text:p>-94212417.9318087</text:p>
          </table:table-cell>
          <table:table-cell table:formula="of:=([.$E4]*POWER(1+[.$O$6];[.AJ$26])-SERIESSUM((1+[.$O$6])*(1+[.$O$8]);[.AJ$26];-1;OFFSET([.$C5];[.AJ$26];0):[.$C5]))*(1-1/4*[.$O$4]*[.$O$5])" office:value-type="float" office:value="-110516624.035214" calcext:value-type="float">
            <text:p>-110516624.035214</text:p>
          </table:table-cell>
          <table:table-cell table:formula="of:=([.$E4]*POWER(1+[.$O$6];[.AK$26])-SERIESSUM((1+[.$O$6])*(1+[.$O$8]);[.AK$26];-1;OFFSET([.$C5];[.AK$26];0):[.$C5]))*(1-1/4*[.$O$4]*[.$O$5])" office:value-type="float" office:value="-129476159.386314" calcext:value-type="float">
            <text:p>-129476159.386314</text:p>
          </table:table-cell>
          <table:table-cell table:formula="of:=([.$E4]*POWER(1+[.$O$6];[.AL$26])-SERIESSUM((1+[.$O$6])*(1+[.$O$8]);[.AL$26];-1;OFFSET([.$C5];[.AL$26];0):[.$C5]))*(1-1/4*[.$O$4]*[.$O$5])" office:value-type="float" office:value="-151512741.811059" calcext:value-type="float">
            <text:p>-151512741.811059</text:p>
          </table:table-cell>
          <table:table-cell table:formula="of:=([.$E4]*POWER(1+[.$O$6];[.AM$26])-SERIESSUM((1+[.$O$6])*(1+[.$O$8]);[.AM$26];-1;OFFSET([.$C5];[.AM$26];0):[.$C5]))*(1-1/4*[.$O$4]*[.$O$5])" office:value-type="float" office:value="-177114327.707615" calcext:value-type="float">
            <text:p>-177114327.707615</text:p>
          </table:table-cell>
          <table:table-cell table:formula="of:=([.$E4]*POWER(1+[.$O$6];[.AN$26])-SERIESSUM((1+[.$O$6])*(1+[.$O$8]);[.AN$26];-1;OFFSET([.$C5];[.AN$26];0):[.$C5]))*(1-1/4*[.$O$4]*[.$O$5])" office:value-type="float" office:value="-206845463.787837" calcext:value-type="float">
            <text:p>-206845463.787837</text:p>
          </table:table-cell>
          <table:table-cell table:formula="of:=([.$E4]*POWER(1+[.$O$6];[.AO$26])-SERIESSUM((1+[.$O$6])*(1+[.$O$8]);[.AO$26];-1;OFFSET([.$C5];[.AO$26];0):[.$C5]))*(1-1/4*[.$O$4]*[.$O$5])" office:value-type="float" office:value="-241359252.834712" calcext:value-type="float">
            <text:p>-241359252.834712</text:p>
          </table:table-cell>
          <table:table-cell table:formula="of:=([.$E4]*POWER(1+[.$O$6];[.AP$26])-SERIESSUM((1+[.$O$6])*(1+[.$O$8]);[.AP$26];-1;OFFSET([.$C5];[.AP$26];0):[.$C5]))*(1-1/4*[.$O$4]*[.$O$5])" office:value-type="float" office:value="-281411184.857279" calcext:value-type="float">
            <text:p>-281411184.857279</text:p>
          </table:table-cell>
          <table:table-cell table:formula="of:=([.$E4]*POWER(1+[.$O$6];[.AQ$26])-SERIESSUM((1+[.$O$6])*(1+[.$O$8]);[.AQ$26];-1;OFFSET([.$C5];[.AQ$26];0):[.$C5]))*(1-1/4*[.$O$4]*[.$O$5])" office:value-type="float" office:value="-327875124.157219" calcext:value-type="float">
            <text:p>-327875124.157219</text:p>
          </table:table-cell>
          <table:table-cell table:formula="of:=([.$E4]*POWER(1+[.$O$6];[.AR$26])-SERIESSUM((1+[.$O$6])*(1+[.$O$8]);[.AR$26];-1;OFFSET([.$C5];[.AR$26];0):[.$C5]))*(1-1/4*[.$O$4]*[.$O$5])" office:value-type="float" office:value="-381761788.044314" calcext:value-type="float">
            <text:p>-381761788.044314</text:p>
          </table:table-cell>
          <table:table-cell table:formula="of:=([.$E4]*POWER(1+[.$O$6];[.AS$26])-SERIESSUM((1+[.$O$6])*(1+[.$O$8]);[.AS$26];-1;OFFSET([.$C5];[.AS$26];0):[.$C5]))*(1-1/4*[.$O$4]*[.$O$5])" office:value-type="float" office:value="-444240105.199096" calcext:value-type="float">
            <text:p>-444240105.199096</text:p>
          </table:table-cell>
          <table:table-cell table:formula="of:=([.$E4]*POWER(1+[.$O$6];[.AT$26])-SERIESSUM((1+[.$O$6])*(1+[.$O$8]);[.AT$26];-1;OFFSET([.$C5];[.AT$26];0):[.$C5]))*(1-1/4*[.$O$4]*[.$O$5])" office:value-type="float" office:value="-516661902.075463" calcext:value-type="float">
            <text:p>-516661902.075463</text:p>
          </table:table-cell>
          <table:table-cell table:formula="of:=([.$E4]*POWER(1+[.$O$6];[.AU$26])-SERIESSUM((1+[.$O$6])*(1+[.$O$8]);[.AU$26];-1;OFFSET([.$C5];[.AU$26];0):[.$C5]))*(1-1/4*[.$O$4]*[.$O$5])" office:value-type="float" office:value="-600590435.529501" calcext:value-type="float">
            <text:p>-600590435.529501</text:p>
          </table:table-cell>
          <table:table-cell table:formula="of:=([.$E4]*POWER(1+[.$O$6];[.AV$26])-SERIESSUM((1+[.$O$6])*(1+[.$O$8]);[.AV$26];-1;OFFSET([.$C5];[.AV$26];0):[.$C5]))*(1-1/4*[.$O$4]*[.$O$5])" office:value-type="float" office:value="-697833370.515813" calcext:value-type="float">
            <text:p>-697833370.515813</text:p>
          </table:table-cell>
          <table:table-cell table:formula="of:=([.$E4]*POWER(1+[.$O$6];[.AW$26])-SERIESSUM((1+[.$O$6])*(1+[.$O$8]);[.AW$26];-1;OFFSET([.$C5];[.AW$26];0):[.$C5]))*(1-1/4*[.$O$4]*[.$O$5])" office:value-type="float" office:value="-810480894.899492" calcext:value-type="float">
            <text:p>-810480894.899492</text:p>
          </table:table-cell>
          <table:table-cell table:formula="of:=([.$E4]*POWER(1+[.$O$6];[.AX$26])-SERIESSUM((1+[.$O$6])*(1+[.$O$8]);[.AX$26];-1;OFFSET([.$C5];[.AX$26];0):[.$C5]))*(1-1/4*[.$O$4]*[.$O$5])" office:value-type="float" office:value="-940949771.143775" calcext:value-type="float">
            <text:p>-940949771.143775</text:p>
          </table:table-cell>
          <table:table-cell table:formula="of:=([.$E4]*POWER(1+[.$O$6];[.AY$26])-SERIESSUM((1+[.$O$6])*(1+[.$O$8]);[.AY$26];-1;OFFSET([.$C5];[.AY$26];0):[.$C5]))*(1-1/4*[.$O$4]*[.$O$5])" office:value-type="float" office:value="-1092034249.10733" calcext:value-type="float">
            <text:p>-1092034249.10733</text:p>
          </table:table-cell>
          <table:table-cell table:formula="of:=([.$E4]*POWER(1+[.$O$6];[.AZ$26])-SERIESSUM((1+[.$O$6])*(1+[.$O$8]);[.AZ$26];-1;OFFSET([.$C5];[.AZ$26];0):[.$C5]))*(1-1/4*[.$O$4]*[.$O$5])" office:value-type="float" office:value="-1266964908.02964" calcext:value-type="float">
            <text:p>-1266964908.02964</text:p>
          </table:table-cell>
          <table:table-cell table:formula="of:=([.$E4]*POWER(1+[.$O$6];[.BA$26])-SERIESSUM((1+[.$O$6])*(1+[.$O$8]);[.BA$26];-1;OFFSET([.$C5];[.BA$26];0):[.$C5]))*(1-1/4*[.$O$4]*[.$O$5])" office:value-type="float" office:value="-1469476662.01201" calcext:value-type="float">
            <text:p>-1469476662.01201</text:p>
          </table:table-cell>
          <table:table-cell table:formula="of:=([.$E4]*POWER(1+[.$O$6];[.BB$26])-SERIESSUM((1+[.$O$6])*(1+[.$O$8]);[.BB$26];-1;OFFSET([.$C5];[.BB$26];0):[.$C5]))*(1-1/4*[.$O$4]*[.$O$5])" office:value-type="float" office:value="-1703887355.39889" calcext:value-type="float">
            <text:p>-1703887355.39889</text:p>
          </table:table-cell>
          <table:table-cell table:formula="of:=([.$E4]*POWER(1+[.$O$6];[.BC$26])-SERIESSUM((1+[.$O$6])*(1+[.$O$8]);[.BC$26];-1;OFFSET([.$C5];[.BC$26];0):[.$C5]))*(1-1/4*[.$O$4]*[.$O$5])" office:value-type="float" office:value="-1975188596.45431" calcext:value-type="float">
            <text:p>-1975188596.45431</text:p>
          </table:table-cell>
          <table:table-cell table:formula="of:=([.$E4]*POWER(1+[.$O$6];[.BD$26])-SERIESSUM((1+[.$O$6])*(1+[.$O$8]);[.BD$26];-1;OFFSET([.$C5];[.BD$26];0):[.$C5]))*(1-1/4*[.$O$4]*[.$O$5])" office:value-type="float" office:value="-2289150734.26338" calcext:value-type="float">
            <text:p>-2289150734.26338</text:p>
          </table:table-cell>
          <table:table-cell table:formula="of:=([.$E4]*POWER(1+[.$O$6];[.BE$26])-SERIESSUM((1+[.$O$6])*(1+[.$O$8]);[.BE$26];-1;OFFSET([.$C5];[.BE$26];0):[.$C5]))*(1-1/4*[.$O$4]*[.$O$5])" office:value-type="float" office:value="-2652444180.24385" calcext:value-type="float">
            <text:p>-2652444180.24385</text:p>
          </table:table-cell>
          <table:table-cell table:formula="of:=([.$E4]*POWER(1+[.$O$6];[.BF$26])-SERIESSUM((1+[.$O$6])*(1+[.$O$8]);[.BF$26];-1;OFFSET([.$C5];[.BF$26];0):[.$C5]))*(1-1/4*[.$O$4]*[.$O$5])" office:value-type="float" office:value="-3072779618.24013" calcext:value-type="float">
            <text:p>-3072779618.24013</text:p>
          </table:table-cell>
          <table:table-cell table:formula="of:=([.$E4]*POWER(1+[.$O$6];[.BG$26])-SERIESSUM((1+[.$O$6])*(1+[.$O$8]);[.BG$26];-1;OFFSET([.$C5];[.BG$26];0):[.$C5]))*(1-1/4*[.$O$4]*[.$O$5])" office:value-type="float" office:value="-3559070043.06938" calcext:value-type="float">
            <text:p>-3559070043.06938</text:p>
          </table:table-cell>
          <table:table-cell table:formula="of:=([.$E4]*POWER(1+[.$O$6];[.BH$26])-SERIESSUM((1+[.$O$6])*(1+[.$O$8]);[.BH$26];-1;OFFSET([.$C5];[.BH$26];0):[.$C5]))*(1-1/4*[.$O$4]*[.$O$5])" office:value-type="float" office:value="-4121618024.89303" calcext:value-type="float">
            <text:p>-4121618024.89303</text:p>
          </table:table-cell>
          <table:table-cell table:formula="of:=([.$E4]*POWER(1+[.$O$6];[.BI$26])-SERIESSUM((1+[.$O$6])*(1+[.$O$8]);[.BI$26];-1;OFFSET([.$C5];[.BI$26];0):[.$C5]))*(1-1/4*[.$O$4]*[.$O$5])" office:value-type="float" office:value="-4772332125.48218" calcext:value-type="float">
            <text:p>-4772332125.48218</text:p>
          </table:table-cell>
          <table:table-cell table:formula="of:=([.$E4]*POWER(1+[.$O$6];[.BJ$26])-SERIESSUM((1+[.$O$6])*(1+[.$O$8]);[.BJ$26];-1;OFFSET([.$C5];[.BJ$26];0):[.$C5]))*(1-1/4*[.$O$4]*[.$O$5])" office:value-type="float" office:value="-5524977003.41031" calcext:value-type="float">
            <text:p>-5524977003.41031</text:p>
          </table:table-cell>
          <table:table-cell table:formula="of:=([.$E4]*POWER(1+[.$O$6];[.BK$26])-SERIESSUM((1+[.$O$6])*(1+[.$O$8]);[.BK$26];-1;OFFSET([.$C5];[.BK$26];0):[.$C5]))*(1-1/4*[.$O$4]*[.$O$5])" office:value-type="float" office:value="-6395462451.24332" calcext:value-type="float">
            <text:p>-6395462451.24332</text:p>
          </table:table-cell>
          <table:table-cell table:formula="of:=([.$E4]*POWER(1+[.$O$6];[.BL$26])-SERIESSUM((1+[.$O$6])*(1+[.$O$8]);[.BL$26];-1;OFFSET([.$C5];[.BL$26];0):[.$C5]))*(1-1/4*[.$O$4]*[.$O$5])" office:value-type="float" office:value="-7402177423.69778" calcext:value-type="float">
            <text:p>-7402177423.69778</text:p>
          </table:table-cell>
          <table:table-cell table:formula="of:=([.$E4]*POWER(1+[.$O$6];[.BM$26])-SERIESSUM((1+[.$O$6])*(1+[.$O$8]);[.BM$26];-1;OFFSET([.$C5];[.BM$26];0):[.$C5]))*(1-1/4*[.$O$4]*[.$O$5])" office:value-type="float" office:value="-8566376058.5994" calcext:value-type="float">
            <text:p>-8566376058.5994</text:p>
          </table:table-cell>
          <table:table-cell table:formula="of:=([.$E4]*POWER(1+[.$O$6];[.BN$26])-SERIESSUM((1+[.$O$6])*(1+[.$O$8]);[.BN$26];-1;OFFSET([.$C5];[.BN$26];0):[.$C5]))*(1-1/4*[.$O$4]*[.$O$5])" office:value-type="float" office:value="-9912623782.05072" calcext:value-type="float">
            <text:p>-9912623782.05072</text:p>
          </table:table-cell>
          <table:table-cell table:formula="of:=([.$E4]*POWER(1+[.$O$6];[.BO$26])-SERIESSUM((1+[.$O$6])*(1+[.$O$8]);[.BO$26];-1;OFFSET([.$C5];[.BO$26];0):[.$C5]))*(1-1/4*[.$O$4]*[.$O$5])" office:value-type="float" office:value="-11469312848.3384" calcext:value-type="float">
            <text:p>-11469312848.3384</text:p>
          </table:table-cell>
          <table:table-cell table:formula="of:=([.$E4]*POWER(1+[.$O$6];[.BP$26])-SERIESSUM((1+[.$O$6])*(1+[.$O$8]);[.BP$26];-1;OFFSET([.$C5];[.BP$26];0):[.$C5]))*(1-1/4*[.$O$4]*[.$O$5])" office:value-type="float" office:value="-13269258120.1589" calcext:value-type="float">
            <text:p>-13269258120.1589</text:p>
          </table:table-cell>
          <table:table-cell table:formula="of:=([.$E4]*POWER(1+[.$O$6];[.BQ$26])-SERIESSUM((1+[.$O$6])*(1+[.$O$8]);[.BQ$26];-1;OFFSET([.$C5];[.BQ$26];0):[.$C5]))*(1-1/4*[.$O$4]*[.$O$5])" office:value-type="float" office:value="-15338089619.7664" calcext:value-type="float">
            <text:p>-15338089619.7664</text:p>
          </table:table-cell>
          <table:table-cell table:formula="of:=([.$E4]*POWER(1+[.$O$6];[.BR$26])-SERIESSUM((1+[.$O$6])*(1+[.$O$8]);[.BR$26];-1;OFFSET([.$C5];[.BR$26];0):[.$C5]))*(1-1/4*[.$O$4]*[.$O$5])" office:value-type="float" office:value="-17729162095.6017" calcext:value-type="float">
            <text:p>-17729162095.6017</text:p>
          </table:table-cell>
          <table:table-cell table:formula="of:=([.$E4]*POWER(1+[.$O$6];[.BS$26])-SERIESSUM((1+[.$O$6])*(1+[.$O$8]);[.BS$26];-1;OFFSET([.$C5];[.BS$26];0):[.$C5]))*(1-1/4*[.$O$4]*[.$O$5])" office:value-type="float" office:value="-20492642707.1569" calcext:value-type="float">
            <text:p>-20492642707.1569</text:p>
          </table:table-cell>
          <table:table-cell table:formula="of:=([.$E4]*POWER(1+[.$O$6];[.BT$26])-SERIESSUM((1+[.$O$6])*(1+[.$O$8]);[.BT$26];-1;OFFSET([.$C5];[.BT$26];0):[.$C5]))*(1-1/4*[.$O$4]*[.$O$5])" office:value-type="float" office:value="-23686506741.0285" calcext:value-type="float">
            <text:p>-23686506741.0285</text:p>
          </table:table-cell>
          <table:table-cell table:formula="of:=([.$E4]*POWER(1+[.$O$6];[.BU$26])-SERIESSUM((1+[.$O$6])*(1+[.$O$8]);[.BU$26];-1;OFFSET([.$C5];[.BU$26];0):[.$C5]))*(1-1/4*[.$O$4]*[.$O$5])" office:value-type="float" office:value="-27377752724.8616" calcext:value-type="float">
            <text:p>-27377752724.8616</text:p>
          </table:table-cell>
          <table:table-cell table:formula="of:=([.$E4]*POWER(1+[.$O$6];[.BV$26])-SERIESSUM((1+[.$O$6])*(1+[.$O$8]);[.BV$26];-1;OFFSET([.$C5];[.BV$26];0):[.$C5]))*(1-1/4*[.$O$4]*[.$O$5])" office:value-type="float" office:value="-31643806626.5734" calcext:value-type="float">
            <text:p>-31643806626.5734</text:p>
          </table:table-cell>
          <table:table-cell table:formula="of:=([.$E4]*POWER(1+[.$O$6];[.BW$26])-SERIESSUM((1+[.$O$6])*(1+[.$O$8]);[.BW$26];-1;OFFSET([.$C5];[.BW$26];0):[.$C5]))*(1-1/4*[.$O$4]*[.$O$5])" office:value-type="float" office:value="-36574144561.6094" calcext:value-type="float">
            <text:p>-36574144561.6094</text:p>
          </table:table-cell>
          <table:table-cell table:formula="of:=([.$E4]*POWER(1+[.$O$6];[.BX$26])-SERIESSUM((1+[.$O$6])*(1+[.$O$8]);[.BX$26];-1;OFFSET([.$C5];[.BX$26];0):[.$C5]))*(1-1/4*[.$O$4]*[.$O$5])" office:value-type="float" office:value="-42272168009.2523" calcext:value-type="float">
            <text:p>-42272168009.25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O$2]*POWER(1+[.$O$11];[.$A29])*(POWER([.$O$7];12)-1)/([.$O$7]-1) + [.$B29]*POWER([.$O$7];12)" office:value-type="float" office:value="45100438.7728892" calcext:value-type="float">
            <text:p>45100438.7728892</text:p>
          </table:table-cell>
          <table:table-cell table:formula="of:=[.$C29]*POWER([.$O$9];12)" office:value-type="float" office:value="1234718.91923627" calcext:value-type="float">
            <text:p>1234718.91923627</text:p>
          </table:table-cell>
          <table:table-cell table:formula="of:=[.$B30]/4*[.$O$4]*[.$O$5]" office:value-type="float" office:value="88622.3621887274" calcext:value-type="float">
            <text:p>88622.3621887274</text:p>
          </table:table-cell>
          <table:table-cell table:formula="of:=[.$B30]-[.$C30]-[.$D30]+[.$O$13]*POWER([.$O$7];12*[.$A30])" office:value-type="float" office:value="43777097.4914642" calcext:value-type="float">
            <text:p>43777097.4914642</text:p>
          </table:table-cell>
          <table:table-cell table:formula="of:=COUNTIF([.$K55:.$BY55];&quot;&gt;=0&quot;)" office:value-type="float" office:value="18" calcext:value-type="float">
            <text:p>18</text:p>
          </table:table-cell>
          <table:table-cell table:formula="of:=[.$O$10]+[.$F30]+[.$A30]" office:value-type="float" office:value="65" calcext:value-type="float">
            <text:p>65</text:p>
          </table:table-cell>
          <table:table-cell table:formula="of:=[.$O$10]+[.$A30]"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5]-[.$C6]" office:value-type="float" office:value="730701.823308781" calcext:value-type="float">
            <text:p>730701.823308781</text:p>
          </table:table-cell>
          <table:table-cell table:formula="of:=([.$E5]*POWER(1+[.$O$6];[.K$26])-SERIESSUM((1+[.$O$6])*(1+[.$O$8]);[.K$26];-1;OFFSET([.$C6];[.K$26];0):[.$C6]))*(1-1/4*[.$O$4]*[.$O$5])" office:value-type="float" office:value="509292.529158137" calcext:value-type="float">
            <text:p>509292.529158137</text:p>
          </table:table-cell>
          <table:table-cell table:formula="of:=([.$E5]*POWER(1+[.$O$6];[.L$26])-SERIESSUM((1+[.$O$6])*(1+[.$O$8]);[.L$26];-1;OFFSET([.$C6];[.L$26];0):[.$C6]))*(1-1/4*[.$O$4]*[.$O$5])" office:value-type="float" office:value="231014.89566127" calcext:value-type="float">
            <text:p>231014.89566127</text:p>
          </table:table-cell>
          <table:table-cell table:formula="of:=([.$E5]*POWER(1+[.$O$6];[.M$26])-SERIESSUM((1+[.$O$6])*(1+[.$O$8]);[.M$26];-1;OFFSET([.$C6];[.M$26];0):[.$C6]))*(1-1/4*[.$O$4]*[.$O$5])" office:value-type="float" office:value="-116383.174840739" calcext:value-type="float">
            <text:p>-116383.174840739</text:p>
          </table:table-cell>
          <table:table-cell table:formula="of:=([.$E5]*POWER(1+[.$O$6];[.N$26])-SERIESSUM((1+[.$O$6])*(1+[.$O$8]);[.N$26];-1;OFFSET([.$C6];[.N$26];0):[.$C6]))*(1-1/4*[.$O$4]*[.$O$5])" office:value-type="float" office:value="-545527.756045056" calcext:value-type="float">
            <text:p>-545527.756045056</text:p>
          </table:table-cell>
          <table:table-cell table:formula="of:=([.$E5]*POWER(1+[.$O$6];[.O$26])-SERIESSUM((1+[.$O$6])*(1+[.$O$8]);[.O$26];-1;OFFSET([.$C6];[.O$26];0):[.$C6]))*(1-1/4*[.$O$4]*[.$O$5])" office:value-type="float" office:value="-1071145.58432249" calcext:value-type="float">
            <text:p>-1071145.58432249</text:p>
          </table:table-cell>
          <table:table-cell table:formula="of:=([.$E5]*POWER(1+[.$O$6];[.P$26])-SERIESSUM((1+[.$O$6])*(1+[.$O$8]);[.P$26];-1;OFFSET([.$C6];[.P$26];0):[.$C6]))*(1-1/4*[.$O$4]*[.$O$5])" office:value-type="float" office:value="-1710400.85144178" calcext:value-type="float">
            <text:p>-1710400.85144178</text:p>
          </table:table-cell>
          <table:table-cell table:formula="of:=([.$E5]*POWER(1+[.$O$6];[.Q$26])-SERIESSUM((1+[.$O$6])*(1+[.$O$8]);[.Q$26];-1;OFFSET([.$C6];[.Q$26];0):[.$C6]))*(1-1/4*[.$O$4]*[.$O$5])" office:value-type="float" office:value="-2483285.12982813" calcext:value-type="float">
            <text:p>-2483285.12982813</text:p>
          </table:table-cell>
          <table:table-cell table:formula="of:=([.$E5]*POWER(1+[.$O$6];[.R$26])-SERIESSUM((1+[.$O$6])*(1+[.$O$8]);[.R$26];-1;OFFSET([.$C6];[.R$26];0):[.$C6]))*(1-1/4*[.$O$4]*[.$O$5])" office:value-type="float" office:value="-3413068.75131069" calcext:value-type="float">
            <text:p>-3413068.75131069</text:p>
          </table:table-cell>
          <table:table-cell table:formula="of:=([.$E5]*POWER(1+[.$O$6];[.S$26])-SERIESSUM((1+[.$O$6])*(1+[.$O$8]);[.S$26];-1;OFFSET([.$C6];[.S$26];0):[.$C6]))*(1-1/4*[.$O$4]*[.$O$5])" office:value-type="float" office:value="-4526823.25900907" calcext:value-type="float">
            <text:p>-4526823.25900907</text:p>
          </table:table-cell>
          <table:table-cell table:formula="of:=([.$E5]*POWER(1+[.$O$6];[.T$26])-SERIESSUM((1+[.$O$6])*(1+[.$O$8]);[.T$26];-1;OFFSET([.$C6];[.T$26];0):[.$C6]))*(1-1/4*[.$O$4]*[.$O$5])" office:value-type="float" office:value="-5856026.05307585" calcext:value-type="float">
            <text:p>-5856026.05307585</text:p>
          </table:table-cell>
          <table:table-cell table:formula="of:=([.$E5]*POWER(1+[.$O$6];[.U$26])-SERIESSUM((1+[.$O$6])*(1+[.$O$8]);[.U$26];-1;OFFSET([.$C6];[.U$26];0):[.$C6]))*(1-1/4*[.$O$4]*[.$O$5])" office:value-type="float" office:value="-7437260.08595956" calcext:value-type="float">
            <text:p>-7437260.08595956</text:p>
          </table:table-cell>
          <table:table-cell table:formula="of:=([.$E5]*POWER(1+[.$O$6];[.V$26])-SERIESSUM((1+[.$O$6])*(1+[.$O$8]);[.V$26];-1;OFFSET([.$C6];[.V$26];0):[.$C6]))*(1-1/4*[.$O$4]*[.$O$5])" office:value-type="float" office:value="-9313023.46809733" calcext:value-type="float">
            <text:p>-9313023.46809733</text:p>
          </table:table-cell>
          <table:table-cell table:formula="of:=([.$E5]*POWER(1+[.$O$6];[.W$26])-SERIESSUM((1+[.$O$6])*(1+[.$O$8]);[.W$26];-1;OFFSET([.$C6];[.W$26];0):[.$C6]))*(1-1/4*[.$O$4]*[.$O$5])" office:value-type="float" office:value="-11532666.1625712" calcext:value-type="float">
            <text:p>-11532666.1625712</text:p>
          </table:table-cell>
          <table:table-cell table:formula="of:=([.$E5]*POWER(1+[.$O$6];[.X$26])-SERIESSUM((1+[.$O$6])*(1+[.$O$8]);[.X$26];-1;OFFSET([.$C6];[.X$26];0):[.$C6]))*(1-1/4*[.$O$4]*[.$O$5])" office:value-type="float" office:value="-14153473.6259004" calcext:value-type="float">
            <text:p>-14153473.6259004</text:p>
          </table:table-cell>
          <table:table-cell table:formula="of:=([.$E5]*POWER(1+[.$O$6];[.Y$26])-SERIESSUM((1+[.$O$6])*(1+[.$O$8]);[.Y$26];-1;OFFSET([.$C6];[.Y$26];0):[.$C6]))*(1-1/4*[.$O$4]*[.$O$5])" office:value-type="float" office:value="-17241920.3479983" calcext:value-type="float">
            <text:p>-17241920.3479983</text:p>
          </table:table-cell>
          <table:table-cell table:formula="of:=([.$E5]*POWER(1+[.$O$6];[.Z$26])-SERIESSUM((1+[.$O$6])*(1+[.$O$8]);[.Z$26];-1;OFFSET([.$C6];[.Z$26];0):[.$C6]))*(1-1/4*[.$O$4]*[.$O$5])" office:value-type="float" office:value="-20875119.8223433" calcext:value-type="float">
            <text:p>-20875119.8223433</text:p>
          </table:table-cell>
          <table:table-cell table:formula="of:=([.$E5]*POWER(1+[.$O$6];[.AA$26])-SERIESSUM((1+[.$O$6])*(1+[.$O$8]);[.AA$26];-1;OFFSET([.$C6];[.AA$26];0):[.$C6]))*(1-1/4*[.$O$4]*[.$O$5])" office:value-type="float" office:value="-25142501.6126632" calcext:value-type="float">
            <text:p>-25142501.6126632</text:p>
          </table:table-cell>
          <table:table-cell table:formula="of:=([.$E5]*POWER(1+[.$O$6];[.AB$26])-SERIESSUM((1+[.$O$6])*(1+[.$O$8]);[.AB$26];-1;OFFSET([.$C6];[.AB$26];0):[.$C6]))*(1-1/4*[.$O$4]*[.$O$5])" office:value-type="float" office:value="-30147750.9616469" calcext:value-type="float">
            <text:p>-30147750.9616469</text:p>
          </table:table-cell>
          <table:table-cell table:formula="of:=([.$E5]*POWER(1+[.$O$6];[.AC$26])-SERIESSUM((1+[.$O$6])*(1+[.$O$8]);[.AC$26];-1;OFFSET([.$C6];[.AC$26];0):[.$C6]))*(1-1/4*[.$O$4]*[.$O$5])" office:value-type="float" office:value="-36011051.9106185" calcext:value-type="float">
            <text:p>-36011051.9106185</text:p>
          </table:table-cell>
          <table:table-cell table:formula="of:=([.$E5]*POWER(1+[.$O$6];[.AD$26])-SERIESSUM((1+[.$O$6])*(1+[.$O$8]);[.AD$26];-1;OFFSET([.$C6];[.AD$26];0):[.$C6]))*(1-1/4*[.$O$4]*[.$O$5])" office:value-type="float" office:value="-42871681.28258" calcext:value-type="float">
            <text:p>-42871681.28258</text:p>
          </table:table-cell>
          <table:table-cell table:formula="of:=([.$E5]*POWER(1+[.$O$6];[.AE$26])-SERIESSUM((1+[.$O$6])*(1+[.$O$8]);[.AE$26];-1;OFFSET([.$C6];[.AE$26];0):[.$C6]))*(1-1/4*[.$O$4]*[.$O$5])" office:value-type="float" office:value="-50891008.2584117" calcext:value-type="float">
            <text:p>-50891008.2584117</text:p>
          </table:table-cell>
          <table:table-cell table:formula="of:=([.$E5]*POWER(1+[.$O$6];[.AF$26])-SERIESSUM((1+[.$O$6])*(1+[.$O$8]);[.AF$26];-1;OFFSET([.$C6];[.AF$26];0):[.$C6]))*(1-1/4*[.$O$4]*[.$O$5])" office:value-type="float" office:value="-60255962.8020248" calcext:value-type="float">
            <text:p>-60255962.8020248</text:p>
          </table:table-cell>
          <table:table-cell table:formula="of:=([.$E5]*POWER(1+[.$O$6];[.AG$26])-SERIESSUM((1+[.$O$6])*(1+[.$O$8]);[.AG$26];-1;OFFSET([.$C6];[.AG$26];0):[.$C6]))*(1-1/4*[.$O$4]*[.$O$5])" office:value-type="float" office:value="-71183046.043655" calcext:value-type="float">
            <text:p>-71183046.043655</text:p>
          </table:table-cell>
          <table:table-cell table:formula="of:=([.$E5]*POWER(1+[.$O$6];[.AH$26])-SERIESSUM((1+[.$O$6])*(1+[.$O$8]);[.AH$26];-1;OFFSET([.$C6];[.AH$26];0):[.$C6]))*(1-1/4*[.$O$4]*[.$O$5])" office:value-type="float" office:value="-83922967.1178801" calcext:value-type="float">
            <text:p>-83922967.1178801</text:p>
          </table:table-cell>
          <table:table-cell table:formula="of:=([.$E5]*POWER(1+[.$O$6];[.AI$26])-SERIESSUM((1+[.$O$6])*(1+[.$O$8]);[.AI$26];-1;OFFSET([.$C6];[.AI$26];0):[.$C6]))*(1-1/4*[.$O$4]*[.$O$5])" office:value-type="float" office:value="-98766004.1130757" calcext:value-type="float">
            <text:p>-98766004.1130757</text:p>
          </table:table-cell>
          <table:table-cell table:formula="of:=([.$E5]*POWER(1+[.$O$6];[.AJ$26])-SERIESSUM((1+[.$O$6])*(1+[.$O$8]);[.AJ$26];-1;OFFSET([.$C6];[.AJ$26];0):[.$C6]))*(1-1/4*[.$O$4]*[.$O$5])" office:value-type="float" office:value="-116048201.997803" calcext:value-type="float">
            <text:p>-116048201.997803</text:p>
          </table:table-cell>
          <table:table-cell table:formula="of:=([.$E5]*POWER(1+[.$O$6];[.AK$26])-SERIESSUM((1+[.$O$6])*(1+[.$O$8]);[.AK$26];-1;OFFSET([.$C6];[.AK$26];0):[.$C6]))*(1-1/4*[.$O$4]*[.$O$5])" office:value-type="float" office:value="-136158537.965889" calcext:value-type="float">
            <text:p>-136158537.965889</text:p>
          </table:table-cell>
          <table:table-cell table:formula="of:=([.$E5]*POWER(1+[.$O$6];[.AL$26])-SERIESSUM((1+[.$O$6])*(1+[.$O$8]);[.AL$26];-1;OFFSET([.$C6];[.AL$26];0):[.$C6]))*(1-1/4*[.$O$4]*[.$O$5])" office:value-type="float" office:value="-159547204.954169" calcext:value-type="float">
            <text:p>-159547204.954169</text:p>
          </table:table-cell>
          <table:table-cell table:formula="of:=([.$E5]*POWER(1+[.$O$6];[.AM$26])-SERIESSUM((1+[.$O$6])*(1+[.$O$8]);[.AM$26];-1;OFFSET([.$C6];[.AM$26];0):[.$C6]))*(1-1/4*[.$O$4]*[.$O$5])" office:value-type="float" office:value="-186735187.560791" calcext:value-type="float">
            <text:p>-186735187.560791</text:p>
          </table:table-cell>
          <table:table-cell table:formula="of:=([.$E5]*POWER(1+[.$O$6];[.AN$26])-SERIESSUM((1+[.$O$6])*(1+[.$O$8]);[.AN$26];-1;OFFSET([.$C6];[.AN$26];0):[.$C6]))*(1-1/4*[.$O$4]*[.$O$5])" office:value-type="float" office:value="-218325331.71972" calcext:value-type="float">
            <text:p>-218325331.71972</text:p>
          </table:table-cell>
          <table:table-cell table:formula="of:=([.$E5]*POWER(1+[.$O$6];[.AO$26])-SERIESSUM((1+[.$O$6])*(1+[.$O$8]);[.AO$26];-1;OFFSET([.$C6];[.AO$26];0):[.$C6]))*(1-1/4*[.$O$4]*[.$O$5])" office:value-type="float" office:value="-255015140.837215" calcext:value-type="float">
            <text:p>-255015140.837215</text:p>
          </table:table-cell>
          <table:table-cell table:formula="of:=([.$E5]*POWER(1+[.$O$6];[.AP$26])-SERIESSUM((1+[.$O$6])*(1+[.$O$8]);[.AP$26];-1;OFFSET([.$C6];[.AP$26];0):[.$C6]))*(1-1/4*[.$O$4]*[.$O$5])" office:value-type="float" office:value="-297611567.325688" calcext:value-type="float">
            <text:p>-297611567.325688</text:p>
          </table:table-cell>
          <table:table-cell table:formula="of:=([.$E5]*POWER(1+[.$O$6];[.AQ$26])-SERIESSUM((1+[.$O$6])*(1+[.$O$8]);[.AQ$26];-1;OFFSET([.$C6];[.AQ$26];0):[.$C6]))*(1-1/4*[.$O$4]*[.$O$5])" office:value-type="float" office:value="-347048110.338895" calcext:value-type="float">
            <text:p>-347048110.338895</text:p>
          </table:table-cell>
          <table:table-cell table:formula="of:=([.$E5]*POWER(1+[.$O$6];[.AR$26])-SERIESSUM((1+[.$O$6])*(1+[.$O$8]);[.AR$26];-1;OFFSET([.$C6];[.AR$26];0):[.$C6]))*(1-1/4*[.$O$4]*[.$O$5])" office:value-type="float" office:value="-404404578.897341" calcext:value-type="float">
            <text:p>-404404578.897341</text:p>
          </table:table-cell>
          <table:table-cell table:formula="of:=([.$E5]*POWER(1+[.$O$6];[.AS$26])-SERIESSUM((1+[.$O$6])*(1+[.$O$8]);[.AS$26];-1;OFFSET([.$C6];[.AS$26];0):[.$C6]))*(1-1/4*[.$O$4]*[.$O$5])" office:value-type="float" office:value="-470929935.508152" calcext:value-type="float">
            <text:p>-470929935.508152</text:p>
          </table:table-cell>
          <table:table-cell table:formula="of:=([.$E5]*POWER(1+[.$O$6];[.AT$26])-SERIESSUM((1+[.$O$6])*(1+[.$O$8]);[.AT$26];-1;OFFSET([.$C6];[.AT$26];0):[.$C6]))*(1-1/4*[.$O$4]*[.$O$5])" office:value-type="float" office:value="-548068700.001473" calcext:value-type="float">
            <text:p>-548068700.001473</text:p>
          </table:table-cell>
          <table:table-cell table:formula="of:=([.$E5]*POWER(1+[.$O$6];[.AU$26])-SERIESSUM((1+[.$O$6])*(1+[.$O$8]);[.AU$26];-1;OFFSET([.$C6];[.AU$26];0):[.$C6]))*(1-1/4*[.$O$4]*[.$O$5])" office:value-type="float" office:value="-637491467.979753" calcext:value-type="float">
            <text:p>-637491467.979753</text:p>
          </table:table-cell>
          <table:table-cell table:formula="of:=([.$E5]*POWER(1+[.$O$6];[.AV$26])-SERIESSUM((1+[.$O$6])*(1+[.$O$8]);[.AV$26];-1;OFFSET([.$C6];[.AV$26];0):[.$C6]))*(1-1/4*[.$O$4]*[.$O$5])" office:value-type="float" office:value="-741130184.572161" calcext:value-type="float">
            <text:p>-741130184.572161</text:p>
          </table:table-cell>
          <table:table-cell table:formula="of:=([.$E5]*POWER(1+[.$O$6];[.AW$26])-SERIESSUM((1+[.$O$6])*(1+[.$O$8]);[.AW$26];-1;OFFSET([.$C6];[.AW$26];0):[.$C6]))*(1-1/4*[.$O$4]*[.$O$5])" office:value-type="float" office:value="-861218913.912318" calcext:value-type="float">
            <text:p>-861218913.912318</text:p>
          </table:table-cell>
          <table:table-cell table:formula="of:=([.$E5]*POWER(1+[.$O$6];[.AX$26])-SERIESSUM((1+[.$O$6])*(1+[.$O$8]);[.AX$26];-1;OFFSET([.$C6];[.AX$26];0):[.$C6]))*(1-1/4*[.$O$4]*[.$O$5])" office:value-type="float" office:value="-1000340960.00329" calcext:value-type="float">
            <text:p>-1000340960.00329</text:p>
          </table:table-cell>
          <table:table-cell table:formula="of:=([.$E5]*POWER(1+[.$O$6];[.AY$26])-SERIESSUM((1+[.$O$6])*(1+[.$O$8]);[.AY$26];-1;OFFSET([.$C6];[.AY$26];0):[.$C6]))*(1-1/4*[.$O$4]*[.$O$5])" office:value-type="float" office:value="-1161483327.81465" calcext:value-type="float">
            <text:p>-1161483327.81465</text:p>
          </table:table-cell>
          <table:table-cell table:formula="of:=([.$E5]*POWER(1+[.$O$6];[.AZ$26])-SERIESSUM((1+[.$O$6])*(1+[.$O$8]);[.AZ$26];-1;OFFSET([.$C6];[.AZ$26];0):[.$C6]))*(1-1/4*[.$O$4]*[.$O$5])" office:value-type="float" office:value="-1348099667.3631" calcext:value-type="float">
            <text:p>-1348099667.3631</text:p>
          </table:table-cell>
          <table:table-cell table:formula="of:=([.$E5]*POWER(1+[.$O$6];[.BA$26])-SERIESSUM((1+[.$O$6])*(1+[.$O$8]);[.BA$26];-1;OFFSET([.$C6];[.BA$26];0):[.$C6]))*(1-1/4*[.$O$4]*[.$O$5])" office:value-type="float" office:value="-1564183021.38595" calcext:value-type="float">
            <text:p>-1564183021.38595</text:p>
          </table:table-cell>
          <table:table-cell table:formula="of:=([.$E5]*POWER(1+[.$O$6];[.BB$26])-SERIESSUM((1+[.$O$6])*(1+[.$O$8]);[.BB$26];-1;OFFSET([.$C6];[.BB$26];0):[.$C6]))*(1-1/4*[.$O$4]*[.$O$5])" office:value-type="float" office:value="-1814349902.75256" calcext:value-type="float">
            <text:p>-1814349902.75256</text:p>
          </table:table-cell>
          <table:table-cell table:formula="of:=([.$E5]*POWER(1+[.$O$6];[.BC$26])-SERIESSUM((1+[.$O$6])*(1+[.$O$8]);[.BC$26];-1;OFFSET([.$C6];[.BC$26];0):[.$C6]))*(1-1/4*[.$O$4]*[.$O$5])" office:value-type="float" office:value="-2103937465.27992" calcext:value-type="float">
            <text:p>-2103937465.27992</text:p>
          </table:table-cell>
          <table:table-cell table:formula="of:=([.$E5]*POWER(1+[.$O$6];[.BD$26])-SERIESSUM((1+[.$O$6])*(1+[.$O$8]);[.BD$26];-1;OFFSET([.$C6];[.BD$26];0):[.$C6]))*(1-1/4*[.$O$4]*[.$O$5])" office:value-type="float" office:value="-2439115806.10152" calcext:value-type="float">
            <text:p>-2439115806.10152</text:p>
          </table:table-cell>
          <table:table-cell table:formula="of:=([.$E5]*POWER(1+[.$O$6];[.BE$26])-SERIESSUM((1+[.$O$6])*(1+[.$O$8]);[.BE$26];-1;OFFSET([.$C6];[.BE$26];0):[.$C6]))*(1-1/4*[.$O$4]*[.$O$5])" office:value-type="float" office:value="-2827017754.93581" calcext:value-type="float">
            <text:p>-2827017754.93581</text:p>
          </table:table-cell>
          <table:table-cell table:formula="of:=([.$E5]*POWER(1+[.$O$6];[.BF$26])-SERIESSUM((1+[.$O$6])*(1+[.$O$8]);[.BF$26];-1;OFFSET([.$C6];[.BF$26];0):[.$C6]))*(1-1/4*[.$O$4]*[.$O$5])" office:value-type="float" office:value="-3275888872.15782" calcext:value-type="float">
            <text:p>-3275888872.15782</text:p>
          </table:table-cell>
          <table:table-cell table:formula="of:=([.$E5]*POWER(1+[.$O$6];[.BG$26])-SERIESSUM((1+[.$O$6])*(1+[.$O$8]);[.BG$26];-1;OFFSET([.$C6];[.BG$26];0):[.$C6]))*(1-1/4*[.$O$4]*[.$O$5])" office:value-type="float" office:value="-3795260801.17639" calcext:value-type="float">
            <text:p>-3795260801.17639</text:p>
          </table:table-cell>
          <table:table-cell table:formula="of:=([.$E5]*POWER(1+[.$O$6];[.BH$26])-SERIESSUM((1+[.$O$6])*(1+[.$O$8]);[.BH$26];-1;OFFSET([.$C6];[.BH$26];0):[.$C6]))*(1-1/4*[.$O$4]*[.$O$5])" office:value-type="float" office:value="-4396151610.13507" calcext:value-type="float">
            <text:p>-4396151610.13507</text:p>
          </table:table-cell>
          <table:table-cell table:formula="of:=([.$E5]*POWER(1+[.$O$6];[.BI$26])-SERIESSUM((1+[.$O$6])*(1+[.$O$8]);[.BI$26];-1;OFFSET([.$C6];[.BI$26];0):[.$C6]))*(1-1/4*[.$O$4]*[.$O$5])" office:value-type="float" office:value="-5091297323.64542" calcext:value-type="float">
            <text:p>-5091297323.64542</text:p>
          </table:table-cell>
          <table:table-cell table:formula="of:=([.$E5]*POWER(1+[.$O$6];[.BJ$26])-SERIESSUM((1+[.$O$6])*(1+[.$O$8]);[.BJ$26];-1;OFFSET([.$C6];[.BJ$26];0):[.$C6]))*(1-1/4*[.$O$4]*[.$O$5])" office:value-type="float" office:value="-5895419498.97887" calcext:value-type="float">
            <text:p>-5895419498.97887</text:p>
          </table:table-cell>
          <table:table-cell table:formula="of:=([.$E5]*POWER(1+[.$O$6];[.BK$26])-SERIESSUM((1+[.$O$6])*(1+[.$O$8]);[.BK$26];-1;OFFSET([.$C6];[.BK$26];0):[.$C6]))*(1-1/4*[.$O$4]*[.$O$5])" office:value-type="float" office:value="-6825534456.58659" calcext:value-type="float">
            <text:p>-6825534456.58659</text:p>
          </table:table-cell>
          <table:table-cell table:formula="of:=([.$E5]*POWER(1+[.$O$6];[.BL$26])-SERIESSUM((1+[.$O$6])*(1+[.$O$8]);[.BL$26];-1;OFFSET([.$C6];[.BL$26];0):[.$C6]))*(1-1/4*[.$O$4]*[.$O$5])" office:value-type="float" office:value="-7901310647.81336" calcext:value-type="float">
            <text:p>-7901310647.81336</text:p>
          </table:table-cell>
          <table:table-cell table:formula="of:=([.$E5]*POWER(1+[.$O$6];[.BM$26])-SERIESSUM((1+[.$O$6])*(1+[.$O$8]);[.BM$26];-1;OFFSET([.$C6];[.BM$26];0):[.$C6]))*(1-1/4*[.$O$4]*[.$O$5])" office:value-type="float" office:value="-9145481651.51463" calcext:value-type="float">
            <text:p>-9145481651.51463</text:p>
          </table:table-cell>
          <table:table-cell table:formula="of:=([.$E5]*POWER(1+[.$O$6];[.BN$26])-SERIESSUM((1+[.$O$6])*(1+[.$O$8]);[.BN$26];-1;OFFSET([.$C6];[.BN$26];0):[.$C6]))*(1-1/4*[.$O$4]*[.$O$5])" office:value-type="float" office:value="-10584323457.1126" calcext:value-type="float">
            <text:p>-10584323457.1126</text:p>
          </table:table-cell>
          <table:table-cell table:formula="of:=([.$E5]*POWER(1+[.$O$6];[.BO$26])-SERIESSUM((1+[.$O$6])*(1+[.$O$8]);[.BO$26];-1;OFFSET([.$C6];[.BO$26];0):[.$C6]))*(1-1/4*[.$O$4]*[.$O$5])" office:value-type="float" office:value="-12248206038.8659" calcext:value-type="float">
            <text:p>-12248206038.8659</text:p>
          </table:table-cell>
          <table:table-cell table:formula="of:=([.$E5]*POWER(1+[.$O$6];[.BP$26])-SERIESSUM((1+[.$O$6])*(1+[.$O$8]);[.BP$26];-1;OFFSET([.$C6];[.BP$26];0):[.$C6]))*(1-1/4*[.$O$4]*[.$O$5])" office:value-type="float" office:value="-14159934826.5682" calcext:value-type="float">
            <text:p>-14159934826.5682</text:p>
          </table:table-cell>
          <table:table-cell table:formula="of:=([.$E5]*POWER(1+[.$O$6];[.BQ$26])-SERIESSUM((1+[.$O$6])*(1+[.$O$8]);[.BQ$26];-1;OFFSET([.$C6];[.BQ$26];0):[.$C6]))*(1-1/4*[.$O$4]*[.$O$5])" office:value-type="float" office:value="-16369601247.8815" calcext:value-type="float">
            <text:p>-16369601247.8815</text:p>
          </table:table-cell>
          <table:table-cell table:formula="of:=([.$E5]*POWER(1+[.$O$6];[.BR$26])-SERIESSUM((1+[.$O$6])*(1+[.$O$8]);[.BR$26];-1;OFFSET([.$C6];[.BR$26];0):[.$C6]))*(1-1/4*[.$O$4]*[.$O$5])" office:value-type="float" office:value="-18923602209.335" calcext:value-type="float">
            <text:p>-18923602209.335</text:p>
          </table:table-cell>
          <table:table-cell table:formula="of:=([.$E5]*POWER(1+[.$O$6];[.BS$26])-SERIESSUM((1+[.$O$6])*(1+[.$O$8]);[.BS$26];-1;OFFSET([.$C6];[.BS$26];0):[.$C6]))*(1-1/4*[.$O$4]*[.$O$5])" office:value-type="float" office:value="-21875557000.9733" calcext:value-type="float">
            <text:p>-21875557000.9733</text:p>
          </table:table-cell>
          <table:table-cell table:formula="of:=([.$E5]*POWER(1+[.$O$6];[.BT$26])-SERIESSUM((1+[.$O$6])*(1+[.$O$8]);[.BT$26];-1;OFFSET([.$C6];[.BT$26];0):[.$C6]))*(1-1/4*[.$O$4]*[.$O$5])" office:value-type="float" office:value="-25287431341.2198" calcext:value-type="float">
            <text:p>-25287431341.2198</text:p>
          </table:table-cell>
          <table:table-cell table:formula="of:=([.$E5]*POWER(1+[.$O$6];[.BU$26])-SERIESSUM((1+[.$O$6])*(1+[.$O$8]);[.BU$26];-1;OFFSET([.$C6];[.BU$26];0):[.$C6]))*(1-1/4*[.$O$4]*[.$O$5])" office:value-type="float" office:value="-29230836342.4803" calcext:value-type="float">
            <text:p>-29230836342.4803</text:p>
          </table:table-cell>
          <table:table-cell table:formula="of:=([.$E5]*POWER(1+[.$O$6];[.BV$26])-SERIESSUM((1+[.$O$6])*(1+[.$O$8]);[.BV$26];-1;OFFSET([.$C6];[.BV$26];0):[.$C6]))*(1-1/4*[.$O$4]*[.$O$5])" office:value-type="float" office:value="-33788529616.7022" calcext:value-type="float">
            <text:p>-33788529616.7022</text:p>
          </table:table-cell>
          <table:table-cell table:formula="of:=([.$E5]*POWER(1+[.$O$6];[.BW$26])-SERIESSUM((1+[.$O$6])*(1+[.$O$8]);[.BW$26];-1;OFFSET([.$C6];[.BW$26];0):[.$C6]))*(1-1/4*[.$O$4]*[.$O$5])" office:value-type="float" office:value="-39056149975.5397" calcext:value-type="float">
            <text:p>-39056149975.5397</text:p>
          </table:table-cell>
          <table:table-cell table:formula="of:=([.$E5]*POWER(1+[.$O$6];[.BX$26])-SERIESSUM((1+[.$O$6])*(1+[.$O$8]);[.BX$26];-1;OFFSET([.$C6];[.BX$26];0):[.$C6]))*(1-1/4*[.$O$4]*[.$O$5])" office:value-type="float" office:value="-45144222074.2505" calcext:value-type="float">
            <text:p>-45144222074.25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O$2]*POWER(1+[.$O$11];[.$A30])*(POWER([.$O$7];12)-1)/([.$O$7]-1) + [.$B30]*POWER([.$O$7];12)" office:value-type="float" office:value="49868664.6209499" calcext:value-type="float">
            <text:p>49868664.6209499</text:p>
          </table:table-cell>
          <table:table-cell table:formula="of:=[.$C30]*POWER([.$O$9];12)" office:value-type="float" office:value="1321149.24358281" calcext:value-type="float">
            <text:p>1321149.24358281</text:p>
          </table:table-cell>
          <table:table-cell table:formula="of:=[.$B31]/4*[.$O$4]*[.$O$5]" office:value-type="float" office:value="97991.9259801665" calcext:value-type="float">
            <text:p>97991.9259801665</text:p>
          </table:table-cell>
          <table:table-cell table:formula="of:=[.$B31]-[.$C31]-[.$D31]+[.$O$13]*POWER([.$O$7];12*[.$A31])" office:value-type="float" office:value="48449523.4513869" calcext:value-type="float">
            <text:p>48449523.4513869</text:p>
          </table:table-cell>
          <table:table-cell table:formula="of:=COUNTIF([.$K56:.$BY56];&quot;&gt;=0&quot;)" office:value-type="float" office:value="18" calcext:value-type="float">
            <text:p>18</text:p>
          </table:table-cell>
          <table:table-cell table:formula="of:=[.$O$10]+[.$F31]+[.$A31]" office:value-type="float" office:value="66" calcext:value-type="float">
            <text:p>66</text:p>
          </table:table-cell>
          <table:table-cell table:formula="of:=[.$O$10]+[.$A31]"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6]-[.$C7]" office:value-type="float" office:value="1099535.93027607" calcext:value-type="float">
            <text:p>1099535.93027607</text:p>
          </table:table-cell>
          <table:table-cell table:formula="of:=([.$E6]*POWER(1+[.$O$6];[.K$26])-SERIESSUM((1+[.$O$6])*(1+[.$O$8]);[.K$26];-1;OFFSET([.$C7];[.K$26];0):[.$C7]))*(1-1/4*[.$O$4]*[.$O$5])" office:value-type="float" office:value="887368.592818589" calcext:value-type="float">
            <text:p>887368.592818589</text:p>
          </table:table-cell>
          <table:table-cell table:formula="of:=([.$E6]*POWER(1+[.$O$6];[.L$26])-SERIESSUM((1+[.$O$6])*(1+[.$O$8]);[.L$26];-1;OFFSET([.$C7];[.L$26];0):[.$C7]))*(1-1/4*[.$O$4]*[.$O$5])" office:value-type="float" office:value="617005.571906492" calcext:value-type="float">
            <text:p>617005.571906492</text:p>
          </table:table-cell>
          <table:table-cell table:formula="of:=([.$E6]*POWER(1+[.$O$6];[.M$26])-SERIESSUM((1+[.$O$6])*(1+[.$O$8]);[.M$26];-1;OFFSET([.$C7];[.M$26];0):[.$C7]))*(1-1/4*[.$O$4]*[.$O$5])" office:value-type="float" office:value="274875.207153256" calcext:value-type="float">
            <text:p>274875.207153256</text:p>
          </table:table-cell>
          <table:table-cell table:formula="of:=([.$E6]*POWER(1+[.$O$6];[.N$26])-SERIESSUM((1+[.$O$6])*(1+[.$O$8]);[.N$26];-1;OFFSET([.$C7];[.N$26];0):[.$C7]))*(1-1/4*[.$O$4]*[.$O$5])" office:value-type="float" office:value="-152357.078396735" calcext:value-type="float">
            <text:p>-152357.078396735</text:p>
          </table:table-cell>
          <table:table-cell table:formula="of:=([.$E6]*POWER(1+[.$O$6];[.O$26])-SERIESSUM((1+[.$O$6])*(1+[.$O$8]);[.O$26];-1;OFFSET([.$C7];[.O$26];0):[.$C7]))*(1-1/4*[.$O$4]*[.$O$5])" office:value-type="float" office:value="-680259.545007876" calcext:value-type="float">
            <text:p>-680259.545007876</text:p>
          </table:table-cell>
          <table:table-cell table:formula="of:=([.$E6]*POWER(1+[.$O$6];[.P$26])-SERIESSUM((1+[.$O$6])*(1+[.$O$8]);[.P$26];-1;OFFSET([.$C7];[.P$26];0):[.$C7]))*(1-1/4*[.$O$4]*[.$O$5])" office:value-type="float" office:value="-1326993.38240813" calcext:value-type="float">
            <text:p>-1326993.38240813</text:p>
          </table:table-cell>
          <table:table-cell table:formula="of:=([.$E6]*POWER(1+[.$O$6];[.Q$26])-SERIESSUM((1+[.$O$6])*(1+[.$O$8]);[.Q$26];-1;OFFSET([.$C7];[.Q$26];0):[.$C7]))*(1-1/4*[.$O$4]*[.$O$5])" office:value-type="float" office:value="-2113728.71799076" calcext:value-type="float">
            <text:p>-2113728.71799076</text:p>
          </table:table-cell>
          <table:table-cell table:formula="of:=([.$E6]*POWER(1+[.$O$6];[.R$26])-SERIESSUM((1+[.$O$6])*(1+[.$O$8]);[.R$26];-1;OFFSET([.$C7];[.R$26];0):[.$C7]))*(1-1/4*[.$O$4]*[.$O$5])" office:value-type="float" office:value="-3065126.28330307" calcext:value-type="float">
            <text:p>-3065126.28330307</text:p>
          </table:table-cell>
          <table:table-cell table:formula="of:=([.$E6]*POWER(1+[.$O$6];[.S$26])-SERIESSUM((1+[.$O$6])*(1+[.$O$8]);[.S$26];-1;OFFSET([.$C7];[.S$26];0):[.$C7]))*(1-1/4*[.$O$4]*[.$O$5])" office:value-type="float" office:value="-4209895.02409239" calcext:value-type="float">
            <text:p>-4209895.02409239</text:p>
          </table:table-cell>
          <table:table-cell table:formula="of:=([.$E6]*POWER(1+[.$O$6];[.T$26])-SERIESSUM((1+[.$O$6])*(1+[.$O$8]);[.T$26];-1;OFFSET([.$C7];[.T$26];0):[.$C7]))*(1-1/4*[.$O$4]*[.$O$5])" office:value-type="float" office:value="-5581437.54470006" calcext:value-type="float">
            <text:p>-5581437.54470006</text:p>
          </table:table-cell>
          <table:table-cell table:formula="of:=([.$E6]*POWER(1+[.$O$6];[.U$26])-SERIESSUM((1+[.$O$6])*(1+[.$O$8]);[.U$26];-1;OFFSET([.$C7];[.U$26];0):[.$C7]))*(1-1/4*[.$O$4]*[.$O$5])" office:value-type="float" office:value="-7218597.13331835" calcext:value-type="float">
            <text:p>-7218597.13331835</text:p>
          </table:table-cell>
          <table:table-cell table:formula="of:=([.$E6]*POWER(1+[.$O$6];[.V$26])-SERIESSUM((1+[.$O$6])*(1+[.$O$8]);[.V$26];-1;OFFSET([.$C7];[.V$26];0):[.$C7]))*(1-1/4*[.$O$4]*[.$O$5])" office:value-type="float" office:value="-9166522.25951309" calcext:value-type="float">
            <text:p>-9166522.25951309</text:p>
          </table:table-cell>
          <table:table-cell table:formula="of:=([.$E6]*POWER(1+[.$O$6];[.W$26])-SERIESSUM((1+[.$O$6])*(1+[.$O$8]);[.W$26];-1;OFFSET([.$C7];[.W$26];0):[.$C7]))*(1-1/4*[.$O$4]*[.$O$5])" office:value-type="float" office:value="-11477666.914492" calcext:value-type="float">
            <text:p>-11477666.914492</text:p>
          </table:table-cell>
          <table:table-cell table:formula="of:=([.$E6]*POWER(1+[.$O$6];[.X$26])-SERIESSUM((1+[.$O$6])*(1+[.$O$8]);[.X$26];-1;OFFSET([.$C7];[.X$26];0):[.$C7]))*(1-1/4*[.$O$4]*[.$O$5])" office:value-type="float" office:value="-14212948.0298976" calcext:value-type="float">
            <text:p>-14212948.0298976</text:p>
          </table:table-cell>
          <table:table-cell table:formula="of:=([.$E6]*POWER(1+[.$O$6];[.Y$26])-SERIESSUM((1+[.$O$6])*(1+[.$O$8]);[.Y$26];-1;OFFSET([.$C7];[.Y$26];0):[.$C7]))*(1-1/4*[.$O$4]*[.$O$5])" office:value-type="float" office:value="-17443084.5225571" calcext:value-type="float">
            <text:p>-17443084.5225571</text:p>
          </table:table-cell>
          <table:table-cell table:formula="of:=([.$E6]*POWER(1+[.$O$6];[.Z$26])-SERIESSUM((1+[.$O$6])*(1+[.$O$8]);[.Z$26];-1;OFFSET([.$C7];[.Z$26];0):[.$C7]))*(1-1/4*[.$O$4]*[.$O$5])" office:value-type="float" office:value="-21250146.3401221" calcext:value-type="float">
            <text:p>-21250146.3401221</text:p>
          </table:table-cell>
          <table:table-cell table:formula="of:=([.$E6]*POWER(1+[.$O$6];[.AA$26])-SERIESSUM((1+[.$O$6])*(1+[.$O$8]);[.AA$26];-1;OFFSET([.$C7];[.AA$26];0):[.$C7]))*(1-1/4*[.$O$4]*[.$O$5])" office:value-type="float" office:value="-25729346.3061816" calcext:value-type="float">
            <text:p>-25729346.3061816</text:p>
          </table:table-cell>
          <table:table-cell table:formula="of:=([.$E6]*POWER(1+[.$O$6];[.AB$26])-SERIESSUM((1+[.$O$6])*(1+[.$O$8]);[.AB$26];-1;OFFSET([.$C7];[.AB$26];0):[.$C7]))*(1-1/4*[.$O$4]*[.$O$5])" office:value-type="float" office:value="-30991112.6760447" calcext:value-type="float">
            <text:p>-30991112.6760447</text:p>
          </table:table-cell>
          <table:table-cell table:formula="of:=([.$E6]*POWER(1+[.$O$6];[.AC$26])-SERIESSUM((1+[.$O$6])*(1+[.$O$8]);[.AC$26];-1;OFFSET([.$C7];[.AC$26];0):[.$C7]))*(1-1/4*[.$O$4]*[.$O$5])" office:value-type="float" office:value="-37163486.2232109" calcext:value-type="float">
            <text:p>-37163486.2232109</text:p>
          </table:table-cell>
          <table:table-cell table:formula="of:=([.$E6]*POWER(1+[.$O$6];[.AD$26])-SERIESSUM((1+[.$O$6])*(1+[.$O$8]);[.AD$26];-1;OFFSET([.$C7];[.AD$26];0):[.$C7]))*(1-1/4*[.$O$4]*[.$O$5])" office:value-type="float" office:value="-44394892.5055176" calcext:value-type="float">
            <text:p>-44394892.5055176</text:p>
          </table:table-cell>
          <table:table-cell table:formula="of:=([.$E6]*POWER(1+[.$O$6];[.AE$26])-SERIESSUM((1+[.$O$6])*(1+[.$O$8]);[.AE$26];-1;OFFSET([.$C7];[.AE$26];0):[.$C7]))*(1-1/4*[.$O$4]*[.$O$5])" office:value-type="float" office:value="-52857347.8523102" calcext:value-type="float">
            <text:p>-52857347.8523102</text:p>
          </table:table-cell>
          <table:table-cell table:formula="of:=([.$E6]*POWER(1+[.$O$6];[.AF$26])-SERIESSUM((1+[.$O$6])*(1+[.$O$8]);[.AF$26];-1;OFFSET([.$C7];[.AF$26];0):[.$C7]))*(1-1/4*[.$O$4]*[.$O$5])" office:value-type="float" office:value="-62750166.7352409" calcext:value-type="float">
            <text:p>-62750166.7352409</text:p>
          </table:table-cell>
          <table:table-cell table:formula="of:=([.$E6]*POWER(1+[.$O$6];[.AG$26])-SERIESSUM((1+[.$O$6])*(1+[.$O$8]);[.AG$26];-1;OFFSET([.$C7];[.AG$26];0):[.$C7]))*(1-1/4*[.$O$4]*[.$O$5])" office:value-type="float" office:value="-74304248.7267511" calcext:value-type="float">
            <text:p>-74304248.7267511</text:p>
          </table:table-cell>
          <table:table-cell table:formula="of:=([.$E6]*POWER(1+[.$O$6];[.AH$26])-SERIESSUM((1+[.$O$6])*(1+[.$O$8]);[.AH$26];-1;OFFSET([.$C7];[.AH$26];0):[.$C7]))*(1-1/4*[.$O$4]*[.$O$5])" office:value-type="float" office:value="-87787035.4329752" calcext:value-type="float">
            <text:p>-87787035.4329752</text:p>
          </table:table-cell>
          <table:table-cell table:formula="of:=([.$E6]*POWER(1+[.$O$6];[.AI$26])-SERIESSUM((1+[.$O$6])*(1+[.$O$8]);[.AI$26];-1;OFFSET([.$C7];[.AI$26];0):[.$C7]))*(1-1/4*[.$O$4]*[.$O$5])" office:value-type="float" office:value="-103508241.867182" calcext:value-type="float">
            <text:p>-103508241.867182</text:p>
          </table:table-cell>
          <table:table-cell table:formula="of:=([.$E6]*POWER(1+[.$O$6];[.AJ$26])-SERIESSUM((1+[.$O$6])*(1+[.$O$8]);[.AJ$26];-1;OFFSET([.$C7];[.AJ$26];0):[.$C7]))*(1-1/4*[.$O$4]*[.$O$5])" office:value-type="float" office:value="-121826483.001135" calcext:value-type="float">
            <text:p>-121826483.001135</text:p>
          </table:table-cell>
          <table:table-cell table:formula="of:=([.$E6]*POWER(1+[.$O$6];[.AK$26])-SERIESSUM((1+[.$O$6])*(1+[.$O$8]);[.AK$26];-1;OFFSET([.$C7];[.AK$26];0):[.$C7]))*(1-1/4*[.$O$4]*[.$O$5])" office:value-type="float" office:value="-143156935.036067" calcext:value-type="float">
            <text:p>-143156935.036067</text:p>
          </table:table-cell>
          <table:table-cell table:formula="of:=([.$E6]*POWER(1+[.$O$6];[.AL$26])-SERIESSUM((1+[.$O$6])*(1+[.$O$8]);[.AL$26];-1;OFFSET([.$C7];[.AL$26];0):[.$C7]))*(1-1/4*[.$O$4]*[.$O$5])" office:value-type="float" office:value="-167980192.666532" calcext:value-type="float">
            <text:p>-167980192.666532</text:p>
          </table:table-cell>
          <table:table-cell table:formula="of:=([.$E6]*POWER(1+[.$O$6];[.AM$26])-SERIESSUM((1+[.$O$6])*(1+[.$O$8]);[.AM$26];-1;OFFSET([.$C7];[.AM$26];0):[.$C7]))*(1-1/4*[.$O$4]*[.$O$5])" office:value-type="float" office:value="-196852508.724862" calcext:value-type="float">
            <text:p>-196852508.724862</text:p>
          </table:table-cell>
          <table:table-cell table:formula="of:=([.$E6]*POWER(1+[.$O$6];[.AN$26])-SERIESSUM((1+[.$O$6])*(1+[.$O$8]);[.AN$26];-1;OFFSET([.$C7];[.AN$26];0):[.$C7]))*(1-1/4*[.$O$4]*[.$O$5])" office:value-type="float" office:value="-230417631.617702" calcext:value-type="float">
            <text:p>-230417631.617702</text:p>
          </table:table-cell>
          <table:table-cell table:formula="of:=([.$E6]*POWER(1+[.$O$6];[.AO$26])-SERIESSUM((1+[.$O$6])*(1+[.$O$8]);[.AO$26];-1;OFFSET([.$C7];[.AO$26];0):[.$C7]))*(1-1/4*[.$O$4]*[.$O$5])" office:value-type="float" office:value="-269420489.507629" calcext:value-type="float">
            <text:p>-269420489.507629</text:p>
          </table:table-cell>
          <table:table-cell table:formula="of:=([.$E6]*POWER(1+[.$O$6];[.AP$26])-SERIESSUM((1+[.$O$6])*(1+[.$O$8]);[.AP$26];-1;OFFSET([.$C7];[.AP$26];0):[.$C7]))*(1-1/4*[.$O$4]*[.$O$5])" office:value-type="float" office:value="-314723008.95524" calcext:value-type="float">
            <text:p>-314723008.95524</text:p>
          </table:table-cell>
          <table:table-cell table:formula="of:=([.$E6]*POWER(1+[.$O$6];[.AQ$26])-SERIESSUM((1+[.$O$6])*(1+[.$O$8]);[.AQ$26];-1;OFFSET([.$C7];[.AQ$26];0):[.$C7]))*(1-1/4*[.$O$4]*[.$O$5])" office:value-type="float" office:value="-367322400.532713" calcext:value-type="float">
            <text:p>-367322400.532713</text:p>
          </table:table-cell>
          <table:table-cell table:formula="of:=([.$E6]*POWER(1+[.$O$6];[.AR$26])-SERIESSUM((1+[.$O$6])*(1+[.$O$8]);[.AR$26];-1;OFFSET([.$C7];[.AR$26];0):[.$C7]))*(1-1/4*[.$O$4]*[.$O$5])" office:value-type="float" office:value="-428372295.687857" calcext:value-type="float">
            <text:p>-428372295.687857</text:p>
          </table:table-cell>
          <table:table-cell table:formula="of:=([.$E6]*POWER(1+[.$O$6];[.AS$26])-SERIESSUM((1+[.$O$6])*(1+[.$O$8]);[.AS$26];-1;OFFSET([.$C7];[.AS$26];0):[.$C7]))*(1-1/4*[.$O$4]*[.$O$5])" office:value-type="float" office:value="-499207178.96284" calcext:value-type="float">
            <text:p>-499207178.96284</text:p>
          </table:table-cell>
          <table:table-cell table:formula="of:=([.$E6]*POWER(1+[.$O$6];[.AT$26])-SERIESSUM((1+[.$O$6])*(1+[.$O$8]);[.AT$26];-1;OFFSET([.$C7];[.AT$26];0):[.$C7]))*(1-1/4*[.$O$4]*[.$O$5])" office:value-type="float" office:value="-581370628.808224" calcext:value-type="float">
            <text:p>-581370628.808224</text:p>
          </table:table-cell>
          <table:table-cell table:formula="of:=([.$E6]*POWER(1+[.$O$6];[.AU$26])-SERIESSUM((1+[.$O$6])*(1+[.$O$8]);[.AU$26];-1;OFFSET([.$C7];[.AU$26];0):[.$C7]))*(1-1/4*[.$O$4]*[.$O$5])" office:value-type="float" office:value="-676647960.129515" calcext:value-type="float">
            <text:p>-676647960.129515</text:p>
          </table:table-cell>
          <table:table-cell table:formula="of:=([.$E6]*POWER(1+[.$O$6];[.AV$26])-SERIESSUM((1+[.$O$6])*(1+[.$O$8]);[.AV$26];-1;OFFSET([.$C7];[.AV$26];0):[.$C7]))*(1-1/4*[.$O$4]*[.$O$5])" office:value-type="float" office:value="-787103954.034687" calcext:value-type="float">
            <text:p>-787103954.034687</text:p>
          </table:table-cell>
          <table:table-cell table:formula="of:=([.$E6]*POWER(1+[.$O$6];[.AW$26])-SERIESSUM((1+[.$O$6])*(1+[.$O$8]);[.AW$26];-1;OFFSET([.$C7];[.AW$26];0):[.$C7]))*(1-1/4*[.$O$4]*[.$O$5])" office:value-type="float" office:value="-915126466.952052" calcext:value-type="float">
            <text:p>-915126466.952052</text:p>
          </table:table-cell>
          <table:table-cell table:formula="of:=([.$E6]*POWER(1+[.$O$6];[.AX$26])-SERIESSUM((1+[.$O$6])*(1+[.$O$8]);[.AX$26];-1;OFFSET([.$C7];[.AX$26];0):[.$C7]))*(1-1/4*[.$O$4]*[.$O$5])" office:value-type="float" office:value="-1063476834.59466" calcext:value-type="float">
            <text:p>-1063476834.59466</text:p>
          </table:table-cell>
          <table:table-cell table:formula="of:=([.$E6]*POWER(1+[.$O$6];[.AY$26])-SERIESSUM((1+[.$O$6])*(1+[.$O$8]);[.AY$26];-1;OFFSET([.$C7];[.AY$26];0):[.$C7]))*(1-1/4*[.$O$4]*[.$O$5])" office:value-type="float" office:value="-1235348128.74411" calcext:value-type="float">
            <text:p>-1235348128.74411</text:p>
          </table:table-cell>
          <table:table-cell table:formula="of:=([.$E6]*POWER(1+[.$O$6];[.AZ$26])-SERIESSUM((1+[.$O$6])*(1+[.$O$8]);[.AZ$26];-1;OFFSET([.$C7];[.AZ$26];0):[.$C7]))*(1-1/4*[.$O$4]*[.$O$5])" office:value-type="float" office:value="-1434432489.49954" calcext:value-type="float">
            <text:p>-1434432489.49954</text:p>
          </table:table-cell>
          <table:table-cell table:formula="of:=([.$E6]*POWER(1+[.$O$6];[.BA$26])-SERIESSUM((1+[.$O$6])*(1+[.$O$8]);[.BA$26];-1;OFFSET([.$C7];[.BA$26];0):[.$C7]))*(1-1/4*[.$O$4]*[.$O$5])" office:value-type="float" office:value="-1664998945.93767" calcext:value-type="float">
            <text:p>-1664998945.93767</text:p>
          </table:table-cell>
          <table:table-cell table:formula="of:=([.$E6]*POWER(1+[.$O$6];[.BB$26])-SERIESSUM((1+[.$O$6])*(1+[.$O$8]);[.BB$26];-1;OFFSET([.$C7];[.BB$26];0):[.$C7]))*(1-1/4*[.$O$4]*[.$O$5])" office:value-type="float" office:value="-1931983358.04433" calcext:value-type="float">
            <text:p>-1931983358.04433</text:p>
          </table:table-cell>
          <table:table-cell table:formula="of:=([.$E6]*POWER(1+[.$O$6];[.BC$26])-SERIESSUM((1+[.$O$6])*(1+[.$O$8]);[.BC$26];-1;OFFSET([.$C7];[.BC$26];0):[.$C7]))*(1-1/4*[.$O$4]*[.$O$5])" office:value-type="float" office:value="-2241092366.91653" calcext:value-type="float">
            <text:p>-2241092366.91653</text:p>
          </table:table-cell>
          <table:table-cell table:formula="of:=([.$E6]*POWER(1+[.$O$6];[.BD$26])-SERIESSUM((1+[.$O$6])*(1+[.$O$8]);[.BD$26];-1;OFFSET([.$C7];[.BD$26];0):[.$C7]))*(1-1/4*[.$O$4]*[.$O$5])" office:value-type="float" office:value="-2598923533.92101" calcext:value-type="float">
            <text:p>-2598923533.92101</text:p>
          </table:table-cell>
          <table:table-cell table:formula="of:=([.$E6]*POWER(1+[.$O$6];[.BE$26])-SERIESSUM((1+[.$O$6])*(1+[.$O$8]);[.BE$26];-1;OFFSET([.$C7];[.BE$26];0):[.$C7]))*(1-1/4*[.$O$4]*[.$O$5])" office:value-type="float" office:value="-3013104188.88508" calcext:value-type="float">
            <text:p>-3013104188.88508</text:p>
          </table:table-cell>
          <table:table-cell table:formula="of:=([.$E6]*POWER(1+[.$O$6];[.BF$26])-SERIESSUM((1+[.$O$6])*(1+[.$O$8]);[.BF$26];-1;OFFSET([.$C7];[.BF$26];0):[.$C7]))*(1-1/4*[.$O$4]*[.$O$5])" office:value-type="float" office:value="-3492451899.60093" calcext:value-type="float">
            <text:p>-3492451899.60093</text:p>
          </table:table-cell>
          <table:table-cell table:formula="of:=([.$E6]*POWER(1+[.$O$6];[.BG$26])-SERIESSUM((1+[.$O$6])*(1+[.$O$8]);[.BG$26];-1;OFFSET([.$C7];[.BG$26];0):[.$C7]))*(1-1/4*[.$O$4]*[.$O$5])" office:value-type="float" office:value="-4047159928.16217" calcext:value-type="float">
            <text:p>-4047159928.16217</text:p>
          </table:table-cell>
          <table:table-cell table:formula="of:=([.$E6]*POWER(1+[.$O$6];[.BH$26])-SERIESSUM((1+[.$O$6])*(1+[.$O$8]);[.BH$26];-1;OFFSET([.$C7];[.BH$26];0):[.$C7]))*(1-1/4*[.$O$4]*[.$O$5])" office:value-type="float" office:value="-4689011563.42023" calcext:value-type="float">
            <text:p>-4689011563.42023</text:p>
          </table:table-cell>
          <table:table-cell table:formula="of:=([.$E6]*POWER(1+[.$O$6];[.BI$26])-SERIESSUM((1+[.$O$6])*(1+[.$O$8]);[.BI$26];-1;OFFSET([.$C7];[.BI$26];0):[.$C7]))*(1-1/4*[.$O$4]*[.$O$5])" office:value-type="float" office:value="-5431627824.12236" calcext:value-type="float">
            <text:p>-5431627824.12236</text:p>
          </table:table-cell>
          <table:table-cell table:formula="of:=([.$E6]*POWER(1+[.$O$6];[.BJ$26])-SERIESSUM((1+[.$O$6])*(1+[.$O$8]);[.BJ$26];-1;OFFSET([.$C7];[.BJ$26];0):[.$C7]))*(1-1/4*[.$O$4]*[.$O$5])" office:value-type="float" office:value="-6290753726.7549" calcext:value-type="float">
            <text:p>-6290753726.7549</text:p>
          </table:table-cell>
          <table:table-cell table:formula="of:=([.$E6]*POWER(1+[.$O$6];[.BK$26])-SERIESSUM((1+[.$O$6])*(1+[.$O$8]);[.BK$26];-1;OFFSET([.$C7];[.BK$26];0):[.$C7]))*(1-1/4*[.$O$4]*[.$O$5])" office:value-type="float" office:value="-7284589120.42295" calcext:value-type="float">
            <text:p>-7284589120.42295</text:p>
          </table:table-cell>
          <table:table-cell table:formula="of:=([.$E6]*POWER(1+[.$O$6];[.BL$26])-SERIESSUM((1+[.$O$6])*(1+[.$O$8]);[.BL$26];-1;OFFSET([.$C7];[.BL$26];0):[.$C7]))*(1-1/4*[.$O$4]*[.$O$5])" office:value-type="float" office:value="-8434171025.18562" calcext:value-type="float">
            <text:p>-8434171025.18562</text:p>
          </table:table-cell>
          <table:table-cell table:formula="of:=([.$E6]*POWER(1+[.$O$6];[.BM$26])-SERIESSUM((1+[.$O$6])*(1+[.$O$8]);[.BM$26];-1;OFFSET([.$C7];[.BM$26];0):[.$C7]))*(1-1/4*[.$O$4]*[.$O$5])" office:value-type="float" office:value="-9763815489.70801" calcext:value-type="float">
            <text:p>-9763815489.70801</text:p>
          </table:table-cell>
          <table:table-cell table:formula="of:=([.$E6]*POWER(1+[.$O$6];[.BN$26])-SERIESSUM((1+[.$O$6])*(1+[.$O$8]);[.BN$26];-1;OFFSET([.$C7];[.BN$26];0):[.$C7]))*(1-1/4*[.$O$4]*[.$O$5])" office:value-type="float" office:value="-11301628231.5048" calcext:value-type="float">
            <text:p>-11301628231.5048</text:p>
          </table:table-cell>
          <table:table-cell table:formula="of:=([.$E6]*POWER(1+[.$O$6];[.BO$26])-SERIESSUM((1+[.$O$6])*(1+[.$O$8]);[.BO$26];-1;OFFSET([.$C7];[.BO$26];0):[.$C7]))*(1-1/4*[.$O$4]*[.$O$5])" office:value-type="float" office:value="-13067798808.1353" calcext:value-type="float">
            <text:p>-13067798808.1353</text:p>
          </table:table-cell>
          <table:table-cell table:formula="of:=([.$E6]*POWER(1+[.$O$6];[.BP$26])-SERIESSUM((1+[.$O$6])*(1+[.$O$8]);[.BP$26];-1;OFFSET([.$C7];[.BP$26];0):[.$C7]))*(1-1/4*[.$O$4]*[.$O$5])" office:value-type="float" office:value="-15109396504.394" calcext:value-type="float">
            <text:p>-15109396504.394</text:p>
          </table:table-cell>
          <table:table-cell table:formula="of:=([.$E6]*POWER(1+[.$O$6];[.BQ$26])-SERIESSUM((1+[.$O$6])*(1+[.$O$8]);[.BQ$26];-1;OFFSET([.$C7];[.BQ$26];0):[.$C7]))*(1-1/4*[.$O$4]*[.$O$5])" office:value-type="float" office:value="-17469326658.3277" calcext:value-type="float">
            <text:p>-17469326658.3277</text:p>
          </table:table-cell>
          <table:table-cell table:formula="of:=([.$E6]*POWER(1+[.$O$6];[.BR$26])-SERIESSUM((1+[.$O$6])*(1+[.$O$8]);[.BR$26];-1;OFFSET([.$C7];[.BR$26];0):[.$C7]))*(1-1/4*[.$O$4]*[.$O$5])" office:value-type="float" office:value="-20197174588.8415" calcext:value-type="float">
            <text:p>-20197174588.8415</text:p>
          </table:table-cell>
          <table:table-cell table:formula="of:=([.$E6]*POWER(1+[.$O$6];[.BS$26])-SERIESSUM((1+[.$O$6])*(1+[.$O$8]);[.BS$26];-1;OFFSET([.$C7];[.BS$26];0):[.$C7]))*(1-1/4*[.$O$4]*[.$O$5])" office:value-type="float" office:value="-23350245313.5414" calcext:value-type="float">
            <text:p>-23350245313.5414</text:p>
          </table:table-cell>
          <table:table-cell table:formula="of:=([.$E6]*POWER(1+[.$O$6];[.BT$26])-SERIESSUM((1+[.$O$6])*(1+[.$O$8]);[.BT$26];-1;OFFSET([.$C7];[.BT$26];0):[.$C7]))*(1-1/4*[.$O$4]*[.$O$5])" office:value-type="float" office:value="-26994765071.6987" calcext:value-type="float">
            <text:p>-26994765071.6987</text:p>
          </table:table-cell>
          <table:table-cell table:formula="of:=([.$E6]*POWER(1+[.$O$6];[.BU$26])-SERIESSUM((1+[.$O$6])*(1+[.$O$8]);[.BU$26];-1;OFFSET([.$C7];[.BU$26];0):[.$C7]))*(1-1/4*[.$O$4]*[.$O$5])" office:value-type="float" office:value="-31207269831.215" calcext:value-type="float">
            <text:p>-31207269831.215</text:p>
          </table:table-cell>
          <table:table-cell table:formula="of:=([.$E6]*POWER(1+[.$O$6];[.BV$26])-SERIESSUM((1+[.$O$6])*(1+[.$O$8]);[.BV$26];-1;OFFSET([.$C7];[.BV$26];0):[.$C7]))*(1-1/4*[.$O$4]*[.$O$5])" office:value-type="float" office:value="-36076209876.4608" calcext:value-type="float">
            <text:p>-36076209876.4608</text:p>
          </table:table-cell>
          <table:table-cell table:formula="of:=([.$E6]*POWER(1+[.$O$6];[.BW$26])-SERIESSUM((1+[.$O$6])*(1+[.$O$8]);[.BW$26];-1;OFFSET([.$C7];[.BW$26];0):[.$C7]))*(1-1/4*[.$O$4]*[.$O$5])" office:value-type="float" office:value="-41703804101.5075" calcext:value-type="float">
            <text:p>-41703804101.5075</text:p>
          </table:table-cell>
          <table:table-cell table:formula="of:=([.$E6]*POWER(1+[.$O$6];[.BX$26])-SERIESSUM((1+[.$O$6])*(1+[.$O$8]);[.BX$26];-1;OFFSET([.$C7];[.BX$26];0):[.$C7]))*(1-1/4*[.$O$4]*[.$O$5])" office:value-type="float" office:value="-48208182865.433" calcext:value-type="float">
            <text:p>-48208182865.4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O$2]*POWER(1+[.$O$11];[.$A31])*(POWER([.$O$7];12)-1)/([.$O$7]-1) + [.$B31]*POWER([.$O$7];12)" office:value-type="float" office:value="55083896.4464018" calcext:value-type="float">
            <text:p>55083896.4464018</text:p>
          </table:table-cell>
          <table:table-cell table:formula="of:=[.$C31]*POWER([.$O$9];12)" office:value-type="float" office:value="1413629.69063361" calcext:value-type="float">
            <text:p>1413629.69063361</text:p>
          </table:table-cell>
          <table:table-cell table:formula="of:=[.$B32]/4*[.$O$4]*[.$O$5]" office:value-type="float" office:value="108239.85651718" calcext:value-type="float">
            <text:p>108239.85651718</text:p>
          </table:table-cell>
          <table:table-cell table:formula="of:=[.$B32]-[.$C32]-[.$D32]+[.$O$13]*POWER([.$O$7];12*[.$A32])" office:value-type="float" office:value="53562026.899251" calcext:value-type="float">
            <text:p>53562026.899251</text:p>
          </table:table-cell>
          <table:table-cell table:formula="of:=COUNTIF([.$K57:.$BY57];&quot;&gt;=0&quot;)" office:value-type="float" office:value="19" calcext:value-type="float">
            <text:p>19</text:p>
          </table:table-cell>
          <table:table-cell table:formula="of:=[.$O$10]+[.$F32]+[.$A32]" office:value-type="float" office:value="68" calcext:value-type="float">
            <text:p>68</text:p>
          </table:table-cell>
          <table:table-cell table:formula="of:=[.$O$10]+[.$A32]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7]-[.$C8]" office:value-type="float" office:value="1514514.83068863" calcext:value-type="float">
            <text:p>1514514.83068863</text:p>
          </table:table-cell>
          <table:table-cell table:formula="of:=([.$E7]*POWER(1+[.$O$6];[.K$26])-SERIESSUM((1+[.$O$6])*(1+[.$O$8]);[.K$26];-1;OFFSET([.$C8];[.K$26];0):[.$C8]))*(1-1/4*[.$O$4]*[.$O$5])" office:value-type="float" office:value="1313819.36267071" calcext:value-type="float">
            <text:p>1313819.36267071</text:p>
          </table:table-cell>
          <table:table-cell table:formula="of:=([.$E7]*POWER(1+[.$O$6];[.L$26])-SERIESSUM((1+[.$O$6])*(1+[.$O$8]);[.L$26];-1;OFFSET([.$C8];[.L$26];0):[.$C8]))*(1-1/4*[.$O$4]*[.$O$5])" office:value-type="float" office:value="1053677.72776316" calcext:value-type="float">
            <text:p>1053677.72776316</text:p>
          </table:table-cell>
          <table:table-cell table:formula="of:=([.$E7]*POWER(1+[.$O$6];[.M$26])-SERIESSUM((1+[.$O$6])*(1+[.$O$8]);[.M$26];-1;OFFSET([.$C8];[.M$26];0):[.$C8]))*(1-1/4*[.$O$4]*[.$O$5])" office:value-type="float" office:value="719076.778743051" calcext:value-type="float">
            <text:p>719076.778743051</text:p>
          </table:table-cell>
          <table:table-cell table:formula="of:=([.$E7]*POWER(1+[.$O$6];[.N$26])-SERIESSUM((1+[.$O$6])*(1+[.$O$8]);[.N$26];-1;OFFSET([.$C8];[.N$26];0):[.$C8]))*(1-1/4*[.$O$4]*[.$O$5])" office:value-type="float" office:value="295935.057771685" calcext:value-type="float">
            <text:p>295935.057771685</text:p>
          </table:table-cell>
          <table:table-cell table:formula="of:=([.$E7]*POWER(1+[.$O$6];[.O$26])-SERIESSUM((1+[.$O$6])*(1+[.$O$8]);[.O$26];-1;OFFSET([.$C8];[.O$26];0):[.$C8]))*(1-1/4*[.$O$4]*[.$O$5])" office:value-type="float" office:value="-232204.01096974" calcext:value-type="float">
            <text:p>-232204.01096974</text:p>
          </table:table-cell>
          <table:table-cell table:formula="of:=([.$E7]*POWER(1+[.$O$6];[.P$26])-SERIESSUM((1+[.$O$6])*(1+[.$O$8]);[.P$26];-1;OFFSET([.$C8];[.P$26];0):[.$C8]))*(1-1/4*[.$O$4]*[.$O$5])" office:value-type="float" office:value="-884555.320812919" calcext:value-type="float">
            <text:p>-884555.320812919</text:p>
          </table:table-cell>
          <table:table-cell table:formula="of:=([.$E7]*POWER(1+[.$O$6];[.Q$26])-SERIESSUM((1+[.$O$6])*(1+[.$O$8]);[.Q$26];-1;OFFSET([.$C8];[.Q$26];0):[.$C8]))*(1-1/4*[.$O$4]*[.$O$5])" office:value-type="float" office:value="-1683535.92201723" calcext:value-type="float">
            <text:p>-1683535.92201723</text:p>
          </table:table-cell>
          <table:table-cell table:formula="of:=([.$E7]*POWER(1+[.$O$6];[.R$26])-SERIESSUM((1+[.$O$6])*(1+[.$O$8]);[.R$26];-1;OFFSET([.$C8];[.R$26];0):[.$C8]))*(1-1/4*[.$O$4]*[.$O$5])" office:value-type="float" office:value="-2655279.01240277" calcext:value-type="float">
            <text:p>-2655279.01240277</text:p>
          </table:table-cell>
          <table:table-cell table:formula="of:=([.$E7]*POWER(1+[.$O$6];[.S$26])-SERIESSUM((1+[.$O$6])*(1+[.$O$8]);[.S$26];-1;OFFSET([.$C8];[.S$26];0):[.$C8]))*(1-1/4*[.$O$4]*[.$O$5])" office:value-type="float" office:value="-3830229.07618882" calcext:value-type="float">
            <text:p>-3830229.07618882</text:p>
          </table:table-cell>
          <table:table-cell table:formula="of:=([.$E7]*POWER(1+[.$O$6];[.T$26])-SERIESSUM((1+[.$O$6])*(1+[.$O$8]);[.T$26];-1;OFFSET([.$C8];[.T$26];0):[.$C8]))*(1-1/4*[.$O$4]*[.$O$5])" office:value-type="float" office:value="-5243830.88527183" calcext:value-type="float">
            <text:p>-5243830.88527183</text:p>
          </table:table-cell>
          <table:table-cell table:formula="of:=([.$E7]*POWER(1+[.$O$6];[.U$26])-SERIESSUM((1+[.$O$6])*(1+[.$O$8]);[.U$26];-1;OFFSET([.$C8];[.U$26];0):[.$C8]))*(1-1/4*[.$O$4]*[.$O$5])" office:value-type="float" office:value="-6937327.06208881" calcext:value-type="float">
            <text:p>-6937327.06208881</text:p>
          </table:table-cell>
          <table:table-cell table:formula="of:=([.$E7]*POWER(1+[.$O$6];[.V$26])-SERIESSUM((1+[.$O$6])*(1+[.$O$8]);[.V$26];-1;OFFSET([.$C8];[.V$26];0):[.$C8]))*(1-1/4*[.$O$4]*[.$O$5])" office:value-type="float" office:value="-8958681.19747225" calcext:value-type="float">
            <text:p>-8958681.19747225</text:p>
          </table:table-cell>
          <table:table-cell table:formula="of:=([.$E7]*POWER(1+[.$O$6];[.W$26])-SERIESSUM((1+[.$O$6])*(1+[.$O$8]);[.W$26];-1;OFFSET([.$C8];[.W$26];0):[.$C8]))*(1-1/4*[.$O$4]*[.$O$5])" office:value-type="float" office:value="-11363646.1686831" calcext:value-type="float">
            <text:p>-11363646.1686831</text:p>
          </table:table-cell>
          <table:table-cell table:formula="of:=([.$E7]*POWER(1+[.$O$6];[.X$26])-SERIESSUM((1+[.$O$6])*(1+[.$O$8]);[.X$26];-1;OFFSET([.$C8];[.X$26];0):[.$C8]))*(1-1/4*[.$O$4]*[.$O$5])" office:value-type="float" office:value="-14217000.3677812" calcext:value-type="float">
            <text:p>-14217000.3677812</text:p>
          </table:table-cell>
          <table:table-cell table:formula="of:=([.$E7]*POWER(1+[.$O$6];[.Y$26])-SERIESSUM((1+[.$O$6])*(1+[.$O$8]);[.Y$26];-1;OFFSET([.$C8];[.Y$26];0):[.$C8]))*(1-1/4*[.$O$4]*[.$O$5])" office:value-type="float" office:value="-17593978.0929901" calcext:value-type="float">
            <text:p>-17593978.0929901</text:p>
          </table:table-cell>
          <table:table-cell table:formula="of:=([.$E7]*POWER(1+[.$O$6];[.Z$26])-SERIESSUM((1+[.$O$6])*(1+[.$O$8]);[.Z$26];-1;OFFSET([.$C8];[.Z$26];0):[.$C8]))*(1-1/4*[.$O$4]*[.$O$5])" office:value-type="float" office:value="-21581924.4500931" calcext:value-type="float">
            <text:p>-21581924.4500931</text:p>
          </table:table-cell>
          <table:table-cell table:formula="of:=([.$E7]*POWER(1+[.$O$6];[.AA$26])-SERIESSUM((1+[.$O$6])*(1+[.$O$8]);[.AA$26];-1;OFFSET([.$C8];[.AA$26];0):[.$C8]))*(1-1/4*[.$O$4]*[.$O$5])" office:value-type="float" office:value="-26282209.8430697" calcext:value-type="float">
            <text:p>-26282209.8430697</text:p>
          </table:table-cell>
          <table:table-cell table:formula="of:=([.$E7]*POWER(1+[.$O$6];[.AB$26])-SERIESSUM((1+[.$O$6])*(1+[.$O$8]);[.AB$26];-1;OFFSET([.$C8];[.AB$26];0):[.$C8]))*(1-1/4*[.$O$4]*[.$O$5])" office:value-type="float" office:value="-31812444.6024597" calcext:value-type="float">
            <text:p>-31812444.6024597</text:p>
          </table:table-cell>
          <table:table-cell table:formula="of:=([.$E7]*POWER(1+[.$O$6];[.AC$26])-SERIESSUM((1+[.$O$6])*(1+[.$O$8]);[.AC$26];-1;OFFSET([.$C8];[.AC$26];0):[.$C8]))*(1-1/4*[.$O$4]*[.$O$5])" office:value-type="float" office:value="-38309040.6210548" calcext:value-type="float">
            <text:p>-38309040.6210548</text:p>
          </table:table-cell>
          <table:table-cell table:formula="of:=([.$E7]*POWER(1+[.$O$6];[.AD$26])-SERIESSUM((1+[.$O$6])*(1+[.$O$8]);[.AD$26];-1;OFFSET([.$C8];[.AD$26];0):[.$C8]))*(1-1/4*[.$O$4]*[.$O$5])" office:value-type="float" office:value="-45930174.1721006" calcext:value-type="float">
            <text:p>-45930174.1721006</text:p>
          </table:table-cell>
          <table:table-cell table:formula="of:=([.$E7]*POWER(1+[.$O$6];[.AE$26])-SERIESSUM((1+[.$O$6])*(1+[.$O$8]);[.AE$26];-1;OFFSET([.$C8];[.AE$26];0):[.$C8]))*(1-1/4*[.$O$4]*[.$O$5])" office:value-type="float" office:value="-54859212.5284643" calcext:value-type="float">
            <text:p>-54859212.5284643</text:p>
          </table:table-cell>
          <table:table-cell table:formula="of:=([.$E7]*POWER(1+[.$O$6];[.AF$26])-SERIESSUM((1+[.$O$6])*(1+[.$O$8]);[.AF$26];-1;OFFSET([.$C8];[.AF$26];0):[.$C8]))*(1-1/4*[.$O$4]*[.$O$5])" office:value-type="float" office:value="-65308676.7593196" calcext:value-type="float">
            <text:p>-65308676.7593196</text:p>
          </table:table-cell>
          <table:table-cell table:formula="of:=([.$E7]*POWER(1+[.$O$6];[.AG$26])-SERIESSUM((1+[.$O$6])*(1+[.$O$8]);[.AG$26];-1;OFFSET([.$C8];[.AG$26];0):[.$C8]))*(1-1/4*[.$O$4]*[.$O$5])" office:value-type="float" office:value="-77524824.3584445" calcext:value-type="float">
            <text:p>-77524824.3584445</text:p>
          </table:table-cell>
          <table:table-cell table:formula="of:=([.$E7]*POWER(1+[.$O$6];[.AH$26])-SERIESSUM((1+[.$O$6])*(1+[.$O$8]);[.AH$26];-1;OFFSET([.$C8];[.AH$26];0):[.$C8]))*(1-1/4*[.$O$4]*[.$O$5])" office:value-type="float" office:value="-91792948.39177" calcext:value-type="float">
            <text:p>-91792948.39177</text:p>
          </table:table-cell>
          <table:table-cell table:formula="of:=([.$E7]*POWER(1+[.$O$6];[.AI$26])-SERIESSUM((1+[.$O$6])*(1+[.$O$8]);[.AI$26];-1;OFFSET([.$C8];[.AI$26];0):[.$C8]))*(1-1/4*[.$O$4]*[.$O$5])" office:value-type="float" office:value="-108443504.91465" calcext:value-type="float">
            <text:p>-108443504.91465</text:p>
          </table:table-cell>
          <table:table-cell table:formula="of:=([.$E7]*POWER(1+[.$O$6];[.AJ$26])-SERIESSUM((1+[.$O$6])*(1+[.$O$8]);[.AJ$26];-1;OFFSET([.$C8];[.AJ$26];0):[.$C8]))*(1-1/4*[.$O$4]*[.$O$5])" office:value-type="float" office:value="-127859197.817321" calcext:value-type="float">
            <text:p>-127859197.817321</text:p>
          </table:table-cell>
          <table:table-cell table:formula="of:=([.$E7]*POWER(1+[.$O$6];[.AK$26])-SERIESSUM((1+[.$O$6])*(1+[.$O$8]);[.AK$26];-1;OFFSET([.$C8];[.AK$26];0):[.$C8]))*(1-1/4*[.$O$4]*[.$O$5])" office:value-type="float" office:value="-150483170.375186" calcext:value-type="float">
            <text:p>-150483170.375186</text:p>
          </table:table-cell>
          <table:table-cell table:formula="of:=([.$E7]*POWER(1+[.$O$6];[.AL$26])-SERIESSUM((1+[.$O$6])*(1+[.$O$8]);[.AL$26];-1;OFFSET([.$C8];[.AL$26];0):[.$C8]))*(1-1/4*[.$O$4]*[.$O$5])" office:value-type="float" office:value="-176828476.030712" calcext:value-type="float">
            <text:p>-176828476.030712</text:p>
          </table:table-cell>
          <table:table-cell table:formula="of:=([.$E7]*POWER(1+[.$O$6];[.AM$26])-SERIESSUM((1+[.$O$6])*(1+[.$O$8]);[.AM$26];-1;OFFSET([.$C8];[.AM$26];0):[.$C8]))*(1-1/4*[.$O$4]*[.$O$5])" office:value-type="float" office:value="-207489027.803327" calcext:value-type="float">
            <text:p>-207489027.803327</text:p>
          </table:table-cell>
          <table:table-cell table:formula="of:=([.$E7]*POWER(1+[.$O$6];[.AN$26])-SERIESSUM((1+[.$O$6])*(1+[.$O$8]);[.AN$26];-1;OFFSET([.$C8];[.AN$26];0):[.$C8]))*(1-1/4*[.$O$4]*[.$O$5])" office:value-type="float" office:value="-243152256.776083" calcext:value-type="float">
            <text:p>-243152256.776083</text:p>
          </table:table-cell>
          <table:table-cell table:formula="of:=([.$E7]*POWER(1+[.$O$6];[.AO$26])-SERIESSUM((1+[.$O$6])*(1+[.$O$8]);[.AO$26];-1;OFFSET([.$C8];[.AO$26];0):[.$C8]))*(1-1/4*[.$O$4]*[.$O$5])" office:value-type="float" office:value="-284613745.993918" calcext:value-type="float">
            <text:p>-284613745.993918</text:p>
          </table:table-cell>
          <table:table-cell table:formula="of:=([.$E7]*POWER(1+[.$O$6];[.AP$26])-SERIESSUM((1+[.$O$6])*(1+[.$O$8]);[.AP$26];-1;OFFSET([.$C8];[.AP$26];0):[.$C8]))*(1-1/4*[.$O$4]*[.$O$5])" office:value-type="float" office:value="-332794147.580521" calcext:value-type="float">
            <text:p>-332794147.580521</text:p>
          </table:table-cell>
          <table:table-cell table:formula="of:=([.$E7]*POWER(1+[.$O$6];[.AQ$26])-SERIESSUM((1+[.$O$6])*(1+[.$O$8]);[.AQ$26];-1;OFFSET([.$C8];[.AQ$26];0):[.$C8]))*(1-1/4*[.$O$4]*[.$O$5])" office:value-type="float" office:value="-388758738.80829" calcext:value-type="float">
            <text:p>-388758738.80829</text:p>
          </table:table-cell>
          <table:table-cell table:formula="of:=([.$E7]*POWER(1+[.$O$6];[.AR$26])-SERIESSUM((1+[.$O$6])*(1+[.$O$8]);[.AR$26];-1;OFFSET([.$C8];[.AR$26];0):[.$C8]))*(1-1/4*[.$O$4]*[.$O$5])" office:value-type="float" office:value="-453740028.243357" calcext:value-type="float">
            <text:p>-453740028.243357</text:p>
          </table:table-cell>
          <table:table-cell table:formula="of:=([.$E7]*POWER(1+[.$O$6];[.AS$26])-SERIESSUM((1+[.$O$6])*(1+[.$O$8]);[.AS$26];-1;OFFSET([.$C8];[.AS$26];0):[.$C8]))*(1-1/4*[.$O$4]*[.$O$5])" office:value-type="float" office:value="-529163887.096178" calcext:value-type="float">
            <text:p>-529163887.096178</text:p>
          </table:table-cell>
          <table:table-cell table:formula="of:=([.$E7]*POWER(1+[.$O$6];[.AT$26])-SERIESSUM((1+[.$O$6])*(1+[.$O$8]);[.AT$26];-1;OFFSET([.$C8];[.AT$26];0):[.$C8]))*(1-1/4*[.$O$4]*[.$O$5])" office:value-type="float" office:value="-616679754.879213" calcext:value-type="float">
            <text:p>-616679754.879213</text:p>
          </table:table-cell>
          <table:table-cell table:formula="of:=([.$E7]*POWER(1+[.$O$6];[.AU$26])-SERIESSUM((1+[.$O$6])*(1+[.$O$8]);[.AU$26];-1;OFFSET([.$C8];[.AU$26];0):[.$C8]))*(1-1/4*[.$O$4]*[.$O$5])" office:value-type="float" office:value="-718195553.957348" calcext:value-type="float">
            <text:p>-718195553.957348</text:p>
          </table:table-cell>
          <table:table-cell table:formula="of:=([.$E7]*POWER(1+[.$O$6];[.AV$26])-SERIESSUM((1+[.$O$6])*(1+[.$O$8]);[.AV$26];-1;OFFSET([.$C8];[.AV$26];0):[.$C8]))*(1-1/4*[.$O$4]*[.$O$5])" office:value-type="float" office:value="-835918046.365382" calcext:value-type="float">
            <text:p>-835918046.365382</text:p>
          </table:table-cell>
          <table:table-cell table:formula="of:=([.$E7]*POWER(1+[.$O$6];[.AW$26])-SERIESSUM((1+[.$O$6])*(1+[.$O$8]);[.AW$26];-1;OFFSET([.$C8];[.AW$26];0):[.$C8]))*(1-1/4*[.$O$4]*[.$O$5])" office:value-type="float" office:value="-972399480.430825" calcext:value-type="float">
            <text:p>-972399480.430825</text:p>
          </table:table-cell>
          <table:table-cell table:formula="of:=([.$E7]*POWER(1+[.$O$6];[.AX$26])-SERIESSUM((1+[.$O$6])*(1+[.$O$8]);[.AX$26];-1;OFFSET([.$C8];[.AX$26];0):[.$C8]))*(1-1/4*[.$O$4]*[.$O$5])" office:value-type="float" office:value="-1130591506.67179" calcext:value-type="float">
            <text:p>-1130591506.67179</text:p>
          </table:table-cell>
          <table:table-cell table:formula="of:=([.$E7]*POWER(1+[.$O$6];[.AY$26])-SERIESSUM((1+[.$O$6])*(1+[.$O$8]);[.AY$26];-1;OFFSET([.$C8];[.AY$26];0):[.$C8]))*(1-1/4*[.$O$4]*[.$O$5])" office:value-type="float" office:value="-1313907494.90413" calcext:value-type="float">
            <text:p>-1313907494.90413</text:p>
          </table:table-cell>
          <table:table-cell table:formula="of:=([.$E7]*POWER(1+[.$O$6];[.AZ$26])-SERIESSUM((1+[.$O$6])*(1+[.$O$8]);[.AZ$26];-1;OFFSET([.$C8];[.AZ$26];0):[.$C8]))*(1-1/4*[.$O$4]*[.$O$5])" office:value-type="float" office:value="-1526294560.68429" calcext:value-type="float">
            <text:p>-1526294560.68429</text:p>
          </table:table-cell>
          <table:table-cell table:formula="of:=([.$E7]*POWER(1+[.$O$6];[.BA$26])-SERIESSUM((1+[.$O$6])*(1+[.$O$8]);[.BA$26];-1;OFFSET([.$C8];[.BA$26];0):[.$C8]))*(1-1/4*[.$O$4]*[.$O$5])" office:value-type="float" office:value="-1772316812.82667" calcext:value-type="float">
            <text:p>-1772316812.82667</text:p>
          </table:table-cell>
          <table:table-cell table:formula="of:=([.$E7]*POWER(1+[.$O$6];[.BB$26])-SERIESSUM((1+[.$O$6])*(1+[.$O$8]);[.BB$26];-1;OFFSET([.$C8];[.BB$26];0):[.$C8]))*(1-1/4*[.$O$4]*[.$O$5])" office:value-type="float" office:value="-2057251569.03465" calcext:value-type="float">
            <text:p>-2057251569.03465</text:p>
          </table:table-cell>
          <table:table-cell table:formula="of:=([.$E7]*POWER(1+[.$O$6];[.BC$26])-SERIESSUM((1+[.$O$6])*(1+[.$O$8]);[.BC$26];-1;OFFSET([.$C8];[.BC$26];0):[.$C8]))*(1-1/4*[.$O$4]*[.$O$5])" office:value-type="float" office:value="-2387200558.60209" calcext:value-type="float">
            <text:p>-2387200558.60209</text:p>
          </table:table-cell>
          <table:table-cell table:formula="of:=([.$E7]*POWER(1+[.$O$6];[.BD$26])-SERIESSUM((1+[.$O$6])*(1+[.$O$8]);[.BD$26];-1;OFFSET([.$C8];[.BD$26];0):[.$C8]))*(1-1/4*[.$O$4]*[.$O$5])" office:value-type="float" office:value="-2769218445.37699" calcext:value-type="float">
            <text:p>-2769218445.37699</text:p>
          </table:table-cell>
          <table:table-cell table:formula="of:=([.$E7]*POWER(1+[.$O$6];[.BE$26])-SERIESSUM((1+[.$O$6])*(1+[.$O$8]);[.BE$26];-1;OFFSET([.$C8];[.BE$26];0):[.$C8]))*(1-1/4*[.$O$4]*[.$O$5])" office:value-type="float" office:value="-3211461367.31507" calcext:value-type="float">
            <text:p>-3211461367.31507</text:p>
          </table:table-cell>
          <table:table-cell table:formula="of:=([.$E7]*POWER(1+[.$O$6];[.BF$26])-SERIESSUM((1+[.$O$6])*(1+[.$O$8]);[.BF$26];-1;OFFSET([.$C8];[.BF$26];0):[.$C8]))*(1-1/4*[.$O$4]*[.$O$5])" office:value-type="float" office:value="-3723358608.59768" calcext:value-type="float">
            <text:p>-3723358608.59768</text:p>
          </table:table-cell>
          <table:table-cell table:formula="of:=([.$E7]*POWER(1+[.$O$6];[.BG$26])-SERIESSUM((1+[.$O$6])*(1+[.$O$8]);[.BG$26];-1;OFFSET([.$C8];[.BG$26];0):[.$C8]))*(1-1/4*[.$O$4]*[.$O$5])" office:value-type="float" office:value="-4315811005.24017" calcext:value-type="float">
            <text:p>-4315811005.24017</text:p>
          </table:table-cell>
          <table:table-cell table:formula="of:=([.$E7]*POWER(1+[.$O$6];[.BH$26])-SERIESSUM((1+[.$O$6])*(1+[.$O$8]);[.BH$26];-1;OFFSET([.$C8];[.BH$26];0):[.$C8]))*(1-1/4*[.$O$4]*[.$O$5])" office:value-type="float" office:value="-5001420245.53483" calcext:value-type="float">
            <text:p>-5001420245.53483</text:p>
          </table:table-cell>
          <table:table-cell table:formula="of:=([.$E7]*POWER(1+[.$O$6];[.BI$26])-SERIESSUM((1+[.$O$6])*(1+[.$O$8]);[.BI$26];-1;OFFSET([.$C8];[.BI$26];0):[.$C8]))*(1-1/4*[.$O$4]*[.$O$5])" office:value-type="float" office:value="-5794753874.30013" calcext:value-type="float">
            <text:p>-5794753874.30013</text:p>
          </table:table-cell>
          <table:table-cell table:formula="of:=([.$E7]*POWER(1+[.$O$6];[.BJ$26])-SERIESSUM((1+[.$O$6])*(1+[.$O$8]);[.BJ$26];-1;OFFSET([.$C8];[.BJ$26];0):[.$C8]))*(1-1/4*[.$O$4]*[.$O$5])" office:value-type="float" office:value="-6712651558.31608" calcext:value-type="float">
            <text:p>-6712651558.31608</text:p>
          </table:table-cell>
          <table:table-cell table:formula="of:=([.$E7]*POWER(1+[.$O$6];[.BK$26])-SERIESSUM((1+[.$O$6])*(1+[.$O$8]);[.BK$26];-1;OFFSET([.$C8];[.BK$26];0):[.$C8]))*(1-1/4*[.$O$4]*[.$O$5])" office:value-type="float" office:value="-7774579035.19596" calcext:value-type="float">
            <text:p>-7774579035.19596</text:p>
          </table:table-cell>
          <table:table-cell table:formula="of:=([.$E7]*POWER(1+[.$O$6];[.BL$26])-SERIESSUM((1+[.$O$6])*(1+[.$O$8]);[.BL$26];-1;OFFSET([.$C8];[.BL$26];0):[.$C8]))*(1-1/4*[.$O$4]*[.$O$5])" office:value-type="float" office:value="-9003037167.39949" calcext:value-type="float">
            <text:p>-9003037167.39949</text:p>
          </table:table-cell>
          <table:table-cell table:formula="of:=([.$E7]*POWER(1+[.$O$6];[.BM$26])-SERIESSUM((1+[.$O$6])*(1+[.$O$8]);[.BM$26];-1;OFFSET([.$C8];[.BM$26];0):[.$C8]))*(1-1/4*[.$O$4]*[.$O$5])" office:value-type="float" office:value="-10424034678.0745" calcext:value-type="float">
            <text:p>-10424034678.0745</text:p>
          </table:table-cell>
          <table:table-cell table:formula="of:=([.$E7]*POWER(1+[.$O$6];[.BN$26])-SERIESSUM((1+[.$O$6])*(1+[.$O$8]);[.BN$26];-1;OFFSET([.$C8];[.BN$26];0):[.$C8]))*(1-1/4*[.$O$4]*[.$O$5])" office:value-type="float" office:value="-12055338523.6869" calcext:value-type="float">
            <text:p>-12055338523.6869</text:p>
          </table:table-cell>
          <table:table-cell table:formula="of:=([.$E7]*POWER(1+[.$O$6];[.BO$26])-SERIESSUM((1+[.$O$6])*(1+[.$O$8]);[.BO$26];-1;OFFSET([.$C8];[.BO$26];0):[.$C8]))*(1-1/4*[.$O$4]*[.$O$5])" office:value-type="float" office:value="-13941219171.653" calcext:value-type="float">
            <text:p>-13941219171.653</text:p>
          </table:table-cell>
          <table:table-cell table:formula="of:=([.$E7]*POWER(1+[.$O$6];[.BP$26])-SERIESSUM((1+[.$O$6])*(1+[.$O$8]);[.BP$26];-1;OFFSET([.$C8];[.BP$26];0):[.$C8]))*(1-1/4*[.$O$4]*[.$O$5])" office:value-type="float" office:value="-16121348446.337" calcext:value-type="float">
            <text:p>-16121348446.337</text:p>
          </table:table-cell>
          <table:table-cell table:formula="of:=([.$E7]*POWER(1+[.$O$6];[.BQ$26])-SERIESSUM((1+[.$O$6])*(1+[.$O$8]);[.BQ$26];-1;OFFSET([.$C8];[.BQ$26];0):[.$C8]))*(1-1/4*[.$O$4]*[.$O$5])" office:value-type="float" office:value="-18641575881.8878" calcext:value-type="float">
            <text:p>-18641575881.8878</text:p>
          </table:table-cell>
          <table:table-cell table:formula="of:=([.$E7]*POWER(1+[.$O$6];[.BR$26])-SERIESSUM((1+[.$O$6])*(1+[.$O$8]);[.BR$26];-1;OFFSET([.$C8];[.BR$26];0):[.$C8]))*(1-1/4*[.$O$4]*[.$O$5])" office:value-type="float" office:value="-21554890355.7944" calcext:value-type="float">
            <text:p>-21554890355.7944</text:p>
          </table:table-cell>
          <table:table-cell table:formula="of:=([.$E7]*POWER(1+[.$O$6];[.BS$26])-SERIESSUM((1+[.$O$6])*(1+[.$O$8]);[.BS$26];-1;OFFSET([.$C8];[.BS$26];0):[.$C8]))*(1-1/4*[.$O$4]*[.$O$5])" office:value-type="float" office:value="-24922531383.1756" calcext:value-type="float">
            <text:p>-24922531383.1756</text:p>
          </table:table-cell>
          <table:table-cell table:formula="of:=([.$E7]*POWER(1+[.$O$6];[.BT$26])-SERIESSUM((1+[.$O$6])*(1+[.$O$8]);[.BT$26];-1;OFFSET([.$C8];[.BT$26];0):[.$C8]))*(1-1/4*[.$O$4]*[.$O$5])" office:value-type="float" office:value="-28815273361.4589" calcext:value-type="float">
            <text:p>-28815273361.4589</text:p>
          </table:table-cell>
          <table:table-cell table:formula="of:=([.$E7]*POWER(1+[.$O$6];[.BU$26])-SERIESSUM((1+[.$O$6])*(1+[.$O$8]);[.BU$26];-1;OFFSET([.$C8];[.BU$26];0):[.$C8]))*(1-1/4*[.$O$4]*[.$O$5])" office:value-type="float" office:value="-33314909679.168" calcext:value-type="float">
            <text:p>-33314909679.168</text:p>
          </table:table-cell>
          <table:table-cell table:formula="of:=([.$E7]*POWER(1+[.$O$6];[.BV$26])-SERIESSUM((1+[.$O$6])*(1+[.$O$8]);[.BV$26];-1;OFFSET([.$C8];[.BV$26];0):[.$C8]))*(1-1/4*[.$O$4]*[.$O$5])" office:value-type="float" office:value="-38515967790.5259" calcext:value-type="float">
            <text:p>-38515967790.5259</text:p>
          </table:table-cell>
          <table:table-cell table:formula="of:=([.$E7]*POWER(1+[.$O$6];[.BW$26])-SERIESSUM((1+[.$O$6])*(1+[.$O$8]);[.BW$26];-1;OFFSET([.$C8];[.BW$26];0):[.$C8]))*(1-1/4*[.$O$4]*[.$O$5])" office:value-type="float" office:value="-44527691197.2335" calcext:value-type="float">
            <text:p>-44527691197.2335</text:p>
          </table:table-cell>
          <table:table-cell table:formula="of:=([.$E7]*POWER(1+[.$O$6];[.BX$26])-SERIESSUM((1+[.$O$6])*(1+[.$O$8]);[.BX$26];-1;OFFSET([.$C8];[.BX$26];0):[.$C8]))*(1-1/4*[.$O$4]*[.$O$5])" office:value-type="float" office:value="-51476329871.5049" calcext:value-type="float">
            <text:p>-51476329871.5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O$2]*POWER(1+[.$O$11];[.$A32])*(POWER([.$O$7];12)-1)/([.$O$7]-1) + [.$B32]*POWER([.$O$7];12)" office:value-type="float" office:value="60785797.8040912" calcext:value-type="float">
            <text:p>60785797.8040912</text:p>
          </table:table-cell>
          <table:table-cell table:formula="of:=[.$C32]*POWER([.$O$9];12)" office:value-type="float" office:value="1512583.76897796" calcext:value-type="float">
            <text:p>1512583.76897796</text:p>
          </table:table-cell>
          <table:table-cell table:formula="of:=[.$B33]/4*[.$O$4]*[.$O$5]" office:value-type="float" office:value="119444.092685039" calcext:value-type="float">
            <text:p>119444.092685039</text:p>
          </table:table-cell>
          <table:table-cell table:formula="of:=[.$B33]-[.$C33]-[.$D33]+[.$O$13]*POWER([.$O$7];12*[.$A33])" office:value-type="float" office:value="59153769.9424282" calcext:value-type="float">
            <text:p>59153769.9424282</text:p>
          </table:table-cell>
          <table:table-cell table:formula="of:=COUNTIF([.$K58:.$BY58];&quot;&gt;=0&quot;)" office:value-type="float" office:value="19" calcext:value-type="float">
            <text:p>19</text:p>
          </table:table-cell>
          <table:table-cell table:formula="of:=[.$O$10]+[.$F33]+[.$A33]" office:value-type="float" office:value="69" calcext:value-type="float">
            <text:p>69</text:p>
          </table:table-cell>
          <table:table-cell table:formula="of:=[.$O$10]+[.$A33]"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E8]-[.$C9]" office:value-type="float" office:value="1980253.6772249" calcext:value-type="float">
            <text:p>1980253.6772249</text:p>
          </table:table-cell>
          <table:table-cell table:formula="of:=([.$E8]*POWER(1+[.$O$6];[.K$26])-SERIESSUM((1+[.$O$6])*(1+[.$O$8]);[.K$26];-1;OFFSET([.$C9];[.K$26];0):[.$C9]))*(1-1/4*[.$O$4]*[.$O$5])" office:value-type="float" office:value="1793523.94737282" calcext:value-type="float">
            <text:p>1793523.94737282</text:p>
          </table:table-cell>
          <table:table-cell table:formula="of:=([.$E8]*POWER(1+[.$O$6];[.L$26])-SERIESSUM((1+[.$O$6])*(1+[.$O$8]);[.L$26];-1;OFFSET([.$C9];[.L$26];0):[.$C9]))*(1-1/4*[.$O$4]*[.$O$5])" office:value-type="float" office:value="1546191.37636694" calcext:value-type="float">
            <text:p>1546191.37636694</text:p>
          </table:table-cell>
          <table:table-cell table:formula="of:=([.$E8]*POWER(1+[.$O$6];[.M$26])-SERIESSUM((1+[.$O$6])*(1+[.$O$8]);[.M$26];-1;OFFSET([.$C9];[.M$26];0):[.$C9]))*(1-1/4*[.$O$4]*[.$O$5])" office:value-type="float" office:value="1221668.85752826" calcext:value-type="float">
            <text:p>1221668.85752826</text:p>
          </table:table-cell>
          <table:table-cell table:formula="of:=([.$E8]*POWER(1+[.$O$6];[.N$26])-SERIESSUM((1+[.$O$6])*(1+[.$O$8]);[.N$26];-1;OFFSET([.$C9];[.N$26];0):[.$C9]))*(1-1/4*[.$O$4]*[.$O$5])" office:value-type="float" office:value="805087.752430753" calcext:value-type="float">
            <text:p>805087.752430753</text:p>
          </table:table-cell>
          <table:table-cell table:formula="of:=([.$E8]*POWER(1+[.$O$6];[.O$26])-SERIESSUM((1+[.$O$6])*(1+[.$O$8]);[.O$26];-1;OFFSET([.$C9];[.O$26];0):[.$C9]))*(1-1/4*[.$O$4]*[.$O$5])" office:value-type="float" office:value="279053.928126633" calcext:value-type="float">
            <text:p>279053.928126633</text:p>
          </table:table-cell>
          <table:table-cell table:formula="of:=([.$E8]*POWER(1+[.$O$6];[.P$26])-SERIESSUM((1+[.$O$6])*(1+[.$O$8]);[.P$26];-1;OFFSET([.$C9];[.P$26];0):[.$C9]))*(1-1/4*[.$O$4]*[.$O$5])" office:value-type="float" office:value="-376760.995816429" calcext:value-type="float">
            <text:p>-376760.995816429</text:p>
          </table:table-cell>
          <table:table-cell table:formula="of:=([.$E8]*POWER(1+[.$O$6];[.Q$26])-SERIESSUM((1+[.$O$6])*(1+[.$O$8]);[.Q$26];-1;OFFSET([.$C9];[.Q$26];0):[.$C9]))*(1-1/4*[.$O$4]*[.$O$5])" office:value-type="float" office:value="-1186093.18330877" calcext:value-type="float">
            <text:p>-1186093.18330877</text:p>
          </table:table-cell>
          <table:table-cell table:formula="of:=([.$E8]*POWER(1+[.$O$6];[.R$26])-SERIESSUM((1+[.$O$6])*(1+[.$O$8]);[.R$26];-1;OFFSET([.$C9];[.R$26];0):[.$C9]))*(1-1/4*[.$O$4]*[.$O$5])" office:value-type="float" office:value="-2176635.06976133" calcext:value-type="float">
            <text:p>-2176635.06976133</text:p>
          </table:table-cell>
          <table:table-cell table:formula="of:=([.$E8]*POWER(1+[.$O$6];[.S$26])-SERIESSUM((1+[.$O$6])*(1+[.$O$8]);[.S$26];-1;OFFSET([.$C9];[.S$26];0):[.$C9]))*(1-1/4*[.$O$4]*[.$O$5])" office:value-type="float" office:value="-3380670.56013163" calcext:value-type="float">
            <text:p>-3380670.56013163</text:p>
          </table:table-cell>
          <table:table-cell table:formula="of:=([.$E8]*POWER(1+[.$O$6];[.T$26])-SERIESSUM((1+[.$O$6])*(1+[.$O$8]);[.T$26];-1;OFFSET([.$C9];[.T$26];0):[.$C9]))*(1-1/4*[.$O$4]*[.$O$5])" office:value-type="float" office:value="-4835810.53173921" calcext:value-type="float">
            <text:p>-4835810.53173921</text:p>
          </table:table-cell>
          <table:table-cell table:formula="of:=([.$E8]*POWER(1+[.$O$6];[.U$26])-SERIESSUM((1+[.$O$6])*(1+[.$O$8]);[.U$26];-1;OFFSET([.$C9];[.U$26];0):[.$C9]))*(1-1/4*[.$O$4]*[.$O$5])" office:value-type="float" office:value="-6585844.35969325" calcext:value-type="float">
            <text:p>-6585844.35969325</text:p>
          </table:table-cell>
          <table:table-cell table:formula="of:=([.$E8]*POWER(1+[.$O$6];[.V$26])-SERIESSUM((1+[.$O$6])*(1+[.$O$8]);[.V$26];-1;OFFSET([.$C9];[.V$26];0):[.$C9]))*(1-1/4*[.$O$4]*[.$O$5])" office:value-type="float" office:value="-8681725.63681419" calcext:value-type="float">
            <text:p>-8681725.63681419</text:p>
          </table:table-cell>
          <table:table-cell table:formula="of:=([.$E8]*POWER(1+[.$O$6];[.W$26])-SERIESSUM((1+[.$O$6])*(1+[.$O$8]);[.W$26];-1;OFFSET([.$C9];[.W$26];0):[.$C9]))*(1-1/4*[.$O$4]*[.$O$5])" office:value-type="float" office:value="-11182713.0964514" calcext:value-type="float">
            <text:p>-11182713.0964514</text:p>
          </table:table-cell>
          <table:table-cell table:formula="of:=([.$E8]*POWER(1+[.$O$6];[.X$26])-SERIESSUM((1+[.$O$6])*(1+[.$O$8]);[.X$26];-1;OFFSET([.$C9];[.X$26];0):[.$C9]))*(1-1/4*[.$O$4]*[.$O$5])" office:value-type="float" office:value="-14157691.0251631" calcext:value-type="float">
            <text:p>-14157691.0251631</text:p>
          </table:table-cell>
          <table:table-cell table:formula="of:=([.$E8]*POWER(1+[.$O$6];[.Y$26])-SERIESSUM((1+[.$O$6])*(1+[.$O$8]);[.Y$26];-1;OFFSET([.$C9];[.Y$26];0):[.$C9]))*(1-1/4*[.$O$4]*[.$O$5])" office:value-type="float" office:value="-17686697.2416677" calcext:value-type="float">
            <text:p>-17686697.2416677</text:p>
          </table:table-cell>
          <table:table-cell table:formula="of:=([.$E8]*POWER(1+[.$O$6];[.Z$26])-SERIESSUM((1+[.$O$6])*(1+[.$O$8]);[.Z$26];-1;OFFSET([.$C9];[.Z$26];0):[.$C9]))*(1-1/4*[.$O$4]*[.$O$5])" office:value-type="float" office:value="-21862691.0983412" calcext:value-type="float">
            <text:p>-21862691.0983412</text:p>
          </table:table-cell>
          <table:table-cell table:formula="of:=([.$E8]*POWER(1+[.$O$6];[.AA$26])-SERIESSUM((1+[.$O$6])*(1+[.$O$8]);[.AA$26];-1;OFFSET([.$C9];[.AA$26];0):[.$C9]))*(1-1/4*[.$O$4]*[.$O$5])" office:value-type="float" office:value="-26793599.0237656" calcext:value-type="float">
            <text:p>-26793599.0237656</text:p>
          </table:table-cell>
          <table:table-cell table:formula="of:=([.$E8]*POWER(1+[.$O$6];[.AB$26])-SERIESSUM((1+[.$O$6])*(1+[.$O$8]);[.AB$26];-1;OFFSET([.$C9];[.AB$26];0):[.$C9]))*(1-1/4*[.$O$4]*[.$O$5])" office:value-type="float" office:value="-32604680.9756473" calcext:value-type="float">
            <text:p>-32604680.9756473</text:p>
          </table:table-cell>
          <table:table-cell table:formula="of:=([.$E8]*POWER(1+[.$O$6];[.AC$26])-SERIESSUM((1+[.$O$6])*(1+[.$O$8]);[.AC$26];-1;OFFSET([.$C9];[.AC$26];0):[.$C9]))*(1-1/4*[.$O$4]*[.$O$5])" office:value-type="float" office:value="-39441267.9356254" calcext:value-type="float">
            <text:p>-39441267.9356254</text:p>
          </table:table-cell>
          <table:table-cell table:formula="of:=([.$E8]*POWER(1+[.$O$6];[.AD$26])-SERIESSUM((1+[.$O$6])*(1+[.$O$8]);[.AD$26];-1;OFFSET([.$C9];[.AD$26];0):[.$C9]))*(1-1/4*[.$O$4]*[.$O$5])" office:value-type="float" office:value="-47471928.3929321" calcext:value-type="float">
            <text:p>-47471928.3929321</text:p>
          </table:table-cell>
          <table:table-cell table:formula="of:=([.$E8]*POWER(1+[.$O$6];[.AE$26])-SERIESSUM((1+[.$O$6])*(1+[.$O$8]);[.AE$26];-1;OFFSET([.$C9];[.AE$26];0):[.$C9]))*(1-1/4*[.$O$4]*[.$O$5])" office:value-type="float" office:value="-56892130.796544" calcext:value-type="float">
            <text:p>-56892130.796544</text:p>
          </table:table-cell>
          <table:table-cell table:formula="of:=([.$E8]*POWER(1+[.$O$6];[.AF$26])-SERIESSUM((1+[.$O$6])*(1+[.$O$8]);[.AF$26];-1;OFFSET([.$C9];[.AF$26];0):[.$C9]))*(1-1/4*[.$O$4]*[.$O$5])" office:value-type="float" office:value="-67928479.3948462" calcext:value-type="float">
            <text:p>-67928479.3948462</text:p>
          </table:table-cell>
          <table:table-cell table:formula="of:=([.$E8]*POWER(1+[.$O$6];[.AG$26])-SERIESSUM((1+[.$O$6])*(1+[.$O$8]);[.AG$26];-1;OFFSET([.$C9];[.AG$26];0):[.$C9]))*(1-1/4*[.$O$4]*[.$O$5])" office:value-type="float" office:value="-80843612.9468997" calcext:value-type="float">
            <text:p>-80843612.9468997</text:p>
          </table:table-cell>
          <table:table-cell table:formula="of:=([.$E8]*POWER(1+[.$O$6];[.AH$26])-SERIESSUM((1+[.$O$6])*(1+[.$O$8]);[.AH$26];-1;OFFSET([.$C9];[.AH$26];0):[.$C9]))*(1-1/4*[.$O$4]*[.$O$5])" office:value-type="float" office:value="-95941869.7332272" calcext:value-type="float">
            <text:p>-95941869.7332272</text:p>
          </table:table-cell>
          <table:table-cell table:formula="of:=([.$E8]*POWER(1+[.$O$6];[.AI$26])-SERIESSUM((1+[.$O$6])*(1+[.$O$8]);[.AI$26];-1;OFFSET([.$C9];[.AI$26];0):[.$C9]))*(1-1/4*[.$O$4]*[.$O$5])" office:value-type="float" office:value="-113575838.409032" calcext:value-type="float">
            <text:p>-113575838.409032</text:p>
          </table:table-cell>
          <table:table-cell table:formula="of:=([.$E8]*POWER(1+[.$O$6];[.AJ$26])-SERIESSUM((1+[.$O$6])*(1+[.$O$8]);[.AJ$26];-1;OFFSET([.$C9];[.AJ$26];0):[.$C9]))*(1-1/4*[.$O$4]*[.$O$5])" office:value-type="float" office:value="-134153932.866918" calcext:value-type="float">
            <text:p>-134153932.866918</text:p>
          </table:table-cell>
          <table:table-cell table:formula="of:=([.$E8]*POWER(1+[.$O$6];[.AK$26])-SERIESSUM((1+[.$O$6])*(1+[.$O$8]);[.AK$26];-1;OFFSET([.$C9];[.AK$26];0):[.$C9]))*(1-1/4*[.$O$4]*[.$O$5])" office:value-type="float" office:value="-158149150.800025" calcext:value-type="float">
            <text:p>-158149150.800025</text:p>
          </table:table-cell>
          <table:table-cell table:formula="of:=([.$E8]*POWER(1+[.$O$6];[.AL$26])-SERIESSUM((1+[.$O$6])*(1+[.$O$8]);[.AL$26];-1;OFFSET([.$C9];[.AL$26];0):[.$C9]))*(1-1/4*[.$O$4]*[.$O$5])" office:value-type="float" office:value="-186109200.531322" calcext:value-type="float">
            <text:p>-186109200.531322</text:p>
          </table:table-cell>
          <table:table-cell table:formula="of:=([.$E8]*POWER(1+[.$O$6];[.AM$26])-SERIESSUM((1+[.$O$6])*(1+[.$O$8]);[.AM$26];-1;OFFSET([.$C9];[.AM$26];0):[.$C9]))*(1-1/4*[.$O$4]*[.$O$5])" office:value-type="float" office:value="-218668209.422298" calcext:value-type="float">
            <text:p>-218668209.422298</text:p>
          </table:table-cell>
          <table:table-cell table:formula="of:=([.$E8]*POWER(1+[.$O$6];[.AN$26])-SERIESSUM((1+[.$O$6])*(1+[.$O$8]);[.AN$26];-1;OFFSET([.$C9];[.AN$26];0):[.$C9]))*(1-1/4*[.$O$4]*[.$O$5])" office:value-type="float" office:value="-256560260.396966" calcext:value-type="float">
            <text:p>-256560260.396966</text:p>
          </table:table-cell>
          <table:table-cell table:formula="of:=([.$E8]*POWER(1+[.$O$6];[.AO$26])-SERIESSUM((1+[.$O$6])*(1+[.$O$8]);[.AO$26];-1;OFFSET([.$C9];[.AO$26];0):[.$C9]))*(1-1/4*[.$O$4]*[.$O$5])" office:value-type="float" office:value="-300635041.511774" calcext:value-type="float">
            <text:p>-300635041.511774</text:p>
          </table:table-cell>
          <table:table-cell table:formula="of:=([.$E8]*POWER(1+[.$O$6];[.AP$26])-SERIESSUM((1+[.$O$6])*(1+[.$O$8]);[.AP$26];-1;OFFSET([.$C9];[.AP$26];0):[.$C9]))*(1-1/4*[.$O$4]*[.$O$5])" office:value-type="float" office:value="-351875937.873302" calcext:value-type="float">
            <text:p>-351875937.873302</text:p>
          </table:table-cell>
          <table:table-cell table:formula="of:=([.$E8]*POWER(1+[.$O$6];[.AQ$26])-SERIESSUM((1+[.$O$6])*(1+[.$O$8]);[.AQ$26];-1;OFFSET([.$C9];[.AQ$26];0):[.$C9]))*(1-1/4*[.$O$4]*[.$O$5])" office:value-type="float" office:value="-411420946.483986" calcext:value-type="float">
            <text:p>-411420946.483986</text:p>
          </table:table-cell>
          <table:table-cell table:formula="of:=([.$E8]*POWER(1+[.$O$6];[.AR$26])-SERIESSUM((1+[.$O$6])*(1+[.$O$8]);[.AR$26];-1;OFFSET([.$C9];[.AR$26];0):[.$C9]))*(1-1/4*[.$O$4]*[.$O$5])" office:value-type="float" office:value="-480586853.856237" calcext:value-type="float">
            <text:p>-480586853.856237</text:p>
          </table:table-cell>
          <table:table-cell table:formula="of:=([.$E8]*POWER(1+[.$O$6];[.AS$26])-SERIESSUM((1+[.$O$6])*(1+[.$O$8]);[.AS$26];-1;OFFSET([.$C9];[.AS$26];0):[.$C9]))*(1-1/4*[.$O$4]*[.$O$5])" office:value-type="float" office:value="-560897184.719622" calcext:value-type="float">
            <text:p>-560897184.719622</text:p>
          </table:table-cell>
          <table:table-cell table:formula="of:=([.$E8]*POWER(1+[.$O$6];[.AT$26])-SERIESSUM((1+[.$O$6])*(1+[.$O$8]);[.AT$26];-1;OFFSET([.$C9];[.AT$26];0):[.$C9]))*(1-1/4*[.$O$4]*[.$O$5])" office:value-type="float" office:value="-654114509.289608" calcext:value-type="float">
            <text:p>-654114509.289608</text:p>
          </table:table-cell>
          <table:table-cell table:formula="of:=([.$E8]*POWER(1+[.$O$6];[.AU$26])-SERIESSUM((1+[.$O$6])*(1+[.$O$8]);[.AU$26];-1;OFFSET([.$C9];[.AU$26];0):[.$C9]))*(1-1/4*[.$O$4]*[.$O$5])" office:value-type="float" office:value="-762277788.02872" calcext:value-type="float">
            <text:p>-762277788.02872</text:p>
          </table:table-cell>
          <table:table-cell table:formula="of:=([.$E8]*POWER(1+[.$O$6];[.AV$26])-SERIESSUM((1+[.$O$6])*(1+[.$O$8]);[.AV$26];-1;OFFSET([.$C9];[.AV$26];0):[.$C9]))*(1-1/4*[.$O$4]*[.$O$5])" office:value-type="float" office:value="-887745538.528866" calcext:value-type="float">
            <text:p>-887745538.528866</text:p>
          </table:table-cell>
          <table:table-cell table:formula="of:=([.$E8]*POWER(1+[.$O$6];[.AW$26])-SERIESSUM((1+[.$O$6])*(1+[.$O$8]);[.AW$26];-1;OFFSET([.$C9];[.AW$26];0):[.$C9]))*(1-1/4*[.$O$4]*[.$O$5])" office:value-type="float" office:value="-1033245731.29232" calcext:value-type="float">
            <text:p>-1033245731.29232</text:p>
          </table:table-cell>
          <table:table-cell table:formula="of:=([.$E8]*POWER(1+[.$O$6];[.AX$26])-SERIESSUM((1+[.$O$6])*(1+[.$O$8]);[.AX$26];-1;OFFSET([.$C9];[.AX$26];0):[.$C9]))*(1-1/4*[.$O$4]*[.$O$5])" office:value-type="float" office:value="-1201933462.34866" calcext:value-type="float">
            <text:p>-1201933462.34866</text:p>
          </table:table-cell>
          <table:table-cell table:formula="of:=([.$E8]*POWER(1+[.$O$6];[.AY$26])-SERIESSUM((1+[.$O$6])*(1+[.$O$8]);[.AY$26];-1;OFFSET([.$C9];[.AY$26];0):[.$C9]))*(1-1/4*[.$O$4]*[.$O$5])" office:value-type="float" office:value="-1397457613.77406" calcext:value-type="float">
            <text:p>-1397457613.77406</text:p>
          </table:table-cell>
          <table:table-cell table:formula="of:=([.$E8]*POWER(1+[.$O$6];[.AZ$26])-SERIESSUM((1+[.$O$6])*(1+[.$O$8]);[.AZ$26];-1;OFFSET([.$C9];[.AZ$26];0):[.$C9]))*(1-1/4*[.$O$4]*[.$O$5])" office:value-type="float" office:value="-1624037901.69695" calcext:value-type="float">
            <text:p>-1624037901.69695</text:p>
          </table:table-cell>
          <table:table-cell table:formula="of:=([.$E8]*POWER(1+[.$O$6];[.BA$26])-SERIESSUM((1+[.$O$6])*(1+[.$O$8]);[.BA$26];-1;OFFSET([.$C9];[.BA$26];0):[.$C9]))*(1-1/4*[.$O$4]*[.$O$5])" office:value-type="float" office:value="-1886553929.23048" calcext:value-type="float">
            <text:p>-1886553929.23048</text:p>
          </table:table-cell>
          <table:table-cell table:formula="of:=([.$E8]*POWER(1+[.$O$6];[.BB$26])-SERIESSUM((1+[.$O$6])*(1+[.$O$8]);[.BB$26];-1;OFFSET([.$C9];[.BB$26];0):[.$C9]))*(1-1/4*[.$O$4]*[.$O$5])" office:value-type="float" office:value="-2190648113.5335" calcext:value-type="float">
            <text:p>-2190648113.5335</text:p>
          </table:table-cell>
          <table:table-cell table:formula="of:=([.$E8]*POWER(1+[.$O$6];[.BC$26])-SERIESSUM((1+[.$O$6])*(1+[.$O$8]);[.BC$26];-1;OFFSET([.$C9];[.BC$26];0):[.$C9]))*(1-1/4*[.$O$4]*[.$O$5])" office:value-type="float" office:value="-2542844647.14397" calcext:value-type="float">
            <text:p>-2542844647.14397</text:p>
          </table:table-cell>
          <table:table-cell table:formula="of:=([.$E8]*POWER(1+[.$O$6];[.BD$26])-SERIESSUM((1+[.$O$6])*(1+[.$O$8]);[.BD$26];-1;OFFSET([.$C9];[.BD$26];0):[.$C9]))*(1-1/4*[.$O$4]*[.$O$5])" office:value-type="float" office:value="-2950686989.9483" calcext:value-type="float">
            <text:p>-2950686989.9483</text:p>
          </table:table-cell>
          <table:table-cell table:formula="of:=([.$E8]*POWER(1+[.$O$6];[.BE$26])-SERIESSUM((1+[.$O$6])*(1+[.$O$8]);[.BE$26];-1;OFFSET([.$C9];[.BE$26];0):[.$C9]))*(1-1/4*[.$O$4]*[.$O$5])" office:value-type="float" office:value="-3422896776.69364" calcext:value-type="float">
            <text:p>-3422896776.69364</text:p>
          </table:table-cell>
          <table:table-cell table:formula="of:=([.$E8]*POWER(1+[.$O$6];[.BF$26])-SERIESSUM((1+[.$O$6])*(1+[.$O$8]);[.BF$26];-1;OFFSET([.$C9];[.BF$26];0):[.$C9]))*(1-1/4*[.$O$4]*[.$O$5])" office:value-type="float" office:value="-3969557473.95935" calcext:value-type="float">
            <text:p>-3969557473.95935</text:p>
          </table:table-cell>
          <table:table-cell table:formula="of:=([.$E8]*POWER(1+[.$O$6];[.BG$26])-SERIESSUM((1+[.$O$6])*(1+[.$O$8]);[.BG$26];-1;OFFSET([.$C9];[.BG$26];0):[.$C9]))*(1-1/4*[.$O$4]*[.$O$5])" office:value-type="float" office:value="-4602326639.3876" calcext:value-type="float">
            <text:p>-4602326639.3876</text:p>
          </table:table-cell>
          <table:table-cell table:formula="of:=([.$E8]*POWER(1+[.$O$6];[.BH$26])-SERIESSUM((1+[.$O$6])*(1+[.$O$8]);[.BH$26];-1;OFFSET([.$C9];[.BH$26];0):[.$C9]))*(1-1/4*[.$O$4]*[.$O$5])" office:value-type="float" office:value="-5334681235.60534" calcext:value-type="float">
            <text:p>-5334681235.60534</text:p>
          </table:table-cell>
          <table:table-cell table:formula="of:=([.$E8]*POWER(1+[.$O$6];[.BI$26])-SERIESSUM((1+[.$O$6])*(1+[.$O$8]);[.BI$26];-1;OFFSET([.$C9];[.BI$26];0):[.$C9]))*(1-1/4*[.$O$4]*[.$O$5])" office:value-type="float" office:value="-6182201144.21484" calcext:value-type="float">
            <text:p>-6182201144.21484</text:p>
          </table:table-cell>
          <table:table-cell table:formula="of:=([.$E8]*POWER(1+[.$O$6];[.BJ$26])-SERIESSUM((1+[.$O$6])*(1+[.$O$8]);[.BJ$26];-1;OFFSET([.$C9];[.BJ$26];0):[.$C9]))*(1-1/4*[.$O$4]*[.$O$5])" office:value-type="float" office:value="-7162896826.00901" calcext:value-type="float">
            <text:p>-7162896826.00901</text:p>
          </table:table-cell>
          <table:table-cell table:formula="of:=([.$E8]*POWER(1+[.$O$6];[.BK$26])-SERIESSUM((1+[.$O$6])*(1+[.$O$8]);[.BK$26];-1;OFFSET([.$C9];[.BK$26];0):[.$C9]))*(1-1/4*[.$O$4]*[.$O$5])" office:value-type="float" office:value="-8297587998.95935" calcext:value-type="float">
            <text:p>-8297587998.95935</text:p>
          </table:table-cell>
          <table:table-cell table:formula="of:=([.$E8]*POWER(1+[.$O$6];[.BL$26])-SERIESSUM((1+[.$O$6])*(1+[.$O$8]);[.BL$26];-1;OFFSET([.$C9];[.BL$26];0):[.$C9]))*(1-1/4*[.$O$4]*[.$O$5])" office:value-type="float" office:value="-9610341274.9211" calcext:value-type="float">
            <text:p>-9610341274.9211</text:p>
          </table:table-cell>
          <table:table-cell table:formula="of:=([.$E8]*POWER(1+[.$O$6];[.BM$26])-SERIESSUM((1+[.$O$6])*(1+[.$O$8]);[.BM$26];-1;OFFSET([.$C9];[.BM$26];0):[.$C9]))*(1-1/4*[.$O$4]*[.$O$5])" office:value-type="float" office:value="-11116679975.3705" calcext:value-type="float">
            <text:p>-11116679975.3705</text:p>
          </table:table-cell>
          <table:table-cell table:formula="of:=([.$E8]*POWER(1+[.$O$6];[.BN$26])-SERIESSUM((1+[.$O$6])*(1+[.$O$8]);[.BN$26];-1;OFFSET([.$C9];[.BN$26];0):[.$C9]))*(1-1/4*[.$O$4]*[.$O$5])" office:value-type="float" office:value="-12858282545.4557" calcext:value-type="float">
            <text:p>-12858282545.4557</text:p>
          </table:table-cell>
          <table:table-cell table:formula="of:=([.$E8]*POWER(1+[.$O$6];[.BO$26])-SERIESSUM((1+[.$O$6])*(1+[.$O$8]);[.BO$26];-1;OFFSET([.$C9];[.BO$26];0):[.$C9]))*(1-1/4*[.$O$4]*[.$O$5])" office:value-type="float" office:value="-14871826248.7194" calcext:value-type="float">
            <text:p>-14871826248.7194</text:p>
          </table:table-cell>
          <table:table-cell table:formula="of:=([.$E8]*POWER(1+[.$O$6];[.BP$26])-SERIESSUM((1+[.$O$6])*(1+[.$O$8]);[.BP$26];-1;OFFSET([.$C9];[.BP$26];0):[.$C9]))*(1-1/4*[.$O$4]*[.$O$5])" office:value-type="float" office:value="-17199700947.3463" calcext:value-type="float">
            <text:p>-17199700947.3463</text:p>
          </table:table-cell>
          <table:table-cell table:formula="of:=([.$E8]*POWER(1+[.$O$6];[.BQ$26])-SERIESSUM((1+[.$O$6])*(1+[.$O$8]);[.BQ$26];-1;OFFSET([.$C9];[.BQ$26];0):[.$C9]))*(1-1/4*[.$O$4]*[.$O$5])" office:value-type="float" office:value="-19890898431.8256" calcext:value-type="float">
            <text:p>-19890898431.8256</text:p>
          </table:table-cell>
          <table:table-cell table:formula="of:=([.$E8]*POWER(1+[.$O$6];[.BR$26])-SERIESSUM((1+[.$O$6])*(1+[.$O$8]);[.BR$26];-1;OFFSET([.$C9];[.BR$26];0):[.$C9]))*(1-1/4*[.$O$4]*[.$O$5])" office:value-type="float" office:value="-23002040166.2557" calcext:value-type="float">
            <text:p>-23002040166.2557</text:p>
          </table:table-cell>
          <table:table-cell table:formula="of:=([.$E8]*POWER(1+[.$O$6];[.BS$26])-SERIESSUM((1+[.$O$6])*(1+[.$O$8]);[.BS$26];-1;OFFSET([.$C9];[.BS$26];0):[.$C9]))*(1-1/4*[.$O$4]*[.$O$5])" office:value-type="float" office:value="-26598564989.6381" calcext:value-type="float">
            <text:p>-26598564989.6381</text:p>
          </table:table-cell>
          <table:table-cell table:formula="of:=([.$E8]*POWER(1+[.$O$6];[.BT$26])-SERIESSUM((1+[.$O$6])*(1+[.$O$8]);[.BT$26];-1;OFFSET([.$C9];[.BT$26];0):[.$C9]))*(1-1/4*[.$O$4]*[.$O$5])" office:value-type="float" office:value="-30756101665.4198" calcext:value-type="float">
            <text:p>-30756101665.4198</text:p>
          </table:table-cell>
          <table:table-cell table:formula="of:=([.$E8]*POWER(1+[.$O$6];[.BU$26])-SERIESSUM((1+[.$O$6])*(1+[.$O$8]);[.BU$26];-1;OFFSET([.$C9];[.BU$26];0):[.$C9]))*(1-1/4*[.$O$4]*[.$O$5])" office:value-type="float" office:value="-35562055045.0248" calcext:value-type="float">
            <text:p>-35562055045.0248</text:p>
          </table:table-cell>
          <table:table-cell table:formula="of:=([.$E8]*POWER(1+[.$O$6];[.BV$26])-SERIESSUM((1+[.$O$6])*(1+[.$O$8]);[.BV$26];-1;OFFSET([.$C9];[.BV$26];0):[.$C9]))*(1-1/4*[.$O$4]*[.$O$5])" office:value-type="float" office:value="-41117439087.3335" calcext:value-type="float">
            <text:p>-41117439087.3335</text:p>
          </table:table-cell>
          <table:table-cell table:formula="of:=([.$E8]*POWER(1+[.$O$6];[.BW$26])-SERIESSUM((1+[.$O$6])*(1+[.$O$8]);[.BW$26];-1;OFFSET([.$C9];[.BW$26];0):[.$C9]))*(1-1/4*[.$O$4]*[.$O$5])" office:value-type="float" office:value="-47538995148.8097" calcext:value-type="float">
            <text:p>-47538995148.8097</text:p>
          </table:table-cell>
          <table:table-cell table:formula="of:=([.$E8]*POWER(1+[.$O$6];[.BX$26])-SERIESSUM((1+[.$O$6])*(1+[.$O$8]);[.BX$26];-1;OFFSET([.$C9];[.BX$26];0):[.$C9]))*(1-1/4*[.$O$4]*[.$O$5])" office:value-type="float" office:value="-54961639936.6105" calcext:value-type="float">
            <text:p>-54961639936.6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O$2]*POWER(1+[.$O$11];[.$A33])*(POWER([.$O$7];12)-1)/([.$O$7]-1) + [.$B33]*POWER([.$O$7];12)" office:value-type="float" office:value="67017452.4183141" calcext:value-type="float">
            <text:p>67017452.4183141</text:p>
          </table:table-cell>
          <table:table-cell table:formula="of:=[.$C33]*POWER([.$O$9];12)" office:value-type="float" office:value="1618464.63280642" calcext:value-type="float">
            <text:p>1618464.63280642</text:p>
          </table:table-cell>
          <table:table-cell table:formula="of:=[.$B34]/4*[.$O$4]*[.$O$5]" office:value-type="float" office:value="131689.294001987" calcext:value-type="float">
            <text:p>131689.294001987</text:p>
          </table:table-cell>
          <table:table-cell table:formula="of:=[.$B34]-[.$C34]-[.$D34]+[.$O$13]*POWER([.$O$7];12*[.$A34])" office:value-type="float" office:value="65267298.4915057" calcext:value-type="float">
            <text:p>65267298.4915057</text:p>
          </table:table-cell>
          <table:table-cell table:formula="of:=COUNTIF([.$K59:.$BY59];&quot;&gt;=0&quot;)" office:value-type="float" office:value="19" calcext:value-type="float">
            <text:p>19</text:p>
          </table:table-cell>
          <table:table-cell table:formula="of:=[.$O$10]+[.$F34]+[.$A34]" office:value-type="float" office:value="70" calcext:value-type="float">
            <text:p>70</text:p>
          </table:table-cell>
          <table:table-cell table:formula="of:=[.$O$10]+[.$A34]"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E9]-[.$C10]" office:value-type="float" office:value="2501790.53576352" calcext:value-type="float">
            <text:p>2501790.53576352</text:p>
          </table:table-cell>
          <table:table-cell table:formula="of:=([.$E9]*POWER(1+[.$O$6];[.K$26])-SERIESSUM((1+[.$O$6])*(1+[.$O$8]);[.K$26];-1;OFFSET([.$C10];[.K$26];0):[.$C10]))*(1-1/4*[.$O$4]*[.$O$5])" office:value-type="float" office:value="2331810.62199599" calcext:value-type="float">
            <text:p>2331810.62199599</text:p>
          </table:table-cell>
          <table:table-cell table:formula="of:=([.$E9]*POWER(1+[.$O$6];[.L$26])-SERIESSUM((1+[.$O$6])*(1+[.$O$8]);[.L$26];-1;OFFSET([.$C10];[.L$26];0):[.$C10]))*(1-1/4*[.$O$4]*[.$O$5])" office:value-type="float" office:value="2100183.97088427" calcext:value-type="float">
            <text:p>2100183.97088427</text:p>
          </table:table-cell>
          <table:table-cell table:formula="of:=([.$E9]*POWER(1+[.$O$6];[.M$26])-SERIESSUM((1+[.$O$6])*(1+[.$O$8]);[.M$26];-1;OFFSET([.$C10];[.M$26];0):[.$C10]))*(1-1/4*[.$O$4]*[.$O$5])" office:value-type="float" office:value="1788605.61158061" calcext:value-type="float">
            <text:p>1788605.61158061</text:p>
          </table:table-cell>
          <table:table-cell table:formula="of:=([.$E9]*POWER(1+[.$O$6];[.N$26])-SERIESSUM((1+[.$O$6])*(1+[.$O$8]);[.N$26];-1;OFFSET([.$C10];[.N$26];0):[.$C10]))*(1-1/4*[.$O$4]*[.$O$5])" office:value-type="float" office:value="1381377.42384831" calcext:value-type="float">
            <text:p>1381377.42384831</text:p>
          </table:table-cell>
          <table:table-cell table:formula="of:=([.$E9]*POWER(1+[.$O$6];[.O$26])-SERIESSUM((1+[.$O$6])*(1+[.$O$8]);[.O$26];-1;OFFSET([.$C10];[.O$26];0):[.$C10]))*(1-1/4*[.$O$4]*[.$O$5])" office:value-type="float" office:value="860115.914142695" calcext:value-type="float">
            <text:p>860115.914142695</text:p>
          </table:table-cell>
          <table:table-cell table:formula="of:=([.$E9]*POWER(1+[.$O$6];[.P$26])-SERIESSUM((1+[.$O$6])*(1+[.$O$8]);[.P$26];-1;OFFSET([.$C10];[.P$26];0):[.$C10]))*(1-1/4*[.$O$4]*[.$O$5])" office:value-type="float" office:value="203316.202407395" calcext:value-type="float">
            <text:p>203316.202407395</text:p>
          </table:table-cell>
          <table:table-cell table:formula="of:=([.$E9]*POWER(1+[.$O$6];[.Q$26])-SERIESSUM((1+[.$O$6])*(1+[.$O$8]);[.Q$26];-1;OFFSET([.$C10];[.Q$26];0):[.$C10]))*(1-1/4*[.$O$4]*[.$O$5])" office:value-type="float" office:value="-614153.200774934" calcext:value-type="float">
            <text:p>-614153.200774934</text:p>
          </table:table-cell>
          <table:table-cell table:formula="of:=([.$E9]*POWER(1+[.$O$6];[.R$26])-SERIESSUM((1+[.$O$6])*(1+[.$O$8]);[.R$26];-1;OFFSET([.$C10];[.R$26];0):[.$C10]))*(1-1/4*[.$O$4]*[.$O$5])" office:value-type="float" office:value="-1621635.69884993" calcext:value-type="float">
            <text:p>-1621635.69884993</text:p>
          </table:table-cell>
          <table:table-cell table:formula="of:=([.$E9]*POWER(1+[.$O$6];[.S$26])-SERIESSUM((1+[.$O$6])*(1+[.$O$8]);[.S$26];-1;OFFSET([.$C10];[.S$26];0):[.$C10]))*(1-1/4*[.$O$4]*[.$O$5])" office:value-type="float" office:value="-2853364.56748258" calcext:value-type="float">
            <text:p>-2853364.56748258</text:p>
          </table:table-cell>
          <table:table-cell table:formula="of:=([.$E9]*POWER(1+[.$O$6];[.T$26])-SERIESSUM((1+[.$O$6])*(1+[.$O$8]);[.T$26];-1;OFFSET([.$C10];[.T$26];0):[.$C10]))*(1-1/4*[.$O$4]*[.$O$5])" office:value-type="float" office:value="-4349248.10255403" calcext:value-type="float">
            <text:p>-4349248.10255403</text:p>
          </table:table-cell>
          <table:table-cell table:formula="of:=([.$E9]*POWER(1+[.$O$6];[.U$26])-SERIESSUM((1+[.$O$6])*(1+[.$O$8]);[.U$26];-1;OFFSET([.$C10];[.U$26];0):[.$C10]))*(1-1/4*[.$O$4]*[.$O$5])" office:value-type="float" office:value="-6155778.76515231" calcext:value-type="float">
            <text:p>-6155778.76515231</text:p>
          </table:table-cell>
          <table:table-cell table:formula="of:=([.$E9]*POWER(1+[.$O$6];[.V$26])-SERIESSUM((1+[.$O$6])*(1+[.$O$8]);[.V$26];-1;OFFSET([.$C10];[.V$26];0):[.$C10]))*(1-1/4*[.$O$4]*[.$O$5])" office:value-type="float" office:value="-8327085.75569415" calcext:value-type="float">
            <text:p>-8327085.75569415</text:p>
          </table:table-cell>
          <table:table-cell table:formula="of:=([.$E9]*POWER(1+[.$O$6];[.W$26])-SERIESSUM((1+[.$O$6])*(1+[.$O$8]);[.W$26];-1;OFFSET([.$C10];[.W$26];0):[.$C10]))*(1-1/4*[.$O$4]*[.$O$5])" office:value-type="float" office:value="-10926153.4834502" calcext:value-type="float">
            <text:p>-10926153.4834502</text:p>
          </table:table-cell>
          <table:table-cell table:formula="of:=([.$E9]*POWER(1+[.$O$6];[.X$26])-SERIESSUM((1+[.$O$6])*(1+[.$O$8]);[.X$26];-1;OFFSET([.$C10];[.X$26];0):[.$C10]))*(1-1/4*[.$O$4]*[.$O$5])" office:value-type="float" office:value="-14026231.9047915" calcext:value-type="float">
            <text:p>-14026231.9047915</text:p>
          </table:table-cell>
          <table:table-cell table:formula="of:=([.$E9]*POWER(1+[.$O$6];[.Y$26])-SERIESSUM((1+[.$O$6])*(1+[.$O$8]);[.Y$26];-1;OFFSET([.$C10];[.Y$26];0):[.$C10]))*(1-1/4*[.$O$4]*[.$O$5])" office:value-type="float" office:value="-17712468.7570807" calcext:value-type="float">
            <text:p>-17712468.7570807</text:p>
          </table:table-cell>
          <table:table-cell table:formula="of:=([.$E9]*POWER(1+[.$O$6];[.Z$26])-SERIESSUM((1+[.$O$6])*(1+[.$O$8]);[.Z$26];-1;OFFSET([.$C10];[.Z$26];0):[.$C10]))*(1-1/4*[.$O$4]*[.$O$5])" office:value-type="float" office:value="-22083798.4004012" calcext:value-type="float">
            <text:p>-22083798.4004012</text:p>
          </table:table-cell>
          <table:table-cell table:formula="of:=([.$E9]*POWER(1+[.$O$6];[.AA$26])-SERIESSUM((1+[.$O$6])*(1+[.$O$8]);[.AA$26];-1;OFFSET([.$C10];[.AA$26];0):[.$C10]))*(1-1/4*[.$O$4]*[.$O$5])" office:value-type="float" office:value="-27255127.3946193" calcext:value-type="float">
            <text:p>-27255127.3946193</text:p>
          </table:table-cell>
          <table:table-cell table:formula="of:=([.$E9]*POWER(1+[.$O$6];[.AB$26])-SERIESSUM((1+[.$O$6])*(1+[.$O$8]);[.AB$26];-1;OFFSET([.$C10];[.AB$26];0):[.$C10]))*(1-1/4*[.$O$4]*[.$O$5])" office:value-type="float" office:value="-33359863.198268" calcext:value-type="float">
            <text:p>-33359863.198268</text:p>
          </table:table-cell>
          <table:table-cell table:formula="of:=([.$E9]*POWER(1+[.$O$6];[.AC$26])-SERIESSUM((1+[.$O$6])*(1+[.$O$8]);[.AC$26];-1;OFFSET([.$C10];[.AC$26];0):[.$C10]))*(1-1/4*[.$O$4]*[.$O$5])" office:value-type="float" office:value="-40552839.6097905" calcext:value-type="float">
            <text:p>-40552839.6097905</text:p>
          </table:table-cell>
          <table:table-cell table:formula="of:=([.$E9]*POWER(1+[.$O$6];[.AD$26])-SERIESSUM((1+[.$O$6])*(1+[.$O$8]);[.AD$26];-1;OFFSET([.$C10];[.AD$26];0):[.$C10]))*(1-1/4*[.$O$4]*[.$O$5])" office:value-type="float" office:value="-49013700.9326024" calcext:value-type="float">
            <text:p>-49013700.9326024</text:p>
          </table:table-cell>
          <table:table-cell table:formula="of:=([.$E9]*POWER(1+[.$O$6];[.AE$26])-SERIESSUM((1+[.$O$6])*(1+[.$O$8]);[.AE$26];-1;OFFSET([.$C10];[.AE$26];0):[.$C10]))*(1-1/4*[.$O$4]*[.$O$5])" office:value-type="float" office:value="-58950816.5086404" calcext:value-type="float">
            <text:p>-58950816.5086404</text:p>
          </table:table-cell>
          <table:table-cell table:formula="of:=([.$E9]*POWER(1+[.$O$6];[.AF$26])-SERIESSUM((1+[.$O$6])*(1+[.$O$8]);[.AF$26];-1;OFFSET([.$C10];[.AF$26];0):[.$C10]))*(1-1/4*[.$O$4]*[.$O$5])" office:value-type="float" office:value="-70605808.4333307" calcext:value-type="float">
            <text:p>-70605808.4333307</text:p>
          </table:table-cell>
          <table:table-cell table:formula="of:=([.$E9]*POWER(1+[.$O$6];[.AG$26])-SERIESSUM((1+[.$O$6])*(1+[.$O$8]);[.AG$26];-1;OFFSET([.$C10];[.AG$26];0):[.$C10]))*(1-1/4*[.$O$4]*[.$O$5])" office:value-type="float" office:value="-84258788.1724957" calcext:value-type="float">
            <text:p>-84258788.1724957</text:p>
          </table:table-cell>
          <table:table-cell table:formula="of:=([.$E9]*POWER(1+[.$O$6];[.AH$26])-SERIESSUM((1+[.$O$6])*(1+[.$O$8]);[.AH$26];-1;OFFSET([.$C10];[.AH$26];0):[.$C10]))*(1-1/4*[.$O$4]*[.$O$5])" office:value-type="float" office:value="-100234412.719411" calcext:value-type="float">
            <text:p>-100234412.719411</text:p>
          </table:table-cell>
          <table:table-cell table:formula="of:=([.$E9]*POWER(1+[.$O$6];[.AI$26])-SERIESSUM((1+[.$O$6])*(1+[.$O$8]);[.AI$26];-1;OFFSET([.$C10];[.AI$26];0):[.$C10]))*(1-1/4*[.$O$4]*[.$O$5])" office:value-type="float" office:value="-118908888.17091" calcext:value-type="float">
            <text:p>-118908888.17091</text:p>
          </table:table-cell>
          <table:table-cell table:formula="of:=([.$E9]*POWER(1+[.$O$6];[.AJ$26])-SERIESSUM((1+[.$O$6])*(1+[.$O$8]);[.AJ$26];-1;OFFSET([.$C10];[.AJ$26];0):[.$C10]))*(1-1/4*[.$O$4]*[.$O$5])" office:value-type="float" office:value="-140718068.526709" calcext:value-type="float">
            <text:p>-140718068.526709</text:p>
          </table:table-cell>
          <table:table-cell table:formula="of:=([.$E9]*POWER(1+[.$O$6];[.AK$26])-SERIESSUM((1+[.$O$6])*(1+[.$O$8]);[.AK$26];-1;OFFSET([.$C10];[.AK$26];0):[.$C10]))*(1-1/4*[.$O$4]*[.$O$5])" office:value-type="float" office:value="-166166820.543861" calcext:value-type="float">
            <text:p>-166166820.543861</text:p>
          </table:table-cell>
          <table:table-cell table:formula="of:=([.$E9]*POWER(1+[.$O$6];[.AL$26])-SERIESSUM((1+[.$O$6])*(1+[.$O$8]);[.AL$26];-1;OFFSET([.$C10];[.AL$26];0):[.$C10]))*(1-1/4*[.$O$4]*[.$O$5])" office:value-type="float" office:value="-195839852.091377" calcext:value-type="float">
            <text:p>-195839852.091377</text:p>
          </table:table-cell>
          <table:table-cell table:formula="of:=([.$E9]*POWER(1+[.$O$6];[.AM$26])-SERIESSUM((1+[.$O$6])*(1+[.$O$8]);[.AM$26];-1;OFFSET([.$C10];[.AM$26];0):[.$C10]))*(1-1/4*[.$O$4]*[.$O$5])" office:value-type="float" office:value="-230414232.206549" calcext:value-type="float">
            <text:p>-230414232.206549</text:p>
          </table:table-cell>
          <table:table-cell table:formula="of:=([.$E9]*POWER(1+[.$O$6];[.AN$26])-SERIESSUM((1+[.$O$6])*(1+[.$O$8]);[.AN$26];-1;OFFSET([.$C10];[.AN$26];0):[.$C10]))*(1-1/4*[.$O$4]*[.$O$5])" office:value-type="float" office:value="-270673866.59942" calcext:value-type="float">
            <text:p>-270673866.59942</text:p>
          </table:table-cell>
          <table:table-cell table:formula="of:=([.$E9]*POWER(1+[.$O$6];[.AO$26])-SERIESSUM((1+[.$O$6])*(1+[.$O$8]);[.AO$26];-1;OFFSET([.$C10];[.AO$26];0):[.$C10]))*(1-1/4*[.$O$4]*[.$O$5])" office:value-type="float" office:value="-317526233.430237" calcext:value-type="float">
            <text:p>-317526233.430237</text:p>
          </table:table-cell>
          <table:table-cell table:formula="of:=([.$E9]*POWER(1+[.$O$6];[.AP$26])-SERIESSUM((1+[.$O$6])*(1+[.$O$8]);[.AP$26];-1;OFFSET([.$C10];[.AP$26];0):[.$C10]))*(1-1/4*[.$O$4]*[.$O$5])" office:value-type="float" office:value="-372021731.658083" calcext:value-type="float">
            <text:p>-372021731.658083</text:p>
          </table:table-cell>
          <table:table-cell table:formula="of:=([.$E9]*POWER(1+[.$O$6];[.AQ$26])-SERIESSUM((1+[.$O$6])*(1+[.$O$8]);[.AQ$26];-1;OFFSET([.$C10];[.AQ$26];0):[.$C10]))*(1-1/4*[.$O$4]*[.$O$5])" office:value-type="float" office:value="-435376049.122208" calcext:value-type="float">
            <text:p>-435376049.122208</text:p>
          </table:table-cell>
          <table:table-cell table:formula="of:=([.$E9]*POWER(1+[.$O$6];[.AR$26])-SERIESSUM((1+[.$O$6])*(1+[.$O$8]);[.AR$26];-1;OFFSET([.$C10];[.AR$26];0):[.$C10]))*(1-1/4*[.$O$4]*[.$O$5])" office:value-type="float" office:value="-508996020.921264" calcext:value-type="float">
            <text:p>-508996020.921264</text:p>
          </table:table-cell>
          <table:table-cell table:formula="of:=([.$E9]*POWER(1+[.$O$6];[.AS$26])-SERIESSUM((1+[.$O$6])*(1+[.$O$8]);[.AS$26];-1;OFFSET([.$C10];[.AS$26];0):[.$C10]))*(1-1/4*[.$O$4]*[.$O$5])" office:value-type="float" office:value="-594509521.928693" calcext:value-type="float">
            <text:p>-594509521.928693</text:p>
          </table:table-cell>
          <table:table-cell table:formula="of:=([.$E9]*POWER(1+[.$O$6];[.AT$26])-SERIESSUM((1+[.$O$6])*(1+[.$O$8]);[.AT$26];-1;OFFSET([.$C10];[.AT$26];0):[.$C10]))*(1-1/4*[.$O$4]*[.$O$5])" office:value-type="float" office:value="-693800021.960873" calcext:value-type="float">
            <text:p>-693800021.960873</text:p>
          </table:table-cell>
          <table:table-cell table:formula="of:=([.$E9]*POWER(1+[.$O$6];[.AU$26])-SERIESSUM((1+[.$O$6])*(1+[.$O$8]);[.AU$26];-1;OFFSET([.$C10];[.AU$26];0):[.$C10]))*(1-1/4*[.$O$4]*[.$O$5])" office:value-type="float" office:value="-809046529.973402" calcext:value-type="float">
            <text:p>-809046529.973402</text:p>
          </table:table-cell>
          <table:table-cell table:formula="of:=([.$E9]*POWER(1+[.$O$6];[.AV$26])-SERIESSUM((1+[.$O$6])*(1+[.$O$8]);[.AV$26];-1;OFFSET([.$C10];[.AV$26];0):[.$C10]))*(1-1/4*[.$O$4]*[.$O$5])" office:value-type="float" office:value="-942769766.751172" calcext:value-type="float">
            <text:p>-942769766.751172</text:p>
          </table:table-cell>
          <table:table-cell table:formula="of:=([.$E9]*POWER(1+[.$O$6];[.AW$26])-SERIESSUM((1+[.$O$6])*(1+[.$O$8]);[.AW$26];-1;OFFSET([.$C10];[.AW$26];0):[.$C10]))*(1-1/4*[.$O$4]*[.$O$5])" office:value-type="float" office:value="-1097885536.25009" calcext:value-type="float">
            <text:p>-1097885536.25009</text:p>
          </table:table-cell>
          <table:table-cell table:formula="of:=([.$E9]*POWER(1+[.$O$6];[.AX$26])-SERIESSUM((1+[.$O$6])*(1+[.$O$8]);[.AX$26];-1;OFFSET([.$C10];[.AX$26];0):[.$C10]))*(1-1/4*[.$O$4]*[.$O$5])" office:value-type="float" office:value="-1277766416.78176" calcext:value-type="float">
            <text:p>-1277766416.78176</text:p>
          </table:table-cell>
          <table:table-cell table:formula="of:=([.$E9]*POWER(1+[.$O$6];[.AY$26])-SERIESSUM((1+[.$O$6])*(1+[.$O$8]);[.AY$26];-1;OFFSET([.$C10];[.AY$26];0):[.$C10]))*(1-1/4*[.$O$4]*[.$O$5])" office:value-type="float" office:value="-1486313067.77243" calcext:value-type="float">
            <text:p>-1486313067.77243</text:p>
          </table:table-cell>
          <table:table-cell table:formula="of:=([.$E9]*POWER(1+[.$O$6];[.AZ$26])-SERIESSUM((1+[.$O$6])*(1+[.$O$8]);[.AZ$26];-1;OFFSET([.$C10];[.AZ$26];0):[.$C10]))*(1-1/4*[.$O$4]*[.$O$5])" office:value-type="float" office:value="-1728036649.53266" calcext:value-type="float">
            <text:p>-1728036649.53266</text:p>
          </table:table-cell>
          <table:table-cell table:formula="of:=([.$E9]*POWER(1+[.$O$6];[.BA$26])-SERIESSUM((1+[.$O$6])*(1+[.$O$8]);[.BA$26];-1;OFFSET([.$C10];[.BA$26];0):[.$C10]))*(1-1/4*[.$O$4]*[.$O$5])" office:value-type="float" office:value="-2008154086.57089" calcext:value-type="float">
            <text:p>-2008154086.57089</text:p>
          </table:table-cell>
          <table:table-cell table:formula="of:=([.$E9]*POWER(1+[.$O$6];[.BB$26])-SERIESSUM((1+[.$O$6])*(1+[.$O$8]);[.BB$26];-1;OFFSET([.$C10];[.BB$26];0):[.$C10]))*(1-1/4*[.$O$4]*[.$O$5])" office:value-type="float" office:value="-2332698174.35867" calcext:value-type="float">
            <text:p>-2332698174.35867</text:p>
          </table:table-cell>
          <table:table-cell table:formula="of:=([.$E9]*POWER(1+[.$O$6];[.BC$26])-SERIESSUM((1+[.$O$6])*(1+[.$O$8]);[.BC$26];-1;OFFSET([.$C10];[.BC$26];0):[.$C10]))*(1-1/4*[.$O$4]*[.$O$5])" office:value-type="float" office:value="-2708644840.7521" calcext:value-type="float">
            <text:p>-2708644840.7521</text:p>
          </table:table-cell>
          <table:table-cell table:formula="of:=([.$E9]*POWER(1+[.$O$6];[.BD$26])-SERIESSUM((1+[.$O$6])*(1+[.$O$8]);[.BD$26];-1;OFFSET([.$C10];[.BD$26];0):[.$C10]))*(1-1/4*[.$O$4]*[.$O$5])" office:value-type="float" office:value="-3144060233.01737" calcext:value-type="float">
            <text:p>-3144060233.01737</text:p>
          </table:table-cell>
          <table:table-cell table:formula="of:=([.$E9]*POWER(1+[.$O$6];[.BE$26])-SERIESSUM((1+[.$O$6])*(1+[.$O$8]);[.BE$26];-1;OFFSET([.$C10];[.BE$26];0):[.$C10]))*(1-1/4*[.$O$4]*[.$O$5])" office:value-type="float" office:value="-3648270717.1367" calcext:value-type="float">
            <text:p>-3648270717.1367</text:p>
          </table:table-cell>
          <table:table-cell table:formula="of:=([.$E9]*POWER(1+[.$O$6];[.BF$26])-SERIESSUM((1+[.$O$6])*(1+[.$O$8]);[.BF$26];-1;OFFSET([.$C10];[.BF$26];0):[.$C10]))*(1-1/4*[.$O$4]*[.$O$5])" office:value-type="float" office:value="-4232059356.49696" calcext:value-type="float">
            <text:p>-4232059356.49696</text:p>
          </table:table-cell>
          <table:table-cell table:formula="of:=([.$E9]*POWER(1+[.$O$6];[.BG$26])-SERIESSUM((1+[.$O$6])*(1+[.$O$8]);[.BG$26];-1;OFFSET([.$C10];[.BG$26];0):[.$C10]))*(1-1/4*[.$O$4]*[.$O$5])" office:value-type="float" office:value="-4907892992.25403" calcext:value-type="float">
            <text:p>-4907892992.25403</text:p>
          </table:table-cell>
          <table:table-cell table:formula="of:=([.$E9]*POWER(1+[.$O$6];[.BH$26])-SERIESSUM((1+[.$O$6])*(1+[.$O$8]);[.BH$26];-1;OFFSET([.$C10];[.BH$26];0):[.$C10]))*(1-1/4*[.$O$4]*[.$O$5])" office:value-type="float" office:value="-5690184689.25575" calcext:value-type="float">
            <text:p>-5690184689.25575</text:p>
          </table:table-cell>
          <table:table-cell table:formula="of:=([.$E9]*POWER(1+[.$O$6];[.BI$26])-SERIESSUM((1+[.$O$6])*(1+[.$O$8]);[.BI$26];-1;OFFSET([.$C10];[.BI$26];0):[.$C10]))*(1-1/4*[.$O$4]*[.$O$5])" office:value-type="float" office:value="-6595597052.84058" calcext:value-type="float">
            <text:p>-6595597052.84058</text:p>
          </table:table-cell>
          <table:table-cell table:formula="of:=([.$E9]*POWER(1+[.$O$6];[.BJ$26])-SERIESSUM((1+[.$O$6])*(1+[.$O$8]);[.BJ$26];-1;OFFSET([.$C10];[.BJ$26];0):[.$C10]))*(1-1/4*[.$O$4]*[.$O$5])" office:value-type="float" office:value="-7643392778.64278" calcext:value-type="float">
            <text:p>-7643392778.64278</text:p>
          </table:table-cell>
          <table:table-cell table:formula="of:=([.$E9]*POWER(1+[.$O$6];[.BK$26])-SERIESSUM((1+[.$O$6])*(1+[.$O$8]);[.BK$26];-1;OFFSET([.$C10];[.BK$26];0):[.$C10]))*(1-1/4*[.$O$4]*[.$O$5])" office:value-type="float" office:value="-8855839787.6847" calcext:value-type="float">
            <text:p>-8855839787.6847</text:p>
          </table:table-cell>
          <table:table-cell table:formula="of:=([.$E9]*POWER(1+[.$O$6];[.BL$26])-SERIESSUM((1+[.$O$6])*(1+[.$O$8]);[.BL$26];-1;OFFSET([.$C10];[.BL$26];0):[.$C10]))*(1-1/4*[.$O$4]*[.$O$5])" office:value-type="float" office:value="-10246383486.8305" calcext:value-type="float">
            <text:p>-10246383486.8305</text:p>
          </table:table-cell>
          <table:table-cell table:formula="of:=([.$E9]*POWER(1+[.$O$6];[.BM$26])-SERIESSUM((1+[.$O$6])*(1+[.$O$8]);[.BM$26];-1;OFFSET([.$C10];[.BM$26];0):[.$C10]))*(1-1/4*[.$O$4]*[.$O$5])" office:value-type="float" office:value="-11854301787.818" calcext:value-type="float">
            <text:p>-11854301787.818</text:p>
          </table:table-cell>
          <table:table-cell table:formula="of:=([.$E9]*POWER(1+[.$O$6];[.BN$26])-SERIESSUM((1+[.$O$6])*(1+[.$O$8]);[.BN$26];-1;OFFSET([.$C10];[.BN$26];0):[.$C10]))*(1-1/4*[.$O$4]*[.$O$5])" office:value-type="float" office:value="-13713498658.874" calcext:value-type="float">
            <text:p>-13713498658.874</text:p>
          </table:table-cell>
          <table:table-cell table:formula="of:=([.$E9]*POWER(1+[.$O$6];[.BO$26])-SERIESSUM((1+[.$O$6])*(1+[.$O$8]);[.BO$26];-1;OFFSET([.$C10];[.BO$26];0):[.$C10]))*(1-1/4*[.$O$4]*[.$O$5])" office:value-type="float" office:value="-15863159964.0961" calcext:value-type="float">
            <text:p>-15863159964.0961</text:p>
          </table:table-cell>
          <table:table-cell table:formula="of:=([.$E9]*POWER(1+[.$O$6];[.BP$26])-SERIESSUM((1+[.$O$6])*(1+[.$O$8]);[.BP$26];-1;OFFSET([.$C10];[.BP$26];0):[.$C10]))*(1-1/4*[.$O$4]*[.$O$5])" office:value-type="float" office:value="-18348575841.5228" calcext:value-type="float">
            <text:p>-18348575841.5228</text:p>
          </table:table-cell>
          <table:table-cell table:formula="of:=([.$E9]*POWER(1+[.$O$6];[.BQ$26])-SERIESSUM((1+[.$O$6])*(1+[.$O$8]);[.BQ$26];-1;OFFSET([.$C10];[.BQ$26];0):[.$C10]))*(1-1/4*[.$O$4]*[.$O$5])" office:value-type="float" office:value="-21222091084.4382" calcext:value-type="float">
            <text:p>-21222091084.4382</text:p>
          </table:table-cell>
          <table:table-cell table:formula="of:=([.$E9]*POWER(1+[.$O$6];[.BR$26])-SERIESSUM((1+[.$O$6])*(1+[.$O$8]);[.BR$26];-1;OFFSET([.$C10];[.BR$26];0):[.$C10]))*(1-1/4*[.$O$4]*[.$O$5])" office:value-type="float" office:value="-24544203446.5092" calcext:value-type="float">
            <text:p>-24544203446.5092</text:p>
          </table:table-cell>
          <table:table-cell table:formula="of:=([.$E9]*POWER(1+[.$O$6];[.BS$26])-SERIESSUM((1+[.$O$6])*(1+[.$O$8]);[.BS$26];-1;OFFSET([.$C10];[.BS$26];0):[.$C10]))*(1-1/4*[.$O$4]*[.$O$5])" office:value-type="float" office:value="-28384832891.2651" calcext:value-type="float">
            <text:p>-28384832891.2651</text:p>
          </table:table-cell>
          <table:table-cell table:formula="of:=([.$E9]*POWER(1+[.$O$6];[.BT$26])-SERIESSUM((1+[.$O$6])*(1+[.$O$8]);[.BT$26];-1;OFFSET([.$C10];[.BT$26];0):[.$C10]))*(1-1/4*[.$O$4]*[.$O$5])" office:value-type="float" office:value="-32824788388.7033" calcext:value-type="float">
            <text:p>-32824788388.7033</text:p>
          </table:table-cell>
          <table:table-cell table:formula="of:=([.$E9]*POWER(1+[.$O$6];[.BU$26])-SERIESSUM((1+[.$O$6])*(1+[.$O$8]);[.BU$26];-1;OFFSET([.$C10];[.BU$26];0):[.$C10]))*(1-1/4*[.$O$4]*[.$O$5])" office:value-type="float" office:value="-37957463001.5074" calcext:value-type="float">
            <text:p>-37957463001.5074</text:p>
          </table:table-cell>
          <table:table-cell table:formula="of:=([.$E9]*POWER(1+[.$O$6];[.BV$26])-SERIESSUM((1+[.$O$6])*(1+[.$O$8]);[.BV$26];-1;OFFSET([.$C10];[.BV$26];0):[.$C10]))*(1-1/4*[.$O$4]*[.$O$5])" office:value-type="float" office:value="-43890792787.2257" calcext:value-type="float">
            <text:p>-43890792787.2257</text:p>
          </table:table-cell>
          <table:table-cell table:formula="of:=([.$E9]*POWER(1+[.$O$6];[.BW$26])-SERIESSUM((1+[.$O$6])*(1+[.$O$8]);[.BW$26];-1;OFFSET([.$C10];[.BW$26];0):[.$C10]))*(1-1/4*[.$O$4]*[.$O$5])" office:value-type="float" office:value="-50749520571.0163" calcext:value-type="float">
            <text:p>-50749520571.0163</text:p>
          </table:table-cell>
          <table:table-cell table:formula="of:=([.$E9]*POWER(1+[.$O$6];[.BX$26])-SERIESSUM((1+[.$O$6])*(1+[.$O$8]);[.BX$26];-1;OFFSET([.$C10];[.BX$26];0):[.$C10]))*(1-1/4*[.$O$4]*[.$O$5])" office:value-type="float" office:value="-58677812032.0527" calcext:value-type="float">
            <text:p>-58677812032.05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O$2]*POWER(1+[.$O$11];[.$A34])*(POWER([.$O$7];12)-1)/([.$O$7]-1) + [.$B34]*POWER([.$O$7];12)" office:value-type="float" office:value="73825654.4608913" calcext:value-type="float">
            <text:p>73825654.4608913</text:p>
          </table:table-cell>
          <table:table-cell table:formula="of:=[.$C34]*POWER([.$O$9];12)" office:value-type="float" office:value="1731757.15710287" calcext:value-type="float">
            <text:p>1731757.15710287</text:p>
          </table:table-cell>
          <table:table-cell table:formula="of:=[.$B35]/4*[.$O$4]*[.$O$5]" office:value-type="float" office:value="145067.411015651" calcext:value-type="float">
            <text:p>145067.411015651</text:p>
          </table:table-cell>
          <table:table-cell table:formula="of:=[.$B35]-[.$C35]-[.$D35]+[.$O$13]*POWER([.$O$7];12*[.$A35])" office:value-type="float" office:value="71948829.8927728" calcext:value-type="float">
            <text:p>71948829.8927728</text:p>
          </table:table-cell>
          <table:table-cell table:formula="of:=COUNTIF([.$K60:.$BY60];&quot;&gt;=0&quot;)" office:value-type="float" office:value="20" calcext:value-type="float">
            <text:p>20</text:p>
          </table:table-cell>
          <table:table-cell table:formula="of:=[.$O$10]+[.$F35]+[.$A35]" office:value-type="float" office:value="72" calcext:value-type="float">
            <text:p>72</text:p>
          </table:table-cell>
          <table:table-cell table:formula="of:=[.$O$10]+[.$A35]" office:value-type="float" office:value="52" calcext:value-type="float">
            <text:p>5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E10]-[.$C11]" office:value-type="float" office:value="3084623.52185528" calcext:value-type="float">
            <text:p>3084623.52185528</text:p>
          </table:table-cell>
          <table:table-cell table:formula="of:=([.$E10]*POWER(1+[.$O$6];[.K$26])-SERIESSUM((1+[.$O$6])*(1+[.$O$8]);[.K$26];-1;OFFSET([.$C11];[.K$26];0):[.$C11]))*(1-1/4*[.$O$4]*[.$O$5])" office:value-type="float" office:value="2934496.38883926" calcext:value-type="float">
            <text:p>2934496.38883926</text:p>
          </table:table-cell>
          <table:table-cell table:formula="of:=([.$E10]*POWER(1+[.$O$6];[.L$26])-SERIESSUM((1+[.$O$6])*(1+[.$O$8]);[.L$26];-1;OFFSET([.$C11];[.L$26];0):[.$C11]))*(1-1/4*[.$O$4]*[.$O$5])" office:value-type="float" office:value="2721812.594014" calcext:value-type="float">
            <text:p>2721812.594014</text:p>
          </table:table-cell>
          <table:table-cell table:formula="of:=([.$E10]*POWER(1+[.$O$6];[.M$26])-SERIESSUM((1+[.$O$6])*(1+[.$O$8]);[.M$26];-1;OFFSET([.$C11];[.M$26];0):[.$C11]))*(1-1/4*[.$O$4]*[.$O$5])" office:value-type="float" office:value="2426393.00917251" calcext:value-type="float">
            <text:p>2426393.00917251</text:p>
          </table:table-cell>
          <table:table-cell table:formula="of:=([.$E10]*POWER(1+[.$O$6];[.N$26])-SERIESSUM((1+[.$O$6])*(1+[.$O$8]);[.N$26];-1;OFFSET([.$C11];[.N$26];0):[.$C11]))*(1-1/4*[.$O$4]*[.$O$5])" office:value-type="float" office:value="2031665.64868145" calcext:value-type="float">
            <text:p>2031665.64868145</text:p>
          </table:table-cell>
          <table:table-cell table:formula="of:=([.$E10]*POWER(1+[.$O$6];[.O$26])-SERIESSUM((1+[.$O$6])*(1+[.$O$8]);[.O$26];-1;OFFSET([.$C11];[.O$26];0):[.$C11]))*(1-1/4*[.$O$4]*[.$O$5])" office:value-type="float" office:value="1518203.17770954" calcext:value-type="float">
            <text:p>1518203.17770954</text:p>
          </table:table-cell>
          <table:table-cell table:formula="of:=([.$E10]*POWER(1+[.$O$6];[.P$26])-SERIESSUM((1+[.$O$6])*(1+[.$O$8]);[.P$26];-1;OFFSET([.$C11];[.P$26];0):[.$C11]))*(1-1/4*[.$O$4]*[.$O$5])" office:value-type="float" office:value="863257.81811892" calcext:value-type="float">
            <text:p>863257.81811892</text:p>
          </table:table-cell>
          <table:table-cell table:formula="of:=([.$E10]*POWER(1+[.$O$6];[.Q$26])-SERIESSUM((1+[.$O$6])*(1+[.$O$8]);[.Q$26];-1;OFFSET([.$C11];[.Q$26];0):[.$C11]))*(1-1/4*[.$O$4]*[.$O$5])" office:value-type="float" office:value="40222.31523727" calcext:value-type="float">
            <text:p>40222.31523727</text:p>
          </table:table-cell>
          <table:table-cell table:formula="of:=([.$E10]*POWER(1+[.$O$6];[.R$26])-SERIESSUM((1+[.$O$6])*(1+[.$O$8]);[.R$26];-1;OFFSET([.$C11];[.R$26];0):[.$C11]))*(1-1/4*[.$O$4]*[.$O$5])" office:value-type="float" office:value="-981994.658497666" calcext:value-type="float">
            <text:p>-981994.658497666</text:p>
          </table:table-cell>
          <table:table-cell table:formula="of:=([.$E10]*POWER(1+[.$O$6];[.S$26])-SERIESSUM((1+[.$O$6])*(1+[.$O$8]);[.S$26];-1;OFFSET([.$C11];[.S$26];0):[.$C11]))*(1-1/4*[.$O$4]*[.$O$5])" office:value-type="float" office:value="-2239692.10479286" calcext:value-type="float">
            <text:p>-2239692.10479286</text:p>
          </table:table-cell>
          <table:table-cell table:formula="of:=([.$E10]*POWER(1+[.$O$6];[.T$26])-SERIESSUM((1+[.$O$6])*(1+[.$O$8]);[.T$26];-1;OFFSET([.$C11];[.T$26];0):[.$C11]))*(1-1/4*[.$O$4]*[.$O$5])" office:value-type="float" office:value="-3775214.84872623" calcext:value-type="float">
            <text:p>-3775214.84872623</text:p>
          </table:table-cell>
          <table:table-cell table:formula="of:=([.$E10]*POWER(1+[.$O$6];[.U$26])-SERIESSUM((1+[.$O$6])*(1+[.$O$8]);[.U$26];-1;OFFSET([.$C11];[.U$26];0):[.$C11]))*(1-1/4*[.$O$4]*[.$O$5])" office:value-type="float" office:value="-5637924.20802585" calcext:value-type="float">
            <text:p>-5637924.20802585</text:p>
          </table:table-cell>
          <table:table-cell table:formula="of:=([.$E10]*POWER(1+[.$O$6];[.V$26])-SERIESSUM((1+[.$O$6])*(1+[.$O$8]);[.V$26];-1;OFFSET([.$C11];[.V$26];0):[.$C11]))*(1-1/4*[.$O$4]*[.$O$5])" office:value-type="float" office:value="-7885321.96225065" calcext:value-type="float">
            <text:p>-7885321.96225065</text:p>
          </table:table-cell>
          <table:table-cell table:formula="of:=([.$E10]*POWER(1+[.$O$6];[.W$26])-SERIESSUM((1+[.$O$6])*(1+[.$O$8]);[.W$26];-1;OFFSET([.$C11];[.W$26];0):[.$C11]))*(1-1/4*[.$O$4]*[.$O$5])" office:value-type="float" office:value="-10584351.6472422" calcext:value-type="float">
            <text:p>-10584351.6472422</text:p>
          </table:table-cell>
          <table:table-cell table:formula="of:=([.$E10]*POWER(1+[.$O$6];[.X$26])-SERIESSUM((1+[.$O$6])*(1+[.$O$8]);[.X$26];-1;OFFSET([.$C11];[.X$26];0):[.$C11]))*(1-1/4*[.$O$4]*[.$O$5])" office:value-type="float" office:value="-13812904.9516735" calcext:value-type="float">
            <text:p>-13812904.9516735</text:p>
          </table:table-cell>
          <table:table-cell table:formula="of:=([.$E10]*POWER(1+[.$O$6];[.Y$26])-SERIESSUM((1+[.$O$6])*(1+[.$O$8]);[.Y$26];-1;OFFSET([.$C11];[.Y$26];0):[.$C11]))*(1-1/4*[.$O$4]*[.$O$5])" office:value-type="float" office:value="-17661565.3287067" calcext:value-type="float">
            <text:p>-17661565.3287067</text:p>
          </table:table-cell>
          <table:table-cell table:formula="of:=([.$E10]*POWER(1+[.$O$6];[.Z$26])-SERIESSUM((1+[.$O$6])*(1+[.$O$8]);[.Z$26];-1;OFFSET([.$C11];[.Z$26];0):[.$C11]))*(1-1/4*[.$O$4]*[.$O$5])" office:value-type="float" office:value="-22235625.94775" calcext:value-type="float">
            <text:p>-22235625.94775</text:p>
          </table:table-cell>
          <table:table-cell table:formula="of:=([.$E10]*POWER(1+[.$O$6];[.AA$26])-SERIESSUM((1+[.$O$6])*(1+[.$O$8]);[.AA$26];-1;OFFSET([.$C11];[.AA$26];0):[.$C11]))*(1-1/4*[.$O$4]*[.$O$5])" office:value-type="float" office:value="-27657424.9043091" calcext:value-type="float">
            <text:p>-27657424.9043091</text:p>
          </table:table-cell>
          <table:table-cell table:formula="of:=([.$E10]*POWER(1+[.$O$6];[.AB$26])-SERIESSUM((1+[.$O$6])*(1+[.$O$8]);[.AB$26];-1;OFFSET([.$C11];[.AB$26];0):[.$C11]))*(1-1/4*[.$O$4]*[.$O$5])" office:value-type="float" office:value="-34069047.3015784" calcext:value-type="float">
            <text:p>-34069047.3015784</text:p>
          </table:table-cell>
          <table:table-cell table:formula="of:=([.$E10]*POWER(1+[.$O$6];[.AC$26])-SERIESSUM((1+[.$O$6])*(1+[.$O$8]);[.AC$26];-1;OFFSET([.$C11];[.AC$26];0):[.$C11]))*(1-1/4*[.$O$4]*[.$O$5])" office:value-type="float" office:value="-41635451.5562622" calcext:value-type="float">
            <text:p>-41635451.5562622</text:p>
          </table:table-cell>
          <table:table-cell table:formula="of:=([.$E10]*POWER(1+[.$O$6];[.AD$26])-SERIESSUM((1+[.$O$6])*(1+[.$O$8]);[.AD$26];-1;OFFSET([.$C11];[.AD$26];0):[.$C11]))*(1-1/4*[.$O$4]*[.$O$5])" office:value-type="float" office:value="-50548086.2255737" calcext:value-type="float">
            <text:p>-50548086.2255737</text:p>
          </table:table-cell>
          <table:table-cell table:formula="of:=([.$E10]*POWER(1+[.$O$6];[.AE$26])-SERIESSUM((1+[.$O$6])*(1+[.$O$8]);[.AE$26];-1;OFFSET([.$C11];[.AE$26];0):[.$C11]))*(1-1/4*[.$O$4]*[.$O$5])" office:value-type="float" office:value="-61029073.9901495" calcext:value-type="float">
            <text:p>-61029073.9901495</text:p>
          </table:table-cell>
          <table:table-cell table:formula="of:=([.$E10]*POWER(1+[.$O$6];[.AF$26])-SERIESSUM((1+[.$O$6])*(1+[.$O$8]);[.AF$26];-1;OFFSET([.$C11];[.AF$26];0):[.$C11]))*(1-1/4*[.$O$4]*[.$O$5])" office:value-type="float" office:value="-73336051.3756405" calcext:value-type="float">
            <text:p>-73336051.3756405</text:p>
          </table:table-cell>
          <table:table-cell table:formula="of:=([.$E10]*POWER(1+[.$O$6];[.AG$26])-SERIESSUM((1+[.$O$6])*(1+[.$O$8]);[.AG$26];-1;OFFSET([.$C11];[.AG$26];0):[.$C11]))*(1-1/4*[.$O$4]*[.$O$5])" office:value-type="float" office:value="-87767766.6047052" calcext:value-type="float">
            <text:p>-87767766.6047052</text:p>
          </table:table-cell>
          <table:table-cell table:formula="of:=([.$E10]*POWER(1+[.$O$6];[.AH$26])-SERIESSUM((1+[.$O$6])*(1+[.$O$8]);[.AH$26];-1;OFFSET([.$C11];[.AH$26];0):[.$C11]))*(1-1/4*[.$O$4]*[.$O$5])" office:value-type="float" office:value="-104670553.930715" calcext:value-type="float">
            <text:p>-104670553.930715</text:p>
          </table:table-cell>
          <table:table-cell table:formula="of:=([.$E10]*POWER(1+[.$O$6];[.AI$26])-SERIESSUM((1+[.$O$6])*(1+[.$O$8]);[.AI$26];-1;OFFSET([.$C11];[.AI$26];0):[.$C11]))*(1-1/4*[.$O$4]*[.$O$5])" office:value-type="float" office:value="-124445821.249495" calcext:value-type="float">
            <text:p>-124445821.249495</text:p>
          </table:table-cell>
          <table:table-cell table:formula="of:=([.$E10]*POWER(1+[.$O$6];[.AJ$26])-SERIESSUM((1+[.$O$6])*(1+[.$O$8]);[.AJ$26];-1;OFFSET([.$C11];[.AJ$26];0):[.$C11]))*(1-1/4*[.$O$4]*[.$O$5])" office:value-type="float" office:value="-147558709.102729" calcext:value-type="float">
            <text:p>-147558709.102729</text:p>
          </table:table-cell>
          <table:table-cell table:formula="of:=([.$E10]*POWER(1+[.$O$6];[.AK$26])-SERIESSUM((1+[.$O$6])*(1+[.$O$8]);[.AK$26];-1;OFFSET([.$C11];[.AK$26];0):[.$C11]))*(1-1/4*[.$O$4]*[.$O$5])" office:value-type="float" office:value="-174548103.823414" calcext:value-type="float">
            <text:p>-174548103.823414</text:p>
          </table:table-cell>
          <table:table-cell table:formula="of:=([.$E10]*POWER(1+[.$O$6];[.AL$26])-SERIESSUM((1+[.$O$6])*(1+[.$O$8]);[.AL$26];-1;OFFSET([.$C11];[.AL$26];0):[.$C11]))*(1-1/4*[.$O$4]*[.$O$5])" office:value-type="float" office:value="-206038216.046575" calcext:value-type="float">
            <text:p>-206038216.046575</text:p>
          </table:table-cell>
          <table:table-cell table:formula="of:=([.$E10]*POWER(1+[.$O$6];[.AM$26])-SERIESSUM((1+[.$O$6])*(1+[.$O$8]);[.AM$26];-1;OFFSET([.$C11];[.AM$26];0):[.$C11]))*(1-1/4*[.$O$4]*[.$O$5])" office:value-type="float" office:value="-242751968.714514" calcext:value-type="float">
            <text:p>-242751968.714514</text:p>
          </table:table-cell>
          <table:table-cell table:formula="of:=([.$E10]*POWER(1+[.$O$6];[.AN$26])-SERIESSUM((1+[.$O$6])*(1+[.$O$8]);[.AN$26];-1;OFFSET([.$C11];[.AN$26];0):[.$C11]))*(1-1/4*[.$O$4]*[.$O$5])" office:value-type="float" office:value="-285526476.735165" calcext:value-type="float">
            <text:p>-285526476.735165</text:p>
          </table:table-cell>
          <table:table-cell table:formula="of:=([.$E10]*POWER(1+[.$O$6];[.AO$26])-SERIESSUM((1+[.$O$6])*(1+[.$O$8]);[.AO$26];-1;OFFSET([.$C11];[.AO$26];0):[.$C11]))*(1-1/4*[.$O$4]*[.$O$5])" office:value-type="float" office:value="-335330944.402043" calcext:value-type="float">
            <text:p>-335330944.402043</text:p>
          </table:table-cell>
          <table:table-cell table:formula="of:=([.$E10]*POWER(1+[.$O$6];[.AP$26])-SERIESSUM((1+[.$O$6])*(1+[.$O$8]);[.AP$26];-1;OFFSET([.$C11];[.AP$26];0):[.$C11]))*(1-1/4*[.$O$4]*[.$O$5])" office:value-type="float" office:value="-393287357.476373" calcext:value-type="float">
            <text:p>-393287357.476373</text:p>
          </table:table-cell>
          <table:table-cell table:formula="of:=([.$E10]*POWER(1+[.$O$6];[.AQ$26])-SERIESSUM((1+[.$O$6])*(1+[.$O$8]);[.AQ$26];-1;OFFSET([.$C11];[.AQ$26];0):[.$C11]))*(1-1/4*[.$O$4]*[.$O$5])" office:value-type="float" office:value="-460694405.531164" calcext:value-type="float">
            <text:p>-460694405.531164</text:p>
          </table:table-cell>
          <table:table-cell table:formula="of:=([.$E10]*POWER(1+[.$O$6];[.AR$26])-SERIESSUM((1+[.$O$6])*(1+[.$O$8]);[.AR$26];-1;OFFSET([.$C11];[.AR$26];0):[.$C11]))*(1-1/4*[.$O$4]*[.$O$5])" office:value-type="float" office:value="-539055137.993787" calcext:value-type="float">
            <text:p>-539055137.993787</text:p>
          </table:table-cell>
          <table:table-cell table:formula="of:=([.$E10]*POWER(1+[.$O$6];[.AS$26])-SERIESSUM((1+[.$O$6])*(1+[.$O$8]);[.AS$26];-1;OFFSET([.$C11];[.AS$26];0):[.$C11]))*(1-1/4*[.$O$4]*[.$O$5])" office:value-type="float" office:value="-630108935.720379" calcext:value-type="float">
            <text:p>-630108935.720379</text:p>
          </table:table-cell>
          <table:table-cell table:formula="of:=([.$E10]*POWER(1+[.$O$6];[.AT$26])-SERIESSUM((1+[.$O$6])*(1+[.$O$8]);[.AT$26];-1;OFFSET([.$C11];[.AT$26];0):[.$C11]))*(1-1/4*[.$O$4]*[.$O$5])" office:value-type="float" office:value="-735868470.535346" calcext:value-type="float">
            <text:p>-735868470.535346</text:p>
          </table:table-cell>
          <table:table-cell table:formula="of:=([.$E10]*POWER(1+[.$O$6];[.AU$26])-SERIESSUM((1+[.$O$6])*(1+[.$O$8]);[.AU$26];-1;OFFSET([.$C11];[.AU$26];0):[.$C11]))*(1-1/4*[.$O$4]*[.$O$5])" office:value-type="float" office:value="-858662429.871729" calcext:value-type="float">
            <text:p>-858662429.871729</text:p>
          </table:table-cell>
          <table:table-cell table:formula="of:=([.$E10]*POWER(1+[.$O$6];[.AV$26])-SERIESSUM((1+[.$O$6])*(1+[.$O$8]);[.AV$26];-1;OFFSET([.$C11];[.AV$26];0):[.$C11]))*(1-1/4*[.$O$4]*[.$O$5])" office:value-type="float" office:value="-1001184904.64796" calcext:value-type="float">
            <text:p>-1001184904.64796</text:p>
          </table:table-cell>
          <table:table-cell table:formula="of:=([.$E10]*POWER(1+[.$O$6];[.AW$26])-SERIESSUM((1+[.$O$6])*(1+[.$O$8]);[.AW$26];-1;OFFSET([.$C11];[.AW$26];0):[.$C11]))*(1-1/4*[.$O$4]*[.$O$5])" office:value-type="float" office:value="-1166552478.34974" calcext:value-type="float">
            <text:p>-1166552478.34974</text:p>
          </table:table-cell>
          <table:table-cell table:formula="of:=([.$E10]*POWER(1+[.$O$6];[.AX$26])-SERIESSUM((1+[.$O$6])*(1+[.$O$8]);[.AX$26];-1;OFFSET([.$C11];[.AX$26];0):[.$C11]))*(1-1/4*[.$O$4]*[.$O$5])" office:value-type="float" office:value="-1358370216.88359" calcext:value-type="float">
            <text:p>-1358370216.88359</text:p>
          </table:table-cell>
          <table:table-cell table:formula="of:=([.$E10]*POWER(1+[.$O$6];[.AY$26])-SERIESSUM((1+[.$O$6])*(1+[.$O$8]);[.AY$26];-1;OFFSET([.$C11];[.AY$26];0):[.$C11]))*(1-1/4*[.$O$4]*[.$O$5])" office:value-type="float" office:value="-1580807945.51778" calcext:value-type="float">
            <text:p>-1580807945.51778</text:p>
          </table:table-cell>
          <table:table-cell table:formula="of:=([.$E10]*POWER(1+[.$O$6];[.AZ$26])-SERIESSUM((1+[.$O$6])*(1+[.$O$8]);[.AZ$26];-1;OFFSET([.$C11];[.AZ$26];0):[.$C11]))*(1-1/4*[.$O$4]*[.$O$5])" office:value-type="float" office:value="-1838688415.04133" calcext:value-type="float">
            <text:p>-1838688415.04133</text:p>
          </table:table-cell>
          <table:table-cell table:formula="of:=([.$E10]*POWER(1+[.$O$6];[.BA$26])-SERIESSUM((1+[.$O$6])*(1+[.$O$8]);[.BA$26];-1;OFFSET([.$C11];[.BA$26];0):[.$C11]))*(1-1/4*[.$O$4]*[.$O$5])" office:value-type="float" office:value="-2137589208.67555" calcext:value-type="float">
            <text:p>-2137589208.67555</text:p>
          </table:table-cell>
          <table:table-cell table:formula="of:=([.$E10]*POWER(1+[.$O$6];[.BB$26])-SERIESSUM((1+[.$O$6])*(1+[.$O$8]);[.BB$26];-1;OFFSET([.$C11];[.BB$26];0):[.$C11]))*(1-1/4*[.$O$4]*[.$O$5])" office:value-type="float" office:value="-2483960529.49204" calcext:value-type="float">
            <text:p>-2483960529.49204</text:p>
          </table:table-cell>
          <table:table-cell table:formula="of:=([.$E10]*POWER(1+[.$O$6];[.BC$26])-SERIESSUM((1+[.$O$6])*(1+[.$O$8]);[.BC$26];-1;OFFSET([.$C11];[.BC$26];0):[.$C11]))*(1-1/4*[.$O$4]*[.$O$5])" office:value-type="float" office:value="-2885261341.16727" calcext:value-type="float">
            <text:p>-2885261341.16727</text:p>
          </table:table-cell>
          <table:table-cell table:formula="of:=([.$E10]*POWER(1+[.$O$6];[.BD$26])-SERIESSUM((1+[.$O$6])*(1+[.$O$8]);[.BD$26];-1;OFFSET([.$C11];[.BD$26];0):[.$C11]))*(1-1/4*[.$O$4]*[.$O$5])" office:value-type="float" office:value="-3350116719.81611" calcext:value-type="float">
            <text:p>-3350116719.81611</text:p>
          </table:table-cell>
          <table:table-cell table:formula="of:=([.$E10]*POWER(1+[.$O$6];[.BE$26])-SERIESSUM((1+[.$O$6])*(1+[.$O$8]);[.BE$26];-1;OFFSET([.$C11];[.BE$26];0):[.$C11]))*(1-1/4*[.$O$4]*[.$O$5])" office:value-type="float" office:value="-3888499719.4628" calcext:value-type="float">
            <text:p>-3888499719.4628</text:p>
          </table:table-cell>
          <table:table-cell table:formula="of:=([.$E10]*POWER(1+[.$O$6];[.BF$26])-SERIESSUM((1+[.$O$6])*(1+[.$O$8]);[.BF$26];-1;OFFSET([.$C11];[.BF$26];0):[.$C11]))*(1-1/4*[.$O$4]*[.$O$5])" office:value-type="float" office:value="-4511941567.74841" calcext:value-type="float">
            <text:p>-4511941567.74841</text:p>
          </table:table-cell>
          <table:table-cell table:formula="of:=([.$E10]*POWER(1+[.$O$6];[.BG$26])-SERIESSUM((1+[.$O$6])*(1+[.$O$8]);[.BG$26];-1;OFFSET([.$C11];[.BG$26];0):[.$C11]))*(1-1/4*[.$O$4]*[.$O$5])" office:value-type="float" office:value="-5233774602.5122" calcext:value-type="float">
            <text:p>-5233774602.5122</text:p>
          </table:table-cell>
          <table:table-cell table:formula="of:=([.$E10]*POWER(1+[.$O$6];[.BH$26])-SERIESSUM((1+[.$O$6])*(1+[.$O$8]);[.BH$26];-1;OFFSET([.$C11];[.BH$26];0):[.$C11]))*(1-1/4*[.$O$4]*[.$O$5])" office:value-type="float" office:value="-6069413046.36808" calcext:value-type="float">
            <text:p>-6069413046.36808</text:p>
          </table:table-cell>
          <table:table-cell table:formula="of:=([.$E10]*POWER(1+[.$O$6];[.BI$26])-SERIESSUM((1+[.$O$6])*(1+[.$O$8]);[.BI$26];-1;OFFSET([.$C11];[.BI$26];0):[.$C11]))*(1-1/4*[.$O$4]*[.$O$5])" office:value-type="float" office:value="-7036677509.71299" calcext:value-type="float">
            <text:p>-7036677509.71299</text:p>
          </table:table-cell>
          <table:table-cell table:formula="of:=([.$E10]*POWER(1+[.$O$6];[.BJ$26])-SERIESSUM((1+[.$O$6])*(1+[.$O$8]);[.BJ$26];-1;OFFSET([.$C11];[.BJ$26];0):[.$C11]))*(1-1/4*[.$O$4]*[.$O$5])" office:value-type="float" office:value="-8156170029.37524" calcext:value-type="float">
            <text:p>-8156170029.37524</text:p>
          </table:table-cell>
          <table:table-cell table:formula="of:=([.$E10]*POWER(1+[.$O$6];[.BK$26])-SERIESSUM((1+[.$O$6])*(1+[.$O$8]);[.BK$26];-1;OFFSET([.$C11];[.BK$26];0):[.$C11]))*(1-1/4*[.$O$4]*[.$O$5])" office:value-type="float" office:value="-9439411553.11117" calcext:value-type="float">
            <text:p>-9439411553.11117</text:p>
          </table:table-cell>
          <table:table-cell table:formula="of:=([.$E10]*POWER(1+[.$O$6];[.BL$26])-SERIESSUM((1+[.$O$6])*(1+[.$O$8]);[.BL$26];-1;OFFSET([.$C11];[.BL$26];0):[.$C11]))*(1-1/4*[.$O$4]*[.$O$5])" office:value-type="float" office:value="-10923456775.3136" calcext:value-type="float">
            <text:p>-10923456775.3136</text:p>
          </table:table-cell>
          <table:table-cell table:formula="of:=([.$E10]*POWER(1+[.$O$6];[.BM$26])-SERIESSUM((1+[.$O$6])*(1+[.$O$8]);[.BM$26];-1;OFFSET([.$C11];[.BM$26];0):[.$C11]))*(1-1/4*[.$O$4]*[.$O$5])" office:value-type="float" office:value="-12639641256.8538" calcext:value-type="float">
            <text:p>-12639641256.8538</text:p>
          </table:table-cell>
          <table:table-cell table:formula="of:=([.$E10]*POWER(1+[.$O$6];[.BN$26])-SERIESSUM((1+[.$O$6])*(1+[.$O$8]);[.BN$26];-1;OFFSET([.$C11];[.BN$26];0):[.$C11]))*(1-1/4*[.$O$4]*[.$O$5])" office:value-type="float" office:value="-14624183612.3058" calcext:value-type="float">
            <text:p>-14624183612.3058</text:p>
          </table:table-cell>
          <table:table-cell table:formula="of:=([.$E10]*POWER(1+[.$O$6];[.BO$26])-SERIESSUM((1+[.$O$6])*(1+[.$O$8]);[.BO$26];-1;OFFSET([.$C11];[.BO$26];0):[.$C11]))*(1-1/4*[.$O$4]*[.$O$5])" office:value-type="float" office:value="-16918945892.337" calcext:value-type="float">
            <text:p>-16918945892.337</text:p>
          </table:table-cell>
          <table:table-cell table:formula="of:=([.$E10]*POWER(1+[.$O$6];[.BP$26])-SERIESSUM((1+[.$O$6])*(1+[.$O$8]);[.BP$26];-1;OFFSET([.$C11];[.BP$26];0):[.$C11]))*(1-1/4*[.$O$4]*[.$O$5])" office:value-type="float" office:value="-19572312327.9375" calcext:value-type="float">
            <text:p>-19572312327.9375</text:p>
          </table:table-cell>
          <table:table-cell table:formula="of:=([.$E10]*POWER(1+[.$O$6];[.BQ$26])-SERIESSUM((1+[.$O$6])*(1+[.$O$8]);[.BQ$26];-1;OFFSET([.$C11];[.BQ$26];0):[.$C11]))*(1-1/4*[.$O$4]*[.$O$5])" office:value-type="float" office:value="-22640204857.2977" calcext:value-type="float">
            <text:p>-22640204857.2977</text:p>
          </table:table-cell>
          <table:table-cell table:formula="of:=([.$E10]*POWER(1+[.$O$6];[.BR$26])-SERIESSUM((1+[.$O$6])*(1+[.$O$8]);[.BR$26];-1;OFFSET([.$C11];[.BR$26];0):[.$C11]))*(1-1/4*[.$O$4]*[.$O$5])" office:value-type="float" office:value="-26187256722.717" calcext:value-type="float">
            <text:p>-26187256722.717</text:p>
          </table:table-cell>
          <table:table-cell table:formula="of:=([.$E10]*POWER(1+[.$O$6];[.BS$26])-SERIESSUM((1+[.$O$6])*(1+[.$O$8]);[.BS$26];-1;OFFSET([.$C11];[.BS$26];0):[.$C11]))*(1-1/4*[.$O$4]*[.$O$5])" office:value-type="float" office:value="-30288168737.5654" calcext:value-type="float">
            <text:p>-30288168737.5654</text:p>
          </table:table-cell>
          <table:table-cell table:formula="of:=([.$E10]*POWER(1+[.$O$6];[.BT$26])-SERIESSUM((1+[.$O$6])*(1+[.$O$8]);[.BT$26];-1;OFFSET([.$C11];[.BT$26];0):[.$C11]))*(1-1/4*[.$O$4]*[.$O$5])" office:value-type="float" office:value="-35029276651.4278" calcext:value-type="float">
            <text:p>-35029276651.4278</text:p>
          </table:table-cell>
          <table:table-cell table:formula="of:=([.$E10]*POWER(1+[.$O$6];[.BU$26])-SERIESSUM((1+[.$O$6])*(1+[.$O$8]);[.BU$26];-1;OFFSET([.$C11];[.BU$26];0):[.$C11]))*(1-1/4*[.$O$4]*[.$O$5])" office:value-type="float" office:value="-40510362465.3509" calcext:value-type="float">
            <text:p>-40510362465.3509</text:p>
          </table:table-cell>
          <table:table-cell table:formula="of:=([.$E10]*POWER(1+[.$O$6];[.BV$26])-SERIESSUM((1+[.$O$6])*(1+[.$O$8]);[.BV$26];-1;OFFSET([.$C11];[.BV$26];0):[.$C11]))*(1-1/4*[.$O$4]*[.$O$5])" office:value-type="float" office:value="-46846747661.2772" calcext:value-type="float">
            <text:p>-46846747661.2772</text:p>
          </table:table-cell>
          <table:table-cell table:formula="of:=([.$E10]*POWER(1+[.$O$6];[.BW$26])-SERIESSUM((1+[.$O$6])*(1+[.$O$8]);[.BW$26];-1;OFFSET([.$C11];[.BW$26];0):[.$C11]))*(1-1/4*[.$O$4]*[.$O$5])" office:value-type="float" office:value="-54171712217.3952" calcext:value-type="float">
            <text:p>-54171712217.3952</text:p>
          </table:table-cell>
          <table:table-cell table:formula="of:=([.$E10]*POWER(1+[.$O$6];[.BX$26])-SERIESSUM((1+[.$O$6])*(1+[.$O$8]);[.BX$26];-1;OFFSET([.$C11];[.BX$26];0):[.$C11]))*(1-1/4*[.$O$4]*[.$O$5])" office:value-type="float" office:value="-62639290108.047" calcext:value-type="float">
            <text:p>-62639290108.0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O$2]*POWER(1+[.$O$11];[.$A35])*(POWER([.$O$7];12)-1)/([.$O$7]-1) + [.$B35]*POWER([.$O$7];12)" office:value-type="float" office:value="81261223.2424664" calcext:value-type="float">
            <text:p>81261223.2424664</text:p>
          </table:table-cell>
          <table:table-cell table:formula="of:=[.$C35]*POWER([.$O$9];12)" office:value-type="float" office:value="1852980.15810007" calcext:value-type="float">
            <text:p>1852980.15810007</text:p>
          </table:table-cell>
          <table:table-cell table:formula="of:=[.$B36]/4*[.$O$4]*[.$O$5]" office:value-type="float" office:value="159678.303671446" calcext:value-type="float">
            <text:p>159678.303671446</text:p>
          </table:table-cell>
          <table:table-cell table:formula="of:=[.$B36]-[.$C36]-[.$D36]+[.$O$13]*POWER([.$O$7];12*[.$A36])" office:value-type="float" office:value="79248564.7806948" calcext:value-type="float">
            <text:p>79248564.7806948</text:p>
          </table:table-cell>
          <table:table-cell table:formula="of:=COUNTIF([.$K61:.$BY61];&quot;&gt;=0&quot;)" office:value-type="float" office:value="20" calcext:value-type="float">
            <text:p>20</text:p>
          </table:table-cell>
          <table:table-cell table:formula="of:=[.$O$10]+[.$F36]+[.$A36]" office:value-type="float" office:value="73" calcext:value-type="float">
            <text:p>73</text:p>
          </table:table-cell>
          <table:table-cell table:formula="of:=[.$O$10]+[.$A36]"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E11]-[.$C12]" office:value-type="float" office:value="3734751.1241879" calcext:value-type="float">
            <text:p>3734751.1241879</text:p>
          </table:table-cell>
          <table:table-cell table:formula="of:=([.$E11]*POWER(1+[.$O$6];[.K$26])-SERIESSUM((1+[.$O$6])*(1+[.$O$8]);[.K$26];-1;OFFSET([.$C12];[.K$26];0):[.$C12]))*(1-1/4*[.$O$4]*[.$O$5])" office:value-type="float" office:value="3607929.94068997" calcext:value-type="float">
            <text:p>3607929.94068997</text:p>
          </table:table-cell>
          <table:table-cell table:formula="of:=([.$E11]*POWER(1+[.$O$6];[.L$26])-SERIESSUM((1+[.$O$6])*(1+[.$O$8]);[.L$26];-1;OFFSET([.$C12];[.L$26];0):[.$C12]))*(1-1/4*[.$O$4]*[.$O$5])" office:value-type="float" office:value="3417799.7845975" calcext:value-type="float">
            <text:p>3417799.7845975</text:p>
          </table:table-cell>
          <table:table-cell table:formula="of:=([.$E11]*POWER(1+[.$O$6];[.M$26])-SERIESSUM((1+[.$O$6])*(1+[.$O$8]);[.M$26];-1;OFFSET([.$C12];[.M$26];0):[.$C12]))*(1-1/4*[.$O$4]*[.$O$5])" office:value-type="float" office:value="3142137.65353731" calcext:value-type="float">
            <text:p>3142137.65353731</text:p>
          </table:table-cell>
          <table:table-cell table:formula="of:=([.$E11]*POWER(1+[.$O$6];[.N$26])-SERIESSUM((1+[.$O$6])*(1+[.$O$8]);[.N$26];-1;OFFSET([.$C12];[.N$26];0):[.$C12]))*(1-1/4*[.$O$4]*[.$O$5])" office:value-type="float" office:value="2763451.14850969" calcext:value-type="float">
            <text:p>2763451.14850969</text:p>
          </table:table-cell>
          <table:table-cell table:formula="of:=([.$E11]*POWER(1+[.$O$6];[.O$26])-SERIESSUM((1+[.$O$6])*(1+[.$O$8]);[.O$26];-1;OFFSET([.$C12];[.O$26];0):[.$C12]))*(1-1/4*[.$O$4]*[.$O$5])" office:value-type="float" office:value="2261211.81692339" calcext:value-type="float">
            <text:p>2261211.81692339</text:p>
          </table:table-cell>
          <table:table-cell table:formula="of:=([.$E11]*POWER(1+[.$O$6];[.P$26])-SERIESSUM((1+[.$O$6])*(1+[.$O$8]);[.P$26];-1;OFFSET([.$C12];[.P$26];0):[.$C12]))*(1-1/4*[.$O$4]*[.$O$5])" office:value-type="float" office:value="1611359.03550336" calcext:value-type="float">
            <text:p>1611359.03550336</text:p>
          </table:table-cell>
          <table:table-cell table:formula="of:=([.$E11]*POWER(1+[.$O$6];[.Q$26])-SERIESSUM((1+[.$O$6])*(1+[.$O$8]);[.Q$26];-1;OFFSET([.$C12];[.Q$26];0):[.$C12]))*(1-1/4*[.$O$4]*[.$O$5])" office:value-type="float" office:value="785724.901029284" calcext:value-type="float">
            <text:p>785724.901029284</text:p>
          </table:table-cell>
          <table:table-cell table:formula="of:=([.$E11]*POWER(1+[.$O$6];[.R$26])-SERIESSUM((1+[.$O$6])*(1+[.$O$8]);[.R$26];-1;OFFSET([.$C12];[.R$26];0):[.$C12]))*(1-1/4*[.$O$4]*[.$O$5])" office:value-type="float" office:value="-248632.298969065" calcext:value-type="float">
            <text:p>-248632.298969065</text:p>
          </table:table-cell>
          <table:table-cell table:formula="of:=([.$E11]*POWER(1+[.$O$6];[.S$26])-SERIESSUM((1+[.$O$6])*(1+[.$O$8]);[.S$26];-1;OFFSET([.$C12];[.S$26];0):[.$C12]))*(1-1/4*[.$O$4]*[.$O$5])" office:value-type="float" office:value="-1530200.40765505" calcext:value-type="float">
            <text:p>-1530200.40765505</text:p>
          </table:table-cell>
          <table:table-cell table:formula="of:=([.$E11]*POWER(1+[.$O$6];[.T$26])-SERIESSUM((1+[.$O$6])*(1+[.$O$8]);[.T$26];-1;OFFSET([.$C12];[.T$26];0):[.$C12]))*(1-1/4*[.$O$4]*[.$O$5])" office:value-type="float" office:value="-3103908.13210589" calcext:value-type="float">
            <text:p>-3103908.13210589</text:p>
          </table:table-cell>
          <table:table-cell table:formula="of:=([.$E11]*POWER(1+[.$O$6];[.U$26])-SERIESSUM((1+[.$O$6])*(1+[.$O$8]);[.U$26];-1;OFFSET([.$C12];[.U$26];0):[.$C12]))*(1-1/4*[.$O$4]*[.$O$5])" office:value-type="float" office:value="-5022161.40607399" calcext:value-type="float">
            <text:p>-5022161.40607399</text:p>
          </table:table-cell>
          <table:table-cell table:formula="of:=([.$E11]*POWER(1+[.$O$6];[.V$26])-SERIESSUM((1+[.$O$6])*(1+[.$O$8]);[.V$26];-1;OFFSET([.$C12];[.V$26];0):[.$C12]))*(1-1/4*[.$O$4]*[.$O$5])" office:value-type="float" office:value="-7346043.60337343" calcext:value-type="float">
            <text:p>-7346043.60337343</text:p>
          </table:table-cell>
          <table:table-cell table:formula="of:=([.$E11]*POWER(1+[.$O$6];[.W$26])-SERIESSUM((1+[.$O$6])*(1+[.$O$8]);[.W$26];-1;OFFSET([.$C12];[.W$26];0):[.$C12]))*(1-1/4*[.$O$4]*[.$O$5])" office:value-type="float" office:value="-10146705.2946156" calcext:value-type="float">
            <text:p>-10146705.2946156</text:p>
          </table:table-cell>
          <table:table-cell table:formula="of:=([.$E11]*POWER(1+[.$O$6];[.X$26])-SERIESSUM((1+[.$O$6])*(1+[.$O$8]);[.X$26];-1;OFFSET([.$C12];[.X$26];0):[.$C12]))*(1-1/4*[.$O$4]*[.$O$5])" office:value-type="float" office:value="-13506973.2529224" calcext:value-type="float">
            <text:p>-13506973.2529224</text:p>
          </table:table-cell>
          <table:table-cell table:formula="of:=([.$E11]*POWER(1+[.$O$6];[.Y$26])-SERIESSUM((1+[.$O$6])*(1+[.$O$8]);[.Y$26];-1;OFFSET([.$C12];[.Y$26];0):[.$C12]))*(1-1/4*[.$O$4]*[.$O$5])" office:value-type="float" office:value="-17523213.0527185" calcext:value-type="float">
            <text:p>-17523213.0527185</text:p>
          </table:table-cell>
          <table:table-cell table:formula="of:=([.$E11]*POWER(1+[.$O$6];[.Z$26])-SERIESSUM((1+[.$O$6])*(1+[.$O$8]);[.Z$26];-1;OFFSET([.$C12];[.Z$26];0):[.$C12]))*(1-1/4*[.$O$4]*[.$O$5])" office:value-type="float" office:value="-22307484.967175" calcext:value-type="float">
            <text:p>-22307484.967175</text:p>
          </table:table-cell>
          <table:table-cell table:formula="of:=([.$E11]*POWER(1+[.$O$6];[.AA$26])-SERIESSUM((1+[.$O$6])*(1+[.$O$8]);[.AA$26];-1;OFFSET([.$C12];[.AA$26];0):[.$C12]))*(1-1/4*[.$O$4]*[.$O$5])" office:value-type="float" office:value="-27990039.0669398" calcext:value-type="float">
            <text:p>-27990039.0669398</text:p>
          </table:table-cell>
          <table:table-cell table:formula="of:=([.$E11]*POWER(1+[.$O$6];[.AB$26])-SERIESSUM((1+[.$O$6])*(1+[.$O$8]);[.AB$26];-1;OFFSET([.$C12];[.AB$26];0):[.$C12]))*(1-1/4*[.$O$4]*[.$O$5])" office:value-type="float" office:value="-34722202.5855644" calcext:value-type="float">
            <text:p>-34722202.5855644</text:p>
          </table:table-cell>
          <table:table-cell table:formula="of:=([.$E11]*POWER(1+[.$O$6];[.AC$26])-SERIESSUM((1+[.$O$6])*(1+[.$O$8]);[.AC$26];-1;OFFSET([.$C12];[.AC$26];0):[.$C12]))*(1-1/4*[.$O$4]*[.$O$5])" office:value-type="float" office:value="-42679720.895906" calcext:value-type="float">
            <text:p>-42679720.895906</text:p>
          </table:table-cell>
          <table:table-cell table:formula="of:=([.$E11]*POWER(1+[.$O$6];[.AD$26])-SERIESSUM((1+[.$O$6])*(1+[.$O$8]);[.AD$26];-1;OFFSET([.$C12];[.AD$26];0):[.$C12]))*(1-1/4*[.$O$4]*[.$O$5])" office:value-type="float" office:value="-52066623.0105258" calcext:value-type="float">
            <text:p>-52066623.0105258</text:p>
          </table:table-cell>
          <table:table-cell table:formula="of:=([.$E11]*POWER(1+[.$O$6];[.AE$26])-SERIESSUM((1+[.$O$6])*(1+[.$O$8]);[.AE$26];-1;OFFSET([.$C12];[.AE$26];0):[.$C12]))*(1-1/4*[.$O$4]*[.$O$5])" office:value-type="float" office:value="-63119693.5785548" calcext:value-type="float">
            <text:p>-63119693.5785548</text:p>
          </table:table-cell>
          <table:table-cell table:formula="of:=([.$E11]*POWER(1+[.$O$6];[.AF$26])-SERIESSUM((1+[.$O$6])*(1+[.$O$8]);[.AF$26];-1;OFFSET([.$C12];[.AF$26];0):[.$C12]))*(1-1/4*[.$O$4]*[.$O$5])" office:value-type="float" office:value="-76113646.1337578" calcext:value-type="float">
            <text:p>-76113646.1337578</text:p>
          </table:table-cell>
          <table:table-cell table:formula="of:=([.$E11]*POWER(1+[.$O$6];[.AG$26])-SERIESSUM((1+[.$O$6])*(1+[.$O$8]);[.AG$26];-1;OFFSET([.$C12];[.AG$26];0):[.$C12]))*(1-1/4*[.$O$4]*[.$O$5])" office:value-type="float" office:value="-91367107.1218027" calcext:value-type="float">
            <text:p>-91367107.1218027</text:p>
          </table:table-cell>
          <table:table-cell table:formula="of:=([.$E11]*POWER(1+[.$O$6];[.AH$26])-SERIESSUM((1+[.$O$6])*(1+[.$O$8]);[.AH$26];-1;OFFSET([.$C12];[.AH$26];0):[.$C12]))*(1-1/4*[.$O$4]*[.$O$5])" office:value-type="float" office:value="-109249537.309015" calcext:value-type="float">
            <text:p>-109249537.309015</text:p>
          </table:table-cell>
          <table:table-cell table:formula="of:=([.$E11]*POWER(1+[.$O$6];[.AI$26])-SERIESSUM((1+[.$O$6])*(1+[.$O$8]);[.AI$26];-1;OFFSET([.$C12];[.AI$26];0):[.$C12]))*(1-1/4*[.$O$4]*[.$O$5])" office:value-type="float" office:value="-130189236.908362" calcext:value-type="float">
            <text:p>-130189236.908362</text:p>
          </table:table-cell>
          <table:table-cell table:formula="of:=([.$E11]*POWER(1+[.$O$6];[.AJ$26])-SERIESSUM((1+[.$O$6])*(1+[.$O$8]);[.AJ$26];-1;OFFSET([.$C12];[.AJ$26];0):[.$C12]))*(1-1/4*[.$O$4]*[.$O$5])" office:value-type="float" office:value="-154682603.565034" calcext:value-type="float">
            <text:p>-154682603.565034</text:p>
          </table:table-cell>
          <table:table-cell table:formula="of:=([.$E11]*POWER(1+[.$O$6];[.AK$26])-SERIESSUM((1+[.$O$6])*(1+[.$O$8]);[.AK$26];-1;OFFSET([.$C12];[.AK$26];0):[.$C12]))*(1-1/4*[.$O$4]*[.$O$5])" office:value-type="float" office:value="-183304838.702176" calcext:value-type="float">
            <text:p>-183304838.702176</text:p>
          </table:table-cell>
          <table:table-cell table:formula="of:=([.$E11]*POWER(1+[.$O$6];[.AL$26])-SERIESSUM((1+[.$O$6])*(1+[.$O$8]);[.AL$26];-1;OFFSET([.$C12];[.AL$26];0):[.$C12]))*(1-1/4*[.$O$4]*[.$O$5])" office:value-type="float" office:value="-216722328.189848" calcext:value-type="float">
            <text:p>-216722328.189848</text:p>
          </table:table-cell>
          <table:table-cell table:formula="of:=([.$E11]*POWER(1+[.$O$6];[.AM$26])-SERIESSUM((1+[.$O$6])*(1+[.$O$8]);[.AM$26];-1;OFFSET([.$C12];[.AM$26];0):[.$C12]))*(1-1/4*[.$O$4]*[.$O$5])" office:value-type="float" office:value="-255706958.506143" calcext:value-type="float">
            <text:p>-255706958.506143</text:p>
          </table:table-cell>
          <table:table-cell table:formula="of:=([.$E11]*POWER(1+[.$O$6];[.AN$26])-SERIESSUM((1+[.$O$6])*(1+[.$O$8]);[.AN$26];-1;OFFSET([.$C12];[.AN$26];0):[.$C12]))*(1-1/4*[.$O$4]*[.$O$5])" office:value-type="float" office:value="-301152670.24677" calcext:value-type="float">
            <text:p>-301152670.24677</text:p>
          </table:table-cell>
          <table:table-cell table:formula="of:=([.$E11]*POWER(1+[.$O$6];[.AO$26])-SERIESSUM((1+[.$O$6])*(1+[.$O$8]);[.AO$26];-1;OFFSET([.$C12];[.AO$26];0):[.$C12]))*(1-1/4*[.$O$4]*[.$O$5])" office:value-type="float" office:value="-354094597.86154" calcext:value-type="float">
            <text:p>-354094597.86154</text:p>
          </table:table-cell>
          <table:table-cell table:formula="of:=([.$E11]*POWER(1+[.$O$6];[.AP$26])-SERIESSUM((1+[.$O$6])*(1+[.$O$8]);[.AP$26];-1;OFFSET([.$C12];[.AP$26];0):[.$C12]))*(1-1/4*[.$O$4]*[.$O$5])" office:value-type="float" office:value="-415731198.839182" calcext:value-type="float">
            <text:p>-415731198.839182</text:p>
          </table:table-cell>
          <table:table-cell table:formula="of:=([.$E11]*POWER(1+[.$O$6];[.AQ$26])-SERIESSUM((1+[.$O$6])*(1+[.$O$8]);[.AQ$26];-1;OFFSET([.$C12];[.AQ$26];0):[.$C12]))*(1-1/4*[.$O$4]*[.$O$5])" office:value-type="float" office:value="-487449838.364965" calcext:value-type="float">
            <text:p>-487449838.364965</text:p>
          </table:table-cell>
          <table:table-cell table:formula="of:=([.$E11]*POWER(1+[.$O$6];[.AR$26])-SERIESSUM((1+[.$O$6])*(1+[.$O$8]);[.AR$26];-1;OFFSET([.$C12];[.AR$26];0):[.$C12]))*(1-1/4*[.$O$4]*[.$O$5])" office:value-type="float" office:value="-570856368.055701" calcext:value-type="float">
            <text:p>-570856368.055701</text:p>
          </table:table-cell>
          <table:table-cell table:formula="of:=([.$E11]*POWER(1+[.$O$6];[.AS$26])-SERIESSUM((1+[.$O$6])*(1+[.$O$8]);[.AS$26];-1;OFFSET([.$C12];[.AS$26];0):[.$C12]))*(1-1/4*[.$O$4]*[.$O$5])" office:value-type="float" office:value="-667809321.255343" calcext:value-type="float">
            <text:p>-667809321.255343</text:p>
          </table:table-cell>
          <table:table-cell table:formula="of:=([.$E11]*POWER(1+[.$O$6];[.AT$26])-SERIESSUM((1+[.$O$6])*(1+[.$O$8]);[.AT$26];-1;OFFSET([.$C12];[.AT$26];0):[.$C12]))*(1-1/4*[.$O$4]*[.$O$5])" office:value-type="float" office:value="-780459444.31012" calcext:value-type="float">
            <text:p>-780459444.31012</text:p>
          </table:table-cell>
          <table:table-cell table:formula="of:=([.$E11]*POWER(1+[.$O$6];[.AU$26])-SERIESSUM((1+[.$O$6])*(1+[.$O$8]);[.AU$26];-1;OFFSET([.$C12];[.AU$26];0):[.$C12]))*(1-1/4*[.$O$4]*[.$O$5])" office:value-type="float" office:value="-911295395.267034" calcext:value-type="float">
            <text:p>-911295395.267034</text:p>
          </table:table-cell>
          <table:table-cell table:formula="of:=([.$E11]*POWER(1+[.$O$6];[.AV$26])-SERIESSUM((1+[.$O$6])*(1+[.$O$8]);[.AV$26];-1;OFFSET([.$C12];[.AV$26];0):[.$C12]))*(1-1/4*[.$O$4]*[.$O$5])" office:value-type="float" office:value="-1063196570.90194" calcext:value-type="float">
            <text:p>-1063196570.90194</text:p>
          </table:table-cell>
          <table:table-cell table:formula="of:=([.$E11]*POWER(1+[.$O$6];[.AW$26])-SERIESSUM((1+[.$O$6])*(1+[.$O$8]);[.AW$26];-1;OFFSET([.$C12];[.AW$26];0):[.$C12]))*(1-1/4*[.$O$4]*[.$O$5])" office:value-type="float" office:value="-1239494172.59714" calcext:value-type="float">
            <text:p>-1239494172.59714</text:p>
          </table:table-cell>
          <table:table-cell table:formula="of:=([.$E11]*POWER(1+[.$O$6];[.AX$26])-SERIESSUM((1+[.$O$6])*(1+[.$O$8]);[.AX$26];-1;OFFSET([.$C12];[.AX$26];0):[.$C12]))*(1-1/4*[.$O$4]*[.$O$5])" office:value-type="float" office:value="-1444041794.48939" calcext:value-type="float">
            <text:p>-1444041794.48939</text:p>
          </table:table-cell>
          <table:table-cell table:formula="of:=([.$E11]*POWER(1+[.$O$6];[.AY$26])-SERIESSUM((1+[.$O$6])*(1+[.$O$8]);[.AY$26];-1;OFFSET([.$C12];[.AY$26];0):[.$C12]))*(1-1/4*[.$O$4]*[.$O$5])" office:value-type="float" office:value="-1681297017.12189" calcext:value-type="float">
            <text:p>-1681297017.12189</text:p>
          </table:table-cell>
          <table:table-cell table:formula="of:=([.$E11]*POWER(1+[.$O$6];[.AZ$26])-SERIESSUM((1+[.$O$6])*(1+[.$O$8]);[.AZ$26];-1;OFFSET([.$C12];[.AZ$26];0):[.$C12]))*(1-1/4*[.$O$4]*[.$O$5])" office:value-type="float" office:value="-1956415720.74552" calcext:value-type="float">
            <text:p>-1956415720.74552</text:p>
          </table:table-cell>
          <table:table-cell table:formula="of:=([.$E11]*POWER(1+[.$O$6];[.BA$26])-SERIESSUM((1+[.$O$6])*(1+[.$O$8]);[.BA$26];-1;OFFSET([.$C12];[.BA$26];0):[.$C12]))*(1-1/4*[.$O$4]*[.$O$5])" office:value-type="float" office:value="-2275361099.26623" calcext:value-type="float">
            <text:p>-2275361099.26623</text:p>
          </table:table-cell>
          <table:table-cell table:formula="of:=([.$E11]*POWER(1+[.$O$6];[.BB$26])-SERIESSUM((1+[.$O$6])*(1+[.$O$8]);[.BB$26];-1;OFFSET([.$C12];[.BB$26];0):[.$C12]))*(1-1/4*[.$O$4]*[.$O$5])" office:value-type="float" office:value="-2645029664.21855" calcext:value-type="float">
            <text:p>-2645029664.21855</text:p>
          </table:table-cell>
          <table:table-cell table:formula="of:=([.$E11]*POWER(1+[.$O$6];[.BC$26])-SERIESSUM((1+[.$O$6])*(1+[.$O$8]);[.BC$26];-1;OFFSET([.$C12];[.BC$26];0):[.$C12]))*(1-1/4*[.$O$4]*[.$O$5])" office:value-type="float" office:value="-3073396884.52402" calcext:value-type="float">
            <text:p>-3073396884.52402</text:p>
          </table:table-cell>
          <table:table-cell table:formula="of:=([.$E11]*POWER(1+[.$O$6];[.BD$26])-SERIESSUM((1+[.$O$6])*(1+[.$O$8]);[.BD$26];-1;OFFSET([.$C12];[.BD$26];0):[.$C12]))*(1-1/4*[.$O$4]*[.$O$5])" office:value-type="float" office:value="-3569685519.63628" calcext:value-type="float">
            <text:p>-3569685519.63628</text:p>
          </table:table-cell>
          <table:table-cell table:formula="of:=([.$E11]*POWER(1+[.$O$6];[.BE$26])-SERIESSUM((1+[.$O$6])*(1+[.$O$8]);[.BE$26];-1;OFFSET([.$C12];[.BE$26];0):[.$C12]))*(1-1/4*[.$O$4]*[.$O$5])" office:value-type="float" office:value="-4144560179.61288" calcext:value-type="float">
            <text:p>-4144560179.61288</text:p>
          </table:table-cell>
          <table:table-cell table:formula="of:=([.$E11]*POWER(1+[.$O$6];[.BF$26])-SERIESSUM((1+[.$O$6])*(1+[.$O$8]);[.BF$26];-1;OFFSET([.$C12];[.BF$26];0):[.$C12]))*(1-1/4*[.$O$4]*[.$O$5])" office:value-type="float" office:value="-4810352195.66149" calcext:value-type="float">
            <text:p>-4810352195.66149</text:p>
          </table:table-cell>
          <table:table-cell table:formula="of:=([.$E11]*POWER(1+[.$O$6];[.BG$26])-SERIESSUM((1+[.$O$6])*(1+[.$O$8]);[.BG$26];-1;OFFSET([.$C12];[.BG$26];0):[.$C12]))*(1-1/4*[.$O$4]*[.$O$5])" office:value-type="float" office:value="-5581319520.31241" calcext:value-type="float">
            <text:p>-5581319520.31241</text:p>
          </table:table-cell>
          <table:table-cell table:formula="of:=([.$E11]*POWER(1+[.$O$6];[.BH$26])-SERIESSUM((1+[.$O$6])*(1+[.$O$8]);[.BH$26];-1;OFFSET([.$C12];[.BH$26];0):[.$C12]))*(1-1/4*[.$O$4]*[.$O$5])" office:value-type="float" office:value="-6473947110.88815" calcext:value-type="float">
            <text:p>-6473947110.88815</text:p>
          </table:table-cell>
          <table:table-cell table:formula="of:=([.$E11]*POWER(1+[.$O$6];[.BI$26])-SERIESSUM((1+[.$O$6])*(1+[.$O$8]);[.BI$26];-1;OFFSET([.$C12];[.BI$26];0):[.$C12]))*(1-1/4*[.$O$4]*[.$O$5])" office:value-type="float" office:value="-7507294098.76915" calcext:value-type="float">
            <text:p>-7507294098.76915</text:p>
          </table:table-cell>
          <table:table-cell table:formula="of:=([.$E11]*POWER(1+[.$O$6];[.BJ$26])-SERIESSUM((1+[.$O$6])*(1+[.$O$8]);[.BJ$26];-1;OFFSET([.$C12];[.BJ$26];0):[.$C12]))*(1-1/4*[.$O$4]*[.$O$5])" office:value-type="float" office:value="-8691099071.44073" calcext:value-type="float">
            <text:p>-8691099071.44073</text:p>
          </table:table-cell>
          <table:table-cell table:formula="of:=([.$E11]*POWER(1+[.$O$6];[.BK$26])-SERIESSUM((1+[.$O$6])*(1+[.$O$8]);[.BK$26];-1;OFFSET([.$C12];[.BK$26];0):[.$C12]))*(1-1/4*[.$O$4]*[.$O$5])" office:value-type="float" office:value="-10060357698.7323" calcext:value-type="float">
            <text:p>-10060357698.7323</text:p>
          </table:table-cell>
          <table:table-cell table:formula="of:=([.$E11]*POWER(1+[.$O$6];[.BL$26])-SERIESSUM((1+[.$O$6])*(1+[.$O$8]);[.BL$26];-1;OFFSET([.$C12];[.BL$26];0):[.$C12]))*(1-1/4*[.$O$4]*[.$O$5])" office:value-type="float" office:value="-11644026857.3724" calcext:value-type="float">
            <text:p>-11644026857.3724</text:p>
          </table:table-cell>
          <table:table-cell table:formula="of:=([.$E11]*POWER(1+[.$O$6];[.BM$26])-SERIESSUM((1+[.$O$6])*(1+[.$O$8]);[.BM$26];-1;OFFSET([.$C12];[.BM$26];0):[.$C12]))*(1-1/4*[.$O$4]*[.$O$5])" office:value-type="float" office:value="-13475577137.1543" calcext:value-type="float">
            <text:p>-13475577137.1543</text:p>
          </table:table-cell>
          <table:table-cell table:formula="of:=([.$E11]*POWER(1+[.$O$6];[.BN$26])-SERIESSUM((1+[.$O$6])*(1+[.$O$8]);[.BN$26];-1;OFFSET([.$C12];[.BN$26];0):[.$C12]))*(1-1/4*[.$O$4]*[.$O$5])" office:value-type="float" office:value="-15593695816.5323" calcext:value-type="float">
            <text:p>-15593695816.5323</text:p>
          </table:table-cell>
          <table:table-cell table:formula="of:=([.$E11]*POWER(1+[.$O$6];[.BO$26])-SERIESSUM((1+[.$O$6])*(1+[.$O$8]);[.BO$26];-1;OFFSET([.$C12];[.BO$26];0):[.$C12]))*(1-1/4*[.$O$4]*[.$O$5])" office:value-type="float" office:value="-18043099272.5684" calcext:value-type="float">
            <text:p>-18043099272.5684</text:p>
          </table:table-cell>
          <table:table-cell table:formula="of:=([.$E11]*POWER(1+[.$O$6];[.BP$26])-SERIESSUM((1+[.$O$6])*(1+[.$O$8]);[.BP$26];-1;OFFSET([.$C12];[.BP$26];0):[.$C12]))*(1-1/4*[.$O$4]*[.$O$5])" office:value-type="float" office:value="-20875471857.3224" calcext:value-type="float">
            <text:p>-20875471857.3224</text:p>
          </table:table-cell>
          <table:table-cell table:formula="of:=([.$E11]*POWER(1+[.$O$6];[.BQ$26])-SERIESSUM((1+[.$O$6])*(1+[.$O$8]);[.BQ$26];-1;OFFSET([.$C12];[.BQ$26];0):[.$C12]))*(1-1/4*[.$O$4]*[.$O$5])" office:value-type="float" office:value="-24150550923.2996" calcext:value-type="float">
            <text:p>-24150550923.2996</text:p>
          </table:table-cell>
          <table:table-cell table:formula="of:=([.$E11]*POWER(1+[.$O$6];[.BR$26])-SERIESSUM((1+[.$O$6])*(1+[.$O$8]);[.BR$26];-1;OFFSET([.$C12];[.BR$26];0):[.$C12]))*(1-1/4*[.$O$4]*[.$O$5])" office:value-type="float" office:value="-27937380743.541" calcext:value-type="float">
            <text:p>-27937380743.541</text:p>
          </table:table-cell>
          <table:table-cell table:formula="of:=([.$E11]*POWER(1+[.$O$6];[.BS$26])-SERIESSUM((1+[.$O$6])*(1+[.$O$8]);[.BS$26];-1;OFFSET([.$C12];[.BS$26];0):[.$C12]))*(1-1/4*[.$O$4]*[.$O$5])" office:value-type="float" office:value="-32315761611.5381" calcext:value-type="float">
            <text:p>-32315761611.5381</text:p>
          </table:table-cell>
          <table:table-cell table:formula="of:=([.$E11]*POWER(1+[.$O$6];[.BT$26])-SERIESSUM((1+[.$O$6])*(1+[.$O$8]);[.BT$26];-1;OFFSET([.$C12];[.BT$26];0):[.$C12]))*(1-1/4*[.$O$4]*[.$O$5])" office:value-type="float" office:value="-37377924496.5397" calcext:value-type="float">
            <text:p>-37377924496.5397</text:p>
          </table:table-cell>
          <table:table-cell table:formula="of:=([.$E11]*POWER(1+[.$O$6];[.BU$26])-SERIESSUM((1+[.$O$6])*(1+[.$O$8]);[.BU$26];-1;OFFSET([.$C12];[.BU$26];0):[.$C12]))*(1-1/4*[.$O$4]*[.$O$5])" office:value-type="float" office:value="-43230466356.7072" calcext:value-type="float">
            <text:p>-43230466356.7072</text:p>
          </table:table-cell>
          <table:table-cell table:formula="of:=([.$E11]*POWER(1+[.$O$6];[.BV$26])-SERIESSUM((1+[.$O$6])*(1+[.$O$8]);[.BV$26];-1;OFFSET([.$C12];[.BV$26];0):[.$C12]))*(1-1/4*[.$O$4]*[.$O$5])" office:value-type="float" office:value="-49996586674.9973" calcext:value-type="float">
            <text:p>-49996586674.9973</text:p>
          </table:table-cell>
          <table:table-cell table:formula="of:=([.$E11]*POWER(1+[.$O$6];[.BW$26])-SERIESSUM((1+[.$O$6])*(1+[.$O$8]);[.BW$26];-1;OFFSET([.$C12];[.BW$26];0):[.$C12]))*(1-1/4*[.$O$4]*[.$O$5])" office:value-type="float" office:value="-57818672095.0682" calcext:value-type="float">
            <text:p>-57818672095.0682</text:p>
          </table:table-cell>
          <table:table-cell table:formula="of:=([.$E11]*POWER(1+[.$O$6];[.BX$26])-SERIESSUM((1+[.$O$6])*(1+[.$O$8]);[.BX$26];-1;OFFSET([.$C12];[.BX$26];0):[.$C12]))*(1-1/4*[.$O$4]*[.$O$5])" office:value-type="float" office:value="-66861283329.1775" calcext:value-type="float">
            <text:p>-66861283329.17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O$2]*POWER(1+[.$O$11];[.$A36])*(POWER([.$O$7];12)-1)/([.$O$7]-1) + [.$B36]*POWER([.$O$7];12)" office:value-type="float" office:value="89379344.3593244" calcext:value-type="float">
            <text:p>89379344.3593244</text:p>
          </table:table-cell>
          <table:table-cell table:formula="of:=[.$C36]*POWER([.$O$9];12)" office:value-type="float" office:value="1982688.76916707" calcext:value-type="float">
            <text:p>1982688.76916707</text:p>
          </table:table-cell>
          <table:table-cell table:formula="of:=[.$B37]/4*[.$O$4]*[.$O$5]" office:value-type="float" office:value="175630.411666073" calcext:value-type="float">
            <text:p>175630.411666073</text:p>
          </table:table-cell>
          <table:table-cell table:formula="of:=[.$B37]-[.$C37]-[.$D37]+[.$O$13]*POWER([.$O$7];12*[.$A37])" office:value-type="float" office:value="87221025.1784913" calcext:value-type="float">
            <text:p>87221025.1784913</text:p>
          </table:table-cell>
          <table:table-cell table:formula="of:=COUNTIF([.$K62:.$BY62];&quot;&gt;=0&quot;)" office:value-type="float" office:value="20" calcext:value-type="float">
            <text:p>20</text:p>
          </table:table-cell>
          <table:table-cell table:formula="of:=[.$O$10]+[.$F37]+[.$A37]" office:value-type="float" office:value="74" calcext:value-type="float">
            <text:p>74</text:p>
          </table:table-cell>
          <table:table-cell table:formula="of:=[.$O$10]+[.$A37]" office:value-type="float" office:value="54" calcext:value-type="float">
            <text:p>5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E12]-[.$C13]" office:value-type="float" office:value="4458715.98500224" calcext:value-type="float">
            <text:p>4458715.98500224</text:p>
          </table:table-cell>
          <table:table-cell table:formula="of:=([.$E12]*POWER(1+[.$O$6];[.K$26])-SERIESSUM((1+[.$O$6])*(1+[.$O$8]);[.K$26];-1;OFFSET([.$C13];[.K$26];0):[.$C13]))*(1-1/4*[.$O$4]*[.$O$5])" office:value-type="float" office:value="4359038.31522004" calcext:value-type="float">
            <text:p>4359038.31522004</text:p>
          </table:table-cell>
          <table:table-cell table:formula="of:=([.$E12]*POWER(1+[.$O$6];[.L$26])-SERIESSUM((1+[.$O$6])*(1+[.$O$8]);[.L$26];-1;OFFSET([.$C13];[.L$26];0):[.$C13]))*(1-1/4*[.$O$4]*[.$O$5])" office:value-type="float" office:value="4195483.31049564" calcext:value-type="float">
            <text:p>4195483.31049564</text:p>
          </table:table-cell>
          <table:table-cell table:formula="of:=([.$E12]*POWER(1+[.$O$6];[.M$26])-SERIESSUM((1+[.$O$6])*(1+[.$O$8]);[.M$26];-1;OFFSET([.$C13];[.M$26];0):[.$C13]))*(1-1/4*[.$O$4]*[.$O$5])" office:value-type="float" office:value="3943599.83353934" calcext:value-type="float">
            <text:p>3943599.83353934</text:p>
          </table:table-cell>
          <table:table-cell table:formula="of:=([.$E12]*POWER(1+[.$O$6];[.N$26])-SERIESSUM((1+[.$O$6])*(1+[.$O$8]);[.N$26];-1;OFFSET([.$C13];[.N$26];0):[.$C13]))*(1-1/4*[.$O$4]*[.$O$5])" office:value-type="float" office:value="3584926.27670014" calcext:value-type="float">
            <text:p>3584926.27670014</text:p>
          </table:table-cell>
          <table:table-cell table:formula="of:=([.$E12]*POWER(1+[.$O$6];[.O$26])-SERIESSUM((1+[.$O$6])*(1+[.$O$8]);[.O$26];-1;OFFSET([.$C13];[.O$26];0):[.$C13]))*(1-1/4*[.$O$4]*[.$O$5])" office:value-type="float" office:value="3097772.87572638" calcext:value-type="float">
            <text:p>3097772.87572638</text:p>
          </table:table-cell>
          <table:table-cell table:formula="of:=([.$E12]*POWER(1+[.$O$6];[.P$26])-SERIESSUM((1+[.$O$6])*(1+[.$O$8]);[.P$26];-1;OFFSET([.$C13];[.P$26];0):[.$C13]))*(1-1/4*[.$O$4]*[.$O$5])" office:value-type="float" office:value="2456692.49813642" calcext:value-type="float">
            <text:p>2456692.49813642</text:p>
          </table:table-cell>
          <table:table-cell table:formula="of:=([.$E12]*POWER(1+[.$O$6];[.Q$26])-SERIESSUM((1+[.$O$6])*(1+[.$O$8]);[.Q$26];-1;OFFSET([.$C13];[.Q$26];0):[.$C13]))*(1-1/4*[.$O$4]*[.$O$5])" office:value-type="float" office:value="1631867.04066098" calcext:value-type="float">
            <text:p>1631867.04066098</text:p>
          </table:table-cell>
          <table:table-cell table:formula="of:=([.$E12]*POWER(1+[.$O$6];[.R$26])-SERIESSUM((1+[.$O$6])*(1+[.$O$8]);[.R$26];-1;OFFSET([.$C13];[.R$26];0):[.$C13]))*(1-1/4*[.$O$4]*[.$O$5])" office:value-type="float" office:value="588396.148387522" calcext:value-type="float">
            <text:p>588396.148387522</text:p>
          </table:table-cell>
          <table:table-cell table:formula="of:=([.$E12]*POWER(1+[.$O$6];[.S$26])-SERIESSUM((1+[.$O$6])*(1+[.$O$8]);[.S$26];-1;OFFSET([.$C13];[.S$26];0):[.$C13]))*(1-1/4*[.$O$4]*[.$O$5])" office:value-type="float" office:value="-714527.111243723" calcext:value-type="float">
            <text:p>-714527.111243723</text:p>
          </table:table-cell>
          <table:table-cell table:formula="of:=([.$E12]*POWER(1+[.$O$6];[.T$26])-SERIESSUM((1+[.$O$6])*(1+[.$O$8]);[.T$26];-1;OFFSET([.$C13];[.T$26];0):[.$C13]))*(1-1/4*[.$O$4]*[.$O$5])" office:value-type="float" office:value="-2324571.39041035" calcext:value-type="float">
            <text:p>-2324571.39041035</text:p>
          </table:table-cell>
          <table:table-cell table:formula="of:=([.$E12]*POWER(1+[.$O$6];[.U$26])-SERIESSUM((1+[.$O$6])*(1+[.$O$8]);[.U$26];-1;OFFSET([.$C13];[.U$26];0):[.$C13]))*(1-1/4*[.$O$4]*[.$O$5])" office:value-type="float" office:value="-4297373.56868078" calcext:value-type="float">
            <text:p>-4297373.56868078</text:p>
          </table:table-cell>
          <table:table-cell table:formula="of:=([.$E12]*POWER(1+[.$O$6];[.V$26])-SERIESSUM((1+[.$O$6])*(1+[.$O$8]);[.V$26];-1;OFFSET([.$C13];[.V$26];0):[.$C13]))*(1-1/4*[.$O$4]*[.$O$5])" office:value-type="float" office:value="-6697820.38892572" calcext:value-type="float">
            <text:p>-6697820.38892572</text:p>
          </table:table-cell>
          <table:table-cell table:formula="of:=([.$E12]*POWER(1+[.$O$6];[.W$26])-SERIESSUM((1+[.$O$6])*(1+[.$O$8]);[.W$26];-1;OFFSET([.$C13];[.W$26];0):[.$C13]))*(1-1/4*[.$O$4]*[.$O$5])" office:value-type="float" office:value="-9601532.69722017" calcext:value-type="float">
            <text:p>-9601532.69722017</text:p>
          </table:table-cell>
          <table:table-cell table:formula="of:=([.$E12]*POWER(1+[.$O$6];[.X$26])-SERIESSUM((1+[.$O$6])*(1+[.$O$8]);[.X$26];-1;OFFSET([.$C13];[.X$26];0):[.$C13]))*(1-1/4*[.$O$4]*[.$O$5])" office:value-type="float" office:value="-13096584.055167" calcext:value-type="float">
            <text:p>-13096584.055167</text:p>
          </table:table-cell>
          <table:table-cell table:formula="of:=([.$E12]*POWER(1+[.$O$6];[.Y$26])-SERIESSUM((1+[.$O$6])*(1+[.$O$8]);[.Y$26];-1;OFFSET([.$C13];[.Y$26];0):[.$C13]))*(1-1/4*[.$O$4]*[.$O$5])" office:value-type="float" office:value="-17285490.4549119" calcext:value-type="float">
            <text:p>-17285490.4549119</text:p>
          </table:table-cell>
          <table:table-cell table:formula="of:=([.$E12]*POWER(1+[.$O$6];[.Z$26])-SERIESSUM((1+[.$O$6])*(1+[.$O$8]);[.Z$26];-1;OFFSET([.$C13];[.Z$26];0):[.$C13]))*(1-1/4*[.$O$4]*[.$O$5])" office:value-type="float" office:value="-22287513.6024607" calcext:value-type="float">
            <text:p>-22287513.6024607</text:p>
          </table:table-cell>
          <table:table-cell table:formula="of:=([.$E12]*POWER(1+[.$O$6];[.AA$26])-SERIESSUM((1+[.$O$6])*(1+[.$O$8]);[.AA$26];-1;OFFSET([.$C13];[.AA$26];0):[.$C13]))*(1-1/4*[.$O$4]*[.$O$5])" office:value-type="float" office:value="-28241326.8642157" calcext:value-type="float">
            <text:p>-28241326.8642157</text:p>
          </table:table-cell>
          <table:table-cell table:formula="of:=([.$E12]*POWER(1+[.$O$6];[.AB$26])-SERIESSUM((1+[.$O$6])*(1+[.$O$8]);[.AB$26];-1;OFFSET([.$C13];[.AB$26];0):[.$C13]))*(1-1/4*[.$O$4]*[.$O$5])" office:value-type="float" office:value="-35308100.6341511" calcext:value-type="float">
            <text:p>-35308100.6341511</text:p>
          </table:table-cell>
          <table:table-cell table:formula="of:=([.$E12]*POWER(1+[.$O$6];[.AC$26])-SERIESSUM((1+[.$O$6])*(1+[.$O$8]);[.AC$26];-1;OFFSET([.$C13];[.AC$26];0):[.$C13]))*(1-1/4*[.$O$4]*[.$O$5])" office:value-type="float" office:value="-43675072.7356244" calcext:value-type="float">
            <text:p>-43675072.7356244</text:p>
          </table:table-cell>
          <table:table-cell table:formula="of:=([.$E12]*POWER(1+[.$O$6];[.AD$26])-SERIESSUM((1+[.$O$6])*(1+[.$O$8]);[.AD$26];-1;OFFSET([.$C13];[.AD$26];0):[.$C13]))*(1-1/4*[.$O$4]*[.$O$5])" office:value-type="float" office:value="-53559679.708428" calcext:value-type="float">
            <text:p>-53559679.708428</text:p>
          </table:table-cell>
          <table:table-cell table:formula="of:=([.$E12]*POWER(1+[.$O$6];[.AE$26])-SERIESSUM((1+[.$O$6])*(1+[.$O$8]);[.AE$26];-1;OFFSET([.$C13];[.AE$26];0):[.$C13]))*(1-1/4*[.$O$4]*[.$O$5])" office:value-type="float" office:value="-65214336.6631924" calcext:value-type="float">
            <text:p>-65214336.6631924</text:p>
          </table:table-cell>
          <table:table-cell table:formula="of:=([.$E12]*POWER(1+[.$O$6];[.AF$26])-SERIESSUM((1+[.$O$6])*(1+[.$O$8]);[.AF$26];-1;OFFSET([.$C13];[.AF$26];0):[.$C13]))*(1-1/4*[.$O$4]*[.$O$5])" office:value-type="float" office:value="-78931967.0599907" calcext:value-type="float">
            <text:p>-78931967.0599907</text:p>
          </table:table-cell>
          <table:table-cell table:formula="of:=([.$E12]*POWER(1+[.$O$6];[.AG$26])-SERIESSUM((1+[.$O$6])*(1+[.$O$8]);[.AG$26];-1;OFFSET([.$C13];[.AG$26];0):[.$C13]))*(1-1/4*[.$O$4]*[.$O$5])" office:value-type="float" office:value="-95052399.5729483" calcext:value-type="float">
            <text:p>-95052399.5729483</text:p>
          </table:table-cell>
          <table:table-cell table:formula="of:=([.$E12]*POWER(1+[.$O$6];[.AH$26])-SERIESSUM((1+[.$O$6])*(1+[.$O$8]);[.AH$26];-1;OFFSET([.$C13];[.AH$26];0):[.$C13]))*(1-1/4*[.$O$4]*[.$O$5])" office:value-type="float" office:value="-113969767.469475" calcext:value-type="float">
            <text:p>-113969767.469475</text:p>
          </table:table-cell>
          <table:table-cell table:formula="of:=([.$E12]*POWER(1+[.$O$6];[.AI$26])-SERIESSUM((1+[.$O$6])*(1+[.$O$8]);[.AI$26];-1;OFFSET([.$C13];[.AI$26];0):[.$C13]))*(1-1/4*[.$O$4]*[.$O$5])" office:value-type="float" office:value="-136141067.044682" calcext:value-type="float">
            <text:p>-136141067.044682</text:p>
          </table:table-cell>
          <table:table-cell table:formula="of:=([.$E12]*POWER(1+[.$O$6];[.AJ$26])-SERIESSUM((1+[.$O$6])*(1+[.$O$8]);[.AJ$26];-1;OFFSET([.$C13];[.AJ$26];0):[.$C13]))*(1-1/4*[.$O$4]*[.$O$5])" office:value-type="float" office:value="-162096056.051541" calcext:value-type="float">
            <text:p>-162096056.051541</text:p>
          </table:table-cell>
          <table:table-cell table:formula="of:=([.$E12]*POWER(1+[.$O$6];[.AK$26])-SERIESSUM((1+[.$O$6])*(1+[.$O$8]);[.AK$26];-1;OFFSET([.$C13];[.AK$26];0):[.$C13]))*(1-1/4*[.$O$4]*[.$O$5])" office:value-type="float" office:value="-192448701.267239" calcext:value-type="float">
            <text:p>-192448701.267239</text:p>
          </table:table-cell>
          <table:table-cell table:formula="of:=([.$E12]*POWER(1+[.$O$6];[.AL$26])-SERIESSUM((1+[.$O$6])*(1+[.$O$8]);[.AL$26];-1;OFFSET([.$C13];[.AL$26];0):[.$C13]))*(1-1/4*[.$O$4]*[.$O$5])" office:value-type="float" office:value="-227910416.92752" calcext:value-type="float">
            <text:p>-227910416.92752</text:p>
          </table:table-cell>
          <table:table-cell table:formula="of:=([.$E12]*POWER(1+[.$O$6];[.AM$26])-SERIESSUM((1+[.$O$6])*(1+[.$O$8]);[.AM$26];-1;OFFSET([.$C13];[.AM$26];0):[.$C13]))*(1-1/4*[.$O$4]*[.$O$5])" office:value-type="float" office:value="-269305373.427107" calcext:value-type="float">
            <text:p>-269305373.427107</text:p>
          </table:table-cell>
          <table:table-cell table:formula="of:=([.$E12]*POWER(1+[.$O$6];[.AN$26])-SERIESSUM((1+[.$O$6])*(1+[.$O$8]);[.AN$26];-1;OFFSET([.$C13];[.AN$26];0):[.$C13]))*(1-1/4*[.$O$4]*[.$O$5])" office:value-type="float" office:value="-317588199.21562" calcext:value-type="float">
            <text:p>-317588199.21562</text:p>
          </table:table-cell>
          <table:table-cell table:formula="of:=([.$E12]*POWER(1+[.$O$6];[.AO$26])-SERIESSUM((1+[.$O$6])*(1+[.$O$8]);[.AO$26];-1;OFFSET([.$C13];[.AO$26];0):[.$C13]))*(1-1/4*[.$O$4]*[.$O$5])" office:value-type="float" office:value="-373864449.12755" calcext:value-type="float">
            <text:p>-373864449.12755</text:p>
          </table:table-cell>
          <table:table-cell table:formula="of:=([.$E12]*POWER(1+[.$O$6];[.AP$26])-SERIESSUM((1+[.$O$6])*(1+[.$O$8]);[.AP$26];-1;OFFSET([.$C13];[.AP$26];0):[.$C13]))*(1-1/4*[.$O$4]*[.$O$5])" office:value-type="float" office:value="-439414270.526884" calcext:value-type="float">
            <text:p>-439414270.526884</text:p>
          </table:table-cell>
          <table:table-cell table:formula="of:=([.$E12]*POWER(1+[.$O$6];[.AQ$26])-SERIESSUM((1+[.$O$6])*(1+[.$O$8]);[.AQ$26];-1;OFFSET([.$C13];[.AQ$26];0):[.$C13]))*(1-1/4*[.$O$4]*[.$O$5])" office:value-type="float" office:value="-515719765.840988" calcext:value-type="float">
            <text:p>-515719765.840988</text:p>
          </table:table-cell>
          <table:table-cell table:formula="of:=([.$E12]*POWER(1+[.$O$6];[.AR$26])-SERIESSUM((1+[.$O$6])*(1+[.$O$8]);[.AR$26];-1;OFFSET([.$C13];[.AR$26];0):[.$C13]))*(1-1/4*[.$O$4]*[.$O$5])" office:value-type="float" office:value="-604496627.713314" calcext:value-type="float">
            <text:p>-604496627.713314</text:p>
          </table:table-cell>
          <table:table-cell table:formula="of:=([.$E12]*POWER(1+[.$O$6];[.AS$26])-SERIESSUM((1+[.$O$6])*(1+[.$O$8]);[.AS$26];-1;OFFSET([.$C13];[.AS$26];0):[.$C13]))*(1-1/4*[.$O$4]*[.$O$5])" office:value-type="float" office:value="-707730712.748427" calcext:value-type="float">
            <text:p>-707730712.748427</text:p>
          </table:table-cell>
          <table:table-cell table:formula="of:=([.$E12]*POWER(1+[.$O$6];[.AT$26])-SERIESSUM((1+[.$O$6])*(1+[.$O$8]);[.AT$26];-1;OFFSET([.$C13];[.AT$26];0):[.$C13]))*(1-1/4*[.$O$4]*[.$O$5])" office:value-type="float" office:value="-827720323.537456" calcext:value-type="float">
            <text:p>-827720323.537456</text:p>
          </table:table-cell>
          <table:table-cell table:formula="of:=([.$E12]*POWER(1+[.$O$6];[.AU$26])-SERIESSUM((1+[.$O$6])*(1+[.$O$8]);[.AU$26];-1;OFFSET([.$C13];[.AU$26];0):[.$C13]))*(1-1/4*[.$O$4]*[.$O$5])" office:value-type="float" office:value="-967125088.511404" calcext:value-type="float">
            <text:p>-967125088.511404</text:p>
          </table:table-cell>
          <table:table-cell table:formula="of:=([.$E12]*POWER(1+[.$O$6];[.AV$26])-SERIESSUM((1+[.$O$6])*(1+[.$O$8]);[.AV$26];-1;OFFSET([.$C13];[.AV$26];0):[.$C13]))*(1-1/4*[.$O$4]*[.$O$5])" office:value-type="float" office:value="-1129022467.68681" calcext:value-type="float">
            <text:p>-1129022467.68681</text:p>
          </table:table-cell>
          <table:table-cell table:formula="of:=([.$E12]*POWER(1+[.$O$6];[.AW$26])-SERIESSUM((1+[.$O$6])*(1+[.$O$8]);[.AW$26];-1;OFFSET([.$C13];[.AW$26];0):[.$C13]))*(1-1/4*[.$O$4]*[.$O$5])" office:value-type="float" office:value="-1316973072.44641" calcext:value-type="float">
            <text:p>-1316973072.44641</text:p>
          </table:table-cell>
          <table:table-cell table:formula="of:=([.$E12]*POWER(1+[.$O$6];[.AX$26])-SERIESSUM((1+[.$O$6])*(1+[.$O$8]);[.AX$26];-1;OFFSET([.$C13];[.AX$26];0):[.$C13]))*(1-1/4*[.$O$4]*[.$O$5])" office:value-type="float" office:value="-1535096172.49252" calcext:value-type="float">
            <text:p>-1535096172.49252</text:p>
          </table:table-cell>
          <table:table-cell table:formula="of:=([.$E12]*POWER(1+[.$O$6];[.AY$26])-SERIESSUM((1+[.$O$6])*(1+[.$O$8]);[.AY$26];-1;OFFSET([.$C13];[.AY$26];0):[.$C13]))*(1-1/4*[.$O$4]*[.$O$5])" office:value-type="float" office:value="-1788156976.9004" calcext:value-type="float">
            <text:p>-1788156976.9004</text:p>
          </table:table-cell>
          <table:table-cell table:formula="of:=([.$E12]*POWER(1+[.$O$6];[.AZ$26])-SERIESSUM((1+[.$O$6])*(1+[.$O$8]);[.AZ$26];-1;OFFSET([.$C13];[.AZ$26];0):[.$C13]))*(1-1/4*[.$O$4]*[.$O$5])" office:value-type="float" office:value="-2081667523.26408" calcext:value-type="float">
            <text:p>-2081667523.26408</text:p>
          </table:table-cell>
          <table:table-cell table:formula="of:=([.$E12]*POWER(1+[.$O$6];[.BA$26])-SERIESSUM((1+[.$O$6])*(1+[.$O$8]);[.BA$26];-1;OFFSET([.$C13];[.BA$26];0):[.$C13]))*(1-1/4*[.$O$4]*[.$O$5])" office:value-type="float" office:value="-2422003294.44656" calcext:value-type="float">
            <text:p>-2422003294.44656</text:p>
          </table:table-cell>
          <table:table-cell table:formula="of:=([.$E12]*POWER(1+[.$O$6];[.BB$26])-SERIESSUM((1+[.$O$6])*(1+[.$O$8]);[.BB$26];-1;OFFSET([.$C13];[.BB$26];0):[.$C13]))*(1-1/4*[.$O$4]*[.$O$5])" office:value-type="float" office:value="-2816538012.40407" calcext:value-type="float">
            <text:p>-2816538012.40407</text:p>
          </table:table-cell>
          <table:table-cell table:formula="of:=([.$E12]*POWER(1+[.$O$6];[.BC$26])-SERIESSUM((1+[.$O$6])*(1+[.$O$8]);[.BC$26];-1;OFFSET([.$C13];[.BC$26];0):[.$C13]))*(1-1/4*[.$O$4]*[.$O$5])" office:value-type="float" office:value="-3273799439.86614" calcext:value-type="float">
            <text:p>-3273799439.86614</text:p>
          </table:table-cell>
          <table:table-cell table:formula="of:=([.$E12]*POWER(1+[.$O$6];[.BD$26])-SERIESSUM((1+[.$O$6])*(1+[.$O$8]);[.BD$26];-1;OFFSET([.$C13];[.BD$26];0):[.$C13]))*(1-1/4*[.$O$4]*[.$O$5])" office:value-type="float" office:value="-3803649461.3103" calcext:value-type="float">
            <text:p>-3803649461.3103</text:p>
          </table:table-cell>
          <table:table-cell table:formula="of:=([.$E12]*POWER(1+[.$O$6];[.BE$26])-SERIESSUM((1+[.$O$6])*(1+[.$O$8]);[.BE$26];-1;OFFSET([.$C13];[.BE$26];0):[.$C13]))*(1-1/4*[.$O$4]*[.$O$5])" office:value-type="float" office:value="-4417492223.90921" calcext:value-type="float">
            <text:p>-4417492223.90921</text:p>
          </table:table-cell>
          <table:table-cell table:formula="of:=([.$E12]*POWER(1+[.$O$6];[.BF$26])-SERIESSUM((1+[.$O$6])*(1+[.$O$8]);[.BF$26];-1;OFFSET([.$C13];[.BF$26];0):[.$C13]))*(1-1/4*[.$O$4]*[.$O$5])" office:value-type="float" office:value="-5128514707.6191" calcext:value-type="float">
            <text:p>-5128514707.6191</text:p>
          </table:table-cell>
          <table:table-cell table:formula="of:=([.$E12]*POWER(1+[.$O$6];[.BG$26])-SERIESSUM((1+[.$O$6])*(1+[.$O$8]);[.BG$26];-1;OFFSET([.$C13];[.BG$26];0):[.$C13]))*(1-1/4*[.$O$4]*[.$O$5])" office:value-type="float" office:value="-5951964773.65649" calcext:value-type="float">
            <text:p>-5951964773.65649</text:p>
          </table:table-cell>
          <table:table-cell table:formula="of:=([.$E12]*POWER(1+[.$O$6];[.BH$26])-SERIESSUM((1+[.$O$6])*(1+[.$O$8]);[.BH$26];-1;OFFSET([.$C13];[.BH$26];0):[.$C13]))*(1-1/4*[.$O$4]*[.$O$5])" office:value-type="float" office:value="-6905472526.52631" calcext:value-type="float">
            <text:p>-6905472526.52631</text:p>
          </table:table-cell>
          <table:table-cell table:formula="of:=([.$E12]*POWER(1+[.$O$6];[.BI$26])-SERIESSUM((1+[.$O$6])*(1+[.$O$8]);[.BI$26];-1;OFFSET([.$C13];[.BI$26];0):[.$C13]))*(1-1/4*[.$O$4]*[.$O$5])" office:value-type="float" office:value="-7997125776.55193" calcext:value-type="float">
            <text:p>-7997125776.55193</text:p>
          </table:table-cell>
          <table:table-cell table:formula="of:=([.$E12]*POWER(1+[.$O$6];[.BJ$26])-SERIESSUM((1+[.$O$6])*(1+[.$O$8]);[.BJ$26];-1;OFFSET([.$C13];[.BJ$26];0):[.$C13]))*(1-1/4*[.$O$4]*[.$O$5])" office:value-type="float" office:value="-9260013210.27341" calcext:value-type="float">
            <text:p>-9260013210.27341</text:p>
          </table:table-cell>
          <table:table-cell table:formula="of:=([.$E12]*POWER(1+[.$O$6];[.BK$26])-SERIESSUM((1+[.$O$6])*(1+[.$O$8]);[.BK$26];-1;OFFSET([.$C13];[.BK$26];0):[.$C13]))*(1-1/4*[.$O$4]*[.$O$5])" office:value-type="float" office:value="-10720888701.7131" calcext:value-type="float">
            <text:p>-10720888701.7131</text:p>
          </table:table-cell>
          <table:table-cell table:formula="of:=([.$E12]*POWER(1+[.$O$6];[.BL$26])-SERIESSUM((1+[.$O$6])*(1+[.$O$8]);[.BL$26];-1;OFFSET([.$C13];[.BL$26];0):[.$C13]))*(1-1/4*[.$O$4]*[.$O$5])" office:value-type="float" office:value="-12410677814.4946" calcext:value-type="float">
            <text:p>-12410677814.4946</text:p>
          </table:table-cell>
          <table:table-cell table:formula="of:=([.$E12]*POWER(1+[.$O$6];[.BM$26])-SERIESSUM((1+[.$O$6])*(1+[.$O$8]);[.BM$26];-1;OFFSET([.$C13];[.BM$26];0):[.$C13]))*(1-1/4*[.$O$4]*[.$O$5])" office:value-type="float" office:value="-14365127619.6884" calcext:value-type="float">
            <text:p>-14365127619.6884</text:p>
          </table:table-cell>
          <table:table-cell table:formula="of:=([.$E12]*POWER(1+[.$O$6];[.BN$26])-SERIESSUM((1+[.$O$6])*(1+[.$O$8]);[.BN$26];-1;OFFSET([.$C13];[.BN$26];0):[.$C13]))*(1-1/4*[.$O$4]*[.$O$5])" office:value-type="float" office:value="-16625557681.5511" calcext:value-type="float">
            <text:p>-16625557681.5511</text:p>
          </table:table-cell>
          <table:table-cell table:formula="of:=([.$E12]*POWER(1+[.$O$6];[.BO$26])-SERIESSUM((1+[.$O$6])*(1+[.$O$8]);[.BO$26];-1;OFFSET([.$C13];[.BO$26];0):[.$C13]))*(1-1/4*[.$O$4]*[.$O$5])" office:value-type="float" office:value="-19239727957.3787" calcext:value-type="float">
            <text:p>-19239727957.3787</text:p>
          </table:table-cell>
          <table:table-cell table:formula="of:=([.$E12]*POWER(1+[.$O$6];[.BP$26])-SERIESSUM((1+[.$O$6])*(1+[.$O$8]);[.BP$26];-1;OFFSET([.$C13];[.BP$26];0):[.$C13]))*(1-1/4*[.$O$4]*[.$O$5])" office:value-type="float" office:value="-22262841808.1713" calcext:value-type="float">
            <text:p>-22262841808.1713</text:p>
          </table:table-cell>
          <table:table-cell table:formula="of:=([.$E12]*POWER(1+[.$O$6];[.BQ$26])-SERIESSUM((1+[.$O$6])*(1+[.$O$8]);[.BQ$26];-1;OFFSET([.$C13];[.BQ$26];0):[.$C13]))*(1-1/4*[.$O$4]*[.$O$5])" office:value-type="float" office:value="-25758705148.5973" calcext:value-type="float">
            <text:p>-25758705148.5973</text:p>
          </table:table-cell>
          <table:table-cell table:formula="of:=([.$E12]*POWER(1+[.$O$6];[.BR$26])-SERIESSUM((1+[.$O$6])*(1+[.$O$8]);[.BR$26];-1;OFFSET([.$C13];[.BR$26];0):[.$C13]))*(1-1/4*[.$O$4]*[.$O$5])" office:value-type="float" office:value="-29801066037.1995" calcext:value-type="float">
            <text:p>-29801066037.1995</text:p>
          </table:table-cell>
          <table:table-cell table:formula="of:=([.$E12]*POWER(1+[.$O$6];[.BS$26])-SERIESSUM((1+[.$O$6])*(1+[.$O$8]);[.BS$26];-1;OFFSET([.$C13];[.BS$26];0):[.$C13]))*(1-1/4*[.$O$4]*[.$O$5])" office:value-type="float" office:value="-34475162789.4667" calcext:value-type="float">
            <text:p>-34475162789.4667</text:p>
          </table:table-cell>
          <table:table-cell table:formula="of:=([.$E12]*POWER(1+[.$O$6];[.BT$26])-SERIESSUM((1+[.$O$6])*(1+[.$O$8]);[.BT$26];-1;OFFSET([.$C13];[.BT$26];0):[.$C13]))*(1-1/4*[.$O$4]*[.$O$5])" office:value-type="float" office:value="-39879513066.5369" calcext:value-type="float">
            <text:p>-39879513066.5369</text:p>
          </table:table-cell>
          <table:table-cell table:formula="of:=([.$E12]*POWER(1+[.$O$6];[.BU$26])-SERIESSUM((1+[.$O$6])*(1+[.$O$8]);[.BU$26];-1;OFFSET([.$C13];[.BU$26];0):[.$C13]))*(1-1/4*[.$O$4]*[.$O$5])" office:value-type="float" office:value="-46127981442.4816" calcext:value-type="float">
            <text:p>-46127981442.4816</text:p>
          </table:table-cell>
          <table:table-cell table:formula="of:=([.$E12]*POWER(1+[.$O$6];[.BV$26])-SERIESSUM((1+[.$O$6])*(1+[.$O$8]);[.BV$26];-1;OFFSET([.$C13];[.BV$26];0):[.$C13]))*(1-1/4*[.$O$4]*[.$O$5])" office:value-type="float" office:value="-53352168789.1466" calcext:value-type="float">
            <text:p>-53352168789.1466</text:p>
          </table:table-cell>
          <table:table-cell table:formula="of:=([.$E12]*POWER(1+[.$O$6];[.BW$26])-SERIESSUM((1+[.$O$6])*(1+[.$O$8]);[.BW$26];-1;OFFSET([.$C13];[.BW$26];0):[.$C13]))*(1-1/4*[.$O$4]*[.$O$5])" office:value-type="float" office:value="-61704173561.6899" calcext:value-type="float">
            <text:p>-61704173561.6899</text:p>
          </table:table-cell>
          <table:table-cell table:formula="of:=([.$E12]*POWER(1+[.$O$6];[.BX$26])-SERIESSUM((1+[.$O$6])*(1+[.$O$8]);[.BX$26];-1;OFFSET([.$C13];[.BX$26];0):[.$C13]))*(1-1/4*[.$O$4]*[.$O$5])" office:value-type="float" office:value="-71359782861.557" calcext:value-type="float">
            <text:p>-71359782861.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O$2]*POWER(1+[.$O$11];[.$A37])*(POWER([.$O$7];12)-1)/([.$O$7]-1) + [.$B37]*POWER([.$O$7];12)" office:value-type="float" office:value="98239939.5083433" calcext:value-type="float">
            <text:p>98239939.5083433</text:p>
          </table:table-cell>
          <table:table-cell table:formula="of:=[.$C37]*POWER([.$O$9];12)" office:value-type="float" office:value="2121476.98300877" calcext:value-type="float">
            <text:p>2121476.98300877</text:p>
          </table:table-cell>
          <table:table-cell table:formula="of:=[.$B38]/4*[.$O$4]*[.$O$5]" office:value-type="float" office:value="193041.481133895" calcext:value-type="float">
            <text:p>193041.481133895</text:p>
          </table:table-cell>
          <table:table-cell table:formula="of:=[.$B38]-[.$C38]-[.$D38]+[.$O$13]*POWER([.$O$7];12*[.$A38])" office:value-type="float" office:value="95925421.0442006" calcext:value-type="float">
            <text:p>95925421.0442006</text:p>
          </table:table-cell>
          <table:table-cell table:formula="of:=COUNTIF([.$K63:.$BY63];&quot;&gt;=0&quot;)" office:value-type="float" office:value="21" calcext:value-type="float">
            <text:p>21</text:p>
          </table:table-cell>
          <table:table-cell table:formula="of:=[.$O$10]+[.$F38]+[.$A38]" office:value-type="float" office:value="76" calcext:value-type="float">
            <text:p>76</text:p>
          </table:table-cell>
          <table:table-cell table:formula="of:=[.$O$10]+[.$A38]"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E13]-[.$C14]" office:value-type="float" office:value="5263652.4301118" calcext:value-type="float">
            <text:p>5263652.4301118</text:p>
          </table:table-cell>
          <table:table-cell table:formula="of:=([.$E13]*POWER(1+[.$O$6];[.K$26])-SERIESSUM((1+[.$O$6])*(1+[.$O$8]);[.K$26];-1;OFFSET([.$C14];[.K$26];0):[.$C14]))*(1-1/4*[.$O$4]*[.$O$5])" office:value-type="float" office:value="5195377.55350822" calcext:value-type="float">
            <text:p>5195377.55350822</text:p>
          </table:table-cell>
          <table:table-cell table:formula="of:=([.$E13]*POWER(1+[.$O$6];[.L$26])-SERIESSUM((1+[.$O$6])*(1+[.$O$8]);[.L$26];-1;OFFSET([.$C14];[.L$26];0):[.$C14]))*(1-1/4*[.$O$4]*[.$O$5])" office:value-type="float" office:value="5062870.22295094" calcext:value-type="float">
            <text:p>5062870.22295094</text:p>
          </table:table-cell>
          <table:table-cell table:formula="of:=([.$E13]*POWER(1+[.$O$6];[.M$26])-SERIESSUM((1+[.$O$6])*(1+[.$O$8]);[.M$26];-1;OFFSET([.$C14];[.M$26];0):[.$C14]))*(1-1/4*[.$O$4]*[.$O$5])" office:value-type="float" office:value="4839251.14906535" calcext:value-type="float">
            <text:p>4839251.14906535</text:p>
          </table:table-cell>
          <table:table-cell table:formula="of:=([.$E13]*POWER(1+[.$O$6];[.N$26])-SERIESSUM((1+[.$O$6])*(1+[.$O$8]);[.N$26];-1;OFFSET([.$C14];[.N$26];0):[.$C14]))*(1-1/4*[.$O$4]*[.$O$5])" office:value-type="float" office:value="4505038.38942166" calcext:value-type="float">
            <text:p>4505038.38942166</text:p>
          </table:table-cell>
          <table:table-cell table:formula="of:=([.$E13]*POWER(1+[.$O$6];[.O$26])-SERIESSUM((1+[.$O$6])*(1+[.$O$8]);[.O$26];-1;OFFSET([.$C14];[.O$26];0):[.$C14]))*(1-1/4*[.$O$4]*[.$O$5])" office:value-type="float" office:value="4037317.63224794" calcext:value-type="float">
            <text:p>4037317.63224794</text:p>
          </table:table-cell>
          <table:table-cell table:formula="of:=([.$E13]*POWER(1+[.$O$6];[.P$26])-SERIESSUM((1+[.$O$6])*(1+[.$O$8]);[.P$26];-1;OFFSET([.$C14];[.P$26];0):[.$C14]))*(1-1/4*[.$O$4]*[.$O$5])" office:value-type="float" office:value="3409177.68064434" calcext:value-type="float">
            <text:p>3409177.68064434</text:p>
          </table:table-cell>
          <table:table-cell table:formula="of:=([.$E13]*POWER(1+[.$O$6];[.Q$26])-SERIESSUM((1+[.$O$6])*(1+[.$O$8]);[.Q$26];-1;OFFSET([.$C14];[.Q$26];0):[.$C14]))*(1-1/4*[.$O$4]*[.$O$5])" office:value-type="float" office:value="2589055.77775669" calcext:value-type="float">
            <text:p>2589055.77775669</text:p>
          </table:table-cell>
          <table:table-cell table:formula="of:=([.$E13]*POWER(1+[.$O$6];[.R$26])-SERIESSUM((1+[.$O$6])*(1+[.$O$8]);[.R$26];-1;OFFSET([.$C14];[.R$26];0):[.$C14]))*(1-1/4*[.$O$4]*[.$O$5])" office:value-type="float" office:value="1539978.56656404" calcext:value-type="float">
            <text:p>1539978.56656404</text:p>
          </table:table-cell>
          <table:table-cell table:formula="of:=([.$E13]*POWER(1+[.$O$6];[.S$26])-SERIESSUM((1+[.$O$6])*(1+[.$O$8]);[.S$26];-1;OFFSET([.$C14];[.S$26];0):[.$C14]))*(1-1/4*[.$O$4]*[.$O$5])" office:value-type="float" office:value="218682.253781761" calcext:value-type="float">
            <text:p>218682.253781761</text:p>
          </table:table-cell>
          <table:table-cell table:formula="of:=([.$E13]*POWER(1+[.$O$6];[.T$26])-SERIESSUM((1+[.$O$6])*(1+[.$O$8]);[.T$26];-1;OFFSET([.$C14];[.T$26];0):[.$C14]))*(1-1/4*[.$O$4]*[.$O$5])" office:value-type="float" office:value="-1425407.02390153" calcext:value-type="float">
            <text:p>-1425407.02390153</text:p>
          </table:table-cell>
          <table:table-cell table:formula="of:=([.$E13]*POWER(1+[.$O$6];[.U$26])-SERIESSUM((1+[.$O$6])*(1+[.$O$8]);[.U$26];-1;OFFSET([.$C14];[.U$26];0):[.$C14]))*(1-1/4*[.$O$4]*[.$O$5])" office:value-type="float" office:value="-3451354.60554389" calcext:value-type="float">
            <text:p>-3451354.60554389</text:p>
          </table:table-cell>
          <table:table-cell table:formula="of:=([.$E13]*POWER(1+[.$O$6];[.V$26])-SERIESSUM((1+[.$O$6])*(1+[.$O$8]);[.V$26];-1;OFFSET([.$C14];[.V$26];0):[.$C14]))*(1-1/4*[.$O$4]*[.$O$5])" office:value-type="float" office:value="-5928085.8941704" calcext:value-type="float">
            <text:p>-5928085.8941704</text:p>
          </table:table-cell>
          <table:table-cell table:formula="of:=([.$E13]*POWER(1+[.$O$6];[.W$26])-SERIESSUM((1+[.$O$6])*(1+[.$O$8]);[.W$26];-1;OFFSET([.$C14];[.W$26];0):[.$C14]))*(1-1/4*[.$O$4]*[.$O$5])" office:value-type="float" office:value="-8935971.51028705" calcext:value-type="float">
            <text:p>-8935971.51028705</text:p>
          </table:table-cell>
          <table:table-cell table:formula="of:=([.$E13]*POWER(1+[.$O$6];[.X$26])-SERIESSUM((1+[.$O$6])*(1+[.$O$8]);[.X$26];-1;OFFSET([.$C14];[.X$26];0):[.$C14]))*(1-1/4*[.$O$4]*[.$O$5])" office:value-type="float" office:value="-12568662.985231" calcext:value-type="float">
            <text:p>-12568662.985231</text:p>
          </table:table-cell>
          <table:table-cell table:formula="of:=([.$E13]*POWER(1+[.$O$6];[.Y$26])-SERIESSUM((1+[.$O$6])*(1+[.$O$8]);[.Y$26];-1;OFFSET([.$C14];[.Y$26];0):[.$C14]))*(1-1/4*[.$O$4]*[.$O$5])" office:value-type="float" office:value="-16935218.2766543" calcext:value-type="float">
            <text:p>-16935218.2766543</text:p>
          </table:table-cell>
          <table:table-cell table:formula="of:=([.$E13]*POWER(1+[.$O$6];[.Z$26])-SERIESSUM((1+[.$O$6])*(1+[.$O$8]);[.Z$26];-1;OFFSET([.$C14];[.Z$26];0):[.$C14]))*(1-1/4*[.$O$4]*[.$O$5])" office:value-type="float" office:value="-22162562.5237234" calcext:value-type="float">
            <text:p>-22162562.5237234</text:p>
          </table:table-cell>
          <table:table-cell table:formula="of:=([.$E13]*POWER(1+[.$O$6];[.AA$26])-SERIESSUM((1+[.$O$6])*(1+[.$O$8]);[.AA$26];-1;OFFSET([.$C14];[.AA$26];0):[.$C14]))*(1-1/4*[.$O$4]*[.$O$5])" office:value-type="float" office:value="-28398336.5513285" calcext:value-type="float">
            <text:p>-28398336.5513285</text:p>
          </table:table-cell>
          <table:table-cell table:formula="of:=([.$E13]*POWER(1+[.$O$6];[.AB$26])-SERIESSUM((1+[.$O$6])*(1+[.$O$8]);[.AB$26];-1;OFFSET([.$C14];[.AB$26];0):[.$C14]))*(1-1/4*[.$O$4]*[.$O$5])" office:value-type="float" office:value="-35814193.8296888" calcext:value-type="float">
            <text:p>-35814193.8296888</text:p>
          </table:table-cell>
          <table:table-cell table:formula="of:=([.$E13]*POWER(1+[.$O$6];[.AC$26])-SERIESSUM((1+[.$O$6])*(1+[.$O$8]);[.AC$26];-1;OFFSET([.$C14];[.AC$26];0):[.$C14]))*(1-1/4*[.$O$4]*[.$O$5])" office:value-type="float" office:value="-44609616.070357" calcext:value-type="float">
            <text:p>-44609616.070357</text:p>
          </table:table-cell>
          <table:table-cell table:formula="of:=([.$E13]*POWER(1+[.$O$6];[.AD$26])-SERIESSUM((1+[.$O$6])*(1+[.$O$8]);[.AD$26];-1;OFFSET([.$C14];[.AD$26];0):[.$C14]))*(1-1/4*[.$O$4]*[.$O$5])" office:value-type="float" office:value="-55016328.590716" calcext:value-type="float">
            <text:p>-55016328.590716</text:p>
          </table:table-cell>
          <table:table-cell table:formula="of:=([.$E13]*POWER(1+[.$O$6];[.AE$26])-SERIESSUM((1+[.$O$6])*(1+[.$O$8]);[.AE$26];-1;OFFSET([.$C14];[.AE$26];0):[.$C14]))*(1-1/4*[.$O$4]*[.$O$5])" office:value-type="float" office:value="-67303409.2365297" calcext:value-type="float">
            <text:p>-67303409.2365297</text:p>
          </table:table-cell>
          <table:table-cell table:formula="of:=([.$E13]*POWER(1+[.$O$6];[.AF$26])-SERIESSUM((1+[.$O$6])*(1+[.$O$8]);[.AF$26];-1;OFFSET([.$C14];[.AF$26];0):[.$C14]))*(1-1/4*[.$O$4]*[.$O$5])" office:value-type="float" office:value="-81783199.281657" calcext:value-type="float">
            <text:p>-81783199.281657</text:p>
          </table:table-cell>
          <table:table-cell table:formula="of:=([.$E13]*POWER(1+[.$O$6];[.AG$26])-SERIESSUM((1+[.$O$6])*(1+[.$O$8]);[.AG$26];-1;OFFSET([.$C14];[.AG$26];0):[.$C14]))*(1-1/4*[.$O$4]*[.$O$5])" office:value-type="float" office:value="-98818141.632719" calcext:value-type="float">
            <text:p>-98818141.632719</text:p>
          </table:table-cell>
          <table:table-cell table:formula="of:=([.$E13]*POWER(1+[.$O$6];[.AH$26])-SERIESSUM((1+[.$O$6])*(1+[.$O$8]);[.AH$26];-1;OFFSET([.$C14];[.AH$26];0):[.$C14]))*(1-1/4*[.$O$4]*[.$O$5])" office:value-type="float" office:value="-118828691.209176" calcext:value-type="float">
            <text:p>-118828691.209176</text:p>
          </table:table-cell>
          <table:table-cell table:formula="of:=([.$E13]*POWER(1+[.$O$6];[.AI$26])-SERIESSUM((1+[.$O$6])*(1+[.$O$8]);[.AI$26];-1;OFFSET([.$C14];[.AI$26];0):[.$C14]))*(1-1/4*[.$O$4]*[.$O$5])" office:value-type="float" office:value="-142302464.955994" calcext:value-type="float">
            <text:p>-142302464.955994</text:p>
          </table:table-cell>
          <table:table-cell table:formula="of:=([.$E13]*POWER(1+[.$O$6];[.AJ$26])-SERIESSUM((1+[.$O$6])*(1+[.$O$8]);[.AJ$26];-1;OFFSET([.$C14];[.AJ$26];0):[.$C14]))*(1-1/4*[.$O$4]*[.$O$5])" office:value-type="float" office:value="-169804825.050788" calcext:value-type="float">
            <text:p>-169804825.050788</text:p>
          </table:table-cell>
          <table:table-cell table:formula="of:=([.$E13]*POWER(1+[.$O$6];[.AK$26])-SERIESSUM((1+[.$O$6])*(1+[.$O$8]);[.AK$26];-1;OFFSET([.$C14];[.AK$26];0):[.$C14]))*(1-1/4*[.$O$4]*[.$O$5])" office:value-type="float" office:value="-201991119.037636" calcext:value-type="float">
            <text:p>-201991119.037636</text:p>
          </table:table-cell>
          <table:table-cell table:formula="of:=([.$E13]*POWER(1+[.$O$6];[.AL$26])-SERIESSUM((1+[.$O$6])*(1+[.$O$8]);[.AL$26];-1;OFFSET([.$C14];[.AL$26];0):[.$C14]))*(1-1/4*[.$O$4]*[.$O$5])" office:value-type="float" office:value="-239620835.488672" calcext:value-type="float">
            <text:p>-239620835.488672</text:p>
          </table:table-cell>
          <table:table-cell table:formula="of:=([.$E13]*POWER(1+[.$O$6];[.AM$26])-SERIESSUM((1+[.$O$6])*(1+[.$O$8]);[.AM$26];-1;OFFSET([.$C14];[.AM$26];0):[.$C14]))*(1-1/4*[.$O$4]*[.$O$5])" office:value-type="float" office:value="-283573974.093329" calcext:value-type="float">
            <text:p>-283573974.093329</text:p>
          </table:table-cell>
          <table:table-cell table:formula="of:=([.$E13]*POWER(1+[.$O$6];[.AN$26])-SERIESSUM((1+[.$O$6])*(1+[.$O$8]);[.AN$26];-1;OFFSET([.$C14];[.AN$26];0):[.$C14]))*(1-1/4*[.$O$4]*[.$O$5])" office:value-type="float" office:value="-334869975.649143" calcext:value-type="float">
            <text:p>-334869975.649143</text:p>
          </table:table-cell>
          <table:table-cell table:formula="of:=([.$E13]*POWER(1+[.$O$6];[.AO$26])-SERIESSUM((1+[.$O$6])*(1+[.$O$8]);[.AO$26];-1;OFFSET([.$C14];[.AO$26];0):[.$C14]))*(1-1/4*[.$O$4]*[.$O$5])" office:value-type="float" office:value="-394689611.253982" calcext:value-type="float">
            <text:p>-394689611.253982</text:p>
          </table:table-cell>
          <table:table-cell table:formula="of:=([.$E13]*POWER(1+[.$O$6];[.AP$26])-SERIESSUM((1+[.$O$6])*(1+[.$O$8]);[.AP$26];-1;OFFSET([.$C14];[.AP$26];0):[.$C14]))*(1-1/4*[.$O$4]*[.$O$5])" office:value-type="float" office:value="-464400292.20627" calcext:value-type="float">
            <text:p>-464400292.20627</text:p>
          </table:table-cell>
          <table:table-cell table:formula="of:=([.$E13]*POWER(1+[.$O$6];[.AQ$26])-SERIESSUM((1+[.$O$6])*(1+[.$O$8]);[.AQ$26];-1;OFFSET([.$C14];[.AQ$26];0):[.$C14]))*(1-1/4*[.$O$4]*[.$O$5])" office:value-type="float" office:value="-545585334.011762" calcext:value-type="float">
            <text:p>-545585334.011762</text:p>
          </table:table-cell>
          <table:table-cell table:formula="of:=([.$E13]*POWER(1+[.$O$6];[.AR$26])-SERIESSUM((1+[.$O$6])*(1+[.$O$8]);[.AR$26];-1;OFFSET([.$C14];[.AR$26];0):[.$C14]))*(1-1/4*[.$O$4]*[.$O$5])" office:value-type="float" office:value="-640077790.980102" calcext:value-type="float">
            <text:p>-640077790.980102</text:p>
          </table:table-cell>
          <table:table-cell table:formula="of:=([.$E13]*POWER(1+[.$O$6];[.AS$26])-SERIESSUM((1+[.$O$6])*(1+[.$O$8]);[.AS$26];-1;OFFSET([.$C14];[.AS$26];0):[.$C14]))*(1-1/4*[.$O$4]*[.$O$5])" office:value-type="float" office:value="-749999573.913823" calcext:value-type="float">
            <text:p>-749999573.913823</text:p>
          </table:table-cell>
          <table:table-cell table:formula="of:=([.$E13]*POWER(1+[.$O$6];[.AT$26])-SERIESSUM((1+[.$O$6])*(1+[.$O$8]);[.AT$26];-1;OFFSET([.$C14];[.AT$26];0):[.$C14]))*(1-1/4*[.$O$4]*[.$O$5])" office:value-type="float" office:value="-877806674.359924" calcext:value-type="float">
            <text:p>-877806674.359924</text:p>
          </table:table-cell>
          <table:table-cell table:formula="of:=([.$E13]*POWER(1+[.$O$6];[.AU$26])-SERIESSUM((1+[.$O$6])*(1+[.$O$8]);[.AU$26];-1;OFFSET([.$C14];[.AU$26];0):[.$C14]))*(1-1/4*[.$O$4]*[.$O$5])" office:value-type="float" office:value="-1026341447.13604" calcext:value-type="float">
            <text:p>-1026341447.13604</text:p>
          </table:table-cell>
          <table:table-cell table:formula="of:=([.$E13]*POWER(1+[.$O$6];[.AV$26])-SERIESSUM((1+[.$O$6])*(1+[.$O$8]);[.AV$26];-1;OFFSET([.$C14];[.AV$26];0):[.$C14]))*(1-1/4*[.$O$4]*[.$O$5])" office:value-type="float" office:value="-1198893051.04803" calcext:value-type="float">
            <text:p>-1198893051.04803</text:p>
          </table:table-cell>
          <table:table-cell table:formula="of:=([.$E13]*POWER(1+[.$O$6];[.AW$26])-SERIESSUM((1+[.$O$6])*(1+[.$O$8]);[.AW$26];-1;OFFSET([.$C14];[.AW$26];0):[.$C14]))*(1-1/4*[.$O$4]*[.$O$5])" office:value-type="float" office:value="-1399267318.99065" calcext:value-type="float">
            <text:p>-1399267318.99065</text:p>
          </table:table-cell>
          <table:table-cell table:formula="of:=([.$E13]*POWER(1+[.$O$6];[.AX$26])-SERIESSUM((1+[.$O$6])*(1+[.$O$8]);[.AX$26];-1;OFFSET([.$C14];[.AX$26];0):[.$C14]))*(1-1/4*[.$O$4]*[.$O$5])" office:value-type="float" office:value="-1631867526.55783" calcext:value-type="float">
            <text:p>-1631867526.55783</text:p>
          </table:table-cell>
          <table:table-cell table:formula="of:=([.$E13]*POWER(1+[.$O$6];[.AY$26])-SERIESSUM((1+[.$O$6])*(1+[.$O$8]);[.AY$26];-1;OFFSET([.$C14];[.AY$26];0):[.$C14]))*(1-1/4*[.$O$4]*[.$O$5])" office:value-type="float" office:value="-1901787757.03353" calcext:value-type="float">
            <text:p>-1901787757.03353</text:p>
          </table:table-cell>
          <table:table-cell table:formula="of:=([.$E13]*POWER(1+[.$O$6];[.AZ$26])-SERIESSUM((1+[.$O$6])*(1+[.$O$8]);[.AZ$26];-1;OFFSET([.$C14];[.AZ$26];0):[.$C14]))*(1-1/4*[.$O$4]*[.$O$5])" office:value-type="float" office:value="-2214920824.98267" calcext:value-type="float">
            <text:p>-2214920824.98267</text:p>
          </table:table-cell>
          <table:table-cell table:formula="of:=([.$E13]*POWER(1+[.$O$6];[.BA$26])-SERIESSUM((1+[.$O$6])*(1+[.$O$8]);[.BA$26];-1;OFFSET([.$C14];[.BA$26];0):[.$C14]))*(1-1/4*[.$O$4]*[.$O$5])" office:value-type="float" office:value="-2578083026.15513" calcext:value-type="float">
            <text:p>-2578083026.15513</text:p>
          </table:table-cell>
          <table:table-cell table:formula="of:=([.$E13]*POWER(1+[.$O$6];[.BB$26])-SERIESSUM((1+[.$O$6])*(1+[.$O$8]);[.BB$26];-1;OFFSET([.$C14];[.BB$26];0):[.$C14]))*(1-1/4*[.$O$4]*[.$O$5])" office:value-type="float" office:value="-2999158334.45746" calcext:value-type="float">
            <text:p>-2999158334.45746</text:p>
          </table:table-cell>
          <table:table-cell table:formula="of:=([.$E13]*POWER(1+[.$O$6];[.BC$26])-SERIESSUM((1+[.$O$6])*(1+[.$O$8]);[.BC$26];-1;OFFSET([.$C14];[.BC$26];0):[.$C14]))*(1-1/4*[.$O$4]*[.$O$5])" office:value-type="float" office:value="-3487265074.73668" calcext:value-type="float">
            <text:p>-3487265074.73668</text:p>
          </table:table-cell>
          <table:table-cell table:formula="of:=([.$E13]*POWER(1+[.$O$6];[.BD$26])-SERIESSUM((1+[.$O$6])*(1+[.$O$8]);[.BD$26];-1;OFFSET([.$C14];[.BD$26];0):[.$C14]))*(1-1/4*[.$O$4]*[.$O$5])" office:value-type="float" office:value="-4052948571.60832" calcext:value-type="float">
            <text:p>-4052948571.60832</text:p>
          </table:table-cell>
          <table:table-cell table:formula="of:=([.$E13]*POWER(1+[.$O$6];[.BE$26])-SERIESSUM((1+[.$O$6])*(1+[.$O$8]);[.BE$26];-1;OFFSET([.$C14];[.BE$26];0):[.$C14]))*(1-1/4*[.$O$4]*[.$O$5])" office:value-type="float" office:value="-4708403819.42966" calcext:value-type="float">
            <text:p>-4708403819.42966</text:p>
          </table:table-cell>
          <table:table-cell table:formula="of:=([.$E13]*POWER(1+[.$O$6];[.BF$26])-SERIESSUM((1+[.$O$6])*(1+[.$O$8]);[.BF$26];-1;OFFSET([.$C14];[.BF$26];0):[.$C14]))*(1-1/4*[.$O$4]*[.$O$5])" office:value-type="float" office:value="-5467732848.18699" calcext:value-type="float">
            <text:p>-5467732848.18699</text:p>
          </table:table-cell>
          <table:table-cell table:formula="of:=([.$E13]*POWER(1+[.$O$6];[.BG$26])-SERIESSUM((1+[.$O$6])*(1+[.$O$8]);[.BG$26];-1;OFFSET([.$C14];[.BG$26];0):[.$C14]))*(1-1/4*[.$O$4]*[.$O$5])" office:value-type="float" office:value="-6347242187.72975" calcext:value-type="float">
            <text:p>-6347242187.72975</text:p>
          </table:table-cell>
          <table:table-cell table:formula="of:=([.$E13]*POWER(1+[.$O$6];[.BH$26])-SERIESSUM((1+[.$O$6])*(1+[.$O$8]);[.BH$26];-1;OFFSET([.$C14];[.BH$26];0):[.$C14]))*(1-1/4*[.$O$4]*[.$O$5])" office:value-type="float" office:value="-7353490717.25672" calcext:value-type="float">
            <text:p>-7353490717.25672</text:p>
          </table:table-cell>
          <table:table-cell table:formula="of:=([.$E13]*POWER(1+[.$O$6];[.BI$26])-SERIESSUM((1+[.$O$6])*(1+[.$O$8]);[.BI$26];-1;OFFSET([.$C14];[.BI$26];0):[.$C14]))*(1-1/4*[.$O$4]*[.$O$5])" office:value-type="float" office:value="-8517800929.58739" calcext:value-type="float">
            <text:p>-8517800929.58739</text:p>
          </table:table-cell>
          <table:table-cell table:formula="of:=([.$E13]*POWER(1+[.$O$6];[.BJ$26])-SERIESSUM((1+[.$O$6])*(1+[.$O$8]);[.BJ$26];-1;OFFSET([.$C14];[.BJ$26];0):[.$C14]))*(1-1/4*[.$O$4]*[.$O$5])" office:value-type="float" office:value="-9864886375.49474" calcext:value-type="float">
            <text:p>-9864886375.49474</text:p>
          </table:table-cell>
          <table:table-cell table:formula="of:=([.$E13]*POWER(1+[.$O$6];[.BK$26])-SERIESSUM((1+[.$O$6])*(1+[.$O$8]);[.BK$26];-1;OFFSET([.$C14];[.BK$26];0):[.$C14]))*(1-1/4*[.$O$4]*[.$O$5])" office:value-type="float" office:value="-11423315566.4864" calcext:value-type="float">
            <text:p>-11423315566.4864</text:p>
          </table:table-cell>
          <table:table-cell table:formula="of:=([.$E13]*POWER(1+[.$O$6];[.BL$26])-SERIESSUM((1+[.$O$6])*(1+[.$O$8]);[.BL$26];-1;OFFSET([.$C14];[.BL$26];0):[.$C14]))*(1-1/4*[.$O$4]*[.$O$5])" office:value-type="float" office:value="-13226112569.2735" calcext:value-type="float">
            <text:p>-13226112569.2735</text:p>
          </table:table-cell>
          <table:table-cell table:formula="of:=([.$E13]*POWER(1+[.$O$6];[.BM$26])-SERIESSUM((1+[.$O$6])*(1+[.$O$8]);[.BM$26];-1;OFFSET([.$C14];[.BM$26];0):[.$C14]))*(1-1/4*[.$O$4]*[.$O$5])" office:value-type="float" office:value="-15311451113.7456" calcext:value-type="float">
            <text:p>-15311451113.7456</text:p>
          </table:table-cell>
          <table:table-cell table:formula="of:=([.$E13]*POWER(1+[.$O$6];[.BN$26])-SERIESSUM((1+[.$O$6])*(1+[.$O$8]);[.BN$26];-1;OFFSET([.$C14];[.BN$26];0):[.$C14]))*(1-1/4*[.$O$4]*[.$O$5])" office:value-type="float" office:value="-17723456770.033" calcext:value-type="float">
            <text:p>-17723456770.033</text:p>
          </table:table-cell>
          <table:table-cell table:formula="of:=([.$E13]*POWER(1+[.$O$6];[.BO$26])-SERIESSUM((1+[.$O$6])*(1+[.$O$8]);[.BO$26];-1;OFFSET([.$C14];[.BO$26];0):[.$C14]))*(1-1/4*[.$O$4]*[.$O$5])" office:value-type="float" office:value="-20513134015.4778" calcext:value-type="float">
            <text:p>-20513134015.4778</text:p>
          </table:table-cell>
          <table:table-cell table:formula="of:=([.$E13]*POWER(1+[.$O$6];[.BP$26])-SERIESSUM((1+[.$O$6])*(1+[.$O$8]);[.BP$26];-1;OFFSET([.$C14];[.BP$26];0):[.$C14]))*(1-1/4*[.$O$4]*[.$O$5])" office:value-type="float" office:value="-23739437630.0761" calcext:value-type="float">
            <text:p>-23739437630.0761</text:p>
          </table:table-cell>
          <table:table-cell table:formula="of:=([.$E13]*POWER(1+[.$O$6];[.BQ$26])-SERIESSUM((1+[.$O$6])*(1+[.$O$8]);[.BQ$26];-1;OFFSET([.$C14];[.BQ$26];0):[.$C14]))*(1-1/4*[.$O$4]*[.$O$5])" office:value-type="float" office:value="-27470510884.049" calcext:value-type="float">
            <text:p>-27470510884.049</text:p>
          </table:table-cell>
          <table:table-cell table:formula="of:=([.$E13]*POWER(1+[.$O$6];[.BR$26])-SERIESSUM((1+[.$O$6])*(1+[.$O$8]);[.BR$26];-1;OFFSET([.$C14];[.BR$26];0):[.$C14]))*(1-1/4*[.$O$4]*[.$O$5])" office:value-type="float" office:value="-31785116477.0388" calcext:value-type="float">
            <text:p>-31785116477.0388</text:p>
          </table:table-cell>
          <table:table-cell table:formula="of:=([.$E13]*POWER(1+[.$O$6];[.BS$26])-SERIESSUM((1+[.$O$6])*(1+[.$O$8]);[.BS$26];-1;OFFSET([.$C14];[.BS$26];0):[.$C14]))*(1-1/4*[.$O$4]*[.$O$5])" office:value-type="float" office:value="-36774290228.2523" calcext:value-type="float">
            <text:p>-36774290228.2523</text:p>
          </table:table-cell>
          <table:table-cell table:formula="of:=([.$E13]*POWER(1+[.$O$6];[.BT$26])-SERIESSUM((1+[.$O$6])*(1+[.$O$8]);[.BT$26];-1;OFFSET([.$C14];[.BT$26];0):[.$C14]))*(1-1/4*[.$O$4]*[.$O$5])" office:value-type="float" office:value="-42543252185.3456" calcext:value-type="float">
            <text:p>-42543252185.3456</text:p>
          </table:table-cell>
          <table:table-cell table:formula="of:=([.$E13]*POWER(1+[.$O$6];[.BU$26])-SERIESSUM((1+[.$O$6])*(1+[.$O$8]);[.BU$26];-1;OFFSET([.$C14];[.BU$26];0):[.$C14]))*(1-1/4*[.$O$4]*[.$O$5])" office:value-type="float" office:value="-49213615214.7688" calcext:value-type="float">
            <text:p>-49213615214.7688</text:p>
          </table:table-cell>
          <table:table-cell table:formula="of:=([.$E13]*POWER(1+[.$O$6];[.BV$26])-SERIESSUM((1+[.$O$6])*(1+[.$O$8]);[.BV$26];-1;OFFSET([.$C14];[.BV$26];0):[.$C14]))*(1-1/4*[.$O$4]*[.$O$5])" office:value-type="float" office:value="-56925937370.7209" calcext:value-type="float">
            <text:p>-56925937370.7209</text:p>
          </table:table-cell>
          <table:table-cell table:formula="of:=([.$E13]*POWER(1+[.$O$6];[.BW$26])-SERIESSUM((1+[.$O$6])*(1+[.$O$8]);[.BW$26];-1;OFFSET([.$C14];[.BW$26];0):[.$C14]))*(1-1/4*[.$O$4]*[.$O$5])" office:value-type="float" office:value="-65842671544.4218" calcext:value-type="float">
            <text:p>-65842671544.4218</text:p>
          </table:table-cell>
          <table:table-cell table:formula="of:=([.$E13]*POWER(1+[.$O$6];[.BX$26])-SERIESSUM((1+[.$O$6])*(1+[.$O$8]);[.BX$26];-1;OFFSET([.$C14];[.BX$26];0):[.$C14]))*(1-1/4*[.$O$4]*[.$O$5])" office:value-type="float" office:value="-76151574221.0559" calcext:value-type="float">
            <text:p>-76151574221.05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O$2]*POWER(1+[.$O$11];[.$A38])*(POWER([.$O$7];12)-1)/([.$O$7]-1) + [.$B38]*POWER([.$O$7];12)" office:value-type="float" office:value="107908067.367173" calcext:value-type="float">
            <text:p>107908067.367173</text:p>
          </table:table-cell>
          <table:table-cell table:formula="of:=[.$C38]*POWER([.$O$9];12)" office:value-type="float" office:value="2269980.37181938" calcext:value-type="float">
            <text:p>2269980.37181938</text:p>
          </table:table-cell>
          <table:table-cell table:formula="of:=[.$B39]/4*[.$O$4]*[.$O$5]" office:value-type="float" office:value="212039.352376494" calcext:value-type="float">
            <text:p>212039.352376494</text:p>
          </table:table-cell>
          <table:table-cell table:formula="of:=[.$B39]-[.$C39]-[.$D39]+[.$O$13]*POWER([.$O$7];12*[.$A39])" office:value-type="float" office:value="105426047.642977" calcext:value-type="float">
            <text:p>105426047.642977</text:p>
          </table:table-cell>
          <table:table-cell table:formula="of:=COUNTIF([.$K64:.$BY64];&quot;&gt;=0&quot;)" office:value-type="float" office:value="21" calcext:value-type="float">
            <text:p>21</text:p>
          </table:table-cell>
          <table:table-cell table:formula="of:=[.$O$10]+[.$F39]+[.$A39]" office:value-type="float" office:value="77" calcext:value-type="float">
            <text:p>77</text:p>
          </table:table-cell>
          <table:table-cell table:formula="of:=[.$O$10]+[.$A39]" office:value-type="float" office:value="56" calcext:value-type="float">
            <text:p>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E14]-[.$C15]" office:value-type="float" office:value="6157338.0657686" calcext:value-type="float">
            <text:p>6157338.0657686</text:p>
          </table:table-cell>
          <table:table-cell table:formula="of:=([.$E14]*POWER(1+[.$O$6];[.K$26])-SERIESSUM((1+[.$O$6])*(1+[.$O$8]);[.K$26];-1;OFFSET([.$C15];[.K$26];0):[.$C15]))*(1-1/4*[.$O$4]*[.$O$5])" office:value-type="float" office:value="6125187.7020138" calcext:value-type="float">
            <text:p>6125187.7020138</text:p>
          </table:table-cell>
          <table:table-cell table:formula="of:=([.$E14]*POWER(1+[.$O$6];[.L$26])-SERIESSUM((1+[.$O$6])*(1+[.$O$8]);[.L$26];-1;OFFSET([.$C15];[.L$26];0):[.$C15]))*(1-1/4*[.$O$4]*[.$O$5])" office:value-type="float" office:value="6028695.5558983" calcext:value-type="float">
            <text:p>6028695.5558983</text:p>
          </table:table-cell>
          <table:table-cell table:formula="of:=([.$E14]*POWER(1+[.$O$6];[.M$26])-SERIESSUM((1+[.$O$6])*(1+[.$O$8]);[.M$26];-1;OFFSET([.$C15];[.M$26];0):[.$C15]))*(1-1/4*[.$O$4]*[.$O$5])" office:value-type="float" office:value="5838337.10022798" calcext:value-type="float">
            <text:p>5838337.10022798</text:p>
          </table:table-cell>
          <table:table-cell table:formula="of:=([.$E14]*POWER(1+[.$O$6];[.N$26])-SERIESSUM((1+[.$O$6])*(1+[.$O$8]);[.N$26];-1;OFFSET([.$C15];[.N$26];0):[.$C15]))*(1-1/4*[.$O$4]*[.$O$5])" office:value-type="float" office:value="5533556.51706749" calcext:value-type="float">
            <text:p>5533556.51706749</text:p>
          </table:table-cell>
          <table:table-cell table:formula="of:=([.$E14]*POWER(1+[.$O$6];[.O$26])-SERIESSUM((1+[.$O$6])*(1+[.$O$8]);[.O$26];-1;OFFSET([.$C15];[.O$26];0):[.$C15]))*(1-1/4*[.$O$4]*[.$O$5])" office:value-type="float" office:value="5090148.54212251" calcext:value-type="float">
            <text:p>5090148.54212251</text:p>
          </table:table-cell>
          <table:table-cell table:formula="of:=([.$E14]*POWER(1+[.$O$6];[.P$26])-SERIESSUM((1+[.$O$6])*(1+[.$O$8]);[.P$26];-1;OFFSET([.$C15];[.P$26];0):[.$C15]))*(1-1/4*[.$O$4]*[.$O$5])" office:value-type="float" office:value="4479656.28795603" calcext:value-type="float">
            <text:p>4479656.28795603</text:p>
          </table:table-cell>
          <table:table-cell table:formula="of:=([.$E14]*POWER(1+[.$O$6];[.Q$26])-SERIESSUM((1+[.$O$6])*(1+[.$O$8]);[.Q$26];-1;OFFSET([.$C15];[.Q$26];0):[.$C15]))*(1-1/4*[.$O$4]*[.$O$5])" office:value-type="float" office:value="3668672.74543957" calcext:value-type="float">
            <text:p>3668672.74543957</text:p>
          </table:table-cell>
          <table:table-cell table:formula="of:=([.$E14]*POWER(1+[.$O$6];[.R$26])-SERIESSUM((1+[.$O$6])*(1+[.$O$8]);[.R$26];-1;OFFSET([.$C15];[.R$26];0):[.$C15]))*(1-1/4*[.$O$4]*[.$O$5])" office:value-type="float" office:value="2618030.77452263" calcext:value-type="float">
            <text:p>2618030.77452263</text:p>
          </table:table-cell>
          <table:table-cell table:formula="of:=([.$E14]*POWER(1+[.$O$6];[.S$26])-SERIESSUM((1+[.$O$6])*(1+[.$O$8]);[.S$26];-1;OFFSET([.$C15];[.S$26];0):[.$C15]))*(1-1/4*[.$O$4]*[.$O$5])" office:value-type="float" office:value="1281864.01650952" calcext:value-type="float">
            <text:p>1281864.01650952</text:p>
          </table:table-cell>
          <table:table-cell table:formula="of:=([.$E14]*POWER(1+[.$O$6];[.T$26])-SERIESSUM((1+[.$O$6])*(1+[.$O$8]);[.T$26];-1;OFFSET([.$C15];[.T$26];0):[.$C15]))*(1-1/4*[.$O$4]*[.$O$5])" office:value-type="float" office:value="-393481.590214556" calcext:value-type="float">
            <text:p>-393481.590214556</text:p>
          </table:table-cell>
          <table:table-cell table:formula="of:=([.$E14]*POWER(1+[.$O$6];[.U$26])-SERIESSUM((1+[.$O$6])*(1+[.$O$8]);[.U$26];-1;OFFSET([.$C15];[.U$26];0):[.$C15]))*(1-1/4*[.$O$4]*[.$O$5])" office:value-type="float" office:value="-2470709.18854307" calcext:value-type="float">
            <text:p>-2470709.18854307</text:p>
          </table:table-cell>
          <table:table-cell table:formula="of:=([.$E14]*POWER(1+[.$O$6];[.V$26])-SERIESSUM((1+[.$O$6])*(1+[.$O$8]);[.V$26];-1;OFFSET([.$C15];[.V$26];0):[.$C15]))*(1-1/4*[.$O$4]*[.$O$5])" office:value-type="float" office:value="-5023032.44822233" calcext:value-type="float">
            <text:p>-5023032.44822233</text:p>
          </table:table-cell>
          <table:table-cell table:formula="of:=([.$E14]*POWER(1+[.$O$6];[.W$26])-SERIESSUM((1+[.$O$6])*(1+[.$O$8]);[.W$26];-1;OFFSET([.$C15];[.W$26];0):[.$C15]))*(1-1/4*[.$O$4]*[.$O$5])" office:value-type="float" office:value="-8135868.50078394" calcext:value-type="float">
            <text:p>-8135868.50078394</text:p>
          </table:table-cell>
          <table:table-cell table:formula="of:=([.$E14]*POWER(1+[.$O$6];[.X$26])-SERIESSUM((1+[.$O$6])*(1+[.$O$8]);[.X$26];-1;OFFSET([.$C15];[.X$26];0):[.$C15]))*(1-1/4*[.$O$4]*[.$O$5])" office:value-type="float" office:value="-11908798.6977562" calcext:value-type="float">
            <text:p>-11908798.6977562</text:p>
          </table:table-cell>
          <table:table-cell table:formula="of:=([.$E14]*POWER(1+[.$O$6];[.Y$26])-SERIESSUM((1+[.$O$6])*(1+[.$O$8]);[.Y$26];-1;OFFSET([.$C15];[.Y$26];0):[.$C15]))*(1-1/4*[.$O$4]*[.$O$5])" office:value-type="float" office:value="-16457839.2038638" calcext:value-type="float">
            <text:p>-16457839.2038638</text:p>
          </table:table-cell>
          <table:table-cell table:formula="of:=([.$E14]*POWER(1+[.$O$6];[.Z$26])-SERIESSUM((1+[.$O$6])*(1+[.$O$8]);[.Z$26];-1;OFFSET([.$C15];[.Z$26];0):[.$C15]))*(1-1/4*[.$O$4]*[.$O$5])" office:value-type="float" office:value="-21918070.0000552" calcext:value-type="float">
            <text:p>-21918070.0000552</text:p>
          </table:table-cell>
          <table:table-cell table:formula="of:=([.$E14]*POWER(1+[.$O$6];[.AA$26])-SERIESSUM((1+[.$O$6])*(1+[.$O$8]);[.AA$26];-1;OFFSET([.$C15];[.AA$26];0):[.$C15]))*(1-1/4*[.$O$4]*[.$O$5])" office:value-type="float" office:value="-28446678.4575663" calcext:value-type="float">
            <text:p>-28446678.4575663</text:p>
          </table:table-cell>
          <table:table-cell table:formula="of:=([.$E14]*POWER(1+[.$O$6];[.AB$26])-SERIESSUM((1+[.$O$6])*(1+[.$O$8]);[.AB$26];-1;OFFSET([.$C15];[.AB$26];0):[.$C15]))*(1-1/4*[.$O$4]*[.$O$5])" office:value-type="float" office:value="-36226482.4132235" calcext:value-type="float">
            <text:p>-36226482.4132235</text:p>
          </table:table-cell>
          <table:table-cell table:formula="of:=([.$E14]*POWER(1+[.$O$6];[.AC$26])-SERIESSUM((1+[.$O$6])*(1+[.$O$8]);[.AC$26];-1;OFFSET([.$C15];[.AC$26];0):[.$C15]))*(1-1/4*[.$O$4]*[.$O$5])" office:value-type="float" office:value="-45470007.811975" calcext:value-type="float">
            <text:p>-45470007.811975</text:p>
          </table:table-cell>
          <table:table-cell table:formula="of:=([.$E14]*POWER(1+[.$O$6];[.AD$26])-SERIESSUM((1+[.$O$6])*(1+[.$O$8]);[.AD$26];-1;OFFSET([.$C15];[.AD$26];0):[.$C15]))*(1-1/4*[.$O$4]*[.$O$5])" office:value-type="float" office:value="-56424207.6980945" calcext:value-type="float">
            <text:p>-56424207.6980945</text:p>
          </table:table-cell>
          <table:table-cell table:formula="of:=([.$E14]*POWER(1+[.$O$6];[.AE$26])-SERIESSUM((1+[.$O$6])*(1+[.$O$8]);[.AE$26];-1;OFFSET([.$C15];[.AE$26];0):[.$C15]))*(1-1/4*[.$O$4]*[.$O$5])" office:value-type="float" office:value="-69375922.8775974" calcext:value-type="float">
            <text:p>-69375922.8775974</text:p>
          </table:table-cell>
          <table:table-cell table:formula="of:=([.$E14]*POWER(1+[.$O$6];[.AF$26])-SERIESSUM((1+[.$O$6])*(1+[.$O$8]);[.AF$26];-1;OFFSET([.$C15];[.AF$26];0):[.$C15]))*(1-1/4*[.$O$4]*[.$O$5])" office:value-type="float" office:value="-84658200.2254444" calcext:value-type="float">
            <text:p>-84658200.2254444</text:p>
          </table:table-cell>
          <table:table-cell table:formula="of:=([.$E14]*POWER(1+[.$O$6];[.AG$26])-SERIESSUM((1+[.$O$6])*(1+[.$O$8]);[.AG$26];-1;OFFSET([.$C15];[.AG$26];0):[.$C15]))*(1-1/4*[.$O$4]*[.$O$5])" office:value-type="float" office:value="-102657602.700607" calcext:value-type="float">
            <text:p>-102657602.700607</text:p>
          </table:table-cell>
          <table:table-cell table:formula="of:=([.$E14]*POWER(1+[.$O$6];[.AH$26])-SERIESSUM((1+[.$O$6])*(1+[.$O$8]);[.AH$26];-1;OFFSET([.$C15];[.AH$26];0):[.$C15]))*(1-1/4*[.$O$4]*[.$O$5])" office:value-type="float" office:value="-123822666.039703" calcext:value-type="float">
            <text:p>-123822666.039703</text:p>
          </table:table-cell>
          <table:table-cell table:formula="of:=([.$E14]*POWER(1+[.$O$6];[.AI$26])-SERIESSUM((1+[.$O$6])*(1+[.$O$8]);[.AI$26];-1;OFFSET([.$C15];[.AI$26];0):[.$C15]))*(1-1/4*[.$O$4]*[.$O$5])" office:value-type="float" office:value="-148673681.26447" calcext:value-type="float">
            <text:p>-148673681.26447</text:p>
          </table:table-cell>
          <table:table-cell table:formula="of:=([.$E14]*POWER(1+[.$O$6];[.AJ$26])-SERIESSUM((1+[.$O$6])*(1+[.$O$8]);[.AJ$26];-1;OFFSET([.$C15];[.AJ$26];0):[.$C15]))*(1-1/4*[.$O$4]*[.$O$5])" office:value-type="float" office:value="-177814010.066823" calcext:value-type="float">
            <text:p>-177814010.066823</text:p>
          </table:table-cell>
          <table:table-cell table:formula="of:=([.$E14]*POWER(1+[.$O$6];[.AK$26])-SERIESSUM((1+[.$O$6])*(1+[.$O$8]);[.AK$26];-1;OFFSET([.$C15];[.AK$26];0):[.$C15]))*(1-1/4*[.$O$4]*[.$O$5])" office:value-type="float" office:value="-211943172.413749" calcext:value-type="float">
            <text:p>-211943172.413749</text:p>
          </table:table-cell>
          <table:table-cell table:formula="of:=([.$E14]*POWER(1+[.$O$6];[.AL$26])-SERIESSUM((1+[.$O$6])*(1+[.$O$8]);[.AL$26];-1;OFFSET([.$C15];[.AL$26];0):[.$C15]))*(1-1/4*[.$O$4]*[.$O$5])" office:value-type="float" office:value="-251871983.019836" calcext:value-type="float">
            <text:p>-251871983.019836</text:p>
          </table:table-cell>
          <table:table-cell table:formula="of:=([.$E14]*POWER(1+[.$O$6];[.AM$26])-SERIESSUM((1+[.$O$6])*(1+[.$O$8]);[.AM$26];-1;OFFSET([.$C15];[.AM$26];0):[.$C15]))*(1-1/4*[.$O$4]*[.$O$5])" office:value-type="float" office:value="-298540056.450575" calcext:value-type="float">
            <text:p>-298540056.450575</text:p>
          </table:table-cell>
          <table:table-cell table:formula="of:=([.$E14]*POWER(1+[.$O$6];[.AN$26])-SERIESSUM((1+[.$O$6])*(1+[.$O$8]);[.AN$26];-1;OFFSET([.$C15];[.AN$26];0):[.$C15]))*(1-1/4*[.$O$4]*[.$O$5])" office:value-type="float" office:value="-353036050.448954" calcext:value-type="float">
            <text:p>-353036050.448954</text:p>
          </table:table-cell>
          <table:table-cell table:formula="of:=([.$E14]*POWER(1+[.$O$6];[.AO$26])-SERIESSUM((1+[.$O$6])*(1+[.$O$8]);[.AO$26];-1;OFFSET([.$C15];[.AO$26];0):[.$C15]))*(1-1/4*[.$O$4]*[.$O$5])" office:value-type="float" office:value="-416621074.666482" calcext:value-type="float">
            <text:p>-416621074.666482</text:p>
          </table:table-cell>
          <table:table-cell table:formula="of:=([.$E14]*POWER(1+[.$O$6];[.AP$26])-SERIESSUM((1+[.$O$6])*(1+[.$O$8]);[.AP$26];-1;OFFSET([.$C15];[.AP$26];0):[.$C15]))*(1-1/4*[.$O$4]*[.$O$5])" office:value-type="float" office:value="-490755758.535406" calcext:value-type="float">
            <text:p>-490755758.535406</text:p>
          </table:table-cell>
          <table:table-cell table:formula="of:=([.$E14]*POWER(1+[.$O$6];[.AQ$26])-SERIESSUM((1+[.$O$6])*(1+[.$O$8]);[.AQ$26];-1;OFFSET([.$C15];[.AQ$26];0):[.$C15]))*(1-1/4*[.$O$4]*[.$O$5])" office:value-type="float" office:value="-577131548.937259" calcext:value-type="float">
            <text:p>-577131548.937259</text:p>
          </table:table-cell>
          <table:table-cell table:formula="of:=([.$E14]*POWER(1+[.$O$6];[.AR$26])-SERIESSUM((1+[.$O$6])*(1+[.$O$8]);[.AR$26];-1;OFFSET([.$C15];[.AR$26];0):[.$C15]))*(1-1/4*[.$O$4]*[.$O$5])" office:value-type="float" office:value="-677706897.216957" calcext:value-type="float">
            <text:p>-677706897.216957</text:p>
          </table:table-cell>
          <table:table-cell table:formula="of:=([.$E14]*POWER(1+[.$O$6];[.AS$26])-SERIESSUM((1+[.$O$6])*(1+[.$O$8]);[.AS$26];-1;OFFSET([.$C15];[.AS$26];0):[.$C15]))*(1-1/4*[.$O$4]*[.$O$5])" office:value-type="float" office:value="-794749097.825498" calcext:value-type="float">
            <text:p>-794749097.825498</text:p>
          </table:table-cell>
          <table:table-cell table:formula="of:=([.$E14]*POWER(1+[.$O$6];[.AT$26])-SERIESSUM((1+[.$O$6])*(1+[.$O$8]);[.AT$26];-1;OFFSET([.$C15];[.AT$26];0):[.$C15]))*(1-1/4*[.$O$4]*[.$O$5])" office:value-type="float" office:value="-930882659.601843" calcext:value-type="float">
            <text:p>-930882659.601843</text:p>
          </table:table-cell>
          <table:table-cell table:formula="of:=([.$E14]*POWER(1+[.$O$6];[.AU$26])-SERIESSUM((1+[.$O$6])*(1+[.$O$8]);[.AU$26];-1;OFFSET([.$C15];[.AU$26];0):[.$C15]))*(1-1/4*[.$O$4]*[.$O$5])" office:value-type="float" office:value="-1089145227.91522" calcext:value-type="float">
            <text:p>-1089145227.91522</text:p>
          </table:table-cell>
          <table:table-cell table:formula="of:=([.$E14]*POWER(1+[.$O$6];[.AV$26])-SERIESSUM((1+[.$O$6])*(1+[.$O$8]);[.AV$26];-1;OFFSET([.$C15];[.AV$26];0):[.$C15]))*(1-1/4*[.$O$4]*[.$O$5])" office:value-type="float" office:value="-1273052234.45942" calcext:value-type="float">
            <text:p>-1273052234.45942</text:p>
          </table:table-cell>
          <table:table-cell table:formula="of:=([.$E14]*POWER(1+[.$O$6];[.AW$26])-SERIESSUM((1+[.$O$6])*(1+[.$O$8]);[.AW$26];-1;OFFSET([.$C15];[.AW$26];0):[.$C15]))*(1-1/4*[.$O$4]*[.$O$5])" office:value-type="float" office:value="-1486671634.74507" calcext:value-type="float">
            <text:p>-1486671634.74507</text:p>
          </table:table-cell>
          <table:table-cell table:formula="of:=([.$E14]*POWER(1+[.$O$6];[.AX$26])-SERIESSUM((1+[.$O$6])*(1+[.$O$8]);[.AX$26];-1;OFFSET([.$C15];[.AX$26];0):[.$C15]))*(1-1/4*[.$O$4]*[.$O$5])" office:value-type="float" office:value="-1734710305.11596" calcext:value-type="float">
            <text:p>-1734710305.11596</text:p>
          </table:table-cell>
          <table:table-cell table:formula="of:=([.$E14]*POWER(1+[.$O$6];[.AY$26])-SERIESSUM((1+[.$O$6])*(1+[.$O$8]);[.AY$26];-1;OFFSET([.$C15];[.AY$26];0):[.$C15]))*(1-1/4*[.$O$4]*[.$O$5])" office:value-type="float" office:value="-2022613915.86088" calcext:value-type="float">
            <text:p>-2022613915.86088</text:p>
          </table:table-cell>
          <table:table-cell table:formula="of:=([.$E14]*POWER(1+[.$O$6];[.AZ$26])-SERIESSUM((1+[.$O$6])*(1+[.$O$8]);[.AZ$26];-1;OFFSET([.$C15];[.AZ$26];0):[.$C15]))*(1-1/4*[.$O$4]*[.$O$5])" office:value-type="float" office:value="-2356682379.83327" calcext:value-type="float">
            <text:p>-2356682379.83327</text:p>
          </table:table-cell>
          <table:table-cell table:formula="of:=([.$E14]*POWER(1+[.$O$6];[.BA$26])-SERIESSUM((1+[.$O$6])*(1+[.$O$8]);[.BA$26];-1;OFFSET([.$C15];[.BA$26];0):[.$C15]))*(1-1/4*[.$O$4]*[.$O$5])" office:value-type="float" office:value="-2744203302.85595" calcext:value-type="float">
            <text:p>-2744203302.85595</text:p>
          </table:table-cell>
          <table:table-cell table:formula="of:=([.$E14]*POWER(1+[.$O$6];[.BB$26])-SERIESSUM((1+[.$O$6])*(1+[.$O$8]);[.BB$26];-1;OFFSET([.$C15];[.BB$26];0):[.$C15]))*(1-1/4*[.$O$4]*[.$O$5])" office:value-type="float" office:value="-3193606239.92904" calcext:value-type="float">
            <text:p>-3193606239.92904</text:p>
          </table:table-cell>
          <table:table-cell table:formula="of:=([.$E14]*POWER(1+[.$O$6];[.BC$26])-SERIESSUM((1+[.$O$6])*(1+[.$O$8]);[.BC$26];-1;OFFSET([.$C15];[.BC$26];0):[.$C15]))*(1-1/4*[.$O$4]*[.$O$5])" office:value-type="float" office:value="-3714640997.79256" calcext:value-type="float">
            <text:p>-3714640997.79256</text:p>
          </table:table-cell>
          <table:table-cell table:formula="of:=([.$E14]*POWER(1+[.$O$6];[.BD$26])-SERIESSUM((1+[.$O$6])*(1+[.$O$8]);[.BD$26];-1;OFFSET([.$C15];[.BD$26];0):[.$C15]))*(1-1/4*[.$O$4]*[.$O$5])" office:value-type="float" office:value="-4318583728.87116" calcext:value-type="float">
            <text:p>-4318583728.87116</text:p>
          </table:table-cell>
          <table:table-cell table:formula="of:=([.$E14]*POWER(1+[.$O$6];[.BE$26])-SERIESSUM((1+[.$O$6])*(1+[.$O$8]);[.BE$26];-1;OFFSET([.$C15];[.BE$26];0):[.$C15]))*(1-1/4*[.$O$4]*[.$O$5])" office:value-type="float" office:value="-5018475144.62002" calcext:value-type="float">
            <text:p>-5018475144.62002</text:p>
          </table:table-cell>
          <table:table-cell table:formula="of:=([.$E14]*POWER(1+[.$O$6];[.BF$26])-SERIESSUM((1+[.$O$6])*(1+[.$O$8]);[.BF$26];-1;OFFSET([.$C15];[.BF$26];0):[.$C15]))*(1-1/4*[.$O$4]*[.$O$5])" office:value-type="float" office:value="-5829395850.01678" calcext:value-type="float">
            <text:p>-5829395850.01678</text:p>
          </table:table-cell>
          <table:table-cell table:formula="of:=([.$E14]*POWER(1+[.$O$6];[.BG$26])-SERIESSUM((1+[.$O$6])*(1+[.$O$8]);[.BG$26];-1;OFFSET([.$C15];[.BG$26];0):[.$C15]))*(1-1/4*[.$O$4]*[.$O$5])" office:value-type="float" office:value="-6756488623.08696" calcext:value-type="float">
            <text:p>-6756488623.08696</text:p>
          </table:table-cell>
          <table:table-cell table:formula="of:=([.$E14]*POWER(1+[.$O$6];[.BH$26])-SERIESSUM((1+[.$O$6])*(1+[.$O$8]);[.BH$26];-1;OFFSET([.$C15];[.BH$26];0):[.$C15]))*(1-1/4*[.$O$4]*[.$O$5])" office:value-type="float" office:value="-7829440133.95146" calcext:value-type="float">
            <text:p>-7829440133.95146</text:p>
          </table:table-cell>
          <table:table-cell table:formula="of:=([.$E14]*POWER(1+[.$O$6];[.BI$26])-SERIESSUM((1+[.$O$6])*(1+[.$O$8]);[.BI$26];-1;OFFSET([.$C15];[.BI$26];0):[.$C15]))*(1-1/4*[.$O$4]*[.$O$5])" office:value-type="float" office:value="-9071074250.39545" calcext:value-type="float">
            <text:p>-9071074250.39545</text:p>
          </table:table-cell>
          <table:table-cell table:formula="of:=([.$E14]*POWER(1+[.$O$6];[.BJ$26])-SERIESSUM((1+[.$O$6])*(1+[.$O$8]);[.BJ$26];-1;OFFSET([.$C15];[.BJ$26];0):[.$C15]))*(1-1/4*[.$O$4]*[.$O$5])" office:value-type="float" office:value="-10507776493.8862" calcext:value-type="float">
            <text:p>-10507776493.8862</text:p>
          </table:table-cell>
          <table:table-cell table:formula="of:=([.$E14]*POWER(1+[.$O$6];[.BK$26])-SERIESSUM((1+[.$O$6])*(1+[.$O$8]);[.BK$26];-1;OFFSET([.$C15];[.BK$26];0):[.$C15]))*(1-1/4*[.$O$4]*[.$O$5])" office:value-type="float" office:value="-12170049053.6745" calcext:value-type="float">
            <text:p>-12170049053.6745</text:p>
          </table:table-cell>
          <table:table-cell table:formula="of:=([.$E14]*POWER(1+[.$O$6];[.BL$26])-SERIESSUM((1+[.$O$6])*(1+[.$O$8]);[.BL$26];-1;OFFSET([.$C15];[.BL$26];0):[.$C15]))*(1-1/4*[.$O$4]*[.$O$5])" office:value-type="float" office:value="-14093152226.753" calcext:value-type="float">
            <text:p>-14093152226.753</text:p>
          </table:table-cell>
          <table:table-cell table:formula="of:=([.$E14]*POWER(1+[.$O$6];[.BM$26])-SERIESSUM((1+[.$O$6])*(1+[.$O$8]);[.BM$26];-1;OFFSET([.$C15];[.BM$26];0):[.$C15]))*(1-1/4*[.$O$4]*[.$O$5])" office:value-type="float" office:value="-16317845736.7886" calcext:value-type="float">
            <text:p>-16317845736.7886</text:p>
          </table:table-cell>
          <table:table-cell table:formula="of:=([.$E14]*POWER(1+[.$O$6];[.BN$26])-SERIESSUM((1+[.$O$6])*(1+[.$O$8]);[.BN$26];-1;OFFSET([.$C15];[.BN$26];0):[.$C15]))*(1-1/4*[.$O$4]*[.$O$5])" office:value-type="float" office:value="-18891245478.87" calcext:value-type="float">
            <text:p>-18891245478.87</text:p>
          </table:table-cell>
          <table:table-cell table:formula="of:=([.$E14]*POWER(1+[.$O$6];[.BO$26])-SERIESSUM((1+[.$O$6])*(1+[.$O$8]);[.BO$26];-1;OFFSET([.$C15];[.BO$26];0):[.$C15]))*(1-1/4*[.$O$4]*[.$O$5])" office:value-type="float" office:value="-21867813656.4543" calcext:value-type="float">
            <text:p>-21867813656.4543</text:p>
          </table:table-cell>
          <table:table-cell table:formula="of:=([.$E14]*POWER(1+[.$O$6];[.BP$26])-SERIESSUM((1+[.$O$6])*(1+[.$O$8]);[.BP$26];-1;OFFSET([.$C15];[.BP$26];0):[.$C15]))*(1-1/4*[.$O$4]*[.$O$5])" office:value-type="float" office:value="-25310503072.9564" calcext:value-type="float">
            <text:p>-25310503072.9564</text:p>
          </table:table-cell>
          <table:table-cell table:formula="of:=([.$E14]*POWER(1+[.$O$6];[.BQ$26])-SERIESSUM((1+[.$O$6])*(1+[.$O$8]);[.BQ$26];-1;OFFSET([.$C15];[.BQ$26];0):[.$C15]))*(1-1/4*[.$O$4]*[.$O$5])" office:value-type="float" office:value="-29292079571.5909" calcext:value-type="float">
            <text:p>-29292079571.5909</text:p>
          </table:table-cell>
          <table:table-cell table:formula="of:=([.$E14]*POWER(1+[.$O$6];[.BR$26])-SERIESSUM((1+[.$O$6])*(1+[.$O$8]);[.BR$26];-1;OFFSET([.$C15];[.BR$26];0):[.$C15]))*(1-1/4*[.$O$4]*[.$O$5])" office:value-type="float" office:value="-33896650351.0515" calcext:value-type="float">
            <text:p>-33896650351.0515</text:p>
          </table:table-cell>
          <table:table-cell table:formula="of:=([.$E14]*POWER(1+[.$O$6];[.BS$26])-SERIESSUM((1+[.$O$6])*(1+[.$O$8]);[.BS$26];-1;OFFSET([.$C15];[.BS$26];0):[.$C15]))*(1-1/4*[.$O$4]*[.$O$5])" office:value-type="float" office:value="-39221430199.6459" calcext:value-type="float">
            <text:p>-39221430199.6459</text:p>
          </table:table-cell>
          <table:table-cell table:formula="of:=([.$E14]*POWER(1+[.$O$6];[.BT$26])-SERIESSUM((1+[.$O$6])*(1+[.$O$8]);[.BT$26];-1;OFFSET([.$C15];[.BT$26];0):[.$C15]))*(1-1/4*[.$O$4]*[.$O$5])" office:value-type="float" office:value="-45378782676.9992" calcext:value-type="float">
            <text:p>-45378782676.9992</text:p>
          </table:table-cell>
          <table:table-cell table:formula="of:=([.$E14]*POWER(1+[.$O$6];[.BU$26])-SERIESSUM((1+[.$O$6])*(1+[.$O$8]);[.BU$26];-1;OFFSET([.$C15];[.BU$26];0):[.$C15]))*(1-1/4*[.$O$4]*[.$O$5])" office:value-type="float" office:value="-52498579034.8917" calcext:value-type="float">
            <text:p>-52498579034.8917</text:p>
          </table:table-cell>
          <table:table-cell table:formula="of:=([.$E14]*POWER(1+[.$O$6];[.BV$26])-SERIESSUM((1+[.$O$6])*(1+[.$O$8]);[.BV$26];-1;OFFSET([.$C15];[.BV$26];0):[.$C15]))*(1-1/4*[.$O$4]*[.$O$5])" office:value-type="float" office:value="-60730924327.9405" calcext:value-type="float">
            <text:p>-60730924327.9405</text:p>
          </table:table-cell>
          <table:table-cell table:formula="of:=([.$E14]*POWER(1+[.$O$6];[.BW$26])-SERIESSUM((1+[.$O$6])*(1+[.$O$8]);[.BW$26];-1;OFFSET([.$C15];[.BW$26];0):[.$C15]))*(1-1/4*[.$O$4]*[.$O$5])" office:value-type="float" office:value="-70249307860.2052" calcext:value-type="float">
            <text:p>-70249307860.2052</text:p>
          </table:table-cell>
          <table:table-cell table:formula="of:=([.$E14]*POWER(1+[.$O$6];[.BX$26])-SERIESSUM((1+[.$O$6])*(1+[.$O$8]);[.BX$26];-1;OFFSET([.$C15];[.BX$26];0):[.$C15]))*(1-1/4*[.$O$4]*[.$O$5])" office:value-type="float" office:value="-81254244006.6373" calcext:value-type="float">
            <text:p>-81254244006.63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O$2]*POWER(1+[.$O$11];[.$A39])*(POWER([.$O$7];12)-1)/([.$O$7]-1) + [.$B39]*POWER([.$O$7];12)" office:value-type="float" office:value="118454358.136578" calcext:value-type="float">
            <text:p>118454358.136578</text:p>
          </table:table-cell>
          <table:table-cell table:formula="of:=[.$C39]*POWER([.$O$9];12)" office:value-type="float" office:value="2428878.99784674" calcext:value-type="float">
            <text:p>2428878.99784674</text:p>
          </table:table-cell>
          <table:table-cell table:formula="of:=[.$B40]/4*[.$O$4]*[.$O$5]" office:value-type="float" office:value="232762.813738377" calcext:value-type="float">
            <text:p>232762.813738377</text:p>
          </table:table-cell>
          <table:table-cell table:formula="of:=[.$B40]-[.$C40]-[.$D40]+[.$O$13]*POWER([.$O$7];12*[.$A40])" office:value-type="float" office:value="115792716.324993" calcext:value-type="float">
            <text:p>115792716.324993</text:p>
          </table:table-cell>
          <table:table-cell table:formula="of:=COUNTIF([.$K65:.$BY65];&quot;&gt;=0&quot;)" office:value-type="float" office:value="21" calcext:value-type="float">
            <text:p>21</text:p>
          </table:table-cell>
          <table:table-cell table:formula="of:=[.$O$10]+[.$F40]+[.$A40]" office:value-type="float" office:value="78" calcext:value-type="float">
            <text:p>78</text:p>
          </table:table-cell>
          <table:table-cell table:formula="of:=[.$O$10]+[.$A40]"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E15]-[.$C16]" office:value-type="float" office:value="7148249.78626787" calcext:value-type="float">
            <text:p>7148249.78626787</text:p>
          </table:table-cell>
          <table:table-cell table:formula="of:=([.$E15]*POWER(1+[.$O$6];[.K$26])-SERIESSUM((1+[.$O$6])*(1+[.$O$8]);[.K$26];-1;OFFSET([.$C16];[.K$26];0):[.$C16]))*(1-1/4*[.$O$4]*[.$O$5])" office:value-type="float" office:value="7157452.52586764" calcext:value-type="float">
            <text:p>7157452.52586764</text:p>
          </table:table-cell>
          <table:table-cell table:formula="of:=([.$E15]*POWER(1+[.$O$6];[.L$26])-SERIESSUM((1+[.$O$6])*(1+[.$O$8]);[.L$26];-1;OFFSET([.$C16];[.L$26];0):[.$C16]))*(1-1/4*[.$O$4]*[.$O$5])" office:value-type="float" office:value="7102486.06430109" calcext:value-type="float">
            <text:p>7102486.06430109</text:p>
          </table:table-cell>
          <table:table-cell table:formula="of:=([.$E15]*POWER(1+[.$O$6];[.M$26])-SERIESSUM((1+[.$O$6])*(1+[.$O$8]);[.M$26];-1;OFFSET([.$C16];[.M$26];0):[.$C16]))*(1-1/4*[.$O$4]*[.$O$5])" office:value-type="float" office:value="6950945.06229304" calcext:value-type="float">
            <text:p>6950945.06229304</text:p>
          </table:table-cell>
          <table:table-cell table:formula="of:=([.$E15]*POWER(1+[.$O$6];[.N$26])-SERIESSUM((1+[.$O$6])*(1+[.$O$8]);[.N$26];-1;OFFSET([.$C16];[.N$26];0):[.$C16]))*(1-1/4*[.$O$4]*[.$O$5])" office:value-type="float" office:value="6681143.78751524" calcext:value-type="float">
            <text:p>6681143.78751524</text:p>
          </table:table-cell>
          <table:table-cell table:formula="of:=([.$E15]*POWER(1+[.$O$6];[.O$26])-SERIESSUM((1+[.$O$6])*(1+[.$O$8]);[.O$26];-1;OFFSET([.$C16];[.O$26];0):[.$C16]))*(1-1/4*[.$O$4]*[.$O$5])" office:value-type="float" office:value="6267516.31946436" calcext:value-type="float">
            <text:p>6267516.31946436</text:p>
          </table:table-cell>
          <table:table-cell table:formula="of:=([.$E15]*POWER(1+[.$O$6];[.P$26])-SERIESSUM((1+[.$O$6])*(1+[.$O$8]);[.P$26];-1;OFFSET([.$C16];[.P$26];0):[.$C16]))*(1-1/4*[.$O$4]*[.$O$5])" office:value-type="float" office:value="5679974.19785769" calcext:value-type="float">
            <text:p>5679974.19785769</text:p>
          </table:table-cell>
          <table:table-cell table:formula="of:=([.$E15]*POWER(1+[.$O$6];[.Q$26])-SERIESSUM((1+[.$O$6])*(1+[.$O$8]);[.Q$26];-1;OFFSET([.$C16];[.Q$26];0):[.$C16]))*(1-1/4*[.$O$4]*[.$O$5])" office:value-type="float" office:value="4883161.16494466" calcext:value-type="float">
            <text:p>4883161.16494466</text:p>
          </table:table-cell>
          <table:table-cell table:formula="of:=([.$E15]*POWER(1+[.$O$6];[.R$26])-SERIESSUM((1+[.$O$6])*(1+[.$O$8]);[.R$26];-1;OFFSET([.$C16];[.R$26];0):[.$C16]))*(1-1/4*[.$O$4]*[.$O$5])" office:value-type="float" office:value="3835588.76224948" calcext:value-type="float">
            <text:p>3835588.76224948</text:p>
          </table:table-cell>
          <table:table-cell table:formula="of:=([.$E15]*POWER(1+[.$O$6];[.S$26])-SERIESSUM((1+[.$O$6])*(1+[.$O$8]);[.S$26];-1;OFFSET([.$C16];[.S$26];0):[.$C16]))*(1-1/4*[.$O$4]*[.$O$5])" office:value-type="float" office:value="2488633.99785627" calcext:value-type="float">
            <text:p>2488633.99785627</text:p>
          </table:table-cell>
          <table:table-cell table:formula="of:=([.$E15]*POWER(1+[.$O$6];[.T$26])-SERIESSUM((1+[.$O$6])*(1+[.$O$8]);[.T$26];-1;OFFSET([.$C16];[.T$26];0):[.$C16]))*(1-1/4*[.$O$4]*[.$O$5])" office:value-type="float" office:value="785377.358676796" calcext:value-type="float">
            <text:p>785377.358676796</text:p>
          </table:table-cell>
          <table:table-cell table:formula="of:=([.$E15]*POWER(1+[.$O$6];[.U$26])-SERIESSUM((1+[.$O$6])*(1+[.$O$8]);[.U$26];-1;OFFSET([.$C16];[.U$26];0):[.$C16]))*(1-1/4*[.$O$4]*[.$O$5])" office:value-type="float" office:value="-1340743.95871821" calcext:value-type="float">
            <text:p>-1340743.95871821</text:p>
          </table:table-cell>
          <table:table-cell table:formula="of:=([.$E15]*POWER(1+[.$O$6];[.V$26])-SERIESSUM((1+[.$O$6])*(1+[.$O$8]);[.V$26];-1;OFFSET([.$C16];[.V$26];0):[.$C16]))*(1-1/4*[.$O$4]*[.$O$5])" office:value-type="float" office:value="-3967496.65673319" calcext:value-type="float">
            <text:p>-3967496.65673319</text:p>
          </table:table-cell>
          <table:table-cell table:formula="of:=([.$E15]*POWER(1+[.$O$6];[.W$26])-SERIESSUM((1+[.$O$6])*(1+[.$O$8]);[.W$26];-1;OFFSET([.$C16];[.W$26];0):[.$C16]))*(1-1/4*[.$O$4]*[.$O$5])" office:value-type="float" office:value="-7185659.38794494" calcext:value-type="float">
            <text:p>-7185659.38794494</text:p>
          </table:table-cell>
          <table:table-cell table:formula="of:=([.$E15]*POWER(1+[.$O$6];[.X$26])-SERIESSUM((1+[.$O$6])*(1+[.$O$8]);[.X$26];-1;OFFSET([.$C16];[.X$26];0):[.$C16]))*(1-1/4*[.$O$4]*[.$O$5])" office:value-type="float" office:value="-11101117.1060737" calcext:value-type="float">
            <text:p>-11101117.1060737</text:p>
          </table:table-cell>
          <table:table-cell table:formula="of:=([.$E15]*POWER(1+[.$O$6];[.Y$26])-SERIESSUM((1+[.$O$6])*(1+[.$O$8]);[.Y$26];-1;OFFSET([.$C16];[.Y$26];0):[.$C16]))*(1-1/4*[.$O$4]*[.$O$5])" office:value-type="float" office:value="-15837286.6475669" calcext:value-type="float">
            <text:p>-15837286.6475669</text:p>
          </table:table-cell>
          <table:table-cell table:formula="of:=([.$E15]*POWER(1+[.$O$6];[.Z$26])-SERIESSUM((1+[.$O$6])*(1+[.$O$8]);[.Z$26];-1;OFFSET([.$C16];[.Z$26];0):[.$C16]))*(1-1/4*[.$O$4]*[.$O$5])" office:value-type="float" office:value="-21537925.4954462" calcext:value-type="float">
            <text:p>-21537925.4954462</text:p>
          </table:table-cell>
          <table:table-cell table:formula="of:=([.$E15]*POWER(1+[.$O$6];[.AA$26])-SERIESSUM((1+[.$O$6])*(1+[.$O$8]);[.AA$26];-1;OFFSET([.$C16];[.AA$26];0):[.$C16]))*(1-1/4*[.$O$4]*[.$O$5])" office:value-type="float" office:value="-28370383.7926141" calcext:value-type="float">
            <text:p>-28370383.7926141</text:p>
          </table:table-cell>
          <table:table-cell table:formula="of:=([.$E15]*POWER(1+[.$O$6];[.AB$26])-SERIESSUM((1+[.$O$6])*(1+[.$O$8]);[.AB$26];-1;OFFSET([.$C16];[.AB$26];0):[.$C16]))*(1-1/4*[.$O$4]*[.$O$5])" office:value-type="float" office:value="-36529369.0526087" calcext:value-type="float">
            <text:p>-36529369.0526087</text:p>
          </table:table-cell>
          <table:table-cell table:formula="of:=([.$E15]*POWER(1+[.$O$6];[.AC$26])-SERIESSUM((1+[.$O$6])*(1+[.$O$8]);[.AC$26];-1;OFFSET([.$C16];[.AC$26];0):[.$C16]))*(1-1/4*[.$O$4]*[.$O$5])" office:value-type="float" office:value="-46241303.8589096" calcext:value-type="float">
            <text:p>-46241303.8589096</text:p>
          </table:table-cell>
          <table:table-cell table:formula="of:=([.$E15]*POWER(1+[.$O$6];[.AD$26])-SERIESSUM((1+[.$O$6])*(1+[.$O$8]);[.AD$26];-1;OFFSET([.$C16];[.AD$26];0):[.$C16]))*(1-1/4*[.$O$4]*[.$O$5])" office:value-type="float" office:value="-57769369.3770652" calcext:value-type="float">
            <text:p>-57769369.3770652</text:p>
          </table:table-cell>
          <table:table-cell table:formula="of:=([.$E15]*POWER(1+[.$O$6];[.AE$26])-SERIESSUM((1+[.$O$6])*(1+[.$O$8]);[.AE$26];-1;OFFSET([.$C16];[.AE$26];0):[.$C16]))*(1-1/4*[.$O$4]*[.$O$5])" office:value-type="float" office:value="-71419341.9903417" calcext:value-type="float">
            <text:p>-71419341.9903417</text:p>
          </table:table-cell>
          <table:table-cell table:formula="of:=([.$E15]*POWER(1+[.$O$6];[.AF$26])-SERIESSUM((1+[.$O$6])*(1+[.$O$8]);[.AF$26];-1;OFFSET([.$C16];[.AF$26];0):[.$C16]))*(1-1/4*[.$O$4]*[.$O$5])" office:value-type="float" office:value="-87546347.113443" calcext:value-type="float">
            <text:p>-87546347.113443</text:p>
          </table:table-cell>
          <table:table-cell table:formula="of:=([.$E15]*POWER(1+[.$O$6];[.AG$26])-SERIESSUM((1+[.$O$6])*(1+[.$O$8]);[.AG$26];-1;OFFSET([.$C16];[.AG$26];0):[.$C16]))*(1-1/4*[.$O$4]*[.$O$5])" office:value-type="float" office:value="-106562673.591644" calcext:value-type="float">
            <text:p>-106562673.591644</text:p>
          </table:table-cell>
          <table:table-cell table:formula="of:=([.$E15]*POWER(1+[.$O$6];[.AH$26])-SERIESSUM((1+[.$O$6])*(1+[.$O$8]);[.AH$26];-1;OFFSET([.$C16];[.AH$26];0):[.$C16]))*(1-1/4*[.$O$4]*[.$O$5])" office:value-type="float" office:value="-128946814.460637" calcext:value-type="float">
            <text:p>-128946814.460637</text:p>
          </table:table-cell>
          <table:table-cell table:formula="of:=([.$E15]*POWER(1+[.$O$6];[.AI$26])-SERIESSUM((1+[.$O$6])*(1+[.$O$8]);[.AI$26];-1;OFFSET([.$C16];[.AI$26];0):[.$C16]))*(1-1/4*[.$O$4]*[.$O$5])" office:value-type="float" office:value="-155253925.69499" calcext:value-type="float">
            <text:p>-155253925.69499</text:p>
          </table:table-cell>
          <table:table-cell table:formula="of:=([.$E15]*POWER(1+[.$O$6];[.AJ$26])-SERIESSUM((1+[.$O$6])*(1+[.$O$8]);[.AJ$26];-1;OFFSET([.$C16];[.AJ$26];0):[.$C16]))*(1-1/4*[.$O$4]*[.$O$5])" office:value-type="float" office:value="-186127924.452868" calcext:value-type="float">
            <text:p>-186127924.452868</text:p>
          </table:table-cell>
          <table:table-cell table:formula="of:=([.$E15]*POWER(1+[.$O$6];[.AK$26])-SERIESSUM((1+[.$O$6])*(1+[.$O$8]);[.AK$26];-1;OFFSET([.$C16];[.AK$26];0):[.$C16]))*(1-1/4*[.$O$4]*[.$O$5])" office:value-type="float" office:value="-222315482.858588" calcext:value-type="float">
            <text:p>-222315482.858588</text:p>
          </table:table-cell>
          <table:table-cell table:formula="of:=([.$E15]*POWER(1+[.$O$6];[.AL$26])-SERIESSUM((1+[.$O$6])*(1+[.$O$8]);[.AL$26];-1;OFFSET([.$C16];[.AL$26];0):[.$C16]))*(1-1/4*[.$O$4]*[.$O$5])" office:value-type="float" office:value="-264682213.277172" calcext:value-type="float">
            <text:p>-264682213.277172</text:p>
          </table:table-cell>
          <table:table-cell table:formula="of:=([.$E15]*POWER(1+[.$O$6];[.AM$26])-SERIESSUM((1+[.$O$6])*(1+[.$O$8]);[.AM$26];-1;OFFSET([.$C16];[.AM$26];0):[.$C16]))*(1-1/4*[.$O$4]*[.$O$5])" office:value-type="float" office:value="-314231387.163738" calcext:value-type="float">
            <text:p>-314231387.163738</text:p>
          </table:table-cell>
          <table:table-cell table:formula="of:=([.$E15]*POWER(1+[.$O$6];[.AN$26])-SERIESSUM((1+[.$O$6])*(1+[.$O$8]);[.AN$26];-1;OFFSET([.$C16];[.AN$26];0):[.$C16]))*(1-1/4*[.$O$4]*[.$O$5])" office:value-type="float" office:value="-372125582.882933" calcext:value-type="float">
            <text:p>-372125582.882933</text:p>
          </table:table-cell>
          <table:table-cell table:formula="of:=([.$E15]*POWER(1+[.$O$6];[.AO$26])-SERIESSUM((1+[.$O$6])*(1+[.$O$8]);[.AO$26];-1;OFFSET([.$C16];[.AO$26];0):[.$C16]))*(1-1/4*[.$O$4]*[.$O$5])" office:value-type="float" office:value="-439711719.507892" calcext:value-type="float">
            <text:p>-439711719.507892</text:p>
          </table:table-cell>
          <table:table-cell table:formula="of:=([.$E15]*POWER(1+[.$O$6];[.AP$26])-SERIESSUM((1+[.$O$6])*(1+[.$O$8]);[.AP$26];-1;OFFSET([.$C16];[.AP$26];0):[.$C16]))*(1-1/4*[.$O$4]*[.$O$5])" office:value-type="float" office:value="-518550004.816822" calcext:value-type="float">
            <text:p>-518550004.816822</text:p>
          </table:table-cell>
          <table:table-cell table:formula="of:=([.$E15]*POWER(1+[.$O$6];[.AQ$26])-SERIESSUM((1+[.$O$6])*(1+[.$O$8]);[.AQ$26];-1;OFFSET([.$C16];[.AQ$26];0):[.$C16]))*(1-1/4*[.$O$4]*[.$O$5])" office:value-type="float" office:value="-610447408.001519" calcext:value-type="float">
            <text:p>-610447408.001519</text:p>
          </table:table-cell>
          <table:table-cell table:formula="of:=([.$E15]*POWER(1+[.$O$6];[.AR$26])-SERIESSUM((1+[.$O$6])*(1+[.$O$8]);[.AR$26];-1;OFFSET([.$C16];[.AR$26];0):[.$C16]))*(1-1/4*[.$O$4]*[.$O$5])" office:value-type="float" office:value="-717496362.711888" calcext:value-type="float">
            <text:p>-717496362.711888</text:p>
          </table:table-cell>
          <table:table-cell table:formula="of:=([.$E15]*POWER(1+[.$O$6];[.AS$26])-SERIESSUM((1+[.$O$6])*(1+[.$O$8]);[.AS$26];-1;OFFSET([.$C16];[.AS$26];0):[.$C16]))*(1-1/4*[.$O$4]*[.$O$5])" office:value-type="float" office:value="-842119515.978206" calcext:value-type="float">
            <text:p>-842119515.978206</text:p>
          </table:table-cell>
          <table:table-cell table:formula="of:=([.$E15]*POWER(1+[.$O$6];[.AT$26])-SERIESSUM((1+[.$O$6])*(1+[.$O$8]);[.AT$26];-1;OFFSET([.$C16];[.AT$26];0):[.$C16]))*(1-1/4*[.$O$4]*[.$O$5])" office:value-type="float" office:value="-987121465.583289" calcext:value-type="float">
            <text:p>-987121465.583289</text:p>
          </table:table-cell>
          <table:table-cell table:formula="of:=([.$E15]*POWER(1+[.$O$6];[.AU$26])-SERIESSUM((1+[.$O$6])*(1+[.$O$8]);[.AU$26];-1;OFFSET([.$C16];[.AU$26];0):[.$C16]))*(1-1/4*[.$O$4]*[.$O$5])" office:value-type="float" office:value="-1155748575.26335" calcext:value-type="float">
            <text:p>-1155748575.26335</text:p>
          </table:table-cell>
          <table:table-cell table:formula="of:=([.$E15]*POWER(1+[.$O$6];[.AV$26])-SERIESSUM((1+[.$O$6])*(1+[.$O$8]);[.AV$26];-1;OFFSET([.$C16];[.AV$26];0):[.$C16]))*(1-1/4*[.$O$4]*[.$O$5])" office:value-type="float" office:value="-1351758126.77717" calcext:value-type="float">
            <text:p>-1351758126.77717</text:p>
          </table:table-cell>
          <table:table-cell table:formula="of:=([.$E15]*POWER(1+[.$O$6];[.AW$26])-SERIESSUM((1+[.$O$6])*(1+[.$O$8]);[.AW$26];-1;OFFSET([.$C16];[.AW$26];0):[.$C16]))*(1-1/4*[.$O$4]*[.$O$5])" office:value-type="float" office:value="-1579498263.95526" calcext:value-type="float">
            <text:p>-1579498263.95526</text:p>
          </table:table-cell>
          <table:table-cell table:formula="of:=([.$E15]*POWER(1+[.$O$6];[.AX$26])-SERIESSUM((1+[.$O$6])*(1+[.$O$8]);[.AX$26];-1;OFFSET([.$C16];[.AX$26];0):[.$C16]))*(1-1/4*[.$O$4]*[.$O$5])" office:value-type="float" office:value="-1844000410.43435" calcext:value-type="float">
            <text:p>-1844000410.43435</text:p>
          </table:table-cell>
          <table:table-cell table:formula="of:=([.$E15]*POWER(1+[.$O$6];[.AY$26])-SERIESSUM((1+[.$O$6])*(1+[.$O$8]);[.AY$26];-1;OFFSET([.$C16];[.AY$26];0):[.$C16]))*(1-1/4*[.$O$4]*[.$O$5])" office:value-type="float" office:value="-2151086104.64825" calcext:value-type="float">
            <text:p>-2151086104.64825</text:p>
          </table:table-cell>
          <table:table-cell table:formula="of:=([.$E15]*POWER(1+[.$O$6];[.AZ$26])-SERIESSUM((1+[.$O$6])*(1+[.$O$8]);[.AZ$26];-1;OFFSET([.$C16];[.AZ$26];0):[.$C16]))*(1-1/4*[.$O$4]*[.$O$5])" office:value-type="float" office:value="-2507490498.27287" calcext:value-type="float">
            <text:p>-2507490498.27287</text:p>
          </table:table-cell>
          <table:table-cell table:formula="of:=([.$E15]*POWER(1+[.$O$6];[.BA$26])-SERIESSUM((1+[.$O$6])*(1+[.$O$8]);[.BA$26];-1;OFFSET([.$C16];[.BA$26];0):[.$C16]))*(1-1/4*[.$O$4]*[.$O$5])" office:value-type="float" office:value="-2921005114.05523" calcext:value-type="float">
            <text:p>-2921005114.05523</text:p>
          </table:table-cell>
          <table:table-cell table:formula="of:=([.$E15]*POWER(1+[.$O$6];[.BB$26])-SERIESSUM((1+[.$O$6])*(1+[.$O$8]);[.BB$26];-1;OFFSET([.$C16];[.BB$26];0):[.$C16]))*(1-1/4*[.$O$4]*[.$O$5])" office:value-type="float" office:value="-3400642863.12339" calcext:value-type="float">
            <text:p>-3400642863.12339</text:p>
          </table:table-cell>
          <table:table-cell table:formula="of:=([.$E15]*POWER(1+[.$O$6];[.BC$26])-SERIESSUM((1+[.$O$6])*(1+[.$O$8]);[.BC$26];-1;OFFSET([.$C16];[.BC$26];0):[.$C16]))*(1-1/4*[.$O$4]*[.$O$5])" office:value-type="float" office:value="-3956828788.9493" calcext:value-type="float">
            <text:p>-3956828788.9493</text:p>
          </table:table-cell>
          <table:table-cell table:formula="of:=([.$E15]*POWER(1+[.$O$6];[.BD$26])-SERIESSUM((1+[.$O$6])*(1+[.$O$8]);[.BD$26];-1;OFFSET([.$C16];[.BD$26];0):[.$C16]))*(1-1/4*[.$O$4]*[.$O$5])" office:value-type="float" office:value="-4601620544.90831" calcext:value-type="float">
            <text:p>-4601620544.90831</text:p>
          </table:table-cell>
          <table:table-cell table:formula="of:=([.$E15]*POWER(1+[.$O$6];[.BE$26])-SERIESSUM((1+[.$O$6])*(1+[.$O$8]);[.BE$26];-1;OFFSET([.$C16];[.BE$26];0):[.$C16]))*(1-1/4*[.$O$4]*[.$O$5])" office:value-type="float" office:value="-5348963236.16088" calcext:value-type="float">
            <text:p>-5348963236.16088</text:p>
          </table:table-cell>
          <table:table-cell table:formula="of:=([.$E15]*POWER(1+[.$O$6];[.BF$26])-SERIESSUM((1+[.$O$6])*(1+[.$O$8]);[.BF$26];-1;OFFSET([.$C16];[.BF$26];0):[.$C16]))*(1-1/4*[.$O$4]*[.$O$5])" office:value-type="float" office:value="-6202688021.0117" calcext:value-type="float">
            <text:p>-6202688021.0117</text:p>
          </table:table-cell>
          <table:table-cell table:formula="of:=([.$E15]*POWER(1+[.$O$6];[.BG$26])-SERIESSUM((1+[.$O$6])*(1+[.$O$8]);[.BG$26];-1;OFFSET([.$C16];[.BG$26];0):[.$C16]))*(1-1/4*[.$O$4]*[.$O$5])" office:value-type="float" office:value="-7190966470.80964" calcext:value-type="float">
            <text:p>-7190966470.80964</text:p>
          </table:table-cell>
          <table:table-cell table:formula="of:=([.$E15]*POWER(1+[.$O$6];[.BH$26])-SERIESSUM((1+[.$O$6])*(1+[.$O$8]);[.BH$26];-1;OFFSET([.$C16];[.BH$26];0):[.$C16]))*(1-1/4*[.$O$4]*[.$O$5])" office:value-type="float" office:value="-8334872262.89442" calcext:value-type="float">
            <text:p>-8334872262.89442</text:p>
          </table:table-cell>
          <table:table-cell table:formula="of:=([.$E15]*POWER(1+[.$O$6];[.BI$26])-SERIESSUM((1+[.$O$6])*(1+[.$O$8]);[.BI$26];-1;OFFSET([.$C16];[.BI$26];0):[.$C16]))*(1-1/4*[.$O$4]*[.$O$5])" office:value-type="float" office:value="-9658769108.96573" calcext:value-type="float">
            <text:p>-9658769108.96573</text:p>
          </table:table-cell>
          <table:table-cell table:formula="of:=([.$E15]*POWER(1+[.$O$6];[.BJ$26])-SERIESSUM((1+[.$O$6])*(1+[.$O$8]);[.BJ$26];-1;OFFSET([.$C16];[.BJ$26];0):[.$C16]))*(1-1/4*[.$O$4]*[.$O$5])" office:value-type="float" office:value="-11190823562.0429" calcext:value-type="float">
            <text:p>-11190823562.0429</text:p>
          </table:table-cell>
          <table:table-cell table:formula="of:=([.$E15]*POWER(1+[.$O$6];[.BK$26])-SERIESSUM((1+[.$O$6])*(1+[.$O$8]);[.BK$26];-1;OFFSET([.$C16];[.BK$26];0):[.$C16]))*(1-1/4*[.$O$4]*[.$O$5])" office:value-type="float" office:value="-12963597686.3967" calcext:value-type="float">
            <text:p>-12963597686.3967</text:p>
          </table:table-cell>
          <table:table-cell table:formula="of:=([.$E15]*POWER(1+[.$O$6];[.BL$26])-SERIESSUM((1+[.$O$6])*(1+[.$O$8]);[.BL$26];-1;OFFSET([.$C16];[.BL$26];0):[.$C16]))*(1-1/4*[.$O$4]*[.$O$5])" office:value-type="float" office:value="-15014734022.748" calcext:value-type="float">
            <text:p>-15014734022.748</text:p>
          </table:table-cell>
          <table:table-cell table:formula="of:=([.$E15]*POWER(1+[.$O$6];[.BM$26])-SERIESSUM((1+[.$O$6])*(1+[.$O$8]);[.BM$26];-1;OFFSET([.$C16];[.BM$26];0):[.$C16]))*(1-1/4*[.$O$4]*[.$O$5])" office:value-type="float" office:value="-17387747215.9433" calcext:value-type="float">
            <text:p>-17387747215.9433</text:p>
          </table:table-cell>
          <table:table-cell table:formula="of:=([.$E15]*POWER(1+[.$O$6];[.BN$26])-SERIESSUM((1+[.$O$6])*(1+[.$O$8]);[.BN$26];-1;OFFSET([.$C16];[.BN$26];0):[.$C16]))*(1-1/4*[.$O$4]*[.$O$5])" office:value-type="float" office:value="-20132938908.3403" calcext:value-type="float">
            <text:p>-20132938908.3403</text:p>
          </table:table-cell>
          <table:table-cell table:formula="of:=([.$E15]*POWER(1+[.$O$6];[.BO$26])-SERIESSUM((1+[.$O$6])*(1+[.$O$8]);[.BO$26];-1;OFFSET([.$C16];[.BO$26];0):[.$C16]))*(1-1/4*[.$O$4]*[.$O$5])" office:value-type="float" office:value="-23308455086.1219" calcext:value-type="float">
            <text:p>-23308455086.1219</text:p>
          </table:table-cell>
          <table:table-cell table:formula="of:=([.$E15]*POWER(1+[.$O$6];[.BP$26])-SERIESSUM((1+[.$O$6])*(1+[.$O$8]);[.BP$26];-1;OFFSET([.$C16];[.BP$26];0):[.$C16]))*(1-1/4*[.$O$4]*[.$O$5])" office:value-type="float" office:value="-26981508051.8579" calcext:value-type="float">
            <text:p>-26981508051.8579</text:p>
          </table:table-cell>
          <table:table-cell table:formula="of:=([.$E15]*POWER(1+[.$O$6];[.BQ$26])-SERIESSUM((1+[.$O$6])*(1+[.$O$8]);[.BQ$26];-1;OFFSET([.$C16];[.BQ$26];0):[.$C16]))*(1-1/4*[.$O$4]*[.$O$5])" office:value-type="float" office:value="-31229788647.4092" calcext:value-type="float">
            <text:p>-31229788647.4092</text:p>
          </table:table-cell>
          <table:table-cell table:formula="of:=([.$E15]*POWER(1+[.$O$6];[.BR$26])-SERIESSUM((1+[.$O$6])*(1+[.$O$8]);[.BR$26];-1;OFFSET([.$C16];[.BR$26];0):[.$C16]))*(1-1/4*[.$O$4]*[.$O$5])" office:value-type="float" office:value="-36143098339.0429" calcext:value-type="float">
            <text:p>-36143098339.0429</text:p>
          </table:table-cell>
          <table:table-cell table:formula="of:=([.$E15]*POWER(1+[.$O$6];[.BS$26])-SERIESSUM((1+[.$O$6])*(1+[.$O$8]);[.BS$26];-1;OFFSET([.$C16];[.BS$26];0):[.$C16]))*(1-1/4*[.$O$4]*[.$O$5])" office:value-type="float" office:value="-41825235384.9426" calcext:value-type="float">
            <text:p>-41825235384.9426</text:p>
          </table:table-cell>
          <table:table-cell table:formula="of:=([.$E15]*POWER(1+[.$O$6];[.BT$26])-SERIESSUM((1+[.$O$6])*(1+[.$O$8]);[.BT$26];-1;OFFSET([.$C16];[.BT$26];0):[.$C16]))*(1-1/4*[.$O$4]*[.$O$5])" office:value-type="float" office:value="-48396174630.7317" calcext:value-type="float">
            <text:p>-48396174630.7317</text:p>
          </table:table-cell>
          <table:table-cell table:formula="of:=([.$E15]*POWER(1+[.$O$6];[.BU$26])-SERIESSUM((1+[.$O$6])*(1+[.$O$8]);[.BU$26];-1;OFFSET([.$C16];[.BU$26];0):[.$C16]))*(1-1/4*[.$O$4]*[.$O$5])" office:value-type="float" office:value="-55994586632.7571" calcext:value-type="float">
            <text:p>-55994586632.7571</text:p>
          </table:table-cell>
          <table:table-cell table:formula="of:=([.$E15]*POWER(1+[.$O$6];[.BV$26])-SERIESSUM((1+[.$O$6])*(1+[.$O$8]);[.BV$26];-1;OFFSET([.$C16];[.BV$26];0):[.$C16]))*(1-1/4*[.$O$4]*[.$O$5])" office:value-type="float" office:value="-64780748920.6563" calcext:value-type="float">
            <text:p>-64780748920.6563</text:p>
          </table:table-cell>
          <table:table-cell table:formula="of:=([.$E15]*POWER(1+[.$O$6];[.BW$26])-SERIESSUM((1+[.$O$6])*(1+[.$O$8]);[.BW$26];-1;OFFSET([.$C16];[.BW$26];0):[.$C16]))*(1-1/4*[.$O$4]*[.$O$5])" office:value-type="float" office:value="-74939910429.18" calcext:value-type="float">
            <text:p>-74939910429.18</text:p>
          </table:table-cell>
          <table:table-cell table:formula="of:=([.$E15]*POWER(1+[.$O$6];[.BX$26])-SERIESSUM((1+[.$O$6])*(1+[.$O$8]);[.BX$26];-1;OFFSET([.$C16];[.BX$26];0):[.$C16]))*(1-1/4*[.$O$4]*[.$O$5])" office:value-type="float" office:value="-86686179626.5475" calcext:value-type="float">
            <text:p>-86686179626.5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O$2]*POWER(1+[.$O$11];[.$A40])*(POWER([.$O$7];12)-1)/([.$O$7]-1) + [.$B40]*POWER([.$O$7];12)" office:value-type="float" office:value="129955484.558363" calcext:value-type="float">
            <text:p>129955484.558363</text:p>
          </table:table-cell>
          <table:table-cell table:formula="of:=[.$C40]*POWER([.$O$9];12)" office:value-type="float" office:value="2598900.52769601" calcext:value-type="float">
            <text:p>2598900.52769601</text:p>
          </table:table-cell>
          <table:table-cell table:formula="of:=[.$B41]/4*[.$O$4]*[.$O$5]" office:value-type="float" office:value="255362.527157182" calcext:value-type="float">
            <text:p>255362.527157182</text:p>
          </table:table-cell>
          <table:table-cell table:formula="of:=[.$B41]-[.$C41]-[.$D41]+[.$O$13]*POWER([.$O$7];12*[.$A41])" office:value-type="float" office:value="127101221.503509" calcext:value-type="float">
            <text:p>127101221.503509</text:p>
          </table:table-cell>
          <table:table-cell table:formula="of:=COUNTIF([.$K66:.$BY66];&quot;&gt;=0&quot;)" office:value-type="float" office:value="22" calcext:value-type="float">
            <text:p>22</text:p>
          </table:table-cell>
          <table:table-cell table:formula="of:=[.$O$10]+[.$F41]+[.$A41]" office:value-type="float" office:value="80" calcext:value-type="float">
            <text:p>80</text:p>
          </table:table-cell>
          <table:table-cell table:formula="of:=[.$O$10]+[.$A41]"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E16]-[.$C17]" office:value-type="float" office:value="8245624.56506157" calcext:value-type="float">
            <text:p>8245624.56506157</text:p>
          </table:table-cell>
          <table:table-cell table:formula="of:=([.$E16]*POWER(1+[.$O$6];[.K$26])-SERIESSUM((1+[.$O$6])*(1+[.$O$8]);[.K$26];-1;OFFSET([.$C17];[.K$26];0):[.$C17]))*(1-1/4*[.$O$4]*[.$O$5])" office:value-type="float" office:value="8301964.33227692" calcext:value-type="float">
            <text:p>8301964.33227692</text:p>
          </table:table-cell>
          <table:table-cell table:formula="of:=([.$E16]*POWER(1+[.$O$6];[.L$26])-SERIESSUM((1+[.$O$6])*(1+[.$O$8]);[.L$26];-1;OFFSET([.$C17];[.L$26];0):[.$C17]))*(1-1/4*[.$O$4]*[.$O$5])" office:value-type="float" office:value="8294629.42876859" calcext:value-type="float">
            <text:p>8294629.42876859</text:p>
          </table:table-cell>
          <table:table-cell table:formula="of:=([.$E16]*POWER(1+[.$O$6];[.M$26])-SERIESSUM((1+[.$O$6])*(1+[.$O$8]);[.M$26];-1;OFFSET([.$C17];[.M$26];0):[.$C17]))*(1-1/4*[.$O$4]*[.$O$5])" office:value-type="float" office:value="8188078.10381729" calcext:value-type="float">
            <text:p>8188078.10381729</text:p>
          </table:table-cell>
          <table:table-cell table:formula="of:=([.$E16]*POWER(1+[.$O$6];[.N$26])-SERIESSUM((1+[.$O$6])*(1+[.$O$8]);[.N$26];-1;OFFSET([.$C17];[.N$26];0):[.$C17]))*(1-1/4*[.$O$4]*[.$O$5])" office:value-type="float" office:value="7959436.09077815" calcext:value-type="float">
            <text:p>7959436.09077815</text:p>
          </table:table-cell>
          <table:table-cell table:formula="of:=([.$E16]*POWER(1+[.$O$6];[.O$26])-SERIESSUM((1+[.$O$6])*(1+[.$O$8]);[.O$26];-1;OFFSET([.$C17];[.O$26];0):[.$C17]))*(1-1/4*[.$O$4]*[.$O$5])" office:value-type="float" office:value="7581703.67901465" calcext:value-type="float">
            <text:p>7581703.67901465</text:p>
          </table:table-cell>
          <table:table-cell table:formula="of:=([.$E16]*POWER(1+[.$O$6];[.P$26])-SERIESSUM((1+[.$O$6])*(1+[.$O$8]);[.P$26];-1;OFFSET([.$C17];[.P$26];0):[.$C17]))*(1-1/4*[.$O$4]*[.$O$5])" office:value-type="float" office:value="7023070.50627053" calcext:value-type="float">
            <text:p>7023070.50627053</text:p>
          </table:table-cell>
          <table:table-cell table:formula="of:=([.$E16]*POWER(1+[.$O$6];[.Q$26])-SERIESSUM((1+[.$O$6])*(1+[.$O$8]);[.Q$26];-1;OFFSET([.$C17];[.Q$26];0):[.$C17]))*(1-1/4*[.$O$4]*[.$O$5])" office:value-type="float" office:value="6246120.41021861" calcext:value-type="float">
            <text:p>6246120.41021861</text:p>
          </table:table-cell>
          <table:table-cell table:formula="of:=([.$E16]*POWER(1+[.$O$6];[.R$26])-SERIESSUM((1+[.$O$6])*(1+[.$O$8]);[.R$26];-1;OFFSET([.$C17];[.R$26];0):[.$C17]))*(1-1/4*[.$O$4]*[.$O$5])" office:value-type="float" office:value="5206908.976433" calcext:value-type="float">
            <text:p>5206908.976433</text:p>
          </table:table-cell>
          <table:table-cell table:formula="of:=([.$E16]*POWER(1+[.$O$6];[.S$26])-SERIESSUM((1+[.$O$6])*(1+[.$O$8]);[.S$26];-1;OFFSET([.$C17];[.S$26];0):[.$C17]))*(1-1/4*[.$O$4]*[.$O$5])" office:value-type="float" office:value="3853893.69859834" calcext:value-type="float">
            <text:p>3853893.69859834</text:p>
          </table:table-cell>
          <table:table-cell table:formula="of:=([.$E16]*POWER(1+[.$O$6];[.T$26])-SERIESSUM((1+[.$O$6])*(1+[.$O$8]);[.T$26];-1;OFFSET([.$C17];[.T$26];0):[.$C17]))*(1-1/4*[.$O$4]*[.$O$5])" office:value-type="float" office:value="2126693.52034768" calcext:value-type="float">
            <text:p>2126693.52034768</text:p>
          </table:table-cell>
          <table:table-cell table:formula="of:=([.$E16]*POWER(1+[.$O$6];[.U$26])-SERIESSUM((1+[.$O$6])*(1+[.$O$8]);[.U$26];-1;OFFSET([.$C17];[.U$26];0):[.$C17]))*(1-1/4*[.$O$4]*[.$O$5])" office:value-type="float" office:value="-45349.1095398934" calcext:value-type="float">
            <text:p>-45349.1095398934</text:p>
          </table:table-cell>
          <table:table-cell table:formula="of:=([.$E16]*POWER(1+[.$O$6];[.V$26])-SERIESSUM((1+[.$O$6])*(1+[.$O$8]);[.V$26];-1;OFFSET([.$C17];[.V$26];0):[.$C17]))*(1-1/4*[.$O$4]*[.$O$5])" office:value-type="float" office:value="-2744834.74231284" calcext:value-type="float">
            <text:p>-2744834.74231284</text:p>
          </table:table-cell>
          <table:table-cell table:formula="of:=([.$E16]*POWER(1+[.$O$6];[.W$26])-SERIESSUM((1+[.$O$6])*(1+[.$O$8]);[.W$26];-1;OFFSET([.$C17];[.W$26];0):[.$C17]))*(1-1/4*[.$O$4]*[.$O$5])" office:value-type="float" office:value="-6068237.93027807" calcext:value-type="float">
            <text:p>-6068237.93027807</text:p>
          </table:table-cell>
          <table:table-cell table:formula="of:=([.$E16]*POWER(1+[.$O$6];[.X$26])-SERIESSUM((1+[.$O$6])*(1+[.$O$8]);[.X$26];-1;OFFSET([.$C17];[.X$26];0):[.$C17]))*(1-1/4*[.$O$4]*[.$O$5])" office:value-type="float" office:value="-10128144.27949" calcext:value-type="float">
            <text:p>-10128144.27949</text:p>
          </table:table-cell>
          <table:table-cell table:formula="of:=([.$E16]*POWER(1+[.$O$6];[.Y$26])-SERIESSUM((1+[.$O$6])*(1+[.$O$8]);[.Y$26];-1;OFFSET([.$C17];[.Y$26];0):[.$C17]))*(1-1/4*[.$O$4]*[.$O$5])" office:value-type="float" office:value="-15055841.606967" calcext:value-type="float">
            <text:p>-15055841.606967</text:p>
          </table:table-cell>
          <table:table-cell table:formula="of:=([.$E16]*POWER(1+[.$O$6];[.Z$26])-SERIESSUM((1+[.$O$6])*(1+[.$O$8]);[.Z$26];-1;OFFSET([.$C17];[.Z$26];0):[.$C17]))*(1-1/4*[.$O$4]*[.$O$5])" office:value-type="float" office:value="-21004320.7657235" calcext:value-type="float">
            <text:p>-21004320.7657235</text:p>
          </table:table-cell>
          <table:table-cell table:formula="of:=([.$E16]*POWER(1+[.$O$6];[.AA$26])-SERIESSUM((1+[.$O$6])*(1+[.$O$8]);[.AA$26];-1;OFFSET([.$C17];[.AA$26];0):[.$C17]))*(1-1/4*[.$O$4]*[.$O$5])" office:value-type="float" office:value="-28151750.3825409" calcext:value-type="float">
            <text:p>-28151750.3825409</text:p>
          </table:table-cell>
          <table:table-cell table:formula="of:=([.$E16]*POWER(1+[.$O$6];[.AB$26])-SERIESSUM((1+[.$O$6])*(1+[.$O$8]);[.AB$26];-1;OFFSET([.$C17];[.AB$26];0):[.$C17]))*(1-1/4*[.$O$4]*[.$O$5])" office:value-type="float" office:value="-36705499.7886906" calcext:value-type="float">
            <text:p>-36705499.7886906</text:p>
          </table:table-cell>
          <table:table-cell table:formula="of:=([.$E16]*POWER(1+[.$O$6];[.AC$26])-SERIESSUM((1+[.$O$6])*(1+[.$O$8]);[.AC$26];-1;OFFSET([.$C17];[.AC$26];0):[.$C17]))*(1-1/4*[.$O$4]*[.$O$5])" office:value-type="float" office:value="-46906796.0236245" calcext:value-type="float">
            <text:p>-46906796.0236245</text:p>
          </table:table-cell>
          <table:table-cell table:formula="of:=([.$E16]*POWER(1+[.$O$6];[.AD$26])-SERIESSUM((1+[.$O$6])*(1+[.$O$8]);[.AD$26];-1;OFFSET([.$C17];[.AD$26];0):[.$C17]))*(1-1/4*[.$O$4]*[.$O$5])" office:value-type="float" office:value="-59036114.1996183" calcext:value-type="float">
            <text:p>-59036114.1996183</text:p>
          </table:table-cell>
          <table:table-cell table:formula="of:=([.$E16]*POWER(1+[.$O$6];[.AE$26])-SERIESSUM((1+[.$O$6])*(1+[.$O$8]);[.AE$26];-1;OFFSET([.$C17];[.AE$26];0):[.$C17]))*(1-1/4*[.$O$4]*[.$O$5])" office:value-type="float" office:value="-73419416.0131168" calcext:value-type="float">
            <text:p>-73419416.0131168</text:p>
          </table:table-cell>
          <table:table-cell table:formula="of:=([.$E16]*POWER(1+[.$O$6];[.AF$26])-SERIESSUM((1+[.$O$6])*(1+[.$O$8]);[.AF$26];-1;OFFSET([.$C17];[.AF$26];0):[.$C17]))*(1-1/4*[.$O$4]*[.$O$5])" office:value-type="float" office:value="-90435369.1015113" calcext:value-type="float">
            <text:p>-90435369.1015113</text:p>
          </table:table-cell>
          <table:table-cell table:formula="of:=([.$E16]*POWER(1+[.$O$6];[.AG$26])-SERIESSUM((1+[.$O$6])*(1+[.$O$8]);[.AG$26];-1;OFFSET([.$C17];[.AG$26];0):[.$C17]))*(1-1/4*[.$O$4]*[.$O$5])" office:value-type="float" office:value="-110523700.648396" calcext:value-type="float">
            <text:p>-110523700.648396</text:p>
          </table:table-cell>
          <table:table-cell table:formula="of:=([.$E16]*POWER(1+[.$O$6];[.AH$26])-SERIESSUM((1+[.$O$6])*(1+[.$O$8]);[.AH$26];-1;OFFSET([.$C17];[.AH$26];0):[.$C17]))*(1-1/4*[.$O$4]*[.$O$5])" office:value-type="float" office:value="-134194862.570646" calcext:value-type="float">
            <text:p>-134194862.570646</text:p>
          </table:table-cell>
          <table:table-cell table:formula="of:=([.$E16]*POWER(1+[.$O$6];[.AI$26])-SERIESSUM((1+[.$O$6])*(1+[.$O$8]);[.AI$26];-1;OFFSET([.$C17];[.AI$26];0):[.$C17]))*(1-1/4*[.$O$4]*[.$O$5])" office:value-type="float" office:value="-162041213.279224" calcext:value-type="float">
            <text:p>-162041213.279224</text:p>
          </table:table-cell>
          <table:table-cell table:formula="of:=([.$E16]*POWER(1+[.$O$6];[.AJ$26])-SERIESSUM((1+[.$O$6])*(1+[.$O$8]);[.AJ$26];-1;OFFSET([.$C17];[.AJ$26];0):[.$C17]))*(1-1/4*[.$O$4]*[.$O$5])" office:value-type="float" office:value="-194749952.973001" calcext:value-type="float">
            <text:p>-194749952.973001</text:p>
          </table:table-cell>
          <table:table-cell table:formula="of:=([.$E16]*POWER(1+[.$O$6];[.AK$26])-SERIESSUM((1+[.$O$6])*(1+[.$O$8]);[.AK$26];-1;OFFSET([.$C17];[.AK$26];0):[.$C17]))*(1-1/4*[.$O$4]*[.$O$5])" office:value-type="float" office:value="-233118086.371797" calcext:value-type="float">
            <text:p>-233118086.371797</text:p>
          </table:table-cell>
          <table:table-cell table:formula="of:=([.$E16]*POWER(1+[.$O$6];[.AL$26])-SERIESSUM((1+[.$O$6])*(1+[.$O$8]);[.AL$26];-1;OFFSET([.$C17];[.AL$26];0):[.$C17]))*(1-1/4*[.$O$4]*[.$O$5])" office:value-type="float" office:value="-278069729.496729" calcext:value-type="float">
            <text:p>-278069729.496729</text:p>
          </table:table-cell>
          <table:table-cell table:formula="of:=([.$E16]*POWER(1+[.$O$6];[.AM$26])-SERIESSUM((1+[.$O$6])*(1+[.$O$8]);[.AM$26];-1;OFFSET([.$C17];[.AM$26];0):[.$C17]))*(1-1/4*[.$O$4]*[.$O$5])" office:value-type="float" office:value="-330676126.458568" calcext:value-type="float">
            <text:p>-330676126.458568</text:p>
          </table:table-cell>
          <table:table-cell table:formula="of:=([.$E16]*POWER(1+[.$O$6];[.AN$26])-SERIESSUM((1+[.$O$6])*(1+[.$O$8]);[.AN$26];-1;OFFSET([.$C17];[.AN$26];0):[.$C17]))*(1-1/4*[.$O$4]*[.$O$5])" office:value-type="float" office:value="-392178799.253576" calcext:value-type="float">
            <text:p>-392178799.253576</text:p>
          </table:table-cell>
          <table:table-cell table:formula="of:=([.$E16]*POWER(1+[.$O$6];[.AO$26])-SERIESSUM((1+[.$O$6])*(1+[.$O$8]);[.AO$26];-1;OFFSET([.$C17];[.AO$26];0):[.$C17]))*(1-1/4*[.$O$4]*[.$O$5])" office:value-type="float" office:value="-464016319.487789" calcext:value-type="float">
            <text:p>-464016319.487789</text:p>
          </table:table-cell>
          <table:table-cell table:formula="of:=([.$E16]*POWER(1+[.$O$6];[.AP$26])-SERIESSUM((1+[.$O$6])*(1+[.$O$8]);[.AP$26];-1;OFFSET([.$C17];[.AP$26];0):[.$C17]))*(1-1/4*[.$O$4]*[.$O$5])" office:value-type="float" office:value="-547855267.137492" calcext:value-type="float">
            <text:p>-547855267.137492</text:p>
          </table:table-cell>
          <table:table-cell table:formula="of:=([.$E16]*POWER(1+[.$O$6];[.AQ$26])-SERIESSUM((1+[.$O$6])*(1+[.$O$8]);[.AQ$26];-1;OFFSET([.$C17];[.AQ$26];0):[.$C17]))*(1-1/4*[.$O$4]*[.$O$5])" office:value-type="float" office:value="-645626029.503797" calcext:value-type="float">
            <text:p>-645626029.503797</text:p>
          </table:table-cell>
          <table:table-cell table:formula="of:=([.$E16]*POWER(1+[.$O$6];[.AR$26])-SERIESSUM((1+[.$O$6])*(1+[.$O$8]);[.AR$26];-1;OFFSET([.$C17];[.AR$26];0):[.$C17]))*(1-1/4*[.$O$4]*[.$O$5])" office:value-type="float" office:value="-759564195.279266" calcext:value-type="float">
            <text:p>-759564195.279266</text:p>
          </table:table-cell>
          <table:table-cell table:formula="of:=([.$E16]*POWER(1+[.$O$6];[.AS$26])-SERIESSUM((1+[.$O$6])*(1+[.$O$8]);[.AS$26];-1;OFFSET([.$C17];[.AS$26];0):[.$C17]))*(1-1/4*[.$O$4]*[.$O$5])" office:value-type="float" office:value="-892258416.24843" calcext:value-type="float">
            <text:p>-892258416.24843</text:p>
          </table:table-cell>
          <table:table-cell table:formula="of:=([.$E16]*POWER(1+[.$O$6];[.AT$26])-SERIESSUM((1+[.$O$6])*(1+[.$O$8]);[.AT$26];-1;OFFSET([.$C17];[.AT$26];0):[.$C17]))*(1-1/4*[.$O$4]*[.$O$5])" office:value-type="float" office:value="-1046705745.05801" calcext:value-type="float">
            <text:p>-1046705745.05801</text:p>
          </table:table-cell>
          <table:table-cell table:formula="of:=([.$E16]*POWER(1+[.$O$6];[.AU$26])-SERIESSUM((1+[.$O$6])*(1+[.$O$8]);[.AU$26];-1;OFFSET([.$C17];[.AU$26];0):[.$C17]))*(1-1/4*[.$O$4]*[.$O$5])" office:value-type="float" office:value="-1226375614.56638" calcext:value-type="float">
            <text:p>-1226375614.56638</text:p>
          </table:table-cell>
          <table:table-cell table:formula="of:=([.$E16]*POWER(1+[.$O$6];[.AV$26])-SERIESSUM((1+[.$O$6])*(1+[.$O$8]);[.AV$26];-1;OFFSET([.$C17];[.AV$26];0):[.$C17]))*(1-1/4*[.$O$4]*[.$O$5])" office:value-type="float" office:value="-1435283805.80894" calcext:value-type="float">
            <text:p>-1435283805.80894</text:p>
          </table:table-cell>
          <table:table-cell table:formula="of:=([.$E16]*POWER(1+[.$O$6];[.AW$26])-SERIESSUM((1+[.$O$6])*(1+[.$O$8]);[.AW$26];-1;OFFSET([.$C17];[.AW$26];0):[.$C17]))*(1-1/4*[.$O$4]*[.$O$5])" office:value-type="float" office:value="-1678077961.40209" calcext:value-type="float">
            <text:p>-1678077961.40209</text:p>
          </table:table-cell>
          <table:table-cell table:formula="of:=([.$E16]*POWER(1+[.$O$6];[.AX$26])-SERIESSUM((1+[.$O$6])*(1+[.$O$8]);[.AX$26];-1;OFFSET([.$C17];[.AX$26];0):[.$C17]))*(1-1/4*[.$O$4]*[.$O$5])" office:value-type="float" office:value="-1960136443.65231" calcext:value-type="float">
            <text:p>-1960136443.65231</text:p>
          </table:table-cell>
          <table:table-cell table:formula="of:=([.$E16]*POWER(1+[.$O$6];[.AY$26])-SERIESSUM((1+[.$O$6])*(1+[.$O$8]);[.AY$26];-1;OFFSET([.$C17];[.AY$26];0):[.$C17]))*(1-1/4*[.$O$4]*[.$O$5])" office:value-type="float" office:value="-2287682616.82018" calcext:value-type="float">
            <text:p>-2287682616.82018</text:p>
          </table:table-cell>
          <table:table-cell table:formula="of:=([.$E16]*POWER(1+[.$O$6];[.AZ$26])-SERIESSUM((1+[.$O$6])*(1+[.$O$8]);[.AZ$26];-1;OFFSET([.$C17];[.AZ$26];0):[.$C17]))*(1-1/4*[.$O$4]*[.$O$5])" office:value-type="float" office:value="-2667916956.78625" calcext:value-type="float">
            <text:p>-2667916956.78625</text:p>
          </table:table-cell>
          <table:table-cell table:formula="of:=([.$E16]*POWER(1+[.$O$6];[.BA$26])-SERIESSUM((1+[.$O$6])*(1+[.$O$8]);[.BA$26];-1;OFFSET([.$C17];[.BA$26];0):[.$C17]))*(1-1/4*[.$O$4]*[.$O$5])" office:value-type="float" office:value="-3109169765.56412" calcext:value-type="float">
            <text:p>-3109169765.56412</text:p>
          </table:table-cell>
          <table:table-cell table:formula="of:=([.$E16]*POWER(1+[.$O$6];[.BB$26])-SERIESSUM((1+[.$O$6])*(1+[.$O$8]);[.BB$26];-1;OFFSET([.$C17];[.BB$26];0):[.$C17]))*(1-1/4*[.$O$4]*[.$O$5])" office:value-type="float" office:value="-3621077700.54905" calcext:value-type="float">
            <text:p>-3621077700.54905</text:p>
          </table:table-cell>
          <table:table-cell table:formula="of:=([.$E16]*POWER(1+[.$O$6];[.BC$26])-SERIESSUM((1+[.$O$6])*(1+[.$O$8]);[.BC$26];-1;OFFSET([.$C17];[.BC$26];0):[.$C17]))*(1-1/4*[.$O$4]*[.$O$5])" office:value-type="float" office:value="-4214787828.14334" calcext:value-type="float">
            <text:p>-4214787828.14334</text:p>
          </table:table-cell>
          <table:table-cell table:formula="of:=([.$E16]*POWER(1+[.$O$6];[.BD$26])-SERIESSUM((1+[.$O$6])*(1+[.$O$8]);[.BD$26];-1;OFFSET([.$C17];[.BD$26];0):[.$C17]))*(1-1/4*[.$O$4]*[.$O$5])" office:value-type="float" office:value="-4903193488.93689" calcext:value-type="float">
            <text:p>-4903193488.93689</text:p>
          </table:table-cell>
          <table:table-cell table:formula="of:=([.$E16]*POWER(1+[.$O$6];[.BE$26])-SERIESSUM((1+[.$O$6])*(1+[.$O$8]);[.BE$26];-1;OFFSET([.$C17];[.BE$26];0):[.$C17]))*(1-1/4*[.$O$4]*[.$O$5])" office:value-type="float" office:value="-5688910972.61082" calcext:value-type="float">
            <text:p>-5688910972.61082</text:p>
          </table:table-cell>
          <table:table-cell table:formula="of:=([.$E16]*POWER(1+[.$O$6];[.BF$26])-SERIESSUM((1+[.$O$6])*(1+[.$O$8]);[.BF$26];-1;OFFSET([.$C17];[.BF$26];0):[.$C17]))*(1-1/4*[.$O$4]*[.$O$5])" office:value-type="float" office:value="-6598708542.88804" calcext:value-type="float">
            <text:p>-6598708542.88804</text:p>
          </table:table-cell>
          <table:table-cell table:formula="of:=([.$E16]*POWER(1+[.$O$6];[.BG$26])-SERIESSUM((1+[.$O$6])*(1+[.$O$8]);[.BG$26];-1;OFFSET([.$C17];[.BG$26];0):[.$C17]))*(1-1/4*[.$O$4]*[.$O$5])" office:value-type="float" office:value="-7652038856.93551" calcext:value-type="float">
            <text:p>-7652038856.93551</text:p>
          </table:table-cell>
          <table:table-cell table:formula="of:=([.$E16]*POWER(1+[.$O$6];[.BH$26])-SERIESSUM((1+[.$O$6])*(1+[.$O$8]);[.BH$26];-1;OFFSET([.$C17];[.BH$26];0):[.$C17]))*(1-1/4*[.$O$4]*[.$O$5])" office:value-type="float" office:value="-8871393069.03071" calcext:value-type="float">
            <text:p>-8871393069.03071</text:p>
          </table:table-cell>
          <table:table-cell table:formula="of:=([.$E16]*POWER(1+[.$O$6];[.BI$26])-SERIESSUM((1+[.$O$6])*(1+[.$O$8]);[.BI$26];-1;OFFSET([.$C17];[.BI$26];0):[.$C17]))*(1-1/4*[.$O$4]*[.$O$5])" office:value-type="float" office:value="-10282774553.8044" calcext:value-type="float">
            <text:p>-10282774553.8044</text:p>
          </table:table-cell>
          <table:table-cell table:formula="of:=([.$E16]*POWER(1+[.$O$6];[.BJ$26])-SERIESSUM((1+[.$O$6])*(1+[.$O$8]);[.BJ$26];-1;OFFSET([.$C17];[.BJ$26];0):[.$C17]))*(1-1/4*[.$O$4]*[.$O$5])" office:value-type="float" office:value="-11916246415.4675" calcext:value-type="float">
            <text:p>-11916246415.4675</text:p>
          </table:table-cell>
          <table:table-cell table:formula="of:=([.$E16]*POWER(1+[.$O$6];[.BK$26])-SERIESSUM((1+[.$O$6])*(1+[.$O$8]);[.BK$26];-1;OFFSET([.$C17];[.BK$26];0):[.$C17]))*(1-1/4*[.$O$4]*[.$O$5])" office:value-type="float" office:value="-13806564270.0926" calcext:value-type="float">
            <text:p>-13806564270.0926</text:p>
          </table:table-cell>
          <table:table-cell table:formula="of:=([.$E16]*POWER(1+[.$O$6];[.BL$26])-SERIESSUM((1+[.$O$6])*(1+[.$O$8]);[.BL$26];-1;OFFSET([.$C17];[.BL$26];0):[.$C17]))*(1-1/4*[.$O$4]*[.$O$5])" office:value-type="float" office:value="-15993907575.8877" calcext:value-type="float">
            <text:p>-15993907575.8877</text:p>
          </table:table-cell>
          <table:table-cell table:formula="of:=([.$E16]*POWER(1+[.$O$6];[.BM$26])-SERIESSUM((1+[.$O$6])*(1+[.$O$8]);[.BM$26];-1;OFFSET([.$C17];[.BM$26];0):[.$C17]))*(1-1/4*[.$O$4]*[.$O$5])" office:value-type="float" office:value="-18524724852.494" calcext:value-type="float">
            <text:p>-18524724852.494</text:p>
          </table:table-cell>
          <table:table-cell table:formula="of:=([.$E16]*POWER(1+[.$O$6];[.BN$26])-SERIESSUM((1+[.$O$6])*(1+[.$O$8]);[.BN$26];-1;OFFSET([.$C17];[.BN$26];0):[.$C17]))*(1-1/4*[.$O$4]*[.$O$5])" office:value-type="float" office:value="-21452710517.964" calcext:value-type="float">
            <text:p>-21452710517.964</text:p>
          </table:table-cell>
          <table:table-cell table:formula="of:=([.$E16]*POWER(1+[.$O$6];[.BO$26])-SERIESSUM((1+[.$O$6])*(1+[.$O$8]);[.BO$26];-1;OFFSET([.$C17];[.BO$26];0):[.$C17]))*(1-1/4*[.$O$4]*[.$O$5])" office:value-type="float" office:value="-24839933831.255" calcext:value-type="float">
            <text:p>-24839933831.255</text:p>
          </table:table-cell>
          <table:table-cell table:formula="of:=([.$E16]*POWER(1+[.$O$6];[.BP$26])-SERIESSUM((1+[.$O$6])*(1+[.$O$8]);[.BP$26];-1;OFFSET([.$C17];[.BP$26];0):[.$C17]))*(1-1/4*[.$O$4]*[.$O$5])" office:value-type="float" office:value="-28758143616.6297" calcext:value-type="float">
            <text:p>-28758143616.6297</text:p>
          </table:table-cell>
          <table:table-cell table:formula="of:=([.$E16]*POWER(1+[.$O$6];[.BQ$26])-SERIESSUM((1+[.$O$6])*(1+[.$O$8]);[.BQ$26];-1;OFFSET([.$C17];[.BQ$26];0):[.$C17]))*(1-1/4*[.$O$4]*[.$O$5])" office:value-type="float" office:value="-33290276131.1073" calcext:value-type="float">
            <text:p>-33290276131.1073</text:p>
          </table:table-cell>
          <table:table-cell table:formula="of:=([.$E16]*POWER(1+[.$O$6];[.BR$26])-SERIESSUM((1+[.$O$6])*(1+[.$O$8]);[.BR$26];-1;OFFSET([.$C17];[.BR$26];0):[.$C17]))*(1-1/4*[.$O$4]*[.$O$5])" office:value-type="float" office:value="-38532197694.2559" calcext:value-type="float">
            <text:p>-38532197694.2559</text:p>
          </table:table-cell>
          <table:table-cell table:formula="of:=([.$E16]*POWER(1+[.$O$6];[.BS$26])-SERIESSUM((1+[.$O$6])*(1+[.$O$8]);[.BS$26];-1;OFFSET([.$C17];[.BS$26];0):[.$C17]))*(1-1/4*[.$O$4]*[.$O$5])" office:value-type="float" office:value="-44594718620.4024" calcext:value-type="float">
            <text:p>-44594718620.4024</text:p>
          </table:table-cell>
          <table:table-cell table:formula="of:=([.$E16]*POWER(1+[.$O$6];[.BT$26])-SERIESSUM((1+[.$O$6])*(1+[.$O$8]);[.BT$26];-1;OFFSET([.$C17];[.BT$26];0):[.$C17]))*(1-1/4*[.$O$4]*[.$O$5])" office:value-type="float" office:value="-51605920679.8508" calcext:value-type="float">
            <text:p>-51605920679.8508</text:p>
          </table:table-cell>
          <table:table-cell table:formula="of:=([.$E16]*POWER(1+[.$O$6];[.BU$26])-SERIESSUM((1+[.$O$6])*(1+[.$O$8]);[.BU$26];-1;OFFSET([.$C17];[.BU$26];0):[.$C17]))*(1-1/4*[.$O$4]*[.$O$5])" office:value-type="float" office:value="-59713846887.1186" calcext:value-type="float">
            <text:p>-59713846887.1186</text:p>
          </table:table-cell>
          <table:table-cell table:formula="of:=([.$E16]*POWER(1+[.$O$6];[.BV$26])-SERIESSUM((1+[.$O$6])*(1+[.$O$8]);[.BV$26];-1;OFFSET([.$C17];[.BV$26];0):[.$C17]))*(1-1/4*[.$O$4]*[.$O$5])" office:value-type="float" office:value="-69089610008.1958" calcext:value-type="float">
            <text:p>-69089610008.1958</text:p>
          </table:table-cell>
          <table:table-cell table:formula="of:=([.$E16]*POWER(1+[.$O$6];[.BW$26])-SERIESSUM((1+[.$O$6])*(1+[.$O$8]);[.BW$26];-1;OFFSET([.$C17];[.BW$26];0):[.$C17]))*(1-1/4*[.$O$4]*[.$O$5])" office:value-type="float" office:value="-79930984954.548" calcext:value-type="float">
            <text:p>-79930984954.548</text:p>
          </table:table-cell>
          <table:table-cell table:formula="of:=([.$E16]*POWER(1+[.$O$6];[.BX$26])-SERIESSUM((1+[.$O$6])*(1+[.$O$8]);[.BX$26];-1;OFFSET([.$C17];[.BX$26];0):[.$C17]))*(1-1/4*[.$O$4]*[.$O$5])" office:value-type="float" office:value="-92466560372.8787" calcext:value-type="float">
            <text:p>-92466560372.87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O$2]*POWER(1+[.$O$11];[.$A41])*(POWER([.$O$7];12)-1)/([.$O$7]-1) + [.$B41]*POWER([.$O$7];12)" office:value-type="float" office:value="142494672.456748" calcext:value-type="float">
            <text:p>142494672.456748</text:p>
          </table:table-cell>
          <table:table-cell table:formula="of:=[.$C41]*POWER([.$O$9];12)" office:value-type="float" office:value="2780823.56463473" calcext:value-type="float">
            <text:p>2780823.56463473</text:p>
          </table:table-cell>
          <table:table-cell table:formula="of:=[.$B42]/4*[.$O$4]*[.$O$5]" office:value-type="float" office:value="280002.03137751" calcext:value-type="float">
            <text:p>280002.03137751</text:p>
          </table:table-cell>
          <table:table-cell table:formula="of:=[.$B42]-[.$C42]-[.$D42]+[.$O$13]*POWER([.$O$7];12*[.$A42])" office:value-type="float" office:value="139433846.860736" calcext:value-type="float">
            <text:p>139433846.86073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$E17]-[.$C18]" office:value-type="float" office:value="9459525.43344346" calcext:value-type="float">
            <text:p>9459525.43344346</text:p>
          </table:table-cell>
          <table:table-cell table:formula="of:=([.$E17]*POWER(1+[.$O$6];[.K$26])-SERIESSUM((1+[.$O$6])*(1+[.$O$8]);[.K$26];-1;OFFSET([.$C18];[.K$26];0):[.$C18]))*(1-1/4*[.$O$4]*[.$O$5])" office:value-type="float" office:value="9569394.33635885" calcext:value-type="float">
            <text:p>9569394.33635885</text:p>
          </table:table-cell>
          <table:table-cell table:formula="of:=([.$E17]*POWER(1+[.$O$6];[.L$26])-SERIESSUM((1+[.$O$6])*(1+[.$O$8]);[.L$26];-1;OFFSET([.$C18];[.L$26];0):[.$C18]))*(1-1/4*[.$O$4]*[.$O$5])" office:value-type="float" office:value="9616449.38967075" calcext:value-type="float">
            <text:p>9616449.38967075</text:p>
          </table:table-cell>
          <table:table-cell table:formula="of:=([.$E17]*POWER(1+[.$O$6];[.M$26])-SERIESSUM((1+[.$O$6])*(1+[.$O$8]);[.M$26];-1;OFFSET([.$C18];[.M$26];0):[.$C18]))*(1-1/4*[.$O$4]*[.$O$5])" office:value-type="float" office:value="9561735.14404393" calcext:value-type="float">
            <text:p>9561735.14404393</text:p>
          </table:table-cell>
          <table:table-cell table:formula="of:=([.$E17]*POWER(1+[.$O$6];[.N$26])-SERIESSUM((1+[.$O$6])*(1+[.$O$8]);[.N$26];-1;OFFSET([.$C18];[.N$26];0):[.$C18]))*(1-1/4*[.$O$4]*[.$O$5])" office:value-type="float" office:value="9381127.51592879" calcext:value-type="float">
            <text:p>9381127.51592879</text:p>
          </table:table-cell>
          <table:table-cell table:formula="of:=([.$E17]*POWER(1+[.$O$6];[.O$26])-SERIESSUM((1+[.$O$6])*(1+[.$O$8]);[.O$26];-1;OFFSET([.$C18];[.O$26];0):[.$C18]))*(1-1/4*[.$O$4]*[.$O$5])" office:value-type="float" office:value="9046116.30724555" calcext:value-type="float">
            <text:p>9046116.30724555</text:p>
          </table:table-cell>
          <table:table-cell table:formula="of:=([.$E17]*POWER(1+[.$O$6];[.P$26])-SERIESSUM((1+[.$O$6])*(1+[.$O$8]);[.P$26];-1;OFFSET([.$C18];[.P$26];0):[.$C18]))*(1-1/4*[.$O$4]*[.$O$5])" office:value-type="float" office:value="8523074.28206533" calcext:value-type="float">
            <text:p>8523074.28206533</text:p>
          </table:table-cell>
          <table:table-cell table:formula="of:=([.$E17]*POWER(1+[.$O$6];[.Q$26])-SERIESSUM((1+[.$O$6])*(1+[.$O$8]);[.Q$26];-1;OFFSET([.$C18];[.Q$26];0):[.$C18]))*(1-1/4*[.$O$4]*[.$O$5])" office:value-type="float" office:value="7772408.78651825" calcext:value-type="float">
            <text:p>7772408.78651825</text:p>
          </table:table-cell>
          <table:table-cell table:formula="of:=([.$E17]*POWER(1+[.$O$6];[.R$26])-SERIESSUM((1+[.$O$6])*(1+[.$O$8]);[.R$26];-1;OFFSET([.$C18];[.R$26];0):[.$C18]))*(1-1/4*[.$O$4]*[.$O$5])" office:value-type="float" office:value="6747577.34817438" calcext:value-type="float">
            <text:p>6747577.34817438</text:p>
          </table:table-cell>
          <table:table-cell table:formula="of:=([.$E17]*POWER(1+[.$O$6];[.S$26])-SERIESSUM((1+[.$O$6])*(1+[.$O$8]);[.S$26];-1;OFFSET([.$C18];[.S$26];0):[.$C18]))*(1-1/4*[.$O$4]*[.$O$5])" office:value-type="float" office:value="5393945.78036259" calcext:value-type="float">
            <text:p>5393945.78036259</text:p>
          </table:table-cell>
          <table:table-cell table:formula="of:=([.$E17]*POWER(1+[.$O$6];[.T$26])-SERIESSUM((1+[.$O$6])*(1+[.$O$8]);[.T$26];-1;OFFSET([.$C18];[.T$26];0):[.$C18]))*(1-1/4*[.$O$4]*[.$O$5])" office:value-type="float" office:value="3647463.95146337" calcext:value-type="float">
            <text:p>3647463.95146337</text:p>
          </table:table-cell>
          <table:table-cell table:formula="of:=([.$E17]*POWER(1+[.$O$6];[.U$26])-SERIESSUM((1+[.$O$6])*(1+[.$O$8]);[.U$26];-1;OFFSET([.$C18];[.U$26];0):[.$C18]))*(1-1/4*[.$O$4]*[.$O$5])" office:value-type="float" office:value="1433130.48825897" calcext:value-type="float">
            <text:p>1433130.48825897</text:p>
          </table:table-cell>
          <table:table-cell table:formula="of:=([.$E17]*POWER(1+[.$O$6];[.V$26])-SERIESSUM((1+[.$O$6])*(1+[.$O$8]);[.V$26];-1;OFFSET([.$C18];[.V$26];0):[.$C18]))*(1-1/4*[.$O$4]*[.$O$5])" office:value-type="float" office:value="-1336786.81597074" calcext:value-type="float">
            <text:p>-1336786.81597074</text:p>
          </table:table-cell>
          <table:table-cell table:formula="of:=([.$E17]*POWER(1+[.$O$6];[.W$26])-SERIESSUM((1+[.$O$6])*(1+[.$O$8]);[.W$26];-1;OFFSET([.$C18];[.W$26];0):[.$C18]))*(1-1/4*[.$O$4]*[.$O$5])" office:value-type="float" office:value="-4764813.31842922" calcext:value-type="float">
            <text:p>-4764813.31842922</text:p>
          </table:table-cell>
          <table:table-cell table:formula="of:=([.$E17]*POWER(1+[.$O$6];[.X$26])-SERIESSUM((1+[.$O$6])*(1+[.$O$8]);[.X$26];-1;OFFSET([.$C18];[.X$26];0):[.$C18]))*(1-1/4*[.$O$4]*[.$O$5])" office:value-type="float" office:value="-8970657.01072853" calcext:value-type="float">
            <text:p>-8970657.01072853</text:p>
          </table:table-cell>
          <table:table-cell table:formula="of:=([.$E17]*POWER(1+[.$O$6];[.Y$26])-SERIESSUM((1+[.$O$6])*(1+[.$O$8]);[.Y$26];-1;OFFSET([.$C18];[.Y$26];0):[.$C18]))*(1-1/4*[.$O$4]*[.$O$5])" office:value-type="float" office:value="-14093976.5616628" calcext:value-type="float">
            <text:p>-14093976.5616628</text:p>
          </table:table-cell>
          <table:table-cell table:formula="of:=([.$E17]*POWER(1+[.$O$6];[.Z$26])-SERIESSUM((1+[.$O$6])*(1+[.$O$8]);[.Z$26];-1;OFFSET([.$C18];[.Z$26];0):[.$C18]))*(1-1/4*[.$O$4]*[.$O$5])" office:value-type="float" office:value="-20297587.344909" calcext:value-type="float">
            <text:p>-20297587.344909</text:p>
          </table:table-cell>
          <table:table-cell table:formula="of:=([.$E17]*POWER(1+[.$O$6];[.AA$26])-SERIESSUM((1+[.$O$6])*(1+[.$O$8]);[.AA$26];-1;OFFSET([.$C18];[.AA$26];0):[.$C18]))*(1-1/4*[.$O$4]*[.$O$5])" office:value-type="float" office:value="-27771174.1649503" calcext:value-type="float">
            <text:p>-27771174.1649503</text:p>
          </table:table-cell>
          <table:table-cell table:formula="of:=([.$E17]*POWER(1+[.$O$6];[.AB$26])-SERIESSUM((1+[.$O$6])*(1+[.$O$8]);[.AB$26];-1;OFFSET([.$C18];[.AB$26];0):[.$C18]))*(1-1/4*[.$O$4]*[.$O$5])" office:value-type="float" office:value="-36735590.1299811" calcext:value-type="float">
            <text:p>-36735590.1299811</text:p>
          </table:table-cell>
          <table:table-cell table:formula="of:=([.$E17]*POWER(1+[.$O$6];[.AC$26])-SERIESSUM((1+[.$O$6])*(1+[.$O$8]);[.AC$26];-1;OFFSET([.$C18];[.AC$26];0):[.$C18]))*(1-1/4*[.$O$4]*[.$O$5])" office:value-type="float" office:value="-47447833.5298469" calcext:value-type="float">
            <text:p>-47447833.5298469</text:p>
          </table:table-cell>
          <table:table-cell table:formula="of:=([.$E17]*POWER(1+[.$O$6];[.AD$26])-SERIESSUM((1+[.$O$6])*(1+[.$O$8]);[.AD$26];-1;OFFSET([.$C18];[.AD$26];0):[.$C18]))*(1-1/4*[.$O$4]*[.$O$5])" office:value-type="float" office:value="-60206808.9209257" calcext:value-type="float">
            <text:p>-60206808.9209257</text:p>
          </table:table-cell>
          <table:table-cell table:formula="of:=([.$E17]*POWER(1+[.$O$6];[.AE$26])-SERIESSUM((1+[.$O$6])*(1+[.$O$8]);[.AE$26];-1;OFFSET([.$C18];[.AE$26];0):[.$C18]))*(1-1/4*[.$O$4]*[.$O$5])" office:value-type="float" office:value="-75359995.1995559" calcext:value-type="float">
            <text:p>-75359995.1995559</text:p>
          </table:table-cell>
          <table:table-cell table:formula="of:=([.$E17]*POWER(1+[.$O$6];[.AF$26])-SERIESSUM((1+[.$O$6])*(1+[.$O$8]);[.AF$26];-1;OFFSET([.$C18];[.AF$26];0):[.$C18]))*(1-1/4*[.$O$4]*[.$O$5])" office:value-type="float" office:value="-93311162.6093796" calcext:value-type="float">
            <text:p>-93311162.6093796</text:p>
          </table:table-cell>
          <table:table-cell table:formula="of:=([.$E17]*POWER(1+[.$O$6];[.AG$26])-SERIESSUM((1+[.$O$6])*(1+[.$O$8]);[.AG$26];-1;OFFSET([.$C18];[.AG$26];0):[.$C18]))*(1-1/4*[.$O$4]*[.$O$5])" office:value-type="float" office:value="-114529302.778208" calcext:value-type="float">
            <text:p>-114529302.778208</text:p>
          </table:table-cell>
          <table:table-cell table:formula="of:=([.$E17]*POWER(1+[.$O$6];[.AH$26])-SERIESSUM((1+[.$O$6])*(1+[.$O$8]);[.AH$26];-1;OFFSET([.$C18];[.AH$26];0):[.$C18]))*(1-1/4*[.$O$4]*[.$O$5])" office:value-type="float" office:value="-139558961.481769" calcext:value-type="float">
            <text:p>-139558961.481769</text:p>
          </table:table-cell>
          <table:table-cell table:formula="of:=([.$E17]*POWER(1+[.$O$6];[.AI$26])-SERIESSUM((1+[.$O$6])*(1+[.$O$8]);[.AI$26];-1;OFFSET([.$C18];[.AI$26];0):[.$C18]))*(1-1/4*[.$O$4]*[.$O$5])" office:value-type="float" office:value="-169032193.422442" calcext:value-type="float">
            <text:p>-169032193.422442</text:p>
          </table:table-cell>
          <table:table-cell table:formula="of:=([.$E17]*POWER(1+[.$O$6];[.AJ$26])-SERIESSUM((1+[.$O$6])*(1+[.$O$8]);[.AJ$26];-1;OFFSET([.$C18];[.AJ$26];0):[.$C18]))*(1-1/4*[.$O$4]*[.$O$5])" office:value-type="float" office:value="-203682392.511877" calcext:value-type="float">
            <text:p>-203682392.511877</text:p>
          </table:table-cell>
          <table:table-cell table:formula="of:=([.$E17]*POWER(1+[.$O$6];[.AK$26])-SERIESSUM((1+[.$O$6])*(1+[.$O$8]);[.AK$26];-1;OFFSET([.$C18];[.AK$26];0):[.$C18]))*(1-1/4*[.$O$4]*[.$O$5])" office:value-type="float" office:value="-244360290.675049" calcext:value-type="float">
            <text:p>-244360290.675049</text:p>
          </table:table-cell>
          <table:table-cell table:formula="of:=([.$E17]*POWER(1+[.$O$6];[.AL$26])-SERIESSUM((1+[.$O$6])*(1+[.$O$8]);[.AL$26];-1;OFFSET([.$C18];[.AL$26];0):[.$C18]))*(1-1/4*[.$O$4]*[.$O$5])" office:value-type="float" office:value="-292052463.879305" calcext:value-type="float">
            <text:p>-292052463.879305</text:p>
          </table:table-cell>
          <table:table-cell table:formula="of:=([.$E17]*POWER(1+[.$O$6];[.AM$26])-SERIESSUM((1+[.$O$6])*(1+[.$O$8]);[.AM$26];-1;OFFSET([.$C18];[.AM$26];0):[.$C18]))*(1-1/4*[.$O$4]*[.$O$5])" office:value-type="float" office:value="-347902736.893896" calcext:value-type="float">
            <text:p>-347902736.893896</text:p>
          </table:table-cell>
          <table:table-cell table:formula="of:=([.$E17]*POWER(1+[.$O$6];[.AN$26])-SERIESSUM((1+[.$O$6])*(1+[.$O$8]);[.AN$26];-1;OFFSET([.$C18];[.AN$26];0):[.$C18]))*(1-1/4*[.$O$4]*[.$O$5])" office:value-type="float" office:value="-413236939.311214" calcext:value-type="float">
            <text:p>-413236939.311214</text:p>
          </table:table-cell>
          <table:table-cell table:formula="of:=([.$E17]*POWER(1+[.$O$6];[.AO$26])-SERIESSUM((1+[.$O$6])*(1+[.$O$8]);[.AO$26];-1;OFFSET([.$C18];[.AO$26];0):[.$C18]))*(1-1/4*[.$O$4]*[.$O$5])" office:value-type="float" office:value="-489591535.890612" calcext:value-type="float">
            <text:p>-489591535.890612</text:p>
          </table:table-cell>
          <table:table-cell table:formula="of:=([.$E17]*POWER(1+[.$O$6];[.AP$26])-SERIESSUM((1+[.$O$6])*(1+[.$O$8]);[.AP$26];-1;OFFSET([.$C18];[.AP$26];0):[.$C18]))*(1-1/4*[.$O$4]*[.$O$5])" office:value-type="float" office:value="-578746735.798889" calcext:value-type="float">
            <text:p>-578746735.798889</text:p>
          </table:table-cell>
          <table:table-cell table:formula="of:=([.$E17]*POWER(1+[.$O$6];[.AQ$26])-SERIESSUM((1+[.$O$6])*(1+[.$O$8]);[.AQ$26];-1;OFFSET([.$C18];[.AQ$26];0):[.$C18]))*(1-1/4*[.$O$4]*[.$O$5])" office:value-type="float" office:value="-682764779.527778" calcext:value-type="float">
            <text:p>-682764779.527778</text:p>
          </table:table-cell>
          <table:table-cell table:formula="of:=([.$E17]*POWER(1+[.$O$6];[.AR$26])-SERIESSUM((1+[.$O$6])*(1+[.$O$8]);[.AR$26];-1;OFFSET([.$C18];[.AR$26];0):[.$C18]))*(1-1/4*[.$O$4]*[.$O$5])" office:value-type="float" office:value="-804034211.144226" calcext:value-type="float">
            <text:p>-804034211.144226</text:p>
          </table:table-cell>
          <table:table-cell table:formula="of:=([.$E17]*POWER(1+[.$O$6];[.AS$26])-SERIESSUM((1+[.$O$6])*(1+[.$O$8]);[.AS$26];-1;OFFSET([.$C18];[.AS$26];0):[.$C18]))*(1-1/4*[.$O$4]*[.$O$5])" office:value-type="float" office:value="-945321069.356864" calcext:value-type="float">
            <text:p>-945321069.356864</text:p>
          </table:table-cell>
          <table:table-cell table:formula="of:=([.$E17]*POWER(1+[.$O$6];[.AT$26])-SERIESSUM((1+[.$O$6])*(1+[.$O$8]);[.AT$26];-1;OFFSET([.$C18];[.AT$26];0):[.$C18]))*(1-1/4*[.$O$4]*[.$O$5])" office:value-type="float" office:value="-1109828076.3008" calcext:value-type="float">
            <text:p>-1109828076.3008</text:p>
          </table:table-cell>
          <table:table-cell table:formula="of:=([.$E17]*POWER(1+[.$O$6];[.AU$26])-SERIESSUM((1+[.$O$6])*(1+[.$O$8]);[.AU$26];-1;OFFSET([.$C18];[.AU$26];0):[.$C18]))*(1-1/4*[.$O$4]*[.$O$5])" office:value-type="float" office:value="-1301263071.00186" calcext:value-type="float">
            <text:p>-1301263071.00186</text:p>
          </table:table-cell>
          <table:table-cell table:formula="of:=([.$E17]*POWER(1+[.$O$6];[.AV$26])-SERIESSUM((1+[.$O$6])*(1+[.$O$8]);[.AV$26];-1;OFFSET([.$C18];[.AV$26];0):[.$C18]))*(1-1/4*[.$O$4]*[.$O$5])" office:value-type="float" office:value="-1523918128.70466" calcext:value-type="float">
            <text:p>-1523918128.70466</text:p>
          </table:table-cell>
          <table:table-cell table:formula="of:=([.$E17]*POWER(1+[.$O$6];[.AW$26])-SERIESSUM((1+[.$O$6])*(1+[.$O$8]);[.AW$26];-1;OFFSET([.$C18];[.AW$26];0):[.$C18]))*(1-1/4*[.$O$4]*[.$O$5])" office:value-type="float" office:value="-1782761031.70845" calcext:value-type="float">
            <text:p>-1782761031.70845</text:p>
          </table:table-cell>
          <table:table-cell table:formula="of:=([.$E17]*POWER(1+[.$O$6];[.AX$26])-SERIESSUM((1+[.$O$6])*(1+[.$O$8]);[.AX$26];-1;OFFSET([.$C18];[.AX$26];0):[.$C18]))*(1-1/4*[.$O$4]*[.$O$5])" office:value-type="float" office:value="-2083541016.75685" calcext:value-type="float">
            <text:p>-2083541016.75685</text:p>
          </table:table-cell>
          <table:table-cell table:formula="of:=([.$E17]*POWER(1+[.$O$6];[.AY$26])-SERIESSUM((1+[.$O$6])*(1+[.$O$8]);[.AY$26];-1;OFFSET([.$C18];[.AY$26];0):[.$C18]))*(1-1/4*[.$O$4]*[.$O$5])" office:value-type="float" office:value="-2432911023.81038" calcext:value-type="float">
            <text:p>-2432911023.81038</text:p>
          </table:table-cell>
          <table:table-cell table:formula="of:=([.$E17]*POWER(1+[.$O$6];[.AZ$26])-SERIESSUM((1+[.$O$6])*(1+[.$O$8]);[.AZ$26];-1;OFFSET([.$C18];[.AZ$26];0):[.$C18]))*(1-1/4*[.$O$4]*[.$O$5])" office:value-type="float" office:value="-2838569017.4791" calcext:value-type="float">
            <text:p>-2838569017.4791</text:p>
          </table:table-cell>
          <table:table-cell table:formula="of:=([.$E17]*POWER(1+[.$O$6];[.BA$26])-SERIESSUM((1+[.$O$6])*(1+[.$O$8]);[.BA$26];-1;OFFSET([.$C18];[.BA$26];0):[.$C18]))*(1-1/4*[.$O$4]*[.$O$5])" office:value-type="float" office:value="-3309421352.76885" calcext:value-type="float">
            <text:p>-3309421352.76885</text:p>
          </table:table-cell>
          <table:table-cell table:formula="of:=([.$E17]*POWER(1+[.$O$6];[.BB$26])-SERIESSUM((1+[.$O$6])*(1+[.$O$8]);[.BB$26];-1;OFFSET([.$C18];[.BB$26];0):[.$C18]))*(1-1/4*[.$O$4]*[.$O$5])" office:value-type="float" office:value="-3855771619.49194" calcext:value-type="float">
            <text:p>-3855771619.49194</text:p>
          </table:table-cell>
          <table:table-cell table:formula="of:=([.$E17]*POWER(1+[.$O$6];[.BC$26])-SERIESSUM((1+[.$O$6])*(1+[.$O$8]);[.BC$26];-1;OFFSET([.$C18];[.BC$26];0):[.$C18]))*(1-1/4*[.$O$4]*[.$O$5])" office:value-type="float" office:value="-4489538934.41019" calcext:value-type="float">
            <text:p>-4489538934.41019</text:p>
          </table:table-cell>
          <table:table-cell table:formula="of:=([.$E17]*POWER(1+[.$O$6];[.BD$26])-SERIESSUM((1+[.$O$6])*(1+[.$O$8]);[.BD$26];-1;OFFSET([.$C18];[.BD$26];0):[.$C18]))*(1-1/4*[.$O$4]*[.$O$5])" office:value-type="float" office:value="-5212214311.6859" calcext:value-type="float">
            <text:p>-5212214311.6859</text:p>
          </table:table-cell>
          <table:table-cell table:formula="of:=([.$E17]*POWER(1+[.$O$6];[.BE$26])-SERIESSUM((1+[.$O$6])*(1+[.$O$8]);[.BE$26];-1;OFFSET([.$C18];[.BE$26];0):[.$C18]))*(1-1/4*[.$O$4]*[.$O$5])" office:value-type="float" office:value="-6049266227.19224" calcext:value-type="float">
            <text:p>-6049266227.19224</text:p>
          </table:table-cell>
          <table:table-cell table:formula="of:=([.$E17]*POWER(1+[.$O$6];[.BF$26])-SERIESSUM((1+[.$O$6])*(1+[.$O$8]);[.BF$26];-1;OFFSET([.$C18];[.BF$26];0):[.$C18]))*(1-1/4*[.$O$4]*[.$O$5])" office:value-type="float" office:value="-7018645930.24" calcext:value-type="float">
            <text:p>-7018645930.24</text:p>
          </table:table-cell>
          <table:table-cell table:formula="of:=([.$E17]*POWER(1+[.$O$6];[.BG$26])-SERIESSUM((1+[.$O$6])*(1+[.$O$8]);[.BG$26];-1;OFFSET([.$C18];[.BG$26];0):[.$C18]))*(1-1/4*[.$O$4]*[.$O$5])" office:value-type="float" office:value="-8141110225.32973" calcext:value-type="float">
            <text:p>-8141110225.32973</text:p>
          </table:table-cell>
          <table:table-cell table:formula="of:=([.$E17]*POWER(1+[.$O$6];[.BH$26])-SERIESSUM((1+[.$O$6])*(1+[.$O$8]);[.BH$26];-1;OFFSET([.$C18];[.BH$26];0):[.$C18]))*(1-1/4*[.$O$4]*[.$O$5])" office:value-type="float" office:value="-9440659003.80296" calcext:value-type="float">
            <text:p>-9440659003.80296</text:p>
          </table:table-cell>
          <table:table-cell table:formula="of:=([.$E17]*POWER(1+[.$O$6];[.BI$26])-SERIESSUM((1+[.$O$6])*(1+[.$O$8]);[.BI$26];-1;OFFSET([.$C18];[.BI$26];0):[.$C18]))*(1-1/4*[.$O$4]*[.$O$5])" office:value-type="float" office:value="-10945040934.3996" calcext:value-type="float">
            <text:p>-10945040934.3996</text:p>
          </table:table-cell>
          <table:table-cell table:formula="of:=([.$E17]*POWER(1+[.$O$6];[.BJ$26])-SERIESSUM((1+[.$O$6])*(1+[.$O$8]);[.BJ$26];-1;OFFSET([.$C18];[.BJ$26];0):[.$C18]))*(1-1/4*[.$O$4]*[.$O$5])" office:value-type="float" office:value="-12686337924.5654" calcext:value-type="float">
            <text:p>-12686337924.5654</text:p>
          </table:table-cell>
          <table:table-cell table:formula="of:=([.$E17]*POWER(1+[.$O$6];[.BK$26])-SERIESSUM((1+[.$O$6])*(1+[.$O$8]);[.BK$26];-1;OFFSET([.$C18];[.BK$26];0):[.$C18]))*(1-1/4*[.$O$4]*[.$O$5])" office:value-type="float" office:value="-14701640616.063" calcext:value-type="float">
            <text:p>-14701640616.063</text:p>
          </table:table-cell>
          <table:table-cell table:formula="of:=([.$E17]*POWER(1+[.$O$6];[.BL$26])-SERIESSUM((1+[.$O$6])*(1+[.$O$8]);[.BL$26];-1;OFFSET([.$C18];[.BL$26];0):[.$C18]))*(1-1/4*[.$O$4]*[.$O$5])" office:value-type="float" office:value="-17033829087.1923" calcext:value-type="float">
            <text:p>-17033829087.1923</text:p>
          </table:table-cell>
          <table:table-cell table:formula="of:=([.$E17]*POWER(1+[.$O$6];[.BM$26])-SERIESSUM((1+[.$O$6])*(1+[.$O$8]);[.BM$26];-1;OFFSET([.$C18];[.BM$26];0):[.$C18]))*(1-1/4*[.$O$4]*[.$O$5])" office:value-type="float" office:value="-19732475139.731" calcext:value-type="float">
            <text:p>-19732475139.731</text:p>
          </table:table-cell>
          <table:table-cell table:formula="of:=([.$E17]*POWER(1+[.$O$6];[.BN$26])-SERIESSUM((1+[.$O$6])*(1+[.$O$8]);[.BN$26];-1;OFFSET([.$C18];[.BN$26];0):[.$C18]))*(1-1/4*[.$O$4]*[.$O$5])" office:value-type="float" office:value="-22854885097.7704" calcext:value-type="float">
            <text:p>-22854885097.7704</text:p>
          </table:table-cell>
          <table:table-cell table:formula="of:=([.$E17]*POWER(1+[.$O$6];[.BO$26])-SERIESSUM((1+[.$O$6])*(1+[.$O$8]);[.BO$26];-1;OFFSET([.$C18];[.BO$26];0):[.$C18]))*(1-1/4*[.$O$4]*[.$O$5])" office:value-type="float" office:value="-26467304991.3845" calcext:value-type="float">
            <text:p>-26467304991.3845</text:p>
          </table:table-cell>
          <table:table-cell table:formula="of:=([.$E17]*POWER(1+[.$O$6];[.BP$26])-SERIESSUM((1+[.$O$6])*(1+[.$O$8]);[.BP$26];-1;OFFSET([.$C18];[.BP$26];0):[.$C18]))*(1-1/4*[.$O$4]*[.$O$5])" office:value-type="float" office:value="-30646313402.2371" calcext:value-type="float">
            <text:p>-30646313402.2371</text:p>
          </table:table-cell>
          <table:table-cell table:formula="of:=([.$E17]*POWER(1+[.$O$6];[.BQ$26])-SERIESSUM((1+[.$O$6])*(1+[.$O$8]);[.BQ$26];-1;OFFSET([.$C18];[.BQ$26];0):[.$C18]))*(1-1/4*[.$O$4]*[.$O$5])" office:value-type="float" office:value="-35480431182.1537" calcext:value-type="float">
            <text:p>-35480431182.1537</text:p>
          </table:table-cell>
          <table:table-cell table:formula="of:=([.$E17]*POWER(1+[.$O$6];[.BR$26])-SERIESSUM((1+[.$O$6])*(1+[.$O$8]);[.BR$26];-1;OFFSET([.$C18];[.BR$26];0):[.$C18]))*(1-1/4*[.$O$4]*[.$O$5])" office:value-type="float" office:value="-41071981801.7878" calcext:value-type="float">
            <text:p>-41071981801.7878</text:p>
          </table:table-cell>
          <table:table-cell table:formula="of:=([.$E17]*POWER(1+[.$O$6];[.BS$26])-SERIESSUM((1+[.$O$6])*(1+[.$O$8]);[.BS$26];-1;OFFSET([.$C18];[.BS$26];0):[.$C18]))*(1-1/4*[.$O$4]*[.$O$5])" office:value-type="float" office:value="-47539241340.0521" calcext:value-type="float">
            <text:p>-47539241340.0521</text:p>
          </table:table-cell>
          <table:table-cell table:formula="of:=([.$E17]*POWER(1+[.$O$6];[.BT$26])-SERIESSUM((1+[.$O$6])*(1+[.$O$8]);[.BT$26];-1;OFFSET([.$C18];[.BT$26];0):[.$C18]))*(1-1/4*[.$O$4]*[.$O$5])" office:value-type="float" office:value="-55018923196.0628" calcext:value-type="float">
            <text:p>-55018923196.0628</text:p>
          </table:table-cell>
          <table:table-cell table:formula="of:=([.$E17]*POWER(1+[.$O$6];[.BU$26])-SERIESSUM((1+[.$O$6])*(1+[.$O$8]);[.BU$26];-1;OFFSET([.$C18];[.BU$26];0):[.$C18]))*(1-1/4*[.$O$4]*[.$O$5])" office:value-type="float" office:value="-63669049621.1487" calcext:value-type="float">
            <text:p>-63669049621.1487</text:p>
          </table:table-cell>
          <table:table-cell table:formula="of:=([.$E17]*POWER(1+[.$O$6];[.BV$26])-SERIESSUM((1+[.$O$6])*(1+[.$O$8]);[.BV$26];-1;OFFSET([.$C18];[.BV$26];0):[.$C18]))*(1-1/4*[.$O$4]*[.$O$5])" office:value-type="float" office:value="-73672270276.0403" calcext:value-type="float">
            <text:p>-73672270276.0403</text:p>
          </table:table-cell>
          <table:table-cell table:formula="of:=([.$E17]*POWER(1+[.$O$6];[.BW$26])-SERIESSUM((1+[.$O$6])*(1+[.$O$8]);[.BW$26];-1;OFFSET([.$C18];[.BW$26];0):[.$C18]))*(1-1/4*[.$O$4]*[.$O$5])" office:value-type="float" office:value="-85239697387.5402" calcext:value-type="float">
            <text:p>-85239697387.5402</text:p>
          </table:table-cell>
          <table:table-cell table:formula="of:=([.$E17]*POWER(1+[.$O$6];[.BX$26])-SERIESSUM((1+[.$O$6])*(1+[.$O$8]);[.BX$26];-1;OFFSET([.$C18];[.BX$26];0):[.$C18]))*(1-1/4*[.$O$4]*[.$O$5])" office:value-type="float" office:value="-98615337906.1134" calcext:value-type="float">
            <text:p>-98615337906.11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O$2]*POWER(1+[.$O$11];[.$A42])*(POWER([.$O$7];12)-1)/([.$O$7]-1) + [.$B42]*POWER([.$O$7];12)" office:value-type="float" office:value="156162254.105122" calcext:value-type="float">
            <text:p>156162254.105122</text:p>
          </table:table-cell>
          <table:table-cell table:formula="of:=[.$C42]*POWER([.$O$9];12)" office:value-type="float" office:value="2975481.21415916" calcext:value-type="float">
            <text:p>2975481.21415916</text:p>
          </table:table-cell>
          <table:table-cell table:formula="of:=[.$B43]/4*[.$O$4]*[.$O$5]" office:value-type="float" office:value="306858.829316564" calcext:value-type="float">
            <text:p>306858.829316564</text:p>
          </table:table-cell>
          <table:table-cell table:formula="of:=[.$B43]-[.$C43]-[.$D43]+[.$O$13]*POWER([.$O$7];12*[.$A43])" office:value-type="float" office:value="152879914.061646" calcext:value-type="float">
            <text:p>152879914.06164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$E18]-[.$C19]" office:value-type="float" office:value="10800913.0847774" calcext:value-type="float">
            <text:p>10800913.0847774</text:p>
          </table:table-cell>
          <table:table-cell table:formula="of:=([.$E18]*POWER(1+[.$O$6];[.K$26])-SERIESSUM((1+[.$O$6])*(1+[.$O$8]);[.K$26];-1;OFFSET([.$C19];[.K$26];0):[.$C19]))*(1-1/4*[.$O$4]*[.$O$5])" office:value-type="float" office:value="10971369.0380439" calcext:value-type="float">
            <text:p>10971369.0380439</text:p>
          </table:table-cell>
          <table:table-cell table:formula="of:=([.$E18]*POWER(1+[.$O$6];[.L$26])-SERIESSUM((1+[.$O$6])*(1+[.$O$8]);[.L$26];-1;OFFSET([.$C19];[.L$26];0):[.$C19]))*(1-1/4*[.$O$4]*[.$O$5])" office:value-type="float" office:value="11080287.3129388" calcext:value-type="float">
            <text:p>11080287.3129388</text:p>
          </table:table-cell>
          <table:table-cell table:formula="of:=([.$E18]*POWER(1+[.$O$6];[.M$26])-SERIESSUM((1+[.$O$6])*(1+[.$O$8]);[.M$26];-1;OFFSET([.$C19];[.M$26];0):[.$C19]))*(1-1/4*[.$O$4]*[.$O$5])" office:value-type="float" office:value="11084997.9873974" calcext:value-type="float">
            <text:p>11084997.9873974</text:p>
          </table:table-cell>
          <table:table-cell table:formula="of:=([.$E18]*POWER(1+[.$O$6];[.N$26])-SERIESSUM((1+[.$O$6])*(1+[.$O$8]);[.N$26];-1;OFFSET([.$C19];[.N$26];0):[.$C19]))*(1-1/4*[.$O$4]*[.$O$5])" office:value-type="float" office:value="10960063.1359759" calcext:value-type="float">
            <text:p>10960063.1359759</text:p>
          </table:table-cell>
          <table:table-cell table:formula="of:=([.$E18]*POWER(1+[.$O$6];[.O$26])-SERIESSUM((1+[.$O$6])*(1+[.$O$8]);[.O$26];-1;OFFSET([.$C19];[.O$26];0):[.$C19]))*(1-1/4*[.$O$4]*[.$O$5])" office:value-type="float" office:value="10675381.6781994" calcext:value-type="float">
            <text:p>10675381.6781994</text:p>
          </table:table-cell>
          <table:table-cell table:formula="of:=([.$E18]*POWER(1+[.$O$6];[.P$26])-SERIESSUM((1+[.$O$6])*(1+[.$O$8]);[.P$26];-1;OFFSET([.$C19];[.P$26];0):[.$C19]))*(1-1/4*[.$O$4]*[.$O$5])" office:value-type="float" office:value="10195409.6896123" calcext:value-type="float">
            <text:p>10195409.6896123</text:p>
          </table:table-cell>
          <table:table-cell table:formula="of:=([.$E18]*POWER(1+[.$O$6];[.Q$26])-SERIESSUM((1+[.$O$6])*(1+[.$O$8]);[.Q$26];-1;OFFSET([.$C19];[.Q$26];0):[.$C19]))*(1-1/4*[.$O$4]*[.$O$5])" office:value-type="float" office:value="9478255.22600107" calcext:value-type="float">
            <text:p>9478255.22600107</text:p>
          </table:table-cell>
          <table:table-cell table:formula="of:=([.$E18]*POWER(1+[.$O$6];[.R$26])-SERIESSUM((1+[.$O$6])*(1+[.$O$8]);[.R$26];-1;OFFSET([.$C19];[.R$26];0):[.$C19]))*(1-1/4*[.$O$4]*[.$O$5])" office:value-type="float" office:value="8474627.81292726" calcext:value-type="float">
            <text:p>8474627.81292726</text:p>
          </table:table-cell>
          <table:table-cell table:formula="of:=([.$E18]*POWER(1+[.$O$6];[.S$26])-SERIESSUM((1+[.$O$6])*(1+[.$O$8]);[.S$26];-1;OFFSET([.$C19];[.S$26];0):[.$C19]))*(1-1/4*[.$O$4]*[.$O$5])" office:value-type="float" office:value="7126619.6393991" calcext:value-type="float">
            <text:p>7126619.6393991</text:p>
          </table:table-cell>
          <table:table-cell table:formula="of:=([.$E18]*POWER(1+[.$O$6];[.T$26])-SERIESSUM((1+[.$O$6])*(1+[.$O$8]);[.T$26];-1;OFFSET([.$C19];[.T$26];0):[.$C19]))*(1-1/4*[.$O$4]*[.$O$5])" office:value-type="float" office:value="5366291.89482982" calcext:value-type="float">
            <text:p>5366291.89482982</text:p>
          </table:table-cell>
          <table:table-cell table:formula="of:=([.$E18]*POWER(1+[.$O$6];[.U$26])-SERIESSUM((1+[.$O$6])*(1+[.$O$8]);[.U$26];-1;OFFSET([.$C19];[.U$26];0):[.$C19]))*(1-1/4*[.$O$4]*[.$O$5])" office:value-type="float" office:value="3114035.52654224" calcext:value-type="float">
            <text:p>3114035.52654224</text:p>
          </table:table-cell>
          <table:table-cell table:formula="of:=([.$E18]*POWER(1+[.$O$6];[.V$26])-SERIESSUM((1+[.$O$6])*(1+[.$O$8]);[.V$26];-1;OFFSET([.$C19];[.V$26];0):[.$C19]))*(1-1/4*[.$O$4]*[.$O$5])" office:value-type="float" office:value="276670.88334485" calcext:value-type="float">
            <text:p>276670.88334485</text:p>
          </table:table-cell>
          <table:table-cell table:formula="of:=([.$E18]*POWER(1+[.$O$6];[.W$26])-SERIESSUM((1+[.$O$6])*(1+[.$O$8]);[.W$26];-1;OFFSET([.$C19];[.W$26];0):[.$C19]))*(1-1/4*[.$O$4]*[.$O$5])" office:value-type="float" office:value="-3254754.85217103" calcext:value-type="float">
            <text:p>-3254754.85217103</text:p>
          </table:table-cell>
          <table:table-cell table:formula="of:=([.$E18]*POWER(1+[.$O$6];[.X$26])-SERIESSUM((1+[.$O$6])*(1+[.$O$8]);[.X$26];-1;OFFSET([.$C19];[.X$26];0):[.$C19]))*(1-1/4*[.$O$4]*[.$O$5])" office:value-type="float" office:value="-7607519.97104743" calcext:value-type="float">
            <text:p>-7607519.97104743</text:p>
          </table:table-cell>
          <table:table-cell table:formula="of:=([.$E18]*POWER(1+[.$O$6];[.Y$26])-SERIESSUM((1+[.$O$6])*(1+[.$O$8]);[.Y$26];-1;OFFSET([.$C19];[.Y$26];0):[.$C19]))*(1-1/4*[.$O$4]*[.$O$5])" office:value-type="float" office:value="-12930185.2481126" calcext:value-type="float">
            <text:p>-12930185.2481126</text:p>
          </table:table-cell>
          <table:table-cell table:formula="of:=([.$E18]*POWER(1+[.$O$6];[.Z$26])-SERIESSUM((1+[.$O$6])*(1+[.$O$8]);[.Z$26];-1;OFFSET([.$C19];[.Z$26];0):[.$C19]))*(1-1/4*[.$O$4]*[.$O$5])" office:value-type="float" office:value="-19396019.2123566" calcext:value-type="float">
            <text:p>-19396019.2123566</text:p>
          </table:table-cell>
          <table:table-cell table:formula="of:=([.$E18]*POWER(1+[.$O$6];[.AA$26])-SERIESSUM((1+[.$O$6])*(1+[.$O$8]);[.AA$26];-1;OFFSET([.$C19];[.AA$26];0):[.$C19]))*(1-1/4*[.$O$4]*[.$O$5])" office:value-type="float" office:value="-27206965.1700652" calcext:value-type="float">
            <text:p>-27206965.1700652</text:p>
          </table:table-cell>
          <table:table-cell table:formula="of:=([.$E18]*POWER(1+[.$O$6];[.AB$26])-SERIESSUM((1+[.$O$6])*(1+[.$O$8]);[.AB$26];-1;OFFSET([.$C19];[.AB$26];0):[.$C19]))*(1-1/4*[.$O$4]*[.$O$5])" office:value-type="float" office:value="-36598234.9577335" calcext:value-type="float">
            <text:p>-36598234.9577335</text:p>
          </table:table-cell>
          <table:table-cell table:formula="of:=([.$E18]*POWER(1+[.$O$6];[.AC$26])-SERIESSUM((1+[.$O$6])*(1+[.$O$8]);[.AC$26];-1;OFFSET([.$C19];[.AC$26];0):[.$C19]))*(1-1/4*[.$O$4]*[.$O$5])" office:value-type="float" office:value="-47843627.6770823" calcext:value-type="float">
            <text:p>-47843627.6770823</text:p>
          </table:table-cell>
          <table:table-cell table:formula="of:=([.$E18]*POWER(1+[.$O$6];[.AD$26])-SERIESSUM((1+[.$O$6])*(1+[.$O$8]);[.AD$26];-1;OFFSET([.$C19];[.AD$26];0):[.$C19]))*(1-1/4*[.$O$4]*[.$O$5])" office:value-type="float" office:value="-61261687.0095483" calcext:value-type="float">
            <text:p>-61261687.0095483</text:p>
          </table:table-cell>
          <table:table-cell table:formula="of:=([.$E18]*POWER(1+[.$O$6];[.AE$26])-SERIESSUM((1+[.$O$6])*(1+[.$O$8]);[.AE$26];-1;OFFSET([.$C19];[.AE$26];0):[.$C19]))*(1-1/4*[.$O$4]*[.$O$5])" office:value-type="float" office:value="-77222828.4448152" calcext:value-type="float">
            <text:p>-77222828.4448152</text:p>
          </table:table-cell>
          <table:table-cell table:formula="of:=([.$E18]*POWER(1+[.$O$6];[.AF$26])-SERIESSUM((1+[.$O$6])*(1+[.$O$8]);[.AF$26];-1;OFFSET([.$C19];[.AF$26];0):[.$C19]))*(1-1/4*[.$O$4]*[.$O$5])" office:value-type="float" office:value="-96157588.2598299" calcext:value-type="float">
            <text:p>-96157588.2598299</text:p>
          </table:table-cell>
          <table:table-cell table:formula="of:=([.$E18]*POWER(1+[.$O$6];[.AG$26])-SERIESSUM((1+[.$O$6])*(1+[.$O$8]);[.AG$26];-1;OFFSET([.$C19];[.AG$26];0):[.$C19]))*(1-1/4*[.$O$4]*[.$O$5])" office:value-type="float" office:value="-118566169.781899" calcext:value-type="float">
            <text:p>-118566169.781899</text:p>
          </table:table-cell>
          <table:table-cell table:formula="of:=([.$E18]*POWER(1+[.$O$6];[.AH$26])-SERIESSUM((1+[.$O$6])*(1+[.$O$8]);[.AH$26];-1;OFFSET([.$C19];[.AH$26];0):[.$C19]))*(1-1/4*[.$O$4]*[.$O$5])" office:value-type="float" office:value="-145029489.859447" calcext:value-type="float">
            <text:p>-145029489.859447</text:p>
          </table:table-cell>
          <table:table-cell table:formula="of:=([.$E18]*POWER(1+[.$O$6];[.AI$26])-SERIESSUM((1+[.$O$6])*(1+[.$O$8]);[.AI$26];-1;OFFSET([.$C19];[.AI$26];0):[.$C19]))*(1-1/4*[.$O$4]*[.$O$5])" office:value-type="float" office:value="-176221960.121884" calcext:value-type="float">
            <text:p>-176221960.121884</text:p>
          </table:table-cell>
          <table:table-cell table:formula="of:=([.$E18]*POWER(1+[.$O$6];[.AJ$26])-SERIESSUM((1+[.$O$6])*(1+[.$O$8]);[.AJ$26];-1;OFFSET([.$C19];[.AJ$26];0):[.$C19]))*(1-1/4*[.$O$4]*[.$O$5])" office:value-type="float" office:value="-212926274.200369" calcext:value-type="float">
            <text:p>-212926274.200369</text:p>
          </table:table-cell>
          <table:table-cell table:formula="of:=([.$E18]*POWER(1+[.$O$6];[.AK$26])-SERIESSUM((1+[.$O$6])*(1+[.$O$8]);[.AK$26];-1;OFFSET([.$C19];[.AK$26];0):[.$C19]))*(1-1/4*[.$O$4]*[.$O$5])" office:value-type="float" office:value="-256050514.371976" calcext:value-type="float">
            <text:p>-256050514.371976</text:p>
          </table:table-cell>
          <table:table-cell table:formula="of:=([.$E18]*POWER(1+[.$O$6];[.AL$26])-SERIESSUM((1+[.$O$6])*(1+[.$O$8]);[.AL$26];-1;OFFSET([.$C19];[.AL$26];0):[.$C19]))*(1-1/4*[.$O$4]*[.$O$5])" office:value-type="float" office:value="-306647939.968504" calcext:value-type="float">
            <text:p>-306647939.968504</text:p>
          </table:table-cell>
          <table:table-cell table:formula="of:=([.$E18]*POWER(1+[.$O$6];[.AM$26])-SERIESSUM((1+[.$O$6])*(1+[.$O$8]);[.AM$26];-1;OFFSET([.$C19];[.AM$26];0):[.$C19]))*(1-1/4*[.$O$4]*[.$O$5])" office:value-type="float" office:value="-365939876.383528" calcext:value-type="float">
            <text:p>-365939876.383528</text:p>
          </table:table-cell>
          <table:table-cell table:formula="of:=([.$E18]*POWER(1+[.$O$6];[.AN$26])-SERIESSUM((1+[.$O$6])*(1+[.$O$8]);[.AN$26];-1;OFFSET([.$C19];[.AN$26];0):[.$C19]))*(1-1/4*[.$O$4]*[.$O$5])" office:value-type="float" office:value="-435342188.802622" calcext:value-type="float">
            <text:p>-435342188.802622</text:p>
          </table:table-cell>
          <table:table-cell table:formula="of:=([.$E18]*POWER(1+[.$O$6];[.AO$26])-SERIESSUM((1+[.$O$6])*(1+[.$O$8]);[.AO$26];-1;OFFSET([.$C19];[.AO$26];0):[.$C19]))*(1-1/4*[.$O$4]*[.$O$5])" office:value-type="float" office:value="-516495900.241749" calcext:value-type="float">
            <text:p>-516495900.241749</text:p>
          </table:table-cell>
          <table:table-cell table:formula="of:=([.$E18]*POWER(1+[.$O$6];[.AP$26])-SERIESSUM((1+[.$O$6])*(1+[.$O$8]);[.AP$26];-1;OFFSET([.$C19];[.AP$26];0):[.$C19]))*(1-1/4*[.$O$4]*[.$O$5])" office:value-type="float" office:value="-611302600.690708" calcext:value-type="float">
            <text:p>-611302600.690708</text:p>
          </table:table-cell>
          <table:table-cell table:formula="of:=([.$E18]*POWER(1+[.$O$6];[.AQ$26])-SERIESSUM((1+[.$O$6])*(1+[.$O$8]);[.AQ$26];-1;OFFSET([.$C19];[.AQ$26];0):[.$C19]))*(1-1/4*[.$O$4]*[.$O$5])" office:value-type="float" office:value="-721965394.951491" calcext:value-type="float">
            <text:p>-721965394.951491</text:p>
          </table:table-cell>
          <table:table-cell table:formula="of:=([.$E18]*POWER(1+[.$O$6];[.AR$26])-SERIESSUM((1+[.$O$6])*(1+[.$O$8]);[.AR$26];-1;OFFSET([.$C19];[.AR$26];0):[.$C19]))*(1-1/4*[.$O$4]*[.$O$5])" office:value-type="float" office:value="-851036253.249633" calcext:value-type="float">
            <text:p>-851036253.249633</text:p>
          </table:table-cell>
          <table:table-cell table:formula="of:=([.$E18]*POWER(1+[.$O$6];[.AS$26])-SERIESSUM((1+[.$O$6])*(1+[.$O$8]);[.AS$26];-1;OFFSET([.$C19];[.AS$26];0):[.$C19]))*(1-1/4*[.$O$4]*[.$O$5])" office:value-type="float" office:value="-1001470763.32318" calcext:value-type="float">
            <text:p>-1001470763.32318</text:p>
          </table:table-cell>
          <table:table-cell table:formula="of:=([.$E18]*POWER(1+[.$O$6];[.AT$26])-SERIESSUM((1+[.$O$6])*(1+[.$O$8]);[.AT$26];-1;OFFSET([.$C19];[.AT$26];0):[.$C19]))*(1-1/4*[.$O$4]*[.$O$5])" office:value-type="float" office:value="-1176691438.28209" calcext:value-type="float">
            <text:p>-1176691438.28209</text:p>
          </table:table-cell>
          <table:table-cell table:formula="of:=([.$E18]*POWER(1+[.$O$6];[.AU$26])-SERIESSUM((1+[.$O$6])*(1+[.$O$8]);[.AU$26];-1;OFFSET([.$C19];[.AU$26];0):[.$C19]))*(1-1/4*[.$O$4]*[.$O$5])" office:value-type="float" office:value="-1380660914.34345" calcext:value-type="float">
            <text:p>-1380660914.34345</text:p>
          </table:table-cell>
          <table:table-cell table:formula="of:=([.$E18]*POWER(1+[.$O$6];[.AV$26])-SERIESSUM((1+[.$O$6])*(1+[.$O$8]);[.AV$26];-1;OFFSET([.$C19];[.AV$26];0):[.$C19]))*(1-1/4*[.$O$4]*[.$O$5])" office:value-type="float" office:value="-1617966580.35516" calcext:value-type="float">
            <text:p>-1617966580.35516</text:p>
          </table:table-cell>
          <table:table-cell table:formula="of:=([.$E18]*POWER(1+[.$O$6];[.AW$26])-SERIESSUM((1+[.$O$6])*(1+[.$O$8]);[.AW$26];-1;OFFSET([.$C19];[.AW$26];0):[.$C19]))*(1-1/4*[.$O$4]*[.$O$5])" office:value-type="float" office:value="-1893918421.18052" calcext:value-type="float">
            <text:p>-1893918421.18052</text:p>
          </table:table-cell>
          <table:table-cell table:formula="of:=([.$E18]*POWER(1+[.$O$6];[.AX$26])-SERIESSUM((1+[.$O$6])*(1+[.$O$8]);[.AX$26];-1;OFFSET([.$C19];[.AX$26];0):[.$C19]))*(1-1/4*[.$O$4]*[.$O$5])" office:value-type="float" office:value="-2214662134.5625" calcext:value-type="float">
            <text:p>-2214662134.5625</text:p>
          </table:table-cell>
          <table:table-cell table:formula="of:=([.$E18]*POWER(1+[.$O$6];[.AY$26])-SERIESSUM((1+[.$O$6])*(1+[.$O$8]);[.AY$26];-1;OFFSET([.$C19];[.AY$26];0):[.$C19]))*(1-1/4*[.$O$4]*[.$O$5])" office:value-type="float" office:value="-2587309901.84039" calcext:value-type="float">
            <text:p>-2587309901.84039</text:p>
          </table:table-cell>
          <table:table-cell table:formula="of:=([.$E18]*POWER(1+[.$O$6];[.AZ$26])-SERIESSUM((1+[.$O$6])*(1+[.$O$8]);[.AZ$26];-1;OFFSET([.$C19];[.AZ$26];0):[.$C19]))*(1-1/4*[.$O$4]*[.$O$5])" office:value-type="float" office:value="-3020091563.57499" calcext:value-type="float">
            <text:p>-3020091563.57499</text:p>
          </table:table-cell>
          <table:table-cell table:formula="of:=([.$E18]*POWER(1+[.$O$6];[.BA$26])-SERIESSUM((1+[.$O$6])*(1+[.$O$8]);[.BA$26];-1;OFFSET([.$C19];[.BA$26];0):[.$C19]))*(1-1/4*[.$O$4]*[.$O$5])" office:value-type="float" office:value="-3522529379.5248" calcext:value-type="float">
            <text:p>-3522529379.5248</text:p>
          </table:table-cell>
          <table:table-cell table:formula="of:=([.$E18]*POWER(1+[.$O$6];[.BB$26])-SERIESSUM((1+[.$O$6])*(1+[.$O$8]);[.BB$26];-1;OFFSET([.$C19];[.BB$26];0):[.$C19]))*(1-1/4*[.$O$4]*[.$O$5])" office:value-type="float" office:value="-4105640047.48348" calcext:value-type="float">
            <text:p>-4105640047.48348</text:p>
          </table:table-cell>
          <table:table-cell table:formula="of:=([.$E18]*POWER(1+[.$O$6];[.BC$26])-SERIESSUM((1+[.$O$6])*(1+[.$O$8]);[.BC$26];-1;OFFSET([.$C19];[.BC$26];0):[.$C19]))*(1-1/4*[.$O$4]*[.$O$5])" office:value-type="float" office:value="-4769872271.17906" calcext:value-type="float">
            <text:p>-4769872271.17906</text:p>
          </table:table-cell>
          <table:table-cell table:formula="of:=([.$E18]*POWER(1+[.$O$6];[.BD$26])-SERIESSUM((1+[.$O$6])*(1+[.$O$8]);[.BD$26];-1;OFFSET([.$C19];[.BD$26];0):[.$C19]))*(1-1/4*[.$O$4]*[.$O$5])" office:value-type="float" office:value="-5539490599.46624" calcext:value-type="float">
            <text:p>-5539490599.46624</text:p>
          </table:table-cell>
          <table:table-cell table:formula="of:=([.$E18]*POWER(1+[.$O$6];[.BE$26])-SERIESSUM((1+[.$O$6])*(1+[.$O$8]);[.BE$26];-1;OFFSET([.$C19];[.BE$26];0):[.$C19]))*(1-1/4*[.$O$4]*[.$O$5])" office:value-type="float" office:value="-6431055635.86624" calcext:value-type="float">
            <text:p>-6431055635.86624</text:p>
          </table:table-cell>
          <table:table-cell table:formula="of:=([.$E18]*POWER(1+[.$O$6];[.BF$26])-SERIESSUM((1+[.$O$6])*(1+[.$O$8]);[.BF$26];-1;OFFSET([.$C19];[.BF$26];0):[.$C19]))*(1-1/4*[.$O$4]*[.$O$5])" office:value-type="float" office:value="-7463717815.85993" calcext:value-type="float">
            <text:p>-7463717815.85993</text:p>
          </table:table-cell>
          <table:table-cell table:formula="of:=([.$E18]*POWER(1+[.$O$6];[.BG$26])-SERIESSUM((1+[.$O$6])*(1+[.$O$8]);[.BG$26];-1;OFFSET([.$C19];[.BG$26];0):[.$C19]))*(1-1/4*[.$O$4]*[.$O$5])" office:value-type="float" office:value="-8659621424.90486" calcext:value-type="float">
            <text:p>-8659621424.90486</text:p>
          </table:table-cell>
          <table:table-cell table:formula="of:=([.$E18]*POWER(1+[.$O$6];[.BH$26])-SERIESSUM((1+[.$O$6])*(1+[.$O$8]);[.BH$26];-1;OFFSET([.$C19];[.BH$26];0):[.$C19]))*(1-1/4*[.$O$4]*[.$O$5])" office:value-type="float" office:value="-10044371564.869" calcext:value-type="float">
            <text:p>-10044371564.869</text:p>
          </table:table-cell>
          <table:table-cell table:formula="of:=([.$E18]*POWER(1+[.$O$6];[.BI$26])-SERIESSUM((1+[.$O$6])*(1+[.$O$8]);[.BI$26];-1;OFFSET([.$C19];[.BI$26];0):[.$C19]))*(1-1/4*[.$O$4]*[.$O$5])" office:value-type="float" office:value="-11647573870.3114" calcext:value-type="float">
            <text:p>-11647573870.3114</text:p>
          </table:table-cell>
          <table:table-cell table:formula="of:=([.$E18]*POWER(1+[.$O$6];[.BJ$26])-SERIESSUM((1+[.$O$6])*(1+[.$O$8]);[.BJ$26];-1;OFFSET([.$C19];[.BJ$26];0):[.$C19]))*(1-1/4*[.$O$4]*[.$O$5])" office:value-type="float" office:value="-13503458301.6766" calcext:value-type="float">
            <text:p>-13503458301.6766</text:p>
          </table:table-cell>
          <table:table-cell table:formula="of:=([.$E18]*POWER(1+[.$O$6];[.BK$26])-SERIESSUM((1+[.$O$6])*(1+[.$O$8]);[.BK$26];-1;OFFSET([.$C19];[.BK$26];0):[.$C19]))*(1-1/4*[.$O$4]*[.$O$5])" office:value-type="float" office:value="-15651600105.5337" calcext:value-type="float">
            <text:p>-15651600105.5337</text:p>
          </table:table-cell>
          <table:table-cell table:formula="of:=([.$E18]*POWER(1+[.$O$6];[.BL$26])-SERIESSUM((1+[.$O$6])*(1+[.$O$8]);[.BL$26];-1;OFFSET([.$C19];[.BL$26];0):[.$C19]))*(1-1/4*[.$O$4]*[.$O$5])" office:value-type="float" office:value="-18137753069.4404" calcext:value-type="float">
            <text:p>-18137753069.4404</text:p>
          </table:table-cell>
          <table:table-cell table:formula="of:=([.$E18]*POWER(1+[.$O$6];[.BM$26])-SERIESSUM((1+[.$O$6])*(1+[.$O$8]);[.BM$26];-1;OFFSET([.$C19];[.BM$26];0):[.$C19]))*(1-1/4*[.$O$4]*[.$O$5])" office:value-type="float" office:value="-21014812553.5298" calcext:value-type="float">
            <text:p>-21014812553.5298</text:p>
          </table:table-cell>
          <table:table-cell table:formula="of:=([.$E18]*POWER(1+[.$O$6];[.BN$26])-SERIESSUM((1+[.$O$6])*(1+[.$O$8]);[.BN$26];-1;OFFSET([.$C19];[.BN$26];0):[.$C19]))*(1-1/4*[.$O$4]*[.$O$5])" office:value-type="float" office:value="-24343928501.8622" calcext:value-type="float">
            <text:p>-24343928501.8622</text:p>
          </table:table-cell>
          <table:table-cell table:formula="of:=([.$E18]*POWER(1+[.$O$6];[.BO$26])-SERIESSUM((1+[.$O$6])*(1+[.$O$8]);[.BO$26];-1;OFFSET([.$C19];[.BO$26];0):[.$C19]))*(1-1/4*[.$O$4]*[.$O$5])" office:value-type="float" office:value="-28195791780.9554" calcext:value-type="float">
            <text:p>-28195791780.9554</text:p>
          </table:table-cell>
          <table:table-cell table:formula="of:=([.$E18]*POWER(1+[.$O$6];[.BP$26])-SERIESSUM((1+[.$O$6])*(1+[.$O$8]);[.BP$26];-1;OFFSET([.$C19];[.BP$26];0):[.$C19]))*(1-1/4*[.$O$4]*[.$O$5])" office:value-type="float" office:value="-32652120826.6118" calcext:value-type="float">
            <text:p>-32652120826.6118</text:p>
          </table:table-cell>
          <table:table-cell table:formula="of:=([.$E18]*POWER(1+[.$O$6];[.BQ$26])-SERIESSUM((1+[.$O$6])*(1+[.$O$8]);[.BQ$26];-1;OFFSET([.$C19];[.BQ$26];0):[.$C19]))*(1-1/4*[.$O$4]*[.$O$5])" office:value-type="float" office:value="-37807379779.3356" calcext:value-type="float">
            <text:p>-37807379779.3356</text:p>
          </table:table-cell>
          <table:table-cell table:formula="of:=([.$E18]*POWER(1+[.$O$6];[.BR$26])-SERIESSUM((1+[.$O$6])*(1+[.$O$8]);[.BR$26];-1;OFFSET([.$C19];[.BR$26];0):[.$C19]))*(1-1/4*[.$O$4]*[.$O$5])" office:value-type="float" office:value="-43770764141.2714" calcext:value-type="float">
            <text:p>-43770764141.2714</text:p>
          </table:table-cell>
          <table:table-cell table:formula="of:=([.$E18]*POWER(1+[.$O$6];[.BS$26])-SERIESSUM((1+[.$O$6])*(1+[.$O$8]);[.BS$26];-1;OFFSET([.$C19];[.BS$26];0):[.$C19]))*(1-1/4*[.$O$4]*[.$O$5])" office:value-type="float" office:value="-50668495595.386" calcext:value-type="float">
            <text:p>-50668495595.386</text:p>
          </table:table-cell>
          <table:table-cell table:formula="of:=([.$E18]*POWER(1+[.$O$6];[.BT$26])-SERIESSUM((1+[.$O$6])*(1+[.$O$8]);[.BT$26];-1;OFFSET([.$C19];[.BT$26];0):[.$C19]))*(1-1/4*[.$O$4]*[.$O$5])" office:value-type="float" office:value="-58646474108.0596" calcext:value-type="float">
            <text:p>-58646474108.0596</text:p>
          </table:table-cell>
          <table:table-cell table:formula="of:=([.$E18]*POWER(1+[.$O$6];[.BU$26])-SERIESSUM((1+[.$O$6])*(1+[.$O$8]);[.BU$26];-1;OFFSET([.$C19];[.BU$26];0):[.$C19]))*(1-1/4*[.$O$4]*[.$O$5])" office:value-type="float" office:value="-67873342925.1477" calcext:value-type="float">
            <text:p>-67873342925.1477</text:p>
          </table:table-cell>
          <table:table-cell table:formula="of:=([.$E18]*POWER(1+[.$O$6];[.BV$26])-SERIESSUM((1+[.$O$6])*(1+[.$O$8]);[.BV$26];-1;OFFSET([.$C19];[.BV$26];0):[.$C19]))*(1-1/4*[.$O$4]*[.$O$5])" office:value-type="float" office:value="-78544030725.8445" calcext:value-type="float">
            <text:p>-78544030725.8445</text:p>
          </table:table-cell>
          <table:table-cell table:formula="of:=([.$E18]*POWER(1+[.$O$6];[.BW$26])-SERIESSUM((1+[.$O$6])*(1+[.$O$8]);[.BW$26];-1;OFFSET([.$C19];[.BW$26];0):[.$C19]))*(1-1/4*[.$O$4]*[.$O$5])" office:value-type="float" office:value="-90883845199.6534" calcext:value-type="float">
            <text:p>-90883845199.6534</text:p>
          </table:table-cell>
          <table:table-cell table:formula="of:=([.$E18]*POWER(1+[.$O$6];[.BX$26])-SERIESSUM((1+[.$O$6])*(1+[.$O$8]);[.BX$26];-1;OFFSET([.$C19];[.BX$26];0):[.$C19]))*(1-1/4*[.$O$4]*[.$O$5])" office:value-type="float" office:value="-105153203869.016" calcext:value-type="float">
            <text:p>-105153203869.0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O$2]*POWER(1+[.$O$11];[.$A43])*(POWER([.$O$7];12)-1)/([.$O$7]-1) + [.$B43]*POWER([.$O$7];12)" office:value-type="float" office:value="171056267.99515" calcext:value-type="float">
            <text:p>171056267.99515</text:p>
          </table:table-cell>
          <table:table-cell table:formula="of:=[.$C43]*POWER([.$O$9];12)" office:value-type="float" office:value="3183764.8991503" calcext:value-type="float">
            <text:p>3183764.8991503</text:p>
          </table:table-cell>
          <table:table-cell table:formula="of:=[.$B44]/4*[.$O$4]*[.$O$5]" office:value-type="float" office:value="336125.566610469" calcext:value-type="float">
            <text:p>336125.566610469</text:p>
          </table:table-cell>
          <table:table-cell table:formula="of:=[.$B44]-[.$C44]-[.$D44]+[.$O$13]*POWER([.$O$7];12*[.$A44])" office:value-type="float" office:value="167536377.529389" calcext:value-type="float">
            <text:p>167536377.52938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$E19]-[.$C20]" office:value-type="float" office:value="12281723.578984" calcext:value-type="float">
            <text:p>12281723.578984</text:p>
          </table:table-cell>
          <table:table-cell table:formula="of:=([.$E19]*POWER(1+[.$O$6];[.K$26])-SERIESSUM((1+[.$O$6])*(1+[.$O$8]);[.K$26];-1;OFFSET([.$C20];[.K$26];0):[.$C20]))*(1-1/4*[.$O$4]*[.$O$5])" office:value-type="float" office:value="12520553.1180525" calcext:value-type="float">
            <text:p>12520553.1180525</text:p>
          </table:table-cell>
          <table:table-cell table:formula="of:=([.$E19]*POWER(1+[.$O$6];[.L$26])-SERIESSUM((1+[.$O$6])*(1+[.$O$8]);[.L$26];-1;OFFSET([.$C20];[.L$26];0):[.$C20]))*(1-1/4*[.$O$4]*[.$O$5])" office:value-type="float" office:value="12699590.7319777" calcext:value-type="float">
            <text:p>12699590.7319777</text:p>
          </table:table-cell>
          <table:table-cell table:formula="of:=([.$E19]*POWER(1+[.$O$6];[.M$26])-SERIESSUM((1+[.$O$6])*(1+[.$O$8]);[.M$26];-1;OFFSET([.$C20];[.M$26];0):[.$C20]))*(1-1/4*[.$O$4]*[.$O$5])" office:value-type="float" office:value="12772125.818219" calcext:value-type="float">
            <text:p>12772125.818219</text:p>
          </table:table-cell>
          <table:table-cell table:formula="of:=([.$E19]*POWER(1+[.$O$6];[.N$26])-SERIESSUM((1+[.$O$6])*(1+[.$O$8]);[.N$26];-1;OFFSET([.$C20];[.N$26];0):[.$C20]))*(1-1/4*[.$O$4]*[.$O$5])" office:value-type="float" office:value="12711339.7649343" calcext:value-type="float">
            <text:p>12711339.7649343</text:p>
          </table:table-cell>
          <table:table-cell table:formula="of:=([.$E19]*POWER(1+[.$O$6];[.O$26])-SERIESSUM((1+[.$O$6])*(1+[.$O$8]);[.O$26];-1;OFFSET([.$C20];[.O$26];0):[.$C20]))*(1-1/4*[.$O$4]*[.$O$5])" office:value-type="float" office:value="12485456.3818686" calcext:value-type="float">
            <text:p>12485456.3818686</text:p>
          </table:table-cell>
          <table:table-cell table:formula="of:=([.$E19]*POWER(1+[.$O$6];[.P$26])-SERIESSUM((1+[.$O$6])*(1+[.$O$8]);[.P$26];-1;OFFSET([.$C20];[.P$26];0):[.$C20]))*(1-1/4*[.$O$4]*[.$O$5])" office:value-type="float" office:value="12056910.1929761" calcext:value-type="float">
            <text:p>12056910.1929761</text:p>
          </table:table-cell>
          <table:table-cell table:formula="of:=([.$E19]*POWER(1+[.$O$6];[.Q$26])-SERIESSUM((1+[.$O$6])*(1+[.$O$8]);[.Q$26];-1;OFFSET([.$C20];[.Q$26];0):[.$C20]))*(1-1/4*[.$O$4]*[.$O$5])" office:value-type="float" office:value="11381380.6629194" calcext:value-type="float">
            <text:p>11381380.6629194</text:p>
          </table:table-cell>
          <table:table-cell table:formula="of:=([.$E19]*POWER(1+[.$O$6];[.R$26])-SERIESSUM((1+[.$O$6])*(1+[.$O$8]);[.R$26];-1;OFFSET([.$C20];[.R$26];0):[.$C20]))*(1-1/4*[.$O$4]*[.$O$5])" office:value-type="float" office:value="10406671.1366182" calcext:value-type="float">
            <text:p>10406671.1366182</text:p>
          </table:table-cell>
          <table:table-cell table:formula="of:=([.$E19]*POWER(1+[.$O$6];[.S$26])-SERIESSUM((1+[.$O$6])*(1+[.$O$8]);[.S$26];-1;OFFSET([.$C20];[.S$26];0):[.$C20]))*(1-1/4*[.$O$4]*[.$O$5])" office:value-type="float" office:value="9071407.94108599" calcext:value-type="float">
            <text:p>9071407.94108599</text:p>
          </table:table-cell>
          <table:table-cell table:formula="of:=([.$E19]*POWER(1+[.$O$6];[.T$26])-SERIESSUM((1+[.$O$6])*(1+[.$O$8]);[.T$26];-1;OFFSET([.$C20];[.T$26];0):[.$C20]))*(1-1/4*[.$O$4]*[.$O$5])" office:value-type="float" office:value="7303531.24855118" calcext:value-type="float">
            <text:p>7303531.24855118</text:p>
          </table:table-cell>
          <table:table-cell table:formula="of:=([.$E19]*POWER(1+[.$O$6];[.U$26])-SERIESSUM((1+[.$O$6])*(1+[.$O$8]);[.U$26];-1;OFFSET([.$C20];[.U$26];0):[.$C20]))*(1-1/4*[.$O$4]*[.$O$5])" office:value-type="float" office:value="5018544.84817012" calcext:value-type="float">
            <text:p>5018544.84817012</text:p>
          </table:table-cell>
          <table:table-cell table:formula="of:=([.$E19]*POWER(1+[.$O$6];[.V$26])-SERIESSUM((1+[.$O$6])*(1+[.$O$8]);[.V$26];-1;OFFSET([.$C20];[.V$26];0):[.$C20]))*(1-1/4*[.$O$4]*[.$O$5])" office:value-type="float" office:value="2117486.82673052" calcext:value-type="float">
            <text:p>2117486.82673052</text:p>
          </table:table-cell>
          <table:table-cell table:formula="of:=([.$E19]*POWER(1+[.$O$6];[.W$26])-SERIESSUM((1+[.$O$6])*(1+[.$O$8]);[.W$26];-1;OFFSET([.$C20];[.W$26];0):[.$C20]))*(1-1/4*[.$O$4]*[.$O$5])" office:value-type="float" office:value="-1515422.79174736" calcext:value-type="float">
            <text:p>-1515422.79174736</text:p>
          </table:table-cell>
          <table:table-cell table:formula="of:=([.$E19]*POWER(1+[.$O$6];[.X$26])-SERIESSUM((1+[.$O$6])*(1+[.$O$8]);[.X$26];-1;OFFSET([.$C20];[.X$26];0):[.$C20]))*(1-1/4*[.$O$4]*[.$O$5])" office:value-type="float" office:value="-6015508.27693905" calcext:value-type="float">
            <text:p>-6015508.27693905</text:p>
          </table:table-cell>
          <table:table-cell table:formula="of:=([.$E19]*POWER(1+[.$O$6];[.Y$26])-SERIESSUM((1+[.$O$6])*(1+[.$O$8]);[.Y$26];-1;OFFSET([.$C20];[.Y$26];0):[.$C20]))*(1-1/4*[.$O$4]*[.$O$5])" office:value-type="float" office:value="-11540797.0760322" calcext:value-type="float">
            <text:p>-11540797.0760322</text:p>
          </table:table-cell>
          <table:table-cell table:formula="of:=([.$E19]*POWER(1+[.$O$6];[.Z$26])-SERIESSUM((1+[.$O$6])*(1+[.$O$8]);[.Z$26];-1;OFFSET([.$C20];[.Z$26];0):[.$C20]))*(1-1/4*[.$O$4]*[.$O$5])" office:value-type="float" office:value="-18275679.3266175" calcext:value-type="float">
            <text:p>-18275679.3266175</text:p>
          </table:table-cell>
          <table:table-cell table:formula="of:=([.$E19]*POWER(1+[.$O$6];[.AA$26])-SERIESSUM((1+[.$O$6])*(1+[.$O$8]);[.AA$26];-1;OFFSET([.$C20];[.AA$26];0):[.$C20]))*(1-1/4*[.$O$4]*[.$O$5])" office:value-type="float" office:value="-26435146.6029173" calcext:value-type="float">
            <text:p>-26435146.6029173</text:p>
          </table:table-cell>
          <table:table-cell table:formula="of:=([.$E19]*POWER(1+[.$O$6];[.AB$26])-SERIESSUM((1+[.$O$6])*(1+[.$O$8]);[.AB$26];-1;OFFSET([.$C20];[.AB$26];0):[.$C20]))*(1-1/4*[.$O$4]*[.$O$5])" office:value-type="float" office:value="-36269700.7853983" calcext:value-type="float">
            <text:p>-36269700.7853983</text:p>
          </table:table-cell>
          <table:table-cell table:formula="of:=([.$E19]*POWER(1+[.$O$6];[.AC$26])-SERIESSUM((1+[.$O$6])*(1+[.$O$8]);[.AC$26];-1;OFFSET([.$C20];[.AC$26];0):[.$C20]))*(1-1/4*[.$O$4]*[.$O$5])" office:value-type="float" office:value="-48071038.1455513" calcext:value-type="float">
            <text:p>-48071038.1455513</text:p>
          </table:table-cell>
          <table:table-cell table:formula="of:=([.$E19]*POWER(1+[.$O$6];[.AD$26])-SERIESSUM((1+[.$O$6])*(1+[.$O$8]);[.AD$26];-1;OFFSET([.$C20];[.AD$26];0):[.$C20]))*(1-1/4*[.$O$4]*[.$O$5])" office:value-type="float" office:value="-62178630.1537758" calcext:value-type="float">
            <text:p>-62178630.1537758</text:p>
          </table:table-cell>
          <table:table-cell table:formula="of:=([.$E19]*POWER(1+[.$O$6];[.AE$26])-SERIESSUM((1+[.$O$6])*(1+[.$O$8]);[.AE$26];-1;OFFSET([.$C20];[.AE$26];0):[.$C20]))*(1-1/4*[.$O$4]*[.$O$5])" office:value-type="float" office:value="-78987341.4937961" calcext:value-type="float">
            <text:p>-78987341.4937961</text:p>
          </table:table-cell>
          <table:table-cell table:formula="of:=([.$E19]*POWER(1+[.$O$6];[.AF$26])-SERIESSUM((1+[.$O$6])*(1+[.$O$8]);[.AF$26];-1;OFFSET([.$C20];[.AF$26];0):[.$C20]))*(1-1/4*[.$O$4]*[.$O$5])" office:value-type="float" office:value="-98956247.7004893" calcext:value-type="float">
            <text:p>-98956247.7004893</text:p>
          </table:table-cell>
          <table:table-cell table:formula="of:=([.$E19]*POWER(1+[.$O$6];[.AG$26])-SERIESSUM((1+[.$O$6])*(1+[.$O$8]);[.AG$26];-1;OFFSET([.$C20];[.AG$26];0):[.$C20]))*(1-1/4*[.$O$4]*[.$O$5])" office:value-type="float" office:value="-122618840.190101" calcext:value-type="float">
            <text:p>-122618840.190101</text:p>
          </table:table-cell>
          <table:table-cell table:formula="of:=([.$E19]*POWER(1+[.$O$6];[.AH$26])-SERIESSUM((1+[.$O$6])*(1+[.$O$8]);[.AH$26];-1;OFFSET([.$C20];[.AH$26];0):[.$C20]))*(1-1/4*[.$O$4]*[.$O$5])" office:value-type="float" office:value="-150594835.754955" calcext:value-type="float">
            <text:p>-150594835.754955</text:p>
          </table:table-cell>
          <table:table-cell table:formula="of:=([.$E19]*POWER(1+[.$O$6];[.AI$26])-SERIESSUM((1+[.$O$6])*(1+[.$O$8]);[.AI$26];-1;OFFSET([.$C20];[.AI$26];0):[.$C20]))*(1-1/4*[.$O$4]*[.$O$5])" office:value-type="float" office:value="-183603841.46419" calcext:value-type="float">
            <text:p>-183603841.46419</text:p>
          </table:table-cell>
          <table:table-cell table:formula="of:=([.$E19]*POWER(1+[.$O$6];[.AJ$26])-SERIESSUM((1+[.$O$6])*(1+[.$O$8]);[.AJ$26];-1;OFFSET([.$C20];[.AJ$26];0):[.$C20]))*(1-1/4*[.$O$4]*[.$O$5])" office:value-type="float" office:value="-222481165.058871" calcext:value-type="float">
            <text:p>-222481165.058871</text:p>
          </table:table-cell>
          <table:table-cell table:formula="of:=([.$E19]*POWER(1+[.$O$6];[.AK$26])-SERIESSUM((1+[.$O$6])*(1+[.$O$8]);[.AK$26];-1;OFFSET([.$C20];[.AK$26];0):[.$C20]))*(1-1/4*[.$O$4]*[.$O$5])" office:value-type="float" office:value="-268196106.175649" calcext:value-type="float">
            <text:p>-268196106.175649</text:p>
          </table:table-cell>
          <table:table-cell table:formula="of:=([.$E19]*POWER(1+[.$O$6];[.AL$26])-SERIESSUM((1+[.$O$6])*(1+[.$O$8]);[.AL$26];-1;OFFSET([.$C20];[.AL$26];0):[.$C20]))*(1-1/4*[.$O$4]*[.$O$5])" office:value-type="float" office:value="-321873116.027744" calcext:value-type="float">
            <text:p>-321873116.027744</text:p>
          </table:table-cell>
          <table:table-cell table:formula="of:=([.$E19]*POWER(1+[.$O$6];[.AM$26])-SERIESSUM((1+[.$O$6])*(1+[.$O$8]);[.AM$26];-1;OFFSET([.$C20];[.AM$26];0):[.$C20]))*(1-1/4*[.$O$4]*[.$O$5])" office:value-type="float" office:value="-384816273.612736" calcext:value-type="float">
            <text:p>-384816273.612736</text:p>
          </table:table-cell>
          <table:table-cell table:formula="of:=([.$E19]*POWER(1+[.$O$6];[.AN$26])-SERIESSUM((1+[.$O$6])*(1+[.$O$8]);[.AN$26];-1;OFFSET([.$C20];[.AN$26];0):[.$C20]))*(1-1/4*[.$O$4]*[.$O$5])" office:value-type="float" office:value="-458537596.371755" calcext:value-type="float">
            <text:p>-458537596.371755</text:p>
          </table:table-cell>
          <table:table-cell table:formula="of:=([.$E19]*POWER(1+[.$O$6];[.AO$26])-SERIESSUM((1+[.$O$6])*(1+[.$O$8]);[.AO$26];-1;OFFSET([.$C20];[.AO$26];0):[.$C20]))*(1-1/4*[.$O$4]*[.$O$5])" office:value-type="float" office:value="-544789783.959857" calcext:value-type="float">
            <text:p>-544789783.959857</text:p>
          </table:table-cell>
          <table:table-cell table:formula="of:=([.$E19]*POWER(1+[.$O$6];[.AP$26])-SERIESSUM((1+[.$O$6])*(1+[.$O$8]);[.AP$26];-1;OFFSET([.$C20];[.AP$26];0):[.$C20]))*(1-1/4*[.$O$4]*[.$O$5])" office:value-type="float" office:value="-645604087.096338" calcext:value-type="float">
            <text:p>-645604087.096338</text:p>
          </table:table-cell>
          <table:table-cell table:formula="of:=([.$E19]*POWER(1+[.$O$6];[.AQ$26])-SERIESSUM((1+[.$O$6])*(1+[.$O$8]);[.AQ$26];-1;OFFSET([.$C20];[.AQ$26];0):[.$C20]))*(1-1/4*[.$O$4]*[.$O$5])" office:value-type="float" office:value="-763334101.303958" calcext:value-type="float">
            <text:p>-763334101.303958</text:p>
          </table:table-cell>
          <table:table-cell table:formula="of:=([.$E19]*POWER(1+[.$O$6];[.AR$26])-SERIESSUM((1+[.$O$6])*(1+[.$O$8]);[.AR$26];-1;OFFSET([.$C20];[.AR$26];0):[.$C20]))*(1-1/4*[.$O$4]*[.$O$5])" office:value-type="float" office:value="-900706409.979439" calcext:value-type="float">
            <text:p>-900706409.979439</text:p>
          </table:table-cell>
          <table:table-cell table:formula="of:=([.$E19]*POWER(1+[.$O$6];[.AS$26])-SERIESSUM((1+[.$O$6])*(1+[.$O$8]);[.AS$26];-1;OFFSET([.$C20];[.AS$26];0):[.$C20]))*(1-1/4*[.$O$4]*[.$O$5])" office:value-type="float" office:value="-1060879145.27832" calcext:value-type="float">
            <text:p>-1060879145.27832</text:p>
          </table:table-cell>
          <table:table-cell table:formula="of:=([.$E19]*POWER(1+[.$O$6];[.AT$26])-SERIESSUM((1+[.$O$6])*(1+[.$O$8]);[.AT$26];-1;OFFSET([.$C20];[.AT$26];0):[.$C20]))*(1-1/4*[.$O$4]*[.$O$5])" office:value-type="float" office:value="-1247509701.76616" calcext:value-type="float">
            <text:p>-1247509701.76616</text:p>
          </table:table-cell>
          <table:table-cell table:formula="of:=([.$E19]*POWER(1+[.$O$6];[.AU$26])-SERIESSUM((1+[.$O$6])*(1+[.$O$8]);[.AU$26];-1;OFFSET([.$C20];[.AU$26];0):[.$C20]))*(1-1/4*[.$O$4]*[.$O$5])" office:value-type="float" office:value="-1464833030.17616" calcext:value-type="float">
            <text:p>-1464833030.17616</text:p>
          </table:table-cell>
          <table:table-cell table:formula="of:=([.$E19]*POWER(1+[.$O$6];[.AV$26])-SERIESSUM((1+[.$O$6])*(1+[.$O$8]);[.AV$26];-1;OFFSET([.$C20];[.AV$26];0):[.$C20]))*(1-1/4*[.$O$4]*[.$O$5])" office:value-type="float" office:value="-1717752160.95498" calcext:value-type="float">
            <text:p>-1717752160.95498</text:p>
          </table:table-cell>
          <table:table-cell table:formula="of:=([.$E19]*POWER(1+[.$O$6];[.AW$26])-SERIESSUM((1+[.$O$6])*(1+[.$O$8]);[.AW$26];-1;OFFSET([.$C20];[.AW$26];0):[.$C20]))*(1-1/4*[.$O$4]*[.$O$5])" office:value-type="float" office:value="-2011942864.23611" calcext:value-type="float">
            <text:p>-2011942864.23611</text:p>
          </table:table-cell>
          <table:table-cell table:formula="of:=([.$E19]*POWER(1+[.$O$6];[.AX$26])-SERIESSUM((1+[.$O$6])*(1+[.$O$8]);[.AX$26];-1;OFFSET([.$C20];[.AX$26];0):[.$C20]))*(1-1/4*[.$O$4]*[.$O$5])" office:value-type="float" office:value="-2353974649.84067" calcext:value-type="float">
            <text:p>-2353974649.84067</text:p>
          </table:table-cell>
          <table:table-cell table:formula="of:=([.$E19]*POWER(1+[.$O$6];[.AY$26])-SERIESSUM((1+[.$O$6])*(1+[.$O$8]);[.AY$26];-1;OFFSET([.$C20];[.AY$26];0):[.$C20]))*(1-1/4*[.$O$4]*[.$O$5])" office:value-type="float" office:value="-2751450654.09671" calcext:value-type="float">
            <text:p>-2751450654.09671</text:p>
          </table:table-cell>
          <table:table-cell table:formula="of:=([.$E19]*POWER(1+[.$O$6];[.AZ$26])-SERIESSUM((1+[.$O$6])*(1+[.$O$8]);[.AZ$26];-1;OFFSET([.$C20];[.AZ$26];0):[.$C20]))*(1-1/4*[.$O$4]*[.$O$5])" office:value-type="float" office:value="-3213169356.88293" calcext:value-type="float">
            <text:p>-3213169356.88293</text:p>
          </table:table-cell>
          <table:table-cell table:formula="of:=([.$E19]*POWER(1+[.$O$6];[.BA$26])-SERIESSUM((1+[.$O$6])*(1+[.$O$8]);[.BA$26];-1;OFFSET([.$C20];[.BA$26];0):[.$C20]))*(1-1/4*[.$O$4]*[.$O$5])" office:value-type="float" office:value="-3749311530.65785" calcext:value-type="float">
            <text:p>-3749311530.65785</text:p>
          </table:table-cell>
          <table:table-cell table:formula="of:=([.$E19]*POWER(1+[.$O$6];[.BB$26])-SERIESSUM((1+[.$O$6])*(1+[.$O$8]);[.BB$26];-1;OFFSET([.$C20];[.BB$26];0):[.$C20]))*(1-1/4*[.$O$4]*[.$O$5])" office:value-type="float" office:value="-4359360396.50182" calcext:value-type="float">
            <text:p>-4359360396.50182</text:p>
          </table:table-cell>
          <table:table-cell table:formula="of:=([.$E19]*POWER(1+[.$O$6];[.BC$26])-SERIESSUM((1+[.$O$6])*(1+[.$O$8]);[.BC$26];-1;OFFSET([.$C20];[.BC$26];0):[.$C20]))*(1-1/4*[.$O$4]*[.$O$5])" office:value-type="float" office:value="-5066465345.205" calcext:value-type="float">
            <text:p>-5066465345.205</text:p>
          </table:table-cell>
          <table:table-cell table:formula="of:=([.$E19]*POWER(1+[.$O$6];[.BD$26])-SERIESSUM((1+[.$O$6])*(1+[.$O$8]);[.BD$26];-1;OFFSET([.$C20];[.BD$26];0):[.$C20]))*(1-1/4*[.$O$4]*[.$O$5])" office:value-type="float" office:value="-5885898901.60699" calcext:value-type="float">
            <text:p>-5885898901.60699</text:p>
          </table:table-cell>
          <table:table-cell table:formula="of:=([.$E19]*POWER(1+[.$O$6];[.BE$26])-SERIESSUM((1+[.$O$6])*(1+[.$O$8]);[.BE$26];-1;OFFSET([.$C20];[.BE$26];0):[.$C20]))*(1-1/4*[.$O$4]*[.$O$5])" office:value-type="float" office:value="-6835323643.28019" calcext:value-type="float">
            <text:p>-6835323643.28019</text:p>
          </table:table-cell>
          <table:table-cell table:formula="of:=([.$E19]*POWER(1+[.$O$6];[.BF$26])-SERIESSUM((1+[.$O$6])*(1+[.$O$8]);[.BF$26];-1;OFFSET([.$C20];[.BF$26];0):[.$C20]))*(1-1/4*[.$O$4]*[.$O$5])" office:value-type="float" office:value="-7935165184.56438" calcext:value-type="float">
            <text:p>-7935165184.56438</text:p>
          </table:table-cell>
          <table:table-cell table:formula="of:=([.$E19]*POWER(1+[.$O$6];[.BG$26])-SERIESSUM((1+[.$O$6])*(1+[.$O$8]);[.BG$26];-1;OFFSET([.$C20];[.BG$26];0):[.$C20]))*(1-1/4*[.$O$4]*[.$O$5])" office:value-type="float" office:value="-9209043284.26358" calcext:value-type="float">
            <text:p>-9209043284.26358</text:p>
          </table:table-cell>
          <table:table-cell table:formula="of:=([.$E19]*POWER(1+[.$O$6];[.BH$26])-SERIESSUM((1+[.$O$6])*(1+[.$O$8]);[.BH$26];-1;OFFSET([.$C20];[.BH$26];0):[.$C20]))*(1-1/4*[.$O$4]*[.$O$5])" office:value-type="float" office:value="-10684270128.0345" calcext:value-type="float">
            <text:p>-10684270128.0345</text:p>
          </table:table-cell>
          <table:table-cell table:formula="of:=([.$E19]*POWER(1+[.$O$6];[.BI$26])-SERIESSUM((1+[.$O$6])*(1+[.$O$8]);[.BI$26];-1;OFFSET([.$C20];[.BI$26];0):[.$C20]))*(1-1/4*[.$O$4]*[.$O$5])" office:value-type="float" office:value="-12392426245.3952" calcext:value-type="float">
            <text:p>-12392426245.3952</text:p>
          </table:table-cell>
          <table:table-cell table:formula="of:=([.$E19]*POWER(1+[.$O$6];[.BJ$26])-SERIESSUM((1+[.$O$6])*(1+[.$O$8]);[.BJ$26];-1;OFFSET([.$C20];[.BJ$26];0):[.$C20]))*(1-1/4*[.$O$4]*[.$O$5])" office:value-type="float" office:value="-14370026149.4524" calcext:value-type="float">
            <text:p>-14370026149.4524</text:p>
          </table:table-cell>
          <table:table-cell table:formula="of:=([.$E19]*POWER(1+[.$O$6];[.BK$26])-SERIESSUM((1+[.$O$6])*(1+[.$O$8]);[.BK$26];-1;OFFSET([.$C20];[.BK$26];0):[.$C20]))*(1-1/4*[.$O$4]*[.$O$5])" office:value-type="float" office:value="-16659287669.0028" calcext:value-type="float">
            <text:p>-16659287669.0028</text:p>
          </table:table-cell>
          <table:table-cell table:formula="of:=([.$E19]*POWER(1+[.$O$6];[.BL$26])-SERIESSUM((1+[.$O$6])*(1+[.$O$8]);[.BL$26];-1;OFFSET([.$C20];[.BL$26];0):[.$C20]))*(1-1/4*[.$O$4]*[.$O$5])" office:value-type="float" office:value="-19309021117.0509" calcext:value-type="float">
            <text:p>-19309021117.0509</text:p>
          </table:table-cell>
          <table:table-cell table:formula="of:=([.$E19]*POWER(1+[.$O$6];[.BM$26])-SERIESSUM((1+[.$O$6])*(1+[.$O$8]);[.BM$26];-1;OFFSET([.$C20];[.BM$26];0):[.$C20]))*(1-1/4*[.$O$4]*[.$O$5])" office:value-type="float" office:value="-22375656952.5554" calcext:value-type="float">
            <text:p>-22375656952.5554</text:p>
          </table:table-cell>
          <table:table-cell table:formula="of:=([.$E19]*POWER(1+[.$O$6];[.BN$26])-SERIESSUM((1+[.$O$6])*(1+[.$O$8]);[.BN$26];-1;OFFSET([.$C20];[.BN$26];0):[.$C20]))*(1-1/4*[.$O$4]*[.$O$5])" office:value-type="float" office:value="-25924433496.0397" calcext:value-type="float">
            <text:p>-25924433496.0397</text:p>
          </table:table-cell>
          <table:table-cell table:formula="of:=([.$E19]*POWER(1+[.$O$6];[.BO$26])-SERIESSUM((1+[.$O$6])*(1+[.$O$8]);[.BO$26];-1;OFFSET([.$C20];[.BO$26];0):[.$C20]))*(1-1/4*[.$O$4]*[.$O$5])" office:value-type="float" office:value="-30030769615.4234" calcext:value-type="float">
            <text:p>-30030769615.4234</text:p>
          </table:table-cell>
          <table:table-cell table:formula="of:=([.$E19]*POWER(1+[.$O$6];[.BP$26])-SERIESSUM((1+[.$O$6])*(1+[.$O$8]);[.BP$26];-1;OFFSET([.$C20];[.BP$26];0):[.$C20]))*(1-1/4*[.$O$4]*[.$O$5])" office:value-type="float" office:value="-34781851176.3753" calcext:value-type="float">
            <text:p>-34781851176.3753</text:p>
          </table:table-cell>
          <table:table-cell table:formula="of:=([.$E19]*POWER(1+[.$O$6];[.BQ$26])-SERIESSUM((1+[.$O$6])*(1+[.$O$8]);[.BQ$26];-1;OFFSET([.$C20];[.BQ$26];0):[.$C20]))*(1-1/4*[.$O$4]*[.$O$5])" office:value-type="float" office:value="-40278464532.9147" calcext:value-type="float">
            <text:p>-40278464532.9147</text:p>
          </table:table-cell>
          <table:table-cell table:formula="of:=([.$E19]*POWER(1+[.$O$6];[.BR$26])-SERIESSUM((1+[.$O$6])*(1+[.$O$8]);[.BR$26];-1;OFFSET([.$C20];[.BR$26];0):[.$C20]))*(1-1/4*[.$O$4]*[.$O$5])" office:value-type="float" office:value="-46637115512.8112" calcext:value-type="float">
            <text:p>-46637115512.8112</text:p>
          </table:table-cell>
          <table:table-cell table:formula="of:=([.$E19]*POWER(1+[.$O$6];[.BS$26])-SERIESSUM((1+[.$O$6])*(1+[.$O$8]);[.BS$26];-1;OFFSET([.$C20];[.BS$26];0):[.$C20]))*(1-1/4*[.$O$4]*[.$O$5])" office:value-type="float" office:value="-53992478337.0655" calcext:value-type="float">
            <text:p>-53992478337.0655</text:p>
          </table:table-cell>
          <table:table-cell table:formula="of:=([.$E19]*POWER(1+[.$O$6];[.BT$26])-SERIESSUM((1+[.$O$6])*(1+[.$O$8]);[.BT$26];-1;OFFSET([.$C20];[.BT$26];0):[.$C20]))*(1-1/4*[.$O$4]*[.$O$5])" office:value-type="float" office:value="-62500225828.8108" calcext:value-type="float">
            <text:p>-62500225828.8108</text:p>
          </table:table-cell>
          <table:table-cell table:formula="of:=([.$E19]*POWER(1+[.$O$6];[.BU$26])-SERIESSUM((1+[.$O$6])*(1+[.$O$8]);[.BU$26];-1;OFFSET([.$C20];[.BU$26];0):[.$C20]))*(1-1/4*[.$O$4]*[.$O$5])" office:value-type="float" office:value="-72340300259.2714" calcext:value-type="float">
            <text:p>-72340300259.2714</text:p>
          </table:table-cell>
          <table:table-cell table:formula="of:=([.$E19]*POWER(1+[.$O$6];[.BV$26])-SERIESSUM((1+[.$O$6])*(1+[.$O$8]);[.BV$26];-1;OFFSET([.$C20];[.BV$26];0):[.$C20]))*(1-1/4*[.$O$4]*[.$O$5])" office:value-type="float" office:value="-83720693414.4316" calcext:value-type="float">
            <text:p>-83720693414.4316</text:p>
          </table:table-cell>
          <table:table-cell table:formula="of:=([.$E19]*POWER(1+[.$O$6];[.BW$26])-SERIESSUM((1+[.$O$6])*(1+[.$O$8]);[.BW$26];-1;OFFSET([.$C20];[.BW$26];0):[.$C20]))*(1-1/4*[.$O$4]*[.$O$5])" office:value-type="float" office:value="-96881815139.3201" calcext:value-type="float">
            <text:p>-96881815139.3201</text:p>
          </table:table-cell>
          <table:table-cell table:formula="of:=([.$E19]*POWER(1+[.$O$6];[.BX$26])-SERIESSUM((1+[.$O$6])*(1+[.$O$8]);[.BX$26];-1;OFFSET([.$C20];[.BX$26];0):[.$C20]))*(1-1/4*[.$O$4]*[.$O$5])" office:value-type="float" office:value="-112101541950.969" calcext:value-type="float">
            <text:p>-112101541950.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O$2]*POWER(1+[.$O$11];[.$A44])*(POWER([.$O$7];12)-1)/([.$O$7]-1) + [.$B44]*POWER([.$O$7];12)" office:value-type="float" office:value="187283108.883302" calcext:value-type="float">
            <text:p>187283108.883302</text:p>
          </table:table-cell>
          <table:table-cell table:formula="of:=[.$C44]*POWER([.$O$9];12)" office:value-type="float" office:value="3406628.44209082" calcext:value-type="float">
            <text:p>3406628.44209082</text:p>
          </table:table-cell>
          <table:table-cell table:formula="of:=[.$B45]/4*[.$O$4]*[.$O$5]" office:value-type="float" office:value="368011.308955689" calcext:value-type="float">
            <text:p>368011.308955689</text:p>
          </table:table-cell>
          <table:table-cell table:formula="of:=[.$B45]-[.$C45]-[.$D45]+[.$O$13]*POWER([.$O$7];12*[.$A45])" office:value-type="float" office:value="183508469.132256" calcext:value-type="float">
            <text:p>183508469.132256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$E20]-[.$C21]" office:value-type="float" office:value="13914952.6618141" calcext:value-type="float">
            <text:p>13914952.6618141</text:p>
          </table:table-cell>
          <table:table-cell table:formula="of:=([.$E20]*POWER(1+[.$O$6];[.K$26])-SERIESSUM((1+[.$O$6])*(1+[.$O$8]);[.K$26];-1;OFFSET([.$C21];[.K$26];0):[.$C21]))*(1-1/4*[.$O$4]*[.$O$5])" office:value-type="float" office:value="14230739.4036065" calcext:value-type="float">
            <text:p>14230739.4036065</text:p>
          </table:table-cell>
          <table:table-cell table:formula="of:=([.$E20]*POWER(1+[.$O$6];[.L$26])-SERIESSUM((1+[.$O$6])*(1+[.$O$8]);[.L$26];-1;OFFSET([.$C21];[.L$26];0):[.$C21]))*(1-1/4*[.$O$4]*[.$O$5])" office:value-type="float" office:value="14489009.4558897" calcext:value-type="float">
            <text:p>14489009.4558897</text:p>
          </table:table-cell>
          <table:table-cell table:formula="of:=([.$E20]*POWER(1+[.$O$6];[.M$26])-SERIESSUM((1+[.$O$6])*(1+[.$O$8]);[.M$26];-1;OFFSET([.$C21];[.M$26];0):[.$C21]))*(1-1/4*[.$O$4]*[.$O$5])" office:value-type="float" office:value="14638657.7879818" calcext:value-type="float">
            <text:p>14638657.7879818</text:p>
          </table:table-cell>
          <table:table-cell table:formula="of:=([.$E20]*POWER(1+[.$O$6];[.N$26])-SERIESSUM((1+[.$O$6])*(1+[.$O$8]);[.N$26];-1;OFFSET([.$C21];[.N$26];0):[.$C21]))*(1-1/4*[.$O$4]*[.$O$5])" office:value-type="float" office:value="14651415.3639661" calcext:value-type="float">
            <text:p>14651415.3639661</text:p>
          </table:table-cell>
          <table:table-cell table:formula="of:=([.$E20]*POWER(1+[.$O$6];[.O$26])-SERIESSUM((1+[.$O$6])*(1+[.$O$8]);[.O$26];-1;OFFSET([.$C21];[.O$26];0):[.$C21]))*(1-1/4*[.$O$4]*[.$O$5])" office:value-type="float" office:value="14493742.6893248" calcext:value-type="float">
            <text:p>14493742.6893248</text:p>
          </table:table-cell>
          <table:table-cell table:formula="of:=([.$E20]*POWER(1+[.$O$6];[.P$26])-SERIESSUM((1+[.$O$6])*(1+[.$O$8]);[.P$26];-1;OFFSET([.$C21];[.P$26];0):[.$C21]))*(1-1/4*[.$O$4]*[.$O$5])" office:value-type="float" office:value="14125942.6160678" calcext:value-type="float">
            <text:p>14125942.6160678</text:p>
          </table:table-cell>
          <table:table-cell table:formula="of:=([.$E20]*POWER(1+[.$O$6];[.Q$26])-SERIESSUM((1+[.$O$6])*(1+[.$O$8]);[.Q$26];-1;OFFSET([.$C21];[.Q$26];0):[.$C21]))*(1-1/4*[.$O$4]*[.$O$5])" office:value-type="float" office:value="13501129.9156738" calcext:value-type="float">
            <text:p>13501129.9156738</text:p>
          </table:table-cell>
          <table:table-cell table:formula="of:=([.$E20]*POWER(1+[.$O$6];[.R$26])-SERIESSUM((1+[.$O$6])*(1+[.$O$8]);[.R$26];-1;OFFSET([.$C21];[.R$26];0):[.$C21]))*(1-1/4*[.$O$4]*[.$O$5])" office:value-type="float" office:value="12564034.9310396" calcext:value-type="float">
            <text:p>12564034.9310396</text:p>
          </table:table-cell>
          <table:table-cell table:formula="of:=([.$E20]*POWER(1+[.$O$6];[.S$26])-SERIESSUM((1+[.$O$6])*(1+[.$O$8]);[.S$26];-1;OFFSET([.$C21];[.S$26];0):[.$C21]))*(1-1/4*[.$O$4]*[.$O$5])" office:value-type="float" office:value="11249615.0570087" calcext:value-type="float">
            <text:p>11249615.0570087</text:p>
          </table:table-cell>
          <table:table-cell table:formula="of:=([.$E20]*POWER(1+[.$O$6];[.T$26])-SERIESSUM((1+[.$O$6])*(1+[.$O$8]);[.T$26];-1;OFFSET([.$C21];[.T$26];0):[.$C21]))*(1-1/4*[.$O$4]*[.$O$5])" office:value-type="float" office:value="9481443.6808002" calcext:value-type="float">
            <text:p>9481443.6808002</text:p>
          </table:table-cell>
          <table:table-cell table:formula="of:=([.$E20]*POWER(1+[.$O$6];[.U$26])-SERIESSUM((1+[.$O$6])*(1+[.$O$8]);[.U$26];-1;OFFSET([.$C21];[.U$26];0):[.$C21]))*(1-1/4*[.$O$4]*[.$O$5])" office:value-type="float" office:value="7169841.45198051" calcext:value-type="float">
            <text:p>7169841.45198051</text:p>
          </table:table-cell>
          <table:table-cell table:formula="of:=([.$E20]*POWER(1+[.$O$6];[.V$26])-SERIESSUM((1+[.$O$6])*(1+[.$O$8]);[.V$26];-1;OFFSET([.$C21];[.V$26];0):[.$C21]))*(1-1/4*[.$O$4]*[.$O$5])" office:value-type="float" office:value="4209709.24619522" calcext:value-type="float">
            <text:p>4209709.24619522</text:p>
          </table:table-cell>
          <table:table-cell table:formula="of:=([.$E20]*POWER(1+[.$O$6];[.W$26])-SERIESSUM((1+[.$O$6])*(1+[.$O$8]);[.W$26];-1;OFFSET([.$C21];[.W$26];0):[.$C21]))*(1-1/4*[.$O$4]*[.$O$5])" office:value-type="float" office:value="478015.821751358" calcext:value-type="float">
            <text:p>478015.821751358</text:p>
          </table:table-cell>
          <table:table-cell table:formula="of:=([.$E20]*POWER(1+[.$O$6];[.X$26])-SERIESSUM((1+[.$O$6])*(1+[.$O$8]);[.X$26];-1;OFFSET([.$C21];[.X$26];0):[.$C21]))*(1-1/4*[.$O$4]*[.$O$5])" office:value-type="float" office:value="-4169114.19069007" calcext:value-type="float">
            <text:p>-4169114.19069007</text:p>
          </table:table-cell>
          <table:table-cell table:formula="of:=([.$E20]*POWER(1+[.$O$6];[.Y$26])-SERIESSUM((1+[.$O$6])*(1+[.$O$8]);[.Y$26];-1;OFFSET([.$C21];[.Y$26];0):[.$C21]))*(1-1/4*[.$O$4]*[.$O$5])" office:value-type="float" office:value="-9899774.83246896" calcext:value-type="float">
            <text:p>-9899774.83246896</text:p>
          </table:table-cell>
          <table:table-cell table:formula="of:=([.$E20]*POWER(1+[.$O$6];[.Z$26])-SERIESSUM((1+[.$O$6])*(1+[.$O$8]);[.Z$26];-1;OFFSET([.$C21];[.Z$26];0):[.$C21]))*(1-1/4*[.$O$4]*[.$O$5])" office:value-type="float" office:value="-16910188.5974844" calcext:value-type="float">
            <text:p>-16910188.5974844</text:p>
          </table:table-cell>
          <table:table-cell table:formula="of:=([.$E20]*POWER(1+[.$O$6];[.AA$26])-SERIESSUM((1+[.$O$6])*(1+[.$O$8]);[.AA$26];-1;OFFSET([.$C21];[.AA$26];0):[.$C21]))*(1-1/4*[.$O$4]*[.$O$5])" office:value-type="float" office:value="-25429235.5205655" calcext:value-type="float">
            <text:p>-25429235.5205655</text:p>
          </table:table-cell>
          <table:table-cell table:formula="of:=([.$E20]*POWER(1+[.$O$6];[.AB$26])-SERIESSUM((1+[.$O$6])*(1+[.$O$8]);[.AB$26];-1;OFFSET([.$C21];[.AB$26];0):[.$C21]))*(1-1/4*[.$O$4]*[.$O$5])" office:value-type="float" office:value="-35723698.7882556" calcext:value-type="float">
            <text:p>-35723698.7882556</text:p>
          </table:table-cell>
          <table:table-cell table:formula="of:=([.$E20]*POWER(1+[.$O$6];[.AC$26])-SERIESSUM((1+[.$O$6])*(1+[.$O$8]);[.AC$26];-1;OFFSET([.$C21];[.AC$26];0):[.$C21]))*(1-1/4*[.$O$4]*[.$O$5])" office:value-type="float" office:value="-48104339.2794497" calcext:value-type="float">
            <text:p>-48104339.2794497</text:p>
          </table:table-cell>
          <table:table-cell table:formula="of:=([.$E20]*POWER(1+[.$O$6];[.AD$26])-SERIESSUM((1+[.$O$6])*(1+[.$O$8]);[.AD$26];-1;OFFSET([.$C21];[.AD$26];0):[.$C21]))*(1-1/4*[.$O$4]*[.$O$5])" office:value-type="float" office:value="-62932929.0053468" calcext:value-type="float">
            <text:p>-62932929.0053468</text:p>
          </table:table-cell>
          <table:table-cell table:formula="of:=([.$E20]*POWER(1+[.$O$6];[.AE$26])-SERIESSUM((1+[.$O$6])*(1+[.$O$8]);[.AE$26];-1;OFFSET([.$C21];[.AE$26];0):[.$C21]))*(1-1/4*[.$O$4]*[.$O$5])" office:value-type="float" office:value="-80630393.718433" calcext:value-type="float">
            <text:p>-80630393.718433</text:p>
          </table:table-cell>
          <table:table-cell table:formula="of:=([.$E20]*POWER(1+[.$O$6];[.AF$26])-SERIESSUM((1+[.$O$6])*(1+[.$O$8]);[.AF$26];-1;OFFSET([.$C21];[.AF$26];0):[.$C21]))*(1-1/4*[.$O$4]*[.$O$5])" office:value-type="float" office:value="-101686238.4252" calcext:value-type="float">
            <text:p>-101686238.4252</text:p>
          </table:table-cell>
          <table:table-cell table:formula="of:=([.$E20]*POWER(1+[.$O$6];[.AG$26])-SERIESSUM((1+[.$O$6])*(1+[.$O$8]);[.AG$26];-1;OFFSET([.$C21];[.AG$26];0):[.$C21]))*(1-1/4*[.$O$4]*[.$O$5])" office:value-type="float" office:value="-126669456.659939" calcext:value-type="float">
            <text:p>-126669456.659939</text:p>
          </table:table-cell>
          <table:table-cell table:formula="of:=([.$E20]*POWER(1+[.$O$6];[.AH$26])-SERIESSUM((1+[.$O$6])*(1+[.$O$8]);[.AH$26];-1;OFFSET([.$C21];[.AH$26];0):[.$C21]))*(1-1/4*[.$O$4]*[.$O$5])" office:value-type="float" office:value="-156241155.726855" calcext:value-type="float">
            <text:p>-156241155.726855</text:p>
          </table:table-cell>
          <table:table-cell table:formula="of:=([.$E20]*POWER(1+[.$O$6];[.AI$26])-SERIESSUM((1+[.$O$6])*(1+[.$O$8]);[.AI$26];-1;OFFSET([.$C21];[.AI$26];0):[.$C21]))*(1-1/4*[.$O$4]*[.$O$5])" office:value-type="float" office:value="-191169166.353261" calcext:value-type="float">
            <text:p>-191169166.353261</text:p>
          </table:table-cell>
          <table:table-cell table:formula="of:=([.$E20]*POWER(1+[.$O$6];[.AJ$26])-SERIESSUM((1+[.$O$6])*(1+[.$O$8]);[.AJ$26];-1;OFFSET([.$C21];[.AJ$26];0):[.$C21]))*(1-1/4*[.$O$4]*[.$O$5])" office:value-type="float" office:value="-232344947.078496" calcext:value-type="float">
            <text:p>-232344947.078496</text:p>
          </table:table-cell>
          <table:table-cell table:formula="of:=([.$E20]*POWER(1+[.$O$6];[.AK$26])-SERIESSUM((1+[.$O$6])*(1+[.$O$8]);[.AK$26];-1;OFFSET([.$C21];[.AK$26];0):[.$C21]))*(1-1/4*[.$O$4]*[.$O$5])" office:value-type="float" office:value="-280803142.110688" calcext:value-type="float">
            <text:p>-280803142.110688</text:p>
          </table:table-cell>
          <table:table-cell table:formula="of:=([.$E20]*POWER(1+[.$O$6];[.AL$26])-SERIESSUM((1+[.$O$6])*(1+[.$O$8]);[.AL$26];-1;OFFSET([.$C21];[.AL$26];0):[.$C21]))*(1-1/4*[.$O$4]*[.$O$5])" office:value-type="float" office:value="-337744207.33265" calcext:value-type="float">
            <text:p>-337744207.33265</text:p>
          </table:table-cell>
          <table:table-cell table:formula="of:=([.$E20]*POWER(1+[.$O$6];[.AM$26])-SERIESSUM((1+[.$O$6])*(1+[.$O$8]);[.AM$26];-1;OFFSET([.$C21];[.AM$26];0):[.$C21]))*(1-1/4*[.$O$4]*[.$O$5])" office:value-type="float" office:value="-404560583.803228" calcext:value-type="float">
            <text:p>-404560583.803228</text:p>
          </table:table-cell>
          <table:table-cell table:formula="of:=([.$E20]*POWER(1+[.$O$6];[.AN$26])-SERIESSUM((1+[.$O$6])*(1+[.$O$8]);[.AN$26];-1;OFFSET([.$C21];[.AN$26];0):[.$C21]))*(1-1/4*[.$O$4]*[.$O$5])" office:value-type="float" office:value="-482866972.838387" calcext:value-type="float">
            <text:p>-482866972.838387</text:p>
          </table:table-cell>
          <table:table-cell table:formula="of:=([.$E20]*POWER(1+[.$O$6];[.AO$26])-SERIESSUM((1+[.$O$6])*(1+[.$O$8]);[.AO$26];-1;OFFSET([.$C21];[.AO$26];0):[.$C21]))*(1-1/4*[.$O$4]*[.$O$5])" office:value-type="float" office:value="-574535353.135305" calcext:value-type="float">
            <text:p>-574535353.135305</text:p>
          </table:table-cell>
          <table:table-cell table:formula="of:=([.$E20]*POWER(1+[.$O$6];[.AP$26])-SERIESSUM((1+[.$O$6])*(1+[.$O$8]);[.AP$26];-1;OFFSET([.$C21];[.AP$26];0):[.$C21]))*(1-1/4*[.$O$4]*[.$O$5])" office:value-type="float" office:value="-681735480.235201" calcext:value-type="float">
            <text:p>-681735480.235201</text:p>
          </table:table-cell>
          <table:table-cell table:formula="of:=([.$E20]*POWER(1+[.$O$6];[.AQ$26])-SERIESSUM((1+[.$O$6])*(1+[.$O$8]);[.AQ$26];-1;OFFSET([.$C21];[.AQ$26];0):[.$C21]))*(1-1/4*[.$O$4]*[.$O$5])" office:value-type="float" office:value="-806981724.000723" calcext:value-type="float">
            <text:p>-806981724.000723</text:p>
          </table:table-cell>
          <table:table-cell table:formula="of:=([.$E20]*POWER(1+[.$O$6];[.AR$26])-SERIESSUM((1+[.$O$6])*(1+[.$O$8]);[.AR$26];-1;OFFSET([.$C21];[.AR$26];0):[.$C21]))*(1-1/4*[.$O$4]*[.$O$5])" office:value-type="float" office:value="-953187233.131926" calcext:value-type="float">
            <text:p>-953187233.131926</text:p>
          </table:table-cell>
          <table:table-cell table:formula="of:=([.$E20]*POWER(1+[.$O$6];[.AS$26])-SERIESSUM((1+[.$O$6])*(1+[.$O$8]);[.AS$26];-1;OFFSET([.$C21];[.AS$26];0):[.$C21]))*(1-1/4*[.$O$4]*[.$O$5])" office:value-type="float" office:value="-1123726569.85804" calcext:value-type="float">
            <text:p>-1123726569.85804</text:p>
          </table:table-cell>
          <table:table-cell table:formula="of:=([.$E20]*POWER(1+[.$O$6];[.AT$26])-SERIESSUM((1+[.$O$6])*(1+[.$O$8]);[.AT$26];-1;OFFSET([.$C21];[.AT$26];0):[.$C21]))*(1-1/4*[.$O$4]*[.$O$5])" office:value-type="float" office:value="-1322508136.05285" calcext:value-type="float">
            <text:p>-1322508136.05285</text:p>
          </table:table-cell>
          <table:table-cell table:formula="of:=([.$E20]*POWER(1+[.$O$6];[.AU$26])-SERIESSUM((1+[.$O$6])*(1+[.$O$8]);[.AU$26];-1;OFFSET([.$C21];[.AU$26];0):[.$C21]))*(1-1/4*[.$O$4]*[.$O$5])" office:value-type="float" office:value="-1554057917.86459" calcext:value-type="float">
            <text:p>-1554057917.86459</text:p>
          </table:table-cell>
          <table:table-cell table:formula="of:=([.$E20]*POWER(1+[.$O$6];[.AV$26])-SERIESSUM((1+[.$O$6])*(1+[.$O$8]);[.AV$26];-1;OFFSET([.$C21];[.AV$26];0):[.$C21]))*(1-1/4*[.$O$4]*[.$O$5])" office:value-type="float" office:value="-1823616313.84403" calcext:value-type="float">
            <text:p>-1823616313.84403</text:p>
          </table:table-cell>
          <table:table-cell table:formula="of:=([.$E20]*POWER(1+[.$O$6];[.AW$26])-SERIESSUM((1+[.$O$6])*(1+[.$O$8]);[.AW$26];-1;OFFSET([.$C21];[.AW$26];0):[.$C21]))*(1-1/4*[.$O$4]*[.$O$5])" office:value-type="float" office:value="-2137250086.48461" calcext:value-type="float">
            <text:p>-2137250086.48461</text:p>
          </table:table-cell>
          <table:table-cell table:formula="of:=([.$E20]*POWER(1+[.$O$6];[.AX$26])-SERIESSUM((1+[.$O$6])*(1+[.$O$8]);[.AX$26];-1;OFFSET([.$C21];[.AX$26];0):[.$C21]))*(1-1/4*[.$O$4]*[.$O$5])" office:value-type="float" office:value="-2501981794.82164" calcext:value-type="float">
            <text:p>-2501981794.82164</text:p>
          </table:table-cell>
          <table:table-cell table:formula="of:=([.$E20]*POWER(1+[.$O$6];[.AY$26])-SERIESSUM((1+[.$O$6])*(1+[.$O$8]);[.AY$26];-1;OFFSET([.$C21];[.AY$26];0):[.$C21]))*(1-1/4*[.$O$4]*[.$O$5])" office:value-type="float" office:value="-2925939432.93498" calcext:value-type="float">
            <text:p>-2925939432.93498</text:p>
          </table:table-cell>
          <table:table-cell table:formula="of:=([.$E20]*POWER(1+[.$O$6];[.AZ$26])-SERIESSUM((1+[.$O$6])*(1+[.$O$8]);[.AZ$26];-1;OFFSET([.$C21];[.AZ$26];0):[.$C21]))*(1-1/4*[.$O$4]*[.$O$5])" office:value-type="float" office:value="-3418529423.56035" calcext:value-type="float">
            <text:p>-3418529423.56035</text:p>
          </table:table-cell>
          <table:table-cell table:formula="of:=([.$E20]*POWER(1+[.$O$6];[.BA$26])-SERIESSUM((1+[.$O$6])*(1+[.$O$8]);[.BA$26];-1;OFFSET([.$C21];[.BA$26];0):[.$C21]))*(1-1/4*[.$O$4]*[.$O$5])" office:value-type="float" office:value="-3978340649.99804" calcext:value-type="float">
            <text:p>-3978340649.99804</text:p>
          </table:table-cell>
          <table:table-cell table:formula="of:=([.$E20]*POWER(1+[.$O$6];[.BB$26])-SERIESSUM((1+[.$O$6])*(1+[.$O$8]);[.BB$26];-1;OFFSET([.$C21];[.BB$26];0):[.$C21]))*(1-1/4*[.$O$4]*[.$O$5])" office:value-type="float" office:value="-4627489547.11998" calcext:value-type="float">
            <text:p>-4627489547.11998</text:p>
          </table:table-cell>
          <table:table-cell table:formula="of:=([.$E20]*POWER(1+[.$O$6];[.BC$26])-SERIESSUM((1+[.$O$6])*(1+[.$O$8]);[.BC$26];-1;OFFSET([.$C21];[.BC$26];0):[.$C21]))*(1-1/4*[.$O$4]*[.$O$5])" office:value-type="float" office:value="-5380055539.99266" calcext:value-type="float">
            <text:p>-5380055539.99266</text:p>
          </table:table-cell>
          <table:table-cell table:formula="of:=([.$E20]*POWER(1+[.$O$6];[.BD$26])-SERIESSUM((1+[.$O$6])*(1+[.$O$8]);[.BD$26];-1;OFFSET([.$C21];[.BD$26];0):[.$C21]))*(1-1/4*[.$O$4]*[.$O$5])" office:value-type="float" office:value="-6252323090.9036" calcext:value-type="float">
            <text:p>-6252323090.9036</text:p>
          </table:table-cell>
          <table:table-cell table:formula="of:=([.$E20]*POWER(1+[.$O$6];[.BE$26])-SERIESSUM((1+[.$O$6])*(1+[.$O$8]);[.BE$26];-1;OFFSET([.$C21];[.BE$26];0):[.$C21]))*(1-1/4*[.$O$4]*[.$O$5])" office:value-type="float" office:value="-7263125945.44733" calcext:value-type="float">
            <text:p>-7263125945.44733</text:p>
          </table:table-cell>
          <table:table-cell table:formula="of:=([.$E20]*POWER(1+[.$O$6];[.BF$26])-SERIESSUM((1+[.$O$6])*(1+[.$O$8]);[.BF$26];-1;OFFSET([.$C21];[.BF$26];0):[.$C21]))*(1-1/4*[.$O$4]*[.$O$5])" office:value-type="float" office:value="-8434245034.68599" calcext:value-type="float">
            <text:p>-8434245034.68599</text:p>
          </table:table-cell>
          <table:table-cell table:formula="of:=([.$E20]*POWER(1+[.$O$6];[.BG$26])-SERIESSUM((1+[.$O$6])*(1+[.$O$8]);[.BG$26];-1;OFFSET([.$C21];[.BG$26];0):[.$C21]))*(1-1/4*[.$O$4]*[.$O$5])" office:value-type="float" office:value="-9790868389.58036" calcext:value-type="float">
            <text:p>-9790868389.58036</text:p>
          </table:table-cell>
          <table:table-cell table:formula="of:=([.$E20]*POWER(1+[.$O$6];[.BH$26])-SERIESSUM((1+[.$O$6])*(1+[.$O$8]);[.BH$26];-1;OFFSET([.$C21];[.BH$26];0):[.$C21]))*(1-1/4*[.$O$4]*[.$O$5])" office:value-type="float" office:value="-11362122724.6961" calcext:value-type="float">
            <text:p>-11362122724.6961</text:p>
          </table:table-cell>
          <table:table-cell table:formula="of:=([.$E20]*POWER(1+[.$O$6];[.BI$26])-SERIESSUM((1+[.$O$6])*(1+[.$O$8]);[.BI$26];-1;OFFSET([.$C21];[.BI$26];0):[.$C21]))*(1-1/4*[.$O$4]*[.$O$5])" office:value-type="float" office:value="-13181687851.4515" calcext:value-type="float">
            <text:p>-13181687851.4515</text:p>
          </table:table-cell>
          <table:table-cell table:formula="of:=([.$E20]*POWER(1+[.$O$6];[.BJ$26])-SERIESSUM((1+[.$O$6])*(1+[.$O$8]);[.BJ$26];-1;OFFSET([.$C21];[.BJ$26];0):[.$C21]))*(1-1/4*[.$O$4]*[.$O$5])" office:value-type="float" office:value="-15288506818.3936" calcext:value-type="float">
            <text:p>-15288506818.3936</text:p>
          </table:table-cell>
          <table:table-cell table:formula="of:=([.$E20]*POWER(1+[.$O$6];[.BK$26])-SERIESSUM((1+[.$O$6])*(1+[.$O$8]);[.BK$26];-1;OFFSET([.$C21];[.BK$26];0):[.$C21]))*(1-1/4*[.$O$4]*[.$O$5])" office:value-type="float" office:value="-17727606683.5723" calcext:value-type="float">
            <text:p>-17727606683.5723</text:p>
          </table:table-cell>
          <table:table-cell table:formula="of:=([.$E20]*POWER(1+[.$O$6];[.BL$26])-SERIESSUM((1+[.$O$6])*(1+[.$O$8]);[.BL$26];-1;OFFSET([.$C21];[.BL$26];0):[.$C21]))*(1-1/4*[.$O$4]*[.$O$5])" office:value-type="float" office:value="-20551047144.1117" calcext:value-type="float">
            <text:p>-20551047144.1117</text:p>
          </table:table-cell>
          <table:table-cell table:formula="of:=([.$E20]*POWER(1+[.$O$6];[.BM$26])-SERIESSUM((1+[.$O$6])*(1+[.$O$8]);[.BM$26];-1;OFFSET([.$C21];[.BM$26];0):[.$C21]))*(1-1/4*[.$O$4]*[.$O$5])" office:value-type="float" office:value="-23819016929.1572" calcext:value-type="float">
            <text:p>-23819016929.1572</text:p>
          </table:table-cell>
          <table:table-cell table:formula="of:=([.$E20]*POWER(1+[.$O$6];[.BN$26])-SERIESSUM((1+[.$O$6])*(1+[.$O$8]);[.BN$26];-1;OFFSET([.$C21];[.BN$26];0):[.$C21]))*(1-1/4*[.$O$4]*[.$O$5])" office:value-type="float" office:value="-27601100960.7094" calcext:value-type="float">
            <text:p>-27601100960.7094</text:p>
          </table:table-cell>
          <table:table-cell table:formula="of:=([.$E20]*POWER(1+[.$O$6];[.BO$26])-SERIESSUM((1+[.$O$6])*(1+[.$O$8]);[.BO$26];-1;OFFSET([.$C21];[.BO$26];0):[.$C21]))*(1-1/4*[.$O$4]*[.$O$5])" office:value-type="float" office:value="-31977744867.3613" calcext:value-type="float">
            <text:p>-31977744867.3613</text:p>
          </table:table-cell>
          <table:table-cell table:formula="of:=([.$E20]*POWER(1+[.$O$6];[.BP$26])-SERIESSUM((1+[.$O$6])*(1+[.$O$8]);[.BP$26];-1;OFFSET([.$C21];[.BP$26];0):[.$C21]))*(1-1/4*[.$O$4]*[.$O$5])" office:value-type="float" office:value="-37041947573.6614" calcext:value-type="float">
            <text:p>-37041947573.6614</text:p>
          </table:table-cell>
          <table:table-cell table:formula="of:=([.$E20]*POWER(1+[.$O$6];[.BQ$26])-SERIESSUM((1+[.$O$6])*(1+[.$O$8]);[.BQ$26];-1;OFFSET([.$C21];[.BQ$26];0):[.$C21]))*(1-1/4*[.$O$4]*[.$O$5])" office:value-type="float" office:value="-42901217469.4568" calcext:value-type="float">
            <text:p>-42901217469.4568</text:p>
          </table:table-cell>
          <table:table-cell table:formula="of:=([.$E20]*POWER(1+[.$O$6];[.BR$26])-SERIESSUM((1+[.$O$6])*(1+[.$O$8]);[.BR$26];-1;OFFSET([.$C21];[.BR$26];0):[.$C21]))*(1-1/4*[.$O$4]*[.$O$5])" office:value-type="float" office:value="-49679833189.3047" calcext:value-type="float">
            <text:p>-49679833189.3047</text:p>
          </table:table-cell>
          <table:table-cell table:formula="of:=([.$E20]*POWER(1+[.$O$6];[.BS$26])-SERIESSUM((1+[.$O$6])*(1+[.$O$8]);[.BS$26];-1;OFFSET([.$C21];[.BS$26];0):[.$C21]))*(1-1/4*[.$O$4]*[.$O$5])" office:value-type="float" office:value="-57521456417.6891" calcext:value-type="float">
            <text:p>-57521456417.6891</text:p>
          </table:table-cell>
          <table:table-cell table:formula="of:=([.$E20]*POWER(1+[.$O$6];[.BT$26])-SERIESSUM((1+[.$O$6])*(1+[.$O$8]);[.BT$26];-1;OFFSET([.$C21];[.BT$26];0):[.$C21]))*(1-1/4*[.$O$4]*[.$O$5])" office:value-type="float" office:value="-66592151515.1403" calcext:value-type="float">
            <text:p>-66592151515.1403</text:p>
          </table:table-cell>
          <table:table-cell table:formula="of:=([.$E20]*POWER(1+[.$O$6];[.BU$26])-SERIESSUM((1+[.$O$6])*(1+[.$O$8]);[.BU$26];-1;OFFSET([.$C21];[.BU$26];0):[.$C21]))*(1-1/4*[.$O$4]*[.$O$5])" office:value-type="float" office:value="-77083875288.0636" calcext:value-type="float">
            <text:p>-77083875288.0636</text:p>
          </table:table-cell>
          <table:table-cell table:formula="of:=([.$E20]*POWER(1+[.$O$6];[.BV$26])-SERIESSUM((1+[.$O$6])*(1+[.$O$8]);[.BV$26];-1;OFFSET([.$C21];[.BV$26];0):[.$C21]))*(1-1/4*[.$O$4]*[.$O$5])" office:value-type="float" office:value="-89218510079.8271" calcext:value-type="float">
            <text:p>-89218510079.8271</text:p>
          </table:table-cell>
          <table:table-cell table:formula="of:=([.$E20]*POWER(1+[.$O$6];[.BW$26])-SERIESSUM((1+[.$O$6])*(1+[.$O$8]);[.BW$26];-1;OFFSET([.$C21];[.BW$26];0):[.$C21]))*(1-1/4*[.$O$4]*[.$O$5])" office:value-type="float" office:value="-103252524748.944" calcext:value-type="float">
            <text:p>-103252524748.944</text:p>
          </table:table-cell>
          <table:table-cell table:formula="of:=([.$E20]*POWER(1+[.$O$6];[.BX$26])-SERIESSUM((1+[.$O$6])*(1+[.$O$8]);[.BX$26];-1;OFFSET([.$C21];[.BX$26];0):[.$C21]))*(1-1/4*[.$O$4]*[.$O$5])" office:value-type="float" office:value="-119482361260.632" calcext:value-type="float">
            <text:p>-119482361260.6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O$2]*POWER(1+[.$O$11];[.$A45])*(POWER([.$O$7];12)-1)/([.$O$7]-1) + [.$B45]*POWER([.$O$7];12)" office:value-type="float" office:value="204958232.312627" calcext:value-type="float">
            <text:p>204958232.312627</text:p>
          </table:table-cell>
          <table:table-cell table:formula="of:=[.$C45]*POWER([.$O$9];12)" office:value-type="float" office:value="3645092.43303718" calcext:value-type="float">
            <text:p>3645092.43303718</text:p>
          </table:table-cell>
          <table:table-cell table:formula="of:=[.$B46]/4*[.$O$4]*[.$O$5]" office:value-type="float" office:value="402742.926494311" calcext:value-type="float">
            <text:p>402742.926494311</text:p>
          </table:table-cell>
          <table:table-cell table:formula="of:=[.$B46]-[.$C46]-[.$D46]+[.$O$13]*POWER([.$O$7];12*[.$A46])" office:value-type="float" office:value="200910396.953095" calcext:value-type="float">
            <text:p>200910396.95309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$E21]-[.$C22]" office:value-type="float" office:value="15714747.2565806" calcext:value-type="float">
            <text:p>15714747.2565806</text:p>
          </table:table-cell>
          <table:table-cell table:formula="of:=([.$E21]*POWER(1+[.$O$6];[.K$26])-SERIESSUM((1+[.$O$6])*(1+[.$O$8]);[.K$26];-1;OFFSET([.$C22];[.K$26];0):[.$C22]))*(1-1/4*[.$O$4]*[.$O$5])" office:value-type="float" office:value="16116946.5007622" calcext:value-type="float">
            <text:p>16116946.5007622</text:p>
          </table:table-cell>
          <table:table-cell table:formula="of:=([.$E21]*POWER(1+[.$O$6];[.L$26])-SERIESSUM((1+[.$O$6])*(1+[.$O$8]);[.L$26];-1;OFFSET([.$C22];[.L$26];0):[.$C22]))*(1-1/4*[.$O$4]*[.$O$5])" office:value-type="float" office:value="16464499.8838175" calcext:value-type="float">
            <text:p>16464499.8838175</text:p>
          </table:table-cell>
          <table:table-cell table:formula="of:=([.$E21]*POWER(1+[.$O$6];[.M$26])-SERIESSUM((1+[.$O$6])*(1+[.$O$8]);[.M$26];-1;OFFSET([.$C22];[.M$26];0):[.$C22]))*(1-1/4*[.$O$4]*[.$O$5])" office:value-type="float" office:value="16701524.3804373" calcext:value-type="float">
            <text:p>16701524.3804373</text:p>
          </table:table-cell>
          <table:table-cell table:formula="of:=([.$E21]*POWER(1+[.$O$6];[.N$26])-SERIESSUM((1+[.$O$6])*(1+[.$O$8]);[.N$26];-1;OFFSET([.$C22];[.N$26];0):[.$C22]))*(1-1/4*[.$O$4]*[.$O$5])" office:value-type="float" office:value="16798227.8305243" calcext:value-type="float">
            <text:p>16798227.8305243</text:p>
          </table:table-cell>
          <table:table-cell table:formula="of:=([.$E21]*POWER(1+[.$O$6];[.O$26])-SERIESSUM((1+[.$O$6])*(1+[.$O$8]);[.O$26];-1;OFFSET([.$C22];[.O$26];0):[.$C22]))*(1-1/4*[.$O$4]*[.$O$5])" office:value-type="float" office:value="16719215.1399445" calcext:value-type="float">
            <text:p>16719215.1399445</text:p>
          </table:table-cell>
          <table:table-cell table:formula="of:=([.$E21]*POWER(1+[.$O$6];[.P$26])-SERIESSUM((1+[.$O$6])*(1+[.$O$8]);[.P$26];-1;OFFSET([.$C22];[.P$26];0):[.$C22]))*(1-1/4*[.$O$4]*[.$O$5])" office:value-type="float" office:value="16422541.8985488" calcext:value-type="float">
            <text:p>16422541.8985488</text:p>
          </table:table-cell>
          <table:table-cell table:formula="of:=([.$E21]*POWER(1+[.$O$6];[.Q$26])-SERIESSUM((1+[.$O$6])*(1+[.$O$8]);[.Q$26];-1;OFFSET([.$C22];[.Q$26];0):[.$C22]))*(1-1/4*[.$O$4]*[.$O$5])" office:value-type="float" office:value="15858614.9730758" calcext:value-type="float">
            <text:p>15858614.9730758</text:p>
          </table:table-cell>
          <table:table-cell table:formula="of:=([.$E21]*POWER(1+[.$O$6];[.R$26])-SERIESSUM((1+[.$O$6])*(1+[.$O$8]);[.R$26];-1;OFFSET([.$C22];[.R$26];0):[.$C22]))*(1-1/4*[.$O$4]*[.$O$5])" office:value-type="float" office:value="14968915.8165816" calcext:value-type="float">
            <text:p>14968915.8165816</text:p>
          </table:table-cell>
          <table:table-cell table:formula="of:=([.$E21]*POWER(1+[.$O$6];[.S$26])-SERIESSUM((1+[.$O$6])*(1+[.$O$8]);[.S$26];-1;OFFSET([.$C22];[.S$26];0):[.$C22]))*(1-1/4*[.$O$4]*[.$O$5])" office:value-type="float" office:value="13684518.4265981" calcext:value-type="float">
            <text:p>13684518.4265981</text:p>
          </table:table-cell>
          <table:table-cell table:formula="of:=([.$E21]*POWER(1+[.$O$6];[.T$26])-SERIESSUM((1+[.$O$6])*(1+[.$O$8]);[.T$26];-1;OFFSET([.$C22];[.T$26];0):[.$C22]))*(1-1/4*[.$O$4]*[.$O$5])" office:value-type="float" office:value="11924369.4793029" calcext:value-type="float">
            <text:p>11924369.4793029</text:p>
          </table:table-cell>
          <table:table-cell table:formula="of:=([.$E21]*POWER(1+[.$O$6];[.U$26])-SERIESSUM((1+[.$O$6])*(1+[.$O$8]);[.U$26];-1;OFFSET([.$C22];[.U$26];0):[.$C22]))*(1-1/4*[.$O$4]*[.$O$5])" office:value-type="float" office:value="9593293.07373355" calcext:value-type="float">
            <text:p>9593293.07373355</text:p>
          </table:table-cell>
          <table:table-cell table:formula="of:=([.$E21]*POWER(1+[.$O$6];[.V$26])-SERIESSUM((1+[.$O$6])*(1+[.$O$8]);[.V$26];-1;OFFSET([.$C22];[.V$26];0):[.$C22]))*(1-1/4*[.$O$4]*[.$O$5])" office:value-type="float" office:value="6579676.63115243" calcext:value-type="float">
            <text:p>6579676.63115243</text:p>
          </table:table-cell>
          <table:table-cell table:formula="of:=([.$E21]*POWER(1+[.$O$6];[.W$26])-SERIESSUM((1+[.$O$6])*(1+[.$O$8]);[.W$26];-1;OFFSET([.$C22];[.W$26];0):[.$C22]))*(1-1/4*[.$O$4]*[.$O$5])" office:value-type="float" office:value="2752787.6860154" calcext:value-type="float">
            <text:p>2752787.6860154</text:p>
          </table:table-cell>
          <table:table-cell table:formula="of:=([.$E21]*POWER(1+[.$O$6];[.X$26])-SERIESSUM((1+[.$O$6])*(1+[.$O$8]);[.X$26];-1;OFFSET([.$C22];[.X$26];0):[.$C22]))*(1-1/4*[.$O$4]*[.$O$5])" office:value-type="float" office:value="-2040336.56675761" calcext:value-type="float">
            <text:p>-2040336.56675761</text:p>
          </table:table-cell>
          <table:table-cell table:formula="of:=([.$E21]*POWER(1+[.$O$6];[.Y$26])-SERIESSUM((1+[.$O$6])*(1+[.$O$8]);[.Y$26];-1;OFFSET([.$C22];[.Y$26];0):[.$C22]))*(1-1/4*[.$O$4]*[.$O$5])" office:value-type="float" office:value="-7978494.20407858" calcext:value-type="float">
            <text:p>-7978494.20407858</text:p>
          </table:table-cell>
          <table:table-cell table:formula="of:=([.$E21]*POWER(1+[.$O$6];[.Z$26])-SERIESSUM((1+[.$O$6])*(1+[.$O$8]);[.Z$26];-1;OFFSET([.$C22];[.Z$26];0):[.$C22]))*(1-1/4*[.$O$4]*[.$O$5])" office:value-type="float" office:value="-15270495.743312" calcext:value-type="float">
            <text:p>-15270495.743312</text:p>
          </table:table-cell>
          <table:table-cell table:formula="of:=([.$E21]*POWER(1+[.$O$6];[.AA$26])-SERIESSUM((1+[.$O$6])*(1+[.$O$8]);[.AA$26];-1;OFFSET([.$C22];[.AA$26];0):[.$C22]))*(1-1/4*[.$O$4]*[.$O$5])" office:value-type="float" office:value="-24160003.4665291" calcext:value-type="float">
            <text:p>-24160003.4665291</text:p>
          </table:table-cell>
          <table:table-cell table:formula="of:=([.$E21]*POWER(1+[.$O$6];[.AB$26])-SERIESSUM((1+[.$O$6])*(1+[.$O$8]);[.AB$26];-1;OFFSET([.$C22];[.AB$26];0):[.$C22]))*(1-1/4*[.$O$4]*[.$O$5])" office:value-type="float" office:value="-34931136.8797195" calcext:value-type="float">
            <text:p>-34931136.8797195</text:p>
          </table:table-cell>
          <table:table-cell table:formula="of:=([.$E21]*POWER(1+[.$O$6];[.AC$26])-SERIESSUM((1+[.$O$6])*(1+[.$O$8]);[.AC$26];-1;OFFSET([.$C22];[.AC$26];0):[.$C22]))*(1-1/4*[.$O$4]*[.$O$5])" office:value-type="float" office:value="-47914964.5394" calcext:value-type="float">
            <text:p>-47914964.5394</text:p>
          </table:table-cell>
          <table:table-cell table:formula="of:=([.$E21]*POWER(1+[.$O$6];[.AD$26])-SERIESSUM((1+[.$O$6])*(1+[.$O$8]);[.AD$26];-1;OFFSET([.$C22];[.AD$26];0):[.$C22]))*(1-1/4*[.$O$4]*[.$O$5])" office:value-type="float" office:value="-63497021.266941" calcext:value-type="float">
            <text:p>-63497021.266941</text:p>
          </table:table-cell>
          <table:table-cell table:formula="of:=([.$E21]*POWER(1+[.$O$6];[.AE$26])-SERIESSUM((1+[.$O$6])*(1+[.$O$8]);[.AE$26];-1;OFFSET([.$C22];[.AE$26];0):[.$C22]))*(1-1/4*[.$O$4]*[.$O$5])" office:value-type="float" office:value="-82126011.4884408" calcext:value-type="float">
            <text:p>-82126011.4884408</text:p>
          </table:table-cell>
          <table:table-cell table:formula="of:=([.$E21]*POWER(1+[.$O$6];[.AF$26])-SERIESSUM((1+[.$O$6])*(1+[.$O$8]);[.AF$26];-1;OFFSET([.$C22];[.AF$26];0):[.$C22]))*(1-1/4*[.$O$4]*[.$O$5])" office:value-type="float" office:value="-104323884.541459" calcext:value-type="float">
            <text:p>-104323884.541459</text:p>
          </table:table-cell>
          <table:table-cell table:formula="of:=([.$E21]*POWER(1+[.$O$6];[.AG$26])-SERIESSUM((1+[.$O$6])*(1+[.$O$8]);[.AG$26];-1;OFFSET([.$C22];[.AG$26];0):[.$C22]))*(1-1/4*[.$O$4]*[.$O$5])" office:value-type="float" office:value="-130697496.80675" calcext:value-type="float">
            <text:p>-130697496.80675</text:p>
          </table:table-cell>
          <table:table-cell table:formula="of:=([.$E21]*POWER(1+[.$O$6];[.AH$26])-SERIESSUM((1+[.$O$6])*(1+[.$O$8]);[.AH$26];-1;OFFSET([.$C22];[.AH$26];0):[.$C22]))*(1-1/4*[.$O$4]*[.$O$5])" office:value-type="float" office:value="-161952109.062799" calcext:value-type="float">
            <text:p>-161952109.062799</text:p>
          </table:table-cell>
          <table:table-cell table:formula="of:=([.$E21]*POWER(1+[.$O$6];[.AI$26])-SERIESSUM((1+[.$O$6])*(1+[.$O$8]);[.AI$26];-1;OFFSET([.$C22];[.AI$26];0):[.$C22]))*(1-1/4*[.$O$4]*[.$O$5])" office:value-type="float" office:value="-198907006.227858" calcext:value-type="float">
            <text:p>-198907006.227858</text:p>
          </table:table-cell>
          <table:table-cell table:formula="of:=([.$E21]*POWER(1+[.$O$6];[.AJ$26])-SERIESSUM((1+[.$O$6])*(1+[.$O$8]);[.AJ$26];-1;OFFSET([.$C22];[.AJ$26];0):[.$C22]))*(1-1/4*[.$O$4]*[.$O$5])" office:value-type="float" office:value="-242513571.462249" calcext:value-type="float">
            <text:p>-242513571.462249</text:p>
          </table:table-cell>
          <table:table-cell table:formula="of:=([.$E21]*POWER(1+[.$O$6];[.AK$26])-SERIESSUM((1+[.$O$6])*(1+[.$O$8]);[.AK$26];-1;OFFSET([.$C22];[.AK$26];0):[.$C22]))*(1-1/4*[.$O$4]*[.$O$5])" office:value-type="float" office:value="-293876198.393755" calcext:value-type="float">
            <text:p>-293876198.393755</text:p>
          </table:table-cell>
          <table:table-cell table:formula="of:=([.$E21]*POWER(1+[.$O$6];[.AL$26])-SERIESSUM((1+[.$O$6])*(1+[.$O$8]);[.AL$26];-1;OFFSET([.$C22];[.AL$26];0):[.$C22]))*(1-1/4*[.$O$4]*[.$O$5])" office:value-type="float" office:value="-354276485.08808" calcext:value-type="float">
            <text:p>-354276485.08808</text:p>
          </table:table-cell>
          <table:table-cell table:formula="of:=([.$E21]*POWER(1+[.$O$6];[.AM$26])-SERIESSUM((1+[.$O$6])*(1+[.$O$8]);[.AM$26];-1;OFFSET([.$C22];[.AM$26];0):[.$C22]))*(1-1/4*[.$O$4]*[.$O$5])" office:value-type="float" office:value="-425201222.570971" calcext:value-type="float">
            <text:p>-425201222.570971</text:p>
          </table:table-cell>
          <table:table-cell table:formula="of:=([.$E21]*POWER(1+[.$O$6];[.AN$26])-SERIESSUM((1+[.$O$6])*(1+[.$O$8]);[.AN$26];-1;OFFSET([.$C22];[.AN$26];0):[.$C22]))*(1-1/4*[.$O$4]*[.$O$5])" office:value-type="float" office:value="-508374770.670712" calcext:value-type="float">
            <text:p>-508374770.670712</text:p>
          </table:table-cell>
          <table:table-cell table:formula="of:=([.$E21]*POWER(1+[.$O$6];[.AO$26])-SERIESSUM((1+[.$O$6])*(1+[.$O$8]);[.AO$26];-1;OFFSET([.$C22];[.AO$26];0):[.$C22]))*(1-1/4*[.$O$4]*[.$O$5])" office:value-type="float" office:value="-605796506.367105" calcext:value-type="float">
            <text:p>-605796506.367105</text:p>
          </table:table-cell>
          <table:table-cell table:formula="of:=([.$E21]*POWER(1+[.$O$6];[.AP$26])-SERIESSUM((1+[.$O$6])*(1+[.$O$8]);[.AP$26];-1;OFFSET([.$C22];[.AP$26];0):[.$C22]))*(1-1/4*[.$O$4]*[.$O$5])" office:value-type="float" office:value="-719784136.644979" calcext:value-type="float">
            <text:p>-719784136.644979</text:p>
          </table:table-cell>
          <table:table-cell table:formula="of:=([.$E21]*POWER(1+[.$O$6];[.AQ$26])-SERIESSUM((1+[.$O$6])*(1+[.$O$8]);[.AQ$26];-1;OFFSET([.$C22];[.AQ$26];0):[.$C22]))*(1-1/4*[.$O$4]*[.$O$5])" office:value-type="float" office:value="-853023791.297554" calcext:value-type="float">
            <text:p>-853023791.297554</text:p>
          </table:table-cell>
          <table:table-cell table:formula="of:=([.$E21]*POWER(1+[.$O$6];[.AR$26])-SERIESSUM((1+[.$O$6])*(1+[.$O$8]);[.AR$26];-1;OFFSET([.$C22];[.AR$26];0):[.$C22]))*(1-1/4*[.$O$4]*[.$O$5])" office:value-type="float" office:value="-1008627953.79728" calcext:value-type="float">
            <text:p>-1008627953.79728</text:p>
          </table:table-cell>
          <table:table-cell table:formula="of:=([.$E21]*POWER(1+[.$O$6];[.AS$26])-SERIESSUM((1+[.$O$6])*(1+[.$O$8]);[.AS$26];-1;OFFSET([.$C22];[.AS$26];0):[.$C22]))*(1-1/4*[.$O$4]*[.$O$5])" office:value-type="float" office:value="-1190202453.24192" calcext:value-type="float">
            <text:p>-1190202453.24192</text:p>
          </table:table-cell>
          <table:table-cell table:formula="of:=([.$E21]*POWER(1+[.$O$6];[.AT$26])-SERIESSUM((1+[.$O$6])*(1+[.$O$8]);[.AT$26];-1;OFFSET([.$C22];[.AT$26];0):[.$C22]))*(1-1/4*[.$O$4]*[.$O$5])" office:value-type="float" office:value="-1401923930.94987" calcext:value-type="float">
            <text:p>-1401923930.94987</text:p>
          </table:table-cell>
          <table:table-cell table:formula="of:=([.$E21]*POWER(1+[.$O$6];[.AU$26])-SERIESSUM((1+[.$O$6])*(1+[.$O$8]);[.AU$26];-1;OFFSET([.$C22];[.AU$26];0):[.$C22]))*(1-1/4*[.$O$4]*[.$O$5])" office:value-type="float" office:value="-1648629415.51829" calcext:value-type="float">
            <text:p>-1648629415.51829</text:p>
          </table:table-cell>
          <table:table-cell table:formula="of:=([.$E21]*POWER(1+[.$O$6];[.AV$26])-SERIESSUM((1+[.$O$6])*(1+[.$O$8]);[.AV$26];-1;OFFSET([.$C22];[.AV$26];0):[.$C22]))*(1-1/4*[.$O$4]*[.$O$5])" office:value-type="float" office:value="-1935919894.68854" calcext:value-type="float">
            <text:p>-1935919894.68854</text:p>
          </table:table-cell>
          <table:table-cell table:formula="of:=([.$E21]*POWER(1+[.$O$6];[.AW$26])-SERIESSUM((1+[.$O$6])*(1+[.$O$8]);[.AW$26];-1;OFFSET([.$C22];[.AW$26];0):[.$C22]))*(1-1/4*[.$O$4]*[.$O$5])" office:value-type="float" office:value="-2270280066.524" calcext:value-type="float">
            <text:p>-2270280066.524</text:p>
          </table:table-cell>
          <table:table-cell table:formula="of:=([.$E21]*POWER(1+[.$O$6];[.AX$26])-SERIESSUM((1+[.$O$6])*(1+[.$O$8]);[.AX$26];-1;OFFSET([.$C22];[.AX$26];0):[.$C22]))*(1-1/4*[.$O$4]*[.$O$5])" office:value-type="float" office:value="-2659216792.36346" calcext:value-type="float">
            <text:p>-2659216792.36346</text:p>
          </table:table-cell>
          <table:table-cell table:formula="of:=([.$E21]*POWER(1+[.$O$6];[.AY$26])-SERIESSUM((1+[.$O$6])*(1+[.$O$8]);[.AY$26];-1;OFFSET([.$C22];[.AY$26];0):[.$C22]))*(1-1/4*[.$O$4]*[.$O$5])" office:value-type="float" office:value="-3111419166.89708" calcext:value-type="float">
            <text:p>-3111419166.89708</text:p>
          </table:table-cell>
          <table:table-cell table:formula="of:=([.$E21]*POWER(1+[.$O$6];[.AZ$26])-SERIESSUM((1+[.$O$6])*(1+[.$O$8]);[.AZ$26];-1;OFFSET([.$C22];[.AZ$26];0):[.$C22]))*(1-1/4*[.$O$4]*[.$O$5])" office:value-type="float" office:value="-3624647618.32164" calcext:value-type="float">
            <text:p>-3624647618.32164</text:p>
          </table:table-cell>
          <table:table-cell table:formula="of:=([.$E21]*POWER(1+[.$O$6];[.BA$26])-SERIESSUM((1+[.$O$6])*(1+[.$O$8]);[.BA$26];-1;OFFSET([.$C22];[.BA$26];0):[.$C22]))*(1-1/4*[.$O$4]*[.$O$5])" office:value-type="float" office:value="-4220061747.11229" calcext:value-type="float">
            <text:p>-4220061747.11229</text:p>
          </table:table-cell>
          <table:table-cell table:formula="of:=([.$E21]*POWER(1+[.$O$6];[.BB$26])-SERIESSUM((1+[.$O$6])*(1+[.$O$8]);[.BB$26];-1;OFFSET([.$C22];[.BB$26];0):[.$C22]))*(1-1/4*[.$O$4]*[.$O$5])" office:value-type="float" office:value="-4910635831.09315" calcext:value-type="float">
            <text:p>-4910635831.09315</text:p>
          </table:table-cell>
          <table:table-cell table:formula="of:=([.$E21]*POWER(1+[.$O$6];[.BC$26])-SERIESSUM((1+[.$O$6])*(1+[.$O$8]);[.BC$26];-1;OFFSET([.$C22];[.BC$26];0):[.$C22]))*(1-1/4*[.$O$4]*[.$O$5])" office:value-type="float" office:value="-5711377840.63185" calcext:value-type="float">
            <text:p>-5711377840.63185</text:p>
          </table:table-cell>
          <table:table-cell table:formula="of:=([.$E21]*POWER(1+[.$O$6];[.BD$26])-SERIESSUM((1+[.$O$6])*(1+[.$O$8]);[.BD$26];-1;OFFSET([.$C22];[.BD$26];0):[.$C22]))*(1-1/4*[.$O$4]*[.$O$5])" office:value-type="float" office:value="-6639647072.79241" calcext:value-type="float">
            <text:p>-6639647072.79241</text:p>
          </table:table-cell>
          <table:table-cell table:formula="of:=([.$E21]*POWER(1+[.$O$6];[.BE$26])-SERIESSUM((1+[.$O$6])*(1+[.$O$8]);[.BE$26];-1;OFFSET([.$C22];[.BE$26];0):[.$C22]))*(1-1/4*[.$O$4]*[.$O$5])" office:value-type="float" office:value="-7715521304.68982" calcext:value-type="float">
            <text:p>-7715521304.68982</text:p>
          </table:table-cell>
          <table:table-cell table:formula="of:=([.$E21]*POWER(1+[.$O$6];[.BF$26])-SERIESSUM((1+[.$O$6])*(1+[.$O$8]);[.BF$26];-1;OFFSET([.$C22];[.BF$26];0):[.$C22]))*(1-1/4*[.$O$4]*[.$O$5])" office:value-type="float" office:value="-8962221178.86014" calcext:value-type="float">
            <text:p>-8962221178.86014</text:p>
          </table:table-cell>
          <table:table-cell table:formula="of:=([.$E21]*POWER(1+[.$O$6];[.BG$26])-SERIESSUM((1+[.$O$6])*(1+[.$O$8]);[.BG$26];-1;OFFSET([.$C22];[.BG$26];0):[.$C22]))*(1-1/4*[.$O$4]*[.$O$5])" office:value-type="float" office:value="-10406600734.1842" calcext:value-type="float">
            <text:p>-10406600734.1842</text:p>
          </table:table-cell>
          <table:table-cell table:formula="of:=([.$E21]*POWER(1+[.$O$6];[.BH$26])-SERIESSUM((1+[.$O$6])*(1+[.$O$8]);[.BH$26];-1;OFFSET([.$C22];[.BH$26];0):[.$C22]))*(1-1/4*[.$O$4]*[.$O$5])" office:value-type="float" office:value="-12079714383.5082" calcext:value-type="float">
            <text:p>-12079714383.5082</text:p>
          </table:table-cell>
          <table:table-cell table:formula="of:=([.$E21]*POWER(1+[.$O$6];[.BI$26])-SERIESSUM((1+[.$O$6])*(1+[.$O$8]);[.BI$26];-1;OFFSET([.$C22];[.BI$26];0):[.$C22]))*(1-1/4*[.$O$4]*[.$O$5])" office:value-type="float" office:value="-14017472242.6737" calcext:value-type="float">
            <text:p>-14017472242.6737</text:p>
          </table:table-cell>
          <table:table-cell table:formula="of:=([.$E21]*POWER(1+[.$O$6];[.BJ$26])-SERIESSUM((1+[.$O$6])*(1+[.$O$8]);[.BJ$26];-1;OFFSET([.$C22];[.BJ$26];0):[.$C22]))*(1-1/4*[.$O$4]*[.$O$5])" office:value-type="float" office:value="-16261397568.8128" calcext:value-type="float">
            <text:p>-16261397568.8128</text:p>
          </table:table-cell>
          <table:table-cell table:formula="of:=([.$E21]*POWER(1+[.$O$6];[.BK$26])-SERIESSUM((1+[.$O$6])*(1+[.$O$8]);[.BK$26];-1;OFFSET([.$C22];[.BK$26];0):[.$C22]))*(1-1/4*[.$O$4]*[.$O$5])" office:value-type="float" office:value="-18859502207.3134" calcext:value-type="float">
            <text:p>-18859502207.3134</text:p>
          </table:table-cell>
          <table:table-cell table:formula="of:=([.$E21]*POWER(1+[.$O$6];[.BL$26])-SERIESSUM((1+[.$O$6])*(1+[.$O$8]);[.BL$26];-1;OFFSET([.$C22];[.BL$26];0):[.$C22]))*(1-1/4*[.$O$4]*[.$O$5])" office:value-type="float" office:value="-21867298421.7082" calcext:value-type="float">
            <text:p>-21867298421.7082</text:p>
          </table:table-cell>
          <table:table-cell table:formula="of:=([.$E21]*POWER(1+[.$O$6];[.BM$26])-SERIESSUM((1+[.$O$6])*(1+[.$O$8]);[.BM$26];-1;OFFSET([.$C22];[.BM$26];0):[.$C22]))*(1-1/4*[.$O$4]*[.$O$5])" office:value-type="float" office:value="-25348968340.7378" calcext:value-type="float">
            <text:p>-25348968340.7378</text:p>
          </table:table-cell>
          <table:table-cell table:formula="of:=([.$E21]*POWER(1+[.$O$6];[.BN$26])-SERIESSUM((1+[.$O$6])*(1+[.$O$8]);[.BN$26];-1;OFFSET([.$C22];[.BN$26];0):[.$C22]))*(1-1/4*[.$O$4]*[.$O$5])" office:value-type="float" office:value="-29378715561.9373" calcext:value-type="float">
            <text:p>-29378715561.9373</text:p>
          </table:table-cell>
          <table:table-cell table:formula="of:=([.$E21]*POWER(1+[.$O$6];[.BO$26])-SERIESSUM((1+[.$O$6])*(1+[.$O$8]);[.BO$26];-1;OFFSET([.$C22];[.BO$26];0):[.$C22]))*(1-1/4*[.$O$4]*[.$O$5])" office:value-type="float" office:value="-34042327270.5459" calcext:value-type="float">
            <text:p>-34042327270.5459</text:p>
          </table:table-cell>
          <table:table-cell table:formula="of:=([.$E21]*POWER(1+[.$O$6];[.BP$26])-SERIESSUM((1+[.$O$6])*(1+[.$O$8]);[.BP$26];-1;OFFSET([.$C22];[.BP$26];0):[.$C22]))*(1-1/4*[.$O$4]*[.$O$5])" office:value-type="float" office:value="-39438979646.3877" calcext:value-type="float">
            <text:p>-39438979646.3877</text:p>
          </table:table-cell>
          <table:table-cell table:formula="of:=([.$E21]*POWER(1+[.$O$6];[.BQ$26])-SERIESSUM((1+[.$O$6])*(1+[.$O$8]);[.BQ$26];-1;OFFSET([.$C22];[.BQ$26];0):[.$C22]))*(1-1/4*[.$O$4]*[.$O$5])" office:value-type="float" office:value="-45683324432.1141" calcext:value-type="float">
            <text:p>-45683324432.1141</text:p>
          </table:table-cell>
          <table:table-cell table:formula="of:=([.$E21]*POWER(1+[.$O$6];[.BR$26])-SERIESSUM((1+[.$O$6])*(1+[.$O$8]);[.BR$26];-1;OFFSET([.$C22];[.BR$26];0):[.$C22]))*(1-1/4*[.$O$4]*[.$O$5])" office:value-type="float" office:value="-52907900430.7194" calcext:value-type="float">
            <text:p>-52907900430.7194</text:p>
          </table:table-cell>
          <table:table-cell table:formula="of:=([.$E21]*POWER(1+[.$O$6];[.BS$26])-SERIESSUM((1+[.$O$6])*(1+[.$O$8]);[.BS$26];-1;OFFSET([.$C22];[.BS$26];0):[.$C22]))*(1-1/4*[.$O$4]*[.$O$5])" office:value-type="float" office:value="-61265920512.0651" calcext:value-type="float">
            <text:p>-61265920512.0651</text:p>
          </table:table-cell>
          <table:table-cell table:formula="of:=([.$E21]*POWER(1+[.$O$6];[.BT$26])-SERIESSUM((1+[.$O$6])*(1+[.$O$8]);[.BT$26];-1;OFFSET([.$C22];[.BT$26];0):[.$C22]))*(1-1/4*[.$O$4]*[.$O$5])" office:value-type="float" office:value="-70934492580.0143" calcext:value-type="float">
            <text:p>-70934492580.0143</text:p>
          </table:table-cell>
          <table:table-cell table:formula="of:=([.$E21]*POWER(1+[.$O$6];[.BU$26])-SERIESSUM((1+[.$O$6])*(1+[.$O$8]);[.BU$26];-1;OFFSET([.$C22];[.BU$26];0):[.$C22]))*(1-1/4*[.$O$4]*[.$O$5])" office:value-type="float" office:value="-82118342048.6381" calcext:value-type="float">
            <text:p>-82118342048.6381</text:p>
          </table:table-cell>
          <table:table-cell table:formula="of:=([.$E21]*POWER(1+[.$O$6];[.BV$26])-SERIESSUM((1+[.$O$6])*(1+[.$O$8]);[.BV$26];-1;OFFSET([.$C22];[.BV$26];0):[.$C22]))*(1-1/4*[.$O$4]*[.$O$5])" office:value-type="float" office:value="-95054113888.4337" calcext:value-type="float">
            <text:p>-95054113888.4337</text:p>
          </table:table-cell>
          <table:table-cell table:formula="of:=([.$E21]*POWER(1+[.$O$6];[.BW$26])-SERIESSUM((1+[.$O$6])*(1+[.$O$8]);[.BW$26];-1;OFFSET([.$C22];[.BW$26];0):[.$C22]))*(1-1/4*[.$O$4]*[.$O$5])" office:value-type="float" office:value="-110015344451.864" calcext:value-type="float">
            <text:p>-110015344451.864</text:p>
          </table:table-cell>
          <table:table-cell table:formula="of:=([.$E21]*POWER(1+[.$O$6];[.BX$26])-SERIESSUM((1+[.$O$6])*(1+[.$O$8]);[.BX$26];-1;OFFSET([.$C22];[.BX$26];0):[.$C22]))*(1-1/4*[.$O$4]*[.$O$5])" office:value-type="float" office:value="-127318207326.355" calcext:value-type="float">
            <text:p>-127318207326.3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O$2]*POWER(1+[.$O$11];[.$A46])*(POWER([.$O$7];12)-1)/([.$O$7]-1) + [.$B46]*POWER([.$O$7];12)" office:value-type="float" office:value="224206918.157278" calcext:value-type="float">
            <text:p>224206918.157278</text:p>
          </table:table-cell>
          <table:table-cell table:formula="of:=[.$C46]*POWER([.$O$9];12)" office:value-type="float" office:value="3900248.90334978" calcext:value-type="float">
            <text:p>3900248.90334978</text:p>
          </table:table-cell>
          <table:table-cell table:formula="of:=[.$B47]/4*[.$O$4]*[.$O$5]" office:value-type="float" office:value="440566.594179052" calcext:value-type="float">
            <text:p>440566.594179052</text:p>
          </table:table-cell>
          <table:table-cell table:formula="of:=[.$B47]-[.$C47]-[.$D47]+[.$O$13]*POWER([.$O$7];12*[.$A47])" office:value-type="float" office:value="219866102.659749" calcext:value-type="float">
            <text:p>219866102.6597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$E22]-[.$C23]" office:value-type="float" office:value="17696504.7327614" calcext:value-type="float">
            <text:p>17696504.7327614</text:p>
          </table:table-cell>
          <table:table-cell table:formula="of:=([.$E22]*POWER(1+[.$O$6];[.K$26])-SERIESSUM((1+[.$O$6])*(1+[.$O$8]);[.K$26];-1;OFFSET([.$C23];[.K$26];0):[.$C23]))*(1-1/4*[.$O$4]*[.$O$5])" office:value-type="float" office:value="18195524.7403414" calcext:value-type="float">
            <text:p>18195524.7403414</text:p>
          </table:table-cell>
          <table:table-cell table:formula="of:=([.$E22]*POWER(1+[.$O$6];[.L$26])-SERIESSUM((1+[.$O$6])*(1+[.$O$8]);[.L$26];-1;OFFSET([.$C23];[.L$26];0):[.$C23]))*(1-1/4*[.$O$4]*[.$O$5])" office:value-type="float" office:value="18643438.2189727" calcext:value-type="float">
            <text:p>18643438.2189727</text:p>
          </table:table-cell>
          <table:table-cell table:formula="of:=([.$E22]*POWER(1+[.$O$6];[.M$26])-SERIESSUM((1+[.$O$6])*(1+[.$O$8]);[.M$26];-1;OFFSET([.$C23];[.M$26];0):[.$C23]))*(1-1/4*[.$O$4]*[.$O$5])" office:value-type="float" office:value="18979168.2978189" calcext:value-type="float">
            <text:p>18979168.2978189</text:p>
          </table:table-cell>
          <table:table-cell table:formula="of:=([.$E22]*POWER(1+[.$O$6];[.N$26])-SERIESSUM((1+[.$O$6])*(1+[.$O$8]);[.N$26];-1;OFFSET([.$C23];[.N$26];0):[.$C23]))*(1-1/4*[.$O$4]*[.$O$5])" office:value-type="float" office:value="19171323.966272" calcext:value-type="float">
            <text:p>19171323.966272</text:p>
          </table:table-cell>
          <table:table-cell table:formula="of:=([.$E22]*POWER(1+[.$O$6];[.O$26])-SERIESSUM((1+[.$O$6])*(1+[.$O$8]);[.O$26];-1;OFFSET([.$C23];[.O$26];0):[.$C23]))*(1-1/4*[.$O$4]*[.$O$5])" office:value-type="float" office:value="19182558.0023605" calcext:value-type="float">
            <text:p>19182558.0023605</text:p>
          </table:table-cell>
          <table:table-cell table:formula="of:=([.$E22]*POWER(1+[.$O$6];[.P$26])-SERIESSUM((1+[.$O$6])*(1+[.$O$8]);[.P$26];-1;OFFSET([.$C23];[.P$26];0):[.$C23]))*(1-1/4*[.$O$4]*[.$O$5])" office:value-type="float" office:value="18968557.4582767" calcext:value-type="float">
            <text:p>18968557.4582767</text:p>
          </table:table-cell>
          <table:table-cell table:formula="of:=([.$E22]*POWER(1+[.$O$6];[.Q$26])-SERIESSUM((1+[.$O$6])*(1+[.$O$8]);[.Q$26];-1;OFFSET([.$C23];[.Q$26];0):[.$C23]))*(1-1/4*[.$O$4]*[.$O$5])" office:value-type="float" office:value="18476870.6581669" calcext:value-type="float">
            <text:p>18476870.6581669</text:p>
          </table:table-cell>
          <table:table-cell table:formula="of:=([.$E22]*POWER(1+[.$O$6];[.R$26])-SERIESSUM((1+[.$O$6])*(1+[.$O$8]);[.R$26];-1;OFFSET([.$C23];[.R$26];0):[.$C23]))*(1-1/4*[.$O$4]*[.$O$5])" office:value-type="float" office:value="17645544.7716762" calcext:value-type="float">
            <text:p>17645544.7716762</text:p>
          </table:table-cell>
          <table:table-cell table:formula="of:=([.$E22]*POWER(1+[.$O$6];[.S$26])-SERIESSUM((1+[.$O$6])*(1+[.$O$8]);[.S$26];-1;OFFSET([.$C23];[.S$26];0):[.$C23]))*(1-1/4*[.$O$4]*[.$O$5])" office:value-type="float" office:value="16401543.9522286" calcext:value-type="float">
            <text:p>16401543.9522286</text:p>
          </table:table-cell>
          <table:table-cell table:formula="of:=([.$E22]*POWER(1+[.$O$6];[.T$26])-SERIESSUM((1+[.$O$6])*(1+[.$O$8]);[.T$26];-1;OFFSET([.$C23];[.T$26];0):[.$C23]))*(1-1/4*[.$O$4]*[.$O$5])" office:value-type="float" office:value="14658913.3174842" calcext:value-type="float">
            <text:p>14658913.3174842</text:p>
          </table:table-cell>
          <table:table-cell table:formula="of:=([.$E22]*POWER(1+[.$O$6];[.U$26])-SERIESSUM((1+[.$O$6])*(1+[.$O$8]);[.U$26];-1;OFFSET([.$C23];[.U$26];0):[.$C23]))*(1-1/4*[.$O$4]*[.$O$5])" office:value-type="float" office:value="12316648.6014954" calcext:value-type="float">
            <text:p>12316648.6014954</text:p>
          </table:table-cell>
          <table:table-cell table:formula="of:=([.$E22]*POWER(1+[.$O$6];[.V$26])-SERIESSUM((1+[.$O$6])*(1+[.$O$8]);[.V$26];-1;OFFSET([.$C23];[.V$26];0):[.$C23]))*(1-1/4*[.$O$4]*[.$O$5])" office:value-type="float" office:value="9256225.00894167" calcext:value-type="float">
            <text:p>9256225.00894167</text:p>
          </table:table-cell>
          <table:table-cell table:formula="of:=([.$E22]*POWER(1+[.$O$6];[.W$26])-SERIESSUM((1+[.$O$6])*(1+[.$O$8]);[.W$26];-1;OFFSET([.$C23];[.W$26];0):[.$C23]))*(1-1/4*[.$O$4]*[.$O$5])" office:value-type="float" office:value="5338731.51873373" calcext:value-type="float">
            <text:p>5338731.51873373</text:p>
          </table:table-cell>
          <table:table-cell table:formula="of:=([.$E22]*POWER(1+[.$O$6];[.X$26])-SERIESSUM((1+[.$O$6])*(1+[.$O$8]);[.X$26];-1;OFFSET([.$C23];[.X$26];0):[.$C23]))*(1-1/4*[.$O$4]*[.$O$5])" office:value-type="float" office:value="401548.463842387" calcext:value-type="float">
            <text:p>401548.463842387</text:p>
          </table:table-cell>
          <table:table-cell table:formula="of:=([.$E22]*POWER(1+[.$O$6];[.Y$26])-SERIESSUM((1+[.$O$6])*(1+[.$O$8]);[.Y$26];-1;OFFSET([.$C23];[.Y$26];0):[.$C23]))*(1-1/4*[.$O$4]*[.$O$5])" office:value-type="float" office:value="-5745503.5208692" calcext:value-type="float">
            <text:p>-5745503.5208692</text:p>
          </table:table-cell>
          <table:table-cell table:formula="of:=([.$E22]*POWER(1+[.$O$6];[.Z$26])-SERIESSUM((1+[.$O$6])*(1+[.$O$8]);[.Z$26];-1;OFFSET([.$C23];[.Z$26];0):[.$C23]))*(1-1/4*[.$O$4]*[.$O$5])" office:value-type="float" office:value="-13324626.3456494" calcext:value-type="float">
            <text:p>-13324626.3456494</text:p>
          </table:table-cell>
          <table:table-cell table:formula="of:=([.$E22]*POWER(1+[.$O$6];[.AA$26])-SERIESSUM((1+[.$O$6])*(1+[.$O$8]);[.AA$26];-1;OFFSET([.$C23];[.AA$26];0):[.$C23]))*(1-1/4*[.$O$4]*[.$O$5])" office:value-type="float" office:value="-22595215.2815161" calcext:value-type="float">
            <text:p>-22595215.2815161</text:p>
          </table:table-cell>
          <table:table-cell table:formula="of:=([.$E22]*POWER(1+[.$O$6];[.AB$26])-SERIESSUM((1+[.$O$6])*(1+[.$O$8]);[.AB$26];-1;OFFSET([.$C23];[.AB$26];0):[.$C23]))*(1-1/4*[.$O$4]*[.$O$5])" office:value-type="float" office:value="-33859848.9594162" calcext:value-type="float">
            <text:p>-33859848.9594162</text:p>
          </table:table-cell>
          <table:table-cell table:formula="of:=([.$E22]*POWER(1+[.$O$6];[.AC$26])-SERIESSUM((1+[.$O$6])*(1+[.$O$8]);[.AC$26];-1;OFFSET([.$C23];[.AC$26];0):[.$C23]))*(1-1/4*[.$O$4]*[.$O$5])" office:value-type="float" office:value="-47471227.1551237" calcext:value-type="float">
            <text:p>-47471227.1551237</text:p>
          </table:table-cell>
          <table:table-cell table:formula="of:=([.$E22]*POWER(1+[.$O$6];[.AD$26])-SERIESSUM((1+[.$O$6])*(1+[.$O$8]);[.AD$26];-1;OFFSET([.$C23];[.AD$26];0):[.$C23]))*(1-1/4*[.$O$4]*[.$O$5])" office:value-type="float" office:value="-63840205.0614298" calcext:value-type="float">
            <text:p>-63840205.0614298</text:p>
          </table:table-cell>
          <table:table-cell table:formula="of:=([.$E22]*POWER(1+[.$O$6];[.AE$26])-SERIESSUM((1+[.$O$6])*(1+[.$O$8]);[.AE$26];-1;OFFSET([.$C23];[.AE$26];0):[.$C23]))*(1-1/4*[.$O$4]*[.$O$5])" office:value-type="float" office:value="-83445095.9828988" calcext:value-type="float">
            <text:p>-83445095.9828988</text:p>
          </table:table-cell>
          <table:table-cell table:formula="of:=([.$E22]*POWER(1+[.$O$6];[.AF$26])-SERIESSUM((1+[.$O$6])*(1+[.$O$8]);[.AF$26];-1;OFFSET([.$C23];[.AF$26];0):[.$C23]))*(1-1/4*[.$O$4]*[.$O$5])" office:value-type="float" office:value="-106842441.24485" calcext:value-type="float">
            <text:p>-106842441.24485</text:p>
          </table:table-cell>
          <table:table-cell table:formula="of:=([.$E22]*POWER(1+[.$O$6];[.AG$26])-SERIESSUM((1+[.$O$6])*(1+[.$O$8]);[.AG$26];-1;OFFSET([.$C23];[.AG$26];0):[.$C23]))*(1-1/4*[.$O$4]*[.$O$5])" office:value-type="float" office:value="-134679477.15155" calcext:value-type="float">
            <text:p>-134679477.15155</text:p>
          </table:table-cell>
          <table:table-cell table:formula="of:=([.$E22]*POWER(1+[.$O$6];[.AH$26])-SERIESSUM((1+[.$O$6])*(1+[.$O$8]);[.AH$26];-1;OFFSET([.$C23];[.AH$26];0):[.$C23]))*(1-1/4*[.$O$4]*[.$O$5])" office:value-type="float" office:value="-167708564.710988" calcext:value-type="float">
            <text:p>-167708564.710988</text:p>
          </table:table-cell>
          <table:table-cell table:formula="of:=([.$E22]*POWER(1+[.$O$6];[.AI$26])-SERIESSUM((1+[.$O$6])*(1+[.$O$8]);[.AI$26];-1;OFFSET([.$C23];[.AI$26];0):[.$C23]))*(1-1/4*[.$O$4]*[.$O$5])" office:value-type="float" office:value="-206803889.318705" calcext:value-type="float">
            <text:p>-206803889.318705</text:p>
          </table:table-cell>
          <table:table-cell table:formula="of:=([.$E22]*POWER(1+[.$O$6];[.AJ$26])-SERIESSUM((1+[.$O$6])*(1+[.$O$8]);[.AJ$26];-1;OFFSET([.$C23];[.AJ$26];0):[.$C23]))*(1-1/4*[.$O$4]*[.$O$5])" office:value-type="float" office:value="-252980785.531896" calcext:value-type="float">
            <text:p>-252980785.531896</text:p>
          </table:table-cell>
          <table:table-cell table:formula="of:=([.$E22]*POWER(1+[.$O$6];[.AK$26])-SERIESSUM((1+[.$O$6])*(1+[.$O$8]);[.AK$26];-1;OFFSET([.$C23];[.AK$26];0):[.$C23]))*(1-1/4*[.$O$4]*[.$O$5])" office:value-type="float" office:value="-307418097.473991" calcext:value-type="float">
            <text:p>-307418097.473991</text:p>
          </table:table-cell>
          <table:table-cell table:formula="of:=([.$E22]*POWER(1+[.$O$6];[.AL$26])-SERIESSUM((1+[.$O$6])*(1+[.$O$8]);[.AL$26];-1;OFFSET([.$C23];[.AL$26];0):[.$C23]))*(1-1/4*[.$O$4]*[.$O$5])" office:value-type="float" office:value="-371484049.452332" calcext:value-type="float">
            <text:p>-371484049.452332</text:p>
          </table:table-cell>
          <table:table-cell table:formula="of:=([.$E22]*POWER(1+[.$O$6];[.AM$26])-SERIESSUM((1+[.$O$6])*(1+[.$O$8]);[.AM$26];-1;OFFSET([.$C23];[.AM$26];0):[.$C23]))*(1-1/4*[.$O$4]*[.$O$5])" office:value-type="float" office:value="-446766175.391671" calcext:value-type="float">
            <text:p>-446766175.391671</text:p>
          </table:table-cell>
          <table:table-cell table:formula="of:=([.$E22]*POWER(1+[.$O$6];[.AN$26])-SERIESSUM((1+[.$O$6])*(1+[.$O$8]);[.AN$26];-1;OFFSET([.$C23];[.AN$26];0):[.$C23]))*(1-1/4*[.$O$4]*[.$O$5])" office:value-type="float" office:value="-535105941.237653" calcext:value-type="float">
            <text:p>-535105941.237653</text:p>
          </table:table-cell>
          <table:table-cell table:formula="of:=([.$E22]*POWER(1+[.$O$6];[.AO$26])-SERIESSUM((1+[.$O$6])*(1+[.$O$8]);[.AO$26];-1;OFFSET([.$C23];[.AO$26];0):[.$C23]))*(1-1/4*[.$O$4]*[.$O$5])" office:value-type="float" office:value="-638638793.362393" calcext:value-type="float">
            <text:p>-638638793.362393</text:p>
          </table:table-cell>
          <table:table-cell table:formula="of:=([.$E22]*POWER(1+[.$O$6];[.AP$26])-SERIESSUM((1+[.$O$6])*(1+[.$O$8]);[.AP$26];-1;OFFSET([.$C23];[.AP$26];0):[.$C23]))*(1-1/4*[.$O$4]*[.$O$5])" office:value-type="float" office:value="-759840480.283686" calcext:value-type="float">
            <text:p>-759840480.283686</text:p>
          </table:table-cell>
          <table:table-cell table:formula="of:=([.$E22]*POWER(1+[.$O$6];[.AQ$26])-SERIESSUM((1+[.$O$6])*(1+[.$O$8]);[.AQ$26];-1;OFFSET([.$C23];[.AQ$26];0):[.$C23]))*(1-1/4*[.$O$4]*[.$O$5])" office:value-type="float" office:value="-901580627.087825" calcext:value-type="float">
            <text:p>-901580627.087825</text:p>
          </table:table-cell>
          <table:table-cell table:formula="of:=([.$E22]*POWER(1+[.$O$6];[.AR$26])-SERIESSUM((1+[.$O$6])*(1+[.$O$8]);[.AR$26];-1;OFFSET([.$C23];[.AR$26];0):[.$C23]))*(1-1/4*[.$O$4]*[.$O$5])" office:value-type="float" office:value="-1067184694.59449" calcext:value-type="float">
            <text:p>-1067184694.59449</text:p>
          </table:table-cell>
          <table:table-cell table:formula="of:=([.$E22]*POWER(1+[.$O$6];[.AS$26])-SERIESSUM((1+[.$O$6])*(1+[.$O$8]);[.AS$26];-1;OFFSET([.$C23];[.AS$26];0):[.$C23]))*(1-1/4*[.$O$4]*[.$O$5])" office:value-type="float" office:value="-1260505631.72276" calcext:value-type="float">
            <text:p>-1260505631.72276</text:p>
          </table:table-cell>
          <table:table-cell table:formula="of:=([.$E22]*POWER(1+[.$O$6];[.AT$26])-SERIESSUM((1+[.$O$6])*(1+[.$O$8]);[.AT$26];-1;OFFSET([.$C23];[.AT$26];0):[.$C23]))*(1-1/4*[.$O$4]*[.$O$5])" office:value-type="float" office:value="-1486006733.41058" calcext:value-type="float">
            <text:p>-1486006733.41058</text:p>
          </table:table-cell>
          <table:table-cell table:formula="of:=([.$E22]*POWER(1+[.$O$6];[.AU$26])-SERIESSUM((1+[.$O$6])*(1+[.$O$8]);[.AU$26];-1;OFFSET([.$C23];[.AU$26];0):[.$C23]))*(1-1/4*[.$O$4]*[.$O$5])" office:value-type="float" office:value="-1748857452.08234" calcext:value-type="float">
            <text:p>-1748857452.08234</text:p>
          </table:table-cell>
          <table:table-cell table:formula="of:=([.$E22]*POWER(1+[.$O$6];[.AV$26])-SERIESSUM((1+[.$O$6])*(1+[.$O$8]);[.AV$26];-1;OFFSET([.$C23];[.AV$26];0):[.$C23]))*(1-1/4*[.$O$4]*[.$O$5])" office:value-type="float" office:value="-2055044182.99272" calcext:value-type="float">
            <text:p>-2055044182.99272</text:p>
          </table:table-cell>
          <table:table-cell table:formula="of:=([.$E22]*POWER(1+[.$O$6];[.AW$26])-SERIESSUM((1+[.$O$6])*(1+[.$O$8]);[.AW$26];-1;OFFSET([.$C23];[.AW$26];0):[.$C23]))*(1-1/4*[.$O$4]*[.$O$5])" office:value-type="float" office:value="-2411498358.51074" calcext:value-type="float">
            <text:p>-2411498358.51074</text:p>
          </table:table-cell>
          <table:table-cell table:formula="of:=([.$E22]*POWER(1+[.$O$6];[.AX$26])-SERIESSUM((1+[.$O$6])*(1+[.$O$8]);[.AX$26];-1;OFFSET([.$C23];[.AX$26];0):[.$C23]))*(1-1/4*[.$O$4]*[.$O$5])" office:value-type="float" office:value="-2826244550.14537" calcext:value-type="float">
            <text:p>-2826244550.14537</text:p>
          </table:table-cell>
          <table:table-cell table:formula="of:=([.$E22]*POWER(1+[.$O$6];[.AY$26])-SERIESSUM((1+[.$O$6])*(1+[.$O$8]);[.AY$26];-1;OFFSET([.$C23];[.AY$26];0):[.$C23]))*(1-1/4*[.$O$4]*[.$O$5])" office:value-type="float" office:value="-3296275741.04454" calcext:value-type="float">
            <text:p>-3296275741.04454</text:p>
          </table:table-cell>
          <table:table-cell table:formula="of:=([.$E22]*POWER(1+[.$O$6];[.AZ$26])-SERIESSUM((1+[.$O$6])*(1+[.$O$8]);[.AZ$26];-1;OFFSET([.$C23];[.AZ$26];0):[.$C23]))*(1-1/4*[.$O$4]*[.$O$5])" office:value-type="float" office:value="-3841865188.35934" calcext:value-type="float">
            <text:p>-3841865188.35934</text:p>
          </table:table-cell>
          <table:table-cell table:formula="of:=([.$E22]*POWER(1+[.$O$6];[.BA$26])-SERIESSUM((1+[.$O$6])*(1+[.$O$8]);[.BA$26];-1;OFFSET([.$C23];[.BA$26];0):[.$C23]))*(1-1/4*[.$O$4]*[.$O$5])" office:value-type="float" office:value="-4474963469.037" calcext:value-type="float">
            <text:p>-4474963469.037</text:p>
          </table:table-cell>
          <table:table-cell table:formula="of:=([.$E22]*POWER(1+[.$O$6];[.BB$26])-SERIESSUM((1+[.$O$6])*(1+[.$O$8]);[.BB$26];-1;OFFSET([.$C23];[.BB$26];0):[.$C23]))*(1-1/4*[.$O$4]*[.$O$5])" office:value-type="float" office:value="-5209396166.7776" calcext:value-type="float">
            <text:p>-5209396166.7776</text:p>
          </table:table-cell>
          <table:table-cell table:formula="of:=([.$E22]*POWER(1+[.$O$6];[.BC$26])-SERIESSUM((1+[.$O$6])*(1+[.$O$8]);[.BC$26];-1;OFFSET([.$C23];[.BC$26];0):[.$C23]))*(1-1/4*[.$O$4]*[.$O$5])" office:value-type="float" office:value="-6061156862.84332" calcext:value-type="float">
            <text:p>-6061156862.84332</text:p>
          </table:table-cell>
          <table:table-cell table:formula="of:=([.$E22]*POWER(1+[.$O$6];[.BD$26])-SERIESSUM((1+[.$O$6])*(1+[.$O$8]);[.BD$26];-1;OFFSET([.$C23];[.BD$26];0):[.$C23]))*(1-1/4*[.$O$4]*[.$O$5])" office:value-type="float" office:value="-7048745815.41808" calcext:value-type="float">
            <text:p>-7048745815.41808</text:p>
          </table:table-cell>
          <table:table-cell table:formula="of:=([.$E22]*POWER(1+[.$O$6];[.BE$26])-SERIESSUM((1+[.$O$6])*(1+[.$O$8]);[.BE$26];-1;OFFSET([.$C23];[.BE$26];0):[.$C23]))*(1-1/4*[.$O$4]*[.$O$5])" office:value-type="float" office:value="-8193561444.59077" calcext:value-type="float">
            <text:p>-8193561444.59077</text:p>
          </table:table-cell>
          <table:table-cell table:formula="of:=([.$E22]*POWER(1+[.$O$6];[.BF$26])-SERIESSUM((1+[.$O$6])*(1+[.$O$8]);[.BF$26];-1;OFFSET([.$C23];[.BF$26];0):[.$C23]))*(1-1/4*[.$O$4]*[.$O$5])" office:value-type="float" office:value="-9520352848.08624" calcext:value-type="float">
            <text:p>-9520352848.08624</text:p>
          </table:table-cell>
          <table:table-cell table:formula="of:=([.$E22]*POWER(1+[.$O$6];[.BG$26])-SERIESSUM((1+[.$O$6])*(1+[.$O$8]);[.BG$26];-1;OFFSET([.$C23];[.BG$26];0):[.$C23]))*(1-1/4*[.$O$4]*[.$O$5])" office:value-type="float" office:value="-11057742853.383" calcext:value-type="float">
            <text:p>-11057742853.383</text:p>
          </table:table-cell>
          <table:table-cell table:formula="of:=([.$E22]*POWER(1+[.$O$6];[.BH$26])-SERIESSUM((1+[.$O$6])*(1+[.$O$8]);[.BH$26];-1;OFFSET([.$C23];[.BH$26];0):[.$C23]))*(1-1/4*[.$O$4]*[.$O$5])" office:value-type="float" office:value="-12838832591.6746" calcext:value-type="float">
            <text:p>-12838832591.6746</text:p>
          </table:table-cell>
          <table:table-cell table:formula="of:=([.$E22]*POWER(1+[.$O$6];[.BI$26])-SERIESSUM((1+[.$O$6])*(1+[.$O$8]);[.BI$26];-1;OFFSET([.$C23];[.BI$26];0):[.$C23]))*(1-1/4*[.$O$4]*[.$O$5])" office:value-type="float" office:value="-14901900289.2689" calcext:value-type="float">
            <text:p>-14901900289.2689</text:p>
          </table:table-cell>
          <table:table-cell table:formula="of:=([.$E22]*POWER(1+[.$O$6];[.BJ$26])-SERIESSUM((1+[.$O$6])*(1+[.$O$8]);[.BJ$26];-1;OFFSET([.$C23];[.BJ$26];0):[.$C23]))*(1-1/4*[.$O$4]*[.$O$5])" office:value-type="float" office:value="-17291208948.3152" calcext:value-type="float">
            <text:p>-17291208948.3152</text:p>
          </table:table-cell>
          <table:table-cell table:formula="of:=([.$E22]*POWER(1+[.$O$6];[.BK$26])-SERIESSUM((1+[.$O$6])*(1+[.$O$8]);[.BK$26];-1;OFFSET([.$C23];[.BK$26];0):[.$C23]))*(1-1/4*[.$O$4]*[.$O$5])" office:value-type="float" office:value="-20057939872.632" calcext:value-type="float">
            <text:p>-20057939872.632</text:p>
          </table:table-cell>
          <table:table-cell table:formula="of:=([.$E22]*POWER(1+[.$O$6];[.BL$26])-SERIESSUM((1+[.$O$6])*(1+[.$O$8]);[.BL$26];-1;OFFSET([.$C23];[.BL$26];0):[.$C23]))*(1-1/4*[.$O$4]*[.$O$5])" office:value-type="float" office:value="-23261271633.7291" calcext:value-type="float">
            <text:p>-23261271633.7291</text:p>
          </table:table-cell>
          <table:table-cell table:formula="of:=([.$E22]*POWER(1+[.$O$6];[.BM$26])-SERIESSUM((1+[.$O$6])*(1+[.$O$8]);[.BM$26];-1;OFFSET([.$C23];[.BM$26];0):[.$C23]))*(1-1/4*[.$O$4]*[.$O$5])" office:value-type="float" office:value="-26969627122.2063" calcext:value-type="float">
            <text:p>-26969627122.2063</text:p>
          </table:table-cell>
          <table:table-cell table:formula="of:=([.$E22]*POWER(1+[.$O$6];[.BN$26])-SERIESSUM((1+[.$O$6])*(1+[.$O$8]);[.BN$26];-1;OFFSET([.$C23];[.BN$26];0):[.$C23]))*(1-1/4*[.$O$4]*[.$O$5])" office:value-type="float" office:value="-31262114854.4721" calcext:value-type="float">
            <text:p>-31262114854.4721</text:p>
          </table:table-cell>
          <table:table-cell table:formula="of:=([.$E22]*POWER(1+[.$O$6];[.BO$26])-SERIESSUM((1+[.$O$6])*(1+[.$O$8]);[.BO$26];-1;OFFSET([.$C23];[.BO$26];0):[.$C23]))*(1-1/4*[.$O$4]*[.$O$5])" office:value-type="float" office:value="-36230194778.0424" calcext:value-type="float">
            <text:p>-36230194778.0424</text:p>
          </table:table-cell>
          <table:table-cell table:formula="of:=([.$E22]*POWER(1+[.$O$6];[.BP$26])-SERIESSUM((1+[.$O$6])*(1+[.$O$8]);[.BP$26];-1;OFFSET([.$C23];[.BP$26];0):[.$C23]))*(1-1/4*[.$O$4]*[.$O$5])" office:value-type="float" office:value="-41979603525.8974" calcext:value-type="float">
            <text:p>-41979603525.8974</text:p>
          </table:table-cell>
          <table:table-cell table:formula="of:=([.$E22]*POWER(1+[.$O$6];[.BQ$26])-SERIESSUM((1+[.$O$6])*(1+[.$O$8]);[.BQ$26];-1;OFFSET([.$C23];[.BQ$26];0):[.$C23]))*(1-1/4*[.$O$4]*[.$O$5])" office:value-type="float" office:value="-48632579510.15" calcext:value-type="float">
            <text:p>-48632579510.15</text:p>
          </table:table-cell>
          <table:table-cell table:formula="of:=([.$E22]*POWER(1+[.$O$6];[.BR$26])-SERIESSUM((1+[.$O$6])*(1+[.$O$8]);[.BR$26];-1;OFFSET([.$C23];[.BR$26];0):[.$C23]))*(1-1/4*[.$O$4]*[.$O$5])" office:value-type="float" office:value="-56330434531.6021" calcext:value-type="float">
            <text:p>-56330434531.6021</text:p>
          </table:table-cell>
          <table:table-cell table:formula="of:=([.$E22]*POWER(1+[.$O$6];[.BS$26])-SERIESSUM((1+[.$O$6])*(1+[.$O$8]);[.BS$26];-1;OFFSET([.$C23];[.BS$26];0):[.$C23]))*(1-1/4*[.$O$4]*[.$O$5])" office:value-type="float" office:value="-65236525846.366" calcext:value-type="float">
            <text:p>-65236525846.366</text:p>
          </table:table-cell>
          <table:table-cell table:formula="of:=([.$E22]*POWER(1+[.$O$6];[.BT$26])-SERIESSUM((1+[.$O$6])*(1+[.$O$8]);[.BT$26];-1;OFFSET([.$C23];[.BT$26];0):[.$C23]))*(1-1/4*[.$O$4]*[.$O$5])" office:value-type="float" office:value="-75539691025.839" calcext:value-type="float">
            <text:p>-75539691025.839</text:p>
          </table:table-cell>
          <table:table-cell table:formula="of:=([.$E22]*POWER(1+[.$O$6];[.BU$26])-SERIESSUM((1+[.$O$6])*(1+[.$O$8]);[.BU$26];-1;OFFSET([.$C23];[.BU$26];0):[.$C23]))*(1-1/4*[.$O$4]*[.$O$5])" office:value-type="float" office:value="-87458217647.8602" calcext:value-type="float">
            <text:p>-87458217647.8602</text:p>
          </table:table-cell>
          <table:table-cell table:formula="of:=([.$E22]*POWER(1+[.$O$6];[.BV$26])-SERIESSUM((1+[.$O$6])*(1+[.$O$8]);[.BV$26];-1;OFFSET([.$C23];[.BV$26];0):[.$C23]))*(1-1/4*[.$O$4]*[.$O$5])" office:value-type="float" office:value="-101244431068.14" calcext:value-type="float">
            <text:p>-101244431068.14</text:p>
          </table:table-cell>
          <table:table-cell table:formula="of:=([.$E22]*POWER(1+[.$O$6];[.BW$26])-SERIESSUM((1+[.$O$6])*(1+[.$O$8]);[.BW$26];-1;OFFSET([.$C23];[.BW$26];0):[.$C23]))*(1-1/4*[.$O$4]*[.$O$5])" office:value-type="float" office:value="-117189996476.957" calcext:value-type="float">
            <text:p>-117189996476.957</text:p>
          </table:table-cell>
          <table:table-cell table:formula="of:=([.$E22]*POWER(1+[.$O$6];[.BX$26])-SERIESSUM((1+[.$O$6])*(1+[.$O$8]);[.BX$26];-1;OFFSET([.$C23];[.BX$26];0):[.$C23]))*(1-1/4*[.$O$4]*[.$O$5])" office:value-type="float" office:value="-135632046418.155" calcext:value-type="float">
            <text:p>-135632046418.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O$2]*POWER(1+[.$O$11];[.$A47])*(POWER([.$O$7];12)-1)/([.$O$7]-1) + [.$B47]*POWER([.$O$7];12)" office:value-type="float" office:value="245165098.116057" calcext:value-type="float">
            <text:p>245165098.116057</text:p>
          </table:table-cell>
          <table:table-cell table:formula="of:=[.$C47]*POWER([.$O$9];12)" office:value-type="float" office:value="4173266.32658427" calcext:value-type="float">
            <text:p>4173266.32658427</text:p>
          </table:table-cell>
          <table:table-cell table:formula="of:=[.$B48]/4*[.$O$4]*[.$O$5]" office:value-type="float" office:value="481749.417798052" calcext:value-type="float">
            <text:p>481749.417798052</text:p>
          </table:table-cell>
          <table:table-cell table:formula="of:=[.$B48]-[.$C48]-[.$D48]+[.$O$13]*POWER([.$O$7];12*[.$A48])" office:value-type="float" office:value="240510082.371674" calcext:value-type="float">
            <text:p>240510082.37167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$E23]-[.$C24]" office:value-type="float" office:value="19876980.6065416" calcext:value-type="float">
            <text:p>19876980.6065416</text:p>
          </table:table-cell>
          <table:table-cell table:formula="of:=([.$E23]*POWER(1+[.$O$6];[.K$26])-SERIESSUM((1+[.$O$6])*(1+[.$O$8]);[.K$26];-1;OFFSET([.$C24];[.K$26];0):[.$C24]))*(1-1/4*[.$O$4]*[.$O$5])" office:value-type="float" office:value="20484271.1387159" calcext:value-type="float">
            <text:p>20484271.1387159</text:p>
          </table:table-cell>
          <table:table-cell table:formula="of:=([.$E23]*POWER(1+[.$O$6];[.L$26])-SERIESSUM((1+[.$O$6])*(1+[.$O$8]);[.L$26];-1;OFFSET([.$C24];[.L$26];0):[.$C24]))*(1-1/4*[.$O$4]*[.$O$5])" office:value-type="float" office:value="21044743.3341754" calcext:value-type="float">
            <text:p>21044743.3341754</text:p>
          </table:table-cell>
          <table:table-cell table:formula="of:=([.$E23]*POWER(1+[.$O$6];[.M$26])-SERIESSUM((1+[.$O$6])*(1+[.$O$8]);[.M$26];-1;OFFSET([.$C24];[.M$26];0):[.$C24]))*(1-1/4*[.$O$4]*[.$O$5])" office:value-type="float" office:value="21491675.6737308" calcext:value-type="float">
            <text:p>21491675.6737308</text:p>
          </table:table-cell>
          <table:table-cell table:formula="of:=([.$E23]*POWER(1+[.$O$6];[.N$26])-SERIESSUM((1+[.$O$6])*(1+[.$O$8]);[.N$26];-1;OFFSET([.$C24];[.N$26];0):[.$C24]))*(1-1/4*[.$O$4]*[.$O$5])" office:value-type="float" office:value="21791999.4865808" calcext:value-type="float">
            <text:p>21791999.4865808</text:p>
          </table:table-cell>
          <table:table-cell table:formula="of:=([.$E23]*POWER(1+[.$O$6];[.O$26])-SERIESSUM((1+[.$O$6])*(1+[.$O$8]);[.O$26];-1;OFFSET([.$C24];[.O$26];0):[.$C24]))*(1-1/4*[.$O$4]*[.$O$5])" office:value-type="float" office:value="21906314.5326091" calcext:value-type="float">
            <text:p>21906314.5326091</text:p>
          </table:table-cell>
          <table:table-cell table:formula="of:=([.$E23]*POWER(1+[.$O$6];[.P$26])-SERIESSUM((1+[.$O$6])*(1+[.$O$8]);[.P$26];-1;OFFSET([.$C24];[.P$26];0):[.$C24]))*(1-1/4*[.$O$4]*[.$O$5])" office:value-type="float" office:value="21787812.1480461" calcext:value-type="float">
            <text:p>21787812.1480461</text:p>
          </table:table-cell>
          <table:table-cell table:formula="of:=([.$E23]*POWER(1+[.$O$6];[.Q$26])-SERIESSUM((1+[.$O$6])*(1+[.$O$8]);[.Q$26];-1;OFFSET([.$C24];[.Q$26];0):[.$C24]))*(1-1/4*[.$O$4]*[.$O$5])" office:value-type="float" office:value="21381023.7253438" calcext:value-type="float">
            <text:p>21381023.7253438</text:p>
          </table:table-cell>
          <table:table-cell table:formula="of:=([.$E23]*POWER(1+[.$O$6];[.R$26])-SERIESSUM((1+[.$O$6])*(1+[.$O$8]);[.R$26];-1;OFFSET([.$C24];[.R$26];0):[.$C24]))*(1-1/4*[.$O$4]*[.$O$5])" office:value-type="float" office:value="20620366.7964872" calcext:value-type="float">
            <text:p>20620366.7964872</text:p>
          </table:table-cell>
          <table:table-cell table:formula="of:=([.$E23]*POWER(1+[.$O$6];[.S$26])-SERIESSUM((1+[.$O$6])*(1+[.$O$8]);[.S$26];-1;OFFSET([.$C24];[.S$26];0):[.$C24]))*(1-1/4*[.$O$4]*[.$O$5])" office:value-type="float" office:value="19428456.6309417" calcext:value-type="float">
            <text:p>19428456.6309417</text:p>
          </table:table-cell>
          <table:table-cell table:formula="of:=([.$E23]*POWER(1+[.$O$6];[.T$26])-SERIESSUM((1+[.$O$6])*(1+[.$O$8]);[.T$26];-1;OFFSET([.$C24];[.T$26];0):[.$C24]))*(1-1/4*[.$O$4]*[.$O$5])" office:value-type="float" office:value="17714146.2199298" calcext:value-type="float">
            <text:p>17714146.2199298</text:p>
          </table:table-cell>
          <table:table-cell table:formula="of:=([.$E23]*POWER(1+[.$O$6];[.U$26])-SERIESSUM((1+[.$O$6])*(1+[.$O$8]);[.U$26];-1;OFFSET([.$C24];[.U$26];0):[.$C24]))*(1-1/4*[.$O$4]*[.$O$5])" office:value-type="float" office:value="15370251.6914396" calcext:value-type="float">
            <text:p>15370251.6914396</text:p>
          </table:table-cell>
          <table:table-cell table:formula="of:=([.$E23]*POWER(1+[.$O$6];[.V$26])-SERIESSUM((1+[.$O$6])*(1+[.$O$8]);[.V$26];-1;OFFSET([.$C24];[.V$26];0):[.$C24]))*(1-1/4*[.$O$4]*[.$O$5])" office:value-type="float" office:value="12270913.4624342" calcext:value-type="float">
            <text:p>12270913.4624342</text:p>
          </table:table-cell>
          <table:table-cell table:formula="of:=([.$E23]*POWER(1+[.$O$6];[.W$26])-SERIESSUM((1+[.$O$6])*(1+[.$O$8]);[.W$26];-1;OFFSET([.$C24];[.W$26];0):[.$C24]))*(1-1/4*[.$O$4]*[.$O$5])" office:value-type="float" office:value="8268535.64414104" calcext:value-type="float">
            <text:p>8268535.64414104</text:p>
          </table:table-cell>
          <table:table-cell table:formula="of:=([.$E23]*POWER(1+[.$O$6];[.X$26])-SERIESSUM((1+[.$O$6])*(1+[.$O$8]);[.X$26];-1;OFFSET([.$C24];[.X$26];0):[.$C24]))*(1-1/4*[.$O$4]*[.$O$5])" office:value-type="float" office:value="3190237.20893497" calcext:value-type="float">
            <text:p>3190237.20893497</text:p>
          </table:table-cell>
          <table:table-cell table:formula="of:=([.$E23]*POWER(1+[.$O$6];[.Y$26])-SERIESSUM((1+[.$O$6])*(1+[.$O$8]);[.Y$26];-1;OFFSET([.$C24];[.Y$26];0):[.$C24]))*(1-1/4*[.$O$4]*[.$O$5])" office:value-type="float" office:value="-3166261.98649653" calcext:value-type="float">
            <text:p>-3166261.98649653</text:p>
          </table:table-cell>
          <table:table-cell table:formula="of:=([.$E23]*POWER(1+[.$O$6];[.Z$26])-SERIESSUM((1+[.$O$6])*(1+[.$O$8]);[.Z$26];-1;OFFSET([.$C24];[.Z$26];0):[.$C24]))*(1-1/4*[.$O$4]*[.$O$5])" office:value-type="float" office:value="-11037409.2665447" calcext:value-type="float">
            <text:p>-11037409.2665447</text:p>
          </table:table-cell>
          <table:table-cell table:formula="of:=([.$E23]*POWER(1+[.$O$6];[.AA$26])-SERIESSUM((1+[.$O$6])*(1+[.$O$8]);[.AA$26];-1;OFFSET([.$C24];[.AA$26];0):[.$C24]))*(1-1/4*[.$O$4]*[.$O$5])" office:value-type="float" office:value="-20699344.154058" calcext:value-type="float">
            <text:p>-20699344.154058</text:p>
          </table:table-cell>
          <table:table-cell table:formula="of:=([.$E23]*POWER(1+[.$O$6];[.AB$26])-SERIESSUM((1+[.$O$6])*(1+[.$O$8]);[.AB$26];-1;OFFSET([.$C24];[.AB$26];0):[.$C24]))*(1-1/4*[.$O$4]*[.$O$5])" office:value-type="float" office:value="-32474299.293638" calcext:value-type="float">
            <text:p>-32474299.293638</text:p>
          </table:table-cell>
          <table:table-cell table:formula="of:=([.$E23]*POWER(1+[.$O$6];[.AC$26])-SERIESSUM((1+[.$O$6])*(1+[.$O$8]);[.AC$26];-1;OFFSET([.$C24];[.AC$26];0):[.$C24]))*(1-1/4*[.$O$4]*[.$O$5])" office:value-type="float" office:value="-46738014.83561" calcext:value-type="float">
            <text:p>-46738014.83561</text:p>
          </table:table-cell>
          <table:table-cell table:formula="of:=([.$E23]*POWER(1+[.$O$6];[.AD$26])-SERIESSUM((1+[.$O$6])*(1+[.$O$8]);[.AD$26];-1;OFFSET([.$C24];[.AD$26];0):[.$C24]))*(1-1/4*[.$O$4]*[.$O$5])" office:value-type="float" office:value="-63928325.3377277" calcext:value-type="float">
            <text:p>-63928325.3377277</text:p>
          </table:table-cell>
          <table:table-cell table:formula="of:=([.$E23]*POWER(1+[.$O$6];[.AE$26])-SERIESSUM((1+[.$O$6])*(1+[.$O$8]);[.AE$26];-1;OFFSET([.$C24];[.AE$26];0):[.$C24]))*(1-1/4*[.$O$4]*[.$O$5])" office:value-type="float" office:value="-84555103.0974594" calcext:value-type="float">
            <text:p>-84555103.0974594</text:p>
          </table:table-cell>
          <table:table-cell table:formula="of:=([.$E23]*POWER(1+[.$O$6];[.AF$26])-SERIESSUM((1+[.$O$6])*(1+[.$O$8]);[.AF$26];-1;OFFSET([.$C24];[.AF$26];0):[.$C24]))*(1-1/4*[.$O$4]*[.$O$5])" office:value-type="float" office:value="-109211770.559408" calcext:value-type="float">
            <text:p>-109211770.559408</text:p>
          </table:table-cell>
          <table:table-cell table:formula="of:=([.$E23]*POWER(1+[.$O$6];[.AG$26])-SERIESSUM((1+[.$O$6])*(1+[.$O$8]);[.AG$26];-1;OFFSET([.$C24];[.AG$26];0):[.$C24]))*(1-1/4*[.$O$4]*[.$O$5])" office:value-type="float" office:value="-138588627.65377" calcext:value-type="float">
            <text:p>-138588627.65377</text:p>
          </table:table-cell>
          <table:table-cell table:formula="of:=([.$E23]*POWER(1+[.$O$6];[.AH$26])-SERIESSUM((1+[.$O$6])*(1+[.$O$8]);[.AH$26];-1;OFFSET([.$C24];[.AH$26];0):[.$C24]))*(1-1/4*[.$O$4]*[.$O$5])" office:value-type="float" office:value="-173488278.310498" calcext:value-type="float">
            <text:p>-173488278.310498</text:p>
          </table:table-cell>
          <table:table-cell table:formula="of:=([.$E23]*POWER(1+[.$O$6];[.AI$26])-SERIESSUM((1+[.$O$6])*(1+[.$O$8]);[.AI$26];-1;OFFSET([.$C24];[.AI$26];0):[.$C24]))*(1-1/4*[.$O$4]*[.$O$5])" office:value-type="float" office:value="-214843484.766335" calcext:value-type="float">
            <text:p>-214843484.766335</text:p>
          </table:table-cell>
          <table:table-cell table:formula="of:=([.$E23]*POWER(1+[.$O$6];[.AJ$26])-SERIESSUM((1+[.$O$6])*(1+[.$O$8]);[.AJ$26];-1;OFFSET([.$C24];[.AJ$26];0):[.$C24]))*(1-1/4*[.$O$4]*[.$O$5])" office:value-type="float" office:value="-263737829.570074" calcext:value-type="float">
            <text:p>-263737829.570074</text:p>
          </table:table-cell>
          <table:table-cell table:formula="of:=([.$E23]*POWER(1+[.$O$6];[.AK$26])-SERIESSUM((1+[.$O$6])*(1+[.$O$8]);[.AK$26];-1;OFFSET([.$C24];[.AK$26];0):[.$C24]))*(1-1/4*[.$O$4]*[.$O$5])" office:value-type="float" office:value="-321429624.472192" calcext:value-type="float">
            <text:p>-321429624.472192</text:p>
          </table:table-cell>
          <table:table-cell table:formula="of:=([.$E23]*POWER(1+[.$O$6];[.AL$26])-SERIESSUM((1+[.$O$6])*(1+[.$O$8]);[.AL$26];-1;OFFSET([.$C24];[.AL$26];0):[.$C24]))*(1-1/4*[.$O$4]*[.$O$5])" office:value-type="float" office:value="-389379573.903018" calcext:value-type="float">
            <text:p>-389379573.903018</text:p>
          </table:table-cell>
          <table:table-cell table:formula="of:=([.$E23]*POWER(1+[.$O$6];[.AM$26])-SERIESSUM((1+[.$O$6])*(1+[.$O$8]);[.AM$26];-1;OFFSET([.$C24];[.AM$26];0):[.$C24]))*(1-1/4*[.$O$4]*[.$O$5])" office:value-type="float" office:value="-469282779.937233" calcext:value-type="float">
            <text:p>-469282779.937233</text:p>
          </table:table-cell>
          <table:table-cell table:formula="of:=([.$E23]*POWER(1+[.$O$6];[.AN$26])-SERIESSUM((1+[.$O$6])*(1+[.$O$8]);[.AN$26];-1;OFFSET([.$C24];[.AN$26];0):[.$C24]))*(1-1/4*[.$O$4]*[.$O$5])" office:value-type="float" office:value="-563105767.173885" calcext:value-type="float">
            <text:p>-563105767.173885</text:p>
          </table:table-cell>
          <table:table-cell table:formula="of:=([.$E23]*POWER(1+[.$O$6];[.AO$26])-SERIESSUM((1+[.$O$6])*(1+[.$O$8]);[.AO$26];-1;OFFSET([.$C24];[.AO$26];0):[.$C24]))*(1-1/4*[.$O$4]*[.$O$5])" office:value-type="float" office:value="-673129311.751325" calcext:value-type="float">
            <text:p>-673129311.751325</text:p>
          </table:table-cell>
          <table:table-cell table:formula="of:=([.$E23]*POWER(1+[.$O$6];[.AP$26])-SERIESSUM((1+[.$O$6])*(1+[.$O$8]);[.AP$26];-1;OFFSET([.$C24];[.AP$26];0):[.$C24]))*(1-1/4*[.$O$4]*[.$O$5])" office:value-type="float" office:value="-801997980.985393" calcext:value-type="float">
            <text:p>-801997980.985393</text:p>
          </table:table-cell>
          <table:table-cell table:formula="of:=([.$E23]*POWER(1+[.$O$6];[.AQ$26])-SERIESSUM((1+[.$O$6])*(1+[.$O$8]);[.AQ$26];-1;OFFSET([.$C24];[.AQ$26];0):[.$C24]))*(1-1/4*[.$O$4]*[.$O$5])" office:value-type="float" office:value="-952777431.43237" calcext:value-type="float">
            <text:p>-952777431.43237</text:p>
          </table:table-cell>
          <table:table-cell table:formula="of:=([.$E23]*POWER(1+[.$O$6];[.AR$26])-SERIESSUM((1+[.$O$6])*(1+[.$O$8]);[.AR$26];-1;OFFSET([.$C24];[.AR$26];0):[.$C24]))*(1-1/4*[.$O$4]*[.$O$5])" office:value-type="float" office:value="-1129020676.50037" calcext:value-type="float">
            <text:p>-1129020676.50037</text:p>
          </table:table-cell>
          <table:table-cell table:formula="of:=([.$E23]*POWER(1+[.$O$6];[.AS$26])-SERIESSUM((1+[.$O$6])*(1+[.$O$8]);[.AS$26];-1;OFFSET([.$C24];[.AS$26];0):[.$C24]))*(1-1/4*[.$O$4]*[.$O$5])" office:value-type="float" office:value="-1334844723.49037" calcext:value-type="float">
            <text:p>-1334844723.49037</text:p>
          </table:table-cell>
          <table:table-cell table:formula="of:=([.$E23]*POWER(1+[.$O$6];[.AT$26])-SERIESSUM((1+[.$O$6])*(1+[.$O$8]);[.AT$26];-1;OFFSET([.$C24];[.AT$26];0):[.$C24]))*(1-1/4*[.$O$4]*[.$O$5])" office:value-type="float" office:value="-1575019198.1001" calcext:value-type="float">
            <text:p>-1575019198.1001</text:p>
          </table:table-cell>
          <table:table-cell table:formula="of:=([.$E23]*POWER(1+[.$O$6];[.AU$26])-SERIESSUM((1+[.$O$6])*(1+[.$O$8]);[.AU$26];-1;OFFSET([.$C24];[.AU$26];0):[.$C24]))*(1-1/4*[.$O$4]*[.$O$5])" office:value-type="float" office:value="-1855068826.54693" calcext:value-type="float">
            <text:p>-1855068826.54693</text:p>
          </table:table-cell>
          <table:table-cell table:formula="of:=([.$E23]*POWER(1+[.$O$6];[.AV$26])-SERIESSUM((1+[.$O$6])*(1+[.$O$8]);[.AV$26];-1;OFFSET([.$C24];[.AV$26];0):[.$C24]))*(1-1/4*[.$O$4]*[.$O$5])" office:value-type="float" office:value="-2181391936.84655" calcext:value-type="float">
            <text:p>-2181391936.84655</text:p>
          </table:table-cell>
          <table:table-cell table:formula="of:=([.$E23]*POWER(1+[.$O$6];[.AW$26])-SERIESSUM((1+[.$O$6])*(1+[.$O$8]);[.AW$26];-1;OFFSET([.$C24];[.AW$26];0):[.$C24]))*(1-1/4*[.$O$4]*[.$O$5])" office:value-type="float" office:value="-2561397477.53438" calcext:value-type="float">
            <text:p>-2561397477.53438</text:p>
          </table:table-cell>
          <table:table-cell table:formula="of:=([.$E23]*POWER(1+[.$O$6];[.AX$26])-SERIESSUM((1+[.$O$6])*(1+[.$O$8]);[.AX$26];-1;OFFSET([.$C24];[.AX$26];0):[.$C24]))*(1-1/4*[.$O$4]*[.$O$5])" office:value-type="float" office:value="-2991367484.86055" calcext:value-type="float">
            <text:p>-2991367484.86055</text:p>
          </table:table-cell>
          <table:table-cell table:formula="of:=([.$E23]*POWER(1+[.$O$6];[.AY$26])-SERIESSUM((1+[.$O$6])*(1+[.$O$8]);[.AY$26];-1;OFFSET([.$C24];[.AY$26];0):[.$C24]))*(1-1/4*[.$O$4]*[.$O$5])" office:value-type="float" office:value="-3490754150.11241" calcext:value-type="float">
            <text:p>-3490754150.11241</text:p>
          </table:table-cell>
          <table:table-cell table:formula="of:=([.$E23]*POWER(1+[.$O$6];[.AZ$26])-SERIESSUM((1+[.$O$6])*(1+[.$O$8]);[.AZ$26];-1;OFFSET([.$C24];[.AZ$26];0):[.$C24]))*(1-1/4*[.$O$4]*[.$O$5])" office:value-type="float" office:value="-4070559771.24607" calcext:value-type="float">
            <text:p>-4070559771.24607</text:p>
          </table:table-cell>
          <table:table-cell table:formula="of:=([.$E23]*POWER(1+[.$O$6];[.BA$26])-SERIESSUM((1+[.$O$6])*(1+[.$O$8]);[.BA$26];-1;OFFSET([.$C24];[.BA$26];0):[.$C24]))*(1-1/4*[.$O$4]*[.$O$5])" office:value-type="float" office:value="-4743514689.05822" calcext:value-type="float">
            <text:p>-4743514689.05822</text:p>
          </table:table-cell>
          <table:table-cell table:formula="of:=([.$E23]*POWER(1+[.$O$6];[.BB$26])-SERIESSUM((1+[.$O$6])*(1+[.$O$8]);[.BB$26];-1;OFFSET([.$C24];[.BB$26];0):[.$C24]))*(1-1/4*[.$O$4]*[.$O$5])" office:value-type="float" office:value="-5524347457.47445" calcext:value-type="float">
            <text:p>-5524347457.47445</text:p>
          </table:table-cell>
          <table:table-cell table:formula="of:=([.$E23]*POWER(1+[.$O$6];[.BC$26])-SERIESSUM((1+[.$O$6])*(1+[.$O$8]);[.BC$26];-1;OFFSET([.$C24];[.BC$26];0):[.$C24]))*(1-1/4*[.$O$4]*[.$O$5])" office:value-type="float" office:value="-6430097155.28013" calcext:value-type="float">
            <text:p>-6430097155.28013</text:p>
          </table:table-cell>
          <table:table-cell table:formula="of:=([.$E23]*POWER(1+[.$O$6];[.BD$26])-SERIESSUM((1+[.$O$6])*(1+[.$O$8]);[.BD$26];-1;OFFSET([.$C24];[.BD$26];0):[.$C24]))*(1-1/4*[.$O$4]*[.$O$5])" office:value-type="float" office:value="-7480474404.7382" calcext:value-type="float">
            <text:p>-7480474404.7382</text:p>
          </table:table-cell>
          <table:table-cell table:formula="of:=([.$E23]*POWER(1+[.$O$6];[.BE$26])-SERIESSUM((1+[.$O$6])*(1+[.$O$8]);[.BE$26];-1;OFFSET([.$C24];[.BE$26];0):[.$C24]))*(1-1/4*[.$O$4]*[.$O$5])" office:value-type="float" office:value="-8698278684.77966" calcext:value-type="float">
            <text:p>-8698278684.77966</text:p>
          </table:table-cell>
          <table:table-cell table:formula="of:=([.$E23]*POWER(1+[.$O$6];[.BF$26])-SERIESSUM((1+[.$O$6])*(1+[.$O$8]);[.BF$26];-1;OFFSET([.$C24];[.BF$26];0):[.$C24]))*(1-1/4*[.$O$4]*[.$O$5])" office:value-type="float" office:value="-10109880707.8087" calcext:value-type="float">
            <text:p>-10109880707.8087</text:p>
          </table:table-cell>
          <table:table-cell table:formula="of:=([.$E23]*POWER(1+[.$O$6];[.BG$26])-SERIESSUM((1+[.$O$6])*(1+[.$O$8]);[.BG$26];-1;OFFSET([.$C24];[.BG$26];0):[.$C24]))*(1-1/4*[.$O$4]*[.$O$5])" office:value-type="float" office:value="-11745779994.3953" calcext:value-type="float">
            <text:p>-11745779994.3953</text:p>
          </table:table-cell>
          <table:table-cell table:formula="of:=([.$E23]*POWER(1+[.$O$6];[.BH$26])-SERIESSUM((1+[.$O$6])*(1+[.$O$8]);[.BH$26];-1;OFFSET([.$C24];[.BH$26];0):[.$C24]))*(1-1/4*[.$O$4]*[.$O$5])" office:value-type="float" office:value="-13641249357.8508" calcext:value-type="float">
            <text:p>-13641249357.8508</text:p>
          </table:table-cell>
          <table:table-cell table:formula="of:=([.$E23]*POWER(1+[.$O$6];[.BI$26])-SERIESSUM((1+[.$O$6])*(1+[.$O$8]);[.BI$26];-1;OFFSET([.$C24];[.BI$26];0):[.$C24]))*(1-1/4*[.$O$4]*[.$O$5])" office:value-type="float" office:value="-15837079833.9662" calcext:value-type="float">
            <text:p>-15837079833.9662</text:p>
          </table:table-cell>
          <table:table-cell table:formula="of:=([.$E23]*POWER(1+[.$O$6];[.BJ$26])-SERIESSUM((1+[.$O$6])*(1+[.$O$8]);[.BJ$26];-1;OFFSET([.$C24];[.BJ$26];0):[.$C24]))*(1-1/4*[.$O$4]*[.$O$5])" office:value-type="float" office:value="-18380441698.2479" calcext:value-type="float">
            <text:p>-18380441698.2479</text:p>
          </table:table-cell>
          <table:table-cell table:formula="of:=([.$E23]*POWER(1+[.$O$6];[.BK$26])-SERIESSUM((1+[.$O$6])*(1+[.$O$8]);[.BK$26];-1;OFFSET([.$C24];[.BK$26];0):[.$C24]))*(1-1/4*[.$O$4]*[.$O$5])" office:value-type="float" office:value="-21325879647.9812" calcext:value-type="float">
            <text:p>-21325879647.9812</text:p>
          </table:table-cell>
          <table:table-cell table:formula="of:=([.$E23]*POWER(1+[.$O$6];[.BL$26])-SERIESSUM((1+[.$O$6])*(1+[.$O$8]);[.BL$26];-1;OFFSET([.$C24];[.BL$26];0):[.$C24]))*(1-1/4*[.$O$4]*[.$O$5])" office:value-type="float" office:value="-24736463040.4118" calcext:value-type="float">
            <text:p>-24736463040.4118</text:p>
          </table:table-cell>
          <table:table-cell table:formula="of:=([.$E23]*POWER(1+[.$O$6];[.BM$26])-SERIESSUM((1+[.$O$6])*(1+[.$O$8]);[.BM$26];-1;OFFSET([.$C24];[.BM$26];0):[.$C24]))*(1-1/4*[.$O$4]*[.$O$5])" office:value-type="float" office:value="-28685115330.2411" calcext:value-type="float">
            <text:p>-28685115330.2411</text:p>
          </table:table-cell>
          <table:table-cell table:formula="of:=([.$E23]*POWER(1+[.$O$6];[.BN$26])-SERIESSUM((1+[.$O$6])*(1+[.$O$8]);[.BN$26];-1;OFFSET([.$C24];[.BN$26];0):[.$C24]))*(1-1/4*[.$O$4]*[.$O$5])" office:value-type="float" office:value="-33256150607.627" calcext:value-type="float">
            <text:p>-33256150607.627</text:p>
          </table:table-cell>
          <table:table-cell table:formula="of:=([.$E23]*POWER(1+[.$O$6];[.BO$26])-SERIESSUM((1+[.$O$6])*(1+[.$O$8]);[.BO$26];-1;OFFSET([.$C24];[.BO$26];0):[.$C24]))*(1-1/4*[.$O$4]*[.$O$5])" office:value-type="float" office:value="-38547049480.7342" calcext:value-type="float">
            <text:p>-38547049480.7342</text:p>
          </table:table-cell>
          <table:table-cell table:formula="of:=([.$E23]*POWER(1+[.$O$6];[.BP$26])-SERIESSUM((1+[.$O$6])*(1+[.$O$8]);[.BP$26];-1;OFFSET([.$C24];[.BP$26];0):[.$C24]))*(1-1/4*[.$O$4]*[.$O$5])" office:value-type="float" office:value="-44670511565.5818" calcext:value-type="float">
            <text:p>-44670511565.5818</text:p>
          </table:table-cell>
          <table:table-cell table:formula="of:=([.$E23]*POWER(1+[.$O$6];[.BQ$26])-SERIESSUM((1+[.$O$6])*(1+[.$O$8]);[.BQ$26];-1;OFFSET([.$C24];[.BQ$26];0):[.$C24]))*(1-1/4*[.$O$4]*[.$O$5])" office:value-type="float" office:value="-51756827645.6832" calcext:value-type="float">
            <text:p>-51756827645.6832</text:p>
          </table:table-cell>
          <table:table-cell table:formula="of:=([.$E23]*POWER(1+[.$O$6];[.BR$26])-SERIESSUM((1+[.$O$6])*(1+[.$O$8]);[.BR$26];-1;OFFSET([.$C24];[.BR$26];0):[.$C24]))*(1-1/4*[.$O$4]*[.$O$5])" office:value-type="float" office:value="-59956621266.2882" calcext:value-type="float">
            <text:p>-59956621266.2882</text:p>
          </table:table-cell>
          <table:table-cell table:formula="of:=([.$E23]*POWER(1+[.$O$6];[.BS$26])-SERIESSUM((1+[.$O$6])*(1+[.$O$8]);[.BS$26];-1;OFFSET([.$C24];[.BS$26];0):[.$C24]))*(1-1/4*[.$O$4]*[.$O$5])" office:value-type="float" office:value="-69444017273.3743" calcext:value-type="float">
            <text:p>-69444017273.3743</text:p>
          </table:table-cell>
          <table:table-cell table:formula="of:=([.$E23]*POWER(1+[.$O$6];[.BT$26])-SERIESSUM((1+[.$O$6])*(1+[.$O$8]);[.BT$26];-1;OFFSET([.$C24];[.BT$26];0):[.$C24]))*(1-1/4*[.$O$4]*[.$O$5])" office:value-type="float" office:value="-80420303758.2071" calcext:value-type="float">
            <text:p>-80420303758.2071</text:p>
          </table:table-cell>
          <table:table-cell table:formula="of:=([.$E23]*POWER(1+[.$O$6];[.BU$26])-SERIESSUM((1+[.$O$6])*(1+[.$O$8]);[.BU$26];-1;OFFSET([.$C24];[.BU$26];0):[.$C24]))*(1-1/4*[.$O$4]*[.$O$5])" office:value-type="float" office:value="-93118164211.8475" calcext:value-type="float">
            <text:p>-93118164211.8475</text:p>
          </table:table-cell>
          <table:table-cell table:formula="of:=([.$E23]*POWER(1+[.$O$6];[.BV$26])-SERIESSUM((1+[.$O$6])*(1+[.$O$8]);[.BV$26];-1;OFFSET([.$C24];[.BV$26];0):[.$C24]))*(1-1/4*[.$O$4]*[.$O$5])" office:value-type="float" office:value="-107806568647.183" calcext:value-type="float">
            <text:p>-107806568647.183</text:p>
          </table:table-cell>
          <table:table-cell table:formula="of:=([.$E23]*POWER(1+[.$O$6];[.BW$26])-SERIESSUM((1+[.$O$6])*(1+[.$O$8]);[.BW$26];-1;OFFSET([.$C24];[.BW$26];0):[.$C24]))*(1-1/4*[.$O$4]*[.$O$5])" office:value-type="float" office:value="-124796426259.375" calcext:value-type="float">
            <text:p>-124796426259.375</text:p>
          </table:table-cell>
          <table:table-cell table:formula="of:=([.$E23]*POWER(1+[.$O$6];[.BX$26])-SERIESSUM((1+[.$O$6])*(1+[.$O$8]);[.BX$26];-1;OFFSET([.$C24];[.BX$26];0):[.$C24]))*(1-1/4*[.$O$4]*[.$O$5])" office:value-type="float" office:value="-144447118158.48" calcext:value-type="float">
            <text:p>-144447118158.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O$2]*POWER(1+[.$O$11];[.$A48])*(POWER([.$O$7];12)-1)/([.$O$7]-1) + [.$B48]*POWER([.$O$7];12)" office:value-type="float" office:value="267980252.491442" calcext:value-type="float">
            <text:p>267980252.491442</text:p>
          </table:table-cell>
          <table:table-cell table:formula="of:=[.$C48]*POWER([.$O$9];12)" office:value-type="float" office:value="4465394.96944517" calcext:value-type="float">
            <text:p>4465394.96944517</text:p>
          </table:table-cell>
          <table:table-cell table:formula="of:=[.$B49]/4*[.$O$4]*[.$O$5]" office:value-type="float" office:value="526581.196145683" calcext:value-type="float">
            <text:p>526581.196145683</text:p>
          </table:table-cell>
          <table:table-cell table:formula="of:=[.$B49]-[.$C49]-[.$D49]+[.$O$13]*POWER([.$O$7];12*[.$A49])" office:value-type="float" office:value="262988276.325851" calcext:value-type="float">
            <text:p>262988276.32585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$E24]-[.$C25]" office:value-type="float" office:value="22274405.3832362" calcext:value-type="float">
            <text:p>22274405.3832362</text:p>
          </table:table-cell>
          <table:table-cell table:formula="of:=([.$E24]*POWER(1+[.$O$6];[.K$26])-SERIESSUM((1+[.$O$6])*(1+[.$O$8]);[.K$26];-1;OFFSET([.$C25];[.K$26];0):[.$C25]))*(1-1/4*[.$O$4]*[.$O$5])" office:value-type="float" office:value="23002554.1335176" calcext:value-type="float">
            <text:p>23002554.1335176</text:p>
          </table:table-cell>
          <table:table-cell table:formula="of:=([.$E24]*POWER(1+[.$O$6];[.L$26])-SERIESSUM((1+[.$O$6])*(1+[.$O$8]);[.L$26];-1;OFFSET([.$C25];[.L$26];0):[.$C25]))*(1-1/4*[.$O$4]*[.$O$5])" office:value-type="float" office:value="23689010.1038666" calcext:value-type="float">
            <text:p>23689010.1038666</text:p>
          </table:table-cell>
          <table:table-cell table:formula="of:=([.$E24]*POWER(1+[.$O$6];[.M$26])-SERIESSUM((1+[.$O$6])*(1+[.$O$8]);[.M$26];-1;OFFSET([.$C25];[.M$26];0):[.$C25]))*(1-1/4*[.$O$4]*[.$O$5])" office:value-type="float" office:value="24260918.4860948" calcext:value-type="float">
            <text:p>24260918.4860948</text:p>
          </table:table-cell>
          <table:table-cell table:formula="of:=([.$E24]*POWER(1+[.$O$6];[.N$26])-SERIESSUM((1+[.$O$6])*(1+[.$O$8]);[.N$26];-1;OFFSET([.$C25];[.N$26];0):[.$C25]))*(1-1/4*[.$O$4]*[.$O$5])" office:value-type="float" office:value="24683451.0070605" calcext:value-type="float">
            <text:p>24683451.0070605</text:p>
          </table:table-cell>
          <table:table-cell table:formula="of:=([.$E24]*POWER(1+[.$O$6];[.O$26])-SERIESSUM((1+[.$O$6])*(1+[.$O$8]);[.O$26];-1;OFFSET([.$C25];[.O$26];0):[.$C25]))*(1-1/4*[.$O$4]*[.$O$5])" office:value-type="float" office:value="24915049.0308243" calcext:value-type="float">
            <text:p>24915049.0308243</text:p>
          </table:table-cell>
          <table:table-cell table:formula="of:=([.$E24]*POWER(1+[.$O$6];[.P$26])-SERIESSUM((1+[.$O$6])*(1+[.$O$8]);[.P$26];-1;OFFSET([.$C25];[.P$26];0):[.$C25]))*(1-1/4*[.$O$4]*[.$O$5])" office:value-type="float" office:value="24906274.8778165" calcext:value-type="float">
            <text:p>24906274.8778165</text:p>
          </table:table-cell>
          <table:table-cell table:formula="of:=([.$E24]*POWER(1+[.$O$6];[.Q$26])-SERIESSUM((1+[.$O$6])*(1+[.$O$8]);[.Q$26];-1;OFFSET([.$C25];[.Q$26];0):[.$C25]))*(1-1/4*[.$O$4]*[.$O$5])" office:value-type="float" office:value="24598476.5358776" calcext:value-type="float">
            <text:p>24598476.5358776</text:p>
          </table:table-cell>
          <table:table-cell table:formula="of:=([.$E24]*POWER(1+[.$O$6];[.R$26])-SERIESSUM((1+[.$O$6])*(1+[.$O$8]);[.R$26];-1;OFFSET([.$C25];[.R$26];0):[.$C25]))*(1-1/4*[.$O$4]*[.$O$5])" office:value-type="float" office:value="23922236.1139818" calcext:value-type="float">
            <text:p>23922236.1139818</text:p>
          </table:table-cell>
          <table:table-cell table:formula="of:=([.$E24]*POWER(1+[.$O$6];[.S$26])-SERIESSUM((1+[.$O$6])*(1+[.$O$8]);[.S$26];-1;OFFSET([.$C25];[.S$26];0):[.$C25]))*(1-1/4*[.$O$4]*[.$O$5])" office:value-type="float" office:value="22795567.7281874" calcext:value-type="float">
            <text:p>22795567.7281874</text:p>
          </table:table-cell>
          <table:table-cell table:formula="of:=([.$E24]*POWER(1+[.$O$6];[.T$26])-SERIESSUM((1+[.$O$6])*(1+[.$O$8]);[.T$26];-1;OFFSET([.$C25];[.T$26];0):[.$C25]))*(1-1/4*[.$O$4]*[.$O$5])" office:value-type="float" office:value="21121825.119051" calcext:value-type="float">
            <text:p>21121825.119051</text:p>
          </table:table-cell>
          <table:table-cell table:formula="of:=([.$E24]*POWER(1+[.$O$6];[.U$26])-SERIESSUM((1+[.$O$6])*(1+[.$O$8]);[.U$26];-1;OFFSET([.$C25];[.U$26];0):[.$C25]))*(1-1/4*[.$O$4]*[.$O$5])" office:value-type="float" office:value="18787273.0666645" calcext:value-type="float">
            <text:p>18787273.0666645</text:p>
          </table:table-cell>
          <table:table-cell table:formula="of:=([.$E24]*POWER(1+[.$O$6];[.V$26])-SERIESSUM((1+[.$O$6])*(1+[.$O$8]);[.V$26];-1;OFFSET([.$C25];[.V$26];0):[.$C25]))*(1-1/4*[.$O$4]*[.$O$5])" office:value-type="float" office:value="15658269.4621747" calcext:value-type="float">
            <text:p>15658269.4621747</text:p>
          </table:table-cell>
          <table:table-cell table:formula="of:=([.$E24]*POWER(1+[.$O$6];[.W$26])-SERIESSUM((1+[.$O$6])*(1+[.$O$8]);[.W$26];-1;OFFSET([.$C25];[.W$26];0):[.$C25]))*(1-1/4*[.$O$4]*[.$O$5])" office:value-type="float" office:value="11577996.5611907" calcext:value-type="float">
            <text:p>11577996.5611907</text:p>
          </table:table-cell>
          <table:table-cell table:formula="of:=([.$E24]*POWER(1+[.$O$6];[.X$26])-SERIESSUM((1+[.$O$6])*(1+[.$O$8]);[.X$26];-1;OFFSET([.$C25];[.X$26];0):[.$C25]))*(1-1/4*[.$O$4]*[.$O$5])" office:value-type="float" office:value="6362670.30927694" calcext:value-type="float">
            <text:p>6362670.30927694</text:p>
          </table:table-cell>
          <table:table-cell table:formula="of:=([.$E24]*POWER(1+[.$O$6];[.Y$26])-SERIESSUM((1+[.$O$6])*(1+[.$O$8]);[.Y$26];-1;OFFSET([.$C25];[.Y$26];0):[.$C25]))*(1-1/4*[.$O$4]*[.$O$5])" office:value-type="float" office:value="-202854.510177448" calcext:value-type="float">
            <text:p>-202854.510177448</text:p>
          </table:table-cell>
          <table:table-cell table:formula="of:=([.$E24]*POWER(1+[.$O$6];[.Z$26])-SERIESSUM((1+[.$O$6])*(1+[.$O$8]);[.Z$26];-1;OFFSET([.$C25];[.Z$26];0):[.$C25]))*(1-1/4*[.$O$4]*[.$O$5])" office:value-type="float" office:value="-8370178.43459904" calcext:value-type="float">
            <text:p>-8370178.43459904</text:p>
          </table:table-cell>
          <table:table-cell table:formula="of:=([.$E24]*POWER(1+[.$O$6];[.AA$26])-SERIESSUM((1+[.$O$6])*(1+[.$O$8]);[.AA$26];-1;OFFSET([.$C25];[.AA$26];0):[.$C25]))*(1-1/4*[.$O$4]*[.$O$5])" office:value-type="float" office:value="-18433260.80579" calcext:value-type="float">
            <text:p>-18433260.80579</text:p>
          </table:table-cell>
          <table:table-cell table:formula="of:=([.$E24]*POWER(1+[.$O$6];[.AB$26])-SERIESSUM((1+[.$O$6])*(1+[.$O$8]);[.AB$26];-1;OFFSET([.$C25];[.AB$26];0):[.$C25]))*(1-1/4*[.$O$4]*[.$O$5])" office:value-type="float" office:value="-30735259.8100165" calcext:value-type="float">
            <text:p>-30735259.8100165</text:p>
          </table:table-cell>
          <table:table-cell table:formula="of:=([.$E24]*POWER(1+[.$O$6];[.AC$26])-SERIESSUM((1+[.$O$6])*(1+[.$O$8]);[.AC$26];-1;OFFSET([.$C25];[.AC$26];0):[.$C25]))*(1-1/4*[.$O$4]*[.$O$5])" office:value-type="float" office:value="-45676456.2051925" calcext:value-type="float">
            <text:p>-45676456.2051925</text:p>
          </table:table-cell>
          <table:table-cell table:formula="of:=([.$E24]*POWER(1+[.$O$6];[.AD$26])-SERIESSUM((1+[.$O$6])*(1+[.$O$8]);[.AD$26];-1;OFFSET([.$C25];[.AD$26];0):[.$C25]))*(1-1/4*[.$O$4]*[.$O$5])" office:value-type="float" office:value="-63723430.8689455" calcext:value-type="float">
            <text:p>-63723430.8689455</text:p>
          </table:table-cell>
          <table:table-cell table:formula="of:=([.$E24]*POWER(1+[.$O$6];[.AE$26])-SERIESSUM((1+[.$O$6])*(1+[.$O$8]);[.AE$26];-1;OFFSET([.$C25];[.AE$26];0):[.$C25]))*(1-1/4*[.$O$4]*[.$O$5])" office:value-type="float" office:value="-85419692.8924647" calcext:value-type="float">
            <text:p>-85419692.8924647</text:p>
          </table:table-cell>
          <table:table-cell table:formula="of:=([.$E24]*POWER(1+[.$O$6];[.AF$26])-SERIESSUM((1+[.$O$6])*(1+[.$O$8]);[.AF$26];-1;OFFSET([.$C25];[.AF$26];0):[.$C25]))*(1-1/4*[.$O$4]*[.$O$5])" office:value-type="float" office:value="-111397985.683004" calcext:value-type="float">
            <text:p>-111397985.683004</text:p>
          </table:table-cell>
          <table:table-cell table:formula="of:=([.$E24]*POWER(1+[.$O$6];[.AG$26])-SERIESSUM((1+[.$O$6])*(1+[.$O$8]);[.AG$26];-1;OFFSET([.$C25];[.AG$26];0):[.$C25]))*(1-1/4*[.$O$4]*[.$O$5])" office:value-type="float" office:value="-142394534.068727" calcext:value-type="float">
            <text:p>-142394534.068727</text:p>
          </table:table-cell>
          <table:table-cell table:formula="of:=([.$E24]*POWER(1+[.$O$6];[.AH$26])-SERIESSUM((1+[.$O$6])*(1+[.$O$8]);[.AH$26];-1;OFFSET([.$C25];[.AH$26];0):[.$C25]))*(1-1/4*[.$O$4]*[.$O$5])" office:value-type="float" office:value="-179265536.469761" calcext:value-type="float">
            <text:p>-179265536.469761</text:p>
          </table:table-cell>
          <table:table-cell table:formula="of:=([.$E24]*POWER(1+[.$O$6];[.AI$26])-SERIESSUM((1+[.$O$6])*(1+[.$O$8]);[.AI$26];-1;OFFSET([.$C25];[.AI$26];0):[.$C25]))*(1-1/4*[.$O$4]*[.$O$5])" office:value-type="float" office:value="-223006253.671708" calcext:value-type="float">
            <text:p>-223006253.671708</text:p>
          </table:table-cell>
          <table:table-cell table:formula="of:=([.$E24]*POWER(1+[.$O$6];[.AJ$26])-SERIESSUM((1+[.$O$6])*(1+[.$O$8]);[.AJ$26];-1;OFFSET([.$C25];[.AJ$26];0):[.$C25]))*(1-1/4*[.$O$4]*[.$O$5])" office:value-type="float" office:value="-274773100.609448" calcext:value-type="float">
            <text:p>-274773100.609448</text:p>
          </table:table-cell>
          <table:table-cell table:formula="of:=([.$E24]*POWER(1+[.$O$6];[.AK$26])-SERIESSUM((1+[.$O$6])*(1+[.$O$8]);[.AK$26];-1;OFFSET([.$C25];[.AK$26];0):[.$C25]))*(1-1/4*[.$O$4]*[.$O$5])" office:value-type="float" office:value="-335909210.992271" calcext:value-type="float">
            <text:p>-335909210.992271</text:p>
          </table:table-cell>
          <table:table-cell table:formula="of:=([.$E24]*POWER(1+[.$O$6];[.AL$26])-SERIESSUM((1+[.$O$6])*(1+[.$O$8]);[.AL$26];-1;OFFSET([.$C25];[.AL$26];0):[.$C25]))*(1-1/4*[.$O$4]*[.$O$5])" office:value-type="float" office:value="-407974017.907817" calcext:value-type="float">
            <text:p>-407974017.907817</text:p>
          </table:table-cell>
          <table:table-cell table:formula="of:=([.$E24]*POWER(1+[.$O$6];[.AM$26])-SERIESSUM((1+[.$O$6])*(1+[.$O$8]);[.AM$26];-1;OFFSET([.$C25];[.AM$26];0):[.$C25]))*(1-1/4*[.$O$4]*[.$O$5])" office:value-type="float" office:value="-492777478.270955" calcext:value-type="float">
            <text:p>-492777478.270955</text:p>
          </table:table-cell>
          <table:table-cell table:formula="of:=([.$E24]*POWER(1+[.$O$6];[.AN$26])-SERIESSUM((1+[.$O$6])*(1+[.$O$8]);[.AN$26];-1;OFFSET([.$C25];[.AN$26];0):[.$C25]))*(1-1/4*[.$O$4]*[.$O$5])" office:value-type="float" office:value="-592419666.913222" calcext:value-type="float">
            <text:p>-592419666.913222</text:p>
          </table:table-cell>
          <table:table-cell table:formula="of:=([.$E24]*POWER(1+[.$O$6];[.AO$26])-SERIESSUM((1+[.$O$6])*(1+[.$O$8]);[.AO$26];-1;OFFSET([.$C25];[.AO$26];0):[.$C25]))*(1-1/4*[.$O$4]*[.$O$5])" office:value-type="float" office:value="-709336579.294055" calcext:value-type="float">
            <text:p>-709336579.294055</text:p>
          </table:table-cell>
          <table:table-cell table:formula="of:=([.$E24]*POWER(1+[.$O$6];[.AP$26])-SERIESSUM((1+[.$O$6])*(1+[.$O$8]);[.AP$26];-1;OFFSET([.$C25];[.AP$26];0):[.$C25]))*(1-1/4*[.$O$4]*[.$O$5])" office:value-type="float" office:value="-846353112.63212" calcext:value-type="float">
            <text:p>-846353112.63212</text:p>
          </table:table-cell>
          <table:table-cell table:formula="of:=([.$E24]*POWER(1+[.$O$6];[.AQ$26])-SERIESSUM((1+[.$O$6])*(1+[.$O$8]);[.AQ$26];-1;OFFSET([.$C25];[.AQ$26];0):[.$C25]))*(1-1/4*[.$O$4]*[.$O$5])" office:value-type="float" office:value="-1006744346.4486" calcext:value-type="float">
            <text:p>-1006744346.4486</text:p>
          </table:table-cell>
          <table:table-cell table:formula="of:=([.$E24]*POWER(1+[.$O$6];[.AR$26])-SERIESSUM((1+[.$O$6])*(1+[.$O$8]);[.AR$26];-1;OFFSET([.$C25];[.AR$26];0):[.$C25]))*(1-1/4*[.$O$4]*[.$O$5])" office:value-type="float" office:value="-1194306418.25665" calcext:value-type="float">
            <text:p>-1194306418.25665</text:p>
          </table:table-cell>
          <table:table-cell table:formula="of:=([.$E24]*POWER(1+[.$O$6];[.AS$26])-SERIESSUM((1+[.$O$6])*(1+[.$O$8]);[.AS$26];-1;OFFSET([.$C25];[.AS$26];0):[.$C25]))*(1-1/4*[.$O$4]*[.$O$5])" office:value-type="float" office:value="-1413438492.08804" calcext:value-type="float">
            <text:p>-1413438492.08804</text:p>
          </table:table-cell>
          <table:table-cell table:formula="of:=([.$E24]*POWER(1+[.$O$6];[.AT$26])-SERIESSUM((1+[.$O$6])*(1+[.$O$8]);[.AT$26];-1;OFFSET([.$C25];[.AT$26];0):[.$C25]))*(1-1/4*[.$O$4]*[.$O$5])" office:value-type="float" office:value="-1669237550.95672" calcext:value-type="float">
            <text:p>-1669237550.95672</text:p>
          </table:table-cell>
          <table:table-cell table:formula="of:=([.$E24]*POWER(1+[.$O$6];[.AU$26])-SERIESSUM((1+[.$O$6])*(1+[.$O$8]);[.AU$26];-1;OFFSET([.$C25];[.AU$26];0):[.$C25]))*(1-1/4*[.$O$4]*[.$O$5])" office:value-type="float" office:value="-1967608014.114" calcext:value-type="float">
            <text:p>-1967608014.114</text:p>
          </table:table-cell>
          <table:table-cell table:formula="of:=([.$E24]*POWER(1+[.$O$6];[.AV$26])-SERIESSUM((1+[.$O$6])*(1+[.$O$8]);[.AV$26];-1;OFFSET([.$C25];[.AV$26];0):[.$C25]))*(1-1/4*[.$O$4]*[.$O$5])" office:value-type="float" office:value="-2315388491.7113" calcext:value-type="float">
            <text:p>-2315388491.7113</text:p>
          </table:table-cell>
          <table:table-cell table:formula="of:=([.$E24]*POWER(1+[.$O$6];[.AW$26])-SERIESSUM((1+[.$O$6])*(1+[.$O$8]);[.AW$26];-1;OFFSET([.$C25];[.AW$26];0):[.$C25]))*(1-1/4*[.$O$4]*[.$O$5])" office:value-type="float" office:value="-2708202393.35299" calcext:value-type="float">
            <text:p>-2708202393.35299</text:p>
          </table:table-cell>
          <table:table-cell table:formula="of:=([.$E24]*POWER(1+[.$O$6];[.AX$26])-SERIESSUM((1+[.$O$6])*(1+[.$O$8]);[.AX$26];-1;OFFSET([.$C25];[.AX$26];0):[.$C25]))*(1-1/4*[.$O$4]*[.$O$5])" office:value-type="float" office:value="-3164741294.27664" calcext:value-type="float">
            <text:p>-3164741294.27664</text:p>
          </table:table-cell>
          <table:table-cell table:formula="of:=([.$E24]*POWER(1+[.$O$6];[.AY$26])-SERIESSUM((1+[.$O$6])*(1+[.$O$8]);[.AY$26];-1;OFFSET([.$C25];[.AY$26];0):[.$C25]))*(1-1/4*[.$O$4]*[.$O$5])" office:value-type="float" office:value="-3695129056.86544" calcext:value-type="float">
            <text:p>-3695129056.86544</text:p>
          </table:table-cell>
          <table:table-cell table:formula="of:=([.$E24]*POWER(1+[.$O$6];[.AZ$26])-SERIESSUM((1+[.$O$6])*(1+[.$O$8]);[.AZ$26];-1;OFFSET([.$C25];[.AZ$26];0):[.$C25]))*(1-1/4*[.$O$4]*[.$O$5])" office:value-type="float" office:value="-4311081476.68901" calcext:value-type="float">
            <text:p>-4311081476.68901</text:p>
          </table:table-cell>
          <table:table-cell table:formula="of:=([.$E24]*POWER(1+[.$O$6];[.BA$26])-SERIESSUM((1+[.$O$6])*(1+[.$O$8]);[.BA$26];-1;OFFSET([.$C25];[.BA$26];0):[.$C25]))*(1-1/4*[.$O$4]*[.$O$5])" office:value-type="float" office:value="-5026155320.12315" calcext:value-type="float">
            <text:p>-5026155320.12315</text:p>
          </table:table-cell>
          <table:table-cell table:formula="of:=([.$E24]*POWER(1+[.$O$6];[.BB$26])-SERIESSUM((1+[.$O$6])*(1+[.$O$8]);[.BB$26];-1;OFFSET([.$C25];[.BB$26];0):[.$C25]))*(1-1/4*[.$O$4]*[.$O$5])" office:value-type="float" office:value="-5856036218.84855" calcext:value-type="float">
            <text:p>-5856036218.84855</text:p>
          </table:table-cell>
          <table:table-cell table:formula="of:=([.$E24]*POWER(1+[.$O$6];[.BC$26])-SERIESSUM((1+[.$O$6])*(1+[.$O$8]);[.BC$26];-1;OFFSET([.$C25];[.BC$26];0):[.$C25]))*(1-1/4*[.$O$4]*[.$O$5])" office:value-type="float" office:value="-6818871475.88876" calcext:value-type="float">
            <text:p>-6818871475.88876</text:p>
          </table:table-cell>
          <table:table-cell table:formula="of:=([.$E24]*POWER(1+[.$O$6];[.BD$26])-SERIESSUM((1+[.$O$6])*(1+[.$O$8]);[.BD$26];-1;OFFSET([.$C25];[.BD$26];0):[.$C25]))*(1-1/4*[.$O$4]*[.$O$5])" office:value-type="float" office:value="-7935654780.63542" calcext:value-type="float">
            <text:p>-7935654780.63542</text:p>
          </table:table-cell>
          <table:table-cell table:formula="of:=([.$E24]*POWER(1+[.$O$6];[.BE$26])-SERIESSUM((1+[.$O$6])*(1+[.$O$8]);[.BE$26];-1;OFFSET([.$C25];[.BE$26];0):[.$C25]))*(1-1/4*[.$O$4]*[.$O$5])" office:value-type="float" office:value="-9230670919.84853" calcext:value-type="float">
            <text:p>-9230670919.84853</text:p>
          </table:table-cell>
          <table:table-cell table:formula="of:=([.$E24]*POWER(1+[.$O$6];[.BF$26])-SERIESSUM((1+[.$O$6])*(1+[.$O$8]);[.BF$26];-1;OFFSET([.$C25];[.BF$26];0):[.$C25]))*(1-1/4*[.$O$4]*[.$O$5])" office:value-type="float" office:value="-10732009830.7509" calcext:value-type="float">
            <text:p>-10732009830.7509</text:p>
          </table:table-cell>
          <table:table-cell table:formula="of:=([.$E24]*POWER(1+[.$O$6];[.BG$26])-SERIESSUM((1+[.$O$6])*(1+[.$O$8]);[.BG$26];-1;OFFSET([.$C25];[.BG$26];0):[.$C25]))*(1-1/4*[.$O$4]*[.$O$5])" office:value-type="float" office:value="-12472160797.4516" calcext:value-type="float">
            <text:p>-12472160797.4516</text:p>
          </table:table-cell>
          <table:table-cell table:formula="of:=([.$E24]*POWER(1+[.$O$6];[.BH$26])-SERIESSUM((1+[.$O$6])*(1+[.$O$8]);[.BH$26];-1;OFFSET([.$C25];[.BH$26];0):[.$C25]))*(1-1/4*[.$O$4]*[.$O$5])" office:value-type="float" office:value="-14488699273.5338" calcext:value-type="float">
            <text:p>-14488699273.5338</text:p>
          </table:table-cell>
          <table:table-cell table:formula="of:=([.$E24]*POWER(1+[.$O$6];[.BI$26])-SERIESSUM((1+[.$O$6])*(1+[.$O$8]);[.BI$26];-1;OFFSET([.$C25];[.BI$26];0):[.$C25]))*(1-1/4*[.$O$4]*[.$O$5])" office:value-type="float" office:value="-16825080756.9742" calcext:value-type="float">
            <text:p>-16825080756.9742</text:p>
          </table:table-cell>
          <table:table-cell table:formula="of:=([.$E24]*POWER(1+[.$O$6];[.BJ$26])-SERIESSUM((1+[.$O$6])*(1+[.$O$8]);[.BJ$26];-1;OFFSET([.$C25];[.BJ$26];0):[.$C25]))*(1-1/4*[.$O$4]*[.$O$5])" office:value-type="float" office:value="-19531558389.3563" calcext:value-type="float">
            <text:p>-19531558389.3563</text:p>
          </table:table-cell>
          <table:table-cell table:formula="of:=([.$E24]*POWER(1+[.$O$6];[.BK$26])-SERIESSUM((1+[.$O$6])*(1+[.$O$8]);[.BK$26];-1;OFFSET([.$C25];[.BK$26];0):[.$C25]))*(1-1/4*[.$O$4]*[.$O$5])" office:value-type="float" office:value="-22666243546.6649" calcext:value-type="float">
            <text:p>-22666243546.6649</text:p>
          </table:table-cell>
          <table:table-cell table:formula="of:=([.$E24]*POWER(1+[.$O$6];[.BL$26])-SERIESSUM((1+[.$O$6])*(1+[.$O$8]);[.BL$26];-1;OFFSET([.$C25];[.BL$26];0):[.$C25]))*(1-1/4*[.$O$4]*[.$O$5])" office:value-type="float" office:value="-26296331688.2045" calcext:value-type="float">
            <text:p>-26296331688.2045</text:p>
          </table:table-cell>
          <table:table-cell table:formula="of:=([.$E24]*POWER(1+[.$O$6];[.BM$26])-SERIESSUM((1+[.$O$6])*(1+[.$O$8]);[.BM$26];-1;OFFSET([.$C25];[.BM$26];0):[.$C25]))*(1-1/4*[.$O$4]*[.$O$5])" office:value-type="float" office:value="-30499519196.2221" calcext:value-type="float">
            <text:p>-30499519196.2221</text:p>
          </table:table-cell>
          <table:table-cell table:formula="of:=([.$E24]*POWER(1+[.$O$6];[.BN$26])-SERIESSUM((1+[.$O$6])*(1+[.$O$8]);[.BN$26];-1;OFFSET([.$C25];[.BN$26];0):[.$C25]))*(1-1/4*[.$O$4]*[.$O$5])" office:value-type="float" office:value="-35365640944.2738" calcext:value-type="float">
            <text:p>-35365640944.2738</text:p>
          </table:table-cell>
          <table:table-cell table:formula="of:=([.$E24]*POWER(1+[.$O$6];[.BO$26])-SERIESSUM((1+[.$O$6])*(1+[.$O$8]);[.BO$26];-1;OFFSET([.$C25];[.BO$26];0):[.$C25]))*(1-1/4*[.$O$4]*[.$O$5])" office:value-type="float" office:value="-40998562961.2119" calcext:value-type="float">
            <text:p>-40998562961.2119</text:p>
          </table:table-cell>
          <table:table-cell table:formula="of:=([.$E24]*POWER(1+[.$O$6];[.BP$26])-SERIESSUM((1+[.$O$6])*(1+[.$O$8]);[.BP$26];-1;OFFSET([.$C25];[.BP$26];0):[.$C25]))*(1-1/4*[.$O$4]*[.$O$5])" office:value-type="float" office:value="-47518369906.8664" calcext:value-type="float">
            <text:p>-47518369906.8664</text:p>
          </table:table-cell>
          <table:table-cell table:formula="of:=([.$E24]*POWER(1+[.$O$6];[.BQ$26])-SERIESSUM((1+[.$O$6])*(1+[.$O$8]);[.BQ$26];-1;OFFSET([.$C25];[.BQ$26];0):[.$C25]))*(1-1/4*[.$O$4]*[.$O$5])" office:value-type="float" office:value="-55063893257.1758" calcext:value-type="float">
            <text:p>-55063893257.1758</text:p>
          </table:table-cell>
          <table:table-cell table:formula="of:=([.$E24]*POWER(1+[.$O$6];[.BR$26])-SERIESSUM((1+[.$O$6])*(1+[.$O$8]);[.BR$26];-1;OFFSET([.$C25];[.BR$26];0):[.$C25]))*(1-1/4*[.$O$4]*[.$O$5])" office:value-type="float" office:value="-63795633240.2175" calcext:value-type="float">
            <text:p>-63795633240.2175</text:p>
          </table:table-cell>
          <table:table-cell table:formula="of:=([.$E24]*POWER(1+[.$O$6];[.BS$26])-SERIESSUM((1+[.$O$6])*(1+[.$O$8]);[.BS$26];-1;OFFSET([.$C25];[.BS$26];0):[.$C25]))*(1-1/4*[.$O$4]*[.$O$5])" office:value-type="float" office:value="-73899135819.9985" calcext:value-type="float">
            <text:p>-73899135819.9985</text:p>
          </table:table-cell>
          <table:table-cell table:formula="of:=([.$E24]*POWER(1+[.$O$6];[.BT$26])-SERIESSUM((1+[.$O$6])*(1+[.$O$8]);[.BT$26];-1;OFFSET([.$C25];[.BT$26];0):[.$C25]))*(1-1/4*[.$O$4]*[.$O$5])" office:value-type="float" office:value="-85588895565.0016" calcext:value-type="float">
            <text:p>-85588895565.0016</text:p>
          </table:table-cell>
          <table:table-cell table:formula="of:=([.$E24]*POWER(1+[.$O$6];[.BU$26])-SERIESSUM((1+[.$O$6])*(1+[.$O$8]);[.BU$26];-1;OFFSET([.$C25];[.BU$26];0):[.$C25]))*(1-1/4*[.$O$4]*[.$O$5])" office:value-type="float" office:value="-99112866263.2402" calcext:value-type="float">
            <text:p>-99112866263.2402</text:p>
          </table:table-cell>
          <table:table-cell table:formula="of:=([.$E24]*POWER(1+[.$O$6];[.BV$26])-SERIESSUM((1+[.$O$6])*(1+[.$O$8]);[.BV$26];-1;OFFSET([.$C25];[.BV$26];0):[.$C25]))*(1-1/4*[.$O$4]*[.$O$5])" office:value-type="float" office:value="-114757673885.991" calcext:value-type="float">
            <text:p>-114757673885.991</text:p>
          </table:table-cell>
          <table:table-cell table:formula="of:=([.$E24]*POWER(1+[.$O$6];[.BW$26])-SERIESSUM((1+[.$O$6])*(1+[.$O$8]);[.BW$26];-1;OFFSET([.$C25];[.BW$26];0):[.$C25]))*(1-1/4*[.$O$4]*[.$O$5])" office:value-type="float" office:value="-132854641225.416" calcext:value-type="float">
            <text:p>-132854641225.416</text:p>
          </table:table-cell>
          <table:table-cell table:formula="of:=([.$E24]*POWER(1+[.$O$6];[.BX$26])-SERIESSUM((1+[.$O$6])*(1+[.$O$8]);[.BX$26];-1;OFFSET([.$C25];[.BX$26];0):[.$C25]))*(1-1/4*[.$O$4]*[.$O$5])" office:value-type="float" office:value="-153786750545.478" calcext:value-type="float">
            <text:p>-153786750545.4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O$2]*POWER(1+[.$O$11];[.$A49])*(POWER([.$O$7];12)-1)/([.$O$7]-1) + [.$B49]*POWER([.$O$7];12)" office:value-type="float" office:value="292812382.034988" calcext:value-type="float">
            <text:p>292812382.034988</text:p>
          </table:table-cell>
          <table:table-cell table:formula="of:=[.$C49]*POWER([.$O$9];12)" office:value-type="float" office:value="4777972.61730633" calcext:value-type="float">
            <text:p>4777972.61730633</text:p>
          </table:table-cell>
          <table:table-cell table:formula="of:=[.$B50]/4*[.$O$4]*[.$O$5]" office:value-type="float" office:value="575376.330698751" calcext:value-type="float">
            <text:p>575376.330698751</text:p>
          </table:table-cell>
          <table:table-cell table:formula="of:=[.$B50]-[.$C50]-[.$D50]+[.$O$13]*POWER([.$O$7];12*[.$A50])" office:value-type="float" office:value="287459033.086983" calcext:value-type="float">
            <text:p>287459033.08698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$E25]-[.$C26]" office:value-type="float" office:value="24908611.3110032" calcext:value-type="float">
            <text:p>24908611.3110032</text:p>
          </table:table-cell>
          <table:table-cell table:formula="of:=([.$E25]*POWER(1+[.$O$6];[.K$26])-SERIESSUM((1+[.$O$6])*(1+[.$O$8]);[.K$26];-1;OFFSET([.$C26];[.K$26];0):[.$C26]))*(1-1/4*[.$O$4]*[.$O$5])" office:value-type="float" office:value="25771448.9180769" calcext:value-type="float">
            <text:p>25771448.9180769</text:p>
          </table:table-cell>
          <table:table-cell table:formula="of:=([.$E25]*POWER(1+[.$O$6];[.L$26])-SERIESSUM((1+[.$O$6])*(1+[.$O$8]);[.L$26];-1;OFFSET([.$C26];[.L$26];0):[.$C26]))*(1-1/4*[.$O$4]*[.$O$5])" office:value-type="float" office:value="26598654.0859673" calcext:value-type="float">
            <text:p>26598654.0859673</text:p>
          </table:table-cell>
          <table:table-cell table:formula="of:=([.$E25]*POWER(1+[.$O$6];[.M$26])-SERIESSUM((1+[.$O$6])*(1+[.$O$8]);[.M$26];-1;OFFSET([.$C26];[.M$26];0):[.$C26]))*(1-1/4*[.$O$4]*[.$O$5])" office:value-type="float" office:value="27310709.1169379" calcext:value-type="float">
            <text:p>27310709.1169379</text:p>
          </table:table-cell>
          <table:table-cell table:formula="of:=([.$E25]*POWER(1+[.$O$6];[.N$26])-SERIESSUM((1+[.$O$6])*(1+[.$O$8]);[.N$26];-1;OFFSET([.$C26];[.N$26];0):[.$C26]))*(1-1/4*[.$O$4]*[.$O$5])" office:value-type="float" office:value="27870941.0213165" calcext:value-type="float">
            <text:p>27870941.0213165</text:p>
          </table:table-cell>
          <table:table-cell table:formula="of:=([.$E25]*POWER(1+[.$O$6];[.O$26])-SERIESSUM((1+[.$O$6])*(1+[.$O$8]);[.O$26];-1;OFFSET([.$C26];[.O$26];0):[.$C26]))*(1-1/4*[.$O$4]*[.$O$5])" office:value-type="float" office:value="28235522.7822447" calcext:value-type="float">
            <text:p>28235522.7822447</text:p>
          </table:table-cell>
          <table:table-cell table:formula="of:=([.$E25]*POWER(1+[.$O$6];[.P$26])-SERIESSUM((1+[.$O$6])*(1+[.$O$8]);[.P$26];-1;OFFSET([.$C26];[.P$26];0):[.$C26]))*(1-1/4*[.$O$4]*[.$O$5])" office:value-type="float" office:value="28352248.0640674" calcext:value-type="float">
            <text:p>28352248.0640674</text:p>
          </table:table-cell>
          <table:table-cell table:formula="of:=([.$E25]*POWER(1+[.$O$6];[.Q$26])-SERIESSUM((1+[.$O$6])*(1+[.$O$8]);[.Q$26];-1;OFFSET([.$C26];[.Q$26];0):[.$C26]))*(1-1/4*[.$O$4]*[.$O$5])" office:value-type="float" office:value="28159106.5537771" calcext:value-type="float">
            <text:p>28159106.5537771</text:p>
          </table:table-cell>
          <table:table-cell table:formula="of:=([.$E25]*POWER(1+[.$O$6];[.R$26])-SERIESSUM((1+[.$O$6])*(1+[.$O$8]);[.R$26];-1;OFFSET([.$C26];[.R$26];0):[.$C26]))*(1-1/4*[.$O$4]*[.$O$5])" office:value-type="float" office:value="27582628.2351796" calcext:value-type="float">
            <text:p>27582628.2351796</text:p>
          </table:table-cell>
          <table:table-cell table:formula="of:=([.$E25]*POWER(1+[.$O$6];[.S$26])-SERIESSUM((1+[.$O$6])*(1+[.$O$8]);[.S$26];-1;OFFSET([.$C26];[.S$26];0):[.$C26]))*(1-1/4*[.$O$4]*[.$O$5])" office:value-type="float" office:value="26535959.9098371" calcext:value-type="float">
            <text:p>26535959.9098371</text:p>
          </table:table-cell>
          <table:table-cell table:formula="of:=([.$E25]*POWER(1+[.$O$6];[.T$26])-SERIESSUM((1+[.$O$6])*(1+[.$O$8]);[.T$26];-1;OFFSET([.$C26];[.T$26];0):[.$C26]))*(1-1/4*[.$O$4]*[.$O$5])" office:value-type="float" office:value="24916631.5133153" calcext:value-type="float">
            <text:p>24916631.5133153</text:p>
          </table:table-cell>
          <table:table-cell table:formula="of:=([.$E25]*POWER(1+[.$O$6];[.U$26])-SERIESSUM((1+[.$O$6])*(1+[.$O$8]);[.U$26];-1;OFFSET([.$C26];[.U$26];0):[.$C26]))*(1-1/4*[.$O$4]*[.$O$5])" office:value-type="float" office:value="22603963.1081362" calcext:value-type="float">
            <text:p>22603963.1081362</text:p>
          </table:table-cell>
          <table:table-cell table:formula="of:=([.$E25]*POWER(1+[.$O$6];[.V$26])-SERIESSUM((1+[.$O$6])*(1+[.$O$8]);[.V$26];-1;OFFSET([.$C26];[.V$26];0):[.$C26]))*(1-1/4*[.$O$4]*[.$O$5])" office:value-type="float" office:value="19456055.7254766" calcext:value-type="float">
            <text:p>19456055.7254766</text:p>
          </table:table-cell>
          <table:table-cell table:formula="of:=([.$E25]*POWER(1+[.$O$6];[.W$26])-SERIESSUM((1+[.$O$6])*(1+[.$O$8]);[.W$26];-1;OFFSET([.$C26];[.W$26];0):[.$C26]))*(1-1/4*[.$O$4]*[.$O$5])" office:value-type="float" office:value="15306300.3134996" calcext:value-type="float">
            <text:p>15306300.3134996</text:p>
          </table:table-cell>
          <table:table-cell table:formula="of:=([.$E25]*POWER(1+[.$O$6];[.X$26])-SERIESSUM((1+[.$O$6])*(1+[.$O$8]);[.X$26];-1;OFFSET([.$C26];[.X$26];0):[.$C26]))*(1-1/4*[.$O$4]*[.$O$5])" office:value-type="float" office:value="9959328.74339395" calcext:value-type="float">
            <text:p>9959328.74339395</text:p>
          </table:table-cell>
          <table:table-cell table:formula="of:=([.$E25]*POWER(1+[.$O$6];[.Y$26])-SERIESSUM((1+[.$O$6])*(1+[.$O$8]);[.Y$26];-1;OFFSET([.$C26];[.Y$26];0):[.$C26]))*(1-1/4*[.$O$4]*[.$O$5])" office:value-type="float" office:value="3186318.90757514" calcext:value-type="float">
            <text:p>3186318.90757514</text:p>
          </table:table-cell>
          <table:table-cell table:formula="of:=([.$E25]*POWER(1+[.$O$6];[.Z$26])-SERIESSUM((1+[.$O$6])*(1+[.$O$8]);[.Z$26];-1;OFFSET([.$C26];[.Z$26];0):[.$C26]))*(1-1/4*[.$O$4]*[.$O$5])" office:value-type="float" office:value="-5280447.83287873" calcext:value-type="float">
            <text:p>-5280447.83287873</text:p>
          </table:table-cell>
          <table:table-cell table:formula="of:=([.$E25]*POWER(1+[.$O$6];[.AA$26])-SERIESSUM((1+[.$O$6])*(1+[.$O$8]);[.AA$26];-1;OFFSET([.$C26];[.AA$26];0):[.$C26]))*(1-1/4*[.$O$4]*[.$O$5])" office:value-type="float" office:value="-15753894.5226817" calcext:value-type="float">
            <text:p>-15753894.5226817</text:p>
          </table:table-cell>
          <table:table-cell table:formula="of:=([.$E25]*POWER(1+[.$O$6];[.AB$26])-SERIESSUM((1+[.$O$6])*(1+[.$O$8]);[.AB$26];-1;OFFSET([.$C26];[.AB$26];0):[.$C26]))*(1-1/4*[.$O$4]*[.$O$5])" office:value-type="float" office:value="-28599457.8940429" calcext:value-type="float">
            <text:p>-28599457.8940429</text:p>
          </table:table-cell>
          <table:table-cell table:formula="of:=([.$E25]*POWER(1+[.$O$6];[.AC$26])-SERIESSUM((1+[.$O$6])*(1+[.$O$8]);[.AC$26];-1;OFFSET([.$C26];[.AC$26];0):[.$C26]))*(1-1/4*[.$O$4]*[.$O$5])" office:value-type="float" office:value="-44243556.4286672" calcext:value-type="float">
            <text:p>-44243556.4286672</text:p>
          </table:table-cell>
          <table:table-cell table:formula="of:=([.$E25]*POWER(1+[.$O$6];[.AD$26])-SERIESSUM((1+[.$O$6])*(1+[.$O$8]);[.AD$26];-1;OFFSET([.$C26];[.AD$26];0):[.$C26]))*(1-1/4*[.$O$4]*[.$O$5])" office:value-type="float" office:value="-63183399.182012" calcext:value-type="float">
            <text:p>-63183399.182012</text:p>
          </table:table-cell>
          <table:table-cell table:formula="of:=([.$E25]*POWER(1+[.$O$6];[.AE$26])-SERIESSUM((1+[.$O$6])*(1+[.$O$8]);[.AE$26];-1;OFFSET([.$C26];[.AE$26];0):[.$C26]))*(1-1/4*[.$O$4]*[.$O$5])" office:value-type="float" office:value="-85998345.7993566" calcext:value-type="float">
            <text:p>-85998345.7993566</text:p>
          </table:table-cell>
          <table:table-cell table:formula="of:=([.$E25]*POWER(1+[.$O$6];[.AF$26])-SERIESSUM((1+[.$O$6])*(1+[.$O$8]);[.AF$26];-1;OFFSET([.$C26];[.AF$26];0):[.$C26]))*(1-1/4*[.$O$4]*[.$O$5])" office:value-type="float" office:value="-113363061.037587" calcext:value-type="float">
            <text:p>-113363061.037587</text:p>
          </table:table-cell>
          <table:table-cell table:formula="of:=([.$E25]*POWER(1+[.$O$6];[.AG$26])-SERIESSUM((1+[.$O$6])*(1+[.$O$8]);[.AG$26];-1;OFFSET([.$C26];[.AG$26];0):[.$C26]))*(1-1/4*[.$O$4]*[.$O$5])" office:value-type="float" office:value="-146062745.118852" calcext:value-type="float">
            <text:p>-146062745.118852</text:p>
          </table:table-cell>
          <table:table-cell table:formula="of:=([.$E25]*POWER(1+[.$O$6];[.AH$26])-SERIESSUM((1+[.$O$6])*(1+[.$O$8]);[.AH$26];-1;OFFSET([.$C26];[.AH$26];0):[.$C26]))*(1-1/4*[.$O$4]*[.$O$5])" office:value-type="float" office:value="-185010765.181185" calcext:value-type="float">
            <text:p>-185010765.181185</text:p>
          </table:table-cell>
          <table:table-cell table:formula="of:=([.$E25]*POWER(1+[.$O$6];[.AI$26])-SERIESSUM((1+[.$O$6])*(1+[.$O$8]);[.AI$26];-1;OFFSET([.$C26];[.AI$26];0):[.$C26]))*(1-1/4*[.$O$4]*[.$O$5])" office:value-type="float" office:value="-231269063.879951" calcext:value-type="float">
            <text:p>-231269063.879951</text:p>
          </table:table-cell>
          <table:table-cell table:formula="of:=([.$E25]*POWER(1+[.$O$6];[.AJ$26])-SERIESSUM((1+[.$O$6])*(1+[.$O$8]);[.AJ$26];-1;OFFSET([.$C26];[.AJ$26];0):[.$C26]))*(1-1/4*[.$O$4]*[.$O$5])" office:value-type="float" office:value="-286071779.89943" calcext:value-type="float">
            <text:p>-286071779.89943</text:p>
          </table:table-cell>
          <table:table-cell table:formula="of:=([.$E25]*POWER(1+[.$O$6];[.AK$26])-SERIESSUM((1+[.$O$6])*(1+[.$O$8]);[.AK$26];-1;OFFSET([.$C26];[.AK$26];0):[.$C26]))*(1-1/4*[.$O$4]*[.$O$5])" office:value-type="float" office:value="-350852582.988837" calcext:value-type="float">
            <text:p>-350852582.988837</text:p>
          </table:table-cell>
          <table:table-cell table:formula="of:=([.$E25]*POWER(1+[.$O$6];[.AL$26])-SERIESSUM((1+[.$O$6])*(1+[.$O$8]);[.AL$26];-1;OFFSET([.$C26];[.AL$26];0):[.$C26]))*(1-1/4*[.$O$4]*[.$O$5])" office:value-type="float" office:value="-427276304.56664" calcext:value-type="float">
            <text:p>-427276304.56664</text:p>
          </table:table-cell>
          <table:table-cell table:formula="of:=([.$E25]*POWER(1+[.$O$6];[.AM$26])-SERIESSUM((1+[.$O$6])*(1+[.$O$8]);[.AM$26];-1;OFFSET([.$C26];[.AM$26];0):[.$C26]))*(1-1/4*[.$O$4]*[.$O$5])" office:value-type="float" office:value="-517275535.587619" calcext:value-type="float">
            <text:p>-517275535.587619</text:p>
          </table:table-cell>
          <table:table-cell table:formula="of:=([.$E25]*POWER(1+[.$O$6];[.AN$26])-SERIESSUM((1+[.$O$6])*(1+[.$O$8]);[.AN$26];-1;OFFSET([.$C26];[.AN$26];0):[.$C26]))*(1-1/4*[.$O$4]*[.$O$5])" office:value-type="float" office:value="-623092968.141861" calcext:value-type="float">
            <text:p>-623092968.141861</text:p>
          </table:table-cell>
          <table:table-cell table:formula="of:=([.$E25]*POWER(1+[.$O$6];[.AO$26])-SERIESSUM((1+[.$O$6])*(1+[.$O$8]);[.AO$26];-1;OFFSET([.$C26];[.AO$26];0):[.$C26]))*(1-1/4*[.$O$4]*[.$O$5])" office:value-type="float" office:value="-747330378.352929" calcext:value-type="float">
            <text:p>-747330378.352929</text:p>
          </table:table-cell>
          <table:table-cell table:formula="of:=([.$E25]*POWER(1+[.$O$6];[.AP$26])-SERIESSUM((1+[.$O$6])*(1+[.$O$8]);[.AP$26];-1;OFFSET([.$C26];[.AP$26];0):[.$C26]))*(1-1/4*[.$O$4]*[.$O$5])" office:value-type="float" office:value="-893005288.105321" calcext:value-type="float">
            <text:p>-893005288.105321</text:p>
          </table:table-cell>
          <table:table-cell table:formula="of:=([.$E25]*POWER(1+[.$O$6];[.AQ$26])-SERIESSUM((1+[.$O$6])*(1+[.$O$8]);[.AQ$26];-1;OFFSET([.$C26];[.AQ$26];0):[.$C26]))*(1-1/4*[.$O$4]*[.$O$5])" office:value-type="float" office:value="-1063616504.89608" calcext:value-type="float">
            <text:p>-1063616504.89608</text:p>
          </table:table-cell>
          <table:table-cell table:formula="of:=([.$E25]*POWER(1+[.$O$6];[.AR$26])-SERIESSUM((1+[.$O$6])*(1+[.$O$8]);[.AR$26];-1;OFFSET([.$C26];[.AR$26];0):[.$C26]))*(1-1/4*[.$O$4]*[.$O$5])" office:value-type="float" office:value="-1263219926.06637" calcext:value-type="float">
            <text:p>-1263219926.06637</text:p>
          </table:table-cell>
          <table:table-cell table:formula="of:=([.$E25]*POWER(1+[.$O$6];[.AS$26])-SERIESSUM((1+[.$O$6])*(1+[.$O$8]);[.AS$26];-1;OFFSET([.$C26];[.AS$26];0):[.$C26]))*(1-1/4*[.$O$4]*[.$O$5])" office:value-type="float" office:value="-1496516209.7485" calcext:value-type="float">
            <text:p>-1496516209.7485</text:p>
          </table:table-cell>
          <table:table-cell table:formula="of:=([.$E25]*POWER(1+[.$O$6];[.AT$26])-SERIESSUM((1+[.$O$6])*(1+[.$O$8]);[.AT$26];-1;OFFSET([.$C26];[.AT$26];0):[.$C26]))*(1-1/4*[.$O$4]*[.$O$5])" office:value-type="float" office:value="-1768952164.59513" calcext:value-type="float">
            <text:p>-1768952164.59513</text:p>
          </table:table-cell>
          <table:table-cell table:formula="of:=([.$E25]*POWER(1+[.$O$6];[.AU$26])-SERIESSUM((1+[.$O$6])*(1+[.$O$8]);[.AU$26];-1;OFFSET([.$C26];[.AU$26];0):[.$C26]))*(1-1/4*[.$O$4]*[.$O$5])" office:value-type="float" office:value="-2086837998.97914" calcext:value-type="float">
            <text:p>-2086837998.97914</text:p>
          </table:table-cell>
          <table:table-cell table:formula="of:=([.$E25]*POWER(1+[.$O$6];[.AV$26])-SERIESSUM((1+[.$O$6])*(1+[.$O$8]);[.AV$26];-1;OFFSET([.$C26];[.AV$26];0):[.$C26]))*(1-1/4*[.$O$4]*[.$O$5])" office:value-type="float" office:value="-2445186947.4813" calcext:value-type="float">
            <text:p>-2445186947.4813</text:p>
          </table:table-cell>
          <table:table-cell table:formula="of:=([.$E25]*POWER(1+[.$O$6];[.AW$26])-SERIESSUM((1+[.$O$6])*(1+[.$O$8]);[.AW$26];-1;OFFSET([.$C26];[.AW$26];0):[.$C26]))*(1-1/4*[.$O$4]*[.$O$5])" office:value-type="float" office:value="-2861985948.83927" calcext:value-type="float">
            <text:p>-2861985948.83927</text:p>
          </table:table-cell>
          <table:table-cell table:formula="of:=([.$E25]*POWER(1+[.$O$6];[.AX$26])-SERIESSUM((1+[.$O$6])*(1+[.$O$8]);[.AX$26];-1;OFFSET([.$C26];[.AX$26];0):[.$C26]))*(1-1/4*[.$O$4]*[.$O$5])" office:value-type="float" office:value="-3346545107.79494" calcext:value-type="float">
            <text:p>-3346545107.79494</text:p>
          </table:table-cell>
          <table:table-cell table:formula="of:=([.$E25]*POWER(1+[.$O$6];[.AY$26])-SERIESSUM((1+[.$O$6])*(1+[.$O$8]);[.AY$26];-1;OFFSET([.$C26];[.AY$26];0):[.$C26]))*(1-1/4*[.$O$4]*[.$O$5])" office:value-type="float" office:value="-3909640403.50942" calcext:value-type="float">
            <text:p>-3909640403.50942</text:p>
          </table:table-cell>
          <table:table-cell table:formula="of:=([.$E25]*POWER(1+[.$O$6];[.AZ$26])-SERIESSUM((1+[.$O$6])*(1+[.$O$8]);[.AZ$26];-1;OFFSET([.$C26];[.AZ$26];0):[.$C26]))*(1-1/4*[.$O$4]*[.$O$5])" office:value-type="float" office:value="-4563743157.39239" calcext:value-type="float">
            <text:p>-4563743157.39239</text:p>
          </table:table-cell>
          <table:table-cell table:formula="of:=([.$E25]*POWER(1+[.$O$6];[.BA$26])-SERIESSUM((1+[.$O$6])*(1+[.$O$8]);[.BA$26];-1;OFFSET([.$C26];[.BA$26];0):[.$C26]))*(1-1/4*[.$O$4]*[.$O$5])" office:value-type="float" office:value="-5323285316.34731" calcext:value-type="float">
            <text:p>-5323285316.34731</text:p>
          </table:table-cell>
          <table:table-cell table:formula="of:=([.$E25]*POWER(1+[.$O$6];[.BB$26])-SERIESSUM((1+[.$O$6])*(1+[.$O$8]);[.BB$26];-1;OFFSET([.$C26];[.BB$26];0):[.$C26]))*(1-1/4*[.$O$4]*[.$O$5])" office:value-type="float" office:value="-6204966133.12878" calcext:value-type="float">
            <text:p>-6204966133.12878</text:p>
          </table:table-cell>
          <table:table-cell table:formula="of:=([.$E25]*POWER(1+[.$O$6];[.BC$26])-SERIESSUM((1+[.$O$6])*(1+[.$O$8]);[.BC$26];-1;OFFSET([.$C26];[.BC$26];0):[.$C26]))*(1-1/4*[.$O$4]*[.$O$5])" office:value-type="float" office:value="-7228106694.72609" calcext:value-type="float">
            <text:p>-7228106694.72609</text:p>
          </table:table-cell>
          <table:table-cell table:formula="of:=([.$E25]*POWER(1+[.$O$6];[.BD$26])-SERIESSUM((1+[.$O$6])*(1+[.$O$8]);[.BD$26];-1;OFFSET([.$C26];[.BD$26];0):[.$C26]))*(1-1/4*[.$O$4]*[.$O$5])" office:value-type="float" office:value="-8415059754.21052" calcext:value-type="float">
            <text:p>-8415059754.21052</text:p>
          </table:table-cell>
          <table:table-cell table:formula="of:=([.$E25]*POWER(1+[.$O$6];[.BE$26])-SERIESSUM((1+[.$O$6])*(1+[.$O$8]);[.BE$26];-1;OFFSET([.$C26];[.BE$26];0):[.$C26]))*(1-1/4*[.$O$4]*[.$O$5])" office:value-type="float" office:value="-9791683482.37354" calcext:value-type="float">
            <text:p>-9791683482.37354</text:p>
          </table:table-cell>
          <table:table-cell table:formula="of:=([.$E25]*POWER(1+[.$O$6];[.BF$26])-SERIESSUM((1+[.$O$6])*(1+[.$O$8]);[.BF$26];-1;OFFSET([.$C26];[.BF$26];0):[.$C26]))*(1-1/4*[.$O$4]*[.$O$5])" office:value-type="float" office:value="-11387889097.0714" calcext:value-type="float">
            <text:p>-11387889097.0714</text:p>
          </table:table-cell>
          <table:table-cell table:formula="of:=([.$E25]*POWER(1+[.$O$6];[.BG$26])-SERIESSUM((1+[.$O$6])*(1+[.$O$8]);[.BG$26];-1;OFFSET([.$C26];[.BG$26];0):[.$C26]))*(1-1/4*[.$O$4]*[.$O$5])" office:value-type="float" office:value="-13238273878.6034" calcext:value-type="float">
            <text:p>-13238273878.6034</text:p>
          </table:table-cell>
          <table:table-cell table:formula="of:=([.$E25]*POWER(1+[.$O$6];[.BH$26])-SERIESSUM((1+[.$O$6])*(1+[.$O$8]);[.BH$26];-1;OFFSET([.$C26];[.BH$26];0):[.$C26]))*(1-1/4*[.$O$4]*[.$O$5])" office:value-type="float" office:value="-15382852871.184" calcext:value-type="float">
            <text:p>-15382852871.184</text:p>
          </table:table-cell>
          <table:table-cell table:formula="of:=([.$E25]*POWER(1+[.$O$6];[.BI$26])-SERIESSUM((1+[.$O$6])*(1+[.$O$8]);[.BI$26];-1;OFFSET([.$C26];[.BI$26];0):[.$C26]))*(1-1/4*[.$O$4]*[.$O$5])" office:value-type="float" office:value="-17867904641.1758" calcext:value-type="float">
            <text:p>-17867904641.1758</text:p>
          </table:table-cell>
          <table:table-cell table:formula="of:=([.$E25]*POWER(1+[.$O$6];[.BJ$26])-SERIESSUM((1+[.$O$6])*(1+[.$O$8]);[.BJ$26];-1;OFFSET([.$C26];[.BJ$26];0):[.$C26]))*(1-1/4*[.$O$4]*[.$O$5])" office:value-type="float" office:value="-20746948855.6372" calcext:value-type="float">
            <text:p>-20746948855.6372</text:p>
          </table:table-cell>
          <table:table-cell table:formula="of:=([.$E25]*POWER(1+[.$O$6];[.BK$26])-SERIESSUM((1+[.$O$6])*(1+[.$O$8]);[.BK$26];-1;OFFSET([.$C26];[.BK$26];0):[.$C26]))*(1-1/4*[.$O$4]*[.$O$5])" office:value-type="float" office:value="-24081876210.0522" calcext:value-type="float">
            <text:p>-24081876210.0522</text:p>
          </table:table-cell>
          <table:table-cell table:formula="of:=([.$E25]*POWER(1+[.$O$6];[.BL$26])-SERIESSUM((1+[.$O$6])*(1+[.$O$8]);[.BL$26];-1;OFFSET([.$C26];[.BL$26];0):[.$C26]))*(1-1/4*[.$O$4]*[.$O$5])" office:value-type="float" office:value="-27944254429.8125" calcext:value-type="float">
            <text:p>-27944254429.8125</text:p>
          </table:table-cell>
          <table:table-cell table:formula="of:=([.$E25]*POWER(1+[.$O$6];[.BM$26])-SERIESSUM((1+[.$O$6])*(1+[.$O$8]);[.BM$26];-1;OFFSET([.$C26];[.BM$26];0):[.$C26]))*(1-1/4*[.$O$4]*[.$O$5])" office:value-type="float" office:value="-32416837763.0856" calcext:value-type="float">
            <text:p>-32416837763.0856</text:p>
          </table:table-cell>
          <table:table-cell table:formula="of:=([.$E25]*POWER(1+[.$O$6];[.BN$26])-SERIESSUM((1+[.$O$6])*(1+[.$O$8]);[.BN$26];-1;OFFSET([.$C26];[.BN$26];0):[.$C26]))*(1-1/4*[.$O$4]*[.$O$5])" office:value-type="float" office:value="-37595311650.5356" calcext:value-type="float">
            <text:p>-37595311650.5356</text:p>
          </table:table-cell>
          <table:table-cell table:formula="of:=([.$E25]*POWER(1+[.$O$6];[.BO$26])-SERIESSUM((1+[.$O$6])*(1+[.$O$8]);[.BO$26];-1;OFFSET([.$C26];[.BO$26];0):[.$C26]))*(1-1/4*[.$O$4]*[.$O$5])" office:value-type="float" office:value="-43590309189.3938" calcext:value-type="float">
            <text:p>-43590309189.3938</text:p>
          </table:table-cell>
          <table:table-cell table:formula="of:=([.$E25]*POWER(1+[.$O$6];[.BP$26])-SERIESSUM((1+[.$O$6])*(1+[.$O$8]);[.BP$26];-1;OFFSET([.$C26];[.BP$26];0):[.$C26]))*(1-1/4*[.$O$4]*[.$O$5])" office:value-type="float" office:value="-50529741708.9812" calcext:value-type="float">
            <text:p>-50529741708.9812</text:p>
          </table:table-cell>
          <table:table-cell table:formula="of:=([.$E25]*POWER(1+[.$O$6];[.BQ$26])-SERIESSUM((1+[.$O$6])*(1+[.$O$8]);[.BQ$26];-1;OFFSET([.$C26];[.BQ$26];0):[.$C26]))*(1-1/4*[.$O$4]*[.$O$5])" office:value-type="float" office:value="-58561492361.3938" calcext:value-type="float">
            <text:p>-58561492361.3938</text:p>
          </table:table-cell>
          <table:table-cell table:formula="of:=([.$E25]*POWER(1+[.$O$6];[.BR$26])-SERIESSUM((1+[.$O$6])*(1+[.$O$8]);[.BR$26];-1;OFFSET([.$C26];[.BR$26];0):[.$C26]))*(1-1/4*[.$O$4]*[.$O$5])" office:value-type="float" office:value="-67856529242.7214" calcext:value-type="float">
            <text:p>-67856529242.7214</text:p>
          </table:table-cell>
          <table:table-cell table:formula="of:=([.$E25]*POWER(1+[.$O$6];[.BS$26])-SERIESSUM((1+[.$O$6])*(1+[.$O$8]);[.BS$26];-1;OFFSET([.$C26];[.BS$26];0):[.$C26]))*(1-1/4*[.$O$4]*[.$O$5])" office:value-type="float" office:value="-78612503356.3752" calcext:value-type="float">
            <text:p>-78612503356.3752</text:p>
          </table:table-cell>
          <table:table-cell table:formula="of:=([.$E25]*POWER(1+[.$O$6];[.BT$26])-SERIESSUM((1+[.$O$6])*(1+[.$O$8]);[.BT$26];-1;OFFSET([.$C26];[.BT$26];0):[.$C26]))*(1-1/4*[.$O$4]*[.$O$5])" office:value-type="float" office:value="-91057906895.1924" calcext:value-type="float">
            <text:p>-91057906895.1924</text:p>
          </table:table-cell>
          <table:table-cell table:formula="of:=([.$E25]*POWER(1+[.$O$6];[.BU$26])-SERIESSUM((1+[.$O$6])*(1+[.$O$8]);[.BU$26];-1;OFFSET([.$C26];[.BU$26];0):[.$C26]))*(1-1/4*[.$O$4]*[.$O$5])" office:value-type="float" office:value="-105456879065.975" calcext:value-type="float">
            <text:p>-105456879065.975</text:p>
          </table:table-cell>
          <table:table-cell table:formula="of:=([.$E25]*POWER(1+[.$O$6];[.BV$26])-SERIESSUM((1+[.$O$6])*(1+[.$O$8]);[.BV$26];-1;OFFSET([.$C26];[.BV$26];0):[.$C26]))*(1-1/4*[.$O$4]*[.$O$5])" office:value-type="float" office:value="-122114760255.162" calcext:value-type="float">
            <text:p>-122114760255.162</text:p>
          </table:table-cell>
          <table:table-cell table:formula="of:=([.$E25]*POWER(1+[.$O$6];[.BW$26])-SERIESSUM((1+[.$O$6])*(1+[.$O$8]);[.BW$26];-1;OFFSET([.$C26];[.BW$26];0):[.$C26]))*(1-1/4*[.$O$4]*[.$O$5])" office:value-type="float" office:value="-141384511021.909" calcext:value-type="float">
            <text:p>-141384511021.909</text:p>
          </table:table-cell>
          <table:table-cell table:formula="of:=([.$E25]*POWER(1+[.$O$6];[.BX$26])-SERIESSUM((1+[.$O$6])*(1+[.$O$8]);[.BX$26];-1;OFFSET([.$C26];[.BX$26];0):[.$C26]))*(1-1/4*[.$O$4]*[.$O$5])" office:value-type="float" office:value="-163674130533.645" calcext:value-type="float">
            <text:p>-163674130533.6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O$2]*POWER(1+[.$O$11];[.$A50])*(POWER([.$O$7];12)-1)/([.$O$7]-1) + [.$B50]*POWER([.$O$7];12)" office:value-type="float" office:value="319835061.121258" calcext:value-type="float">
            <text:p>319835061.121258</text:p>
          </table:table-cell>
          <table:table-cell table:formula="of:=[.$C50]*POWER([.$O$9];12)" office:value-type="float" office:value="5112430.70051777" calcext:value-type="float">
            <text:p>5112430.70051777</text:p>
          </table:table-cell>
          <table:table-cell table:formula="of:=[.$B51]/4*[.$O$4]*[.$O$5]" office:value-type="float" office:value="628475.895103273" calcext:value-type="float">
            <text:p>628475.895103273</text:p>
          </table:table-cell>
          <table:table-cell table:formula="of:=[.$B51]-[.$C51]-[.$D51]+[.$O$13]*POWER([.$O$7];12*[.$A51])" office:value-type="float" office:value="314094154.525637" calcext:value-type="float">
            <text:p>314094154.52563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$E26]-[.$C27]" office:value-type="float" office:value="27801169.8796792" calcext:value-type="float">
            <text:p>27801169.8796792</text:p>
          </table:table-cell>
          <table:table-cell table:formula="of:=([.$E26]*POWER(1+[.$O$6];[.K$26])-SERIESSUM((1+[.$O$6])*(1+[.$O$8]);[.K$26];-1;OFFSET([.$C27];[.K$26];0):[.$C27]))*(1-1/4*[.$O$4]*[.$O$5])" office:value-type="float" office:value="28813884.2674508" calcext:value-type="float">
            <text:p>28813884.2674508</text:p>
          </table:table-cell>
          <table:table-cell table:formula="of:=([.$E26]*POWER(1+[.$O$6];[.L$26])-SERIESSUM((1+[.$O$6])*(1+[.$O$8]);[.L$26];-1;OFFSET([.$C27];[.L$26];0):[.$C27]))*(1-1/4*[.$O$4]*[.$O$5])" office:value-type="float" office:value="29798068.5111022" calcext:value-type="float">
            <text:p>29798068.5111022</text:p>
          </table:table-cell>
          <table:table-cell table:formula="of:=([.$E26]*POWER(1+[.$O$6];[.M$26])-SERIESSUM((1+[.$O$6])*(1+[.$O$8]);[.M$26];-1;OFFSET([.$C27];[.M$26];0):[.$C27]))*(1-1/4*[.$O$4]*[.$O$5])" office:value-type="float" office:value="30666968.0853701" calcext:value-type="float">
            <text:p>30666968.0853701</text:p>
          </table:table-cell>
          <table:table-cell table:formula="of:=([.$E26]*POWER(1+[.$O$6];[.N$26])-SERIESSUM((1+[.$O$6])*(1+[.$O$8]);[.N$26];-1;OFFSET([.$C27];[.N$26];0):[.$C27]))*(1-1/4*[.$O$4]*[.$O$5])" office:value-type="float" office:value="31381976.969475" calcext:value-type="float">
            <text:p>31381976.969475</text:p>
          </table:table-cell>
          <table:table-cell table:formula="of:=([.$E26]*POWER(1+[.$O$6];[.O$26])-SERIESSUM((1+[.$O$6])*(1+[.$O$8]);[.O$26];-1;OFFSET([.$C27];[.O$26];0):[.$C27]))*(1-1/4*[.$O$4]*[.$O$5])" office:value-type="float" office:value="31896885.0598015" calcext:value-type="float">
            <text:p>31896885.0598015</text:p>
          </table:table-cell>
          <table:table-cell table:formula="of:=([.$E26]*POWER(1+[.$O$6];[.P$26])-SERIESSUM((1+[.$O$6])*(1+[.$O$8]);[.P$26];-1;OFFSET([.$C27];[.P$26];0):[.$C27]))*(1-1/4*[.$O$4]*[.$O$5])" office:value-type="float" office:value="32156571.1659757" calcext:value-type="float">
            <text:p>32156571.1659757</text:p>
          </table:table-cell>
          <table:table-cell table:formula="of:=([.$E26]*POWER(1+[.$O$6];[.Q$26])-SERIESSUM((1+[.$O$6])*(1+[.$O$8]);[.Q$26];-1;OFFSET([.$C27];[.Q$26];0):[.$C27]))*(1-1/4*[.$O$4]*[.$O$5])" office:value-type="float" office:value="32095483.008959" calcext:value-type="float">
            <text:p>32095483.008959</text:p>
          </table:table-cell>
          <table:table-cell table:formula="of:=([.$E26]*POWER(1+[.$O$6];[.R$26])-SERIESSUM((1+[.$O$6])*(1+[.$O$8]);[.R$26];-1;OFFSET([.$C27];[.R$26];0):[.$C27]))*(1-1/4*[.$O$4]*[.$O$5])" office:value-type="float" office:value="31635870.327773" calcext:value-type="float">
            <text:p>31635870.327773</text:p>
          </table:table-cell>
          <table:table-cell table:formula="of:=([.$E26]*POWER(1+[.$O$6];[.S$26])-SERIESSUM((1+[.$O$6])*(1+[.$O$8]);[.S$26];-1;OFFSET([.$C27];[.S$26];0):[.$C27]))*(1-1/4*[.$O$4]*[.$O$5])" office:value-type="float" office:value="30685731.8689471" calcext:value-type="float">
            <text:p>30685731.8689471</text:p>
          </table:table-cell>
          <table:table-cell table:formula="of:=([.$E26]*POWER(1+[.$O$6];[.T$26])-SERIESSUM((1+[.$O$6])*(1+[.$O$8]);[.T$26];-1;OFFSET([.$C27];[.T$26];0):[.$C27]))*(1-1/4*[.$O$4]*[.$O$5])" office:value-type="float" office:value="29136430.8659025" calcext:value-type="float">
            <text:p>29136430.8659025</text:p>
          </table:table-cell>
          <table:table-cell table:formula="of:=([.$E26]*POWER(1+[.$O$6];[.U$26])-SERIESSUM((1+[.$O$6])*(1+[.$O$8]);[.U$26];-1;OFFSET([.$C27];[.U$26];0):[.$C27]))*(1-1/4*[.$O$4]*[.$O$5])" office:value-type="float" office:value="26859926.4840932" calcext:value-type="float">
            <text:p>26859926.4840932</text:p>
          </table:table-cell>
          <table:table-cell table:formula="of:=([.$E26]*POWER(1+[.$O$6];[.V$26])-SERIESSUM((1+[.$O$6])*(1+[.$O$8]);[.V$26];-1;OFFSET([.$C27];[.V$26];0):[.$C27]))*(1-1/4*[.$O$4]*[.$O$5])" office:value-type="float" office:value="23705560.4613184" calcext:value-type="float">
            <text:p>23705560.4613184</text:p>
          </table:table-cell>
          <table:table-cell table:formula="of:=([.$E26]*POWER(1+[.$O$6];[.W$26])-SERIESSUM((1+[.$O$6])*(1+[.$O$8]);[.W$26];-1;OFFSET([.$C27];[.W$26];0):[.$C27]))*(1-1/4*[.$O$4]*[.$O$5])" office:value-type="float" office:value="19496328.6373077" calcext:value-type="float">
            <text:p>19496328.6373077</text:p>
          </table:table-cell>
          <table:table-cell table:formula="of:=([.$E26]*POWER(1+[.$O$6];[.X$26])-SERIESSUM((1+[.$O$6])*(1+[.$O$8]);[.X$26];-1;OFFSET([.$C27];[.X$26];0):[.$C27]))*(1-1/4*[.$O$4]*[.$O$5])" office:value-type="float" office:value="14024556.0414437" calcext:value-type="float">
            <text:p>14024556.0414437</text:p>
          </table:table-cell>
          <table:table-cell table:formula="of:=([.$E26]*POWER(1+[.$O$6];[.Y$26])-SERIESSUM((1+[.$O$6])*(1+[.$O$8]);[.Y$26];-1;OFFSET([.$C27];[.Y$26];0):[.$C27]))*(1-1/4*[.$O$4]*[.$O$5])" office:value-type="float" office:value="7046881.45999861" calcext:value-type="float">
            <text:p>7046881.45999861</text:p>
          </table:table-cell>
          <table:table-cell table:formula="of:=([.$E26]*POWER(1+[.$O$6];[.Z$26])-SERIESSUM((1+[.$O$6])*(1+[.$O$8]);[.Z$26];-1;OFFSET([.$C27];[.Z$26];0):[.$C27]))*(1-1/4*[.$O$4]*[.$O$5])" office:value-type="float" office:value="-1721557.33397561" calcext:value-type="float">
            <text:p>-1721557.33397561</text:p>
          </table:table-cell>
          <table:table-cell table:formula="of:=([.$E26]*POWER(1+[.$O$6];[.AA$26])-SERIESSUM((1+[.$O$6])*(1+[.$O$8]);[.AA$26];-1;OFFSET([.$C27];[.AA$26];0):[.$C27]))*(1-1/4*[.$O$4]*[.$O$5])" office:value-type="float" office:value="-12613863.5442884" calcext:value-type="float">
            <text:p>-12613863.5442884</text:p>
          </table:table-cell>
          <table:table-cell table:formula="of:=([.$E26]*POWER(1+[.$O$6];[.AB$26])-SERIESSUM((1+[.$O$6])*(1+[.$O$8]);[.AB$26];-1;OFFSET([.$C27];[.AB$26];0):[.$C27]))*(1-1/4*[.$O$4]*[.$O$5])" office:value-type="float" office:value="-26019192.0640464" calcext:value-type="float">
            <text:p>-26019192.0640464</text:p>
          </table:table-cell>
          <table:table-cell table:formula="of:=([.$E26]*POWER(1+[.$O$6];[.AC$26])-SERIESSUM((1+[.$O$6])*(1+[.$O$8]);[.AC$26];-1;OFFSET([.$C27];[.AC$26];0):[.$C27]))*(1-1/4*[.$O$4]*[.$O$5])" office:value-type="float" office:value="-42391799.2654881" calcext:value-type="float">
            <text:p>-42391799.2654881</text:p>
          </table:table-cell>
          <table:table-cell table:formula="of:=([.$E26]*POWER(1+[.$O$6];[.AD$26])-SERIESSUM((1+[.$O$6])*(1+[.$O$8]);[.AD$26];-1;OFFSET([.$C27];[.AD$26];0):[.$C27]))*(1-1/4*[.$O$4]*[.$O$5])" office:value-type="float" office:value="-62261526.5225121" calcext:value-type="float">
            <text:p>-62261526.5225121</text:p>
          </table:table-cell>
          <table:table-cell table:formula="of:=([.$E26]*POWER(1+[.$O$6];[.AE$26])-SERIESSUM((1+[.$O$6])*(1+[.$O$8]);[.AE$26];-1;OFFSET([.$C27];[.AE$26];0):[.$C27]))*(1-1/4*[.$O$4]*[.$O$5])" office:value-type="float" office:value="-86245942.5548916" calcext:value-type="float">
            <text:p>-86245942.5548916</text:p>
          </table:table-cell>
          <table:table-cell table:formula="of:=([.$E26]*POWER(1+[.$O$6];[.AF$26])-SERIESSUM((1+[.$O$6])*(1+[.$O$8]);[.AF$26];-1;OFFSET([.$C27];[.AF$26];0):[.$C27]))*(1-1/4*[.$O$4]*[.$O$5])" office:value-type="float" office:value="-115064404.863765" calcext:value-type="float">
            <text:p>-115064404.863765</text:p>
          </table:table-cell>
          <table:table-cell table:formula="of:=([.$E26]*POWER(1+[.$O$6];[.AG$26])-SERIESSUM((1+[.$O$6])*(1+[.$O$8]);[.AG$26];-1;OFFSET([.$C27];[.AG$26];0):[.$C27]))*(1-1/4*[.$O$4]*[.$O$5])" office:value-type="float" office:value="-149554341.195002" calcext:value-type="float">
            <text:p>-149554341.195002</text:p>
          </table:table-cell>
          <table:table-cell table:formula="of:=([.$E26]*POWER(1+[.$O$6];[.AH$26])-SERIESSUM((1+[.$O$6])*(1+[.$O$8]);[.AH$26];-1;OFFSET([.$C27];[.AH$26];0):[.$C27]))*(1-1/4*[.$O$4]*[.$O$5])" office:value-type="float" office:value="-190690098.975124" calcext:value-type="float">
            <text:p>-190690098.975124</text:p>
          </table:table-cell>
          <table:table-cell table:formula="of:=([.$E26]*POWER(1+[.$O$6];[.AI$26])-SERIESSUM((1+[.$O$6])*(1+[.$O$8]);[.AI$26];-1;OFFSET([.$C27];[.AI$26];0):[.$C27]))*(1-1/4*[.$O$4]*[.$O$5])" office:value-type="float" office:value="-239604765.001305" calcext:value-type="float">
            <text:p>-239604765.001305</text:p>
          </table:table-cell>
          <table:table-cell table:formula="of:=([.$E26]*POWER(1+[.$O$6];[.AJ$26])-SERIESSUM((1+[.$O$6])*(1+[.$O$8]);[.AJ$26];-1;OFFSET([.$C27];[.AJ$26];0):[.$C27]))*(1-1/4*[.$O$4]*[.$O$5])" office:value-type="float" office:value="-297615420.474128" calcext:value-type="float">
            <text:p>-297615420.474128</text:p>
          </table:table-cell>
          <table:table-cell table:formula="of:=([.$E26]*POWER(1+[.$O$6];[.AK$26])-SERIESSUM((1+[.$O$6])*(1+[.$O$8]);[.AK$26];-1;OFFSET([.$C27];[.AK$26];0):[.$C27]))*(1-1/4*[.$O$4]*[.$O$5])" office:value-type="float" office:value="-366252369.058332" calcext:value-type="float">
            <text:p>-366252369.058332</text:p>
          </table:table-cell>
          <table:table-cell table:formula="of:=([.$E26]*POWER(1+[.$O$6];[.AL$26])-SERIESSUM((1+[.$O$6])*(1+[.$O$8]);[.AL$26];-1;OFFSET([.$C27];[.AL$26];0):[.$C27]))*(1-1/4*[.$O$4]*[.$O$5])" office:value-type="float" office:value="-447292959.567404" calcext:value-type="float">
            <text:p>-447292959.567404</text:p>
          </table:table-cell>
          <table:table-cell table:formula="of:=([.$E26]*POWER(1+[.$O$6];[.AM$26])-SERIESSUM((1+[.$O$6])*(1+[.$O$8]);[.AM$26];-1;OFFSET([.$C27];[.AM$26];0):[.$C27]))*(1-1/4*[.$O$4]*[.$O$5])" office:value-type="float" office:value="-542800721.854339" calcext:value-type="float">
            <text:p>-542800721.854339</text:p>
          </table:table-cell>
          <table:table-cell table:formula="of:=([.$E26]*POWER(1+[.$O$6];[.AN$26])-SERIESSUM((1+[.$O$6])*(1+[.$O$8]);[.AN$26];-1;OFFSET([.$C27];[.AN$26];0):[.$C27]))*(1-1/4*[.$O$4]*[.$O$5])" office:value-type="float" office:value="-655170646.589425" calcext:value-type="float">
            <text:p>-655170646.589425</text:p>
          </table:table-cell>
          <table:table-cell table:formula="of:=([.$E26]*POWER(1+[.$O$6];[.AO$26])-SERIESSUM((1+[.$O$6])*(1+[.$O$8]);[.AO$26];-1;OFFSET([.$C27];[.AO$26];0):[.$C27]))*(1-1/4*[.$O$4]*[.$O$5])" office:value-type="float" office:value="-787181569.169479" calcext:value-type="float">
            <text:p>-787181569.169479</text:p>
          </table:table-cell>
          <table:table-cell table:formula="of:=([.$E26]*POWER(1+[.$O$6];[.AP$26])-SERIESSUM((1+[.$O$6])*(1+[.$O$8]);[.AP$26];-1;OFFSET([.$C27];[.AP$26];0):[.$C27]))*(1-1/4*[.$O$4]*[.$O$5])" office:value-type="float" office:value="-942056767.751085" calcext:value-type="float">
            <text:p>-942056767.751085</text:p>
          </table:table-cell>
          <table:table-cell table:formula="of:=([.$E26]*POWER(1+[.$O$6];[.AQ$26])-SERIESSUM((1+[.$O$6])*(1+[.$O$8]);[.AQ$26];-1;OFFSET([.$C27];[.AQ$26];0):[.$C27]))*(1-1/4*[.$O$4]*[.$O$5])" office:value-type="float" office:value="-1123534058.47547" calcext:value-type="float">
            <text:p>-1123534058.47547</text:p>
          </table:table-cell>
          <table:table-cell table:formula="of:=([.$E26]*POWER(1+[.$O$6];[.AR$26])-SERIESSUM((1+[.$O$6])*(1+[.$O$8]);[.AR$26];-1;OFFSET([.$C27];[.AR$26];0):[.$C27]))*(1-1/4*[.$O$4]*[.$O$5])" office:value-type="float" office:value="-1335946870.98661" calcext:value-type="float">
            <text:p>-1335946870.98661</text:p>
          </table:table-cell>
          <table:table-cell table:formula="of:=([.$E26]*POWER(1+[.$O$6];[.AS$26])-SERIESSUM((1+[.$O$6])*(1+[.$O$8]);[.AS$26];-1;OFFSET([.$C27];[.AS$26];0):[.$C27]))*(1-1/4*[.$O$4]*[.$O$5])" office:value-type="float" office:value="-1584318018.53414" calcext:value-type="float">
            <text:p>-1584318018.53414</text:p>
          </table:table-cell>
          <table:table-cell table:formula="of:=([.$E26]*POWER(1+[.$O$6];[.AT$26])-SERIESSUM((1+[.$O$6])*(1+[.$O$8]);[.AT$26];-1;OFFSET([.$C27];[.AT$26];0):[.$C27]))*(1-1/4*[.$O$4]*[.$O$5])" office:value-type="float" office:value="-1874468144.14829" calcext:value-type="float">
            <text:p>-1874468144.14829</text:p>
          </table:table-cell>
          <table:table-cell table:formula="of:=([.$E26]*POWER(1+[.$O$6];[.AU$26])-SERIESSUM((1+[.$O$6])*(1+[.$O$8]);[.AU$26];-1;OFFSET([.$C27];[.AU$26];0):[.$C27]))*(1-1/4*[.$O$4]*[.$O$5])" office:value-type="float" office:value="-2200845176.74458" calcext:value-type="float">
            <text:p>-2200845176.74458</text:p>
          </table:table-cell>
          <table:table-cell table:formula="of:=([.$E26]*POWER(1+[.$O$6];[.AV$26])-SERIESSUM((1+[.$O$6])*(1+[.$O$8]);[.AV$26];-1;OFFSET([.$C27];[.AV$26];0):[.$C27]))*(1-1/4*[.$O$4]*[.$O$5])" office:value-type="float" office:value="-2580783258.7622" calcext:value-type="float">
            <text:p>-2580783258.7622</text:p>
          </table:table-cell>
          <table:table-cell table:formula="of:=([.$E26]*POWER(1+[.$O$6];[.AW$26])-SERIESSUM((1+[.$O$6])*(1+[.$O$8]);[.AW$26];-1;OFFSET([.$C27];[.AW$26];0):[.$C27]))*(1-1/4*[.$O$4]*[.$O$5])" office:value-type="float" office:value="-3022838632.14305" calcext:value-type="float">
            <text:p>-3022838632.14305</text:p>
          </table:table-cell>
          <table:table-cell table:formula="of:=([.$E26]*POWER(1+[.$O$6];[.AX$26])-SERIESSUM((1+[.$O$6])*(1+[.$O$8]);[.AX$26];-1;OFFSET([.$C27];[.AX$26];0):[.$C27]))*(1-1/4*[.$O$4]*[.$O$5])" office:value-type="float" office:value="-3536916661.48736" calcext:value-type="float">
            <text:p>-3536916661.48736</text:p>
          </table:table-cell>
          <table:table-cell table:formula="of:=([.$E26]*POWER(1+[.$O$6];[.AY$26])-SERIESSUM((1+[.$O$6])*(1+[.$O$8]);[.AY$26];-1;OFFSET([.$C27];[.AY$26];0):[.$C27]))*(1-1/4*[.$O$4]*[.$O$5])" office:value-type="float" office:value="-4134483179.25227" calcext:value-type="float">
            <text:p>-4134483179.25227</text:p>
          </table:table-cell>
          <table:table-cell table:formula="of:=([.$E26]*POWER(1+[.$O$6];[.AZ$26])-SERIESSUM((1+[.$O$6])*(1+[.$O$8]);[.AZ$26];-1;OFFSET([.$C27];[.AZ$26];0):[.$C27]))*(1-1/4*[.$O$4]*[.$O$5])" office:value-type="float" office:value="-4828808830.0004" calcext:value-type="float">
            <text:p>-4828808830.0004</text:p>
          </table:table-cell>
          <table:table-cell table:formula="of:=([.$E26]*POWER(1+[.$O$6];[.BA$26])-SERIESSUM((1+[.$O$6])*(1+[.$O$8]);[.BA$26];-1;OFFSET([.$C27];[.BA$26];0):[.$C27]))*(1-1/4*[.$O$4]*[.$O$5])" office:value-type="float" office:value="-5635251557.44946" calcext:value-type="float">
            <text:p>-5635251557.44946</text:p>
          </table:table-cell>
          <table:table-cell table:formula="of:=([.$E26]*POWER(1+[.$O$6];[.BB$26])-SERIESSUM((1+[.$O$6])*(1+[.$O$8]);[.BB$26];-1;OFFSET([.$C27];[.BB$26];0):[.$C27]))*(1-1/4*[.$O$4]*[.$O$5])" office:value-type="float" office:value="-6571583179.16967" calcext:value-type="float">
            <text:p>-6571583179.16967</text:p>
          </table:table-cell>
          <table:table-cell table:formula="of:=([.$E26]*POWER(1+[.$O$6];[.BC$26])-SERIESSUM((1+[.$O$6])*(1+[.$O$8]);[.BC$26];-1;OFFSET([.$C27];[.BC$26];0):[.$C27]))*(1-1/4*[.$O$4]*[.$O$5])" office:value-type="float" office:value="-7658366919.58003" calcext:value-type="float">
            <text:p>-7658366919.58003</text:p>
          </table:table-cell>
          <table:table-cell table:formula="of:=([.$E26]*POWER(1+[.$O$6];[.BD$26])-SERIESSUM((1+[.$O$6])*(1+[.$O$8]);[.BD$26];-1;OFFSET([.$C27];[.BD$26];0):[.$C27]))*(1-1/4*[.$O$4]*[.$O$5])" office:value-type="float" office:value="-8919393841.81677" calcext:value-type="float">
            <text:p>-8919393841.81677</text:p>
          </table:table-cell>
          <table:table-cell table:formula="of:=([.$E26]*POWER(1+[.$O$6];[.BE$26])-SERIESSUM((1+[.$O$6])*(1+[.$O$8]);[.BE$26];-1;OFFSET([.$C27];[.BE$26];0):[.$C27]))*(1-1/4*[.$O$4]*[.$O$5])" office:value-type="float" office:value="-10382187355.5176" calcext:value-type="float">
            <text:p>-10382187355.5176</text:p>
          </table:table-cell>
          <table:table-cell table:formula="of:=([.$E26]*POWER(1+[.$O$6];[.BF$26])-SERIESSUM((1+[.$O$6])*(1+[.$O$8]);[.BF$26];-1;OFFSET([.$C27];[.BF$26];0):[.$C27]))*(1-1/4*[.$O$4]*[.$O$5])" office:value-type="float" office:value="-12078586406.5033" calcext:value-type="float">
            <text:p>-12078586406.5033</text:p>
          </table:table-cell>
          <table:table-cell table:formula="of:=([.$E26]*POWER(1+[.$O$6];[.BG$26])-SERIESSUM((1+[.$O$6])*(1+[.$O$8]);[.BG$26];-1;OFFSET([.$C27];[.BG$26];0):[.$C27]))*(1-1/4*[.$O$4]*[.$O$5])" office:value-type="float" office:value="-14045419605.6998" calcext:value-type="float">
            <text:p>-14045419605.6998</text:p>
          </table:table-cell>
          <table:table-cell table:formula="of:=([.$E26]*POWER(1+[.$O$6];[.BH$26])-SERIESSUM((1+[.$O$6])*(1+[.$O$8]);[.BH$26];-1;OFFSET([.$C27];[.BH$26];0):[.$C27]))*(1-1/4*[.$O$4]*[.$O$5])" office:value-type="float" office:value="-16325284463.0389" calcext:value-type="float">
            <text:p>-16325284463.0389</text:p>
          </table:table-cell>
          <table:table-cell table:formula="of:=([.$E26]*POWER(1+[.$O$6];[.BI$26])-SERIESSUM((1+[.$O$6])*(1+[.$O$8]);[.BI$26];-1;OFFSET([.$C27];[.BI$26];0):[.$C27]))*(1-1/4*[.$O$4]*[.$O$5])" office:value-type="float" office:value="-18967448097.5153" calcext:value-type="float">
            <text:p>-18967448097.5153</text:p>
          </table:table-cell>
          <table:table-cell table:formula="of:=([.$E26]*POWER(1+[.$O$6];[.BJ$26])-SERIESSUM((1+[.$O$6])*(1+[.$O$8]);[.BJ$26];-1;OFFSET([.$C27];[.BJ$26];0):[.$C27]))*(1-1/4*[.$O$4]*[.$O$5])" office:value-type="float" office:value="-22028888343.2784" calcext:value-type="float">
            <text:p>-22028888343.2784</text:p>
          </table:table-cell>
          <table:table-cell table:formula="of:=([.$E26]*POWER(1+[.$O$6];[.BK$26])-SERIESSUM((1+[.$O$6])*(1+[.$O$8]);[.BK$26];-1;OFFSET([.$C27];[.BK$26];0):[.$C27]))*(1-1/4*[.$O$4]*[.$O$5])" office:value-type="float" office:value="-25575497117.0254" calcext:value-type="float">
            <text:p>-25575497117.0254</text:p>
          </table:table-cell>
          <table:table-cell table:formula="of:=([.$E26]*POWER(1+[.$O$6];[.BL$26])-SERIESSUM((1+[.$O$6])*(1+[.$O$8]);[.BL$26];-1;OFFSET([.$C27];[.BL$26];0):[.$C27]))*(1-1/4*[.$O$4]*[.$O$5])" office:value-type="float" office:value="-29683471315.7702" calcext:value-type="float">
            <text:p>-29683471315.7702</text:p>
          </table:table-cell>
          <table:table-cell table:formula="of:=([.$E26]*POWER(1+[.$O$6];[.BM$26])-SERIESSUM((1+[.$O$6])*(1+[.$O$8]);[.BM$26];-1;OFFSET([.$C27];[.BM$26];0):[.$C27]))*(1-1/4*[.$O$4]*[.$O$5])" office:value-type="float" office:value="-34440920447.6264" calcext:value-type="float">
            <text:p>-34440920447.6264</text:p>
          </table:table-cell>
          <table:table-cell table:formula="of:=([.$E26]*POWER(1+[.$O$6];[.BN$26])-SERIESSUM((1+[.$O$6])*(1+[.$O$8]);[.BN$26];-1;OFFSET([.$C27];[.BN$26];0):[.$C27]))*(1-1/4*[.$O$4]*[.$O$5])" office:value-type="float" office:value="-39949724744.0093" calcext:value-type="float">
            <text:p>-39949724744.0093</text:p>
          </table:table-cell>
          <table:table-cell table:formula="of:=([.$E26]*POWER(1+[.$O$6];[.BO$26])-SERIESSUM((1+[.$O$6])*(1+[.$O$8]);[.BO$26];-1;OFFSET([.$C27];[.BO$26];0):[.$C27]))*(1-1/4*[.$O$4]*[.$O$5])" office:value-type="float" office:value="-46327682754.8879" calcext:value-type="float">
            <text:p>-46327682754.8879</text:p>
          </table:table-cell>
          <table:table-cell table:formula="of:=([.$E26]*POWER(1+[.$O$6];[.BP$26])-SERIESSUM((1+[.$O$6])*(1+[.$O$8]);[.BP$26];-1;OFFSET([.$C27];[.BP$26];0):[.$C27]))*(1-1/4*[.$O$4]*[.$O$5])" office:value-type="float" office:value="-53710993499.5161" calcext:value-type="float">
            <text:p>-53710993499.5161</text:p>
          </table:table-cell>
          <table:table-cell table:formula="of:=([.$E26]*POWER(1+[.$O$6];[.BQ$26])-SERIESSUM((1+[.$O$6])*(1+[.$O$8]);[.BQ$26];-1;OFFSET([.$C27];[.BQ$26];0):[.$C27]))*(1-1/4*[.$O$4]*[.$O$5])" office:value-type="float" office:value="-62257125260.6458" calcext:value-type="float">
            <text:p>-62257125260.6458</text:p>
          </table:table-cell>
          <table:table-cell table:formula="of:=([.$E26]*POWER(1+[.$O$6];[.BR$26])-SERIESSUM((1+[.$O$6])*(1+[.$O$8]);[.BR$26];-1;OFFSET([.$C27];[.BR$26];0):[.$C27]))*(1-1/4*[.$O$4]*[.$O$5])" office:value-type="float" office:value="-72148131217.6158" calcext:value-type="float">
            <text:p>-72148131217.6158</text:p>
          </table:table-cell>
          <table:table-cell table:formula="of:=([.$E26]*POWER(1+[.$O$6];[.BS$26])-SERIESSUM((1+[.$O$6])*(1+[.$O$8]);[.BS$26];-1;OFFSET([.$C27];[.BS$26];0):[.$C27]))*(1-1/4*[.$O$4]*[.$O$5])" office:value-type="float" office:value="-83594481482.8033" calcext:value-type="float">
            <text:p>-83594481482.8033</text:p>
          </table:table-cell>
          <table:table-cell table:formula="of:=([.$E26]*POWER(1+[.$O$6];[.BT$26])-SERIESSUM((1+[.$O$6])*(1+[.$O$8]);[.BT$26];-1;OFFSET([.$C27];[.BT$26];0):[.$C27]))*(1-1/4*[.$O$4]*[.$O$5])" office:value-type="float" office:value="-96839491933.0722" calcext:value-type="float">
            <text:p>-96839491933.0722</text:p>
          </table:table-cell>
          <table:table-cell table:formula="of:=([.$E26]*POWER(1+[.$O$6];[.BU$26])-SERIESSUM((1+[.$O$6])*(1+[.$O$8]);[.BU$26];-1;OFFSET([.$C27];[.BU$26];0):[.$C27]))*(1-1/4*[.$O$4]*[.$O$5])" office:value-type="float" office:value="-112164442739.926" calcext:value-type="float">
            <text:p>-112164442739.926</text:p>
          </table:table-cell>
          <table:table-cell table:formula="of:=([.$E26]*POWER(1+[.$O$6];[.BV$26])-SERIESSUM((1+[.$O$6])*(1+[.$O$8]);[.BV$26];-1;OFFSET([.$C27];[.BV$26];0):[.$C27]))*(1-1/4*[.$O$4]*[.$O$5])" office:value-type="float" office:value="-129894493961.293" calcext:value-type="float">
            <text:p>-129894493961.293</text:p>
          </table:table-cell>
          <table:table-cell table:formula="of:=([.$E26]*POWER(1+[.$O$6];[.BW$26])-SERIESSUM((1+[.$O$6])*(1+[.$O$8]);[.BW$26];-1;OFFSET([.$C27];[.BW$26];0):[.$C27]))*(1-1/4*[.$O$4]*[.$O$5])" office:value-type="float" office:value="-150405522267.186" calcext:value-type="float">
            <text:p>-150405522267.186</text:p>
          </table:table-cell>
          <table:table-cell table:formula="of:=([.$E26]*POWER(1+[.$O$6];[.BX$26])-SERIESSUM((1+[.$O$6])*(1+[.$O$8]);[.BX$26];-1;OFFSET([.$C27];[.BX$26];0):[.$C27]))*(1-1/4*[.$O$4]*[.$O$5])" office:value-type="float" office:value="-174132022181.118" calcext:value-type="float">
            <text:p>-174132022181.1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O$2]*POWER(1+[.$O$11];[.$A51])*(POWER([.$O$7];12)-1)/([.$O$7]-1) + [.$B51]*POWER([.$O$7];12)" office:value-type="float" office:value="349236579.033819" calcext:value-type="float">
            <text:p>349236579.033819</text:p>
          </table:table-cell>
          <table:table-cell table:formula="of:=[.$C51]*POWER([.$O$9];12)" office:value-type="float" office:value="5470300.84955402" calcext:value-type="float">
            <text:p>5470300.84955402</text:p>
          </table:table-cell>
          <table:table-cell table:formula="of:=[.$B52]/4*[.$O$4]*[.$O$5]" office:value-type="float" office:value="686249.877801455" calcext:value-type="float">
            <text:p>686249.877801455</text:p>
          </table:table-cell>
          <table:table-cell table:formula="of:=[.$B52]-[.$C52]-[.$D52]+[.$O$13]*POWER([.$O$7];12*[.$A52])" office:value-type="float" office:value="343080028.306464" calcext:value-type="float">
            <text:p>343080028.306464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$E27]-[.$C28]" office:value-type="float" office:value="30975540.9683784" calcext:value-type="float">
            <text:p>30975540.9683784</text:p>
          </table:table-cell>
          <table:table-cell table:formula="of:=([.$E27]*POWER(1+[.$O$6];[.K$26])-SERIESSUM((1+[.$O$6])*(1+[.$O$8]);[.K$26];-1;OFFSET([.$C28];[.K$26];0):[.$C28]))*(1-1/4*[.$O$4]*[.$O$5])" office:value-type="float" office:value="32154801.8237296" calcext:value-type="float">
            <text:p>32154801.8237296</text:p>
          </table:table-cell>
          <table:table-cell table:formula="of:=([.$E27]*POWER(1+[.$O$6];[.L$26])-SERIESSUM((1+[.$O$6])*(1+[.$O$8]);[.L$26];-1;OFFSET([.$C28];[.L$26];0):[.$C28]))*(1-1/4*[.$O$4]*[.$O$5])" office:value-type="float" office:value="33313794.6170412" calcext:value-type="float">
            <text:p>33313794.6170412</text:p>
          </table:table-cell>
          <table:table-cell table:formula="of:=([.$E27]*POWER(1+[.$O$6];[.M$26])-SERIESSUM((1+[.$O$6])*(1+[.$O$8]);[.M$26];-1;OFFSET([.$C28];[.M$26];0):[.$C28]))*(1-1/4*[.$O$4]*[.$O$5])" office:value-type="float" office:value="34357906.0663208" calcext:value-type="float">
            <text:p>34357906.0663208</text:p>
          </table:table-cell>
          <table:table-cell table:formula="of:=([.$E27]*POWER(1+[.$O$6];[.N$26])-SERIESSUM((1+[.$O$6])*(1+[.$O$8]);[.N$26];-1;OFFSET([.$C28];[.N$26];0):[.$C28]))*(1-1/4*[.$O$4]*[.$O$5])" office:value-type="float" office:value="35246505.589511" calcext:value-type="float">
            <text:p>35246505.589511</text:p>
          </table:table-cell>
          <table:table-cell table:formula="of:=([.$E27]*POWER(1+[.$O$6];[.O$26])-SERIESSUM((1+[.$O$6])*(1+[.$O$8]);[.O$26];-1;OFFSET([.$C28];[.O$26];0):[.$C28]))*(1-1/4*[.$O$4]*[.$O$5])" office:value-type="float" office:value="35930880.4647341" calcext:value-type="float">
            <text:p>35930880.4647341</text:p>
          </table:table-cell>
          <table:table-cell table:formula="of:=([.$E27]*POWER(1+[.$O$6];[.P$26])-SERIESSUM((1+[.$O$6])*(1+[.$O$8]);[.P$26];-1;OFFSET([.$C28];[.P$26];0):[.$C28]))*(1-1/4*[.$O$4]*[.$O$5])" office:value-type="float" office:value="36352841.6744003" calcext:value-type="float">
            <text:p>36352841.6744003</text:p>
          </table:table-cell>
          <table:table-cell table:formula="of:=([.$E27]*POWER(1+[.$O$6];[.Q$26])-SERIESSUM((1+[.$O$6])*(1+[.$O$8]);[.Q$26];-1;OFFSET([.$C28];[.Q$26];0):[.$C28]))*(1-1/4*[.$O$4]*[.$O$5])" office:value-type="float" office:value="36443102.1885369" calcext:value-type="float">
            <text:p>36443102.1885369</text:p>
          </table:table-cell>
          <table:table-cell table:formula="of:=([.$E27]*POWER(1+[.$O$6];[.R$26])-SERIESSUM((1+[.$O$6])*(1+[.$O$8]);[.R$26];-1;OFFSET([.$C28];[.R$26];0):[.$C28]))*(1-1/4*[.$O$4]*[.$O$5])" office:value-type="float" office:value="36119391.449184" calcext:value-type="float">
            <text:p>36119391.449184</text:p>
          </table:table-cell>
          <table:table-cell table:formula="of:=([.$E27]*POWER(1+[.$O$6];[.S$26])-SERIESSUM((1+[.$O$6])*(1+[.$O$8]);[.S$26];-1;OFFSET([.$C28];[.S$26];0):[.$C28]))*(1-1/4*[.$O$4]*[.$O$5])" office:value-type="float" office:value="35284264.1141176" calcext:value-type="float">
            <text:p>35284264.1141176</text:p>
          </table:table-cell>
          <table:table-cell table:formula="of:=([.$E27]*POWER(1+[.$O$6];[.T$26])-SERIESSUM((1+[.$O$6])*(1+[.$O$8]);[.T$26];-1;OFFSET([.$C28];[.T$26];0):[.$C28]))*(1-1/4*[.$O$4]*[.$O$5])" office:value-type="float" office:value="33822554.5220074" calcext:value-type="float">
            <text:p>33822554.5220074</text:p>
          </table:table-cell>
          <table:table-cell table:formula="of:=([.$E27]*POWER(1+[.$O$6];[.U$26])-SERIESSUM((1+[.$O$6])*(1+[.$O$8]);[.U$26];-1;OFFSET([.$C28];[.U$26];0):[.$C28]))*(1-1/4*[.$O$4]*[.$O$5])" office:value-type="float" office:value="31598420.7131109" calcext:value-type="float">
            <text:p>31598420.7131109</text:p>
          </table:table-cell>
          <table:table-cell table:formula="of:=([.$E27]*POWER(1+[.$O$6];[.V$26])-SERIESSUM((1+[.$O$6])*(1+[.$O$8]);[.V$26];-1;OFFSET([.$C28];[.V$26];0):[.$C28]))*(1-1/4*[.$O$4]*[.$O$5])" office:value-type="float" office:value="28451913.0187523" calcext:value-type="float">
            <text:p>28451913.0187523</text:p>
          </table:table-cell>
          <table:table-cell table:formula="of:=([.$E27]*POWER(1+[.$O$6];[.W$26])-SERIESSUM((1+[.$O$6])*(1+[.$O$8]);[.W$26];-1;OFFSET([.$C28];[.W$26];0):[.$C28]))*(1-1/4*[.$O$4]*[.$O$5])" office:value-type="float" office:value="24194992.0330721" calcext:value-type="float">
            <text:p>24194992.0330721</text:p>
          </table:table-cell>
          <table:table-cell table:formula="of:=([.$E27]*POWER(1+[.$O$6];[.X$26])-SERIESSUM((1+[.$O$6])*(1+[.$O$8]);[.X$26];-1;OFFSET([.$C28];[.X$26];0):[.$C28]))*(1-1/4*[.$O$4]*[.$O$5])" office:value-type="float" office:value="18606908.9867899" calcext:value-type="float">
            <text:p>18606908.9867899</text:p>
          </table:table-cell>
          <table:table-cell table:formula="of:=([.$E27]*POWER(1+[.$O$6];[.Y$26])-SERIESSUM((1+[.$O$6])*(1+[.$O$8]);[.Y$26];-1;OFFSET([.$C28];[.Y$26];0):[.$C28]))*(1-1/4*[.$O$4]*[.$O$5])" office:value-type="float" office:value="11428847.9064392" calcext:value-type="float">
            <text:p>11428847.9064392</text:p>
          </table:table-cell>
          <table:table-cell table:formula="of:=([.$E27]*POWER(1+[.$O$6];[.Z$26])-SERIESSUM((1+[.$O$6])*(1+[.$O$8]);[.Z$26];-1;OFFSET([.$C28];[.Z$26];0):[.$C28]))*(1-1/4*[.$O$4]*[.$O$5])" office:value-type="float" office:value="2357713.17642612" calcext:value-type="float">
            <text:p>2357713.17642612</text:p>
          </table:table-cell>
          <table:table-cell table:formula="of:=([.$E27]*POWER(1+[.$O$6];[.AA$26])-SERIESSUM((1+[.$O$6])*(1+[.$O$8]);[.AA$26];-1;OFFSET([.$C28];[.AA$26];0):[.$C28]))*(1-1/4*[.$O$4]*[.$O$5])" office:value-type="float" office:value="-8961072.10670625" calcext:value-type="float">
            <text:p>-8961072.10670625</text:p>
          </table:table-cell>
          <table:table-cell table:formula="of:=([.$E27]*POWER(1+[.$O$6];[.AB$26])-SERIESSUM((1+[.$O$6])*(1+[.$O$8]);[.AB$26];-1;OFFSET([.$C28];[.AB$26];0):[.$C28]))*(1-1/4*[.$O$4]*[.$O$5])" office:value-type="float" office:value="-22941912.6719926" calcext:value-type="float">
            <text:p>-22941912.6719926</text:p>
          </table:table-cell>
          <table:table-cell table:formula="of:=([.$E27]*POWER(1+[.$O$6];[.AC$26])-SERIESSUM((1+[.$O$6])*(1+[.$O$8]);[.AC$26];-1;OFFSET([.$C28];[.AC$26];0):[.$C28]))*(1-1/4*[.$O$4]*[.$O$5])" office:value-type="float" office:value="-40068712.5506123" calcext:value-type="float">
            <text:p>-40068712.5506123</text:p>
          </table:table-cell>
          <table:table-cell table:formula="of:=([.$E27]*POWER(1+[.$O$6];[.AD$26])-SERIESSUM((1+[.$O$6])*(1+[.$O$8]);[.AD$26];-1;OFFSET([.$C28];[.AD$26];0):[.$C28]))*(1-1/4*[.$O$4]*[.$O$5])" office:value-type="float" office:value="-60906079.7025512" calcext:value-type="float">
            <text:p>-60906079.7025512</text:p>
          </table:table-cell>
          <table:table-cell table:formula="of:=([.$E27]*POWER(1+[.$O$6];[.AE$26])-SERIESSUM((1+[.$O$6])*(1+[.$O$8]);[.AE$26];-1;OFFSET([.$C28];[.AE$26];0):[.$C28]))*(1-1/4*[.$O$4]*[.$O$5])" office:value-type="float" office:value="-86112304.5630743" calcext:value-type="float">
            <text:p>-86112304.5630743</text:p>
          </table:table-cell>
          <table:table-cell table:formula="of:=([.$E27]*POWER(1+[.$O$6];[.AF$26])-SERIESSUM((1+[.$O$6])*(1+[.$O$8]);[.AF$26];-1;OFFSET([.$C28];[.AF$26];0):[.$C28]))*(1-1/4*[.$O$4]*[.$O$5])" office:value-type="float" office:value="-116454390.915916" calcext:value-type="float">
            <text:p>-116454390.915916</text:p>
          </table:table-cell>
          <table:table-cell table:formula="of:=([.$E27]*POWER(1+[.$O$6];[.AG$26])-SERIESSUM((1+[.$O$6])*(1+[.$O$8]);[.AG$26];-1;OFFSET([.$C28];[.AG$26];0):[.$C28]))*(1-1/4*[.$O$4]*[.$O$5])" office:value-type="float" office:value="-152825461.007275" calcext:value-type="float">
            <text:p>-152825461.007275</text:p>
          </table:table-cell>
          <table:table-cell table:formula="of:=([.$E27]*POWER(1+[.$O$6];[.AH$26])-SERIESSUM((1+[.$O$6])*(1+[.$O$8]);[.AH$26];-1;OFFSET([.$C28];[.AH$26];0):[.$C28]))*(1-1/4*[.$O$4]*[.$O$5])" office:value-type="float" office:value="-196264907.106295" calcext:value-type="float">
            <text:p>-196264907.106295</text:p>
          </table:table-cell>
          <table:table-cell table:formula="of:=([.$E27]*POWER(1+[.$O$6];[.AI$26])-SERIESSUM((1+[.$O$6])*(1+[.$O$8]);[.AI$26];-1;OFFSET([.$C28];[.AI$26];0):[.$C28]))*(1-1/4*[.$O$4]*[.$O$5])" office:value-type="float" office:value="-247981719.850541" calcext:value-type="float">
            <text:p>-247981719.850541</text:p>
          </table:table-cell>
          <table:table-cell table:formula="of:=([.$E27]*POWER(1+[.$O$6];[.AJ$26])-SERIESSUM((1+[.$O$6])*(1+[.$O$8]);[.AJ$26];-1;OFFSET([.$C28];[.AJ$26];0):[.$C28]))*(1-1/4*[.$O$4]*[.$O$5])" office:value-type="float" office:value="-309381490.910394" calcext:value-type="float">
            <text:p>-309381490.910394</text:p>
          </table:table-cell>
          <table:table-cell table:formula="of:=([.$E27]*POWER(1+[.$O$6];[.AK$26])-SERIESSUM((1+[.$O$6])*(1+[.$O$8]);[.AK$26];-1;OFFSET([.$C28];[.AK$26];0):[.$C28]))*(1-1/4*[.$O$4]*[.$O$5])" office:value-type="float" office:value="-382097665.175739" calcext:value-type="float">
            <text:p>-382097665.175739</text:p>
          </table:table-cell>
          <table:table-cell table:formula="of:=([.$E27]*POWER(1+[.$O$6];[.AL$26])-SERIESSUM((1+[.$O$6])*(1+[.$O$8]);[.AL$26];-1;OFFSET([.$C28];[.AL$26];0):[.$C28]))*(1-1/4*[.$O$4]*[.$O$5])" office:value-type="float" office:value="-468027707.443111" calcext:value-type="float">
            <text:p>-468027707.443111</text:p>
          </table:table-cell>
          <table:table-cell table:formula="of:=([.$E27]*POWER(1+[.$O$6];[.AM$26])-SERIESSUM((1+[.$O$6])*(1+[.$O$8]);[.AM$26];-1;OFFSET([.$C28];[.AM$26];0):[.$C28]))*(1-1/4*[.$O$4]*[.$O$5])" office:value-type="float" office:value="-569374952.346611" calcext:value-type="float">
            <text:p>-569374952.346611</text:p>
          </table:table-cell>
          <table:table-cell table:formula="of:=([.$E27]*POWER(1+[.$O$6];[.AN$26])-SERIESSUM((1+[.$O$6])*(1+[.$O$8]);[.AN$26];-1;OFFSET([.$C28];[.AN$26];0):[.$C28]))*(1-1/4*[.$O$4]*[.$O$5])" office:value-type="float" office:value="-688697026.21015" calcext:value-type="float">
            <text:p>-688697026.21015</text:p>
          </table:table-cell>
          <table:table-cell table:formula="of:=([.$E27]*POWER(1+[.$O$6];[.AO$26])-SERIESSUM((1+[.$O$6])*(1+[.$O$8]);[.AO$26];-1;OFFSET([.$C28];[.AO$26];0):[.$C28]))*(1-1/4*[.$O$4]*[.$O$5])" office:value-type="float" office:value="-828961868.119565" calcext:value-type="float">
            <text:p>-828961868.119565</text:p>
          </table:table-cell>
          <table:table-cell table:formula="of:=([.$E27]*POWER(1+[.$O$6];[.AP$26])-SERIESSUM((1+[.$O$6])*(1+[.$O$8]);[.AP$26];-1;OFFSET([.$C28];[.AP$26];0):[.$C28]))*(1-1/4*[.$O$4]*[.$O$5])" office:value-type="float" office:value="-993612537.730542" calcext:value-type="float">
            <text:p>-993612537.730542</text:p>
          </table:table-cell>
          <table:table-cell table:formula="of:=([.$E27]*POWER(1+[.$O$6];[.AQ$26])-SERIESSUM((1+[.$O$6])*(1+[.$O$8]);[.AQ$26];-1;OFFSET([.$C28];[.AQ$26];0):[.$C28]))*(1-1/4*[.$O$4]*[.$O$5])" office:value-type="float" office:value="-1186642182.50458" calcext:value-type="float">
            <text:p>-1186642182.50458</text:p>
          </table:table-cell>
          <table:table-cell table:formula="of:=([.$E27]*POWER(1+[.$O$6];[.AR$26])-SERIESSUM((1+[.$O$6])*(1+[.$O$8]);[.AR$26];-1;OFFSET([.$C28];[.AR$26];0):[.$C28]))*(1-1/4*[.$O$4]*[.$O$5])" office:value-type="float" office:value="-1412680751.08637" calcext:value-type="float">
            <text:p>-1412680751.08637</text:p>
          </table:table-cell>
          <table:table-cell table:formula="of:=([.$E27]*POWER(1+[.$O$6];[.AS$26])-SERIESSUM((1+[.$O$6])*(1+[.$O$8]);[.AS$26];-1;OFFSET([.$C28];[.AS$26];0):[.$C28]))*(1-1/4*[.$O$4]*[.$O$5])" office:value-type="float" office:value="-1677095286.89268" calcext:value-type="float">
            <text:p>-1677095286.89268</text:p>
          </table:table-cell>
          <table:table-cell table:formula="of:=([.$E27]*POWER(1+[.$O$6];[.AT$26])-SERIESSUM((1+[.$O$6])*(1+[.$O$8]);[.AT$26];-1;OFFSET([.$C28];[.AT$26];0):[.$C28]))*(1-1/4*[.$O$4]*[.$O$5])" office:value-type="float" office:value="-1973809965.42759" calcext:value-type="float">
            <text:p>-1973809965.42759</text:p>
          </table:table-cell>
          <table:table-cell table:formula="of:=([.$E27]*POWER(1+[.$O$6];[.AU$26])-SERIESSUM((1+[.$O$6])*(1+[.$O$8]);[.AU$26];-1;OFFSET([.$C28];[.AU$26];0):[.$C28]))*(1-1/4*[.$O$4]*[.$O$5])" office:value-type="float" office:value="-2319554140.09409" calcext:value-type="float">
            <text:p>-2319554140.09409</text:p>
          </table:table-cell>
          <table:table-cell table:formula="of:=([.$E27]*POWER(1+[.$O$6];[.AV$26])-SERIESSUM((1+[.$O$6])*(1+[.$O$8]);[.AV$26];-1;OFFSET([.$C28];[.AV$26];0):[.$C28]))*(1-1/4*[.$O$4]*[.$O$5])" office:value-type="float" office:value="-2722185655.86237" calcext:value-type="float">
            <text:p>-2722185655.86237</text:p>
          </table:table-cell>
          <table:table-cell table:formula="of:=([.$E27]*POWER(1+[.$O$6];[.AW$26])-SERIESSUM((1+[.$O$6])*(1+[.$O$8]);[.AW$26];-1;OFFSET([.$C28];[.AW$26];0):[.$C28]))*(1-1/4*[.$O$4]*[.$O$5])" office:value-type="float" office:value="-3190803346.80977" calcext:value-type="float">
            <text:p>-3190803346.80977</text:p>
          </table:table-cell>
          <table:table-cell table:formula="of:=([.$E27]*POWER(1+[.$O$6];[.AX$26])-SERIESSUM((1+[.$O$6])*(1+[.$O$8]);[.AX$26];-1;OFFSET([.$C28];[.AX$26];0):[.$C28]))*(1-1/4*[.$O$4]*[.$O$5])" office:value-type="float" office:value="-3735941598.7002" calcext:value-type="float">
            <text:p>-3735941598.7002</text:p>
          </table:table-cell>
          <table:table-cell table:formula="of:=([.$E27]*POWER(1+[.$O$6];[.AY$26])-SERIESSUM((1+[.$O$6])*(1+[.$O$8]);[.AY$26];-1;OFFSET([.$C28];[.AY$26];0):[.$C28]))*(1-1/4*[.$O$4]*[.$O$5])" office:value-type="float" office:value="-4369795302.67493" calcext:value-type="float">
            <text:p>-4369795302.67493</text:p>
          </table:table-cell>
          <table:table-cell table:formula="of:=([.$E27]*POWER(1+[.$O$6];[.AZ$26])-SERIESSUM((1+[.$O$6])*(1+[.$O$8]);[.AZ$26];-1;OFFSET([.$C28];[.AZ$26];0):[.$C28]))*(1-1/4*[.$O$4]*[.$O$5])" office:value-type="float" office:value="-5106479938.28548" calcext:value-type="float">
            <text:p>-5106479938.28548</text:p>
          </table:table-cell>
          <table:table-cell table:formula="of:=([.$E27]*POWER(1+[.$O$6];[.BA$26])-SERIESSUM((1+[.$O$6])*(1+[.$O$8]);[.BA$26];-1;OFFSET([.$C28];[.BA$26];0):[.$C28]))*(1-1/4*[.$O$4]*[.$O$5])" office:value-type="float" office:value="-5962332262.11819" calcext:value-type="float">
            <text:p>-5962332262.11819</text:p>
          </table:table-cell>
          <table:table-cell table:formula="of:=([.$E27]*POWER(1+[.$O$6];[.BB$26])-SERIESSUM((1+[.$O$6])*(1+[.$O$8]);[.BB$26];-1;OFFSET([.$C28];[.BB$26];0):[.$C28]))*(1-1/4*[.$O$4]*[.$O$5])" office:value-type="float" office:value="-6956257931.1741" calcext:value-type="float">
            <text:p>-6956257931.1741</text:p>
          </table:table-cell>
          <table:table-cell table:formula="of:=([.$E27]*POWER(1+[.$O$6];[.BC$26])-SERIESSUM((1+[.$O$6])*(1+[.$O$8]);[.BC$26];-1;OFFSET([.$C28];[.BC$26];0):[.$C28]))*(1-1/4*[.$O$4]*[.$O$5])" office:value-type="float" office:value="-8110133375.86073" calcext:value-type="float">
            <text:p>-8110133375.86073</text:p>
          </table:table-cell>
          <table:table-cell table:formula="of:=([.$E27]*POWER(1+[.$O$6];[.BD$26])-SERIESSUM((1+[.$O$6])*(1+[.$O$8]);[.BD$26];-1;OFFSET([.$C28];[.BD$26];0):[.$C28]))*(1-1/4*[.$O$4]*[.$O$5])" office:value-type="float" office:value="-9449270376.58829" calcext:value-type="float">
            <text:p>-9449270376.58829</text:p>
          </table:table-cell>
          <table:table-cell table:formula="of:=([.$E27]*POWER(1+[.$O$6];[.BE$26])-SERIESSUM((1+[.$O$6])*(1+[.$O$8]);[.BE$26];-1;OFFSET([.$C28];[.BE$26];0):[.$C28]))*(1-1/4*[.$O$4]*[.$O$5])" office:value-type="float" office:value="-11002953114.4245" calcext:value-type="float">
            <text:p>-11002953114.4245</text:p>
          </table:table-cell>
          <table:table-cell table:formula="of:=([.$E27]*POWER(1+[.$O$6];[.BF$26])-SERIESSUM((1+[.$O$6])*(1+[.$O$8]);[.BF$26];-1;OFFSET([.$C28];[.BF$26];0):[.$C28]))*(1-1/4*[.$O$4]*[.$O$5])" office:value-type="float" office:value="-12805058987.6472" calcext:value-type="float">
            <text:p>-12805058987.6472</text:p>
          </table:table-cell>
          <table:table-cell table:formula="of:=([.$E27]*POWER(1+[.$O$6];[.BG$26])-SERIESSUM((1+[.$O$6])*(1+[.$O$8]);[.BG$26];-1;OFFSET([.$C28];[.BG$26];0):[.$C28]))*(1-1/4*[.$O$4]*[.$O$5])" office:value-type="float" office:value="-14894776244.2328" calcext:value-type="float">
            <text:p>-14894776244.2328</text:p>
          </table:table-cell>
          <table:table-cell table:formula="of:=([.$E27]*POWER(1+[.$O$6];[.BH$26])-SERIESSUM((1+[.$O$6])*(1+[.$O$8]);[.BH$26];-1;OFFSET([.$C28];[.BH$26];0):[.$C28]))*(1-1/4*[.$O$4]*[.$O$5])" office:value-type="float" office:value="-17317433512.1918" calcext:value-type="float">
            <text:p>-17317433512.1918</text:p>
          </table:table-cell>
          <table:table-cell table:formula="of:=([.$E27]*POWER(1+[.$O$6];[.BI$26])-SERIESSUM((1+[.$O$6])*(1+[.$O$8]);[.BI$26];-1;OFFSET([.$C28];[.BI$26];0):[.$C28]))*(1-1/4*[.$O$4]*[.$O$5])" office:value-type="float" office:value="-20125458657.7936" calcext:value-type="float">
            <text:p>-20125458657.7936</text:p>
          </table:table-cell>
          <table:table-cell table:formula="of:=([.$E27]*POWER(1+[.$O$6];[.BJ$26])-SERIESSUM((1+[.$O$6])*(1+[.$O$8]);[.BJ$26];-1;OFFSET([.$C28];[.BJ$26];0):[.$C28]))*(1-1/4*[.$O$4]*[.$O$5])" office:value-type="float" office:value="-23379487115.3396" calcext:value-type="float">
            <text:p>-23379487115.3396</text:p>
          </table:table-cell>
          <table:table-cell table:formula="of:=([.$E27]*POWER(1+[.$O$6];[.BK$26])-SERIESSUM((1+[.$O$6])*(1+[.$O$8]);[.BK$26];-1;OFFSET([.$C28];[.BK$26];0):[.$C28]))*(1-1/4*[.$O$4]*[.$O$5])" office:value-type="float" office:value="-27149642968.1111" calcext:value-type="float">
            <text:p>-27149642968.1111</text:p>
          </table:table-cell>
          <table:table-cell table:formula="of:=([.$E27]*POWER(1+[.$O$6];[.BL$26])-SERIESSUM((1+[.$O$6])*(1+[.$O$8]);[.BL$26];-1;OFFSET([.$C28];[.BL$26];0):[.$C28]))*(1-1/4*[.$O$4]*[.$O$5])" office:value-type="float" office:value="-31517019684.1838" calcext:value-type="float">
            <text:p>-31517019684.1838</text:p>
          </table:table-cell>
          <table:table-cell table:formula="of:=([.$E27]*POWER(1+[.$O$6];[.BM$26])-SERIESSUM((1+[.$O$6])*(1+[.$O$8]);[.BM$26];-1;OFFSET([.$C28];[.BM$26];0):[.$C28]))*(1-1/4*[.$O$4]*[.$O$5])" office:value-type="float" office:value="-36575391598.8962" calcext:value-type="float">
            <text:p>-36575391598.8962</text:p>
          </table:table-cell>
          <table:table-cell table:formula="of:=([.$E27]*POWER(1+[.$O$6];[.BN$26])-SERIESSUM((1+[.$O$6])*(1+[.$O$8]);[.BN$26];-1;OFFSET([.$C28];[.BN$26];0):[.$C28]))*(1-1/4*[.$O$4]*[.$O$5])" office:value-type="float" office:value="-42433192075.6861" calcext:value-type="float">
            <text:p>-42433192075.6861</text:p>
          </table:table-cell>
          <table:table-cell table:formula="of:=([.$E27]*POWER(1+[.$O$6];[.BO$26])-SERIESSUM((1+[.$O$6])*(1+[.$O$8]);[.BO$26];-1;OFFSET([.$C28];[.BO$26];0):[.$C28]))*(1-1/4*[.$O$4]*[.$O$5])" office:value-type="float" office:value="-49215799870.1847" calcext:value-type="float">
            <text:p>-49215799870.1847</text:p>
          </table:table-cell>
          <table:table-cell table:formula="of:=([.$E27]*POWER(1+[.$O$6];[.BP$26])-SERIESSUM((1+[.$O$6])*(1+[.$O$8]);[.BP$26];-1;OFFSET([.$C28];[.BP$26];0):[.$C28]))*(1-1/4*[.$O$4]*[.$O$5])" office:value-type="float" office:value="-57068181686.109" calcext:value-type="float">
            <text:p>-57068181686.109</text:p>
          </table:table-cell>
          <table:table-cell table:formula="of:=([.$E27]*POWER(1+[.$O$6];[.BQ$26])-SERIESSUM((1+[.$O$6])*(1+[.$O$8]);[.BQ$26];-1;OFFSET([.$C28];[.BQ$26];0):[.$C28]))*(1-1/4*[.$O$4]*[.$O$5])" office:value-type="float" office:value="-66157946381.081" calcext:value-type="float">
            <text:p>-66157946381.081</text:p>
          </table:table-cell>
          <table:table-cell table:formula="of:=([.$E27]*POWER(1+[.$O$6];[.BR$26])-SERIESSUM((1+[.$O$6])*(1+[.$O$8]);[.BR$26];-1;OFFSET([.$C28];[.BR$26];0):[.$C28]))*(1-1/4*[.$O$4]*[.$O$5])" office:value-type="float" office:value="-76678874912.5597" calcext:value-type="float">
            <text:p>-76678874912.5597</text:p>
          </table:table-cell>
          <table:table-cell table:formula="of:=([.$E27]*POWER(1+[.$O$6];[.BS$26])-SERIESSUM((1+[.$O$6])*(1+[.$O$8]);[.BS$26];-1;OFFSET([.$C28];[.BS$26];0):[.$C28]))*(1-1/4*[.$O$4]*[.$O$5])" office:value-type="float" office:value="-88855000089.5032" calcext:value-type="float">
            <text:p>-88855000089.5032</text:p>
          </table:table-cell>
          <table:table-cell table:formula="of:=([.$E27]*POWER(1+[.$O$6];[.BT$26])-SERIESSUM((1+[.$O$6])*(1+[.$O$8]);[.BT$26];-1;OFFSET([.$C28];[.BT$26];0):[.$C28]))*(1-1/4*[.$O$4]*[.$O$5])" office:value-type="float" office:value="-102945321723.223" calcext:value-type="float">
            <text:p>-102945321723.223</text:p>
          </table:table-cell>
          <table:table-cell table:formula="of:=([.$E27]*POWER(1+[.$O$6];[.BU$26])-SERIESSUM((1+[.$O$6])*(1+[.$O$8]);[.BU$26];-1;OFFSET([.$C28];[.BU$26];0):[.$C28]))*(1-1/4*[.$O$4]*[.$O$5])" office:value-type="float" office:value="-119249256092.733" calcext:value-type="float">
            <text:p>-119249256092.733</text:p>
          </table:table-cell>
          <table:table-cell table:formula="of:=([.$E27]*POWER(1+[.$O$6];[.BV$26])-SERIESSUM((1+[.$O$6])*(1+[.$O$8]);[.BV$26];-1;OFFSET([.$C28];[.BV$26];0):[.$C28]))*(1-1/4*[.$O$4]*[.$O$5])" office:value-type="float" office:value="-138112934034.889" calcext:value-type="float">
            <text:p>-138112934034.889</text:p>
          </table:table-cell>
          <table:table-cell table:formula="of:=([.$E27]*POWER(1+[.$O$6];[.BW$26])-SERIESSUM((1+[.$O$6])*(1+[.$O$8]);[.BW$26];-1;OFFSET([.$C28];[.BW$26];0):[.$C28]))*(1-1/4*[.$O$4]*[.$O$5])" office:value-type="float" office:value="-159936479760.374" calcext:value-type="float">
            <text:p>-159936479760.374</text:p>
          </table:table-cell>
          <table:table-cell table:formula="of:=([.$E27]*POWER(1+[.$O$6];[.BX$26])-SERIESSUM((1+[.$O$6])*(1+[.$O$8]);[.BX$26];-1;OFFSET([.$C28];[.BX$26];0):[.$C28]))*(1-1/4*[.$O$4]*[.$O$5])" office:value-type="float" office:value="-185182423055.918" calcext:value-type="float">
            <text:p>-185182423055.9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O$2]*POWER(1+[.$O$11];[.$A52])*(POWER([.$O$7];12)-1)/([.$O$7]-1) + [.$B52]*POWER([.$O$7];12)" office:value-type="float" office:value="381221176.711502" calcext:value-type="float">
            <text:p>381221176.711502</text:p>
          </table:table-cell>
          <table:table-cell table:formula="of:=[.$C52]*POWER([.$O$9];12)" office:value-type="float" office:value="5853221.9090228" calcext:value-type="float">
            <text:p>5853221.9090228</text:p>
          </table:table-cell>
          <table:table-cell table:formula="of:=[.$B53]/4*[.$O$4]*[.$O$5]" office:value-type="float" office:value="749099.612238101" calcext:value-type="float">
            <text:p>749099.612238101</text:p>
          </table:table-cell>
          <table:table-cell table:formula="of:=[.$B53]-[.$C53]-[.$D53]+[.$O$13]*POWER([.$O$7];12*[.$A53])" office:value-type="float" office:value="374618855.190241" calcext:value-type="float">
            <text:p>374618855.19024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$E28]-[.$C29]" office:value-type="float" office:value="34457234.621123" calcext:value-type="float">
            <text:p>34457234.621123</text:p>
          </table:table-cell>
          <table:table-cell table:formula="of:=([.$E28]*POWER(1+[.$O$6];[.K$26])-SERIESSUM((1+[.$O$6])*(1+[.$O$8]);[.K$26];-1;OFFSET([.$C29];[.K$26];0):[.$C29]))*(1-1/4*[.$O$4]*[.$O$5])" office:value-type="float" office:value="35821328.8893886" calcext:value-type="float">
            <text:p>35821328.8893886</text:p>
          </table:table-cell>
          <table:table-cell table:formula="of:=([.$E28]*POWER(1+[.$O$6];[.L$26])-SERIESSUM((1+[.$O$6])*(1+[.$O$8]);[.L$26];-1;OFFSET([.$C29];[.L$26];0):[.$C29]))*(1-1/4*[.$O$4]*[.$O$5])" office:value-type="float" office:value="37174706.4532719" calcext:value-type="float">
            <text:p>37174706.4532719</text:p>
          </table:table-cell>
          <table:table-cell table:formula="of:=([.$E28]*POWER(1+[.$O$6];[.M$26])-SERIESSUM((1+[.$O$6])*(1+[.$O$8]);[.M$26];-1;OFFSET([.$C29];[.M$26];0):[.$C29]))*(1-1/4*[.$O$4]*[.$O$5])" office:value-type="float" office:value="38414221.4010441" calcext:value-type="float">
            <text:p>38414221.4010441</text:p>
          </table:table-cell>
          <table:table-cell table:formula="of:=([.$E28]*POWER(1+[.$O$6];[.N$26])-SERIESSUM((1+[.$O$6])*(1+[.$O$8]);[.N$26];-1;OFFSET([.$C29];[.N$26];0):[.$C29]))*(1-1/4*[.$O$4]*[.$O$5])" office:value-type="float" office:value="39497123.8436641" calcext:value-type="float">
            <text:p>39497123.8436641</text:p>
          </table:table-cell>
          <table:table-cell table:formula="of:=([.$E28]*POWER(1+[.$O$6];[.O$26])-SERIESSUM((1+[.$O$6])*(1+[.$O$8]);[.O$26];-1;OFFSET([.$C29];[.O$26];0):[.$C29]))*(1-1/4*[.$O$4]*[.$O$5])" office:value-type="float" office:value="40372073.9891838" calcext:value-type="float">
            <text:p>40372073.9891838</text:p>
          </table:table-cell>
          <table:table-cell table:formula="of:=([.$E28]*POWER(1+[.$O$6];[.P$26])-SERIESSUM((1+[.$O$6])*(1+[.$O$8]);[.P$26];-1;OFFSET([.$C29];[.P$26];0):[.$C29]))*(1-1/4*[.$O$4]*[.$O$5])" office:value-type="float" office:value="40977655.0348801" calcext:value-type="float">
            <text:p>40977655.0348801</text:p>
          </table:table-cell>
          <table:table-cell table:formula="of:=([.$E28]*POWER(1+[.$O$6];[.Q$26])-SERIESSUM((1+[.$O$6])*(1+[.$O$8]);[.Q$26];-1;OFFSET([.$C29];[.Q$26];0):[.$C29]))*(1-1/4*[.$O$4]*[.$O$5])" office:value-type="float" office:value="41240642.940468" calcext:value-type="float">
            <text:p>41240642.940468</text:p>
          </table:table-cell>
          <table:table-cell table:formula="of:=([.$E28]*POWER(1+[.$O$6];[.R$26])-SERIESSUM((1+[.$O$6])*(1+[.$O$8]);[.R$26];-1;OFFSET([.$C29];[.R$26];0):[.$C29]))*(1-1/4*[.$O$4]*[.$O$5])" office:value-type="float" office:value="41073994.3372591" calcext:value-type="float">
            <text:p>41073994.3372591</text:p>
          </table:table-cell>
          <table:table-cell table:formula="of:=([.$E28]*POWER(1+[.$O$6];[.S$26])-SERIESSUM((1+[.$O$6])*(1+[.$O$8]);[.S$26];-1;OFFSET([.$C29];[.S$26];0):[.$C29]))*(1-1/4*[.$O$4]*[.$O$5])" office:value-type="float" office:value="40374507.7276686" calcext:value-type="float">
            <text:p>40374507.7276686</text:p>
          </table:table-cell>
          <table:table-cell table:formula="of:=([.$E28]*POWER(1+[.$O$6];[.T$26])-SERIESSUM((1+[.$O$6])*(1+[.$O$8]);[.T$26];-1;OFFSET([.$C29];[.T$26];0):[.$C29]))*(1-1/4*[.$O$4]*[.$O$5])" office:value-type="float" office:value="39020106.0741557" calcext:value-type="float">
            <text:p>39020106.0741557</text:p>
          </table:table-cell>
          <table:table-cell table:formula="of:=([.$E28]*POWER(1+[.$O$6];[.U$26])-SERIESSUM((1+[.$O$6])*(1+[.$O$8]);[.U$26];-1;OFFSET([.$C29];[.U$26];0):[.$C29]))*(1-1/4*[.$O$4]*[.$O$5])" office:value-type="float" office:value="36866680.7174851" calcext:value-type="float">
            <text:p>36866680.7174851</text:p>
          </table:table-cell>
          <table:table-cell table:formula="of:=([.$E28]*POWER(1+[.$O$6];[.V$26])-SERIESSUM((1+[.$O$6])*(1+[.$O$8]);[.V$26];-1;OFFSET([.$C29];[.V$26];0):[.$C29]))*(1-1/4*[.$O$4]*[.$O$5])" office:value-type="float" office:value="33744427.1288779" calcext:value-type="float">
            <text:p>33744427.1288779</text:p>
          </table:table-cell>
          <table:table-cell table:formula="of:=([.$E28]*POWER(1+[.$O$6];[.W$26])-SERIESSUM((1+[.$O$6])*(1+[.$O$8]);[.W$26];-1;OFFSET([.$C29];[.W$26];0):[.$C29]))*(1-1/4*[.$O$4]*[.$O$5])" office:value-type="float" office:value="29453592.0901052" calcext:value-type="float">
            <text:p>29453592.0901052</text:p>
          </table:table-cell>
          <table:table-cell table:formula="of:=([.$E28]*POWER(1+[.$O$6];[.X$26])-SERIESSUM((1+[.$O$6])*(1+[.$O$8]);[.X$26];-1;OFFSET([.$C29];[.X$26];0):[.$C29]))*(1-1/4*[.$O$4]*[.$O$5])" office:value-type="float" office:value="23759539.2797606" calcext:value-type="float">
            <text:p>23759539.2797606</text:p>
          </table:table-cell>
          <table:table-cell table:formula="of:=([.$E28]*POWER(1+[.$O$6];[.Y$26])-SERIESSUM((1+[.$O$6])*(1+[.$O$8]);[.Y$26];-1;OFFSET([.$C29];[.Y$26];0):[.$C29]))*(1-1/4*[.$O$4]*[.$O$5])" office:value-type="float" office:value="16387025.656897" calcext:value-type="float">
            <text:p>16387025.656897</text:p>
          </table:table-cell>
          <table:table-cell table:formula="of:=([.$E28]*POWER(1+[.$O$6];[.Z$26])-SERIESSUM((1+[.$O$6])*(1+[.$O$8]);[.Z$26];-1;OFFSET([.$C29];[.Z$26];0):[.$C29]))*(1-1/4*[.$O$4]*[.$O$5])" office:value-type="float" office:value="7013564.16754354" calcext:value-type="float">
            <text:p>7013564.16754354</text:p>
          </table:table-cell>
          <table:table-cell table:formula="of:=([.$E28]*POWER(1+[.$O$6];[.AA$26])-SERIESSUM((1+[.$O$6])*(1+[.$O$8]);[.AA$26];-1;OFFSET([.$C29];[.AA$26];0):[.$C29]))*(1-1/4*[.$O$4]*[.$O$5])" office:value-type="float" office:value="-4738271.19990663" calcext:value-type="float">
            <text:p>-4738271.19990663</text:p>
          </table:table-cell>
          <table:table-cell table:formula="of:=([.$E28]*POWER(1+[.$O$6];[.AB$26])-SERIESSUM((1+[.$O$6])*(1+[.$O$8]);[.AB$26];-1;OFFSET([.$C29];[.AB$26];0):[.$C29]))*(1-1/4*[.$O$4]*[.$O$5])" office:value-type="float" office:value="-19309764.5284216" calcext:value-type="float">
            <text:p>-19309764.5284216</text:p>
          </table:table-cell>
          <table:table-cell table:formula="of:=([.$E28]*POWER(1+[.$O$6];[.AC$26])-SERIESSUM((1+[.$O$6])*(1+[.$O$8]);[.AC$26];-1;OFFSET([.$C29];[.AC$26];0):[.$C29]))*(1-1/4*[.$O$4]*[.$O$5])" office:value-type="float" office:value="-37216393.8360958" calcext:value-type="float">
            <text:p>-37216393.8360958</text:p>
          </table:table-cell>
          <table:table-cell table:formula="of:=([.$E28]*POWER(1+[.$O$6];[.AD$26])-SERIESSUM((1+[.$O$6])*(1+[.$O$8]);[.AD$26];-1;OFFSET([.$C29];[.AD$26];0):[.$C29]))*(1-1/4*[.$O$4]*[.$O$5])" office:value-type="float" office:value="-59059806.4012257" calcext:value-type="float">
            <text:p>-59059806.4012257</text:p>
          </table:table-cell>
          <table:table-cell table:formula="of:=([.$E28]*POWER(1+[.$O$6];[.AE$26])-SERIESSUM((1+[.$O$6])*(1+[.$O$8]);[.AE$26];-1;OFFSET([.$C29];[.AE$26];0):[.$C29]))*(1-1/4*[.$O$4]*[.$O$5])" office:value-type="float" office:value="-85541691.0915451" calcext:value-type="float">
            <text:p>-85541691.0915451</text:p>
          </table:table-cell>
          <table:table-cell table:formula="of:=([.$E28]*POWER(1+[.$O$6];[.AF$26])-SERIESSUM((1+[.$O$6])*(1+[.$O$8]);[.AF$26];-1;OFFSET([.$C29];[.AF$26];0):[.$C29]))*(1-1/4*[.$O$4]*[.$O$5])" office:value-type="float" office:value="-117479845.50581" calcext:value-type="float">
            <text:p>-117479845.50581</text:p>
          </table:table-cell>
          <table:table-cell table:formula="of:=([.$E28]*POWER(1+[.$O$6];[.AG$26])-SERIESSUM((1+[.$O$6])*(1+[.$O$8]);[.AG$26];-1;OFFSET([.$C29];[.AG$26];0):[.$C29]))*(1-1/4*[.$O$4]*[.$O$5])" office:value-type="float" office:value="-155826782.281627" calcext:value-type="float">
            <text:p>-155826782.281627</text:p>
          </table:table-cell>
          <table:table-cell table:formula="of:=([.$E28]*POWER(1+[.$O$6];[.AH$26])-SERIESSUM((1+[.$O$6])*(1+[.$O$8]);[.AH$26];-1;OFFSET([.$C29];[.AH$26];0):[.$C29]))*(1-1/4*[.$O$4]*[.$O$5])" office:value-type="float" office:value="-201691272.727885" calcext:value-type="float">
            <text:p>-201691272.727885</text:p>
          </table:table-cell>
          <table:table-cell table:formula="of:=([.$E28]*POWER(1+[.$O$6];[.AI$26])-SERIESSUM((1+[.$O$6])*(1+[.$O$8]);[.AI$26];-1;OFFSET([.$C29];[.AI$26];0):[.$C29]))*(1-1/4*[.$O$4]*[.$O$5])" office:value-type="float" office:value="-256363288.134161" calcext:value-type="float">
            <text:p>-256363288.134161</text:p>
          </table:table-cell>
          <table:table-cell table:formula="of:=([.$E28]*POWER(1+[.$O$6];[.AJ$26])-SERIESSUM((1+[.$O$6])*(1+[.$O$8]);[.AJ$26];-1;OFFSET([.$C29];[.AJ$26];0):[.$C29]))*(1-1/4*[.$O$4]*[.$O$5])" office:value-type="float" office:value="-321342870.99973" calcext:value-type="float">
            <text:p>-321342870.99973</text:p>
          </table:table-cell>
          <table:table-cell table:formula="of:=([.$E28]*POWER(1+[.$O$6];[.AK$26])-SERIESSUM((1+[.$O$6])*(1+[.$O$8]);[.AK$26];-1;OFFSET([.$C29];[.AK$26];0):[.$C29]))*(1-1/4*[.$O$4]*[.$O$5])" office:value-type="float" office:value="-398373551.521697" calcext:value-type="float">
            <text:p>-398373551.521697</text:p>
          </table:table-cell>
          <table:table-cell table:formula="of:=([.$E28]*POWER(1+[.$O$6];[.AL$26])-SERIESSUM((1+[.$O$6])*(1+[.$O$8]);[.AL$26];-1;OFFSET([.$C29];[.AL$26];0):[.$C29]))*(1-1/4*[.$O$4]*[.$O$5])" office:value-type="float" office:value="-489481020.730478" calcext:value-type="float">
            <text:p>-489481020.730478</text:p>
          </table:table-cell>
          <table:table-cell table:formula="of:=([.$E28]*POWER(1+[.$O$6];[.AM$26])-SERIESSUM((1+[.$O$6])*(1+[.$O$8]);[.AM$26];-1;OFFSET([.$C29];[.AM$26];0):[.$C29]))*(1-1/4*[.$O$4]*[.$O$5])" office:value-type="float" office:value="-597017882.678531" calcext:value-type="float">
            <text:p>-597017882.678531</text:p>
          </table:table-cell>
          <table:table-cell table:formula="of:=([.$E28]*POWER(1+[.$O$6];[.AN$26])-SERIESSUM((1+[.$O$6])*(1+[.$O$8]);[.AN$26];-1;OFFSET([.$C29];[.AN$26];0):[.$C29]))*(1-1/4*[.$O$4]*[.$O$5])" office:value-type="float" office:value="-723715436.40593" calcext:value-type="float">
            <text:p>-723715436.40593</text:p>
          </table:table-cell>
          <table:table-cell table:formula="of:=([.$E28]*POWER(1+[.$O$6];[.AO$26])-SERIESSUM((1+[.$O$6])*(1+[.$O$8]);[.AO$26];-1;OFFSET([.$C29];[.AO$26];0):[.$C29]))*(1-1/4*[.$O$4]*[.$O$5])" office:value-type="float" office:value="-872743586.71789" calcext:value-type="float">
            <text:p>-872743586.71789</text:p>
          </table:table-cell>
          <table:table-cell table:formula="of:=([.$E28]*POWER(1+[.$O$6];[.AP$26])-SERIESSUM((1+[.$O$6])*(1+[.$O$8]);[.AP$26];-1;OFFSET([.$C29];[.AP$26];0):[.$C29]))*(1-1/4*[.$O$4]*[.$O$5])" office:value-type="float" office:value="-1047780154.22803" calcext:value-type="float">
            <text:p>-1047780154.22803</text:p>
          </table:table-cell>
          <table:table-cell table:formula="of:=([.$E28]*POWER(1+[.$O$6];[.AQ$26])-SERIESSUM((1+[.$O$6])*(1+[.$O$8]);[.AQ$26];-1;OFFSET([.$C29];[.AQ$26];0):[.$C29]))*(1-1/4*[.$O$4]*[.$O$5])" office:value-type="float" office:value="-1253091053.24476" calcext:value-type="float">
            <text:p>-1253091053.24476</text:p>
          </table:table-cell>
          <table:table-cell table:formula="of:=([.$E28]*POWER(1+[.$O$6];[.AR$26])-SERIESSUM((1+[.$O$6])*(1+[.$O$8]);[.AR$26];-1;OFFSET([.$C29];[.AR$26];0):[.$C29]))*(1-1/4*[.$O$4]*[.$O$5])" office:value-type="float" office:value="-1493623035.06447" calcext:value-type="float">
            <text:p>-1493623035.06447</text:p>
          </table:table-cell>
          <table:table-cell table:formula="of:=([.$E28]*POWER(1+[.$O$6];[.AS$26])-SERIESSUM((1+[.$O$6])*(1+[.$O$8]);[.AS$26];-1;OFFSET([.$C29];[.AS$26];0):[.$C29]))*(1-1/4*[.$O$4]*[.$O$5])" office:value-type="float" office:value="-1762815002.45226" calcext:value-type="float">
            <text:p>-1762815002.45226</text:p>
          </table:table-cell>
          <table:table-cell table:formula="of:=([.$E28]*POWER(1+[.$O$6];[.AT$26])-SERIESSUM((1+[.$O$6])*(1+[.$O$8]);[.AT$26];-1;OFFSET([.$C29];[.AT$26];0):[.$C29]))*(1-1/4*[.$O$4]*[.$O$5])" office:value-type="float" office:value="-2076835977.81614" calcext:value-type="float">
            <text:p>-2076835977.81614</text:p>
          </table:table-cell>
          <table:table-cell table:formula="of:=([.$E28]*POWER(1+[.$O$6];[.AU$26])-SERIESSUM((1+[.$O$6])*(1+[.$O$8]);[.AU$26];-1;OFFSET([.$C29];[.AU$26];0):[.$C29]))*(1-1/4*[.$O$4]*[.$O$5])" office:value-type="float" office:value="-2442896773.82522" calcext:value-type="float">
            <text:p>-2442896773.82522</text:p>
          </table:table-cell>
          <table:table-cell table:formula="of:=([.$E28]*POWER(1+[.$O$6];[.AV$26])-SERIESSUM((1+[.$O$6])*(1+[.$O$8]);[.AV$26];-1;OFFSET([.$C29];[.AV$26];0):[.$C29]))*(1-1/4*[.$O$4]*[.$O$5])" office:value-type="float" office:value="-2869349039.12219" calcext:value-type="float">
            <text:p>-2869349039.12219</text:p>
          </table:table-cell>
          <table:table-cell table:formula="of:=([.$E28]*POWER(1+[.$O$6];[.AW$26])-SERIESSUM((1+[.$O$6])*(1+[.$O$8]);[.AW$26];-1;OFFSET([.$C29];[.AW$26];0):[.$C29]))*(1-1/4*[.$O$4]*[.$O$5])" office:value-type="float" office:value="-3365864279.08254" calcext:value-type="float">
            <text:p>-3365864279.08254</text:p>
          </table:table-cell>
          <table:table-cell table:formula="of:=([.$E28]*POWER(1+[.$O$6];[.AX$26])-SERIESSUM((1+[.$O$6])*(1+[.$O$8]);[.AX$26];-1;OFFSET([.$C29];[.AX$26];0):[.$C29]))*(1-1/4*[.$O$4]*[.$O$5])" office:value-type="float" office:value="-3943640852.73856" calcext:value-type="float">
            <text:p>-3943640852.73856</text:p>
          </table:table-cell>
          <table:table-cell table:formula="of:=([.$E28]*POWER(1+[.$O$6];[.AY$26])-SERIESSUM((1+[.$O$6])*(1+[.$O$8]);[.AY$26];-1;OFFSET([.$C29];[.AY$26];0):[.$C29]))*(1-1/4*[.$O$4]*[.$O$5])" office:value-type="float" office:value="-4615643308.60192" calcext:value-type="float">
            <text:p>-4615643308.60192</text:p>
          </table:table-cell>
          <table:table-cell table:formula="of:=([.$E28]*POWER(1+[.$O$6];[.AZ$26])-SERIESSUM((1+[.$O$6])*(1+[.$O$8]);[.AZ$26];-1;OFFSET([.$C29];[.AZ$26];0):[.$C29]))*(1-1/4*[.$O$4]*[.$O$5])" office:value-type="float" office:value="-5396879101.7318" calcext:value-type="float">
            <text:p>-5396879101.7318</text:p>
          </table:table-cell>
          <table:table-cell table:formula="of:=([.$E28]*POWER(1+[.$O$6];[.BA$26])-SERIESSUM((1+[.$O$6])*(1+[.$O$8]);[.BA$26];-1;OFFSET([.$C29];[.BA$26];0):[.$C29]))*(1-1/4*[.$O$4]*[.$O$5])" office:value-type="float" office:value="-6304718519.8176" calcext:value-type="float">
            <text:p>-6304718519.8176</text:p>
          </table:table-cell>
          <table:table-cell table:formula="of:=([.$E28]*POWER(1+[.$O$6];[.BB$26])-SERIESSUM((1+[.$O$6])*(1+[.$O$8]);[.BB$26];-1;OFFSET([.$C29];[.BB$26];0):[.$C29]))*(1-1/4*[.$O$4]*[.$O$5])" office:value-type="float" office:value="-7359264553.74606" calcext:value-type="float">
            <text:p>-7359264553.74606</text:p>
          </table:table-cell>
          <table:table-cell table:formula="of:=([.$E28]*POWER(1+[.$O$6];[.BC$26])-SERIESSUM((1+[.$O$6])*(1+[.$O$8]);[.BC$26];-1;OFFSET([.$C29];[.BC$26];0):[.$C29]))*(1-1/4*[.$O$4]*[.$O$5])" office:value-type="float" office:value="-8583780497.13338" calcext:value-type="float">
            <text:p>-8583780497.13338</text:p>
          </table:table-cell>
          <table:table-cell table:formula="of:=([.$E28]*POWER(1+[.$O$6];[.BD$26])-SERIESSUM((1+[.$O$6])*(1+[.$O$8]);[.BD$26];-1;OFFSET([.$C29];[.BD$26];0):[.$C29]))*(1-1/4*[.$O$4]*[.$O$5])" office:value-type="float" office:value="-10005184271.6177" calcext:value-type="float">
            <text:p>-10005184271.6177</text:p>
          </table:table-cell>
          <table:table-cell table:formula="of:=([.$E28]*POWER(1+[.$O$6];[.BE$26])-SERIESSUM((1+[.$O$6])*(1+[.$O$8]);[.BE$26];-1;OFFSET([.$C29];[.BE$26];0):[.$C29]))*(1-1/4*[.$O$4]*[.$O$5])" office:value-type="float" office:value="-11654619875.7422" calcext:value-type="float">
            <text:p>-11654619875.7422</text:p>
          </table:table-cell>
          <table:table-cell table:formula="of:=([.$E28]*POWER(1+[.$O$6];[.BF$26])-SERIESSUM((1+[.$O$6])*(1+[.$O$8]);[.BF$26];-1;OFFSET([.$C29];[.BF$26];0):[.$C29]))*(1-1/4*[.$O$4]*[.$O$5])" office:value-type="float" office:value="-13568117974.3854" calcext:value-type="float">
            <text:p>-13568117974.3854</text:p>
          </table:table-cell>
          <table:table-cell table:formula="of:=([.$E28]*POWER(1+[.$O$6];[.BG$26])-SERIESSUM((1+[.$O$6])*(1+[.$O$8]);[.BG$26];-1;OFFSET([.$C29];[.BG$26];0):[.$C29]))*(1-1/4*[.$O$4]*[.$O$5])" office:value-type="float" office:value="-15787359516.8557" calcext:value-type="float">
            <text:p>-15787359516.8557</text:p>
          </table:table-cell>
          <table:table-cell table:formula="of:=([.$E28]*POWER(1+[.$O$6];[.BH$26])-SERIESSUM((1+[.$O$6])*(1+[.$O$8]);[.BH$26];-1;OFFSET([.$C29];[.BH$26];0):[.$C29]))*(1-1/4*[.$O$4]*[.$O$5])" office:value-type="float" office:value="-18360558434.1868" calcext:value-type="float">
            <text:p>-18360558434.1868</text:p>
          </table:table-cell>
          <table:table-cell table:formula="of:=([.$E28]*POWER(1+[.$O$6];[.BI$26])-SERIESSUM((1+[.$O$6])*(1+[.$O$8]);[.BI$26];-1;OFFSET([.$C29];[.BI$26];0):[.$C29]))*(1-1/4*[.$O$4]*[.$O$5])" office:value-type="float" office:value="-21343481965.1753" calcext:value-type="float">
            <text:p>-21343481965.1753</text:p>
          </table:table-cell>
          <table:table-cell table:formula="of:=([.$E28]*POWER(1+[.$O$6];[.BJ$26])-SERIESSUM((1+[.$O$6])*(1+[.$O$8]);[.BJ$26];-1;OFFSET([.$C29];[.BJ$26];0):[.$C29]))*(1-1/4*[.$O$4]*[.$O$5])" office:value-type="float" office:value="-24800630048.6759" calcext:value-type="float">
            <text:p>-24800630048.6759</text:p>
          </table:table-cell>
          <table:table-cell table:formula="of:=([.$E28]*POWER(1+[.$O$6];[.BK$26])-SERIESSUM((1+[.$O$6])*(1+[.$O$8]);[.BK$26];-1;OFFSET([.$C29];[.BK$26];0):[.$C29]))*(1-1/4*[.$O$4]*[.$O$5])" office:value-type="float" office:value="-28806598557.1468" calcext:value-type="float">
            <text:p>-28806598557.1468</text:p>
          </table:table-cell>
          <table:table-cell table:formula="of:=([.$E28]*POWER(1+[.$O$6];[.BL$26])-SERIESSUM((1+[.$O$6])*(1+[.$O$8]);[.BL$26];-1;OFFSET([.$C29];[.BL$26];0):[.$C29]))*(1-1/4*[.$O$4]*[.$O$5])" office:value-type="float" office:value="-33447655003.3675" calcext:value-type="float">
            <text:p>-33447655003.3675</text:p>
          </table:table-cell>
          <table:table-cell table:formula="of:=([.$E28]*POWER(1+[.$O$6];[.BM$26])-SERIESSUM((1+[.$O$6])*(1+[.$O$8]);[.BM$26];-1;OFFSET([.$C29];[.BM$26];0):[.$C29]))*(1-1/4*[.$O$4]*[.$O$5])" office:value-type="float" office:value="-38823559809.4784" calcext:value-type="float">
            <text:p>-38823559809.4784</text:p>
          </table:table-cell>
          <table:table-cell table:formula="of:=([.$E28]*POWER(1+[.$O$6];[.BN$26])-SERIESSUM((1+[.$O$6])*(1+[.$O$8]);[.BN$26];-1;OFFSET([.$C29];[.BN$26];0):[.$C29]))*(1-1/4*[.$O$4]*[.$O$5])" office:value-type="float" office:value="-45049671378.4271" calcext:value-type="float">
            <text:p>-45049671378.4271</text:p>
          </table:table-cell>
          <table:table-cell table:formula="of:=([.$E28]*POWER(1+[.$O$6];[.BO$26])-SERIESSUM((1+[.$O$6])*(1+[.$O$8]);[.BO$26];-1;OFFSET([.$C29];[.BO$26];0):[.$C29]))*(1-1/4*[.$O$4]*[.$O$5])" office:value-type="float" office:value="-52259379160.5118" calcext:value-type="float">
            <text:p>-52259379160.5118</text:p>
          </table:table-cell>
          <table:table-cell table:formula="of:=([.$E28]*POWER(1+[.$O$6];[.BP$26])-SERIESSUM((1+[.$O$6])*(1+[.$O$8]);[.BP$26];-1;OFFSET([.$C29];[.BP$26];0):[.$C29]))*(1-1/4*[.$O$4]*[.$O$5])" office:value-type="float" office:value="-60606915786.737" calcext:value-type="float">
            <text:p>-60606915786.737</text:p>
          </table:table-cell>
          <table:table-cell table:formula="of:=([.$E28]*POWER(1+[.$O$6];[.BQ$26])-SERIESSUM((1+[.$O$6])*(1+[.$O$8]);[.BQ$26];-1;OFFSET([.$C29];[.BQ$26];0):[.$C29]))*(1-1/4*[.$O$4]*[.$O$5])" office:value-type="float" office:value="-70270607290.3108" calcext:value-type="float">
            <text:p>-70270607290.3108</text:p>
          </table:table-cell>
          <table:table-cell table:formula="of:=([.$E28]*POWER(1+[.$O$6];[.BR$26])-SERIESSUM((1+[.$O$6])*(1+[.$O$8]);[.BR$26];-1;OFFSET([.$C29];[.BR$26];0):[.$C29]))*(1-1/4*[.$O$4]*[.$O$5])" office:value-type="float" office:value="-81456629624.4132" calcext:value-type="float">
            <text:p>-81456629624.4132</text:p>
          </table:table-cell>
          <table:table-cell table:formula="of:=([.$E28]*POWER(1+[.$O$6];[.BS$26])-SERIESSUM((1+[.$O$6])*(1+[.$O$8]);[.BS$26];-1;OFFSET([.$C29];[.BS$26];0):[.$C29]))*(1-1/4*[.$O$4]*[.$O$5])" office:value-type="float" office:value="-94403350300.8804" calcext:value-type="float">
            <text:p>-94403350300.8804</text:p>
          </table:table-cell>
          <table:table-cell table:formula="of:=([.$E28]*POWER(1+[.$O$6];[.BT$26])-SERIESSUM((1+[.$O$6])*(1+[.$O$8]);[.BT$26];-1;OFFSET([.$C29];[.BT$26];0):[.$C29]))*(1-1/4*[.$O$4]*[.$O$5])" office:value-type="float" office:value="-109386346243.159" calcext:value-type="float">
            <text:p>-109386346243.159</text:p>
          </table:table-cell>
          <table:table-cell table:formula="of:=([.$E28]*POWER(1+[.$O$6];[.BU$26])-SERIESSUM((1+[.$O$6])*(1+[.$O$8]);[.BU$26];-1;OFFSET([.$C29];[.BU$26];0):[.$C29]))*(1-1/4*[.$O$4]*[.$O$5])" office:value-type="float" office:value="-126724203124.892" calcext:value-type="float">
            <text:p>-126724203124.892</text:p>
          </table:table-cell>
          <table:table-cell table:formula="of:=([.$E28]*POWER(1+[.$O$6];[.BV$26])-SERIESSUM((1+[.$O$6])*(1+[.$O$8]);[.BV$26];-1;OFFSET([.$C29];[.BV$26];0):[.$C29]))*(1-1/4*[.$O$4]*[.$O$5])" office:value-type="float" office:value="-146785217849.927" calcext:value-type="float">
            <text:p>-146785217849.927</text:p>
          </table:table-cell>
          <table:table-cell table:formula="of:=([.$E28]*POWER(1+[.$O$6];[.BW$26])-SERIESSUM((1+[.$O$6])*(1+[.$O$8]);[.BW$26];-1;OFFSET([.$C29];[.BW$26];0):[.$C29]))*(1-1/4*[.$O$4]*[.$O$5])" office:value-type="float" office:value="-169995144763.682" calcext:value-type="float">
            <text:p>-169995144763.682</text:p>
          </table:table-cell>
          <table:table-cell table:formula="of:=([.$E28]*POWER(1+[.$O$6];[.BX$26])-SERIESSUM((1+[.$O$6])*(1+[.$O$8]);[.BX$26];-1;OFFSET([.$C29];[.BX$26];0):[.$C29]))*(1-1/4*[.$O$4]*[.$O$5])" office:value-type="float" office:value="-196846148066.522" calcext:value-type="float">
            <text:p>-196846148066.5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O$2]*POWER(1+[.$O$11];[.$A53])*(POWER([.$O$7];12)-1)/([.$O$7]-1) + [.$B53]*POWER([.$O$7];12)" office:value-type="float" office:value="416010386.914805" calcext:value-type="float">
            <text:p>416010386.914805</text:p>
          </table:table-cell>
          <table:table-cell table:formula="of:=[.$C53]*POWER([.$O$9];12)" office:value-type="float" office:value="6262947.4426544" calcext:value-type="float">
            <text:p>6262947.4426544</text:p>
          </table:table-cell>
          <table:table-cell table:formula="of:=[.$B54]/4*[.$O$4]*[.$O$5]" office:value-type="float" office:value="817460.410287592" calcext:value-type="float">
            <text:p>817460.410287592</text:p>
          </table:table-cell>
          <table:table-cell table:formula="of:=[.$B54]-[.$C54]-[.$D54]+[.$O$13]*POWER([.$O$7];12*[.$A54])" office:value-type="float" office:value="408929979.061863" calcext:value-type="float">
            <text:p>408929979.06186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$E29]-[.$C30]" office:value-type="float" office:value="38273986.5117209" calcext:value-type="float">
            <text:p>38273986.5117209</text:p>
          </table:table-cell>
          <table:table-cell table:formula="of:=([.$E29]*POWER(1+[.$O$6];[.K$26])-SERIESSUM((1+[.$O$6])*(1+[.$O$8]);[.K$26];-1;OFFSET([.$C30];[.K$26];0):[.$C30]))*(1-1/4*[.$O$4]*[.$O$5])" office:value-type="float" office:value="39842965.8653043" calcext:value-type="float">
            <text:p>39842965.8653043</text:p>
          </table:table-cell>
          <table:table-cell table:formula="of:=([.$E29]*POWER(1+[.$O$6];[.L$26])-SERIESSUM((1+[.$O$6])*(1+[.$O$8]);[.L$26];-1;OFFSET([.$C30];[.L$26];0):[.$C30]))*(1-1/4*[.$O$4]*[.$O$5])" office:value-type="float" office:value="41412211.374952" calcext:value-type="float">
            <text:p>41412211.374952</text:p>
          </table:table-cell>
          <table:table-cell table:formula="of:=([.$E29]*POWER(1+[.$O$6];[.M$26])-SERIESSUM((1+[.$O$6])*(1+[.$O$8]);[.M$26];-1;OFFSET([.$C30];[.M$26];0):[.$C30]))*(1-1/4*[.$O$4]*[.$O$5])" office:value-type="float" office:value="42869314.4066644" calcext:value-type="float">
            <text:p>42869314.4066644</text:p>
          </table:table-cell>
          <table:table-cell table:formula="of:=([.$E29]*POWER(1+[.$O$6];[.N$26])-SERIESSUM((1+[.$O$6])*(1+[.$O$8]);[.N$26];-1;OFFSET([.$C30];[.N$26];0):[.$C30]))*(1-1/4*[.$O$4]*[.$O$5])" office:value-type="float" office:value="44169307.8208715" calcext:value-type="float">
            <text:p>44169307.8208715</text:p>
          </table:table-cell>
          <table:table-cell table:formula="of:=([.$E29]*POWER(1+[.$O$6];[.O$26])-SERIESSUM((1+[.$O$6])*(1+[.$O$8]);[.O$26];-1;OFFSET([.$C30];[.O$26];0):[.$C30]))*(1-1/4*[.$O$4]*[.$O$5])" office:value-type="float" office:value="45258095.3012297" calcext:value-type="float">
            <text:p>45258095.3012297</text:p>
          </table:table-cell>
          <table:table-cell table:formula="of:=([.$E29]*POWER(1+[.$O$6];[.P$26])-SERIESSUM((1+[.$O$6])*(1+[.$O$8]);[.P$26];-1;OFFSET([.$C30];[.P$26];0):[.$C30]))*(1-1/4*[.$O$4]*[.$O$5])" office:value-type="float" office:value="46070865.110749" calcext:value-type="float">
            <text:p>46070865.110749</text:p>
          </table:table-cell>
          <table:table-cell table:formula="of:=([.$E29]*POWER(1+[.$O$6];[.Q$26])-SERIESSUM((1+[.$O$6])*(1+[.$O$8]);[.Q$26];-1;OFFSET([.$C30];[.Q$26];0):[.$C30]))*(1-1/4*[.$O$4]*[.$O$5])" office:value-type="float" office:value="46530244.1076022" calcext:value-type="float">
            <text:p>46530244.1076022</text:p>
          </table:table-cell>
          <table:table-cell table:formula="of:=([.$E29]*POWER(1+[.$O$6];[.R$26])-SERIESSUM((1+[.$O$6])*(1+[.$O$8]);[.R$26];-1;OFFSET([.$C30];[.R$26];0):[.$C30]))*(1-1/4*[.$O$4]*[.$O$5])" office:value-type="float" office:value="46544150.5950728" calcext:value-type="float">
            <text:p>46544150.5950728</text:p>
          </table:table-cell>
          <table:table-cell table:formula="of:=([.$E29]*POWER(1+[.$O$6];[.S$26])-SERIESSUM((1+[.$O$6])*(1+[.$O$8]);[.S$26];-1;OFFSET([.$C30];[.S$26];0):[.$C30]))*(1-1/4*[.$O$4]*[.$O$5])" office:value-type="float" office:value="46003298.0551474" calcext:value-type="float">
            <text:p>46003298.0551474</text:p>
          </table:table-cell>
          <table:table-cell table:formula="of:=([.$E29]*POWER(1+[.$O$6];[.T$26])-SERIESSUM((1+[.$O$6])*(1+[.$O$8]);[.T$26];-1;OFFSET([.$C30];[.T$26];0):[.$C30]))*(1-1/4*[.$O$4]*[.$O$5])" office:value-type="float" office:value="44778294.268812" calcext:value-type="float">
            <text:p>44778294.268812</text:p>
          </table:table-cell>
          <table:table-cell table:formula="of:=([.$E29]*POWER(1+[.$O$6];[.U$26])-SERIESSUM((1+[.$O$6])*(1+[.$O$8]);[.U$26];-1;OFFSET([.$C30];[.U$26];0):[.$C30]))*(1-1/4*[.$O$4]*[.$O$5])" office:value-type="float" office:value="42716271.5987316" calcext:value-type="float">
            <text:p>42716271.5987316</text:p>
          </table:table-cell>
          <table:table-cell table:formula="of:=([.$E29]*POWER(1+[.$O$6];[.V$26])-SERIESSUM((1+[.$O$6])*(1+[.$O$8]);[.V$26];-1;OFFSET([.$C30];[.V$26];0):[.$C30]))*(1-1/4*[.$O$4]*[.$O$5])" office:value-type="float" office:value="39636974.1174037" calcext:value-type="float">
            <text:p>39636974.1174037</text:p>
          </table:table-cell>
          <table:table-cell table:formula="of:=([.$E29]*POWER(1+[.$O$6];[.W$26])-SERIESSUM((1+[.$O$6])*(1+[.$O$8]);[.W$26];-1;OFFSET([.$C30];[.W$26];0):[.$C30]))*(1-1/4*[.$O$4]*[.$O$5])" office:value-type="float" office:value="35328215.5930773" calcext:value-type="float">
            <text:p>35328215.5930773</text:p>
          </table:table-cell>
          <table:table-cell table:formula="of:=([.$E29]*POWER(1+[.$O$6];[.X$26])-SERIESSUM((1+[.$O$6])*(1+[.$O$8]);[.X$26];-1;OFFSET([.$C30];[.X$26];0):[.$C30]))*(1-1/4*[.$O$4]*[.$O$5])" office:value-type="float" office:value="29540608.8505418" calcext:value-type="float">
            <text:p>29540608.8505418</text:p>
          </table:table-cell>
          <table:table-cell table:formula="of:=([.$E29]*POWER(1+[.$O$6];[.Y$26])-SERIESSUM((1+[.$O$6])*(1+[.$O$8]);[.Y$26];-1;OFFSET([.$C30];[.Y$26];0):[.$C30]))*(1-1/4*[.$O$4]*[.$O$5])" office:value-type="float" office:value="21981451.4197736" calcext:value-type="float">
            <text:p>21981451.4197736</text:p>
          </table:table-cell>
          <table:table-cell table:formula="of:=([.$E29]*POWER(1+[.$O$6];[.Z$26])-SERIESSUM((1+[.$O$6])*(1+[.$O$8]);[.Z$26];-1;OFFSET([.$C30];[.Z$26];0):[.$C30]))*(1-1/4*[.$O$4]*[.$O$5])" office:value-type="float" office:value="12307634.3435169" calcext:value-type="float">
            <text:p>12307634.3435169</text:p>
          </table:table-cell>
          <table:table-cell table:formula="of:=([.$E29]*POWER(1+[.$O$6];[.AA$26])-SERIESSUM((1+[.$O$6])*(1+[.$O$8]);[.AA$26];-1;OFFSET([.$C30];[.AA$26];0):[.$C30]))*(1-1/4*[.$O$4]*[.$O$5])" office:value-type="float" office:value="117420.15508481" calcext:value-type="float">
            <text:p>117420.15508481</text:p>
          </table:table-cell>
          <table:table-cell table:formula="of:=([.$E29]*POWER(1+[.$O$6];[.AB$26])-SERIESSUM((1+[.$O$6])*(1+[.$O$8]);[.AB$26];-1;OFFSET([.$C30];[.AB$26];0):[.$C30]))*(1-1/4*[.$O$4]*[.$O$5])" office:value-type="float" office:value="-15059088.0793075" calcext:value-type="float">
            <text:p>-15059088.0793075</text:p>
          </table:table-cell>
          <table:table-cell table:formula="of:=([.$E29]*POWER(1+[.$O$6];[.AC$26])-SERIESSUM((1+[.$O$6])*(1+[.$O$8]);[.AC$26];-1;OFFSET([.$C30];[.AC$26];0):[.$C30]))*(1-1/4*[.$O$4]*[.$O$5])" office:value-type="float" office:value="-33770992.6412305" calcext:value-type="float">
            <text:p>-33770992.6412305</text:p>
          </table:table-cell>
          <table:table-cell table:formula="of:=([.$E29]*POWER(1+[.$O$6];[.AD$26])-SERIESSUM((1+[.$O$6])*(1+[.$O$8]);[.AD$26];-1;OFFSET([.$C30];[.AD$26];0):[.$C30]))*(1-1/4*[.$O$4]*[.$O$5])" office:value-type="float" office:value="-56659400.1848481" calcext:value-type="float">
            <text:p>-56659400.1848481</text:p>
          </table:table-cell>
          <table:table-cell table:formula="of:=([.$E29]*POWER(1+[.$O$6];[.AE$26])-SERIESSUM((1+[.$O$6])*(1+[.$O$8]);[.AE$26];-1;OFFSET([.$C30];[.AE$26];0):[.$C30]))*(1-1/4*[.$O$4]*[.$O$5])" office:value-type="float" office:value="-84472249.3903327" calcext:value-type="float">
            <text:p>-84472249.3903327</text:p>
          </table:table-cell>
          <table:table-cell table:formula="of:=([.$E29]*POWER(1+[.$O$6];[.AF$26])-SERIESSUM((1+[.$O$6])*(1+[.$O$8]);[.AF$26];-1;OFFSET([.$C30];[.AF$26];0):[.$C30]))*(1-1/4*[.$O$4]*[.$O$5])" office:value-type="float" office:value="-118081485.807387" calcext:value-type="float">
            <text:p>-118081485.807387</text:p>
          </table:table-cell>
          <table:table-cell table:formula="of:=([.$E29]*POWER(1+[.$O$6];[.AG$26])-SERIESSUM((1+[.$O$6])*(1+[.$O$8]);[.AG$26];-1;OFFSET([.$C30];[.AG$26];0):[.$C30]))*(1-1/4*[.$O$4]*[.$O$5])" office:value-type="float" office:value="-158502952.246804" calcext:value-type="float">
            <text:p>-158502952.246804</text:p>
          </table:table-cell>
          <table:table-cell table:formula="of:=([.$E29]*POWER(1+[.$O$6];[.AH$26])-SERIESSUM((1+[.$O$6])*(1+[.$O$8]);[.AH$26];-1;OFFSET([.$C30];[.AH$26];0):[.$C30]))*(1-1/4*[.$O$4]*[.$O$5])" office:value-type="float" office:value="-206919420.640738" calcext:value-type="float">
            <text:p>-206919420.640738</text:p>
          </table:table-cell>
          <table:table-cell table:formula="of:=([.$E29]*POWER(1+[.$O$6];[.AI$26])-SERIESSUM((1+[.$O$6])*(1+[.$O$8]);[.AI$26];-1;OFFSET([.$C30];[.AI$26];0):[.$C30]))*(1-1/4*[.$O$4]*[.$O$5])" office:value-type="float" office:value="-264707257.831205" calcext:value-type="float">
            <text:p>-264707257.831205</text:p>
          </table:table-cell>
          <table:table-cell table:formula="of:=([.$E29]*POWER(1+[.$O$6];[.AJ$26])-SERIESSUM((1+[.$O$6])*(1+[.$O$8]);[.AJ$26];-1;OFFSET([.$C30];[.AJ$26];0):[.$C30]))*(1-1/4*[.$O$4]*[.$O$5])" office:value-type="float" office:value="-333467294.659576" calcext:value-type="float">
            <text:p>-333467294.659576</text:p>
          </table:table-cell>
          <table:table-cell table:formula="of:=([.$E29]*POWER(1+[.$O$6];[.AK$26])-SERIESSUM((1+[.$O$6])*(1+[.$O$8]);[.AK$26];-1;OFFSET([.$C30];[.AK$26];0):[.$C30]))*(1-1/4*[.$O$4]*[.$O$5])" office:value-type="float" office:value="-415060556.63327" calcext:value-type="float">
            <text:p>-415060556.63327</text:p>
          </table:table-cell>
          <table:table-cell table:formula="of:=([.$E29]*POWER(1+[.$O$6];[.AL$26])-SERIESSUM((1+[.$O$6])*(1+[.$O$8]);[.AL$26];-1;OFFSET([.$C30];[.AL$26];0):[.$C30]))*(1-1/4*[.$O$4]*[.$O$5])" office:value-type="float" office:value="-511649617.20707" calcext:value-type="float">
            <text:p>-511649617.20707</text:p>
          </table:table-cell>
          <table:table-cell table:formula="of:=([.$E29]*POWER(1+[.$O$6];[.AM$26])-SERIESSUM((1+[.$O$6])*(1+[.$O$8]);[.AM$26];-1;OFFSET([.$C30];[.AM$26];0):[.$C30]))*(1-1/4*[.$O$4]*[.$O$5])" office:value-type="float" office:value="-625746453.493523" calcext:value-type="float">
            <text:p>-625746453.493523</text:p>
          </table:table-cell>
          <table:table-cell table:formula="of:=([.$E29]*POWER(1+[.$O$6];[.AN$26])-SERIESSUM((1+[.$O$6])*(1+[.$O$8]);[.AN$26];-1;OFFSET([.$C30];[.AN$26];0):[.$C30]))*(1-1/4*[.$O$4]*[.$O$5])" office:value-type="float" office:value="-760267821.50404" calcext:value-type="float">
            <text:p>-760267821.50404</text:p>
          </table:table-cell>
          <table:table-cell table:formula="of:=([.$E29]*POWER(1+[.$O$6];[.AO$26])-SERIESSUM((1+[.$O$6])*(1+[.$O$8]);[.AO$26];-1;OFFSET([.$C30];[.AO$26];0):[.$C30]))*(1-1/4*[.$O$4]*[.$O$5])" office:value-type="float" office:value="-918599326.701812" calcext:value-type="float">
            <text:p>-918599326.701812</text:p>
          </table:table-cell>
          <table:table-cell table:formula="of:=([.$E29]*POWER(1+[.$O$6];[.AP$26])-SERIESSUM((1+[.$O$6])*(1+[.$O$8]);[.AP$26];-1;OFFSET([.$C30];[.AP$26];0):[.$C30]))*(1-1/4*[.$O$4]*[.$O$5])" office:value-type="float" office:value="-1104669549.05076" calcext:value-type="float">
            <text:p>-1104669549.05076</text:p>
          </table:table-cell>
          <table:table-cell table:formula="of:=([.$E29]*POWER(1+[.$O$6];[.AQ$26])-SERIESSUM((1+[.$O$6])*(1+[.$O$8]);[.AQ$26];-1;OFFSET([.$C30];[.AQ$26];0):[.$C30]))*(1-1/4*[.$O$4]*[.$O$5])" office:value-type="float" office:value="-1323035793.7208" calcext:value-type="float">
            <text:p>-1323035793.7208</text:p>
          </table:table-cell>
          <table:table-cell table:formula="of:=([.$E29]*POWER(1+[.$O$6];[.AR$26])-SERIESSUM((1+[.$O$6])*(1+[.$O$8]);[.AR$26];-1;OFFSET([.$C30];[.AR$26];0):[.$C30]))*(1-1/4*[.$O$4]*[.$O$5])" office:value-type="float" office:value="-1566687327.17067" calcext:value-type="float">
            <text:p>-1566687327.17067</text:p>
          </table:table-cell>
          <table:table-cell table:formula="of:=([.$E29]*POWER(1+[.$O$6];[.AS$26])-SERIESSUM((1+[.$O$6])*(1+[.$O$8]);[.AS$26];-1;OFFSET([.$C30];[.AS$26];0):[.$C30]))*(1-1/4*[.$O$4]*[.$O$5])" office:value-type="float" office:value="-1851274012.3411" calcext:value-type="float">
            <text:p>-1851274012.3411</text:p>
          </table:table-cell>
          <table:table-cell table:formula="of:=([.$E29]*POWER(1+[.$O$6];[.AT$26])-SERIESSUM((1+[.$O$6])*(1+[.$O$8]);[.AT$26];-1;OFFSET([.$C30];[.AT$26];0):[.$C30]))*(1-1/4*[.$O$4]*[.$O$5])" office:value-type="float" office:value="-2183407196.68907" calcext:value-type="float">
            <text:p>-2183407196.68907</text:p>
          </table:table-cell>
          <table:table-cell table:formula="of:=([.$E29]*POWER(1+[.$O$6];[.AU$26])-SERIESSUM((1+[.$O$6])*(1+[.$O$8]);[.AU$26];-1;OFFSET([.$C30];[.AU$26];0):[.$C30]))*(1-1/4*[.$O$4]*[.$O$5])" office:value-type="float" office:value="-2570746300.36379" calcext:value-type="float">
            <text:p>-2570746300.36379</text:p>
          </table:table-cell>
          <table:table-cell table:formula="of:=([.$E29]*POWER(1+[.$O$6];[.AV$26])-SERIESSUM((1+[.$O$6])*(1+[.$O$8]);[.AV$26];-1;OFFSET([.$C30];[.AV$26];0):[.$C30]))*(1-1/4*[.$O$4]*[.$O$5])" office:value-type="float" office:value="-3022163444.07989" calcext:value-type="float">
            <text:p>-3022163444.07989</text:p>
          </table:table-cell>
          <table:table-cell table:formula="of:=([.$E29]*POWER(1+[.$O$6];[.AW$26])-SERIESSUM((1+[.$O$6])*(1+[.$O$8]);[.AW$26];-1;OFFSET([.$C30];[.AW$26];0):[.$C30]))*(1-1/4*[.$O$4]*[.$O$5])" office:value-type="float" office:value="-3547933816.90858" calcext:value-type="float">
            <text:p>-3547933816.90858</text:p>
          </table:table-cell>
          <table:table-cell table:formula="of:=([.$E29]*POWER(1+[.$O$6];[.AX$26])-SERIESSUM((1+[.$O$6])*(1+[.$O$8]);[.AX$26];-1;OFFSET([.$C30];[.AX$26];0):[.$C30]))*(1-1/4*[.$O$4]*[.$O$5])" office:value-type="float" office:value="-4159955799.02379" calcext:value-type="float">
            <text:p>-4159955799.02379</text:p>
          </table:table-cell>
          <table:table-cell table:formula="of:=([.$E29]*POWER(1+[.$O$6];[.AY$26])-SERIESSUM((1+[.$O$6])*(1+[.$O$8]);[.AY$26];-1;OFFSET([.$C30];[.AY$26];0):[.$C30]))*(1-1/4*[.$O$4]*[.$O$5])" office:value-type="float" office:value="-4872005479.97248" calcext:value-type="float">
            <text:p>-4872005479.97248</text:p>
          </table:table-cell>
          <table:table-cell table:formula="of:=([.$E29]*POWER(1+[.$O$6];[.AZ$26])-SERIESSUM((1+[.$O$6])*(1+[.$O$8]);[.AZ$26];-1;OFFSET([.$C30];[.AZ$26];0):[.$C30]))*(1-1/4*[.$O$4]*[.$O$5])" office:value-type="float" office:value="-5700030935.96643" calcext:value-type="float">
            <text:p>-5700030935.96643</text:p>
          </table:table-cell>
          <table:table-cell table:formula="of:=([.$E29]*POWER(1+[.$O$6];[.BA$26])-SERIESSUM((1+[.$O$6])*(1+[.$O$8]);[.BA$26];-1;OFFSET([.$C30];[.BA$26];0):[.$C30]))*(1-1/4*[.$O$4]*[.$O$5])" office:value-type="float" office:value="-6662492465.17785" calcext:value-type="float">
            <text:p>-6662492465.17785</text:p>
          </table:table-cell>
          <table:table-cell table:formula="of:=([.$E29]*POWER(1+[.$O$6];[.BB$26])-SERIESSUM((1+[.$O$6])*(1+[.$O$8]);[.BB$26];-1;OFFSET([.$C30];[.BB$26];0):[.$C30]))*(1-1/4*[.$O$4]*[.$O$5])" office:value-type="float" office:value="-7780755945.58058" calcext:value-type="float">
            <text:p>-7780755945.58058</text:p>
          </table:table-cell>
          <table:table-cell table:formula="of:=([.$E29]*POWER(1+[.$O$6];[.BC$26])-SERIESSUM((1+[.$O$6])*(1+[.$O$8]);[.BC$26];-1;OFFSET([.$C30];[.BC$26];0):[.$C30]))*(1-1/4*[.$O$4]*[.$O$5])" office:value-type="float" office:value="-9079547595.75964" calcext:value-type="float">
            <text:p>-9079547595.75964</text:p>
          </table:table-cell>
          <table:table-cell table:formula="of:=([.$E29]*POWER(1+[.$O$6];[.BD$26])-SERIESSUM((1+[.$O$6])*(1+[.$O$8]);[.BD$26];-1;OFFSET([.$C30];[.BD$26];0):[.$C30]))*(1-1/4*[.$O$4]*[.$O$5])" office:value-type="float" office:value="-10587479708.7103" calcext:value-type="float">
            <text:p>-10587479708.7103</text:p>
          </table:table-cell>
          <table:table-cell table:formula="of:=([.$E29]*POWER(1+[.$O$6];[.BE$26])-SERIESSUM((1+[.$O$6])*(1+[.$O$8]);[.BE$26];-1;OFFSET([.$C30];[.BE$26];0):[.$C30]))*(1-1/4*[.$O$4]*[.$O$5])" office:value-type="float" office:value="-12337658419.0002" calcext:value-type="float">
            <text:p>-12337658419.0002</text:p>
          </table:table-cell>
          <table:table-cell table:formula="of:=([.$E29]*POWER(1+[.$O$6];[.BF$26])-SERIESSUM((1+[.$O$6])*(1+[.$O$8]);[.BF$26];-1;OFFSET([.$C30];[.BF$26];0):[.$C30]))*(1-1/4*[.$O$4]*[.$O$5])" office:value-type="float" office:value="-14368386286.0203" calcext:value-type="float">
            <text:p>-14368386286.0203</text:p>
          </table:table-cell>
          <table:table-cell table:formula="of:=([.$E29]*POWER(1+[.$O$6];[.BG$26])-SERIESSUM((1+[.$O$6])*(1+[.$O$8]);[.BG$26];-1;OFFSET([.$C30];[.BG$26];0):[.$C30]))*(1-1/4*[.$O$4]*[.$O$5])" office:value-type="float" office:value="-16723974466.5106" calcext:value-type="float">
            <text:p>-16723974466.5106</text:p>
          </table:table-cell>
          <table:table-cell table:formula="of:=([.$E29]*POWER(1+[.$O$6];[.BH$26])-SERIESSUM((1+[.$O$6])*(1+[.$O$8]);[.BH$26];-1;OFFSET([.$C30];[.BH$26];0):[.$C30]))*(1-1/4*[.$O$4]*[.$O$5])" office:value-type="float" office:value="-19455681549.836" calcext:value-type="float">
            <text:p>-19455681549.836</text:p>
          </table:table-cell>
          <table:table-cell table:formula="of:=([.$E29]*POWER(1+[.$O$6];[.BI$26])-SERIESSUM((1+[.$O$6])*(1+[.$O$8]);[.BI$26];-1;OFFSET([.$C30];[.BI$26];0):[.$C30]))*(1-1/4*[.$O$4]*[.$O$5])" office:value-type="float" office:value="-22622798787.8339" calcext:value-type="float">
            <text:p>-22622798787.8339</text:p>
          </table:table-cell>
          <table:table-cell table:formula="of:=([.$E29]*POWER(1+[.$O$6];[.BJ$26])-SERIESSUM((1+[.$O$6])*(1+[.$O$8]);[.BJ$26];-1;OFFSET([.$C30];[.BJ$26];0):[.$C30]))*(1-1/4*[.$O$4]*[.$O$5])" office:value-type="float" office:value="-26293904523.1716" calcext:value-type="float">
            <text:p>-26293904523.1716</text:p>
          </table:table-cell>
          <table:table-cell table:formula="of:=([.$E29]*POWER(1+[.$O$6];[.BK$26])-SERIESSUM((1+[.$O$6])*(1+[.$O$8]);[.BK$26];-1;OFFSET([.$C30];[.BK$26];0):[.$C30]))*(1-1/4*[.$O$4]*[.$O$5])" office:value-type="float" office:value="-30548314170.4439" calcext:value-type="float">
            <text:p>-30548314170.4439</text:p>
          </table:table-cell>
          <table:table-cell table:formula="of:=([.$E29]*POWER(1+[.$O$6];[.BL$26])-SERIESSUM((1+[.$O$6])*(1+[.$O$8]);[.BL$26];-1;OFFSET([.$C30];[.BL$26];0):[.$C30]))*(1-1/4*[.$O$4]*[.$O$5])" office:value-type="float" office:value="-35477756207.1092" calcext:value-type="float">
            <text:p>-35477756207.1092</text:p>
          </table:table-cell>
          <table:table-cell table:formula="of:=([.$E29]*POWER(1+[.$O$6];[.BM$26])-SERIESSUM((1+[.$O$6])*(1+[.$O$8]);[.BM$26];-1;OFFSET([.$C30];[.BM$26];0):[.$C30]))*(1-1/4*[.$O$4]*[.$O$5])" office:value-type="float" office:value="-41188309372.8192" calcext:value-type="float">
            <text:p>-41188309372.8192</text:p>
          </table:table-cell>
          <table:table-cell table:formula="of:=([.$E29]*POWER(1+[.$O$6];[.BN$26])-SERIESSUM((1+[.$O$6])*(1+[.$O$8]);[.BN$26];-1;OFFSET([.$C30];[.BN$26];0):[.$C30]))*(1-1/4*[.$O$4]*[.$O$5])" office:value-type="float" office:value="-47802641755.1043" calcext:value-type="float">
            <text:p>-47802641755.1043</text:p>
          </table:table-cell>
          <table:table-cell table:formula="of:=([.$E29]*POWER(1+[.$O$6];[.BO$26])-SERIESSUM((1+[.$O$6])*(1+[.$O$8]);[.BO$26];-1;OFFSET([.$C30];[.BO$26];0):[.$C30]))*(1-1/4*[.$O$4]*[.$O$5])" office:value-type="float" office:value="-55462598771.5829" calcext:value-type="float">
            <text:p>-55462598771.5829</text:p>
          </table:table-cell>
          <table:table-cell table:formula="of:=([.$E29]*POWER(1+[.$O$6];[.BP$26])-SERIESSUM((1+[.$O$6])*(1+[.$O$8]);[.BP$26];-1;OFFSET([.$C30];[.BP$26];0):[.$C30]))*(1-1/4*[.$O$4]*[.$O$5])" office:value-type="float" office:value="-64332194376.5764" calcext:value-type="float">
            <text:p>-64332194376.5764</text:p>
          </table:table-cell>
          <table:table-cell table:formula="of:=([.$E29]*POWER(1+[.$O$6];[.BQ$26])-SERIESSUM((1+[.$O$6])*(1+[.$O$8]);[.BQ$26];-1;OFFSET([.$C30];[.BQ$26];0):[.$C30]))*(1-1/4*[.$O$4]*[.$O$5])" office:value-type="float" office:value="-74601068276.5976" calcext:value-type="float">
            <text:p>-74601068276.5976</text:p>
          </table:table-cell>
          <table:table-cell table:formula="of:=([.$E29]*POWER(1+[.$O$6];[.BR$26])-SERIESSUM((1+[.$O$6])*(1+[.$O$8]);[.BR$26];-1;OFFSET([.$C30];[.BR$26];0):[.$C30]))*(1-1/4*[.$O$4]*[.$O$5])" office:value-type="float" office:value="-86488481711.8642" calcext:value-type="float">
            <text:p>-86488481711.8642</text:p>
          </table:table-cell>
          <table:table-cell table:formula="of:=([.$E29]*POWER(1+[.$O$6];[.BS$26])-SERIESSUM((1+[.$O$6])*(1+[.$O$8]);[.BS$26];-1;OFFSET([.$C30];[.BS$26];0):[.$C30]))*(1-1/4*[.$O$4]*[.$O$5])" office:value-type="float" office:value="-100247935654.573" calcext:value-type="float">
            <text:p>-100247935654.573</text:p>
          </table:table-cell>
          <table:table-cell table:formula="of:=([.$E29]*POWER(1+[.$O$6];[.BT$26])-SERIESSUM((1+[.$O$6])*(1+[.$O$8]);[.BT$26];-1;OFFSET([.$C30];[.BT$26];0):[.$C30]))*(1-1/4*[.$O$4]*[.$O$5])" office:value-type="float" office:value="-116172508325.834" calcext:value-type="float">
            <text:p>-116172508325.834</text:p>
          </table:table-cell>
          <table:table-cell table:formula="of:=([.$E29]*POWER(1+[.$O$6];[.BU$26])-SERIESSUM((1+[.$O$6])*(1+[.$O$8]);[.BU$26];-1;OFFSET([.$C30];[.BU$26];0):[.$C30]))*(1-1/4*[.$O$4]*[.$O$5])" office:value-type="float" office:value="-134601024015.416" calcext:value-type="float">
            <text:p>-134601024015.416</text:p>
          </table:table-cell>
          <table:table-cell table:formula="of:=([.$E29]*POWER(1+[.$O$6];[.BV$26])-SERIESSUM((1+[.$O$6])*(1+[.$O$8]);[.BV$26];-1;OFFSET([.$C30];[.BV$26];0):[.$C30]))*(1-1/4*[.$O$4]*[.$O$5])" office:value-type="float" office:value="-155925182617.824" calcext:value-type="float">
            <text:p>-155925182617.824</text:p>
          </table:table-cell>
          <table:table-cell table:formula="of:=([.$E29]*POWER(1+[.$O$6];[.BW$26])-SERIESSUM((1+[.$O$6])*(1+[.$O$8]);[.BW$26];-1;OFFSET([.$C30];[.BW$26];0):[.$C30]))*(1-1/4*[.$O$4]*[.$O$5])" office:value-type="float" office:value="-180597799440.015" calcext:value-type="float">
            <text:p>-180597799440.015</text:p>
          </table:table-cell>
          <table:table-cell table:formula="of:=([.$E29]*POWER(1+[.$O$6];[.BX$26])-SERIESSUM((1+[.$O$6])*(1+[.$O$8]);[.BX$26];-1;OFFSET([.$C30];[.BX$26];0):[.$C30]))*(1-1/4*[.$O$4]*[.$O$5])" office:value-type="float" office:value="-209142328112.287" calcext:value-type="float">
            <text:p>-209142328112.2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O$2]*POWER(1+[.$O$11];[.$A54])*(POWER([.$O$7];12)-1)/([.$O$7]-1) + [.$B54]*POWER([.$O$7];12)" office:value-type="float" office:value="453844486.434789" calcext:value-type="float">
            <text:p>453844486.434789</text:p>
          </table:table-cell>
          <table:table-cell table:formula="of:=[.$C54]*POWER([.$O$9];12)" office:value-type="float" office:value="6701353.7636402" calcext:value-type="float">
            <text:p>6701353.7636402</text:p>
          </table:table-cell>
          <table:table-cell table:formula="of:=[.$B55]/4*[.$O$4]*[.$O$5]" office:value-type="float" office:value="891804.415844361" calcext:value-type="float">
            <text:p>891804.415844361</text:p>
          </table:table-cell>
          <table:table-cell table:formula="of:=[.$B55]-[.$C55]-[.$D55]+[.$O$13]*POWER([.$O$7];12*[.$A55])" office:value-type="float" office:value="446251328.255304" calcext:value-type="float">
            <text:p>446251328.255304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$E30]-[.$C31]" office:value-type="float" office:value="42455948.2478814" calcext:value-type="float">
            <text:p>42455948.2478814</text:p>
          </table:table-cell>
          <table:table-cell table:formula="of:=([.$E30]*POWER(1+[.$O$6];[.K$26])-SERIESSUM((1+[.$O$6])*(1+[.$O$8]);[.K$26];-1;OFFSET([.$C31];[.K$26];0):[.$C31]))*(1-1/4*[.$O$4]*[.$O$5])" office:value-type="float" office:value="44251789.5652387" calcext:value-type="float">
            <text:p>44251789.5652387</text:p>
          </table:table-cell>
          <table:table-cell table:formula="of:=([.$E30]*POWER(1+[.$O$6];[.L$26])-SERIESSUM((1+[.$O$6])*(1+[.$O$8]);[.L$26];-1;OFFSET([.$C31];[.L$26];0):[.$C31]))*(1-1/4*[.$O$4]*[.$O$5])" office:value-type="float" office:value="46060467.5477108" calcext:value-type="float">
            <text:p>46060467.5477108</text:p>
          </table:table-cell>
          <table:table-cell table:formula="of:=([.$E30]*POWER(1+[.$O$6];[.M$26])-SERIESSUM((1+[.$O$6])*(1+[.$O$8]);[.M$26];-1;OFFSET([.$C31];[.M$26];0):[.$C31]))*(1-1/4*[.$O$4]*[.$O$5])" office:value-type="float" office:value="47759519.901764" calcext:value-type="float">
            <text:p>47759519.901764</text:p>
          </table:table-cell>
          <table:table-cell table:formula="of:=([.$E30]*POWER(1+[.$O$6];[.N$26])-SERIESSUM((1+[.$O$6])*(1+[.$O$8]);[.N$26];-1;OFFSET([.$C31];[.N$26];0):[.$C31]))*(1-1/4*[.$O$4]*[.$O$5])" office:value-type="float" office:value="49301661.1338963" calcext:value-type="float">
            <text:p>49301661.1338963</text:p>
          </table:table-cell>
          <table:table-cell table:formula="of:=([.$E30]*POWER(1+[.$O$6];[.O$26])-SERIESSUM((1+[.$O$6])*(1+[.$O$8]);[.O$26];-1;OFFSET([.$C31];[.O$26];0):[.$C31]))*(1-1/4*[.$O$4]*[.$O$5])" office:value-type="float" office:value="50629903.8791247" calcext:value-type="float">
            <text:p>50629903.8791247</text:p>
          </table:table-cell>
          <table:table-cell table:formula="of:=([.$E30]*POWER(1+[.$O$6];[.P$26])-SERIESSUM((1+[.$O$6])*(1+[.$O$8]);[.P$26];-1;OFFSET([.$C31];[.P$26];0):[.$C31]))*(1-1/4*[.$O$4]*[.$O$5])" office:value-type="float" office:value="51675866.927855" calcext:value-type="float">
            <text:p>51675866.927855</text:p>
          </table:table-cell>
          <table:table-cell table:formula="of:=([.$E30]*POWER(1+[.$O$6];[.Q$26])-SERIESSUM((1+[.$O$6])*(1+[.$O$8]);[.Q$26];-1;OFFSET([.$C31];[.Q$26];0):[.$C31]))*(1-1/4*[.$O$4]*[.$O$5])" office:value-type="float" office:value="52357805.7552363" calcext:value-type="float">
            <text:p>52357805.7552363</text:p>
          </table:table-cell>
          <table:table-cell table:formula="of:=([.$E30]*POWER(1+[.$O$6];[.R$26])-SERIESSUM((1+[.$O$6])*(1+[.$O$8]);[.R$26];-1;OFFSET([.$C31];[.R$26];0):[.$C31]))*(1-1/4*[.$O$4]*[.$O$5])" office:value-type="float" office:value="52578321.2616379" calcext:value-type="float">
            <text:p>52578321.2616379</text:p>
          </table:table-cell>
          <table:table-cell table:formula="of:=([.$E30]*POWER(1+[.$O$6];[.S$26])-SERIESSUM((1+[.$O$6])*(1+[.$O$8]);[.S$26];-1;OFFSET([.$C31];[.S$26];0):[.$C31]))*(1-1/4*[.$O$4]*[.$O$5])" office:value-type="float" office:value="52221695.4539105" calcext:value-type="float">
            <text:p>52221695.4539105</text:p>
          </table:table-cell>
          <table:table-cell table:formula="of:=([.$E30]*POWER(1+[.$O$6];[.T$26])-SERIESSUM((1+[.$O$6])*(1+[.$O$8]);[.T$26];-1;OFFSET([.$C31];[.T$26];0):[.$C31]))*(1-1/4*[.$O$4]*[.$O$5])" office:value-type="float" office:value="51150794.7253239" calcext:value-type="float">
            <text:p>51150794.7253239</text:p>
          </table:table-cell>
          <table:table-cell table:formula="of:=([.$E30]*POWER(1+[.$O$6];[.U$26])-SERIESSUM((1+[.$O$6])*(1+[.$O$8]);[.U$26];-1;OFFSET([.$C31];[.U$26];0):[.$C31]))*(1-1/4*[.$O$4]*[.$O$5])" office:value-type="float" office:value="49203472.0569535" calcext:value-type="float">
            <text:p>49203472.0569535</text:p>
          </table:table-cell>
          <table:table-cell table:formula="of:=([.$E30]*POWER(1+[.$O$6];[.V$26])-SERIESSUM((1+[.$O$6])*(1+[.$O$8]);[.V$26];-1;OFFSET([.$C31];[.V$26];0):[.$C31]))*(1-1/4*[.$O$4]*[.$O$5])" office:value-type="float" office:value="46188388.6676375" calcext:value-type="float">
            <text:p>46188388.6676375</text:p>
          </table:table-cell>
          <table:table-cell table:formula="of:=([.$E30]*POWER(1+[.$O$6];[.W$26])-SERIESSUM((1+[.$O$6])*(1+[.$O$8]);[.W$26];-1;OFFSET([.$C31];[.W$26];0):[.$C31]))*(1-1/4*[.$O$4]*[.$O$5])" office:value-type="float" office:value="41880163.1555695" calcext:value-type="float">
            <text:p>41880163.1555695</text:p>
          </table:table-cell>
          <table:table-cell table:formula="of:=([.$E30]*POWER(1+[.$O$6];[.X$26])-SERIESSUM((1+[.$O$6])*(1+[.$O$8]);[.X$26];-1;OFFSET([.$C31];[.X$26];0):[.$C31]))*(1-1/4*[.$O$4]*[.$O$5])" office:value-type="float" office:value="36013741.7387346" calcext:value-type="float">
            <text:p>36013741.7387346</text:p>
          </table:table-cell>
          <table:table-cell table:formula="of:=([.$E30]*POWER(1+[.$O$6];[.Y$26])-SERIESSUM((1+[.$O$6])*(1+[.$O$8]);[.Y$26];-1;OFFSET([.$C31];[.Y$26];0):[.$C31]))*(1-1/4*[.$O$4]*[.$O$5])" office:value-type="float" office:value="28277866.5093051" calcext:value-type="float">
            <text:p>28277866.5093051</text:p>
          </table:table-cell>
          <table:table-cell table:formula="of:=([.$E30]*POWER(1+[.$O$6];[.Z$26])-SERIESSUM((1+[.$O$6])*(1+[.$O$8]);[.Z$26];-1;OFFSET([.$C31];[.Z$26];0):[.$C31]))*(1-1/4*[.$O$4]*[.$O$5])" office:value-type="float" office:value="18307499.3169221" calcext:value-type="float">
            <text:p>18307499.3169221</text:p>
          </table:table-cell>
          <table:table-cell table:formula="of:=([.$E30]*POWER(1+[.$O$6];[.AA$26])-SERIESSUM((1+[.$O$6])*(1+[.$O$8]);[.AA$26];-1;OFFSET([.$C31];[.AA$26];0):[.$C31]))*(1-1/4*[.$O$4]*[.$O$5])" office:value-type="float" office:value="5675036.58084855" calcext:value-type="float">
            <text:p>5675036.58084855</text:p>
          </table:table-cell>
          <table:table-cell table:formula="of:=([.$E30]*POWER(1+[.$O$6];[.AB$26])-SERIESSUM((1+[.$O$6])*(1+[.$O$8]);[.AB$26];-1;OFFSET([.$C31];[.AB$26];0):[.$C31]))*(1-1/4*[.$O$4]*[.$O$5])" office:value-type="float" office:value="-10119875.4687586" calcext:value-type="float">
            <text:p>-10119875.4687586</text:p>
          </table:table-cell>
          <table:table-cell table:formula="of:=([.$E30]*POWER(1+[.$O$6];[.AC$26])-SERIESSUM((1+[.$O$6])*(1+[.$O$8]);[.AC$26];-1;OFFSET([.$C31];[.AC$26];0):[.$C31]))*(1-1/4*[.$O$4]*[.$O$5])" office:value-type="float" office:value="-29662145.4479282" calcext:value-type="float">
            <text:p>-29662145.4479282</text:p>
          </table:table-cell>
          <table:table-cell table:formula="of:=([.$E30]*POWER(1+[.$O$6];[.AD$26])-SERIESSUM((1+[.$O$6])*(1+[.$O$8]);[.AD$26];-1;OFFSET([.$C31];[.AD$26];0):[.$C31]))*(1-1/4*[.$O$4]*[.$O$5])" office:value-type="float" office:value="-53634916.1853439" calcext:value-type="float">
            <text:p>-53634916.1853439</text:p>
          </table:table-cell>
          <table:table-cell table:formula="of:=([.$E30]*POWER(1+[.$O$6];[.AE$26])-SERIESSUM((1+[.$O$6])*(1+[.$O$8]);[.AE$26];-1;OFFSET([.$C31];[.AE$26];0):[.$C31]))*(1-1/4*[.$O$4]*[.$O$5])" office:value-type="float" office:value="-82835413.4742171" calcext:value-type="float">
            <text:p>-82835413.4742171</text:p>
          </table:table-cell>
          <table:table-cell table:formula="of:=([.$E30]*POWER(1+[.$O$6];[.AF$26])-SERIESSUM((1+[.$O$6])*(1+[.$O$8]);[.AF$26];-1;OFFSET([.$C31];[.AF$26];0):[.$C31]))*(1-1/4*[.$O$4]*[.$O$5])" office:value-type="float" office:value="-118193304.97059" calcext:value-type="float">
            <text:p>-118193304.97059</text:p>
          </table:table-cell>
          <table:table-cell table:formula="of:=([.$E30]*POWER(1+[.$O$6];[.AG$26])-SERIESSUM((1+[.$O$6])*(1+[.$O$8]);[.AG$26];-1;OFFSET([.$C31];[.AG$26];0):[.$C31]))*(1-1/4*[.$O$4]*[.$O$5])" office:value-type="float" office:value="-160791963.273301" calcext:value-type="float">
            <text:p>-160791963.273301</text:p>
          </table:table-cell>
          <table:table-cell table:formula="of:=([.$E30]*POWER(1+[.$O$6];[.AH$26])-SERIESSUM((1+[.$O$6])*(1+[.$O$8]);[.AH$26];-1;OFFSET([.$C31];[.AH$26];0):[.$C31]))*(1-1/4*[.$O$4]*[.$O$5])" office:value-type="float" office:value="-211893088.804348" calcext:value-type="float">
            <text:p>-211893088.804348</text:p>
          </table:table-cell>
          <table:table-cell table:formula="of:=([.$E30]*POWER(1+[.$O$6];[.AI$26])-SERIESSUM((1+[.$O$6])*(1+[.$O$8]);[.AI$26];-1;OFFSET([.$C31];[.AI$26];0):[.$C31]))*(1-1/4*[.$O$4]*[.$O$5])" office:value-type="float" office:value="-272965219.295649" calcext:value-type="float">
            <text:p>-272965219.295649</text:p>
          </table:table-cell>
          <table:table-cell table:formula="of:=([.$E30]*POWER(1+[.$O$6];[.AJ$26])-SERIESSUM((1+[.$O$6])*(1+[.$O$8]);[.AJ$26];-1;OFFSET([.$C31];[.AJ$26];0):[.$C31]))*(1-1/4*[.$O$4]*[.$O$5])" office:value-type="float" office:value="-345716734.975306" calcext:value-type="float">
            <text:p>-345716734.975306</text:p>
          </table:table-cell>
          <table:table-cell table:formula="of:=([.$E30]*POWER(1+[.$O$6];[.AK$26])-SERIESSUM((1+[.$O$6])*(1+[.$O$8]);[.AK$26];-1;OFFSET([.$C31];[.AK$26];0):[.$C31]))*(1-1/4*[.$O$4]*[.$O$5])" office:value-type="float" office:value="-432134063.662324" calcext:value-type="float">
            <text:p>-432134063.662324</text:p>
          </table:table-cell>
          <table:table-cell table:formula="of:=([.$E30]*POWER(1+[.$O$6];[.AL$26])-SERIESSUM((1+[.$O$6])*(1+[.$O$8]);[.AL$26];-1;OFFSET([.$C31];[.AL$26];0):[.$C31]))*(1-1/4*[.$O$4]*[.$O$5])" office:value-type="float" office:value="-534525899.921467" calcext:value-type="float">
            <text:p>-534525899.921467</text:p>
          </table:table-cell>
          <table:table-cell table:formula="of:=([.$E30]*POWER(1+[.$O$6];[.AM$26])-SERIESSUM((1+[.$O$6])*(1+[.$O$8]);[.AM$26];-1;OFFSET([.$C31];[.AM$26];0):[.$C31]))*(1-1/4*[.$O$4]*[.$O$5])" office:value-type="float" office:value="-655574379.508765" calcext:value-type="float">
            <text:p>-655574379.508765</text:p>
          </table:table-cell>
          <table:table-cell table:formula="of:=([.$E30]*POWER(1+[.$O$6];[.AN$26])-SERIESSUM((1+[.$O$6])*(1+[.$O$8]);[.AN$26];-1;OFFSET([.$C31];[.AN$26];0):[.$C31]))*(1-1/4*[.$O$4]*[.$O$5])" office:value-type="float" office:value="-798394297.221673" calcext:value-type="float">
            <text:p>-798394297.221673</text:p>
          </table:table-cell>
          <table:table-cell table:formula="of:=([.$E30]*POWER(1+[.$O$6];[.AO$26])-SERIESSUM((1+[.$O$6])*(1+[.$O$8]);[.AO$26];-1;OFFSET([.$C31];[.AO$26];0):[.$C31]))*(1-1/4*[.$O$4]*[.$O$5])" office:value-type="float" office:value="-966601626.040278" calcext:value-type="float">
            <text:p>-966601626.040278</text:p>
          </table:table-cell>
          <table:table-cell table:formula="of:=([.$E30]*POWER(1+[.$O$6];[.AP$26])-SERIESSUM((1+[.$O$6])*(1+[.$O$8]);[.AP$26];-1;OFFSET([.$C31];[.AP$26];0):[.$C31]))*(1-1/4*[.$O$4]*[.$O$5])" office:value-type="float" office:value="-1164392791.6712" calcext:value-type="float">
            <text:p>-1164392791.6712</text:p>
          </table:table-cell>
          <table:table-cell table:formula="of:=([.$E30]*POWER(1+[.$O$6];[.AQ$26])-SERIESSUM((1+[.$O$6])*(1+[.$O$8]);[.AQ$26];-1;OFFSET([.$C31];[.AQ$26];0):[.$C31]))*(1-1/4*[.$O$4]*[.$O$5])" office:value-type="float" office:value="-1384340426.96597" calcext:value-type="float">
            <text:p>-1384340426.96597</text:p>
          </table:table-cell>
          <table:table-cell table:formula="of:=([.$E30]*POWER(1+[.$O$6];[.AR$26])-SERIESSUM((1+[.$O$6])*(1+[.$O$8]);[.AR$26];-1;OFFSET([.$C31];[.AR$26];0):[.$C31]))*(1-1/4*[.$O$4]*[.$O$5])" office:value-type="float" office:value="-1641613363.66547" calcext:value-type="float">
            <text:p>-1641613363.66547</text:p>
          </table:table-cell>
          <table:table-cell table:formula="of:=([.$E30]*POWER(1+[.$O$6];[.AS$26])-SERIESSUM((1+[.$O$6])*(1+[.$O$8]);[.AS$26];-1;OFFSET([.$C31];[.AS$26];0):[.$C31]))*(1-1/4*[.$O$4]*[.$O$5])" office:value-type="float" office:value="-1942267534.6165" calcext:value-type="float">
            <text:p>-1942267534.6165</text:p>
          </table:table-cell>
          <table:table-cell table:formula="of:=([.$E30]*POWER(1+[.$O$6];[.AT$26])-SERIESSUM((1+[.$O$6])*(1+[.$O$8]);[.AT$26];-1;OFFSET([.$C31];[.AT$26];0):[.$C31]))*(1-1/4*[.$O$4]*[.$O$5])" office:value-type="float" office:value="-2293321025.09268" calcext:value-type="float">
            <text:p>-2293321025.09268</text:p>
          </table:table-cell>
          <table:table-cell table:formula="of:=([.$E30]*POWER(1+[.$O$6];[.AU$26])-SERIESSUM((1+[.$O$6])*(1+[.$O$8]);[.AU$26];-1;OFFSET([.$C31];[.AU$26];0):[.$C31]))*(1-1/4*[.$O$4]*[.$O$5])" office:value-type="float" office:value="-2702905371.65414" calcext:value-type="float">
            <text:p>-2702905371.65414</text:p>
          </table:table-cell>
          <table:table-cell table:formula="of:=([.$E30]*POWER(1+[.$O$6];[.AV$26])-SERIESSUM((1+[.$O$6])*(1+[.$O$8]);[.AV$26];-1;OFFSET([.$C31];[.AV$26];0):[.$C31]))*(1-1/4*[.$O$4]*[.$O$5])" office:value-type="float" office:value="-3180440530.14514" calcext:value-type="float">
            <text:p>-3180440530.14514</text:p>
          </table:table-cell>
          <table:table-cell table:formula="of:=([.$E30]*POWER(1+[.$O$6];[.AW$26])-SERIESSUM((1+[.$O$6])*(1+[.$O$8]);[.AW$26];-1;OFFSET([.$C31];[.AW$26];0):[.$C31]))*(1-1/4*[.$O$4]*[.$O$5])" office:value-type="float" office:value="-3736837205.91026" calcext:value-type="float">
            <text:p>-3736837205.91026</text:p>
          </table:table-cell>
          <table:table-cell table:formula="of:=([.$E30]*POWER(1+[.$O$6];[.AX$26])-SERIESSUM((1+[.$O$6])*(1+[.$O$8]);[.AX$26];-1;OFFSET([.$C31];[.AX$26];0):[.$C31]))*(1-1/4*[.$O$4]*[.$O$5])" office:value-type="float" office:value="-4384730814.76639" calcext:value-type="float">
            <text:p>-4384730814.76639</text:p>
          </table:table-cell>
          <table:table-cell table:formula="of:=([.$E30]*POWER(1+[.$O$6];[.AY$26])-SERIESSUM((1+[.$O$6])*(1+[.$O$8]);[.AY$26];-1;OFFSET([.$C31];[.AY$26];0):[.$C31]))*(1-1/4*[.$O$4]*[.$O$5])" office:value-type="float" office:value="-5138752008.32986" calcext:value-type="float">
            <text:p>-5138752008.32986</text:p>
          </table:table-cell>
          <table:table-cell table:formula="of:=([.$E30]*POWER(1+[.$O$6];[.AZ$26])-SERIESSUM((1+[.$O$6])*(1+[.$O$8]);[.AZ$26];-1;OFFSET([.$C31];[.AZ$26];0):[.$C31]))*(1-1/4*[.$O$4]*[.$O$5])" office:value-type="float" office:value="-6015839465.91467" calcext:value-type="float">
            <text:p>-6015839465.91467</text:p>
          </table:table-cell>
          <table:table-cell table:formula="of:=([.$E30]*POWER(1+[.$O$6];[.BA$26])-SERIESSUM((1+[.$O$6])*(1+[.$O$8]);[.BA$26];-1;OFFSET([.$C31];[.BA$26];0):[.$C31]))*(1-1/4*[.$O$4]*[.$O$5])" office:value-type="float" office:value="-7035601543.50677" calcext:value-type="float">
            <text:p>-7035601543.50677</text:p>
          </table:table-cell>
          <table:table-cell table:formula="of:=([.$E30]*POWER(1+[.$O$6];[.BB$26])-SERIESSUM((1+[.$O$6])*(1+[.$O$8]);[.BB$26];-1;OFFSET([.$C31];[.BB$26];0):[.$C31]))*(1-1/4*[.$O$4]*[.$O$5])" office:value-type="float" office:value="-8220734396.90787" calcext:value-type="float">
            <text:p>-8220734396.90787</text:p>
          </table:table-cell>
          <table:table-cell table:formula="of:=([.$E30]*POWER(1+[.$O$6];[.BC$26])-SERIESSUM((1+[.$O$6])*(1+[.$O$8]);[.BC$26];-1;OFFSET([.$C31];[.BC$26];0):[.$C31]))*(1-1/4*[.$O$4]*[.$O$5])" office:value-type="float" office:value="-9597505382.55669" calcext:value-type="float">
            <text:p>-9597505382.55669</text:p>
          </table:table-cell>
          <table:table-cell table:formula="of:=([.$E30]*POWER(1+[.$O$6];[.BD$26])-SERIESSUM((1+[.$O$6])*(1+[.$O$8]);[.BD$26];-1;OFFSET([.$C31];[.BD$26];0):[.$C31]))*(1-1/4*[.$O$4]*[.$O$5])" office:value-type="float" office:value="-11196311910.6517" calcext:value-type="float">
            <text:p>-11196311910.6517</text:p>
          </table:table-cell>
          <table:table-cell table:formula="of:=([.$E30]*POWER(1+[.$O$6];[.BE$26])-SERIESSUM((1+[.$O$6])*(1+[.$O$8]);[.BE$26];-1;OFFSET([.$C31];[.BE$26];0):[.$C31]))*(1-1/4*[.$O$4]*[.$O$5])" office:value-type="float" office:value="-13052327509.7638" calcext:value-type="float">
            <text:p>-13052327509.7638</text:p>
          </table:table-cell>
          <table:table-cell table:formula="of:=([.$E30]*POWER(1+[.$O$6];[.BF$26])-SERIESSUM((1+[.$O$6])*(1+[.$O$8]);[.BF$26];-1;OFFSET([.$C31];[.BF$26];0):[.$C31]))*(1-1/4*[.$O$4]*[.$O$5])" office:value-type="float" office:value="-15206248693.3629" calcext:value-type="float">
            <text:p>-15206248693.3629</text:p>
          </table:table-cell>
          <table:table-cell table:formula="of:=([.$E30]*POWER(1+[.$O$6];[.BG$26])-SERIESSUM((1+[.$O$6])*(1+[.$O$8]);[.BG$26];-1;OFFSET([.$C31];[.BG$26];0):[.$C31]))*(1-1/4*[.$O$4]*[.$O$5])" office:value-type="float" office:value="-17705158334.9764" calcext:value-type="float">
            <text:p>-17705158334.9764</text:p>
          </table:table-cell>
          <table:table-cell table:formula="of:=([.$E30]*POWER(1+[.$O$6];[.BH$26])-SERIESSUM((1+[.$O$6])*(1+[.$O$8]);[.BH$26];-1;OFFSET([.$C31];[.BH$26];0):[.$C31]))*(1-1/4*[.$O$4]*[.$O$5])" office:value-type="float" office:value="-20603523704.419" calcext:value-type="float">
            <text:p>-20603523704.419</text:p>
          </table:table-cell>
          <table:table-cell table:formula="of:=([.$E30]*POWER(1+[.$O$6];[.BI$26])-SERIESSUM((1+[.$O$6])*(1+[.$O$8]);[.BI$26];-1;OFFSET([.$C31];[.BI$26];0):[.$C31]))*(1-1/4*[.$O$4]*[.$O$5])" office:value-type="float" office:value="-23964350143.9486" calcext:value-type="float">
            <text:p>-23964350143.9486</text:p>
          </table:table-cell>
          <table:table-cell table:formula="of:=([.$E30]*POWER(1+[.$O$6];[.BJ$26])-SERIESSUM((1+[.$O$6])*(1+[.$O$8]);[.BJ$26];-1;OFFSET([.$C31];[.BJ$26];0):[.$C31]))*(1-1/4*[.$O$4]*[.$O$5])" office:value-type="float" office:value="-27860514629.5588" calcext:value-type="float">
            <text:p>-27860514629.5588</text:p>
          </table:table-cell>
          <table:table-cell table:formula="of:=([.$E30]*POWER(1+[.$O$6];[.BK$26])-SERIESSUM((1+[.$O$6])*(1+[.$O$8]);[.BK$26];-1;OFFSET([.$C31];[.BK$26];0):[.$C31]))*(1-1/4*[.$O$4]*[.$O$5])" office:value-type="float" office:value="-32376307237.3868" calcext:value-type="float">
            <text:p>-32376307237.3868</text:p>
          </table:table-cell>
          <table:table-cell table:formula="of:=([.$E30]*POWER(1+[.$O$6];[.BL$26])-SERIESSUM((1+[.$O$6])*(1+[.$O$8]);[.BL$26];-1;OFFSET([.$C31];[.BL$26];0):[.$C31]))*(1-1/4*[.$O$4]*[.$O$5])" office:value-type="float" office:value="-37609212897.5104" calcext:value-type="float">
            <text:p>-37609212897.5104</text:p>
          </table:table-cell>
          <table:table-cell table:formula="of:=([.$E30]*POWER(1+[.$O$6];[.BM$26])-SERIESSUM((1+[.$O$6])*(1+[.$O$8]);[.BM$26];-1;OFFSET([.$C31];[.BM$26];0):[.$C31]))*(1-1/4*[.$O$4]*[.$O$5])" office:value-type="float" office:value="-43671970858.668" calcext:value-type="float">
            <text:p>-43671970858.668</text:p>
          </table:table-cell>
          <table:table-cell table:formula="of:=([.$E30]*POWER(1+[.$O$6];[.BN$26])-SERIESSUM((1+[.$O$6])*(1+[.$O$8]);[.BN$26];-1;OFFSET([.$C31];[.BN$26];0):[.$C31]))*(1-1/4*[.$O$4]*[.$O$5])" office:value-type="float" office:value="-50694955113.3262" calcext:value-type="float">
            <text:p>-50694955113.3262</text:p>
          </table:table-cell>
          <table:table-cell table:formula="of:=([.$E30]*POWER(1+[.$O$6];[.BO$26])-SERIESSUM((1+[.$O$6])*(1+[.$O$8]);[.BO$26];-1;OFFSET([.$C31];[.BO$26];0):[.$C31]))*(1-1/4*[.$O$4]*[.$O$5])" office:value-type="float" office:value="-58828925765.1333" calcext:value-type="float">
            <text:p>-58828925765.1333</text:p>
          </table:table-cell>
          <table:table-cell table:formula="of:=([.$E30]*POWER(1+[.$O$6];[.BP$26])-SERIESSUM((1+[.$O$6])*(1+[.$O$8]);[.BP$26];-1;OFFSET([.$C31];[.BP$26];0):[.$C31]))*(1-1/4*[.$O$4]*[.$O$5])" office:value-type="float" office:value="-68248209101.2553" calcext:value-type="float">
            <text:p>-68248209101.2553</text:p>
          </table:table-cell>
          <table:table-cell table:formula="of:=([.$E30]*POWER(1+[.$O$6];[.BQ$26])-SERIESSUM((1+[.$O$6])*(1+[.$O$8]);[.BQ$26];-1;OFFSET([.$C31];[.BQ$26];0):[.$C31]))*(1-1/4*[.$O$4]*[.$O$5])" office:value-type="float" office:value="-79154373123.4433" calcext:value-type="float">
            <text:p>-79154373123.4433</text:p>
          </table:table-cell>
          <table:table-cell table:formula="of:=([.$E30]*POWER(1+[.$O$6];[.BR$26])-SERIESSUM((1+[.$O$6])*(1+[.$O$8]);[.BR$26];-1;OFFSET([.$C31];[.BR$26];0):[.$C31]))*(1-1/4*[.$O$4]*[.$O$5])" office:value-type="float" office:value="-91780475682.3664" calcext:value-type="float">
            <text:p>-91780475682.3664</text:p>
          </table:table-cell>
          <table:table-cell table:formula="of:=([.$E30]*POWER(1+[.$O$6];[.BS$26])-SERIESSUM((1+[.$O$6])*(1+[.$O$8]);[.BS$26];-1;OFFSET([.$C31];[.BS$26];0):[.$C31]))*(1-1/4*[.$O$4]*[.$O$5])" office:value-type="float" office:value="-106395974367.531" calcext:value-type="float">
            <text:p>-106395974367.531</text:p>
          </table:table-cell>
          <table:table-cell table:formula="of:=([.$E30]*POWER(1+[.$O$6];[.BT$26])-SERIESSUM((1+[.$O$6])*(1+[.$O$8]);[.BT$26];-1;OFFSET([.$C31];[.BT$26];0):[.$C31]))*(1-1/4*[.$O$4]*[.$O$5])" office:value-type="float" office:value="-123312401181.627" calcext:value-type="float">
            <text:p>-123312401181.627</text:p>
          </table:table-cell>
          <table:table-cell table:formula="of:=([.$E30]*POWER(1+[.$O$6];[.BU$26])-SERIESSUM((1+[.$O$6])*(1+[.$O$8]);[.BU$26];-1;OFFSET([.$C31];[.BU$26];0):[.$C31]))*(1-1/4*[.$O$4]*[.$O$5])" office:value-type="float" office:value="-142889921064.196" calcext:value-type="float">
            <text:p>-142889921064.196</text:p>
          </table:table-cell>
          <table:table-cell table:formula="of:=([.$E30]*POWER(1+[.$O$6];[.BV$26])-SERIESSUM((1+[.$O$6])*(1+[.$O$8]);[.BV$26];-1;OFFSET([.$C31];[.BV$26];0):[.$C31]))*(1-1/4*[.$O$4]*[.$O$5])" office:value-type="float" office:value="-165544911861.19" calcext:value-type="float">
            <text:p>-165544911861.19</text:p>
          </table:table-cell>
          <table:table-cell table:formula="of:=([.$E30]*POWER(1+[.$O$6];[.BW$26])-SERIESSUM((1+[.$O$6])*(1+[.$O$8]);[.BW$26];-1;OFFSET([.$C31];[.BW$26];0):[.$C31]))*(1-1/4*[.$O$4]*[.$O$5])" office:value-type="float" office:value="-191758724752.548" calcext:value-type="float">
            <text:p>-191758724752.548</text:p>
          </table:table-cell>
          <table:table-cell table:formula="of:=([.$E30]*POWER(1+[.$O$6];[.BX$26])-SERIESSUM((1+[.$O$6])*(1+[.$O$8]);[.BX$26];-1;OFFSET([.$C31];[.BX$26];0):[.$C31]))*(1-1/4*[.$O$4]*[.$O$5])" office:value-type="float" office:value="-222087808898.263" calcext:value-type="float">
            <text:p>-222087808898.2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O$2]*POWER(1+[.$O$11];[.$A55])*(POWER([.$O$7];12)-1)/([.$O$7]-1) + [.$B55]*POWER([.$O$7];12)" office:value-type="float" office:value="494984069.684401" calcext:value-type="float">
            <text:p>494984069.684401</text:p>
          </table:table-cell>
          <table:table-cell table:formula="of:=[.$C55]*POWER([.$O$9];12)" office:value-type="float" office:value="7170448.52709502" calcext:value-type="float">
            <text:p>7170448.52709502</text:p>
          </table:table-cell>
          <table:table-cell table:formula="of:=[.$B56]/4*[.$O$4]*[.$O$5]" office:value-type="float" office:value="972643.696929847" calcext:value-type="float">
            <text:p>972643.696929847</text:p>
          </table:table-cell>
          <table:table-cell table:formula="of:=[.$B56]-[.$C56]-[.$D56]+[.$O$13]*POWER([.$O$7];12*[.$A56])" office:value-type="float" office:value="486840977.460376" calcext:value-type="float">
            <text:p>486840977.46037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$E31]-[.$C32]" office:value-type="float" office:value="47035893.7607533" calcext:value-type="float">
            <text:p>47035893.7607533</text:p>
          </table:table-cell>
          <table:table-cell table:formula="of:=([.$E31]*POWER(1+[.$O$6];[.K$26])-SERIESSUM((1+[.$O$6])*(1+[.$O$8]);[.K$26];-1;OFFSET([.$C32];[.K$26];0):[.$C32]))*(1-1/4*[.$O$4]*[.$O$5])" office:value-type="float" office:value="49082673.7417357" calcext:value-type="float">
            <text:p>49082673.7417357</text:p>
          </table:table-cell>
          <table:table-cell table:formula="of:=([.$E31]*POWER(1+[.$O$6];[.L$26])-SERIESSUM((1+[.$O$6])*(1+[.$O$8]);[.L$26];-1;OFFSET([.$C32];[.L$26];0):[.$C32]))*(1-1/4*[.$O$4]*[.$O$5])" office:value-type="float" office:value="51156619.8955354" calcext:value-type="float">
            <text:p>51156619.8955354</text:p>
          </table:table-cell>
          <table:table-cell table:formula="of:=([.$E31]*POWER(1+[.$O$6];[.M$26])-SERIESSUM((1+[.$O$6])*(1+[.$O$8]);[.M$26];-1;OFFSET([.$C32];[.M$26];0):[.$C32]))*(1-1/4*[.$O$4]*[.$O$5])" office:value-type="float" office:value="53124359.4839311" calcext:value-type="float">
            <text:p>53124359.4839311</text:p>
          </table:table-cell>
          <table:table-cell table:formula="of:=([.$E31]*POWER(1+[.$O$6];[.N$26])-SERIESSUM((1+[.$O$6])*(1+[.$O$8]);[.N$26];-1;OFFSET([.$C32];[.N$26];0):[.$C32]))*(1-1/4*[.$O$4]*[.$O$5])" office:value-type="float" office:value="54936184.4574361" calcext:value-type="float">
            <text:p>54936184.4574361</text:p>
          </table:table-cell>
          <table:table-cell table:formula="of:=([.$E31]*POWER(1+[.$O$6];[.O$26])-SERIESSUM((1+[.$O$6])*(1+[.$O$8]);[.O$26];-1;OFFSET([.$C32];[.O$26];0):[.$C32]))*(1-1/4*[.$O$4]*[.$O$5])" office:value-type="float" office:value="56532076.7583639" calcext:value-type="float">
            <text:p>56532076.7583639</text:p>
          </table:table-cell>
          <table:table-cell table:formula="of:=([.$E31]*POWER(1+[.$O$6];[.P$26])-SERIESSUM((1+[.$O$6])*(1+[.$O$8]);[.P$26];-1;OFFSET([.$C32];[.P$26];0):[.$C32]))*(1-1/4*[.$O$4]*[.$O$5])" office:value-type="float" office:value="57839903.5891214" calcext:value-type="float">
            <text:p>57839903.5891214</text:p>
          </table:table-cell>
          <table:table-cell table:formula="of:=([.$E31]*POWER(1+[.$O$6];[.Q$26])-SERIESSUM((1+[.$O$6])*(1+[.$O$8]);[.Q$26];-1;OFFSET([.$C32];[.Q$26];0):[.$C32]))*(1-1/4*[.$O$4]*[.$O$5])" office:value-type="float" office:value="58773316.2125246" calcext:value-type="float">
            <text:p>58773316.2125246</text:p>
          </table:table-cell>
          <table:table-cell table:formula="of:=([.$E31]*POWER(1+[.$O$6];[.R$26])-SERIESSUM((1+[.$O$6])*(1+[.$O$8]);[.R$26];-1;OFFSET([.$C32];[.R$26];0):[.$C32]))*(1-1/4*[.$O$4]*[.$O$5])" office:value-type="float" office:value="59229304.9287281" calcext:value-type="float">
            <text:p>59229304.9287281</text:p>
          </table:table-cell>
          <table:table-cell table:formula="of:=([.$E31]*POWER(1+[.$O$6];[.S$26])-SERIESSUM((1+[.$O$6])*(1+[.$O$8]);[.S$26];-1;OFFSET([.$C32];[.S$26];0):[.$C32]))*(1-1/4*[.$O$4]*[.$O$5])" office:value-type="float" office:value="59085355.4087619" calcext:value-type="float">
            <text:p>59085355.4087619</text:p>
          </table:table-cell>
          <table:table-cell table:formula="of:=([.$E31]*POWER(1+[.$O$6];[.T$26])-SERIESSUM((1+[.$O$6])*(1+[.$O$8]);[.T$26];-1;OFFSET([.$C32];[.T$26];0):[.$C32]))*(1-1/4*[.$O$4]*[.$O$5])" office:value-type="float" office:value="58196142.9310203" calcext:value-type="float">
            <text:p>58196142.9310203</text:p>
          </table:table-cell>
          <table:table-cell table:formula="of:=([.$E31]*POWER(1+[.$O$6];[.U$26])-SERIESSUM((1+[.$O$6])*(1+[.$O$8]);[.U$26];-1;OFFSET([.$C32];[.U$26];0):[.$C32]))*(1-1/4*[.$O$4]*[.$O$5])" office:value-type="float" office:value="56389691.0818579" calcext:value-type="float">
            <text:p>56389691.0818579</text:p>
          </table:table-cell>
          <table:table-cell table:formula="of:=([.$E31]*POWER(1+[.$O$6];[.V$26])-SERIESSUM((1+[.$O$6])*(1+[.$O$8]);[.V$26];-1;OFFSET([.$C32];[.V$26];0):[.$C32]))*(1-1/4*[.$O$4]*[.$O$5])" office:value-type="float" office:value="53462909.9337632" calcext:value-type="float">
            <text:p>53462909.9337632</text:p>
          </table:table-cell>
          <table:table-cell table:formula="of:=([.$E31]*POWER(1+[.$O$6];[.W$26])-SERIESSUM((1+[.$O$6])*(1+[.$O$8]);[.W$26];-1;OFFSET([.$C32];[.W$26];0):[.$C32]))*(1-1/4*[.$O$4]*[.$O$5])" office:value-type="float" office:value="49176415.3606017" calcext:value-type="float">
            <text:p>49176415.3606017</text:p>
          </table:table-cell>
          <table:table-cell table:formula="of:=([.$E31]*POWER(1+[.$O$6];[.X$26])-SERIESSUM((1+[.$O$6])*(1+[.$O$8]);[.X$26];-1;OFFSET([.$C32];[.X$26];0):[.$C32]))*(1-1/4*[.$O$4]*[.$O$5])" office:value-type="float" office:value="43248515.7073198" calcext:value-type="float">
            <text:p>43248515.7073198</text:p>
          </table:table-cell>
          <table:table-cell table:formula="of:=([.$E31]*POWER(1+[.$O$6];[.Y$26])-SERIESSUM((1+[.$O$6])*(1+[.$O$8]);[.Y$26];-1;OFFSET([.$C32];[.Y$26];0):[.$C32]))*(1-1/4*[.$O$4]*[.$O$5])" office:value-type="float" office:value="35348234.1755801" calcext:value-type="float">
            <text:p>35348234.1755801</text:p>
          </table:table-cell>
          <table:table-cell table:formula="of:=([.$E31]*POWER(1+[.$O$6];[.Z$26])-SERIESSUM((1+[.$O$6])*(1+[.$O$8]);[.Z$26];-1;OFFSET([.$C32];[.Z$26];0):[.$C32]))*(1-1/4*[.$O$4]*[.$O$5])" office:value-type="float" office:value="25087214.6405802" calcext:value-type="float">
            <text:p>25087214.6405802</text:p>
          </table:table-cell>
          <table:table-cell table:formula="of:=([.$E31]*POWER(1+[.$O$6];[.AA$26])-SERIESSUM((1+[.$O$6])*(1+[.$O$8]);[.AA$26];-1;OFFSET([.$C32];[.AA$26];0):[.$C32]))*(1-1/4*[.$O$4]*[.$O$5])" office:value-type="float" office:value="12010334.7426994" calcext:value-type="float">
            <text:p>12010334.7426994</text:p>
          </table:table-cell>
          <table:table-cell table:formula="of:=([.$E31]*POWER(1+[.$O$6];[.AB$26])-SERIESSUM((1+[.$O$6])*(1+[.$O$8]);[.AB$26];-1;OFFSET([.$C32];[.AB$26];0):[.$C32]))*(1-1/4*[.$O$4]*[.$O$5])" office:value-type="float" office:value="-4415177.50228495" calcext:value-type="float">
            <text:p>-4415177.50228495</text:p>
          </table:table-cell>
          <table:table-cell table:formula="of:=([.$E31]*POWER(1+[.$O$6];[.AC$26])-SERIESSUM((1+[.$O$6])*(1+[.$O$8]);[.AC$26];-1;OFFSET([.$C32];[.AC$26];0):[.$C32]))*(1-1/4*[.$O$4]*[.$O$5])" office:value-type="float" office:value="-24812359.2400534" calcext:value-type="float">
            <text:p>-24812359.2400534</text:p>
          </table:table-cell>
          <table:table-cell table:formula="of:=([.$E31]*POWER(1+[.$O$6];[.AD$26])-SERIESSUM((1+[.$O$6])*(1+[.$O$8]);[.AD$26];-1;OFFSET([.$C32];[.AD$26];0):[.$C32]))*(1-1/4*[.$O$4]*[.$O$5])" office:value-type="float" office:value="-49909133.0179499" calcext:value-type="float">
            <text:p>-49909133.0179499</text:p>
          </table:table-cell>
          <table:table-cell table:formula="of:=([.$E31]*POWER(1+[.$O$6];[.AE$26])-SERIESSUM((1+[.$O$6])*(1+[.$O$8]);[.AE$26];-1;OFFSET([.$C32];[.AE$26];0):[.$C32]))*(1-1/4*[.$O$4]*[.$O$5])" office:value-type="float" office:value="-80555246.9330146" calcext:value-type="float">
            <text:p>-80555246.9330146</text:p>
          </table:table-cell>
          <table:table-cell table:formula="of:=([.$E31]*POWER(1+[.$O$6];[.AF$26])-SERIESSUM((1+[.$O$6])*(1+[.$O$8]);[.AF$26];-1;OFFSET([.$C32];[.AF$26];0):[.$C32]))*(1-1/4*[.$O$4]*[.$O$5])" office:value-type="float" office:value="-117741899.195382" calcext:value-type="float">
            <text:p>-117741899.195382</text:p>
          </table:table-cell>
          <table:table-cell table:formula="of:=([.$E31]*POWER(1+[.$O$6];[.AG$26])-SERIESSUM((1+[.$O$6])*(1+[.$O$8]);[.AG$26];-1;OFFSET([.$C32];[.AG$26];0):[.$C32]))*(1-1/4*[.$O$4]*[.$O$5])" office:value-type="float" office:value="-162624468.609431" calcext:value-type="float">
            <text:p>-162624468.609431</text:p>
          </table:table-cell>
          <table:table-cell table:formula="of:=([.$E31]*POWER(1+[.$O$6];[.AH$26])-SERIESSUM((1+[.$O$6])*(1+[.$O$8]);[.AH$26];-1;OFFSET([.$C32];[.AH$26];0):[.$C32]))*(1-1/4*[.$O$4]*[.$O$5])" office:value-type="float" office:value="-216548838.360211" calcext:value-type="float">
            <text:p>-216548838.360211</text:p>
          </table:table-cell>
          <table:table-cell table:formula="of:=([.$E31]*POWER(1+[.$O$6];[.AI$26])-SERIESSUM((1+[.$O$6])*(1+[.$O$8]);[.AI$26];-1;OFFSET([.$C32];[.AI$26];0):[.$C32]))*(1-1/4*[.$O$4]*[.$O$5])" office:value-type="float" office:value="-281081876.653067" calcext:value-type="float">
            <text:p>-281081876.653067</text:p>
          </table:table-cell>
          <table:table-cell table:formula="of:=([.$E31]*POWER(1+[.$O$6];[.AJ$26])-SERIESSUM((1+[.$O$6])*(1+[.$O$8]);[.AJ$26];-1;OFFSET([.$C32];[.AJ$26];0):[.$C32]))*(1-1/4*[.$O$4]*[.$O$5])" office:value-type="float" office:value="-358046725.790838" calcext:value-type="float">
            <text:p>-358046725.790838</text:p>
          </table:table-cell>
          <table:table-cell table:formula="of:=([.$E31]*POWER(1+[.$O$6];[.AK$26])-SERIESSUM((1+[.$O$6])*(1+[.$O$8]);[.AK$26];-1;OFFSET([.$C32];[.AK$26];0):[.$C32]))*(1-1/4*[.$O$4]*[.$O$5])" office:value-type="float" office:value="-449563653.035328" calcext:value-type="float">
            <text:p>-449563653.035328</text:p>
          </table:table-cell>
          <table:table-cell table:formula="of:=([.$E31]*POWER(1+[.$O$6];[.AL$26])-SERIESSUM((1+[.$O$6])*(1+[.$O$8]);[.AL$26];-1;OFFSET([.$C32];[.AL$26];0):[.$C32]))*(1-1/4*[.$O$4]*[.$O$5])" office:value-type="float" office:value="-558097334.225943" calcext:value-type="float">
            <text:p>-558097334.225943</text:p>
          </table:table-cell>
          <table:table-cell table:formula="of:=([.$E31]*POWER(1+[.$O$6];[.AM$26])-SERIESSUM((1+[.$O$6])*(1+[.$O$8]);[.AM$26];-1;OFFSET([.$C32];[.AM$26];0):[.$C32]))*(1-1/4*[.$O$4]*[.$O$5])" office:value-type="float" office:value="-686511577.08915" calcext:value-type="float">
            <text:p>-686511577.08915</text:p>
          </table:table-cell>
          <table:table-cell table:formula="of:=([.$E31]*POWER(1+[.$O$6];[.AN$26])-SERIESSUM((1+[.$O$6])*(1+[.$O$8]);[.AN$26];-1;OFFSET([.$C32];[.AN$26];0):[.$C32]))*(1-1/4*[.$O$4]*[.$O$5])" office:value-type="float" office:value="-838132648.323143" calcext:value-type="float">
            <text:p>-838132648.323143</text:p>
          </table:table-cell>
          <table:table-cell table:formula="of:=([.$E31]*POWER(1+[.$O$6];[.AO$26])-SERIESSUM((1+[.$O$6])*(1+[.$O$8]);[.AO$26];-1;OFFSET([.$C32];[.AO$26];0):[.$C32]))*(1-1/4*[.$O$4]*[.$O$5])" office:value-type="float" office:value="-1016822550.18273" calcext:value-type="float">
            <text:p>-1016822550.18273</text:p>
          </table:table-cell>
          <table:table-cell table:formula="of:=([.$E31]*POWER(1+[.$O$6];[.AP$26])-SERIESSUM((1+[.$O$6])*(1+[.$O$8]);[.AP$26];-1;OFFSET([.$C32];[.AP$26];0):[.$C32]))*(1-1/4*[.$O$4]*[.$O$5])" office:value-type="float" office:value="-1214767845.79626" calcext:value-type="float">
            <text:p>-1214767845.79626</text:p>
          </table:table-cell>
          <table:table-cell table:formula="of:=([.$E31]*POWER(1+[.$O$6];[.AQ$26])-SERIESSUM((1+[.$O$6])*(1+[.$O$8]);[.AQ$26];-1;OFFSET([.$C32];[.AQ$26];0):[.$C32]))*(1-1/4*[.$O$4]*[.$O$5])" office:value-type="float" office:value="-1446691645.95167" calcext:value-type="float">
            <text:p>-1446691645.95167</text:p>
          </table:table-cell>
          <table:table-cell table:formula="of:=([.$E31]*POWER(1+[.$O$6];[.AR$26])-SERIESSUM((1+[.$O$6])*(1+[.$O$8]);[.AR$26];-1;OFFSET([.$C32];[.AR$26];0):[.$C32]))*(1-1/4*[.$O$4]*[.$O$5])" office:value-type="float" office:value="-1718135263.27922" calcext:value-type="float">
            <text:p>-1718135263.27922</text:p>
          </table:table-cell>
          <table:table-cell table:formula="of:=([.$E31]*POWER(1+[.$O$6];[.AS$26])-SERIESSUM((1+[.$O$6])*(1+[.$O$8]);[.AS$26];-1;OFFSET([.$C32];[.AS$26];0):[.$C32]))*(1-1/4*[.$O$4]*[.$O$5])" office:value-type="float" office:value="-2035522579.24033" calcext:value-type="float">
            <text:p>-2035522579.24033</text:p>
          </table:table-cell>
          <table:table-cell table:formula="of:=([.$E31]*POWER(1+[.$O$6];[.AT$26])-SERIESSUM((1+[.$O$6])*(1+[.$O$8]);[.AT$26];-1;OFFSET([.$C32];[.AT$26];0):[.$C32]))*(1-1/4*[.$O$4]*[.$O$5])" office:value-type="float" office:value="-2406298999.08458" calcext:value-type="float">
            <text:p>-2406298999.08458</text:p>
          </table:table-cell>
          <table:table-cell table:formula="of:=([.$E31]*POWER(1+[.$O$6];[.AU$26])-SERIESSUM((1+[.$O$6])*(1+[.$O$8]);[.AU$26];-1;OFFSET([.$C32];[.AU$26];0):[.$C32]))*(1-1/4*[.$O$4]*[.$O$5])" office:value-type="float" office:value="-2839092158.37776" calcext:value-type="float">
            <text:p>-2839092158.37776</text:p>
          </table:table-cell>
          <table:table-cell table:formula="of:=([.$E31]*POWER(1+[.$O$6];[.AV$26])-SERIESSUM((1+[.$O$6])*(1+[.$O$8]);[.AV$26];-1;OFFSET([.$C32];[.AV$26];0):[.$C32]))*(1-1/4*[.$O$4]*[.$O$5])" office:value-type="float" office:value="-3343897776.0598" calcext:value-type="float">
            <text:p>-3343897776.0598</text:p>
          </table:table-cell>
          <table:table-cell table:formula="of:=([.$E31]*POWER(1+[.$O$6];[.AW$26])-SERIESSUM((1+[.$O$6])*(1+[.$O$8]);[.AW$26];-1;OFFSET([.$C32];[.AW$26];0):[.$C32]))*(1-1/4*[.$O$4]*[.$O$5])" office:value-type="float" office:value="-3932294578.08024" calcext:value-type="float">
            <text:p>-3932294578.08024</text:p>
          </table:table-cell>
          <table:table-cell table:formula="of:=([.$E31]*POWER(1+[.$O$6];[.AX$26])-SERIESSUM((1+[.$O$6])*(1+[.$O$8]);[.AX$26];-1;OFFSET([.$C32];[.AX$26];0):[.$C32]))*(1-1/4*[.$O$4]*[.$O$5])" office:value-type="float" office:value="-4617692827.14031" calcext:value-type="float">
            <text:p>-4617692827.14031</text:p>
          </table:table-cell>
          <table:table-cell table:formula="of:=([.$E31]*POWER(1+[.$O$6];[.AY$26])-SERIESSUM((1+[.$O$6])*(1+[.$O$8]);[.AY$26];-1;OFFSET([.$C32];[.AY$26];0):[.$C32]))*(1-1/4*[.$O$4]*[.$O$5])" office:value-type="float" office:value="-5415621700.77099" calcext:value-type="float">
            <text:p>-5415621700.77099</text:p>
          </table:table-cell>
          <table:table-cell table:formula="of:=([.$E31]*POWER(1+[.$O$6];[.AZ$26])-SERIESSUM((1+[.$O$6])*(1+[.$O$8]);[.AZ$26];-1;OFFSET([.$C32];[.AZ$26];0):[.$C32]))*(1-1/4*[.$O$4]*[.$O$5])" office:value-type="float" office:value="-6344061576.71681" calcext:value-type="float">
            <text:p>-6344061576.71681</text:p>
          </table:table-cell>
          <table:table-cell table:formula="of:=([.$E31]*POWER(1+[.$O$6];[.BA$26])-SERIESSUM((1+[.$O$6])*(1+[.$O$8]);[.BA$26];-1;OFFSET([.$C32];[.BA$26];0):[.$C32]))*(1-1/4*[.$O$4]*[.$O$5])" office:value-type="float" office:value="-7423828228.50427" calcext:value-type="float">
            <text:p>-7423828228.50427</text:p>
          </table:table-cell>
          <table:table-cell table:formula="of:=([.$E31]*POWER(1+[.$O$6];[.BB$26])-SERIESSUM((1+[.$O$6])*(1+[.$O$8]);[.BB$26];-1;OFFSET([.$C32];[.BB$26];0):[.$C32]))*(1-1/4*[.$O$4]*[.$O$5])" office:value-type="float" office:value="-8679017024.94589" calcext:value-type="float">
            <text:p>-8679017024.94589</text:p>
          </table:table-cell>
          <table:table-cell table:formula="of:=([.$E31]*POWER(1+[.$O$6];[.BC$26])-SERIESSUM((1+[.$O$6])*(1+[.$O$8]);[.BC$26];-1;OFFSET([.$C32];[.BC$26];0):[.$C32]))*(1-1/4*[.$O$4]*[.$O$5])" office:value-type="float" office:value="-10137516488.0407" calcext:value-type="float">
            <text:p>-10137516488.0407</text:p>
          </table:table-cell>
          <table:table-cell table:formula="of:=([.$E31]*POWER(1+[.$O$6];[.BD$26])-SERIESSUM((1+[.$O$6])*(1+[.$O$8]);[.BD$26];-1;OFFSET([.$C32];[.BD$26];0):[.$C32]))*(1-1/4*[.$O$4]*[.$O$5])" office:value-type="float" office:value="-11831602020.7142" calcext:value-type="float">
            <text:p>-11831602020.7142</text:p>
          </table:table-cell>
          <table:table-cell table:formula="of:=([.$E31]*POWER(1+[.$O$6];[.BE$26])-SERIESSUM((1+[.$O$6])*(1+[.$O$8]);[.BE$26];-1;OFFSET([.$C32];[.BE$26];0):[.$C32]))*(1-1/4*[.$O$4]*[.$O$5])" office:value-type="float" office:value="-13798622299.6424" calcext:value-type="float">
            <text:p>-13798622299.6424</text:p>
          </table:table-cell>
          <table:table-cell table:formula="of:=([.$E31]*POWER(1+[.$O$6];[.BF$26])-SERIESSUM((1+[.$O$6])*(1+[.$O$8]);[.BF$26];-1;OFFSET([.$C32];[.BF$26];0):[.$C32]))*(1-1/4*[.$O$4]*[.$O$5])" office:value-type="float" office:value="-16081792774.3322" calcext:value-type="float">
            <text:p>-16081792774.3322</text:p>
          </table:table-cell>
          <table:table-cell table:formula="of:=([.$E31]*POWER(1+[.$O$6];[.BG$26])-SERIESSUM((1+[.$O$6])*(1+[.$O$8]);[.BG$26];-1;OFFSET([.$C32];[.BG$26];0):[.$C32]))*(1-1/4*[.$O$4]*[.$O$5])" office:value-type="float" office:value="-18731112962.473" calcext:value-type="float">
            <text:p>-18731112962.473</text:p>
          </table:table-cell>
          <table:table-cell table:formula="of:=([.$E31]*POWER(1+[.$O$6];[.BH$26])-SERIESSUM((1+[.$O$6])*(1+[.$O$8]);[.BH$26];-1;OFFSET([.$C32];[.BH$26];0):[.$C32]))*(1-1/4*[.$O$4]*[.$O$5])" office:value-type="float" office:value="-21804426830.4849" calcext:value-type="float">
            <text:p>-21804426830.4849</text:p>
          </table:table-cell>
          <table:table-cell table:formula="of:=([.$E31]*POWER(1+[.$O$6];[.BI$26])-SERIESSUM((1+[.$O$6])*(1+[.$O$8]);[.BI$26];-1;OFFSET([.$C32];[.BI$26];0):[.$C32]))*(1-1/4*[.$O$4]*[.$O$5])" office:value-type="float" office:value="-25368648551.6435" calcext:value-type="float">
            <text:p>-25368648551.6435</text:p>
          </table:table-cell>
          <table:table-cell table:formula="of:=([.$E31]*POWER(1+[.$O$6];[.BJ$26])-SERIESSUM((1+[.$O$6])*(1+[.$O$8]);[.BJ$26];-1;OFFSET([.$C32];[.BJ$26];0):[.$C32]))*(1-1/4*[.$O$4]*[.$O$5])" office:value-type="float" office:value="-29501179405.1213" calcext:value-type="float">
            <text:p>-29501179405.1213</text:p>
          </table:table-cell>
          <table:table-cell table:formula="of:=([.$E31]*POWER(1+[.$O$6];[.BK$26])-SERIESSUM((1+[.$O$6])*(1+[.$O$8]);[.BK$26];-1;OFFSET([.$C32];[.BK$26];0):[.$C32]))*(1-1/4*[.$O$4]*[.$O$5])" office:value-type="float" office:value="-34291545590.5075" calcext:value-type="float">
            <text:p>-34291545590.5075</text:p>
          </table:table-cell>
          <table:table-cell table:formula="of:=([.$E31]*POWER(1+[.$O$6];[.BL$26])-SERIESSUM((1+[.$O$6])*(1+[.$O$8]);[.BL$26];-1;OFFSET([.$C32];[.BL$26];0):[.$C32]))*(1-1/4*[.$O$4]*[.$O$5])" office:value-type="float" office:value="-39843291367.9357" calcext:value-type="float">
            <text:p>-39843291367.9357</text:p>
          </table:table-cell>
          <table:table-cell table:formula="of:=([.$E31]*POWER(1+[.$O$6];[.BM$26])-SERIESSUM((1+[.$O$6])*(1+[.$O$8]);[.BM$26];-1;OFFSET([.$C32];[.BM$26];0):[.$C32]))*(1-1/4*[.$O$4]*[.$O$5])" office:value-type="float" office:value="-46276167291.0155" calcext:value-type="float">
            <text:p>-46276167291.0155</text:p>
          </table:table-cell>
          <table:table-cell table:formula="of:=([.$E31]*POWER(1+[.$O$6];[.BN$26])-SERIESSUM((1+[.$O$6])*(1+[.$O$8]);[.BN$26];-1;OFFSET([.$C32];[.BN$26];0):[.$C32]))*(1-1/4*[.$O$4]*[.$O$5])" office:value-type="float" office:value="-53728659490.6247" calcext:value-type="float">
            <text:p>-53728659490.6247</text:p>
          </table:table-cell>
          <table:table-cell table:formula="of:=([.$E31]*POWER(1+[.$O$6];[.BO$26])-SERIESSUM((1+[.$O$6])*(1+[.$O$8]);[.BO$26];-1;OFFSET([.$C32];[.BO$26];0):[.$C32]))*(1-1/4*[.$O$4]*[.$O$5])" office:value-type="float" office:value="-62360913122.0233" calcext:value-type="float">
            <text:p>-62360913122.0233</text:p>
          </table:table-cell>
          <table:table-cell table:formula="of:=([.$E31]*POWER(1+[.$O$6];[.BP$26])-SERIESSUM((1+[.$O$6])*(1+[.$O$8]);[.BP$26];-1;OFFSET([.$C32];[.BP$26];0):[.$C32]))*(1-1/4*[.$O$4]*[.$O$5])" office:value-type="float" office:value="-72358111355.6402" calcext:value-type="float">
            <text:p>-72358111355.6402</text:p>
          </table:table-cell>
          <table:table-cell table:formula="of:=([.$E31]*POWER(1+[.$O$6];[.BQ$26])-SERIESSUM((1+[.$O$6])*(1+[.$O$8]);[.BQ$26];-1;OFFSET([.$C32];[.BQ$26];0):[.$C32]))*(1-1/4*[.$O$4]*[.$O$5])" office:value-type="float" office:value="-83934380846.5541" calcext:value-type="float">
            <text:p>-83934380846.5541</text:p>
          </table:table-cell>
          <table:table-cell table:formula="of:=([.$E31]*POWER(1+[.$O$6];[.BR$26])-SERIESSUM((1+[.$O$6])*(1+[.$O$8]);[.BR$26];-1;OFFSET([.$C32];[.BR$26];0):[.$C32]))*(1-1/4*[.$O$4]*[.$O$5])" office:value-type="float" office:value="-97337305659.3726" calcext:value-type="float">
            <text:p>-97337305659.3726</text:p>
          </table:table-cell>
          <table:table-cell table:formula="of:=([.$E31]*POWER(1+[.$O$6];[.BS$26])-SERIESSUM((1+[.$O$6])*(1+[.$O$8]);[.BS$26];-1;OFFSET([.$C32];[.BS$26];0):[.$C32]))*(1-1/4*[.$O$4]*[.$O$5])" office:value-type="float" office:value="-112853144385.313" calcext:value-type="float">
            <text:p>-112853144385.313</text:p>
          </table:table-cell>
          <table:table-cell table:formula="of:=([.$E31]*POWER(1+[.$O$6];[.BT$26])-SERIESSUM((1+[.$O$6])*(1+[.$O$8]);[.BT$26];-1;OFFSET([.$C32];[.BT$26];0):[.$C32]))*(1-1/4*[.$O$4]*[.$O$5])" office:value-type="float" office:value="-130812859934.237" calcext:value-type="float">
            <text:p>-130812859934.237</text:p>
          </table:table-cell>
          <table:table-cell table:formula="of:=([.$E31]*POWER(1+[.$O$6];[.BU$26])-SERIESSUM((1+[.$O$6])*(1+[.$O$8]);[.BU$26];-1;OFFSET([.$C32];[.BU$26];0):[.$C32]))*(1-1/4*[.$O$4]*[.$O$5])" office:value-type="float" office:value="-151599088525.179" calcext:value-type="float">
            <text:p>-151599088525.179</text:p>
          </table:table-cell>
          <table:table-cell table:formula="of:=([.$E31]*POWER(1+[.$O$6];[.BV$26])-SERIESSUM((1+[.$O$6])*(1+[.$O$8]);[.BV$26];-1;OFFSET([.$C32];[.BV$26];0):[.$C32]))*(1-1/4*[.$O$4]*[.$O$5])" office:value-type="float" office:value="-175654194091.686" calcext:value-type="float">
            <text:p>-175654194091.686</text:p>
          </table:table-cell>
          <table:table-cell table:formula="of:=([.$E31]*POWER(1+[.$O$6];[.BW$26])-SERIESSUM((1+[.$O$6])*(1+[.$O$8]);[.BW$26];-1;OFFSET([.$C32];[.BW$26];0):[.$C32]))*(1-1/4*[.$O$4]*[.$O$5])" office:value-type="float" office:value="-203489577075.701" calcext:value-type="float">
            <text:p>-203489577075.701</text:p>
          </table:table-cell>
          <table:table-cell table:formula="of:=([.$E31]*POWER(1+[.$O$6];[.BX$26])-SERIESSUM((1+[.$O$6])*(1+[.$O$8]);[.BX$26];-1;OFFSET([.$C32];[.BX$26];0):[.$C32]))*(1-1/4*[.$O$4]*[.$O$5])" office:value-type="float" office:value="-235696432882.696" calcext:value-type="float">
            <text:p>-235696432882.6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O$2]*POWER(1+[.$O$11];[.$A56])*(POWER([.$O$7];12)-1)/([.$O$7]-1) + [.$B56]*POWER([.$O$7];12)" office:value-type="float" office:value="539711753.789407" calcext:value-type="float">
            <text:p>539711753.789407</text:p>
          </table:table-cell>
          <table:table-cell table:formula="of:=[.$C56]*POWER([.$O$9];12)" office:value-type="float" office:value="7672379.92399167" calcext:value-type="float">
            <text:p>7672379.92399167</text:p>
          </table:table-cell>
          <table:table-cell table:formula="of:=[.$B57]/4*[.$O$4]*[.$O$5]" office:value-type="float" office:value="1060533.59619619" calcext:value-type="float">
            <text:p>1060533.59619619</text:p>
          </table:table-cell>
          <table:table-cell table:formula="of:=[.$B57]-[.$C57]-[.$D57]+[.$O$13]*POWER([.$O$7];12*[.$A57])" office:value-type="float" office:value="530978840.269219" calcext:value-type="float">
            <text:p>530978840.26921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$E32]-[.$C33]" office:value-type="float" office:value="52049443.130273" calcext:value-type="float">
            <text:p>52049443.130273</text:p>
          </table:table-cell>
          <table:table-cell table:formula="of:=([.$E32]*POWER(1+[.$O$6];[.K$26])-SERIESSUM((1+[.$O$6])*(1+[.$O$8]);[.K$26];-1;OFFSET([.$C33];[.K$26];0):[.$C33]))*(1-1/4*[.$O$4]*[.$O$5])" office:value-type="float" office:value="54373528.2701153" calcext:value-type="float">
            <text:p>54373528.2701153</text:p>
          </table:table-cell>
          <table:table-cell table:formula="of:=([.$E32]*POWER(1+[.$O$6];[.L$26])-SERIESSUM((1+[.$O$6])*(1+[.$O$8]);[.L$26];-1;OFFSET([.$C33];[.L$26];0):[.$C33]))*(1-1/4*[.$O$4]*[.$O$5])" office:value-type="float" office:value="56741056.0439976" calcext:value-type="float">
            <text:p>56741056.0439976</text:p>
          </table:table-cell>
          <table:table-cell table:formula="of:=([.$E32]*POWER(1+[.$O$6];[.M$26])-SERIESSUM((1+[.$O$6])*(1+[.$O$8]);[.M$26];-1;OFFSET([.$C33];[.M$26];0):[.$C33]))*(1-1/4*[.$O$4]*[.$O$5])" office:value-type="float" office:value="59006815.224043" calcext:value-type="float">
            <text:p>59006815.224043</text:p>
          </table:table-cell>
          <table:table-cell table:formula="of:=([.$E32]*POWER(1+[.$O$6];[.N$26])-SERIESSUM((1+[.$O$6])*(1+[.$O$8]);[.N$26];-1;OFFSET([.$C33];[.N$26];0):[.$C33]))*(1-1/4*[.$O$4]*[.$O$5])" office:value-type="float" office:value="61118567.9917923" calcext:value-type="float">
            <text:p>61118567.9917923</text:p>
          </table:table-cell>
          <table:table-cell table:formula="of:=([.$E32]*POWER(1+[.$O$6];[.O$26])-SERIESSUM((1+[.$O$6])*(1+[.$O$8]);[.O$26];-1;OFFSET([.$C33];[.O$26];0):[.$C33]))*(1-1/4*[.$O$4]*[.$O$5])" office:value-type="float" office:value="63013120.8035719" calcext:value-type="float">
            <text:p>63013120.8035719</text:p>
          </table:table-cell>
          <table:table-cell table:formula="of:=([.$E32]*POWER(1+[.$O$6];[.P$26])-SERIESSUM((1+[.$O$6])*(1+[.$O$8]);[.P$26];-1;OFFSET([.$C33];[.P$26];0):[.$C33]))*(1-1/4*[.$O$4]*[.$O$5])" office:value-type="float" office:value="64614399.4062522" calcext:value-type="float">
            <text:p>64614399.4062522</text:p>
          </table:table-cell>
          <table:table-cell table:formula="of:=([.$E32]*POWER(1+[.$O$6];[.Q$26])-SERIESSUM((1+[.$O$6])*(1+[.$O$8]);[.Q$26];-1;OFFSET([.$C33];[.Q$26];0):[.$C33]))*(1-1/4*[.$O$4]*[.$O$5])" office:value-type="float" office:value="65831207.118565" calcext:value-type="float">
            <text:p>65831207.118565</text:p>
          </table:table-cell>
          <table:table-cell table:formula="of:=([.$E32]*POWER(1+[.$O$6];[.R$26])-SERIESSUM((1+[.$O$6])*(1+[.$O$8]);[.R$26];-1;OFFSET([.$C33];[.R$26];0):[.$C33]))*(1-1/4*[.$O$4]*[.$O$5])" office:value-type="float" office:value="66554615.7465959" calcext:value-type="float">
            <text:p>66554615.7465959</text:p>
          </table:table-cell>
          <table:table-cell table:formula="of:=([.$E32]*POWER(1+[.$O$6];[.S$26])-SERIESSUM((1+[.$O$6])*(1+[.$O$8]);[.S$26];-1;OFFSET([.$C33];[.S$26];0):[.$C33]))*(1-1/4*[.$O$4]*[.$O$5])" office:value-type="float" office:value="66654930.5180606" calcext:value-type="float">
            <text:p>66654930.5180606</text:p>
          </table:table-cell>
          <table:table-cell table:formula="of:=([.$E32]*POWER(1+[.$O$6];[.T$26])-SERIESSUM((1+[.$O$6])*(1+[.$O$8]);[.T$26];-1;OFFSET([.$C33];[.T$26];0):[.$C33]))*(1-1/4*[.$O$4]*[.$O$5])" office:value-type="float" office:value="65978161.1853319" calcext:value-type="float">
            <text:p>65978161.1853319</text:p>
          </table:table-cell>
          <table:table-cell table:formula="of:=([.$E32]*POWER(1+[.$O$6];[.U$26])-SERIESSUM((1+[.$O$6])*(1+[.$O$8]);[.U$26];-1;OFFSET([.$C33];[.U$26];0):[.$C33]))*(1-1/4*[.$O$4]*[.$O$5])" office:value-type="float" office:value="64341920.7666594" calcext:value-type="float">
            <text:p>64341920.7666594</text:p>
          </table:table-cell>
          <table:table-cell table:formula="of:=([.$E32]*POWER(1+[.$O$6];[.V$26])-SERIESSUM((1+[.$O$6])*(1+[.$O$8]);[.V$26];-1;OFFSET([.$C33];[.V$26];0):[.$C33]))*(1-1/4*[.$O$4]*[.$O$5])" office:value-type="float" office:value="61530661.0429238" calcext:value-type="float">
            <text:p>61530661.0429238</text:p>
          </table:table-cell>
          <table:table-cell table:formula="of:=([.$E32]*POWER(1+[.$O$6];[.W$26])-SERIESSUM((1+[.$O$6])*(1+[.$O$8]);[.W$26];-1;OFFSET([.$C33];[.W$26];0):[.$C33]))*(1-1/4*[.$O$4]*[.$O$5])" office:value-type="float" office:value="57290139.6427447" calcext:value-type="float">
            <text:p>57290139.6427447</text:p>
          </table:table-cell>
          <table:table-cell table:formula="of:=([.$E32]*POWER(1+[.$O$6];[.X$26])-SERIESSUM((1+[.$O$6])*(1+[.$O$8]);[.X$26];-1;OFFSET([.$C33];[.X$26];0):[.$C33]))*(1-1/4*[.$O$4]*[.$O$5])" office:value-type="float" office:value="51320997.0302852" calcext:value-type="float">
            <text:p>51320997.0302852</text:p>
          </table:table-cell>
          <table:table-cell table:formula="of:=([.$E32]*POWER(1+[.$O$6];[.Y$26])-SERIESSUM((1+[.$O$6])*(1+[.$O$8]);[.Y$26];-1;OFFSET([.$C33];[.Y$26];0):[.$C33]))*(1-1/4*[.$O$4]*[.$O$5])" office:value-type="float" office:value="43271302.6091999" calcext:value-type="float">
            <text:p>43271302.6091999</text:p>
          </table:table-cell>
          <table:table-cell table:formula="of:=([.$E32]*POWER(1+[.$O$6];[.Z$26])-SERIESSUM((1+[.$O$6])*(1+[.$O$8]);[.Z$26];-1;OFFSET([.$C33];[.Z$26];0):[.$C33]))*(1-1/4*[.$O$4]*[.$O$5])" office:value-type="float" office:value="32727907.0700564" calcext:value-type="float">
            <text:p>32727907.0700564</text:p>
          </table:table-cell>
          <table:table-cell table:formula="of:=([.$E32]*POWER(1+[.$O$6];[.AA$26])-SERIESSUM((1+[.$O$6])*(1+[.$O$8]);[.AA$26];-1;OFFSET([.$C33];[.AA$26];0):[.$C33]))*(1-1/4*[.$O$4]*[.$O$5])" office:value-type="float" office:value="19206412.5716947" calcext:value-type="float">
            <text:p>19206412.5716947</text:p>
          </table:table-cell>
          <table:table-cell table:formula="of:=([.$E32]*POWER(1+[.$O$6];[.AB$26])-SERIESSUM((1+[.$O$6])*(1+[.$O$8]);[.AB$26];-1;OFFSET([.$C33];[.AB$26];0):[.$C33]))*(1-1/4*[.$O$4]*[.$O$5])" office:value-type="float" office:value="2139542.82132209" calcext:value-type="float">
            <text:p>2139542.82132209</text:p>
          </table:table-cell>
          <table:table-cell table:formula="of:=([.$E32]*POWER(1+[.$O$6];[.AC$26])-SERIESSUM((1+[.$O$6])*(1+[.$O$8]);[.AC$26];-1;OFFSET([.$C33];[.AC$26];0):[.$C33]))*(1-1/4*[.$O$4]*[.$O$5])" office:value-type="float" office:value="-19136339.018189" calcext:value-type="float">
            <text:p>-19136339.018189</text:p>
          </table:table-cell>
          <table:table-cell table:formula="of:=([.$E32]*POWER(1+[.$O$6];[.AD$26])-SERIESSUM((1+[.$O$6])*(1+[.$O$8]);[.AD$26];-1;OFFSET([.$C33];[.AD$26];0):[.$C33]))*(1-1/4*[.$O$4]*[.$O$5])" office:value-type="float" office:value="-45396856.1310446" calcext:value-type="float">
            <text:p>-45396856.1310446</text:p>
          </table:table-cell>
          <table:table-cell table:formula="of:=([.$E32]*POWER(1+[.$O$6];[.AE$26])-SERIESSUM((1+[.$O$6])*(1+[.$O$8]);[.AE$26];-1;OFFSET([.$C33];[.AE$26];0):[.$C33]))*(1-1/4*[.$O$4]*[.$O$5])" office:value-type="float" office:value="-77547724.7243112" calcext:value-type="float">
            <text:p>-77547724.7243112</text:p>
          </table:table-cell>
          <table:table-cell table:formula="of:=([.$E32]*POWER(1+[.$O$6];[.AF$26])-SERIESSUM((1+[.$O$6])*(1+[.$O$8]);[.AF$26];-1;OFFSET([.$C33];[.AF$26];0):[.$C33]))*(1-1/4*[.$O$4]*[.$O$5])" office:value-type="float" office:value="-116645731.485523" calcext:value-type="float">
            <text:p>-116645731.485523</text:p>
          </table:table-cell>
          <table:table-cell table:formula="of:=([.$E32]*POWER(1+[.$O$6];[.AG$26])-SERIESSUM((1+[.$O$6])*(1+[.$O$8]);[.AG$26];-1;OFFSET([.$C33];[.AG$26];0):[.$C33]))*(1-1/4*[.$O$4]*[.$O$5])" office:value-type="float" office:value="-163923032.706272" calcext:value-type="float">
            <text:p>-163923032.706272</text:p>
          </table:table-cell>
          <table:table-cell table:formula="of:=([.$E32]*POWER(1+[.$O$6];[.AH$26])-SERIESSUM((1+[.$O$6])*(1+[.$O$8]);[.AH$26];-1;OFFSET([.$C33];[.AH$26];0):[.$C33]))*(1-1/4*[.$O$4]*[.$O$5])" office:value-type="float" office:value="-220815296.443142" calcext:value-type="float">
            <text:p>-220815296.443142</text:p>
          </table:table-cell>
          <table:table-cell table:formula="of:=([.$E32]*POWER(1+[.$O$6];[.AI$26])-SERIESSUM((1+[.$O$6])*(1+[.$O$8]);[.AI$26];-1;OFFSET([.$C33];[.AI$26];0):[.$C33]))*(1-1/4*[.$O$4]*[.$O$5])" office:value-type="float" office:value="-288994290.568315" calcext:value-type="float">
            <text:p>-288994290.568315</text:p>
          </table:table-cell>
          <table:table-cell table:formula="of:=([.$E32]*POWER(1+[.$O$6];[.AJ$26])-SERIESSUM((1+[.$O$6])*(1+[.$O$8]);[.AJ$26];-1;OFFSET([.$C33];[.AJ$26];0):[.$C33]))*(1-1/4*[.$O$4]*[.$O$5])" office:value-type="float" office:value="-370405613.749693" calcext:value-type="float">
            <text:p>-370405613.749693</text:p>
          </table:table-cell>
          <table:table-cell table:formula="of:=([.$E32]*POWER(1+[.$O$6];[.AK$26])-SERIESSUM((1+[.$O$6])*(1+[.$O$8]);[.AK$26];-1;OFFSET([.$C33];[.AK$26];0):[.$C33]))*(1-1/4*[.$O$4]*[.$O$5])" office:value-type="float" office:value="-467312375.273577" calcext:value-type="float">
            <text:p>-467312375.273577</text:p>
          </table:table-cell>
          <table:table-cell table:formula="of:=([.$E32]*POWER(1+[.$O$6];[.AL$26])-SERIESSUM((1+[.$O$6])*(1+[.$O$8]);[.AL$26];-1;OFFSET([.$C33];[.AL$26];0):[.$C33]))*(1-1/4*[.$O$4]*[.$O$5])" office:value-type="float" office:value="-582345755.469597" calcext:value-type="float">
            <text:p>-582345755.469597</text:p>
          </table:table-cell>
          <table:table-cell table:formula="of:=([.$E32]*POWER(1+[.$O$6];[.AM$26])-SERIESSUM((1+[.$O$6])*(1+[.$O$8]);[.AM$26];-1;OFFSET([.$C33];[.AM$26];0):[.$C33]))*(1-1/4*[.$O$4]*[.$O$5])" office:value-type="float" office:value="-718563523.961055" calcext:value-type="float">
            <text:p>-718563523.961055</text:p>
          </table:table-cell>
          <table:table-cell table:formula="of:=([.$E32]*POWER(1+[.$O$6];[.AN$26])-SERIESSUM((1+[.$O$6])*(1+[.$O$8]);[.AN$26];-1;OFFSET([.$C33];[.AN$26];0):[.$C33]))*(1-1/4*[.$O$4]*[.$O$5])" office:value-type="float" office:value="-879517761.099481" calcext:value-type="float">
            <text:p>-879517761.099481</text:p>
          </table:table-cell>
          <table:table-cell table:formula="of:=([.$E32]*POWER(1+[.$O$6];[.AO$26])-SERIESSUM((1+[.$O$6])*(1+[.$O$8]);[.AO$26];-1;OFFSET([.$C33];[.AO$26];0):[.$C33]))*(1-1/4*[.$O$4]*[.$O$5])" office:value-type="float" office:value="-1057037265.84361" calcext:value-type="float">
            <text:p>-1057037265.84361</text:p>
          </table:table-cell>
          <table:table-cell table:formula="of:=([.$E32]*POWER(1+[.$O$6];[.AP$26])-SERIESSUM((1+[.$O$6])*(1+[.$O$8]);[.AP$26];-1;OFFSET([.$C33];[.AP$26];0):[.$C33]))*(1-1/4*[.$O$4]*[.$O$5])" office:value-type="float" office:value="-1265432128.81529" calcext:value-type="float">
            <text:p>-1265432128.81529</text:p>
          </table:table-cell>
          <table:table-cell table:formula="of:=([.$E32]*POWER(1+[.$O$6];[.AQ$26])-SERIESSUM((1+[.$O$6])*(1+[.$O$8]);[.AQ$26];-1;OFFSET([.$C33];[.AQ$26];0):[.$C33]))*(1-1/4*[.$O$4]*[.$O$5])" office:value-type="float" office:value="-1509766821.61788" calcext:value-type="float">
            <text:p>-1509766821.61788</text:p>
          </table:table-cell>
          <table:table-cell table:formula="of:=([.$E32]*POWER(1+[.$O$6];[.AR$26])-SERIESSUM((1+[.$O$6])*(1+[.$O$8]);[.AR$26];-1;OFFSET([.$C33];[.AR$26];0):[.$C33]))*(1-1/4*[.$O$4]*[.$O$5])" office:value-type="float" office:value="-1795914668.90527" calcext:value-type="float">
            <text:p>-1795914668.90527</text:p>
          </table:table-cell>
          <table:table-cell table:formula="of:=([.$E32]*POWER(1+[.$O$6];[.AS$26])-SERIESSUM((1+[.$O$6])*(1+[.$O$8]);[.AS$26];-1;OFFSET([.$C33];[.AS$26];0):[.$C33]))*(1-1/4*[.$O$4]*[.$O$5])" office:value-type="float" office:value="-2130685371.61806" calcext:value-type="float">
            <text:p>-2130685371.61806</text:p>
          </table:table-cell>
          <table:table-cell table:formula="of:=([.$E32]*POWER(1+[.$O$6];[.AT$26])-SERIESSUM((1+[.$O$6])*(1+[.$O$8]);[.AT$26];-1;OFFSET([.$C33];[.AT$26];0):[.$C33]))*(1-1/4*[.$O$4]*[.$O$5])" office:value-type="float" office:value="-2521972506.09146" calcext:value-type="float">
            <text:p>-2521972506.09146</text:p>
          </table:table-cell>
          <table:table-cell table:formula="of:=([.$E32]*POWER(1+[.$O$6];[.AU$26])-SERIESSUM((1+[.$O$6])*(1+[.$O$8]);[.AU$26];-1;OFFSET([.$C33];[.AU$26];0):[.$C33]))*(1-1/4*[.$O$4]*[.$O$5])" office:value-type="float" office:value="-2978924117.94089" calcext:value-type="float">
            <text:p>-2978924117.94089</text:p>
          </table:table-cell>
          <table:table-cell table:formula="of:=([.$E32]*POWER(1+[.$O$6];[.AV$26])-SERIESSUM((1+[.$O$6])*(1+[.$O$8]);[.AV$26];-1;OFFSET([.$C33];[.AV$26];0):[.$C33]))*(1-1/4*[.$O$4]*[.$O$5])" office:value-type="float" office:value="-3512140015.78621" calcext:value-type="float">
            <text:p>-3512140015.78621</text:p>
          </table:table-cell>
          <table:table-cell table:formula="of:=([.$E32]*POWER(1+[.$O$6];[.AW$26])-SERIESSUM((1+[.$O$6])*(1+[.$O$8]);[.AW$26];-1;OFFSET([.$C33];[.AW$26];0):[.$C33]))*(1-1/4*[.$O$4]*[.$O$5])" office:value-type="float" office:value="-4133899931.74377" calcext:value-type="float">
            <text:p>-4133899931.74377</text:p>
          </table:table-cell>
          <table:table-cell table:formula="of:=([.$E32]*POWER(1+[.$O$6];[.AX$26])-SERIESSUM((1+[.$O$6])*(1+[.$O$8]);[.AX$26];-1;OFFSET([.$C33];[.AX$26];0):[.$C33]))*(1-1/4*[.$O$4]*[.$O$5])" office:value-type="float" office:value="-4858427364.98442" calcext:value-type="float">
            <text:p>-4858427364.98442</text:p>
          </table:table-cell>
          <table:table-cell table:formula="of:=([.$E32]*POWER(1+[.$O$6];[.AY$26])-SERIESSUM((1+[.$O$6])*(1+[.$O$8]);[.AY$26];-1;OFFSET([.$C33];[.AY$26];0):[.$C33]))*(1-1/4*[.$O$4]*[.$O$5])" office:value-type="float" office:value="-5702194675.14622" calcext:value-type="float">
            <text:p>-5702194675.14622</text:p>
          </table:table-cell>
          <table:table-cell table:formula="of:=([.$E32]*POWER(1+[.$O$6];[.AZ$26])-SERIESSUM((1+[.$O$6])*(1+[.$O$8]);[.AZ$26];-1;OFFSET([.$C33];[.AZ$26];0):[.$C33]))*(1-1/4*[.$O$4]*[.$O$5])" office:value-type="float" office:value="-6684275859.74281" calcext:value-type="float">
            <text:p>-6684275859.74281</text:p>
          </table:table-cell>
          <table:table-cell table:formula="of:=([.$E32]*POWER(1+[.$O$6];[.BA$26])-SERIESSUM((1+[.$O$6])*(1+[.$O$8]);[.BA$26];-1;OFFSET([.$C33];[.BA$26];0):[.$C33]))*(1-1/4*[.$O$4]*[.$O$5])" office:value-type="float" office:value="-7826754452.11415" calcext:value-type="float">
            <text:p>-7826754452.11415</text:p>
          </table:table-cell>
          <table:table-cell table:formula="of:=([.$E32]*POWER(1+[.$O$6];[.BB$26])-SERIESSUM((1+[.$O$6])*(1+[.$O$8]);[.BB$26];-1;OFFSET([.$C33];[.BB$26];0):[.$C33]))*(1-1/4*[.$O$4]*[.$O$5])" office:value-type="float" office:value="-9155195134.94609" calcext:value-type="float">
            <text:p>-9155195134.94609</text:p>
          </table:table-cell>
          <table:table-cell table:formula="of:=([.$E32]*POWER(1+[.$O$6];[.BC$26])-SERIESSUM((1+[.$O$6])*(1+[.$O$8]);[.BC$26];-1;OFFSET([.$C33];[.BC$26];0):[.$C33]))*(1-1/4*[.$O$4]*[.$O$5])" office:value-type="float" office:value="-10699189003.2333" calcext:value-type="float">
            <text:p>-10699189003.2333</text:p>
          </table:table-cell>
          <table:table-cell table:formula="of:=([.$E32]*POWER(1+[.$O$6];[.BD$26])-SERIESSUM((1+[.$O$6])*(1+[.$O$8]);[.BD$26];-1;OFFSET([.$C33];[.BD$26];0):[.$C33]))*(1-1/4*[.$O$4]*[.$O$5])" office:value-type="float" office:value="-12492983957.8492" calcext:value-type="float">
            <text:p>-12492983957.8492</text:p>
          </table:table-cell>
          <table:table-cell table:formula="of:=([.$E32]*POWER(1+[.$O$6];[.BE$26])-SERIESSUM((1+[.$O$6])*(1+[.$O$8]);[.BE$26];-1;OFFSET([.$C33];[.BE$26];0):[.$C33]))*(1-1/4*[.$O$4]*[.$O$5])" office:value-type="float" office:value="-14576213499.0603" calcext:value-type="float">
            <text:p>-14576213499.0603</text:p>
          </table:table-cell>
          <table:table-cell table:formula="of:=([.$E32]*POWER(1+[.$O$6];[.BF$26])-SERIESSUM((1+[.$O$6])*(1+[.$O$8]);[.BF$26];-1;OFFSET([.$C33];[.BF$26];0):[.$C33]))*(1-1/4*[.$O$4]*[.$O$5])" office:value-type="float" office:value="-16994739255.8735" calcext:value-type="float">
            <text:p>-16994739255.8735</text:p>
          </table:table-cell>
          <table:table-cell table:formula="of:=([.$E32]*POWER(1+[.$O$6];[.BG$26])-SERIESSUM((1+[.$O$6])*(1+[.$O$8]);[.BG$26];-1;OFFSET([.$C33];[.BG$26];0):[.$C33]))*(1-1/4*[.$O$4]*[.$O$5])" office:value-type="float" office:value="-19801624975.3556" calcext:value-type="float">
            <text:p>-19801624975.3556</text:p>
          </table:table-cell>
          <table:table-cell table:formula="of:=([.$E32]*POWER(1+[.$O$6];[.BH$26])-SERIESSUM((1+[.$O$6])*(1+[.$O$8]);[.BH$26];-1;OFFSET([.$C33];[.BH$26];0):[.$C33]))*(1-1/4*[.$O$4]*[.$O$5])" office:value-type="float" office:value="-23058262456.0905" calcext:value-type="float">
            <text:p>-23058262456.0905</text:p>
          </table:table-cell>
          <table:table-cell table:formula="of:=([.$E32]*POWER(1+[.$O$6];[.BI$26])-SERIESSUM((1+[.$O$6])*(1+[.$O$8]);[.BI$26];-1;OFFSET([.$C33];[.BI$26];0):[.$C33]))*(1-1/4*[.$O$4]*[.$O$5])" office:value-type="float" office:value="-26835673099.5934" calcext:value-type="float">
            <text:p>-26835673099.5934</text:p>
          </table:table-cell>
          <table:table-cell table:formula="of:=([.$E32]*POWER(1+[.$O$6];[.BJ$26])-SERIESSUM((1+[.$O$6])*(1+[.$O$8]);[.BJ$26];-1;OFFSET([.$C33];[.BJ$26];0):[.$C33]))*(1-1/4*[.$O$4]*[.$O$5])" office:value-type="float" office:value="-31216012439.6521" calcext:value-type="float">
            <text:p>-31216012439.6521</text:p>
          </table:table-cell>
          <table:table-cell table:formula="of:=([.$E32]*POWER(1+[.$O$6];[.BK$26])-SERIESSUM((1+[.$O$6])*(1+[.$O$8]);[.BK$26];-1;OFFSET([.$C33];[.BK$26];0):[.$C33]))*(1-1/4*[.$O$4]*[.$O$5])" office:value-type="float" office:value="-36294309269.4849" calcext:value-type="float">
            <text:p>-36294309269.4849</text:p>
          </table:table-cell>
          <table:table-cell table:formula="of:=([.$E32]*POWER(1+[.$O$6];[.BL$26])-SERIESSUM((1+[.$O$6])*(1+[.$O$8]);[.BL$26];-1;OFFSET([.$C33];[.BL$26];0):[.$C33]))*(1-1/4*[.$O$4]*[.$O$5])" office:value-type="float" office:value="-42180475909.5775" calcext:value-type="float">
            <text:p>-42180475909.5775</text:p>
          </table:table-cell>
          <table:table-cell table:formula="of:=([.$E32]*POWER(1+[.$O$6];[.BM$26])-SERIESSUM((1+[.$O$6])*(1+[.$O$8]);[.BM$26];-1;OFFSET([.$C33];[.BM$26];0):[.$C33]))*(1-1/4*[.$O$4]*[.$O$5])" office:value-type="float" office:value="-49001631848.2894" calcext:value-type="float">
            <text:p>-49001631848.2894</text:p>
          </table:table-cell>
          <table:table-cell table:formula="of:=([.$E32]*POWER(1+[.$O$6];[.BN$26])-SERIESSUM((1+[.$O$6])*(1+[.$O$8]);[.BN$26];-1;OFFSET([.$C33];[.BN$26];0):[.$C33]))*(1-1/4*[.$O$4]*[.$O$5])" office:value-type="float" office:value="-56904789562.0395" calcext:value-type="float">
            <text:p>-56904789562.0395</text:p>
          </table:table-cell>
          <table:table-cell table:formula="of:=([.$E32]*POWER(1+[.$O$6];[.BO$26])-SERIESSUM((1+[.$O$6])*(1+[.$O$8]);[.BO$26];-1;OFFSET([.$C33];[.BO$26];0):[.$C33]))*(1-1/4*[.$O$4]*[.$O$5])" office:value-type="float" office:value="-66059958919.9014" calcext:value-type="float">
            <text:p>-66059958919.9014</text:p>
          </table:table-cell>
          <table:table-cell table:formula="of:=([.$E32]*POWER(1+[.$O$6];[.BP$26])-SERIESSUM((1+[.$O$6])*(1+[.$O$8]);[.BP$26];-1;OFFSET([.$C33];[.BP$26];0):[.$C33]))*(1-1/4*[.$O$4]*[.$O$5])" office:value-type="float" office:value="-76663735358.0074" calcext:value-type="float">
            <text:p>-76663735358.0074</text:p>
          </table:table-cell>
          <table:table-cell table:formula="of:=([.$E32]*POWER(1+[.$O$6];[.BQ$26])-SERIESSUM((1+[.$O$6])*(1+[.$O$8]);[.BQ$26];-1;OFFSET([.$C33];[.BQ$26];0):[.$C33]))*(1-1/4*[.$O$4]*[.$O$5])" office:value-type="float" office:value="-88943447156.2964" calcext:value-type="float">
            <text:p>-88943447156.2964</text:p>
          </table:table-cell>
          <table:table-cell table:formula="of:=([.$E32]*POWER(1+[.$O$6];[.BR$26])-SERIESSUM((1+[.$O$6])*(1+[.$O$8]);[.BR$26];-1;OFFSET([.$C33];[.BR$26];0):[.$C33]))*(1-1/4*[.$O$4]*[.$O$5])" office:value-type="float" office:value="-103161948876.526" calcext:value-type="float">
            <text:p>-103161948876.526</text:p>
          </table:table-cell>
          <table:table-cell table:formula="of:=([.$E32]*POWER(1+[.$O$6];[.BS$26])-SERIESSUM((1+[.$O$6])*(1+[.$O$8]);[.BS$26];-1;OFFSET([.$C33];[.BS$26];0):[.$C33]))*(1-1/4*[.$O$4]*[.$O$5])" office:value-type="float" office:value="-119623161571.839" calcext:value-type="float">
            <text:p>-119623161571.839</text:p>
          </table:table-cell>
          <table:table-cell table:formula="of:=([.$E32]*POWER(1+[.$O$6];[.BT$26])-SERIESSUM((1+[.$O$6])*(1+[.$O$8]);[.BT$26];-1;OFFSET([.$C33];[.BT$26];0):[.$C33]))*(1-1/4*[.$O$4]*[.$O$5])" office:value-type="float" office:value="-138678476038.554" calcext:value-type="float">
            <text:p>-138678476038.554</text:p>
          </table:table-cell>
          <table:table-cell table:formula="of:=([.$E32]*POWER(1+[.$O$6];[.BU$26])-SERIESSUM((1+[.$O$6])*(1+[.$O$8]);[.BU$26];-1;OFFSET([.$C33];[.BU$26];0):[.$C33]))*(1-1/4*[.$O$4]*[.$O$5])" office:value-type="float" office:value="-160734153478.38" calcext:value-type="float">
            <text:p>-160734153478.38</text:p>
          </table:table-cell>
          <table:table-cell table:formula="of:=([.$E32]*POWER(1+[.$O$6];[.BV$26])-SERIESSUM((1+[.$O$6])*(1+[.$O$8]);[.BV$26];-1;OFFSET([.$C33];[.BV$26];0):[.$C33]))*(1-1/4*[.$O$4]*[.$O$5])" office:value-type="float" office:value="-186259878853.302" calcext:value-type="float">
            <text:p>-186259878853.302</text:p>
          </table:table-cell>
          <table:table-cell table:formula="of:=([.$E32]*POWER(1+[.$O$6];[.BW$26])-SERIESSUM((1+[.$O$6])*(1+[.$O$8]);[.BW$26];-1;OFFSET([.$C33];[.BW$26];0):[.$C33]))*(1-1/4*[.$O$4]*[.$O$5])" office:value-type="float" office:value="-215798646384.056" calcext:value-type="float">
            <text:p>-215798646384.056</text:p>
          </table:table-cell>
          <table:table-cell table:formula="of:=([.$E32]*POWER(1+[.$O$6];[.BX$26])-SERIESSUM((1+[.$O$6])*(1+[.$O$8]);[.BX$26];-1;OFFSET([.$C33];[.BX$26];0):[.$C33]))*(1-1/4*[.$O$4]*[.$O$5])" office:value-type="float" office:value="-249978184573.09" calcext:value-type="float">
            <text:p>-249978184573.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O$2]*POWER(1+[.$O$11];[.$A57])*(POWER([.$O$7];12)-1)/([.$O$7]-1) + [.$B57]*POWER([.$O$7];12)" office:value-type="float" office:value="588334026.137953" calcext:value-type="float">
            <text:p>588334026.137953</text:p>
          </table:table-cell>
          <table:table-cell table:formula="of:=[.$C57]*POWER([.$O$9];12)" office:value-type="float" office:value="8209446.51867109" calcext:value-type="float">
            <text:p>8209446.51867109</text:p>
          </table:table-cell>
          <table:table-cell table:formula="of:=[.$B58]/4*[.$O$4]*[.$O$5]" office:value-type="float" office:value="1156076.36136108" calcext:value-type="float">
            <text:p>1156076.36136108</text:p>
          </table:table-cell>
          <table:table-cell table:formula="of:=[.$B58]-[.$C58]-[.$D58]+[.$O$13]*POWER([.$O$7];12*[.$A58])" office:value-type="float" office:value="578968503.257921" calcext:value-type="float">
            <text:p>578968503.25792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$E33]-[.$C34]" office:value-type="float" office:value="57535305.3096218" calcext:value-type="float">
            <text:p>57535305.3096218</text:p>
          </table:table-cell>
          <table:table-cell table:formula="of:=([.$E33]*POWER(1+[.$O$6];[.K$26])-SERIESSUM((1+[.$O$6])*(1+[.$O$8]);[.K$26];-1;OFFSET([.$C34];[.K$26];0):[.$C34]))*(1-1/4*[.$O$4]*[.$O$5])" office:value-type="float" office:value="60165558.5583292" calcext:value-type="float">
            <text:p>60165558.5583292</text:p>
          </table:table-cell>
          <table:table-cell table:formula="of:=([.$E33]*POWER(1+[.$O$6];[.L$26])-SERIESSUM((1+[.$O$6])*(1+[.$O$8]);[.L$26];-1;OFFSET([.$C34];[.L$26];0):[.$C34]))*(1-1/4*[.$O$4]*[.$O$5])" office:value-type="float" office:value="62857683.9411277" calcext:value-type="float">
            <text:p>62857683.9411277</text:p>
          </table:table-cell>
          <table:table-cell table:formula="of:=([.$E33]*POWER(1+[.$O$6];[.M$26])-SERIESSUM((1+[.$O$6])*(1+[.$O$8]);[.M$26];-1;OFFSET([.$C34];[.M$26];0):[.$C34]))*(1-1/4*[.$O$4]*[.$O$5])" office:value-type="float" office:value="65453626.5817003" calcext:value-type="float">
            <text:p>65453626.5817003</text:p>
          </table:table-cell>
          <table:table-cell table:formula="of:=([.$E33]*POWER(1+[.$O$6];[.N$26])-SERIESSUM((1+[.$O$6])*(1+[.$O$8]);[.N$26];-1;OFFSET([.$C34];[.N$26];0):[.$C34]))*(1-1/4*[.$O$4]*[.$O$5])" office:value-type="float" office:value="67898508.78655" calcext:value-type="float">
            <text:p>67898508.78655</text:p>
          </table:table-cell>
          <table:table-cell table:formula="of:=([.$E33]*POWER(1+[.$O$6];[.O$26])-SERIESSUM((1+[.$O$6])*(1+[.$O$8]);[.O$26];-1;OFFSET([.$C34];[.O$26];0):[.$C34]))*(1-1/4*[.$O$4]*[.$O$5])" office:value-type="float" office:value="70125811.5779807" calcext:value-type="float">
            <text:p>70125811.5779807</text:p>
          </table:table-cell>
          <table:table-cell table:formula="of:=([.$E33]*POWER(1+[.$O$6];[.P$26])-SERIESSUM((1+[.$O$6])*(1+[.$O$8]);[.P$26];-1;OFFSET([.$C34];[.P$26];0):[.$C34]))*(1-1/4*[.$O$4]*[.$O$5])" office:value-type="float" office:value="72055321.4683014" calcext:value-type="float">
            <text:p>72055321.4683014</text:p>
          </table:table-cell>
          <table:table-cell table:formula="of:=([.$E33]*POWER(1+[.$O$6];[.Q$26])-SERIESSUM((1+[.$O$6])*(1+[.$O$8]);[.Q$26];-1;OFFSET([.$C34];[.Q$26];0):[.$C34]))*(1-1/4*[.$O$4]*[.$O$5])" office:value-type="float" office:value="73590738.8487651" calcext:value-type="float">
            <text:p>73590738.8487651</text:p>
          </table:table-cell>
          <table:table-cell table:formula="of:=([.$E33]*POWER(1+[.$O$6];[.R$26])-SERIESSUM((1+[.$O$6])*(1+[.$O$8]);[.R$26];-1;OFFSET([.$C34];[.R$26];0):[.$C34]))*(1-1/4*[.$O$4]*[.$O$5])" office:value-type="float" office:value="74616893.8593101" calcext:value-type="float">
            <text:p>74616893.8593101</text:p>
          </table:table-cell>
          <table:table-cell table:formula="of:=([.$E33]*POWER(1+[.$O$6];[.S$26])-SERIESSUM((1+[.$O$6])*(1+[.$O$8]);[.S$26];-1;OFFSET([.$C34];[.S$26];0):[.$C34]))*(1-1/4*[.$O$4]*[.$O$5])" office:value-type="float" office:value="74996507.0656135" calcext:value-type="float">
            <text:p>74996507.0656135</text:p>
          </table:table-cell>
          <table:table-cell table:formula="of:=([.$E33]*POWER(1+[.$O$6];[.T$26])-SERIESSUM((1+[.$O$6])*(1+[.$O$8]);[.T$26];-1;OFFSET([.$C34];[.T$26];0):[.$C34]))*(1-1/4*[.$O$4]*[.$O$5])" office:value-type="float" office:value="74566422.3924969" calcext:value-type="float">
            <text:p>74566422.3924969</text:p>
          </table:table-cell>
          <table:table-cell table:formula="of:=([.$E33]*POWER(1+[.$O$6];[.U$26])-SERIESSUM((1+[.$O$6])*(1+[.$O$8]);[.U$26];-1;OFFSET([.$C34];[.U$26];0):[.$C34]))*(1-1/4*[.$O$4]*[.$O$5])" office:value-type="float" office:value="73133228.3384526" calcext:value-type="float">
            <text:p>73133228.3384526</text:p>
          </table:table-cell>
          <table:table-cell table:formula="of:=([.$E33]*POWER(1+[.$O$6];[.V$26])-SERIESSUM((1+[.$O$6])*(1+[.$O$8]);[.V$26];-1;OFFSET([.$C34];[.V$26];0):[.$C34]))*(1-1/4*[.$O$4]*[.$O$5])" office:value-type="float" office:value="70468170.2835057" calcext:value-type="float">
            <text:p>70468170.2835057</text:p>
          </table:table-cell>
          <table:table-cell table:formula="of:=([.$E33]*POWER(1+[.$O$6];[.W$26])-SERIESSUM((1+[.$O$6])*(1+[.$O$8]);[.W$26];-1;OFFSET([.$C34];[.W$26];0):[.$C34]))*(1-1/4*[.$O$4]*[.$O$5])" office:value-type="float" office:value="66301241.4227203" calcext:value-type="float">
            <text:p>66301241.4227203</text:p>
          </table:table-cell>
          <table:table-cell table:formula="of:=([.$E33]*POWER(1+[.$O$6];[.X$26])-SERIESSUM((1+[.$O$6])*(1+[.$O$8]);[.X$26];-1;OFFSET([.$C34];[.X$26];0):[.$C34]))*(1-1/4*[.$O$4]*[.$O$5])" office:value-type="float" office:value="60314322.1877873" calcext:value-type="float">
            <text:p>60314322.1877873</text:p>
          </table:table-cell>
          <table:table-cell table:formula="of:=([.$E33]*POWER(1+[.$O$6];[.Y$26])-SERIESSUM((1+[.$O$6])*(1+[.$O$8]);[.Y$26];-1;OFFSET([.$C34];[.Y$26];0):[.$C34]))*(1-1/4*[.$O$4]*[.$O$5])" office:value-type="float" office:value="52133217.5864566" calcext:value-type="float">
            <text:p>52133217.5864566</text:p>
          </table:table-cell>
          <table:table-cell table:formula="of:=([.$E33]*POWER(1+[.$O$6];[.Z$26])-SERIESSUM((1+[.$O$6])*(1+[.$O$8]);[.Z$26];-1;OFFSET([.$C34];[.Z$26];0):[.$C34]))*(1-1/4*[.$O$4]*[.$O$5])" office:value-type="float" office:value="41318418.2631421" calcext:value-type="float">
            <text:p>41318418.2631421</text:p>
          </table:table-cell>
          <table:table-cell table:formula="of:=([.$E33]*POWER(1+[.$O$6];[.AA$26])-SERIESSUM((1+[.$O$6])*(1+[.$O$8]);[.AA$26];-1;OFFSET([.$C34];[.AA$26];0):[.$C34]))*(1-1/4*[.$O$4]*[.$O$5])" office:value-type="float" office:value="27354383.7657496" calcext:value-type="float">
            <text:p>27354383.7657496</text:p>
          </table:table-cell>
          <table:table-cell table:formula="of:=([.$E33]*POWER(1+[.$O$6];[.AB$26])-SERIESSUM((1+[.$O$6])*(1+[.$O$8]);[.AB$26];-1;OFFSET([.$C34];[.AB$26];0):[.$C34]))*(1-1/4*[.$O$4]*[.$O$5])" office:value-type="float" office:value="9637114.91797372" calcext:value-type="float">
            <text:p>9637114.91797372</text:p>
          </table:table-cell>
          <table:table-cell table:formula="of:=([.$E33]*POWER(1+[.$O$6];[.AC$26])-SERIESSUM((1+[.$O$6])*(1+[.$O$8]);[.AC$26];-1;OFFSET([.$C34];[.AC$26];0):[.$C34]))*(1-1/4*[.$O$4]*[.$O$5])" office:value-type="float" office:value="-12540254.3223703" calcext:value-type="float">
            <text:p>-12540254.3223703</text:p>
          </table:table-cell>
          <table:table-cell table:formula="of:=([.$E33]*POWER(1+[.$O$6];[.AD$26])-SERIESSUM((1+[.$O$6])*(1+[.$O$8]);[.AD$26];-1;OFFSET([.$C34];[.AD$26];0):[.$C34]))*(1-1/4*[.$O$4]*[.$O$5])" office:value-type="float" office:value="-40004157.3589586" calcext:value-type="float">
            <text:p>-40004157.3589586</text:p>
          </table:table-cell>
          <table:table-cell table:formula="of:=([.$E33]*POWER(1+[.$O$6];[.AE$26])-SERIESSUM((1+[.$O$6])*(1+[.$O$8]);[.AE$26];-1;OFFSET([.$C34];[.AE$26];0):[.$C34]))*(1-1/4*[.$O$4]*[.$O$5])" office:value-type="float" office:value="-73719948.4576529" calcext:value-type="float">
            <text:p>-73719948.4576529</text:p>
          </table:table-cell>
          <table:table-cell table:formula="of:=([.$E33]*POWER(1+[.$O$6];[.AF$26])-SERIESSUM((1+[.$O$6])*(1+[.$O$8]);[.AF$26];-1;OFFSET([.$C34];[.AF$26];0):[.$C34]))*(1-1/4*[.$O$4]*[.$O$5])" office:value-type="float" office:value="-114814326.33236" calcext:value-type="float">
            <text:p>-114814326.33236</text:p>
          </table:table-cell>
          <table:table-cell table:formula="of:=([.$E33]*POWER(1+[.$O$6];[.AG$26])-SERIESSUM((1+[.$O$6])*(1+[.$O$8]);[.AG$26];-1;OFFSET([.$C34];[.AG$26];0):[.$C34]))*(1-1/4*[.$O$4]*[.$O$5])" office:value-type="float" office:value="-164601310.129991" calcext:value-type="float">
            <text:p>-164601310.129991</text:p>
          </table:table-cell>
          <table:table-cell table:formula="of:=([.$E33]*POWER(1+[.$O$6];[.AH$26])-SERIESSUM((1+[.$O$6])*(1+[.$O$8]);[.AH$26];-1;OFFSET([.$C34];[.AH$26];0):[.$C34]))*(1-1/4*[.$O$4]*[.$O$5])" office:value-type="float" office:value="-224612325.539183" calcext:value-type="float">
            <text:p>-224612325.539183</text:p>
          </table:table-cell>
          <table:table-cell table:formula="of:=([.$E33]*POWER(1+[.$O$6];[.AI$26])-SERIESSUM((1+[.$O$6])*(1+[.$O$8]);[.AI$26];-1;OFFSET([.$C34];[.AI$26];0):[.$C34]))*(1-1/4*[.$O$4]*[.$O$5])" office:value-type="float" office:value="-296631045.920721" calcext:value-type="float">
            <text:p>-296631045.920721</text:p>
          </table:table-cell>
          <table:table-cell table:formula="of:=([.$E33]*POWER(1+[.$O$6];[.AJ$26])-SERIESSUM((1+[.$O$6])*(1+[.$O$8]);[.AJ$26];-1;OFFSET([.$C34];[.AJ$26];0):[.$C34]))*(1-1/4*[.$O$4]*[.$O$5])" office:value-type="float" office:value="-382733734.125805" calcext:value-type="float">
            <text:p>-382733734.125805</text:p>
          </table:table-cell>
          <table:table-cell table:formula="of:=([.$E33]*POWER(1+[.$O$6];[.AK$26])-SERIESSUM((1+[.$O$6])*(1+[.$O$8]);[.AK$26];-1;OFFSET([.$C34];[.AK$26];0):[.$C34]))*(1-1/4*[.$O$4]*[.$O$5])" office:value-type="float" office:value="-485335947.149451" calcext:value-type="float">
            <text:p>-485335947.149451</text:p>
          </table:table-cell>
          <table:table-cell table:formula="of:=([.$E33]*POWER(1+[.$O$6];[.AL$26])-SERIESSUM((1+[.$O$6])*(1+[.$O$8]);[.AL$26];-1;OFFSET([.$C34];[.AL$26];0):[.$C34]))*(1-1/4*[.$O$4]*[.$O$5])" office:value-type="float" office:value="-607246600.407731" calcext:value-type="float">
            <text:p>-607246600.407731</text:p>
          </table:table-cell>
          <table:table-cell table:formula="of:=([.$E33]*POWER(1+[.$O$6];[.AM$26])-SERIESSUM((1+[.$O$6])*(1+[.$O$8]);[.AM$26];-1;OFFSET([.$C34];[.AM$26];0):[.$C34]))*(1-1/4*[.$O$4]*[.$O$5])" office:value-type="float" office:value="-751730544.058011" calcext:value-type="float">
            <text:p>-751730544.058011</text:p>
          </table:table-cell>
          <table:table-cell table:formula="of:=([.$E33]*POWER(1+[.$O$6];[.AN$26])-SERIESSUM((1+[.$O$6])*(1+[.$O$8]);[.AN$26];-1;OFFSET([.$C34];[.AN$26];0):[.$C34]))*(1-1/4*[.$O$4]*[.$O$5])" office:value-type="float" office:value="-910285027.232581" calcext:value-type="float">
            <text:p>-910285027.232581</text:p>
          </table:table-cell>
          <table:table-cell table:formula="of:=([.$E33]*POWER(1+[.$O$6];[.AO$26])-SERIESSUM((1+[.$O$6])*(1+[.$O$8]);[.AO$26];-1;OFFSET([.$C34];[.AO$26];0):[.$C34]))*(1-1/4*[.$O$4]*[.$O$5])" office:value-type="float" office:value="-1096837404.83065" calcext:value-type="float">
            <text:p>-1096837404.83065</text:p>
          </table:table-cell>
          <table:table-cell table:formula="of:=([.$E33]*POWER(1+[.$O$6];[.AP$26])-SERIESSUM((1+[.$O$6])*(1+[.$O$8]);[.AP$26];-1;OFFSET([.$C34];[.AP$26];0):[.$C34]))*(1-1/4*[.$O$4]*[.$O$5])" office:value-type="float" office:value="-1316010294.57182" calcext:value-type="float">
            <text:p>-1316010294.57182</text:p>
          </table:table-cell>
          <table:table-cell table:formula="of:=([.$E33]*POWER(1+[.$O$6];[.AQ$26])-SERIESSUM((1+[.$O$6])*(1+[.$O$8]);[.AQ$26];-1;OFFSET([.$C34];[.AQ$26];0):[.$C34]))*(1-1/4*[.$O$4]*[.$O$5])" office:value-type="float" office:value="-1573166885.12069" calcext:value-type="float">
            <text:p>-1573166885.12069</text:p>
          </table:table-cell>
          <table:table-cell table:formula="of:=([.$E33]*POWER(1+[.$O$6];[.AR$26])-SERIESSUM((1+[.$O$6])*(1+[.$O$8]);[.AR$26];-1;OFFSET([.$C34];[.AR$26];0):[.$C34]))*(1-1/4*[.$O$4]*[.$O$5])" office:value-type="float" office:value="-1874527872.25604" calcext:value-type="float">
            <text:p>-1874527872.25604</text:p>
          </table:table-cell>
          <table:table-cell table:formula="of:=([.$E33]*POWER(1+[.$O$6];[.AS$26])-SERIESSUM((1+[.$O$6])*(1+[.$O$8]);[.AS$26];-1;OFFSET([.$C34];[.AS$26];0):[.$C34]))*(1-1/4*[.$O$4]*[.$O$5])" office:value-type="float" office:value="-2227306726.5745" calcext:value-type="float">
            <text:p>-2227306726.5745</text:p>
          </table:table-cell>
          <table:table-cell table:formula="of:=([.$E33]*POWER(1+[.$O$6];[.AT$26])-SERIESSUM((1+[.$O$6])*(1+[.$O$8]);[.AT$26];-1;OFFSET([.$C34];[.AT$26];0):[.$C34]))*(1-1/4*[.$O$4]*[.$O$5])" office:value-type="float" office:value="-2639866156.01654" calcext:value-type="float">
            <text:p>-2639866156.01654</text:p>
          </table:table-cell>
          <table:table-cell table:formula="of:=([.$E33]*POWER(1+[.$O$6];[.AU$26])-SERIESSUM((1+[.$O$6])*(1+[.$O$8]);[.AU$26];-1;OFFSET([.$C34];[.AU$26];0):[.$C34]))*(1-1/4*[.$O$4]*[.$O$5])" office:value-type="float" office:value="-3121899072.90273" calcext:value-type="float">
            <text:p>-3121899072.90273</text:p>
          </table:table-cell>
          <table:table-cell table:formula="of:=([.$E33]*POWER(1+[.$O$6];[.AV$26])-SERIESSUM((1+[.$O$6])*(1+[.$O$8]);[.AV$26];-1;OFFSET([.$C34];[.AV$26];0):[.$C34]))*(1-1/4*[.$O$4]*[.$O$5])" office:value-type="float" office:value="-3684637891.09721" calcext:value-type="float">
            <text:p>-3684637891.09721</text:p>
          </table:table-cell>
          <table:table-cell table:formula="of:=([.$E33]*POWER(1+[.$O$6];[.AW$26])-SERIESSUM((1+[.$O$6])*(1+[.$O$8]);[.AW$26];-1;OFFSET([.$C34];[.AW$26];0):[.$C34]))*(1-1/4*[.$O$4]*[.$O$5])" office:value-type="float" office:value="-4341096575.19881" calcext:value-type="float">
            <text:p>-4341096575.19881</text:p>
          </table:table-cell>
          <table:table-cell table:formula="of:=([.$E33]*POWER(1+[.$O$6];[.AX$26])-SERIESSUM((1+[.$O$6])*(1+[.$O$8]);[.AX$26];-1;OFFSET([.$C34];[.AX$26];0):[.$C34]))*(1-1/4*[.$O$4]*[.$O$5])" office:value-type="float" office:value="-5106350552.80638" calcext:value-type="float">
            <text:p>-5106350552.80638</text:p>
          </table:table-cell>
          <table:table-cell table:formula="of:=([.$E33]*POWER(1+[.$O$6];[.AY$26])-SERIESSUM((1+[.$O$6])*(1+[.$O$8]);[.AY$26];-1;OFFSET([.$C34];[.AY$26];0):[.$C34]))*(1-1/4*[.$O$4]*[.$O$5])" office:value-type="float" office:value="-5997860397.37021" calcext:value-type="float">
            <text:p>-5997860397.37021</text:p>
          </table:table-cell>
          <table:table-cell table:formula="of:=([.$E33]*POWER(1+[.$O$6];[.AZ$26])-SERIESSUM((1+[.$O$6])*(1+[.$O$8]);[.AZ$26];-1;OFFSET([.$C34];[.AZ$26];0):[.$C34]))*(1-1/4*[.$O$4]*[.$O$5])" office:value-type="float" office:value="-7035846109.63195" calcext:value-type="float">
            <text:p>-7035846109.63195</text:p>
          </table:table-cell>
          <table:table-cell table:formula="of:=([.$E33]*POWER(1+[.$O$6];[.BA$26])-SERIESSUM((1+[.$O$6])*(1+[.$O$8]);[.BA$26];-1;OFFSET([.$C34];[.BA$26];0):[.$C34]))*(1-1/4*[.$O$4]*[.$O$5])" office:value-type="float" office:value="-8243719889.47609" calcext:value-type="float">
            <text:p>-8243719889.47609</text:p>
          </table:table-cell>
          <table:table-cell table:formula="of:=([.$E33]*POWER(1+[.$O$6];[.BB$26])-SERIESSUM((1+[.$O$6])*(1+[.$O$8]);[.BB$26];-1;OFFSET([.$C34];[.BB$26];0):[.$C34]))*(1-1/4*[.$O$4]*[.$O$5])" office:value-type="float" office:value="-9648586519.47881" calcext:value-type="float">
            <text:p>-9648586519.47881</text:p>
          </table:table-cell>
          <table:table-cell table:formula="of:=([.$E33]*POWER(1+[.$O$6];[.BC$26])-SERIESSUM((1+[.$O$6])*(1+[.$O$8]);[.BC$26];-1;OFFSET([.$C34];[.BC$26];0):[.$C34]))*(1-1/4*[.$O$4]*[.$O$5])" office:value-type="float" office:value="-11281821902.326" calcext:value-type="float">
            <text:p>-11281821902.326</text:p>
          </table:table-cell>
          <table:table-cell table:formula="of:=([.$E33]*POWER(1+[.$O$6];[.BD$26])-SERIESSUM((1+[.$O$6])*(1+[.$O$8]);[.BD$26];-1;OFFSET([.$C34];[.BD$26];0):[.$C34]))*(1-1/4*[.$O$4]*[.$O$5])" office:value-type="float" office:value="-13179741936.3775" calcext:value-type="float">
            <text:p>-13179741936.3775</text:p>
          </table:table-cell>
          <table:table-cell table:formula="of:=([.$E33]*POWER(1+[.$O$6];[.BE$26])-SERIESSUM((1+[.$O$6])*(1+[.$O$8]);[.BE$26];-1;OFFSET([.$C34];[.BE$26];0):[.$C34]))*(1-1/4*[.$O$4]*[.$O$5])" office:value-type="float" office:value="-15384375811.4113" calcext:value-type="float">
            <text:p>-15384375811.4113</text:p>
          </table:table-cell>
          <table:table-cell table:formula="of:=([.$E33]*POWER(1+[.$O$6];[.BF$26])-SERIESSUM((1+[.$O$6])*(1+[.$O$8]);[.BF$26];-1;OFFSET([.$C34];[.BF$26];0):[.$C34]))*(1-1/4*[.$O$4]*[.$O$5])" office:value-type="float" office:value="-17944359999.7791" calcext:value-type="float">
            <text:p>-17944359999.7791</text:p>
          </table:table-cell>
          <table:table-cell table:formula="of:=([.$E33]*POWER(1+[.$O$6];[.BG$26])-SERIESSUM((1+[.$O$6])*(1+[.$O$8]);[.BG$26];-1;OFFSET([.$C34];[.BG$26];0):[.$C34]))*(1-1/4*[.$O$4]*[.$O$5])" office:value-type="float" office:value="-20915971752.826" calcext:value-type="float">
            <text:p>-20915971752.826</text:p>
          </table:table-cell>
          <table:table-cell table:formula="of:=([.$E33]*POWER(1+[.$O$6];[.BH$26])-SERIESSUM((1+[.$O$6])*(1+[.$O$8]);[.BH$26];-1;OFFSET([.$C34];[.BH$26];0):[.$C34]))*(1-1/4*[.$O$4]*[.$O$5])" office:value-type="float" office:value="-24364323841.6133" calcext:value-type="float">
            <text:p>-24364323841.6133</text:p>
          </table:table-cell>
          <table:table-cell table:formula="of:=([.$E33]*POWER(1+[.$O$6];[.BI$26])-SERIESSUM((1+[.$O$6])*(1+[.$O$8]);[.BI$26];-1;OFFSET([.$C34];[.BI$26];0):[.$C34]))*(1-1/4*[.$O$4]*[.$O$5])" office:value-type="float" office:value="-28364745666.1399" calcext:value-type="float">
            <text:p>-28364745666.1399</text:p>
          </table:table-cell>
          <table:table-cell table:formula="of:=([.$E33]*POWER(1+[.$O$6];[.BJ$26])-SERIESSUM((1+[.$O$6])*(1+[.$O$8]);[.BJ$26];-1;OFFSET([.$C34];[.BJ$26];0):[.$C34]))*(1-1/4*[.$O$4]*[.$O$5])" office:value-type="float" office:value="-33004379769.3445" calcext:value-type="float">
            <text:p>-33004379769.3445</text:p>
          </table:table-cell>
          <table:table-cell table:formula="of:=([.$E33]*POWER(1+[.$O$6];[.BK$26])-SERIESSUM((1+[.$O$6])*(1+[.$O$8]);[.BK$26];-1;OFFSET([.$C34];[.BK$26];0):[.$C34]))*(1-1/4*[.$O$4]*[.$O$5])" office:value-type="float" office:value="-38384027313.2119" calcext:value-type="float">
            <text:p>-38384027313.2119</text:p>
          </table:table-cell>
          <table:table-cell table:formula="of:=([.$E33]*POWER(1+[.$O$6];[.BL$26])-SERIESSUM((1+[.$O$6])*(1+[.$O$8]);[.BL$26];-1;OFFSET([.$C34];[.BL$26];0):[.$C34]))*(1-1/4*[.$O$4]*[.$O$5])" office:value-type="float" office:value="-44620281299.0458" calcext:value-type="float">
            <text:p>-44620281299.0458</text:p>
          </table:table-cell>
          <table:table-cell table:formula="of:=([.$E33]*POWER(1+[.$O$6];[.BM$26])-SERIESSUM((1+[.$O$6])*(1+[.$O$8]);[.BM$26];-1;OFFSET([.$C34];[.BM$26];0):[.$C34]))*(1-1/4*[.$O$4]*[.$O$5])" office:value-type="float" office:value="-51847992351.9473" calcext:value-type="float">
            <text:p>-51847992351.9473</text:p>
          </table:table-cell>
          <table:table-cell table:formula="of:=([.$E33]*POWER(1+[.$O$6];[.BN$26])-SERIESSUM((1+[.$O$6])*(1+[.$O$8]);[.BN$26];-1;OFFSET([.$C34];[.BN$26];0):[.$C34]))*(1-1/4*[.$O$4]*[.$O$5])" office:value-type="float" office:value="-60223118867.3017" calcext:value-type="float">
            <text:p>-60223118867.3017</text:p>
          </table:table-cell>
          <table:table-cell table:formula="of:=([.$E33]*POWER(1+[.$O$6];[.BO$26])-SERIESSUM((1+[.$O$6])*(1+[.$O$8]);[.BO$26];-1;OFFSET([.$C34];[.BO$26];0):[.$C34]))*(1-1/4*[.$O$4]*[.$O$5])" office:value-type="float" office:value="-69926021380.8767" calcext:value-type="float">
            <text:p>-69926021380.8767</text:p>
          </table:table-cell>
          <table:table-cell table:formula="of:=([.$E33]*POWER(1+[.$O$6];[.BP$26])-SERIESSUM((1+[.$O$6])*(1+[.$O$8]);[.BP$26];-1;OFFSET([.$C34];[.BP$26];0):[.$C34]))*(1-1/4*[.$O$4]*[.$O$5])" office:value-type="float" office:value="-81165270342.9898" calcext:value-type="float">
            <text:p>-81165270342.9898</text:p>
          </table:table-cell>
          <table:table-cell table:formula="of:=([.$E33]*POWER(1+[.$O$6];[.BQ$26])-SERIESSUM((1+[.$O$6])*(1+[.$O$8]);[.BQ$26];-1;OFFSET([.$C34];[.BQ$26];0):[.$C34]))*(1-1/4*[.$O$4]*[.$O$5])" office:value-type="float" office:value="-94182047246.4276" calcext:value-type="float">
            <text:p>-94182047246.4276</text:p>
          </table:table-cell>
          <table:table-cell table:formula="of:=([.$E33]*POWER(1+[.$O$6];[.BR$26])-SERIESSUM((1+[.$O$6])*(1+[.$O$8]);[.BR$26];-1;OFFSET([.$C34];[.BR$26];0):[.$C34]))*(1-1/4*[.$O$4]*[.$O$5])" office:value-type="float" office:value="-109255231503.086" calcext:value-type="float">
            <text:p>-109255231503.086</text:p>
          </table:table-cell>
          <table:table-cell table:formula="of:=([.$E33]*POWER(1+[.$O$6];[.BS$26])-SERIESSUM((1+[.$O$6])*(1+[.$O$8]);[.BS$26];-1;OFFSET([.$C34];[.BS$26];0):[.$C34]))*(1-1/4*[.$O$4]*[.$O$5])" office:value-type="float" office:value="-126707279846.489" calcext:value-type="float">
            <text:p>-126707279846.489</text:p>
          </table:table-cell>
          <table:table-cell table:formula="of:=([.$E33]*POWER(1+[.$O$6];[.BT$26])-SERIESSUM((1+[.$O$6])*(1+[.$O$8]);[.BT$26];-1;OFFSET([.$C34];[.BT$26];0):[.$C34]))*(1-1/4*[.$O$4]*[.$O$5])" office:value-type="float" office:value="-146911021657.848" calcext:value-type="float">
            <text:p>-146911021657.848</text:p>
          </table:table-cell>
          <table:table-cell table:formula="of:=([.$E33]*POWER(1+[.$O$6];[.BU$26])-SERIESSUM((1+[.$O$6])*(1+[.$O$8]);[.BU$26];-1;OFFSET([.$C34];[.BU$26];0):[.$C34]))*(1-1/4*[.$O$4]*[.$O$5])" office:value-type="float" office:value="-170297512820.434" calcext:value-type="float">
            <text:p>-170297512820.434</text:p>
          </table:table-cell>
          <table:table-cell table:formula="of:=([.$E33]*POWER(1+[.$O$6];[.BV$26])-SERIESSUM((1+[.$O$6])*(1+[.$O$8]);[.BV$26];-1;OFFSET([.$C34];[.BV$26];0):[.$C34]))*(1-1/4*[.$O$4]*[.$O$5])" office:value-type="float" office:value="-197365112903.328" calcext:value-type="float">
            <text:p>-197365112903.328</text:p>
          </table:table-cell>
          <table:table-cell table:formula="of:=([.$E33]*POWER(1+[.$O$6];[.BW$26])-SERIESSUM((1+[.$O$6])*(1+[.$O$8]);[.BW$26];-1;OFFSET([.$C34];[.BW$26];0):[.$C34]))*(1-1/4*[.$O$4]*[.$O$5])" office:value-type="float" office:value="-228689976126.163" calcext:value-type="float">
            <text:p>-228689976126.163</text:p>
          </table:table-cell>
          <table:table-cell table:formula="of:=([.$E33]*POWER(1+[.$O$6];[.BX$26])-SERIESSUM((1+[.$O$6])*(1+[.$O$8]);[.BX$26];-1;OFFSET([.$C34];[.BX$26];0):[.$C34]))*(1-1/4*[.$O$4]*[.$O$5])" office:value-type="float" office:value="-264938176198.877" calcext:value-type="float">
            <text:p>-264938176198.8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O$2]*POWER(1+[.$O$11];[.$A58])*(POWER([.$O$7];12)-1)/([.$O$7]-1) + [.$B58]*POWER([.$O$7];12)" office:value-type="float" office:value="641183246.259579" calcext:value-type="float">
            <text:p>641183246.259579</text:p>
          </table:table-cell>
          <table:table-cell table:formula="of:=[.$C58]*POWER([.$O$9];12)" office:value-type="float" office:value="8784107.77497806" calcext:value-type="float">
            <text:p>8784107.77497806</text:p>
          </table:table-cell>
          <table:table-cell table:formula="of:=[.$B59]/4*[.$O$4]*[.$O$5]" office:value-type="float" office:value="1259925.07890007" calcext:value-type="float">
            <text:p>1259925.07890007</text:p>
          </table:table-cell>
          <table:table-cell table:formula="of:=[.$B59]-[.$C59]-[.$D59]+[.$O$13]*POWER([.$O$7];12*[.$A59])" office:value-type="float" office:value="631139213.405701" calcext:value-type="float">
            <text:p>631139213.40570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$E34]-[.$C35]" office:value-type="float" office:value="63535541.3344028" calcext:value-type="float">
            <text:p>63535541.3344028</text:p>
          </table:table-cell>
          <table:table-cell table:formula="of:=([.$E34]*POWER(1+[.$O$6];[.K$26])-SERIESSUM((1+[.$O$6])*(1+[.$O$8]);[.K$26];-1;OFFSET([.$C35];[.K$26];0):[.$C35]))*(1-1/4*[.$O$4]*[.$O$5])" office:value-type="float" office:value="66503546.8816215" calcext:value-type="float">
            <text:p>66503546.8816215</text:p>
          </table:table-cell>
          <table:table-cell table:formula="of:=([.$E34]*POWER(1+[.$O$6];[.L$26])-SERIESSUM((1+[.$O$6])*(1+[.$O$8]);[.L$26];-1;OFFSET([.$C35];[.L$26];0):[.$C35]))*(1-1/4*[.$O$4]*[.$O$5])" office:value-type="float" office:value="69554232.9791526" calcext:value-type="float">
            <text:p>69554232.9791526</text:p>
          </table:table-cell>
          <table:table-cell table:formula="of:=([.$E34]*POWER(1+[.$O$6];[.M$26])-SERIESSUM((1+[.$O$6])*(1+[.$O$8]);[.M$26];-1;OFFSET([.$C35];[.M$26];0):[.$C35]))*(1-1/4*[.$O$4]*[.$O$5])" office:value-type="float" office:value="72515612.497537" calcext:value-type="float">
            <text:p>72515612.497537</text:p>
          </table:table-cell>
          <table:table-cell table:formula="of:=([.$E34]*POWER(1+[.$O$6];[.N$26])-SERIESSUM((1+[.$O$6])*(1+[.$O$8]);[.N$26];-1;OFFSET([.$C35];[.N$26];0):[.$C35]))*(1-1/4*[.$O$4]*[.$O$5])" office:value-type="float" office:value="75330055.0211356" calcext:value-type="float">
            <text:p>75330055.0211356</text:p>
          </table:table-cell>
          <table:table-cell table:formula="of:=([.$E34]*POWER(1+[.$O$6];[.O$26])-SERIESSUM((1+[.$O$6])*(1+[.$O$8]);[.O$26];-1;OFFSET([.$C35];[.O$26];0):[.$C35]))*(1-1/4*[.$O$4]*[.$O$5])" office:value-type="float" office:value="77927561.0575286" calcext:value-type="float">
            <text:p>77927561.0575286</text:p>
          </table:table-cell>
          <table:table-cell table:formula="of:=([.$E34]*POWER(1+[.$O$6];[.P$26])-SERIESSUM((1+[.$O$6])*(1+[.$O$8]);[.P$26];-1;OFFSET([.$C35];[.P$26];0):[.$C35]))*(1-1/4*[.$O$4]*[.$O$5])" office:value-type="float" office:value="80223572.0536989" calcext:value-type="float">
            <text:p>80223572.0536989</text:p>
          </table:table-cell>
          <table:table-cell table:formula="of:=([.$E34]*POWER(1+[.$O$6];[.Q$26])-SERIESSUM((1+[.$O$6])*(1+[.$O$8]);[.Q$26];-1;OFFSET([.$C35];[.Q$26];0):[.$C35]))*(1-1/4*[.$O$4]*[.$O$5])" office:value-type="float" office:value="82116418.8974043" calcext:value-type="float">
            <text:p>82116418.8974043</text:p>
          </table:table-cell>
          <table:table-cell table:formula="of:=([.$E34]*POWER(1+[.$O$6];[.R$26])-SERIESSUM((1+[.$O$6])*(1+[.$O$8]);[.R$26];-1;OFFSET([.$C35];[.R$26];0):[.$C35]))*(1-1/4*[.$O$4]*[.$O$5])" office:value-type="float" office:value="83484351.0250255" calcext:value-type="float">
            <text:p>83484351.0250255</text:p>
          </table:table-cell>
          <table:table-cell table:formula="of:=([.$E34]*POWER(1+[.$O$6];[.S$26])-SERIESSUM((1+[.$O$6])*(1+[.$O$8]);[.S$26];-1;OFFSET([.$C35];[.S$26];0):[.$C35]))*(1-1/4*[.$O$4]*[.$O$5])" office:value-type="float" office:value="84182079.1234152" calcext:value-type="float">
            <text:p>84182079.1234152</text:p>
          </table:table-cell>
          <table:table-cell table:formula="of:=([.$E34]*POWER(1+[.$O$6];[.T$26])-SERIESSUM((1+[.$O$6])*(1+[.$O$8]);[.T$26];-1;OFFSET([.$C35];[.T$26];0):[.$C35]))*(1-1/4*[.$O$4]*[.$O$5])" office:value-type="float" office:value="84036753.8482373" calcext:value-type="float">
            <text:p>84036753.8482373</text:p>
          </table:table-cell>
          <table:table-cell table:formula="of:=([.$E34]*POWER(1+[.$O$6];[.U$26])-SERIESSUM((1+[.$O$6])*(1+[.$O$8]);[.U$26];-1;OFFSET([.$C35];[.U$26];0):[.$C35]))*(1-1/4*[.$O$4]*[.$O$5])" office:value-type="float" office:value="82843290.7614711" calcext:value-type="float">
            <text:p>82843290.7614711</text:p>
          </table:table-cell>
          <table:table-cell table:formula="of:=([.$E34]*POWER(1+[.$O$6];[.V$26])-SERIESSUM((1+[.$O$6])*(1+[.$O$8]);[.V$26];-1;OFFSET([.$C35];[.V$26];0):[.$C35]))*(1-1/4*[.$O$4]*[.$O$5])" office:value-type="float" office:value="80358937.557824" calcext:value-type="float">
            <text:p>80358937.557824</text:p>
          </table:table-cell>
          <table:table-cell table:formula="of:=([.$E34]*POWER(1+[.$O$6];[.W$26])-SERIESSUM((1+[.$O$6])*(1+[.$O$8]);[.W$26];-1;OFFSET([.$C35];[.W$26];0):[.$C35]))*(1-1/4*[.$O$4]*[.$O$5])" office:value-type="float" office:value="76296963.3051415" calcext:value-type="float">
            <text:p>76296963.3051415</text:p>
          </table:table-cell>
          <table:table-cell table:formula="of:=([.$E34]*POWER(1+[.$O$6];[.X$26])-SERIESSUM((1+[.$O$6])*(1+[.$O$8]);[.X$26];-1;OFFSET([.$C35];[.X$26];0):[.$C35]))*(1-1/4*[.$O$4]*[.$O$5])" office:value-type="float" office:value="70319330.5223896" calcext:value-type="float">
            <text:p>70319330.5223896</text:p>
          </table:table-cell>
          <table:table-cell table:formula="of:=([.$E34]*POWER(1+[.$O$6];[.Y$26])-SERIESSUM((1+[.$O$6])*(1+[.$O$8]);[.Y$26];-1;OFFSET([.$C35];[.Y$26];0):[.$C35]))*(1-1/4*[.$O$4]*[.$O$5])" office:value-type="float" office:value="62028189.0614824" calcext:value-type="float">
            <text:p>62028189.0614824</text:p>
          </table:table-cell>
          <table:table-cell table:formula="of:=([.$E34]*POWER(1+[.$O$6];[.Z$26])-SERIESSUM((1+[.$O$6])*(1+[.$O$8]);[.Z$26];-1;OFFSET([.$C35];[.Z$26];0):[.$C35]))*(1-1/4*[.$O$4]*[.$O$5])" office:value-type="float" office:value="50956005.4850538" calcext:value-type="float">
            <text:p>50956005.4850538</text:p>
          </table:table-cell>
          <table:table-cell table:formula="of:=([.$E34]*POWER(1+[.$O$6];[.AA$26])-SERIESSUM((1+[.$O$6])*(1+[.$O$8]);[.AA$26];-1;OFFSET([.$C35];[.AA$26];0):[.$C35]))*(1-1/4*[.$O$4]*[.$O$5])" office:value-type="float" office:value="36554112.4083231" calcext:value-type="float">
            <text:p>36554112.4083231</text:p>
          </table:table-cell>
          <table:table-cell table:formula="of:=([.$E34]*POWER(1+[.$O$6];[.AB$26])-SERIESSUM((1+[.$O$6])*(1+[.$O$8]);[.AB$26];-1;OFFSET([.$C35];[.AB$26];0):[.$C35]))*(1-1/4*[.$O$4]*[.$O$5])" office:value-type="float" office:value="18179428.4835206" calcext:value-type="float">
            <text:p>18179428.4835206</text:p>
          </table:table-cell>
          <table:table-cell table:formula="of:=([.$E34]*POWER(1+[.$O$6];[.AC$26])-SERIESSUM((1+[.$O$6])*(1+[.$O$8]);[.AC$26];-1;OFFSET([.$C35];[.AC$26];0):[.$C35]))*(1-1/4*[.$O$4]*[.$O$5])" office:value-type="float" office:value="-4920939.36194434" calcext:value-type="float">
            <text:p>-4920939.36194434</text:p>
          </table:table-cell>
          <table:table-cell table:formula="of:=([.$E34]*POWER(1+[.$O$6];[.AD$26])-SERIESSUM((1+[.$O$6])*(1+[.$O$8]);[.AD$26];-1;OFFSET([.$C35];[.AD$26];0):[.$C35]))*(1-1/4*[.$O$4]*[.$O$5])" office:value-type="float" office:value="-33627544.9900545" calcext:value-type="float">
            <text:p>-33627544.9900545</text:p>
          </table:table-cell>
          <table:table-cell table:formula="of:=([.$E34]*POWER(1+[.$O$6];[.AE$26])-SERIESSUM((1+[.$O$6])*(1+[.$O$8]);[.AE$26];-1;OFFSET([.$C35];[.AE$26];0):[.$C35]))*(1-1/4*[.$O$4]*[.$O$5])" office:value-type="float" office:value="-68969289.1949349" calcext:value-type="float">
            <text:p>-68969289.1949349</text:p>
          </table:table-cell>
          <table:table-cell table:formula="of:=([.$E34]*POWER(1+[.$O$6];[.AF$26])-SERIESSUM((1+[.$O$6])*(1+[.$O$8]);[.AF$26];-1;OFFSET([.$C35];[.AF$26];0):[.$C35]))*(1-1/4*[.$O$4]*[.$O$5])" office:value-type="float" office:value="-112147389.068492" calcext:value-type="float">
            <text:p>-112147389.068492</text:p>
          </table:table-cell>
          <table:table-cell table:formula="of:=([.$E34]*POWER(1+[.$O$6];[.AG$26])-SERIESSUM((1+[.$O$6])*(1+[.$O$8]);[.AG$26];-1;OFFSET([.$C35];[.AG$26];0):[.$C35]))*(1-1/4*[.$O$4]*[.$O$5])" office:value-type="float" office:value="-164563146.523386" calcext:value-type="float">
            <text:p>-164563146.523386</text:p>
          </table:table-cell>
          <table:table-cell table:formula="of:=([.$E34]*POWER(1+[.$O$6];[.AH$26])-SERIESSUM((1+[.$O$6])*(1+[.$O$8]);[.AH$26];-1;OFFSET([.$C35];[.AH$26];0):[.$C35]))*(1-1/4*[.$O$4]*[.$O$5])" office:value-type="float" office:value="-227850112.585965" calcext:value-type="float">
            <text:p>-227850112.585965</text:p>
          </table:table-cell>
          <table:table-cell table:formula="of:=([.$E34]*POWER(1+[.$O$6];[.AI$26])-SERIESSUM((1+[.$O$6])*(1+[.$O$8]);[.AI$26];-1;OFFSET([.$C35];[.AI$26];0):[.$C35]))*(1-1/4*[.$O$4]*[.$O$5])" office:value-type="float" office:value="-303911337.334933" calcext:value-type="float">
            <text:p>-303911337.334933</text:p>
          </table:table-cell>
          <table:table-cell table:formula="of:=([.$E34]*POWER(1+[.$O$6];[.AJ$26])-SERIESSUM((1+[.$O$6])*(1+[.$O$8]);[.AJ$26];-1;OFFSET([.$C35];[.AJ$26];0):[.$C35]))*(1-1/4*[.$O$4]*[.$O$5])" office:value-type="float" office:value="-394962503.170354" calcext:value-type="float">
            <text:p>-394962503.170354</text:p>
          </table:table-cell>
          <table:table-cell table:formula="of:=([.$E34]*POWER(1+[.$O$6];[.AK$26])-SERIESSUM((1+[.$O$6])*(1+[.$O$8]);[.AK$26];-1;OFFSET([.$C35];[.AK$26];0):[.$C35]))*(1-1/4*[.$O$4]*[.$O$5])" office:value-type="float" office:value="-503581863.718115" calcext:value-type="float">
            <text:p>-503581863.718115</text:p>
          </table:table-cell>
          <table:table-cell table:formula="of:=([.$E34]*POWER(1+[.$O$6];[.AL$26])-SERIESSUM((1+[.$O$6])*(1+[.$O$8]);[.AL$26];-1;OFFSET([.$C35];[.AL$26];0):[.$C35]))*(1-1/4*[.$O$4]*[.$O$5])" office:value-type="float" office:value="-632768054.725931" calcext:value-type="float">
            <text:p>-632768054.725931</text:p>
          </table:table-cell>
          <table:table-cell table:formula="of:=([.$E34]*POWER(1+[.$O$6];[.AM$26])-SERIESSUM((1+[.$O$6])*(1+[.$O$8]);[.AM$26];-1;OFFSET([.$C35];[.AM$26];0):[.$C35]))*(1-1/4*[.$O$4]*[.$O$5])" office:value-type="float" office:value="-773711053.377783" calcext:value-type="float">
            <text:p>-773711053.377783</text:p>
          </table:table-cell>
          <table:table-cell table:formula="of:=([.$E34]*POWER(1+[.$O$6];[.AN$26])-SERIESSUM((1+[.$O$6])*(1+[.$O$8]);[.AN$26];-1;OFFSET([.$C35];[.AN$26];0):[.$C35]))*(1-1/4*[.$O$4]*[.$O$5])" office:value-type="float" office:value="-939983525.766784" calcext:value-type="float">
            <text:p>-939983525.766784</text:p>
          </table:table-cell>
          <table:table-cell table:formula="of:=([.$E34]*POWER(1+[.$O$6];[.AO$26])-SERIESSUM((1+[.$O$6])*(1+[.$O$8]);[.AO$26];-1;OFFSET([.$C35];[.AO$26];0):[.$C35]))*(1-1/4*[.$O$4]*[.$O$5])" office:value-type="float" office:value="-1135798637.45819" calcext:value-type="float">
            <text:p>-1135798637.45819</text:p>
          </table:table-cell>
          <table:table-cell table:formula="of:=([.$E34]*POWER(1+[.$O$6];[.AP$26])-SERIESSUM((1+[.$O$6])*(1+[.$O$8]);[.AP$26];-1;OFFSET([.$C35];[.AP$26];0):[.$C35]))*(1-1/4*[.$O$4]*[.$O$5])" office:value-type="float" office:value="-1366046874.53534" calcext:value-type="float">
            <text:p>-1366046874.53534</text:p>
          </table:table-cell>
          <table:table-cell table:formula="of:=([.$E34]*POWER(1+[.$O$6];[.AQ$26])-SERIESSUM((1+[.$O$6])*(1+[.$O$8]);[.AQ$26];-1;OFFSET([.$C35];[.AQ$26];0):[.$C35]))*(1-1/4*[.$O$4]*[.$O$5])" office:value-type="float" office:value="-1636403174.82879" calcext:value-type="float">
            <text:p>-1636403174.82879</text:p>
          </table:table-cell>
          <table:table-cell table:formula="of:=([.$E34]*POWER(1+[.$O$6];[.AR$26])-SERIESSUM((1+[.$O$6])*(1+[.$O$8]);[.AR$26];-1;OFFSET([.$C35];[.AR$26];0):[.$C35]))*(1-1/4*[.$O$4]*[.$O$5])" office:value-type="float" office:value="-1953450867.97716" calcext:value-type="float">
            <text:p>-1953450867.97716</text:p>
          </table:table-cell>
          <table:table-cell table:formula="of:=([.$E34]*POWER(1+[.$O$6];[.AS$26])-SERIESSUM((1+[.$O$6])*(1+[.$O$8]);[.AS$26];-1;OFFSET([.$C35];[.AS$26];0):[.$C35]))*(1-1/4*[.$O$4]*[.$O$5])" office:value-type="float" office:value="-2324825050.91102" calcext:value-type="float">
            <text:p>-2324825050.91102</text:p>
          </table:table-cell>
          <table:table-cell table:formula="of:=([.$E34]*POWER(1+[.$O$6];[.AT$26])-SERIESSUM((1+[.$O$6])*(1+[.$O$8]);[.AT$26];-1;OFFSET([.$C35];[.AT$26];0):[.$C35]))*(1-1/4*[.$O$4]*[.$O$5])" office:value-type="float" office:value="-2759378434.93951" calcext:value-type="float">
            <text:p>-2759378434.93951</text:p>
          </table:table-cell>
          <table:table-cell table:formula="of:=([.$E34]*POWER(1+[.$O$6];[.AU$26])-SERIESSUM((1+[.$O$6])*(1+[.$O$8]);[.AU$26];-1;OFFSET([.$C35];[.AU$26];0):[.$C35]))*(1-1/4*[.$O$4]*[.$O$5])" office:value-type="float" office:value="-3267373174.01138" calcext:value-type="float">
            <text:p>-3267373174.01138</text:p>
          </table:table-cell>
          <table:table-cell table:formula="of:=([.$E34]*POWER(1+[.$O$6];[.AV$26])-SERIESSUM((1+[.$O$6])*(1+[.$O$8]);[.AV$26];-1;OFFSET([.$C35];[.AV$26];0):[.$C35]))*(1-1/4*[.$O$4]*[.$O$5])" office:value-type="float" office:value="-3860702730.85045" calcext:value-type="float">
            <text:p>-3860702730.85045</text:p>
          </table:table-cell>
          <table:table-cell table:formula="of:=([.$E34]*POWER(1+[.$O$6];[.AW$26])-SERIESSUM((1+[.$O$6])*(1+[.$O$8]);[.AW$26];-1;OFFSET([.$C35];[.AW$26];0):[.$C35]))*(1-1/4*[.$O$4]*[.$O$5])" office:value-type="float" office:value="-4553148470.01072" calcext:value-type="float">
            <text:p>-4553148470.01072</text:p>
          </table:table-cell>
          <table:table-cell table:formula="of:=([.$E34]*POWER(1+[.$O$6];[.AX$26])-SERIESSUM((1+[.$O$6])*(1+[.$O$8]);[.AX$26];-1;OFFSET([.$C35];[.AX$26];0):[.$C35]))*(1-1/4*[.$O$4]*[.$O$5])" office:value-type="float" office:value="-5360676397.72352" calcext:value-type="float">
            <text:p>-5360676397.72352</text:p>
          </table:table-cell>
          <table:table-cell table:formula="of:=([.$E34]*POWER(1+[.$O$6];[.AY$26])-SERIESSUM((1+[.$O$6])*(1+[.$O$8]);[.AY$26];-1;OFFSET([.$C35];[.AY$26];0):[.$C35]))*(1-1/4*[.$O$4]*[.$O$5])" office:value-type="float" office:value="-6301780313.05075" calcext:value-type="float">
            <text:p>-6301780313.05075</text:p>
          </table:table-cell>
          <table:table-cell table:formula="of:=([.$E34]*POWER(1+[.$O$6];[.AZ$26])-SERIESSUM((1+[.$O$6])*(1+[.$O$8]);[.AZ$26];-1;OFFSET([.$C35];[.AZ$26];0):[.$C35]))*(1-1/4*[.$O$4]*[.$O$5])" office:value-type="float" office:value="-7397878611.03023" calcext:value-type="float">
            <text:p>-7397878611.03023</text:p>
          </table:table-cell>
          <table:table-cell table:formula="of:=([.$E34]*POWER(1+[.$O$6];[.BA$26])-SERIESSUM((1+[.$O$6])*(1+[.$O$8]);[.BA$26];-1;OFFSET([.$C35];[.BA$26];0):[.$C35]))*(1-1/4*[.$O$4]*[.$O$5])" office:value-type="float" office:value="-8673773106.67681" calcext:value-type="float">
            <text:p>-8673773106.67681</text:p>
          </table:table-cell>
          <table:table-cell table:formula="of:=([.$E34]*POWER(1+[.$O$6];[.BB$26])-SERIESSUM((1+[.$O$6])*(1+[.$O$8]);[.BB$26];-1;OFFSET([.$C35];[.BB$26];0):[.$C35]))*(1-1/4*[.$O$4]*[.$O$5])" office:value-type="float" office:value="-10158179552.5476" calcext:value-type="float">
            <text:p>-10158179552.5476</text:p>
          </table:table-cell>
          <table:table-cell table:formula="of:=([.$E34]*POWER(1+[.$O$6];[.BC$26])-SERIESSUM((1+[.$O$6])*(1+[.$O$8]);[.BC$26];-1;OFFSET([.$C35];[.BC$26];0):[.$C35]))*(1-1/4*[.$O$4]*[.$O$5])" office:value-type="float" office:value="-11884341029.4337" calcext:value-type="float">
            <text:p>-11884341029.4337</text:p>
          </table:table-cell>
          <table:table-cell table:formula="of:=([.$E34]*POWER(1+[.$O$6];[.BD$26])-SERIESSUM((1+[.$O$6])*(1+[.$O$8]);[.BD$26];-1;OFFSET([.$C35];[.BD$26];0):[.$C35]))*(1-1/4*[.$O$4]*[.$O$5])" office:value-type="float" office:value="-13890737131.204" calcext:value-type="float">
            <text:p>-13890737131.204</text:p>
          </table:table-cell>
          <table:table-cell table:formula="of:=([.$E34]*POWER(1+[.$O$6];[.BE$26])-SERIESSUM((1+[.$O$6])*(1+[.$O$8]);[.BE$26];-1;OFFSET([.$C35];[.BE$26];0):[.$C35]))*(1-1/4*[.$O$4]*[.$O$5])" office:value-type="float" office:value="-16221903877.417" calcext:value-type="float">
            <text:p>-16221903877.417</text:p>
          </table:table-cell>
          <table:table-cell table:formula="of:=([.$E34]*POWER(1+[.$O$6];[.BF$26])-SERIESSUM((1+[.$O$6])*(1+[.$O$8]);[.BF$26];-1;OFFSET([.$C35];[.BF$26];0):[.$C35]))*(1-1/4*[.$O$4]*[.$O$5])" office:value-type="float" office:value="-18929381613.2286" calcext:value-type="float">
            <text:p>-18929381613.2286</text:p>
          </table:table-cell>
          <table:table-cell table:formula="of:=([.$E34]*POWER(1+[.$O$6];[.BG$26])-SERIESSUM((1+[.$O$6])*(1+[.$O$8]);[.BG$26];-1;OFFSET([.$C35];[.BG$26];0):[.$C35]))*(1-1/4*[.$O$4]*[.$O$5])" office:value-type="float" office:value="-22072810844.1312" calcext:value-type="float">
            <text:p>-22072810844.1312</text:p>
          </table:table-cell>
          <table:table-cell table:formula="of:=([.$E34]*POWER(1+[.$O$6];[.BH$26])-SERIESSUM((1+[.$O$6])*(1+[.$O$8]);[.BH$26];-1;OFFSET([.$C35];[.BH$26];0):[.$C35]))*(1-1/4*[.$O$4]*[.$O$5])" office:value-type="float" office:value="-25721199059.5131" calcext:value-type="float">
            <text:p>-25721199059.5131</text:p>
          </table:table-cell>
          <table:table-cell table:formula="of:=([.$E34]*POWER(1+[.$O$6];[.BI$26])-SERIESSUM((1+[.$O$6])*(1+[.$O$8]);[.BI$26];-1;OFFSET([.$C35];[.BI$26];0):[.$C35]))*(1-1/4*[.$O$4]*[.$O$5])" office:value-type="float" office:value="-29954385189.0512" calcext:value-type="float">
            <text:p>-29954385189.0512</text:p>
          </table:table-cell>
          <table:table-cell table:formula="of:=([.$E34]*POWER(1+[.$O$6];[.BJ$26])-SERIESSUM((1+[.$O$6])*(1+[.$O$8]);[.BJ$26];-1;OFFSET([.$C35];[.BJ$26];0):[.$C35]))*(1-1/4*[.$O$4]*[.$O$5])" office:value-type="float" office:value="-34864732484.8157" calcext:value-type="float">
            <text:p>-34864732484.8157</text:p>
          </table:table-cell>
          <table:table-cell table:formula="of:=([.$E34]*POWER(1+[.$O$6];[.BK$26])-SERIESSUM((1+[.$O$6])*(1+[.$O$8]);[.BK$26];-1;OFFSET([.$C35];[.BK$26];0):[.$C35]))*(1-1/4*[.$O$4]*[.$O$5])" office:value-type="float" office:value="-40559085416.6289" calcext:value-type="float">
            <text:p>-40559085416.6289</text:p>
          </table:table-cell>
          <table:table-cell table:formula="of:=([.$E34]*POWER(1+[.$O$6];[.BL$26])-SERIESSUM((1+[.$O$6])*(1+[.$O$8]);[.BL$26];-1;OFFSET([.$C35];[.BL$26];0):[.$C35]))*(1-1/4*[.$O$4]*[.$O$5])" office:value-type="float" office:value="-47161031709.2064" calcext:value-type="float">
            <text:p>-47161031709.2064</text:p>
          </table:table-cell>
          <table:table-cell table:formula="of:=([.$E34]*POWER(1+[.$O$6];[.BM$26])-SERIESSUM((1+[.$O$6])*(1+[.$O$8]);[.BM$26];-1;OFFSET([.$C35];[.BM$26];0):[.$C35]))*(1-1/4*[.$O$4]*[.$O$5])" office:value-type="float" office:value="-54813517053.049" calcext:value-type="float">
            <text:p>-54813517053.049</text:p>
          </table:table-cell>
          <table:table-cell table:formula="of:=([.$E34]*POWER(1+[.$O$6];[.BN$26])-SERIESSUM((1+[.$O$6])*(1+[.$O$8]);[.BN$26];-1;OFFSET([.$C35];[.BN$26];0):[.$C35]))*(1-1/4*[.$O$4]*[.$O$5])" office:value-type="float" office:value="-63681867421.1846" calcext:value-type="float">
            <text:p>-63681867421.1846</text:p>
          </table:table-cell>
          <table:table-cell table:formula="of:=([.$E34]*POWER(1+[.$O$6];[.BO$26])-SERIESSUM((1+[.$O$6])*(1+[.$O$8]);[.BO$26];-1;OFFSET([.$C35];[.BO$26];0):[.$C35]))*(1-1/4*[.$O$4]*[.$O$5])" office:value-type="float" office:value="-73957282475.7767" calcext:value-type="float">
            <text:p>-73957282475.7767</text:p>
          </table:table-cell>
          <table:table-cell table:formula="of:=([.$E34]*POWER(1+[.$O$6];[.BP$26])-SERIESSUM((1+[.$O$6])*(1+[.$O$8]);[.BP$26];-1;OFFSET([.$C35];[.BP$26];0):[.$C35]))*(1-1/4*[.$O$4]*[.$O$5])" office:value-type="float" office:value="-85860873431.5717" calcext:value-type="float">
            <text:p>-85860873431.5717</text:p>
          </table:table-cell>
          <table:table-cell table:formula="of:=([.$E34]*POWER(1+[.$O$6];[.BQ$26])-SERIESSUM((1+[.$O$6])*(1+[.$O$8]);[.BQ$26];-1;OFFSET([.$C35];[.BQ$26];0):[.$C35]))*(1-1/4*[.$O$4]*[.$O$5])" office:value-type="float" office:value="-99648330164.2935" calcext:value-type="float">
            <text:p>-99648330164.2935</text:p>
          </table:table-cell>
          <table:table-cell table:formula="of:=([.$E34]*POWER(1+[.$O$6];[.BR$26])-SERIESSUM((1+[.$O$6])*(1+[.$O$8]);[.BR$26];-1;OFFSET([.$C35];[.BR$26];0):[.$C35]))*(1-1/4*[.$O$4]*[.$O$5])" office:value-type="float" office:value="-115615315550.768" calcext:value-type="float">
            <text:p>-115615315550.768</text:p>
          </table:table-cell>
          <table:table-cell table:formula="of:=([.$E34]*POWER(1+[.$O$6];[.BS$26])-SERIESSUM((1+[.$O$6])*(1+[.$O$8]);[.BS$26];-1;OFFSET([.$C35];[.BS$26];0):[.$C35]))*(1-1/4*[.$O$4]*[.$O$5])" office:value-type="float" office:value="-134103700280.412" calcext:value-type="float">
            <text:p>-134103700280.412</text:p>
          </table:table-cell>
          <table:table-cell table:formula="of:=([.$E34]*POWER(1+[.$O$6];[.BT$26])-SERIESSUM((1+[.$O$6])*(1+[.$O$8]);[.BT$26];-1;OFFSET([.$C35];[.BT$26];0):[.$C35]))*(1-1/4*[.$O$4]*[.$O$5])" office:value-type="float" office:value="-155508769004.383" calcext:value-type="float">
            <text:p>-155508769004.383</text:p>
          </table:table-cell>
          <table:table-cell table:formula="of:=([.$E34]*POWER(1+[.$O$6];[.BU$26])-SERIESSUM((1+[.$O$6])*(1+[.$O$8]);[.BU$26];-1;OFFSET([.$C35];[.BU$26];0):[.$C35]))*(1-1/4*[.$O$4]*[.$O$5])" office:value-type="float" office:value="-180287549058.631" calcext:value-type="float">
            <text:p>-180287549058.631</text:p>
          </table:table-cell>
          <table:table-cell table:formula="of:=([.$E34]*POWER(1+[.$O$6];[.BV$26])-SERIESSUM((1+[.$O$6])*(1+[.$O$8]);[.BV$26];-1;OFFSET([.$C35];[.BV$26];0):[.$C35]))*(1-1/4*[.$O$4]*[.$O$5])" office:value-type="float" office:value="-208968436537.094" calcext:value-type="float">
            <text:p>-208968436537.094</text:p>
          </table:table-cell>
          <table:table-cell table:formula="of:=([.$E34]*POWER(1+[.$O$6];[.BW$26])-SERIESSUM((1+[.$O$6])*(1+[.$O$8]);[.BW$26];-1;OFFSET([.$C35];[.BW$26];0):[.$C35]))*(1-1/4*[.$O$4]*[.$O$5])" office:value-type="float" office:value="-242162321694.801" calcext:value-type="float">
            <text:p>-242162321694.801</text:p>
          </table:table-cell>
          <table:table-cell table:formula="of:=([.$E34]*POWER(1+[.$O$6];[.BX$26])-SERIESSUM((1+[.$O$6])*(1+[.$O$8]);[.BX$26];-1;OFFSET([.$C35];[.BX$26];0):[.$C35]))*(1-1/4*[.$O$4]*[.$O$5])" office:value-type="float" office:value="-280575447097.65" calcext:value-type="float">
            <text:p>-280575447097.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O$2]*POWER(1+[.$O$11];[.$A59])*(POWER([.$O$7];12)-1)/([.$O$7]-1) + [.$B59]*POWER([.$O$7];12)" office:value-type="float" office:value="698619814.892166" calcext:value-type="float">
            <text:p>698619814.892166</text:p>
          </table:table-cell>
          <table:table-cell table:formula="of:=[.$C59]*POWER([.$O$9];12)" office:value-type="float" office:value="9398995.31922653" calcext:value-type="float">
            <text:p>9398995.31922653</text:p>
          </table:table-cell>
          <table:table-cell table:formula="of:=[.$B60]/4*[.$O$4]*[.$O$5]" office:value-type="float" office:value="1372787.93626311" calcext:value-type="float">
            <text:p>1372787.93626311</text:p>
          </table:table-cell>
          <table:table-cell table:formula="of:=[.$B60]-[.$C60]-[.$D60]+[.$O$13]*POWER([.$O$7];12*[.$A60])" office:value-type="float" office:value="687848031.636676" calcext:value-type="float">
            <text:p>687848031.63667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$E35]-[.$C36]" office:value-type="float" office:value="70095849.7346727" calcext:value-type="float">
            <text:p>70095849.7346727</text:p>
          </table:table-cell>
          <table:table-cell table:formula="of:=([.$E35]*POWER(1+[.$O$6];[.K$26])-SERIESSUM((1+[.$O$6])*(1+[.$O$8]);[.K$26];-1;OFFSET([.$C36];[.K$26];0):[.$C36]))*(1-1/4*[.$O$4]*[.$O$5])" office:value-type="float" office:value="73436157.483066" calcext:value-type="float">
            <text:p>73436157.483066</text:p>
          </table:table-cell>
          <table:table-cell table:formula="of:=([.$E35]*POWER(1+[.$O$6];[.L$26])-SERIESSUM((1+[.$O$6])*(1+[.$O$8]);[.L$26];-1;OFFSET([.$C36];[.L$26];0):[.$C36]))*(1-1/4*[.$O$4]*[.$O$5])" office:value-type="float" office:value="76882580.5930027" calcext:value-type="float">
            <text:p>76882580.5930027</text:p>
          </table:table-cell>
          <table:table-cell table:formula="of:=([.$E35]*POWER(1+[.$O$6];[.M$26])-SERIESSUM((1+[.$O$6])*(1+[.$O$8]);[.M$26];-1;OFFSET([.$C36];[.M$26];0):[.$C36]))*(1-1/4*[.$O$4]*[.$O$5])" office:value-type="float" office:value="80248020.7820988" calcext:value-type="float">
            <text:p>80248020.7820988</text:p>
          </table:table-cell>
          <table:table-cell table:formula="of:=([.$E35]*POWER(1+[.$O$6];[.N$26])-SERIESSUM((1+[.$O$6])*(1+[.$O$8]);[.N$26];-1;OFFSET([.$C36];[.N$26];0):[.$C36]))*(1-1/4*[.$O$4]*[.$O$5])" office:value-type="float" office:value="83471979.515128" calcext:value-type="float">
            <text:p>83471979.515128</text:p>
          </table:table-cell>
          <table:table-cell table:formula="of:=([.$E35]*POWER(1+[.$O$6];[.O$26])-SERIESSUM((1+[.$O$6])*(1+[.$O$8]);[.O$26];-1;OFFSET([.$C36];[.O$26];0):[.$C36]))*(1-1/4*[.$O$4]*[.$O$5])" office:value-type="float" office:value="86480816.6254696" calcext:value-type="float">
            <text:p>86480816.6254696</text:p>
          </table:table-cell>
          <table:table-cell table:formula="of:=([.$E35]*POWER(1+[.$O$6];[.P$26])-SERIESSUM((1+[.$O$6])*(1+[.$O$8]);[.P$26];-1;OFFSET([.$C36];[.P$26];0):[.$C36]))*(1-1/4*[.$O$4]*[.$O$5])" office:value-type="float" office:value="89185414.4948849" calcext:value-type="float">
            <text:p>89185414.4948849</text:p>
          </table:table-cell>
          <table:table-cell table:formula="of:=([.$E35]*POWER(1+[.$O$6];[.Q$26])-SERIESSUM((1+[.$O$6])*(1+[.$O$8]);[.Q$26];-1;OFFSET([.$C36];[.Q$26];0):[.$C36]))*(1-1/4*[.$O$4]*[.$O$5])" office:value-type="float" office:value="91478456.0094438" calcext:value-type="float">
            <text:p>91478456.0094438</text:p>
          </table:table-cell>
          <table:table-cell table:formula="of:=([.$E35]*POWER(1+[.$O$6];[.R$26])-SERIESSUM((1+[.$O$6])*(1+[.$O$8]);[.R$26];-1;OFFSET([.$C36];[.R$26];0):[.$C36]))*(1-1/4*[.$O$4]*[.$O$5])" office:value-type="float" office:value="93231254.4091363" calcext:value-type="float">
            <text:p>93231254.4091363</text:p>
          </table:table-cell>
          <table:table-cell table:formula="of:=([.$E35]*POWER(1+[.$O$6];[.S$26])-SERIESSUM((1+[.$O$6])*(1+[.$O$8]);[.S$26];-1;OFFSET([.$C36];[.S$26];0):[.$C36]))*(1-1/4*[.$O$4]*[.$O$5])" office:value-type="float" office:value="94290063.379402" calcext:value-type="float">
            <text:p>94290063.379402</text:p>
          </table:table-cell>
          <table:table-cell table:formula="of:=([.$E35]*POWER(1+[.$O$6];[.T$26])-SERIESSUM((1+[.$O$6])*(1+[.$O$8]);[.T$26];-1;OFFSET([.$C36];[.T$26];0):[.$C36]))*(1-1/4*[.$O$4]*[.$O$5])" office:value-type="float" office:value="94471784.4323494" calcext:value-type="float">
            <text:p>94471784.4323494</text:p>
          </table:table-cell>
          <table:table-cell table:formula="of:=([.$E35]*POWER(1+[.$O$6];[.U$26])-SERIESSUM((1+[.$O$6])*(1+[.$O$8]);[.U$26];-1;OFFSET([.$C36];[.U$26];0):[.$C36]))*(1-1/4*[.$O$4]*[.$O$5])" office:value-type="float" office:value="93558975.5546884" calcext:value-type="float">
            <text:p>93558975.5546884</text:p>
          </table:table-cell>
          <table:table-cell table:formula="of:=([.$E35]*POWER(1+[.$O$6];[.V$26])-SERIESSUM((1+[.$O$6])*(1+[.$O$8]);[.V$26];-1;OFFSET([.$C36];[.V$26];0):[.$C36]))*(1-1/4*[.$O$4]*[.$O$5])" office:value-type="float" office:value="91294049.9819792" calcext:value-type="float">
            <text:p>91294049.9819792</text:p>
          </table:table-cell>
          <table:table-cell table:formula="of:=([.$E35]*POWER(1+[.$O$6];[.W$26])-SERIESSUM((1+[.$O$6])*(1+[.$O$8]);[.W$26];-1;OFFSET([.$C36];[.W$26];0):[.$C36]))*(1-1/4*[.$O$4]*[.$O$5])" office:value-type="float" office:value="87372536.4752175" calcext:value-type="float">
            <text:p>87372536.4752175</text:p>
          </table:table-cell>
          <table:table-cell table:formula="of:=([.$E35]*POWER(1+[.$O$6];[.X$26])-SERIESSUM((1+[.$O$6])*(1+[.$O$8]);[.X$26];-1;OFFSET([.$C36];[.X$26];0):[.$C36]))*(1-1/4*[.$O$4]*[.$O$5])" office:value-type="float" office:value="81435252.2567703" calcext:value-type="float">
            <text:p>81435252.2567703</text:p>
          </table:table-cell>
          <table:table-cell table:formula="of:=([.$E35]*POWER(1+[.$O$6];[.Y$26])-SERIESSUM((1+[.$O$6])*(1+[.$O$8]);[.Y$26];-1;OFFSET([.$C36];[.Y$26];0):[.$C36]))*(1-1/4*[.$O$4]*[.$O$5])" office:value-type="float" office:value="73059216.3814246" calcext:value-type="float">
            <text:p>73059216.3814246</text:p>
          </table:table-cell>
          <table:table-cell table:formula="of:=([.$E35]*POWER(1+[.$O$6];[.Z$26])-SERIESSUM((1+[.$O$6])*(1+[.$O$8]);[.Z$26];-1;OFFSET([.$C36];[.Z$26];0):[.$C36]))*(1-1/4*[.$O$4]*[.$O$5])" office:value-type="float" office:value="61747104.281497" calcext:value-type="float">
            <text:p>61747104.281497</text:p>
          </table:table-cell>
          <table:table-cell table:formula="of:=([.$E35]*POWER(1+[.$O$6];[.AA$26])-SERIESSUM((1+[.$O$6])*(1+[.$O$8]);[.AA$26];-1;OFFSET([.$C36];[.AA$26];0):[.$C36]))*(1-1/4*[.$O$4]*[.$O$5])" office:value-type="float" office:value="46915012.9623944" calcext:value-type="float">
            <text:p>46915012.9623944</text:p>
          </table:table-cell>
          <table:table-cell table:formula="of:=([.$E35]*POWER(1+[.$O$6];[.AB$26])-SERIESSUM((1+[.$O$6])*(1+[.$O$8]);[.AB$26];-1;OFFSET([.$C36];[.AB$26];0):[.$C36]))*(1-1/4*[.$O$4]*[.$O$5])" office:value-type="float" office:value="27878270.1776948" calcext:value-type="float">
            <text:p>27878270.1776948</text:p>
          </table:table-cell>
          <table:table-cell table:formula="of:=([.$E35]*POWER(1+[.$O$6];[.AC$26])-SERIESSUM((1+[.$O$6])*(1+[.$O$8]);[.AC$26];-1;OFFSET([.$C36];[.AC$26];0):[.$C36]))*(1-1/4*[.$O$4]*[.$O$5])" office:value-type="float" office:value="3834979.11907354" calcext:value-type="float">
            <text:p>3834979.11907354</text:p>
          </table:table-cell>
          <table:table-cell table:formula="of:=([.$E35]*POWER(1+[.$O$6];[.AD$26])-SERIESSUM((1+[.$O$6])*(1+[.$O$8]);[.AD$26];-1;OFFSET([.$C36];[.AD$26];0):[.$C36]))*(1-1/4*[.$O$4]*[.$O$5])" office:value-type="float" office:value="-26153058.164096" calcext:value-type="float">
            <text:p>-26153058.164096</text:p>
          </table:table-cell>
          <table:table-cell table:formula="of:=([.$E35]*POWER(1+[.$O$6];[.AE$26])-SERIESSUM((1+[.$O$6])*(1+[.$O$8]);[.AE$26];-1;OFFSET([.$C36];[.AE$26];0):[.$C36]))*(1-1/4*[.$O$4]*[.$O$5])" office:value-type="float" office:value="-63182451.2652972" calcext:value-type="float">
            <text:p>-63182451.2652972</text:p>
          </table:table-cell>
          <table:table-cell table:formula="of:=([.$E35]*POWER(1+[.$O$6];[.AF$26])-SERIESSUM((1+[.$O$6])*(1+[.$O$8]);[.AF$26];-1;OFFSET([.$C36];[.AF$26];0):[.$C36]))*(1-1/4*[.$O$4]*[.$O$5])" office:value-type="float" office:value="-108533843.07614" calcext:value-type="float">
            <text:p>-108533843.07614</text:p>
          </table:table-cell>
          <table:table-cell table:formula="of:=([.$E35]*POWER(1+[.$O$6];[.AG$26])-SERIESSUM((1+[.$O$6])*(1+[.$O$8]);[.AG$26];-1;OFFSET([.$C36];[.AG$26];0):[.$C36]))*(1-1/4*[.$O$4]*[.$O$5])" office:value-type="float" office:value="-163701594.494705" calcext:value-type="float">
            <text:p>-163701594.494705</text:p>
          </table:table-cell>
          <table:table-cell table:formula="of:=([.$E35]*POWER(1+[.$O$6];[.AH$26])-SERIESSUM((1+[.$O$6])*(1+[.$O$8]);[.AH$26];-1;OFFSET([.$C36];[.AH$26];0):[.$C36]))*(1-1/4*[.$O$4]*[.$O$5])" office:value-type="float" office:value="-230428170.39884" calcext:value-type="float">
            <text:p>-230428170.39884</text:p>
          </table:table-cell>
          <table:table-cell table:formula="of:=([.$E35]*POWER(1+[.$O$6];[.AI$26])-SERIESSUM((1+[.$O$6])*(1+[.$O$8]);[.AI$26];-1;OFFSET([.$C36];[.AI$26];0):[.$C36]))*(1-1/4*[.$O$4]*[.$O$5])" office:value-type="float" office:value="-310743964.874784" calcext:value-type="float">
            <text:p>-310743964.874784</text:p>
          </table:table-cell>
          <table:table-cell table:formula="of:=([.$E35]*POWER(1+[.$O$6];[.AJ$26])-SERIESSUM((1+[.$O$6])*(1+[.$O$8]);[.AJ$26];-1;OFFSET([.$C36];[.AJ$26];0):[.$C36]))*(1-1/4*[.$O$4]*[.$O$5])" office:value-type="float" office:value="-407013419.032797" calcext:value-type="float">
            <text:p>-407013419.032797</text:p>
          </table:table-cell>
          <table:table-cell table:formula="of:=([.$E35]*POWER(1+[.$O$6];[.AK$26])-SERIESSUM((1+[.$O$6])*(1+[.$O$8]);[.AK$26];-1;OFFSET([.$C36];[.AK$26];0):[.$C36]))*(1-1/4*[.$O$4]*[.$O$5])" office:value-type="float" office:value="-521988418.070143" calcext:value-type="float">
            <text:p>-521988418.070143</text:p>
          </table:table-cell>
          <table:table-cell table:formula="of:=([.$E35]*POWER(1+[.$O$6];[.AL$26])-SERIESSUM((1+[.$O$6])*(1+[.$O$8]);[.AL$26];-1;OFFSET([.$C36];[.AL$26];0):[.$C36]))*(1-1/4*[.$O$4]*[.$O$5])" office:value-type="float" office:value="-646574151.922725" calcext:value-type="float">
            <text:p>-646574151.922725</text:p>
          </table:table-cell>
          <table:table-cell table:formula="of:=([.$E35]*POWER(1+[.$O$6];[.AM$26])-SERIESSUM((1+[.$O$6])*(1+[.$O$8]);[.AM$26];-1;OFFSET([.$C36];[.AM$26];0):[.$C36]))*(1-1/4*[.$O$4]*[.$O$5])" office:value-type="float" office:value="-794014572.84284" calcext:value-type="float">
            <text:p>-794014572.84284</text:p>
          </table:table-cell>
          <table:table-cell table:formula="of:=([.$E35]*POWER(1+[.$O$6];[.AN$26])-SERIESSUM((1+[.$O$6])*(1+[.$O$8]);[.AN$26];-1;OFFSET([.$C36];[.AN$26];0):[.$C36]))*(1-1/4*[.$O$4]*[.$O$5])" office:value-type="float" office:value="-968143401.888598" calcext:value-type="float">
            <text:p>-968143401.888598</text:p>
          </table:table-cell>
          <table:table-cell table:formula="of:=([.$E35]*POWER(1+[.$O$6];[.AO$26])-SERIESSUM((1+[.$O$6])*(1+[.$O$8]);[.AO$26];-1;OFFSET([.$C36];[.AO$26];0):[.$C36]))*(1-1/4*[.$O$4]*[.$O$5])" office:value-type="float" office:value="-1173413089.65479" calcext:value-type="float">
            <text:p>-1173413089.65479</text:p>
          </table:table-cell>
          <table:table-cell table:formula="of:=([.$E35]*POWER(1+[.$O$6];[.AP$26])-SERIESSUM((1+[.$O$6])*(1+[.$O$8]);[.AP$26];-1;OFFSET([.$C36];[.AP$26];0):[.$C36]))*(1-1/4*[.$O$4]*[.$O$5])" office:value-type="float" office:value="-1414992866.79199" calcext:value-type="float">
            <text:p>-1414992866.79199</text:p>
          </table:table-cell>
          <table:table-cell table:formula="of:=([.$E35]*POWER(1+[.$O$6];[.AQ$26])-SERIESSUM((1+[.$O$6])*(1+[.$O$8]);[.AQ$26];-1;OFFSET([.$C36];[.AQ$26];0):[.$C36]))*(1-1/4*[.$O$4]*[.$O$5])" office:value-type="float" office:value="-1698882193.28269" calcext:value-type="float">
            <text:p>-1698882193.28269</text:p>
          </table:table-cell>
          <table:table-cell table:formula="of:=([.$E35]*POWER(1+[.$O$6];[.AR$26])-SERIESSUM((1+[.$O$6])*(1+[.$O$8]);[.AR$26];-1;OFFSET([.$C36];[.AR$26];0):[.$C36]))*(1-1/4*[.$O$4]*[.$O$5])" office:value-type="float" office:value="-2032042013.88877" calcext:value-type="float">
            <text:p>-2032042013.88877</text:p>
          </table:table-cell>
          <table:table-cell table:formula="of:=([.$E35]*POWER(1+[.$O$6];[.AS$26])-SERIESSUM((1+[.$O$6])*(1+[.$O$8]);[.AS$26];-1;OFFSET([.$C36];[.AS$26];0):[.$C36]))*(1-1/4*[.$O$4]*[.$O$5])" office:value-type="float" office:value="-2422546602.68766" calcext:value-type="float">
            <text:p>-2422546602.68766</text:p>
          </table:table-cell>
          <table:table-cell table:formula="of:=([.$E35]*POWER(1+[.$O$6];[.AT$26])-SERIESSUM((1+[.$O$6])*(1+[.$O$8]);[.AT$26];-1;OFFSET([.$C36];[.AT$26];0):[.$C36]))*(1-1/4*[.$O$4]*[.$O$5])" office:value-type="float" office:value="-2879759213.61868" calcext:value-type="float">
            <text:p>-2879759213.61868</text:p>
          </table:table-cell>
          <table:table-cell table:formula="of:=([.$E35]*POWER(1+[.$O$6];[.AU$26])-SERIESSUM((1+[.$O$6])*(1+[.$O$8]);[.AU$26];-1;OFFSET([.$C36];[.AU$26];0):[.$C36]))*(1-1/4*[.$O$4]*[.$O$5])" office:value-type="float" office:value="-3414535255.5748" calcext:value-type="float">
            <text:p>-3414535255.5748</text:p>
          </table:table-cell>
          <table:table-cell table:formula="of:=([.$E35]*POWER(1+[.$O$6];[.AV$26])-SERIESSUM((1+[.$O$6])*(1+[.$O$8]);[.AV$26];-1;OFFSET([.$C36];[.AV$26];0):[.$C36]))*(1-1/4*[.$O$4]*[.$O$5])" office:value-type="float" office:value="-4039457290.32465" calcext:value-type="float">
            <text:p>-4039457290.32465</text:p>
          </table:table-cell>
          <table:table-cell table:formula="of:=([.$E35]*POWER(1+[.$O$6];[.AW$26])-SERIESSUM((1+[.$O$6])*(1+[.$O$8]);[.AW$26];-1;OFFSET([.$C36];[.AW$26];0):[.$C36]))*(1-1/4*[.$O$4]*[.$O$5])" office:value-type="float" office:value="-4769106821.60017" calcext:value-type="float">
            <text:p>-4769106821.60017</text:p>
          </table:table-cell>
          <table:table-cell table:formula="of:=([.$E35]*POWER(1+[.$O$6];[.AX$26])-SERIESSUM((1+[.$O$6])*(1+[.$O$8]);[.AX$26];-1;OFFSET([.$C36];[.AX$26];0):[.$C36]))*(1-1/4*[.$O$4]*[.$O$5])" office:value-type="float" office:value="-5620378618.09424" calcext:value-type="float">
            <text:p>-5620378618.09424</text:p>
          </table:table-cell>
          <table:table-cell table:formula="of:=([.$E35]*POWER(1+[.$O$6];[.AY$26])-SERIESSUM((1+[.$O$6])*(1+[.$O$8]);[.AY$26];-1;OFFSET([.$C36];[.AY$26];0):[.$C36]))*(1-1/4*[.$O$4]*[.$O$5])" office:value-type="float" office:value="-6612844208.12703" calcext:value-type="float">
            <text:p>-6612844208.12703</text:p>
          </table:table-cell>
          <table:table-cell table:formula="of:=([.$E35]*POWER(1+[.$O$6];[.AZ$26])-SERIESSUM((1+[.$O$6])*(1+[.$O$8]);[.AZ$26];-1;OFFSET([.$C36];[.AZ$26];0):[.$C36]))*(1-1/4*[.$O$4]*[.$O$5])" office:value-type="float" office:value="-7769172218.13351" calcext:value-type="float">
            <text:p>-7769172218.13351</text:p>
          </table:table-cell>
          <table:table-cell table:formula="of:=([.$E35]*POWER(1+[.$O$6];[.BA$26])-SERIESSUM((1+[.$O$6])*(1+[.$O$8]);[.BA$26];-1;OFFSET([.$C36];[.BA$26];0):[.$C36]))*(1-1/4*[.$O$4]*[.$O$5])" office:value-type="float" office:value="-9115614422.59477" calcext:value-type="float">
            <text:p>-9115614422.59477</text:p>
          </table:table-cell>
          <table:table-cell table:formula="of:=([.$E35]*POWER(1+[.$O$6];[.BB$26])-SERIESSUM((1+[.$O$6])*(1+[.$O$8]);[.BB$26];-1;OFFSET([.$C36];[.BB$26];0):[.$C36]))*(1-1/4*[.$O$4]*[.$O$5])" office:value-type="float" office:value="-10682567754.6558" calcext:value-type="float">
            <text:p>-10682567754.6558</text:p>
          </table:table-cell>
          <table:table-cell table:formula="of:=([.$E35]*POWER(1+[.$O$6];[.BC$26])-SERIESSUM((1+[.$O$6])*(1+[.$O$8]);[.BC$26];-1;OFFSET([.$C36];[.BC$26];0):[.$C36]))*(1-1/4*[.$O$4]*[.$O$5])" office:value-type="float" office:value="-12505224123.4179" calcext:value-type="float">
            <text:p>-12505224123.4179</text:p>
          </table:table-cell>
          <table:table-cell table:formula="of:=([.$E35]*POWER(1+[.$O$6];[.BD$26])-SERIESSUM((1+[.$O$6])*(1+[.$O$8]);[.BD$26];-1;OFFSET([.$C36];[.BD$26];0):[.$C36]))*(1-1/4*[.$O$4]*[.$O$5])" office:value-type="float" office:value="-14624321729.2504" calcext:value-type="float">
            <text:p>-14624321729.2504</text:p>
          </table:table-cell>
          <table:table-cell table:formula="of:=([.$E35]*POWER(1+[.$O$6];[.BE$26])-SERIESSUM((1+[.$O$6])*(1+[.$O$8]);[.BE$26];-1;OFFSET([.$C36];[.BE$26];0):[.$C36]))*(1-1/4*[.$O$4]*[.$O$5])" office:value-type="float" office:value="-17087013701.1287" calcext:value-type="float">
            <text:p>-17087013701.1287</text:p>
          </table:table-cell>
          <table:table-cell table:formula="of:=([.$E35]*POWER(1+[.$O$6];[.BF$26])-SERIESSUM((1+[.$O$6])*(1+[.$O$8]);[.BF$26];-1;OFFSET([.$C36];[.BF$26];0):[.$C36]))*(1-1/4*[.$O$4]*[.$O$5])" office:value-type="float" office:value="-19947872344.6958" calcext:value-type="float">
            <text:p>-19947872344.6958</text:p>
          </table:table-cell>
          <table:table-cell table:formula="of:=([.$E35]*POWER(1+[.$O$6];[.BG$26])-SERIESSUM((1+[.$O$6])*(1+[.$O$8]);[.BG$26];-1;OFFSET([.$C36];[.BG$26];0):[.$C36]))*(1-1/4*[.$O$4]*[.$O$5])" office:value-type="float" office:value="-23270050138.1358" calcext:value-type="float">
            <text:p>-23270050138.1358</text:p>
          </table:table-cell>
          <table:table-cell table:formula="of:=([.$E35]*POWER(1+[.$O$6];[.BH$26])-SERIESSUM((1+[.$O$6])*(1+[.$O$8]);[.BH$26];-1;OFFSET([.$C36];[.BH$26];0):[.$C36]))*(1-1/4*[.$O$4]*[.$O$5])" office:value-type="float" office:value="-27126621904.7634" calcext:value-type="float">
            <text:p>-27126621904.7634</text:p>
          </table:table-cell>
          <table:table-cell table:formula="of:=([.$E35]*POWER(1+[.$O$6];[.BI$26])-SERIESSUM((1+[.$O$6])*(1+[.$O$8]);[.BI$26];-1;OFFSET([.$C36];[.BI$26];0):[.$C36]))*(1-1/4*[.$O$4]*[.$O$5])" office:value-type="float" office:value="-31602136395.4889" calcext:value-type="float">
            <text:p>-31602136395.4889</text:p>
          </table:table-cell>
          <table:table-cell table:formula="of:=([.$E35]*POWER(1+[.$O$6];[.BJ$26])-SERIESSUM((1+[.$O$6])*(1+[.$O$8]);[.BJ$26];-1;OFFSET([.$C36];[.BJ$26];0):[.$C36]))*(1-1/4*[.$O$4]*[.$O$5])" office:value-type="float" office:value="-36794409910.7589" calcext:value-type="float">
            <text:p>-36794409910.7589</text:p>
          </table:table-cell>
          <table:table-cell table:formula="of:=([.$E35]*POWER(1+[.$O$6];[.BK$26])-SERIESSUM((1+[.$O$6])*(1+[.$O$8]);[.BK$26];-1;OFFSET([.$C36];[.BK$26];0):[.$C36]))*(1-1/4*[.$O$4]*[.$O$5])" office:value-type="float" office:value="-42816599672.3755" calcext:value-type="float">
            <text:p>-42816599672.3755</text:p>
          </table:table-cell>
          <table:table-cell table:formula="of:=([.$E35]*POWER(1+[.$O$6];[.BL$26])-SERIESSUM((1+[.$O$6])*(1+[.$O$8]);[.BL$26];-1;OFFSET([.$C36];[.BL$26];0):[.$C36]))*(1-1/4*[.$O$4]*[.$O$5])" office:value-type="float" office:value="-49799600527.2598" calcext:value-type="float">
            <text:p>-49799600527.2598</text:p>
          </table:table-cell>
          <table:table-cell table:formula="of:=([.$E35]*POWER(1+[.$O$6];[.BM$26])-SERIESSUM((1+[.$O$6])*(1+[.$O$8]);[.BM$26];-1;OFFSET([.$C36];[.BM$26];0):[.$C36]))*(1-1/4*[.$O$4]*[.$O$5])" office:value-type="float" office:value="-57894815350.8331" calcext:value-type="float">
            <text:p>-57894815350.8331</text:p>
          </table:table-cell>
          <table:table-cell table:formula="of:=([.$E35]*POWER(1+[.$O$6];[.BN$26])-SERIESSUM((1+[.$O$6])*(1+[.$O$8]);[.BN$26];-1;OFFSET([.$C36];[.BN$26];0):[.$C36]))*(1-1/4*[.$O$4]*[.$O$5])" office:value-type="float" office:value="-67277357359.477" calcext:value-type="float">
            <text:p>-67277357359.477</text:p>
          </table:table-cell>
          <table:table-cell table:formula="of:=([.$E35]*POWER(1+[.$O$6];[.BO$26])-SERIESSUM((1+[.$O$6])*(1+[.$O$8]);[.BO$26];-1;OFFSET([.$C36];[.BO$26];0):[.$C36]))*(1-1/4*[.$O$4]*[.$O$5])" office:value-type="float" office:value="-78149751603.8702" calcext:value-type="float">
            <text:p>-78149751603.8702</text:p>
          </table:table-cell>
          <table:table-cell table:formula="of:=([.$E35]*POWER(1+[.$O$6];[.BP$26])-SERIESSUM((1+[.$O$6])*(1+[.$O$8]);[.BP$26];-1;OFFSET([.$C36];[.BP$26];0):[.$C36]))*(1-1/4*[.$O$4]*[.$O$5])" office:value-type="float" office:value="-90746213387.8316" calcext:value-type="float">
            <text:p>-90746213387.8316</text:p>
          </table:table-cell>
          <table:table-cell table:formula="of:=([.$E35]*POWER(1+[.$O$6];[.BQ$26])-SERIESSUM((1+[.$O$6])*(1+[.$O$8]);[.BQ$26];-1;OFFSET([.$C36];[.BQ$26];0):[.$C36]))*(1-1/4*[.$O$4]*[.$O$5])" office:value-type="float" office:value="-105337593460.129" calcext:value-type="float">
            <text:p>-105337593460.129</text:p>
          </table:table-cell>
          <table:table-cell table:formula="of:=([.$E35]*POWER(1+[.$O$6];[.BR$26])-SERIESSUM((1+[.$O$6])*(1+[.$O$8]);[.BR$26];-1;OFFSET([.$C36];[.BR$26];0):[.$C36]))*(1-1/4*[.$O$4]*[.$O$5])" office:value-type="float" office:value="-122237093813.209" calcext:value-type="float">
            <text:p>-122237093813.209</text:p>
          </table:table-cell>
          <table:table-cell table:formula="of:=([.$E35]*POWER(1+[.$O$6];[.BS$26])-SERIESSUM((1+[.$O$6])*(1+[.$O$8]);[.BS$26];-1;OFFSET([.$C36];[.BS$26];0):[.$C36]))*(1-1/4*[.$O$4]*[.$O$5])" office:value-type="float" office:value="-141806874086.082" calcext:value-type="float">
            <text:p>-141806874086.082</text:p>
          </table:table-cell>
          <table:table-cell table:formula="of:=([.$E35]*POWER(1+[.$O$6];[.BT$26])-SERIESSUM((1+[.$O$6])*(1+[.$O$8]);[.BT$26];-1;OFFSET([.$C36];[.BT$26];0):[.$C36]))*(1-1/4*[.$O$4]*[.$O$5])" office:value-type="float" office:value="-164465687247.457" calcext:value-type="float">
            <text:p>-164465687247.457</text:p>
          </table:table-cell>
          <table:table-cell table:formula="of:=([.$E35]*POWER(1+[.$O$6];[.BU$26])-SERIESSUM((1+[.$O$6])*(1+[.$O$8]);[.BU$26];-1;OFFSET([.$C36];[.BU$26];0):[.$C36]))*(1-1/4*[.$O$4]*[.$O$5])" office:value-type="float" office:value="-190697704821.029" calcext:value-type="float">
            <text:p>-190697704821.029</text:p>
          </table:table-cell>
          <table:table-cell table:formula="of:=([.$E35]*POWER(1+[.$O$6];[.BV$26])-SERIESSUM((1+[.$O$6])*(1+[.$O$8]);[.BV$26];-1;OFFSET([.$C36];[.BV$26];0):[.$C36]))*(1-1/4*[.$O$4]*[.$O$5])" office:value-type="float" office:value="-221062716860.078" calcext:value-type="float">
            <text:p>-221062716860.078</text:p>
          </table:table-cell>
          <table:table-cell table:formula="of:=([.$E35]*POWER(1+[.$O$6];[.BW$26])-SERIESSUM((1+[.$O$6])*(1+[.$O$8]);[.BW$26];-1;OFFSET([.$C36];[.BW$26];0):[.$C36]))*(1-1/4*[.$O$4]*[.$O$5])" office:value-type="float" office:value="-256207920705.915" calcext:value-type="float">
            <text:p>-256207920705.915</text:p>
          </table:table-cell>
          <table:table-cell table:formula="of:=([.$E35]*POWER(1+[.$O$6];[.BX$26])-SERIESSUM((1+[.$O$6])*(1+[.$O$8]);[.BX$26];-1;OFFSET([.$C36];[.BX$26];0):[.$C36]))*(1-1/4*[.$O$4]*[.$O$5])" office:value-type="float" office:value="-296881545878.357" calcext:value-type="float">
            <text:p>-296881545878.3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O$2]*POWER(1+[.$O$11];[.$A60])*(POWER([.$O$7];12)-1)/([.$O$7]-1) + [.$B60]*POWER([.$O$7];12)" office:value-type="float" office:value="761034524.164964" calcext:value-type="float">
            <text:p>761034524.164964</text:p>
          </table:table-cell>
          <table:table-cell table:formula="of:=[.$C60]*POWER([.$O$9];12)" office:value-type="float" office:value="10056924.9915724" calcext:value-type="float">
            <text:p>10056924.9915724</text:p>
          </table:table-cell>
          <table:table-cell table:formula="of:=[.$B61]/4*[.$O$4]*[.$O$5]" office:value-type="float" office:value="1495432.83998415" calcext:value-type="float">
            <text:p>1495432.83998415</text:p>
          </table:table-cell>
          <table:table-cell table:formula="of:=[.$B61]-[.$C61]-[.$D61]+[.$O$13]*POWER([.$O$7];12*[.$A61])" office:value-type="float" office:value="749482166.333407" calcext:value-type="float">
            <text:p>749482166.333407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$E36]-[.$C37]" office:value-type="float" office:value="77265876.0115278" calcext:value-type="float">
            <text:p>77265876.0115278</text:p>
          </table:table-cell>
          <table:table-cell table:formula="of:=([.$E36]*POWER(1+[.$O$6];[.K$26])-SERIESSUM((1+[.$O$6])*(1+[.$O$8]);[.K$26];-1;OFFSET([.$C37];[.K$26];0):[.$C37]))*(1-1/4*[.$O$4]*[.$O$5])" office:value-type="float" office:value="81016267.4350396" calcext:value-type="float">
            <text:p>81016267.4350396</text:p>
          </table:table-cell>
          <table:table-cell table:formula="of:=([.$E36]*POWER(1+[.$O$6];[.L$26])-SERIESSUM((1+[.$O$6])*(1+[.$O$8]);[.L$26];-1;OFFSET([.$C37];[.L$26];0):[.$C37]))*(1-1/4*[.$O$4]*[.$O$5])" office:value-type="float" office:value="84899106.4769246" calcext:value-type="float">
            <text:p>84899106.4769246</text:p>
          </table:table-cell>
          <table:table-cell table:formula="of:=([.$E36]*POWER(1+[.$O$6];[.M$26])-SERIESSUM((1+[.$O$6])*(1+[.$O$8]);[.M$26];-1;OFFSET([.$C37];[.M$26];0):[.$C37]))*(1-1/4*[.$O$4]*[.$O$5])" office:value-type="float" office:value="88710907.0986503" calcext:value-type="float">
            <text:p>88710907.0986503</text:p>
          </table:table-cell>
          <table:table-cell table:formula="of:=([.$E36]*POWER(1+[.$O$6];[.N$26])-SERIESSUM((1+[.$O$6])*(1+[.$O$8]);[.N$26];-1;OFFSET([.$C37];[.N$26];0):[.$C37]))*(1-1/4*[.$O$4]*[.$O$5])" office:value-type="float" office:value="92388184.931936" calcext:value-type="float">
            <text:p>92388184.931936</text:p>
          </table:table-cell>
          <table:table-cell table:formula="of:=([.$E36]*POWER(1+[.$O$6];[.O$26])-SERIESSUM((1+[.$O$6])*(1+[.$O$8]);[.O$26];-1;OFFSET([.$C37];[.O$26];0):[.$C37]))*(1-1/4*[.$O$4]*[.$O$5])" office:value-type="float" office:value="95853493.9880613" calcext:value-type="float">
            <text:p>95853493.9880613</text:p>
          </table:table-cell>
          <table:table-cell table:formula="of:=([.$E36]*POWER(1+[.$O$6];[.P$26])-SERIESSUM((1+[.$O$6])*(1+[.$O$8]);[.P$26];-1;OFFSET([.$C37];[.P$26];0):[.$C37]))*(1-1/4*[.$O$4]*[.$O$5])" office:value-type="float" office:value="99012935.3242404" calcext:value-type="float">
            <text:p>99012935.3242404</text:p>
          </table:table-cell>
          <table:table-cell table:formula="of:=([.$E36]*POWER(1+[.$O$6];[.Q$26])-SERIESSUM((1+[.$O$6])*(1+[.$O$8]);[.Q$26];-1;OFFSET([.$C37];[.Q$26];0):[.$C37]))*(1-1/4*[.$O$4]*[.$O$5])" office:value-type="float" office:value="101753253.089996" calcext:value-type="float">
            <text:p>101753253.089996</text:p>
          </table:table-cell>
          <table:table-cell table:formula="of:=([.$E36]*POWER(1+[.$O$6];[.R$26])-SERIESSUM((1+[.$O$6])*(1+[.$O$8]);[.R$26];-1;OFFSET([.$C37];[.R$26];0):[.$C37]))*(1-1/4*[.$O$4]*[.$O$5])" office:value-type="float" office:value="103938451.790458" calcext:value-type="float">
            <text:p>103938451.790458</text:p>
          </table:table-cell>
          <table:table-cell table:formula="of:=([.$E36]*POWER(1+[.$O$6];[.S$26])-SERIESSUM((1+[.$O$6])*(1+[.$O$8]);[.S$26];-1;OFFSET([.$C37];[.S$26];0):[.$C37]))*(1-1/4*[.$O$4]*[.$O$5])" office:value-type="float" office:value="105405858.154457" calcext:value-type="float">
            <text:p>105405858.154457</text:p>
          </table:table-cell>
          <table:table-cell table:formula="of:=([.$E36]*POWER(1+[.$O$6];[.T$26])-SERIESSUM((1+[.$O$6])*(1+[.$O$8]);[.T$26];-1;OFFSET([.$C37];[.T$26];0):[.$C37]))*(1-1/4*[.$O$4]*[.$O$5])" office:value-type="float" office:value="105961538.90819" calcext:value-type="float">
            <text:p>105961538.90819</text:p>
          </table:table-cell>
          <table:table-cell table:formula="of:=([.$E36]*POWER(1+[.$O$6];[.U$26])-SERIESSUM((1+[.$O$6])*(1+[.$O$8]);[.U$26];-1;OFFSET([.$C37];[.U$26];0):[.$C37]))*(1-1/4*[.$O$4]*[.$O$5])" office:value-type="float" office:value="105374971.774339" calcext:value-type="float">
            <text:p>105374971.774339</text:p>
          </table:table-cell>
          <table:table-cell table:formula="of:=([.$E36]*POWER(1+[.$O$6];[.V$26])-SERIESSUM((1+[.$O$6])*(1+[.$O$8]);[.V$26];-1;OFFSET([.$C37];[.V$26];0):[.$C37]))*(1-1/4*[.$O$4]*[.$O$5])" office:value-type="float" office:value="103372850.846006" calcext:value-type="float">
            <text:p>103372850.846006</text:p>
          </table:table-cell>
          <table:table-cell table:formula="of:=([.$E36]*POWER(1+[.$O$6];[.W$26])-SERIESSUM((1+[.$O$6])*(1+[.$O$8]);[.W$26];-1;OFFSET([.$C37];[.W$26];0):[.$C37]))*(1-1/4*[.$O$4]*[.$O$5])" office:value-type="float" office:value="99631888.7829938" calcext:value-type="float">
            <text:p>99631888.7829938</text:p>
          </table:table-cell>
          <table:table-cell table:formula="of:=([.$E36]*POWER(1+[.$O$6];[.X$26])-SERIESSUM((1+[.$O$6])*(1+[.$O$8]);[.X$26];-1;OFFSET([.$C37];[.X$26];0):[.$C37]))*(1-1/4*[.$O$4]*[.$O$5])" office:value-type="float" office:value="93770456.6496162" calcext:value-type="float">
            <text:p>93770456.6496162</text:p>
          </table:table-cell>
          <table:table-cell table:formula="of:=([.$E36]*POWER(1+[.$O$6];[.Y$26])-SERIESSUM((1+[.$O$6])*(1+[.$O$8]);[.Y$26];-1;OFFSET([.$C37];[.Y$26];0):[.$C37]))*(1-1/4*[.$O$4]*[.$O$5])" office:value-type="float" office:value="85338877.201786" calcext:value-type="float">
            <text:p>85338877.201786</text:p>
          </table:table-cell>
          <table:table-cell table:formula="of:=([.$E36]*POWER(1+[.$O$6];[.Z$26])-SERIESSUM((1+[.$O$6])*(1+[.$O$8]);[.Z$26];-1;OFFSET([.$C37];[.Z$26];0):[.$C37]))*(1-1/4*[.$O$4]*[.$O$5])" office:value-type="float" office:value="73808158.5087565" calcext:value-type="float">
            <text:p>73808158.5087565</text:p>
          </table:table-cell>
          <table:table-cell table:formula="of:=([.$E36]*POWER(1+[.$O$6];[.AA$26])-SERIESSUM((1+[.$O$6])*(1+[.$O$8]);[.AA$26];-1;OFFSET([.$C37];[.AA$26];0):[.$C37]))*(1-1/4*[.$O$4]*[.$O$5])" office:value-type="float" office:value="58556921.3515212" calcext:value-type="float">
            <text:p>58556921.3515212</text:p>
          </table:table-cell>
          <table:table-cell table:formula="of:=([.$E36]*POWER(1+[.$O$6];[.AB$26])-SERIESSUM((1+[.$O$6])*(1+[.$O$8]);[.AB$26];-1;OFFSET([.$C37];[.AB$26];0):[.$C37]))*(1-1/4*[.$O$4]*[.$O$5])" office:value-type="float" office:value="38856235.1704333" calcext:value-type="float">
            <text:p>38856235.1704333</text:p>
          </table:table-cell>
          <table:table-cell table:formula="of:=([.$E36]*POWER(1+[.$O$6];[.AC$26])-SERIESSUM((1+[.$O$6])*(1+[.$O$8]);[.AC$26];-1;OFFSET([.$C37];[.AC$26];0):[.$C37]))*(1-1/4*[.$O$4]*[.$O$5])" office:value-type="float" office:value="13852032.6241325" calcext:value-type="float">
            <text:p>13852032.6241325</text:p>
          </table:table-cell>
          <table:table-cell table:formula="of:=([.$E36]*POWER(1+[.$O$6];[.AD$26])-SERIESSUM((1+[.$O$6])*(1+[.$O$8]);[.AD$26];-1;OFFSET([.$C37];[.AD$26];0):[.$C37]))*(1-1/4*[.$O$4]*[.$O$5])" office:value-type="float" office:value="-17455278.8715212" calcext:value-type="float">
            <text:p>-17455278.8715212</text:p>
          </table:table-cell>
          <table:table-cell table:formula="of:=([.$E36]*POWER(1+[.$O$6];[.AE$26])-SERIESSUM((1+[.$O$6])*(1+[.$O$8]);[.AE$26];-1;OFFSET([.$C37];[.AE$26];0):[.$C37]))*(1-1/4*[.$O$4]*[.$O$5])" office:value-type="float" office:value="-56234450.0206814" calcext:value-type="float">
            <text:p>-56234450.0206814</text:p>
          </table:table-cell>
          <table:table-cell table:formula="of:=([.$E36]*POWER(1+[.$O$6];[.AF$26])-SERIESSUM((1+[.$O$6])*(1+[.$O$8]);[.AF$26];-1;OFFSET([.$C37];[.AF$26];0):[.$C37]))*(1-1/4*[.$O$4]*[.$O$5])" office:value-type="float" office:value="-103850777.431628" calcext:value-type="float">
            <text:p>-103850777.431628</text:p>
          </table:table-cell>
          <table:table-cell table:formula="of:=([.$E36]*POWER(1+[.$O$6];[.AG$26])-SERIESSUM((1+[.$O$6])*(1+[.$O$8]);[.AG$26];-1;OFFSET([.$C37];[.AG$26];0):[.$C37]))*(1-1/4*[.$O$4]*[.$O$5])" office:value-type="float" office:value="-161897836.676705" calcext:value-type="float">
            <text:p>-161897836.676705</text:p>
          </table:table-cell>
          <table:table-cell table:formula="of:=([.$E36]*POWER(1+[.$O$6];[.AH$26])-SERIESSUM((1+[.$O$6])*(1+[.$O$8]);[.AH$26];-1;OFFSET([.$C37];[.AH$26];0):[.$C37]))*(1-1/4*[.$O$4]*[.$O$5])" office:value-type="float" office:value="-232234243.339519" calcext:value-type="float">
            <text:p>-232234243.339519</text:p>
          </table:table-cell>
          <table:table-cell table:formula="of:=([.$E36]*POWER(1+[.$O$6];[.AI$26])-SERIESSUM((1+[.$O$6])*(1+[.$O$8]);[.AI$26];-1;OFFSET([.$C37];[.AI$26];0):[.$C37]))*(1-1/4*[.$O$4]*[.$O$5])" office:value-type="float" office:value="-317026231.509801" calcext:value-type="float">
            <text:p>-317026231.509801</text:p>
          </table:table-cell>
          <table:table-cell table:formula="of:=([.$E36]*POWER(1+[.$O$6];[.AJ$26])-SERIESSUM((1+[.$O$6])*(1+[.$O$8]);[.AJ$26];-1;OFFSET([.$C37];[.AJ$26];0):[.$C37]))*(1-1/4*[.$O$4]*[.$O$5])" office:value-type="float" office:value="-418796962.586377" calcext:value-type="float">
            <text:p>-418796962.586377</text:p>
          </table:table-cell>
          <table:table-cell table:formula="of:=([.$E36]*POWER(1+[.$O$6];[.AK$26])-SERIESSUM((1+[.$O$6])*(1+[.$O$8]);[.AK$26];-1;OFFSET([.$C37];[.AK$26];0):[.$C37]))*(1-1/4*[.$O$4]*[.$O$5])" office:value-type="float" office:value="-528187663.456919" calcext:value-type="float">
            <text:p>-528187663.456919</text:p>
          </table:table-cell>
          <table:table-cell table:formula="of:=([.$E36]*POWER(1+[.$O$6];[.AL$26])-SERIESSUM((1+[.$O$6])*(1+[.$O$8]);[.AL$26];-1;OFFSET([.$C37];[.AL$26];0):[.$C37]))*(1-1/4*[.$O$4]*[.$O$5])" office:value-type="float" office:value="-658137628.862285" calcext:value-type="float">
            <text:p>-658137628.862285</text:p>
          </table:table-cell>
          <table:table-cell table:formula="of:=([.$E36]*POWER(1+[.$O$6];[.AM$26])-SERIESSUM((1+[.$O$6])*(1+[.$O$8]);[.AM$26];-1;OFFSET([.$C37];[.AM$26];0):[.$C37]))*(1-1/4*[.$O$4]*[.$O$5])" office:value-type="float" office:value="-812128926.082444" calcext:value-type="float">
            <text:p>-812128926.082444</text:p>
          </table:table-cell>
          <table:table-cell table:formula="of:=([.$E36]*POWER(1+[.$O$6];[.AN$26])-SERIESSUM((1+[.$O$6])*(1+[.$O$8]);[.AN$26];-1;OFFSET([.$C37];[.AN$26];0):[.$C37]))*(1-1/4*[.$O$4]*[.$O$5])" office:value-type="float" office:value="-994208075.723595" calcext:value-type="float">
            <text:p>-994208075.723595</text:p>
          </table:table-cell>
          <table:table-cell table:formula="of:=([.$E36]*POWER(1+[.$O$6];[.AO$26])-SERIESSUM((1+[.$O$6])*(1+[.$O$8]);[.AO$26];-1;OFFSET([.$C37];[.AO$26];0):[.$C37]))*(1-1/4*[.$O$4]*[.$O$5])" office:value-type="float" office:value="-1209075692.14833" calcext:value-type="float">
            <text:p>-1209075692.14833</text:p>
          </table:table-cell>
          <table:table-cell table:formula="of:=([.$E36]*POWER(1+[.$O$6];[.AP$26])-SERIESSUM((1+[.$O$6])*(1+[.$O$8]);[.AP$26];-1;OFFSET([.$C37];[.AP$26];0):[.$C37]))*(1-1/4*[.$O$4]*[.$O$5])" office:value-type="float" office:value="-1462190216.87612" calcext:value-type="float">
            <text:p>-1462190216.87612</text:p>
          </table:table-cell>
          <table:table-cell table:formula="of:=([.$E36]*POWER(1+[.$O$6];[.AQ$26])-SERIESSUM((1+[.$O$6])*(1+[.$O$8]);[.AQ$26];-1;OFFSET([.$C37];[.AQ$26];0):[.$C37]))*(1-1/4*[.$O$4]*[.$O$5])" office:value-type="float" office:value="-1759887949.41392" calcext:value-type="float">
            <text:p>-1759887949.41392</text:p>
          </table:table-cell>
          <table:table-cell table:formula="of:=([.$E36]*POWER(1+[.$O$6];[.AR$26])-SERIESSUM((1+[.$O$6])*(1+[.$O$8]);[.AR$26];-1;OFFSET([.$C37];[.AR$26];0):[.$C37]))*(1-1/4*[.$O$4]*[.$O$5])" office:value-type="float" office:value="-2109521923.91794" calcext:value-type="float">
            <text:p>-2109521923.91794</text:p>
          </table:table-cell>
          <table:table-cell table:formula="of:=([.$E36]*POWER(1+[.$O$6];[.AS$26])-SERIESSUM((1+[.$O$6])*(1+[.$O$8]);[.AS$26];-1;OFFSET([.$C37];[.AS$26];0):[.$C37]))*(1-1/4*[.$O$4]*[.$O$5])" office:value-type="float" office:value="-2519622577.62082" calcext:value-type="float">
            <text:p>-2519622577.62082</text:p>
          </table:table-cell>
          <table:table-cell table:formula="of:=([.$E36]*POWER(1+[.$O$6];[.AT$26])-SERIESSUM((1+[.$O$6])*(1+[.$O$8]);[.AT$26];-1;OFFSET([.$C37];[.AT$26];0):[.$C37]))*(1-1/4*[.$O$4]*[.$O$5])" office:value-type="float" office:value="-3000083616.42715" calcext:value-type="float">
            <text:p>-3000083616.42715</text:p>
          </table:table-cell>
          <table:table-cell table:formula="of:=([.$E36]*POWER(1+[.$O$6];[.AU$26])-SERIESSUM((1+[.$O$6])*(1+[.$O$8]);[.AU$26];-1;OFFSET([.$C37];[.AU$26];0):[.$C37]))*(1-1/4*[.$O$4]*[.$O$5])" office:value-type="float" office:value="-3562377014.13004" calcext:value-type="float">
            <text:p>-3562377014.13004</text:p>
          </table:table-cell>
          <table:table-cell table:formula="of:=([.$E36]*POWER(1+[.$O$6];[.AV$26])-SERIESSUM((1+[.$O$6])*(1+[.$O$8]);[.AV$26];-1;OFFSET([.$C37];[.AV$26];0):[.$C37]))*(1-1/4*[.$O$4]*[.$O$5])" office:value-type="float" office:value="-4219801695.47445" calcext:value-type="float">
            <text:p>-4219801695.47445</text:p>
          </table:table-cell>
          <table:table-cell table:formula="of:=([.$E36]*POWER(1+[.$O$6];[.AW$26])-SERIESSUM((1+[.$O$6])*(1+[.$O$8]);[.AW$26];-1;OFFSET([.$C37];[.AW$26];0):[.$C37]))*(1-1/4*[.$O$4]*[.$O$5])" office:value-type="float" office:value="-4987771162.6717" calcext:value-type="float">
            <text:p>-4987771162.6717</text:p>
          </table:table-cell>
          <table:table-cell table:formula="of:=([.$E36]*POWER(1+[.$O$6];[.AX$26])-SERIESSUM((1+[.$O$6])*(1+[.$O$8]);[.AX$26];-1;OFFSET([.$C37];[.AX$26];0):[.$C37]))*(1-1/4*[.$O$4]*[.$O$5])" office:value-type="float" office:value="-5884146144.83536" calcext:value-type="float">
            <text:p>-5884146144.83536</text:p>
          </table:table-cell>
          <table:table-cell table:formula="of:=([.$E36]*POWER(1+[.$O$6];[.AY$26])-SERIESSUM((1+[.$O$6])*(1+[.$O$8]);[.AY$26];-1;OFFSET([.$C37];[.AY$26];0):[.$C37]))*(1-1/4*[.$O$4]*[.$O$5])" office:value-type="float" office:value="-6929619297.36385" calcext:value-type="float">
            <text:p>-6929619297.36385</text:p>
          </table:table-cell>
          <table:table-cell table:formula="of:=([.$E36]*POWER(1+[.$O$6];[.AZ$26])-SERIESSUM((1+[.$O$6])*(1+[.$O$8]);[.AZ$26];-1;OFFSET([.$C37];[.AZ$26];0):[.$C37]))*(1-1/4*[.$O$4]*[.$O$5])" office:value-type="float" office:value="-8148160073.41713" calcext:value-type="float">
            <text:p>-8148160073.41713</text:p>
          </table:table-cell>
          <table:table-cell table:formula="of:=([.$E36]*POWER(1+[.$O$6];[.BA$26])-SERIESSUM((1+[.$O$6])*(1+[.$O$8]);[.BA$26];-1;OFFSET([.$C37];[.BA$26];0):[.$C37]))*(1-1/4*[.$O$4]*[.$O$5])" office:value-type="float" office:value="-9567529155.29498" calcext:value-type="float">
            <text:p>-9567529155.29498</text:p>
          </table:table-cell>
          <table:table-cell table:formula="of:=([.$E36]*POWER(1+[.$O$6];[.BB$26])-SERIESSUM((1+[.$O$6])*(1+[.$O$8]);[.BB$26];-1;OFFSET([.$C37];[.BB$26];0):[.$C37]))*(1-1/4*[.$O$4]*[.$O$5])" office:value-type="float" office:value="-11219873296.2694" calcext:value-type="float">
            <text:p>-11219873296.2694</text:p>
          </table:table-cell>
          <table:table-cell table:formula="of:=([.$E36]*POWER(1+[.$O$6];[.BC$26])-SERIESSUM((1+[.$O$6])*(1+[.$O$8]);[.BC$26];-1;OFFSET([.$C37];[.BC$26];0):[.$C37]))*(1-1/4*[.$O$4]*[.$O$5])" office:value-type="float" office:value="-13142413113.9322" calcext:value-type="float">
            <text:p>-13142413113.9322</text:p>
          </table:table-cell>
          <table:table-cell table:formula="of:=([.$E36]*POWER(1+[.$O$6];[.BD$26])-SERIESSUM((1+[.$O$6])*(1+[.$O$8]);[.BD$26];-1;OFFSET([.$C37];[.BD$26];0):[.$C37]))*(1-1/4*[.$O$4]*[.$O$5])" office:value-type="float" office:value="-15378238329.8444" calcext:value-type="float">
            <text:p>-15378238329.8444</text:p>
          </table:table-cell>
          <table:table-cell table:formula="of:=([.$E36]*POWER(1+[.$O$6];[.BE$26])-SERIESSUM((1+[.$O$6])*(1+[.$O$8]);[.BE$26];-1;OFFSET([.$C37];[.BE$26];0):[.$C37]))*(1-1/4*[.$O$4]*[.$O$5])" office:value-type="float" office:value="-17977227208.1833" calcext:value-type="float">
            <text:p>-17977227208.1833</text:p>
          </table:table-cell>
          <table:table-cell table:formula="of:=([.$E36]*POWER(1+[.$O$6];[.BF$26])-SERIESSUM((1+[.$O$6])*(1+[.$O$8]);[.BF$26];-1;OFFSET([.$C37];[.BF$26];0):[.$C37]))*(1-1/4*[.$O$4]*[.$O$5])" office:value-type="float" office:value="-20997109555.529" calcext:value-type="float">
            <text:p>-20997109555.529</text:p>
          </table:table-cell>
          <table:table-cell table:formula="of:=([.$E36]*POWER(1+[.$O$6];[.BG$26])-SERIESSUM((1+[.$O$6])*(1+[.$O$8]);[.BG$26];-1;OFFSET([.$C37];[.BG$26];0):[.$C37]))*(1-1/4*[.$O$4]*[.$O$5])" office:value-type="float" office:value="-24504695659.6219" calcext:value-type="float">
            <text:p>-24504695659.6219</text:p>
          </table:table-cell>
          <table:table-cell table:formula="of:=([.$E36]*POWER(1+[.$O$6];[.BH$26])-SERIESSUM((1+[.$O$6])*(1+[.$O$8]);[.BH$26];-1;OFFSET([.$C37];[.BH$26];0):[.$C37]))*(1-1/4*[.$O$4]*[.$O$5])" office:value-type="float" office:value="-28577297030.0918" calcext:value-type="float">
            <text:p>-28577297030.0918</text:p>
          </table:table-cell>
          <table:table-cell table:formula="of:=([.$E36]*POWER(1+[.$O$6];[.BI$26])-SERIESSUM((1+[.$O$6])*(1+[.$O$8]);[.BI$26];-1;OFFSET([.$C37];[.BI$26];0):[.$C37]))*(1-1/4*[.$O$4]*[.$O$5])" office:value-type="float" office:value="-33304368831.8734" calcext:value-type="float">
            <text:p>-33304368831.8734</text:p>
          </table:table-cell>
          <table:table-cell table:formula="of:=([.$E36]*POWER(1+[.$O$6];[.BJ$26])-SERIESSUM((1+[.$O$6])*(1+[.$O$8]);[.BJ$26];-1;OFFSET([.$C37];[.BJ$26];0):[.$C37]))*(1-1/4*[.$O$4]*[.$O$5])" office:value-type="float" office:value="-38789408556.7242" calcext:value-type="float">
            <text:p>-38789408556.7242</text:p>
          </table:table-cell>
          <table:table-cell table:formula="of:=([.$E36]*POWER(1+[.$O$6];[.BK$26])-SERIESSUM((1+[.$O$6])*(1+[.$O$8]);[.BK$26];-1;OFFSET([.$C37];[.BK$26];0):[.$C37]))*(1-1/4*[.$O$4]*[.$O$5])" office:value-type="float" office:value="-45152150857.5307" calcext:value-type="float">
            <text:p>-45152150857.5307</text:p>
          </table:table-cell>
          <table:table-cell table:formula="of:=([.$E36]*POWER(1+[.$O$6];[.BL$26])-SERIESSUM((1+[.$O$6])*(1+[.$O$8]);[.BL$26];-1;OFFSET([.$C37];[.BL$26];0):[.$C37]))*(1-1/4*[.$O$4]*[.$O$5])" office:value-type="float" office:value="-52531104686.6931" calcext:value-type="float">
            <text:p>-52531104686.6931</text:p>
          </table:table-cell>
          <table:table-cell table:formula="of:=([.$E36]*POWER(1+[.$O$6];[.BM$26])-SERIESSUM((1+[.$O$6])*(1+[.$O$8]);[.BM$26];-1;OFFSET([.$C37];[.BM$26];0):[.$C37]))*(1-1/4*[.$O$4]*[.$O$5])" office:value-type="float" office:value="-61086486064.1316" calcext:value-type="float">
            <text:p>-61086486064.1316</text:p>
          </table:table-cell>
          <table:table-cell table:formula="of:=([.$E36]*POWER(1+[.$O$6];[.BN$26])-SERIESSUM((1+[.$O$6])*(1+[.$O$8]);[.BN$26];-1;OFFSET([.$C37];[.BN$26];0):[.$C37]))*(1-1/4*[.$O$4]*[.$O$5])" office:value-type="float" office:value="-71003608102.9547" calcext:value-type="float">
            <text:p>-71003608102.9547</text:p>
          </table:table-cell>
          <table:table-cell table:formula="of:=([.$E36]*POWER(1+[.$O$6];[.BO$26])-SERIESSUM((1+[.$O$6])*(1+[.$O$8]);[.BO$26];-1;OFFSET([.$C37];[.BO$26];0):[.$C37]))*(1-1/4*[.$O$4]*[.$O$5])" office:value-type="float" office:value="-82496799515.5981" calcext:value-type="float">
            <text:p>-82496799515.5981</text:p>
          </table:table-cell>
          <table:table-cell table:formula="of:=([.$E36]*POWER(1+[.$O$6];[.BP$26])-SERIESSUM((1+[.$O$6])*(1+[.$O$8]);[.BP$26];-1;OFFSET([.$C37];[.BP$26];0):[.$C37]))*(1-1/4*[.$O$4]*[.$O$5])" office:value-type="float" office:value="-95813933911.3949" calcext:value-type="float">
            <text:p>-95813933911.3949</text:p>
          </table:table-cell>
          <table:table-cell table:formula="of:=([.$E36]*POWER(1+[.$O$6];[.BQ$26])-SERIESSUM((1+[.$O$6])*(1+[.$O$8]);[.BQ$26];-1;OFFSET([.$C37];[.BQ$26];0):[.$C37]))*(1-1/4*[.$O$4]*[.$O$5])" office:value-type="float" office:value="-111241665010.471" calcext:value-type="float">
            <text:p>-111241665010.471</text:p>
          </table:table-cell>
          <table:table-cell table:formula="of:=([.$E36]*POWER(1+[.$O$6];[.BR$26])-SERIESSUM((1+[.$O$6])*(1+[.$O$8]);[.BR$26];-1;OFFSET([.$C37];[.BR$26];0):[.$C37]))*(1-1/4*[.$O$4]*[.$O$5])" office:value-type="float" office:value="-129111477707.161" calcext:value-type="float">
            <text:p>-129111477707.161</text:p>
          </table:table-cell>
          <table:table-cell table:formula="of:=([.$E36]*POWER(1+[.$O$6];[.BS$26])-SERIESSUM((1+[.$O$6])*(1+[.$O$8]);[.BS$26];-1;OFFSET([.$C37];[.BS$26];0):[.$C37]))*(1-1/4*[.$O$4]*[.$O$5])" office:value-type="float" office:value="-149806682029.14" calcext:value-type="float">
            <text:p>-149806682029.14</text:p>
          </table:table-cell>
          <table:table-cell table:formula="of:=([.$E36]*POWER(1+[.$O$6];[.BT$26])-SERIESSUM((1+[.$O$6])*(1+[.$O$8]);[.BT$26];-1;OFFSET([.$C37];[.BT$26];0):[.$C37]))*(1-1/4*[.$O$4]*[.$O$5])" office:value-type="float" office:value="-173770496814.879" calcext:value-type="float">
            <text:p>-173770496814.879</text:p>
          </table:table-cell>
          <table:table-cell table:formula="of:=([.$E36]*POWER(1+[.$O$6];[.BU$26])-SERIESSUM((1+[.$O$6])*(1+[.$O$8]);[.BU$26];-1;OFFSET([.$C37];[.BU$26];0):[.$C37]))*(1-1/4*[.$O$4]*[.$O$5])" office:value-type="float" office:value="-201515392786.239" calcext:value-type="float">
            <text:p>-201515392786.239</text:p>
          </table:table-cell>
          <table:table-cell table:formula="of:=([.$E36]*POWER(1+[.$O$6];[.BV$26])-SERIESSUM((1+[.$O$6])*(1+[.$O$8]);[.BV$26];-1;OFFSET([.$C37];[.BV$26];0):[.$C37]))*(1-1/4*[.$O$4]*[.$O$5])" office:value-type="float" office:value="-233633891104.1" calcext:value-type="float">
            <text:p>-233633891104.1</text:p>
          </table:table-cell>
          <table:table-cell table:formula="of:=([.$E36]*POWER(1+[.$O$6];[.BW$26])-SERIESSUM((1+[.$O$6])*(1+[.$O$8]);[.BW$26];-1;OFFSET([.$C37];[.BW$26];0):[.$C37]))*(1-1/4*[.$O$4]*[.$O$5])" office:value-type="float" office:value="-270811044016.246" calcext:value-type="float">
            <text:p>-270811044016.246</text:p>
          </table:table-cell>
          <table:table-cell table:formula="of:=([.$E36]*POWER(1+[.$O$6];[.BX$26])-SERIESSUM((1+[.$O$6])*(1+[.$O$8]);[.BX$26];-1;OFFSET([.$C37];[.BX$26];0):[.$C37]))*(1-1/4*[.$O$4]*[.$O$5])" office:value-type="float" office:value="-313838859478.03" calcext:value-type="float">
            <text:p>-313838859478.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O$2]*POWER(1+[.$O$11];[.$A61])*(POWER([.$O$7];12)-1)/([.$O$7]-1) + [.$B61]*POWER([.$O$7];12)" office:value-type="float" office:value="828851103.984478" calcext:value-type="float">
            <text:p>828851103.984478</text:p>
          </table:table-cell>
          <table:table-cell table:formula="of:=[.$C61]*POWER([.$O$9];12)" office:value-type="float" office:value="10760909.7409825" calcext:value-type="float">
            <text:p>10760909.7409825</text:p>
          </table:table-cell>
          <table:table-cell table:formula="of:=[.$B62]/4*[.$O$4]*[.$O$5]" office:value-type="float" office:value="1628692.4193295" calcext:value-type="float">
            <text:p>1628692.4193295</text:p>
          </table:table-cell>
          <table:table-cell table:formula="of:=[.$B62]-[.$C62]-[.$D62]+[.$O$13]*POWER([.$O$7];12*[.$A62])" office:value-type="float" office:value="816461501.824166" calcext:value-type="float">
            <text:p>816461501.82416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$E37]-[.$C38]" office:value-type="float" office:value="85099548.1954825" calcext:value-type="float">
            <text:p>85099548.1954825</text:p>
          </table:table-cell>
          <table:table-cell table:formula="of:=([.$E37]*POWER(1+[.$O$6];[.K$26])-SERIESSUM((1+[.$O$6])*(1+[.$O$8]);[.K$26];-1;OFFSET([.$C38];[.K$26];0):[.$C38]))*(1-1/4*[.$O$4]*[.$O$5])" office:value-type="float" office:value="89301325.4235282" calcext:value-type="float">
            <text:p>89301325.4235282</text:p>
          </table:table-cell>
          <table:table-cell table:formula="of:=([.$E37]*POWER(1+[.$O$6];[.L$26])-SERIESSUM((1+[.$O$6])*(1+[.$O$8]);[.L$26];-1;OFFSET([.$C38];[.L$26];0):[.$C38]))*(1-1/4*[.$O$4]*[.$O$5])" office:value-type="float" office:value="93665076.7397881" calcext:value-type="float">
            <text:p>93665076.7397881</text:p>
          </table:table-cell>
          <table:table-cell table:formula="of:=([.$E37]*POWER(1+[.$O$6];[.M$26])-SERIESSUM((1+[.$O$6])*(1+[.$O$8]);[.M$26];-1;OFFSET([.$C38];[.M$26];0):[.$C38]))*(1-1/4*[.$O$4]*[.$O$5])" office:value-type="float" office:value="97969546.0297929" calcext:value-type="float">
            <text:p>97969546.0297929</text:p>
          </table:table-cell>
          <table:table-cell table:formula="of:=([.$E37]*POWER(1+[.$O$6];[.N$26])-SERIESSUM((1+[.$O$6])*(1+[.$O$8]);[.N$26];-1;OFFSET([.$C38];[.N$26];0):[.$C38]))*(1-1/4*[.$O$4]*[.$O$5])" office:value-type="float" office:value="102148143.346148" calcext:value-type="float">
            <text:p>102148143.346148</text:p>
          </table:table-cell>
          <table:table-cell table:formula="of:=([.$E37]*POWER(1+[.$O$6];[.O$26])-SERIESSUM((1+[.$O$6])*(1+[.$O$8]);[.O$26];-1;OFFSET([.$C38];[.O$26];0):[.$C38]))*(1-1/4*[.$O$4]*[.$O$5])" office:value-type="float" office:value="106119446.87372" calcext:value-type="float">
            <text:p>106119446.87372</text:p>
          </table:table-cell>
          <table:table-cell table:formula="of:=([.$E37]*POWER(1+[.$O$6];[.P$26])-SERIESSUM((1+[.$O$6])*(1+[.$O$8]);[.P$26];-1;OFFSET([.$C38];[.P$26];0):[.$C38]))*(1-1/4*[.$O$4]*[.$O$5])" office:value-type="float" office:value="109784545.767951" calcext:value-type="float">
            <text:p>109784545.767951</text:p>
          </table:table-cell>
          <table:table-cell table:formula="of:=([.$E37]*POWER(1+[.$O$6];[.Q$26])-SERIESSUM((1+[.$O$6])*(1+[.$O$8]);[.Q$26];-1;OFFSET([.$C38];[.Q$26];0):[.$C38]))*(1-1/4*[.$O$4]*[.$O$5])" office:value-type="float" office:value="113023942.17499" calcext:value-type="float">
            <text:p>113023942.17499</text:p>
          </table:table-cell>
          <table:table-cell table:formula="of:=([.$E37]*POWER(1+[.$O$6];[.R$26])-SERIESSUM((1+[.$O$6])*(1+[.$O$8]);[.R$26];-1;OFFSET([.$C38];[.R$26];0):[.$C38]))*(1-1/4*[.$O$4]*[.$O$5])" office:value-type="float" office:value="115693941.69398" calcext:value-type="float">
            <text:p>115693941.69398</text:p>
          </table:table-cell>
          <table:table-cell table:formula="of:=([.$E37]*POWER(1+[.$O$6];[.S$26])-SERIESSUM((1+[.$O$6])*(1+[.$O$8]);[.S$26];-1;OFFSET([.$C38];[.S$26];0):[.$C38]))*(1-1/4*[.$O$4]*[.$O$5])" office:value-type="float" office:value="117622450.365714" calcext:value-type="float">
            <text:p>117622450.365714</text:p>
          </table:table-cell>
          <table:table-cell table:formula="of:=([.$E37]*POWER(1+[.$O$6];[.T$26])-SERIESSUM((1+[.$O$6])*(1+[.$O$8]);[.T$26];-1;OFFSET([.$C38];[.T$26];0):[.$C38]))*(1-1/4*[.$O$4]*[.$O$5])" office:value-type="float" office:value="118604083.343445" calcext:value-type="float">
            <text:p>118604083.343445</text:p>
          </table:table-cell>
          <table:table-cell table:formula="of:=([.$E37]*POWER(1+[.$O$6];[.U$26])-SERIESSUM((1+[.$O$6])*(1+[.$O$8]);[.U$26];-1;OFFSET([.$C38];[.U$26];0):[.$C38]))*(1-1/4*[.$O$4]*[.$O$5])" office:value-type="float" office:value="118394475.447158" calcext:value-type="float">
            <text:p>118394475.447158</text:p>
          </table:table-cell>
          <table:table-cell table:formula="of:=([.$E37]*POWER(1+[.$O$6];[.V$26])-SERIESSUM((1+[.$O$6])*(1+[.$O$8]);[.V$26];-1;OFFSET([.$C38];[.V$26];0):[.$C38]))*(1-1/4*[.$O$4]*[.$O$5])" office:value-type="float" office:value="116703666.505731" calcext:value-type="float">
            <text:p>116703666.505731</text:p>
          </table:table-cell>
          <table:table-cell table:formula="of:=([.$E37]*POWER(1+[.$O$6];[.W$26])-SERIESSUM((1+[.$O$6])*(1+[.$O$8]);[.W$26];-1;OFFSET([.$C38];[.W$26];0):[.$C38]))*(1-1/4*[.$O$4]*[.$O$5])" office:value-type="float" office:value="113188414.386349" calcext:value-type="float">
            <text:p>113188414.386349</text:p>
          </table:table-cell>
          <table:table-cell table:formula="of:=([.$E37]*POWER(1+[.$O$6];[.X$26])-SERIESSUM((1+[.$O$6])*(1+[.$O$8]);[.X$26];-1;OFFSET([.$C38];[.X$26];0):[.$C38]))*(1-1/4*[.$O$4]*[.$O$5])" office:value-type="float" office:value="107443265.474718" calcext:value-type="float">
            <text:p>107443265.474718</text:p>
          </table:table-cell>
          <table:table-cell table:formula="of:=([.$E37]*POWER(1+[.$O$6];[.Y$26])-SERIESSUM((1+[.$O$6])*(1+[.$O$8]);[.Y$26];-1;OFFSET([.$C38];[.Y$26];0):[.$C38]))*(1-1/4*[.$O$4]*[.$O$5])" office:value-type="float" office:value="98990185.6143103" calcext:value-type="float">
            <text:p>98990185.6143103</text:p>
          </table:table-cell>
          <table:table-cell table:formula="of:=([.$E37]*POWER(1+[.$O$6];[.Z$26])-SERIESSUM((1+[.$O$6])*(1+[.$O$8]);[.Z$26];-1;OFFSET([.$C38];[.Z$26];0):[.$C38]))*(1-1/4*[.$O$4]*[.$O$5])" office:value-type="float" office:value="87266523.5734407" calcext:value-type="float">
            <text:p>87266523.5734407</text:p>
          </table:table-cell>
          <table:table-cell table:formula="of:=([.$E37]*POWER(1+[.$O$6];[.AA$26])-SERIESSUM((1+[.$O$6])*(1+[.$O$8]);[.AA$26];-1;OFFSET([.$C38];[.AA$26];0):[.$C38]))*(1-1/4*[.$O$4]*[.$O$5])" office:value-type="float" office:value="71611043.3327245" calcext:value-type="float">
            <text:p>71611043.3327245</text:p>
          </table:table-cell>
          <table:table-cell table:formula="of:=([.$E37]*POWER(1+[.$O$6];[.AB$26])-SERIESSUM((1+[.$O$6])*(1+[.$O$8]);[.AB$26];-1;OFFSET([.$C38];[.AB$26];0):[.$C38]))*(1-1/4*[.$O$4]*[.$O$5])" office:value-type="float" office:value="51247720.1178883" calcext:value-type="float">
            <text:p>51247720.1178883</text:p>
          </table:table-cell>
          <table:table-cell table:formula="of:=([.$E37]*POWER(1+[.$O$6];[.AC$26])-SERIESSUM((1+[.$O$6])*(1+[.$O$8]);[.AC$26];-1;OFFSET([.$C38];[.AC$26];0):[.$C38]))*(1-1/4*[.$O$4]*[.$O$5])" office:value-type="float" office:value="25266947.2721882" calcext:value-type="float">
            <text:p>25266947.2721882</text:p>
          </table:table-cell>
          <table:table-cell table:formula="of:=([.$E37]*POWER(1+[.$O$6];[.AD$26])-SERIESSUM((1+[.$O$6])*(1+[.$O$8]);[.AD$26];-1;OFFSET([.$C38];[.AD$26];0):[.$C38]))*(1-1/4*[.$O$4]*[.$O$5])" office:value-type="float" office:value="-7396254.23901174" calcext:value-type="float">
            <text:p>-7396254.23901174</text:p>
          </table:table-cell>
          <table:table-cell table:formula="of:=([.$E37]*POWER(1+[.$O$6];[.AE$26])-SERIESSUM((1+[.$O$6])*(1+[.$O$8]);[.AE$26];-1;OFFSET([.$C38];[.AE$26];0):[.$C38]))*(1-1/4*[.$O$4]*[.$O$5])" office:value-type="float" office:value="-47987495.8363318" calcext:value-type="float">
            <text:p>-47987495.8363318</text:p>
          </table:table-cell>
          <table:table-cell table:formula="of:=([.$E37]*POWER(1+[.$O$6];[.AF$26])-SERIESSUM((1+[.$O$6])*(1+[.$O$8]);[.AF$26];-1;OFFSET([.$C38];[.AF$26];0):[.$C38]))*(1-1/4*[.$O$4]*[.$O$5])" office:value-type="float" office:value="-97962296.9111813" calcext:value-type="float">
            <text:p>-97962296.9111813</text:p>
          </table:table-cell>
          <table:table-cell table:formula="of:=([.$E37]*POWER(1+[.$O$6];[.AG$26])-SERIESSUM((1+[.$O$6])*(1+[.$O$8]);[.AG$26];-1;OFFSET([.$C38];[.AG$26];0):[.$C38]))*(1-1/4*[.$O$4]*[.$O$5])" office:value-type="float" office:value="-159020007.508161" calcext:value-type="float">
            <text:p>-159020007.508161</text:p>
          </table:table-cell>
          <table:table-cell table:formula="of:=([.$E37]*POWER(1+[.$O$6];[.AH$26])-SERIESSUM((1+[.$O$6])*(1+[.$O$8]);[.AH$26];-1;OFFSET([.$C38];[.AH$26];0):[.$C38]))*(1-1/4*[.$O$4]*[.$O$5])" office:value-type="float" office:value="-233143108.418498" calcext:value-type="float">
            <text:p>-233143108.418498</text:p>
          </table:table-cell>
          <table:table-cell table:formula="of:=([.$E37]*POWER(1+[.$O$6];[.AI$26])-SERIESSUM((1+[.$O$6])*(1+[.$O$8]);[.AI$26];-1;OFFSET([.$C38];[.AI$26];0):[.$C38]))*(1-1/4*[.$O$4]*[.$O$5])" office:value-type="float" office:value="-322642733.204317" calcext:value-type="float">
            <text:p>-322642733.204317</text:p>
          </table:table-cell>
          <table:table-cell table:formula="of:=([.$E37]*POWER(1+[.$O$6];[.AJ$26])-SERIESSUM((1+[.$O$6])*(1+[.$O$8]);[.AJ$26];-1;OFFSET([.$C38];[.AJ$26];0):[.$C38]))*(1-1/4*[.$O$4]*[.$O$5])" office:value-type="float" office:value="-417915432.258239" calcext:value-type="float">
            <text:p>-417915432.258239</text:p>
          </table:table-cell>
          <table:table-cell table:formula="of:=([.$E37]*POWER(1+[.$O$6];[.AK$26])-SERIESSUM((1+[.$O$6])*(1+[.$O$8]);[.AK$26];-1;OFFSET([.$C38];[.AK$26];0):[.$C38]))*(1-1/4*[.$O$4]*[.$O$5])" office:value-type="float" office:value="-531618122.466338" calcext:value-type="float">
            <text:p>-531618122.466338</text:p>
          </table:table-cell>
          <table:table-cell table:formula="of:=([.$E37]*POWER(1+[.$O$6];[.AL$26])-SERIESSUM((1+[.$O$6])*(1+[.$O$8]);[.AL$26];-1;OFFSET([.$C38];[.AL$26];0):[.$C38]))*(1-1/4*[.$O$4]*[.$O$5])" office:value-type="float" office:value="-666906955.186715" calcext:value-type="float">
            <text:p>-666906955.186715</text:p>
          </table:table-cell>
          <table:table-cell table:formula="of:=([.$E37]*POWER(1+[.$O$6];[.AM$26])-SERIESSUM((1+[.$O$6])*(1+[.$O$8]);[.AM$26];-1;OFFSET([.$C38];[.AM$26];0):[.$C38]))*(1-1/4*[.$O$4]*[.$O$5])" office:value-type="float" office:value="-827452254.50755" calcext:value-type="float">
            <text:p>-827452254.50755</text:p>
          </table:table-cell>
          <table:table-cell table:formula="of:=([.$E37]*POWER(1+[.$O$6];[.AN$26])-SERIESSUM((1+[.$O$6])*(1+[.$O$8]);[.AN$26];-1;OFFSET([.$C38];[.AN$26];0):[.$C38]))*(1-1/4*[.$O$4]*[.$O$5])" office:value-type="float" office:value="-1017520368.57021" calcext:value-type="float">
            <text:p>-1017520368.57021</text:p>
          </table:table-cell>
          <table:table-cell table:formula="of:=([.$E37]*POWER(1+[.$O$6];[.AO$26])-SERIESSUM((1+[.$O$6])*(1+[.$O$8]);[.AO$26];-1;OFFSET([.$C38];[.AO$26];0):[.$C38]))*(1-1/4*[.$O$4]*[.$O$5])" office:value-type="float" office:value="-1242068404.64193" calcext:value-type="float">
            <text:p>-1242068404.64193</text:p>
          </table:table-cell>
          <table:table-cell table:formula="of:=([.$E37]*POWER(1+[.$O$6];[.AP$26])-SERIESSUM((1+[.$O$6])*(1+[.$O$8]);[.AP$26];-1;OFFSET([.$C38];[.AP$26];0):[.$C38]))*(1-1/4*[.$O$4]*[.$O$5])" office:value-type="float" office:value="-1506853864.46417" calcext:value-type="float">
            <text:p>-1506853864.46417</text:p>
          </table:table-cell>
          <table:table-cell table:formula="of:=([.$E37]*POWER(1+[.$O$6];[.AQ$26])-SERIESSUM((1+[.$O$6])*(1+[.$O$8]);[.AQ$26];-1;OFFSET([.$C38];[.AQ$26];0):[.$C38]))*(1-1/4*[.$O$4]*[.$O$5])" office:value-type="float" office:value="-1818561511.11956" calcext:value-type="float">
            <text:p>-1818561511.11956</text:p>
          </table:table-cell>
          <table:table-cell table:formula="of:=([.$E37]*POWER(1+[.$O$6];[.AR$26])-SERIESSUM((1+[.$O$6])*(1+[.$O$8]);[.AR$26];-1;OFFSET([.$C38];[.AR$26];0):[.$C38]))*(1-1/4*[.$O$4]*[.$O$5])" office:value-type="float" office:value="-2184950162.42211" calcext:value-type="float">
            <text:p>-2184950162.42211</text:p>
          </table:table-cell>
          <table:table-cell table:formula="of:=([.$E37]*POWER(1+[.$O$6];[.AS$26])-SERIESSUM((1+[.$O$6])*(1+[.$O$8]);[.AS$26];-1;OFFSET([.$C38];[.AS$26];0):[.$C38]))*(1-1/4*[.$O$4]*[.$O$5])" office:value-type="float" office:value="-2615022526.28112" calcext:value-type="float">
            <text:p>-2615022526.28112</text:p>
          </table:table-cell>
          <table:table-cell table:formula="of:=([.$E37]*POWER(1+[.$O$6];[.AT$26])-SERIESSUM((1+[.$O$6])*(1+[.$O$8]);[.AT$26];-1;OFFSET([.$C38];[.AT$26];0):[.$C38]))*(1-1/4*[.$O$4]*[.$O$5])" office:value-type="float" office:value="-3119221679.44348" calcext:value-type="float">
            <text:p>-3119221679.44348</text:p>
          </table:table-cell>
          <table:table-cell table:formula="of:=([.$E37]*POWER(1+[.$O$6];[.AU$26])-SERIESSUM((1+[.$O$6])*(1+[.$O$8]);[.AU$26];-1;OFFSET([.$C38];[.AU$26];0):[.$C38]))*(1-1/4*[.$O$4]*[.$O$5])" office:value-type="float" office:value="-3709658352.68375" calcext:value-type="float">
            <text:p>-3709658352.68375</text:p>
          </table:table-cell>
          <table:table-cell table:formula="of:=([.$E37]*POWER(1+[.$O$6];[.AV$26])-SERIESSUM((1+[.$O$6])*(1+[.$O$8]);[.AV$26];-1;OFFSET([.$C38];[.AV$26];0):[.$C38]))*(1-1/4*[.$O$4]*[.$O$5])" office:value-type="float" office:value="-4400373834.67371" calcext:value-type="float">
            <text:p>-4400373834.67371</text:p>
          </table:table-cell>
          <table:table-cell table:formula="of:=([.$E37]*POWER(1+[.$O$6];[.AW$26])-SERIESSUM((1+[.$O$6])*(1+[.$O$8]);[.AW$26];-1;OFFSET([.$C38];[.AW$26];0):[.$C38]))*(1-1/4*[.$O$4]*[.$O$5])" office:value-type="float" office:value="-5207644057.0463" calcext:value-type="float">
            <text:p>-5207644057.0463</text:p>
          </table:table-cell>
          <table:table-cell table:formula="of:=([.$E37]*POWER(1+[.$O$6];[.AX$26])-SERIESSUM((1+[.$O$6])*(1+[.$O$8]);[.AX$26];-1;OFFSET([.$C38];[.AX$26];0):[.$C38]))*(1-1/4*[.$O$4]*[.$O$5])" office:value-type="float" office:value="-6150331290.31585" calcext:value-type="float">
            <text:p>-6150331290.31585</text:p>
          </table:table-cell>
          <table:table-cell table:formula="of:=([.$E37]*POWER(1+[.$O$6];[.AY$26])-SERIESSUM((1+[.$O$6])*(1+[.$O$8]);[.AY$26];-1;OFFSET([.$C38];[.AY$26];0):[.$C38]))*(1-1/4*[.$O$4]*[.$O$5])" office:value-type="float" office:value="-7250290882.5216" calcext:value-type="float">
            <text:p>-7250290882.5216</text:p>
          </table:table-cell>
          <table:table-cell table:formula="of:=([.$E37]*POWER(1+[.$O$6];[.AZ$26])-SERIESSUM((1+[.$O$6])*(1+[.$O$8]);[.AZ$26];-1;OFFSET([.$C38];[.AZ$26];0):[.$C38]))*(1-1/4*[.$O$4]*[.$O$5])" office:value-type="float" office:value="-8532841630.74917" calcext:value-type="float">
            <text:p>-8532841630.74917</text:p>
          </table:table-cell>
          <table:table-cell table:formula="of:=([.$E37]*POWER(1+[.$O$6];[.BA$26])-SERIESSUM((1+[.$O$6])*(1+[.$O$8]);[.BA$26];-1;OFFSET([.$C38];[.BA$26];0):[.$C38]))*(1-1/4*[.$O$4]*[.$O$5])" office:value-type="float" office:value="-10027309714.3535" calcext:value-type="float">
            <text:p>-10027309714.3535</text:p>
          </table:table-cell>
          <table:table-cell table:formula="of:=([.$E37]*POWER(1+[.$O$6];[.BB$26])-SERIESSUM((1+[.$O$6])*(1+[.$O$8]);[.BB$26];-1;OFFSET([.$C38];[.BB$26];0):[.$C38]))*(1-1/4*[.$O$4]*[.$O$5])" office:value-type="float" office:value="-11767657665.8355" calcext:value-type="float">
            <text:p>-11767657665.8355</text:p>
          </table:table-cell>
          <table:table-cell table:formula="of:=([.$E37]*POWER(1+[.$O$6];[.BC$26])-SERIESSUM((1+[.$O$6])*(1+[.$O$8]);[.BC$26];-1;OFFSET([.$C38];[.BC$26];0):[.$C38]))*(1-1/4*[.$O$4]*[.$O$5])" office:value-type="float" office:value="-13793211643.3624" calcext:value-type="float">
            <text:p>-13793211643.3624</text:p>
          </table:table-cell>
          <table:table-cell table:formula="of:=([.$E37]*POWER(1+[.$O$6];[.BD$26])-SERIESSUM((1+[.$O$6])*(1+[.$O$8]);[.BD$26];-1;OFFSET([.$C38];[.BD$26];0):[.$C38]))*(1-1/4*[.$O$4]*[.$O$5])" office:value-type="float" office:value="-16149502335.3702" calcext:value-type="float">
            <text:p>-16149502335.3702</text:p>
          </table:table-cell>
          <table:table-cell table:formula="of:=([.$E37]*POWER(1+[.$O$6];[.BE$26])-SERIESSUM((1+[.$O$6])*(1+[.$O$8]);[.BE$26];-1;OFFSET([.$C38];[.BE$26];0):[.$C38]))*(1-1/4*[.$O$4]*[.$O$5])" office:value-type="float" office:value="-18889237215.8786" calcext:value-type="float">
            <text:p>-18889237215.8786</text:p>
          </table:table-cell>
          <table:table-cell table:formula="of:=([.$E37]*POWER(1+[.$O$6];[.BF$26])-SERIESSUM((1+[.$O$6])*(1+[.$O$8]);[.BF$26];-1;OFFSET([.$C38];[.BF$26];0):[.$C38]))*(1-1/4*[.$O$4]*[.$O$5])" office:value-type="float" office:value="-22073424629.164" calcext:value-type="float">
            <text:p>-22073424629.164</text:p>
          </table:table-cell>
          <table:table-cell table:formula="of:=([.$E37]*POWER(1+[.$O$6];[.BG$26])-SERIESSUM((1+[.$O$6])*(1+[.$O$8]);[.BG$26];-1;OFFSET([.$C38];[.BG$26];0):[.$C38]))*(1-1/4*[.$O$4]*[.$O$5])" office:value-type="float" office:value="-25772673372.1562" calcext:value-type="float">
            <text:p>-25772673372.1562</text:p>
          </table:table-cell>
          <table:table-cell table:formula="of:=([.$E37]*POWER(1+[.$O$6];[.BH$26])-SERIESSUM((1+[.$O$6])*(1+[.$O$8]);[.BH$26];-1;OFFSET([.$C38];[.BH$26];0):[.$C38]))*(1-1/4*[.$O$4]*[.$O$5])" office:value-type="float" office:value="-30068695129.2136" calcext:value-type="float">
            <text:p>-30068695129.2136</text:p>
          </table:table-cell>
          <table:table-cell table:formula="of:=([.$E37]*POWER(1+[.$O$6];[.BI$26])-SERIESSUM((1+[.$O$6])*(1+[.$O$8]);[.BI$26];-1;OFFSET([.$C38];[.BI$26];0):[.$C38]))*(1-1/4*[.$O$4]*[.$O$5])" office:value-type="float" office:value="-35056041374.0971" calcext:value-type="float">
            <text:p>-35056041374.0971</text:p>
          </table:table-cell>
          <table:table-cell table:formula="of:=([.$E37]*POWER(1+[.$O$6];[.BJ$26])-SERIESSUM((1+[.$O$6])*(1+[.$O$8]);[.BJ$26];-1;OFFSET([.$C38];[.BJ$26];0):[.$C38]))*(1-1/4*[.$O$4]*[.$O$5])" office:value-type="float" office:value="-40844111277.3066" calcext:value-type="float">
            <text:p>-40844111277.3066</text:p>
          </table:table-cell>
          <table:table-cell table:formula="of:=([.$E37]*POWER(1+[.$O$6];[.BK$26])-SERIESSUM((1+[.$O$6])*(1+[.$O$8]);[.BK$26];-1;OFFSET([.$C38];[.BK$26];0):[.$C38]))*(1-1/4*[.$O$4]*[.$O$5])" office:value-type="float" office:value="-47559472846.6876" calcext:value-type="float">
            <text:p>-47559472846.6876</text:p>
          </table:table-cell>
          <table:table-cell table:formula="of:=([.$E37]*POWER(1+[.$O$6];[.BL$26])-SERIESSUM((1+[.$O$6])*(1+[.$O$8]);[.BL$26];-1;OFFSET([.$C38];[.BL$26];0):[.$C38]))*(1-1/4*[.$O$4]*[.$O$5])" office:value-type="float" office:value="-55348546104.6348" calcext:value-type="float">
            <text:p>-55348546104.6348</text:p>
          </table:table-cell>
          <table:table-cell table:formula="of:=([.$E37]*POWER(1+[.$O$6];[.BM$26])-SERIESSUM((1+[.$O$6])*(1+[.$O$8]);[.BM$26];-1;OFFSET([.$C38];[.BM$26];0):[.$C38]))*(1-1/4*[.$O$4]*[.$O$5])" office:value-type="float" office:value="-64380704704.1588" calcext:value-type="float">
            <text:p>-64380704704.1588</text:p>
          </table:table-cell>
          <table:table-cell table:formula="of:=([.$E37]*POWER(1+[.$O$6];[.BN$26])-SERIESSUM((1+[.$O$6])*(1+[.$O$8]);[.BN$26];-1;OFFSET([.$C38];[.BN$26];0):[.$C38]))*(1-1/4*[.$O$4]*[.$O$5])" office:value-type="float" office:value="-74851861167.8202" calcext:value-type="float">
            <text:p>-74851861167.8202</text:p>
          </table:table-cell>
          <table:table-cell table:formula="of:=([.$E37]*POWER(1+[.$O$6];[.BO$26])-SERIESSUM((1+[.$O$6])*(1+[.$O$8]);[.BO$26];-1;OFFSET([.$C38];[.BO$26];0):[.$C38]))*(1-1/4*[.$O$4]*[.$O$5])" office:value-type="float" office:value="-86988611082.1628" calcext:value-type="float">
            <text:p>-86988611082.1628</text:p>
          </table:table-cell>
          <table:table-cell table:formula="of:=([.$E37]*POWER(1+[.$O$6];[.BP$26])-SERIESSUM((1+[.$O$6])*(1+[.$O$8]);[.BP$26];-1;OFFSET([.$C38];[.BP$26];0):[.$C38]))*(1-1/4*[.$O$4]*[.$O$5])" office:value-type="float" office:value="-101053023308.508" calcext:value-type="float">
            <text:p>-101053023308.508</text:p>
          </table:table-cell>
          <table:table-cell table:formula="of:=([.$E37]*POWER(1+[.$O$6];[.BQ$26])-SERIESSUM((1+[.$O$6])*(1+[.$O$8]);[.BQ$26];-1;OFFSET([.$C38];[.BQ$26];0):[.$C38]))*(1-1/4*[.$O$4]*[.$O$5])" office:value-type="float" office:value="-117348176824.628" calcext:value-type="float">
            <text:p>-117348176824.628</text:p>
          </table:table-cell>
          <table:table-cell table:formula="of:=([.$E37]*POWER(1+[.$O$6];[.BR$26])-SERIESSUM((1+[.$O$6])*(1+[.$O$8]);[.BR$26];-1;OFFSET([.$C38];[.BR$26];0):[.$C38]))*(1-1/4*[.$O$4]*[.$O$5])" office:value-type="float" office:value="-136224560475.003" calcext:value-type="float">
            <text:p>-136224560475.003</text:p>
          </table:table-cell>
          <table:table-cell table:formula="of:=([.$E37]*POWER(1+[.$O$6];[.BS$26])-SERIESSUM((1+[.$O$6])*(1+[.$O$8]);[.BS$26];-1;OFFSET([.$C38];[.BS$26];0):[.$C38]))*(1-1/4*[.$O$4]*[.$O$5])" office:value-type="float" office:value="-158087470008.293" calcext:value-type="float">
            <text:p>-158087470008.293</text:p>
          </table:table-cell>
          <table:table-cell table:formula="of:=([.$E37]*POWER(1+[.$O$6];[.BT$26])-SERIESSUM((1+[.$O$6])*(1+[.$O$8]);[.BT$26];-1;OFFSET([.$C38];[.BT$26];0):[.$C38]))*(1-1/4*[.$O$4]*[.$O$5])" office:value-type="float" office:value="-183405557698.833" calcext:value-type="float">
            <text:p>-183405557698.833</text:p>
          </table:table-cell>
          <table:table-cell table:formula="of:=([.$E37]*POWER(1+[.$O$6];[.BU$26])-SERIESSUM((1+[.$O$6])*(1+[.$O$8]);[.BU$26];-1;OFFSET([.$C38];[.BU$26];0):[.$C38]))*(1-1/4*[.$O$4]*[.$O$5])" office:value-type="float" office:value="-212720714022.601" calcext:value-type="float">
            <text:p>-212720714022.601</text:p>
          </table:table-cell>
          <table:table-cell table:formula="of:=([.$E37]*POWER(1+[.$O$6];[.BV$26])-SERIESSUM((1+[.$O$6])*(1+[.$O$8]);[.BV$26];-1;OFFSET([.$C38];[.BV$26];0):[.$C38]))*(1-1/4*[.$O$4]*[.$O$5])" office:value-type="float" office:value="-246659488794.014" calcext:value-type="float">
            <text:p>-246659488794.014</text:p>
          </table:table-cell>
          <table:table-cell table:formula="of:=([.$E37]*POWER(1+[.$O$6];[.BW$26])-SERIESSUM((1+[.$O$6])*(1+[.$O$8]);[.BW$26];-1;OFFSET([.$C38];[.BW$26];0):[.$C38]))*(1-1/4*[.$O$4]*[.$O$5])" office:value-type="float" office:value="-285946291453.418" calcext:value-type="float">
            <text:p>-285946291453.418</text:p>
          </table:table-cell>
          <table:table-cell table:formula="of:=([.$E37]*POWER(1+[.$O$6];[.BX$26])-SERIESSUM((1+[.$O$6])*(1+[.$O$8]);[.BX$26];-1;OFFSET([.$C38];[.BX$26];0):[.$C38]))*(1-1/4*[.$O$4]*[.$O$5])" office:value-type="float" office:value="-331418647502.87" calcext:value-type="float">
            <text:p>-331418647502.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O$2]*POWER(1+[.$O$11];[.$A62])*(POWER([.$O$7];12)-1)/([.$O$7]-1) + [.$B62]*POWER([.$O$7];12)" office:value-type="float" office:value="902528980.9649" calcext:value-type="float">
            <text:p>902528980.9649</text:p>
          </table:table-cell>
          <table:table-cell table:formula="of:=[.$C62]*POWER([.$O$9];12)" office:value-type="float" office:value="11514173.4228512" calcext:value-type="float">
            <text:p>11514173.4228512</text:p>
          </table:table-cell>
          <table:table-cell table:formula="of:=[.$B63]/4*[.$O$4]*[.$O$5]" office:value-type="float" office:value="1773469.44759603" calcext:value-type="float">
            <text:p>1773469.44759603</text:p>
          </table:table-cell>
          <table:table-cell table:formula="of:=[.$B63]-[.$C63]-[.$D63]+[.$O$13]*POWER([.$O$7];12*[.$A63])" office:value-type="float" office:value="889241338.094453" calcext:value-type="float">
            <text:p>889241338.094453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$E38]-[.$C39]" office:value-type="float" office:value="93655440.6723812" calcext:value-type="float">
            <text:p>93655440.6723812</text:p>
          </table:table-cell>
          <table:table-cell table:formula="of:=([.$E38]*POWER(1+[.$O$6];[.K$26])-SERIESSUM((1+[.$O$6])*(1+[.$O$8]);[.K$26];-1;OFFSET([.$C39];[.K$26];0):[.$C39]))*(1-1/4*[.$O$4]*[.$O$5])" office:value-type="float" office:value="98353740.7979155" calcext:value-type="float">
            <text:p>98353740.7979155</text:p>
          </table:table-cell>
          <table:table-cell table:formula="of:=([.$E38]*POWER(1+[.$O$6];[.L$26])-SERIESSUM((1+[.$O$6])*(1+[.$O$8]);[.L$26];-1;OFFSET([.$C39];[.L$26];0):[.$C39]))*(1-1/4*[.$O$4]*[.$O$5])" office:value-type="float" office:value="103247060.513893" calcext:value-type="float">
            <text:p>103247060.513893</text:p>
          </table:table-cell>
          <table:table-cell table:formula="of:=([.$E38]*POWER(1+[.$O$6];[.M$26])-SERIESSUM((1+[.$O$6])*(1+[.$O$8]);[.M$26];-1;OFFSET([.$C39];[.M$26];0):[.$C39]))*(1-1/4*[.$O$4]*[.$O$5])" office:value-type="float" office:value="108094876.926383" calcext:value-type="float">
            <text:p>108094876.926383</text:p>
          </table:table-cell>
          <table:table-cell table:formula="of:=([.$E38]*POWER(1+[.$O$6];[.N$26])-SERIESSUM((1+[.$O$6])*(1+[.$O$8]);[.N$26];-1;OFFSET([.$C39];[.N$26];0):[.$C39]))*(1-1/4*[.$O$4]*[.$O$5])" office:value-type="float" office:value="112827373.068843" calcext:value-type="float">
            <text:p>112827373.068843</text:p>
          </table:table-cell>
          <table:table-cell table:formula="of:=([.$E38]*POWER(1+[.$O$6];[.O$26])-SERIESSUM((1+[.$O$6])*(1+[.$O$8]);[.O$26];-1;OFFSET([.$C39];[.O$26];0):[.$C39]))*(1-1/4*[.$O$4]*[.$O$5])" office:value-type="float" office:value="117358976.618423" calcext:value-type="float">
            <text:p>117358976.618423</text:p>
          </table:table-cell>
          <table:table-cell table:formula="of:=([.$E38]*POWER(1+[.$O$6];[.P$26])-SERIESSUM((1+[.$O$6])*(1+[.$O$8]);[.P$26];-1;OFFSET([.$C39];[.P$26];0):[.$C39]))*(1-1/4*[.$O$4]*[.$O$5])" office:value-type="float" office:value="121585525.912334" calcext:value-type="float">
            <text:p>121585525.912334</text:p>
          </table:table-cell>
          <table:table-cell table:formula="of:=([.$E38]*POWER(1+[.$O$6];[.Q$26])-SERIESSUM((1+[.$O$6])*(1+[.$O$8]);[.Q$26];-1;OFFSET([.$C39];[.Q$26];0):[.$C39]))*(1-1/4*[.$O$4]*[.$O$5])" office:value-type="float" office:value="125380965.023116" calcext:value-type="float">
            <text:p>125380965.023116</text:p>
          </table:table-cell>
          <table:table-cell table:formula="of:=([.$E38]*POWER(1+[.$O$6];[.R$26])-SERIESSUM((1+[.$O$6])*(1+[.$O$8]);[.R$26];-1;OFFSET([.$C39];[.R$26];0):[.$C39]))*(1-1/4*[.$O$4]*[.$O$5])" office:value-type="float" office:value="128593492.260105" calcext:value-type="float">
            <text:p>128593492.260105</text:p>
          </table:table-cell>
          <table:table-cell table:formula="of:=([.$E38]*POWER(1+[.$O$6];[.S$26])-SERIESSUM((1+[.$O$6])*(1+[.$O$8]);[.S$26];-1;OFFSET([.$C39];[.S$26];0):[.$C39]))*(1-1/4*[.$O$4]*[.$O$5])" office:value-type="float" office:value="131041074.510664" calcext:value-type="float">
            <text:p>131041074.510664</text:p>
          </table:table-cell>
          <table:table-cell table:formula="of:=([.$E38]*POWER(1+[.$O$6];[.T$26])-SERIESSUM((1+[.$O$6])*(1+[.$O$8]);[.T$26];-1;OFFSET([.$C39];[.T$26];0):[.$C39]))*(1-1/4*[.$O$4]*[.$O$5])" office:value-type="float" office:value="132506226.006384" calcext:value-type="float">
            <text:p>132506226.006384</text:p>
          </table:table-cell>
          <table:table-cell table:formula="of:=([.$E38]*POWER(1+[.$O$6];[.U$26])-SERIESSUM((1+[.$O$6])*(1+[.$O$8]);[.U$26];-1;OFFSET([.$C39];[.U$26];0):[.$C39]))*(1-1/4*[.$O$4]*[.$O$5])" office:value-type="float" office:value="132729934.103669" calcext:value-type="float">
            <text:p>132729934.103669</text:p>
          </table:table-cell>
          <table:table-cell table:formula="of:=([.$E38]*POWER(1+[.$O$6];[.V$26])-SERIESSUM((1+[.$O$6])*(1+[.$O$8]);[.V$26];-1;OFFSET([.$C39];[.V$26];0):[.$C39]))*(1-1/4*[.$O$4]*[.$O$5])" office:value-type="float" office:value="131404596.166359" calcext:value-type="float">
            <text:p>131404596.166359</text:p>
          </table:table-cell>
          <table:table-cell table:formula="of:=([.$E38]*POWER(1+[.$O$6];[.W$26])-SERIESSUM((1+[.$O$6])*(1+[.$O$8]);[.W$26];-1;OFFSET([.$C39];[.W$26];0):[.$C39]))*(1-1/4*[.$O$4]*[.$O$5])" office:value-type="float" office:value="128165810.239038" calcext:value-type="float">
            <text:p>128165810.239038</text:p>
          </table:table-cell>
          <table:table-cell table:formula="of:=([.$E38]*POWER(1+[.$O$6];[.X$26])-SERIESSUM((1+[.$O$6])*(1+[.$O$8]);[.X$26];-1;OFFSET([.$C39];[.X$26];0):[.$C39]))*(1-1/4*[.$O$4]*[.$O$5])" office:value-type="float" office:value="122582837.451245" calcext:value-type="float">
            <text:p>122582837.451245</text:p>
          </table:table-cell>
          <table:table-cell table:formula="of:=([.$E38]*POWER(1+[.$O$6];[.Y$26])-SERIESSUM((1+[.$O$6])*(1+[.$O$8]);[.Y$26];-1;OFFSET([.$C39];[.Y$26];0):[.$C39]))*(1-1/4*[.$O$4]*[.$O$5])" office:value-type="float" office:value="114147525.472072" calcext:value-type="float">
            <text:p>114147525.472072</text:p>
          </table:table-cell>
          <table:table-cell table:formula="of:=([.$E38]*POWER(1+[.$O$6];[.Z$26])-SERIESSUM((1+[.$O$6])*(1+[.$O$8]);[.Z$26];-1;OFFSET([.$C39];[.Z$26];0):[.$C39]))*(1-1/4*[.$O$4]*[.$O$5])" office:value-type="float" office:value="102261449.237522" calcext:value-type="float">
            <text:p>102261449.237522</text:p>
          </table:table-cell>
          <table:table-cell table:formula="of:=([.$E38]*POWER(1+[.$O$6];[.AA$26])-SERIESSUM((1+[.$O$6])*(1+[.$O$8]);[.AA$26];-1;OFFSET([.$C39];[.AA$26];0):[.$C39]))*(1-1/4*[.$O$4]*[.$O$5])" office:value-type="float" office:value="86220986.9010714" calcext:value-type="float">
            <text:p>86220986.9010714</text:p>
          </table:table-cell>
          <table:table-cell table:formula="of:=([.$E38]*POWER(1+[.$O$6];[.AB$26])-SERIESSUM((1+[.$O$6])*(1+[.$O$8]);[.AB$26];-1;OFFSET([.$C39];[.AB$26];0):[.$C39]))*(1-1/4*[.$O$4]*[.$O$5])" office:value-type="float" office:value="65200004.704001" calcext:value-type="float">
            <text:p>65200004.704001</text:p>
          </table:table-cell>
          <table:table-cell table:formula="of:=([.$E38]*POWER(1+[.$O$6];[.AC$26])-SERIESSUM((1+[.$O$6])*(1+[.$O$8]);[.AC$26];-1;OFFSET([.$C39];[.AC$26];0):[.$C39]))*(1-1/4*[.$O$4]*[.$O$5])" office:value-type="float" office:value="38229773.2933309" calcext:value-type="float">
            <text:p>38229773.2933309</text:p>
          </table:table-cell>
          <table:table-cell table:formula="of:=([.$E38]*POWER(1+[.$O$6];[.AD$26])-SERIESSUM((1+[.$O$6])*(1+[.$O$8]);[.AD$26];-1;OFFSET([.$C39];[.AD$26];0):[.$C39]))*(1-1/4*[.$O$4]*[.$O$5])" office:value-type="float" office:value="4175678.85331429" calcext:value-type="float">
            <text:p>4175678.85331429</text:p>
          </table:table-cell>
          <table:table-cell table:formula="of:=([.$E38]*POWER(1+[.$O$6];[.AE$26])-SERIESSUM((1+[.$O$6])*(1+[.$O$8]);[.AE$26];-1;OFFSET([.$C39];[.AE$26];0):[.$C39]))*(1-1/4*[.$O$4]*[.$O$5])" office:value-type="float" office:value="-38289775.9846938" calcext:value-type="float">
            <text:p>-38289775.9846938</text:p>
          </table:table-cell>
          <table:table-cell table:formula="of:=([.$E38]*POWER(1+[.$O$6];[.AF$26])-SERIESSUM((1+[.$O$6])*(1+[.$O$8]);[.AF$26];-1;OFFSET([.$C39];[.AF$26];0):[.$C39]))*(1-1/4*[.$O$4]*[.$O$5])" office:value-type="float" office:value="-90718265.5699685" calcext:value-type="float">
            <text:p>-90718265.5699685</text:p>
          </table:table-cell>
          <table:table-cell table:formula="of:=([.$E38]*POWER(1+[.$O$6];[.AG$26])-SERIESSUM((1+[.$O$6])*(1+[.$O$8]);[.AG$26];-1;OFFSET([.$C39];[.AG$26];0):[.$C39]))*(1-1/4*[.$O$4]*[.$O$5])" office:value-type="float" office:value="-154921904.538737" calcext:value-type="float">
            <text:p>-154921904.538737</text:p>
          </table:table-cell>
          <table:table-cell table:formula="of:=([.$E38]*POWER(1+[.$O$6];[.AH$26])-SERIESSUM((1+[.$O$6])*(1+[.$O$8]);[.AH$26];-1;OFFSET([.$C39];[.AH$26];0):[.$C39]))*(1-1/4*[.$O$4]*[.$O$5])" office:value-type="float" office:value="-233015262.233199" calcext:value-type="float">
            <text:p>-233015262.233199</text:p>
          </table:table-cell>
          <table:table-cell table:formula="of:=([.$E38]*POWER(1+[.$O$6];[.AI$26])-SERIESSUM((1+[.$O$6])*(1+[.$O$8]);[.AI$26];-1;OFFSET([.$C39];[.AI$26];0):[.$C39]))*(1-1/4*[.$O$4]*[.$O$5])" office:value-type="float" office:value="-315168075.214936" calcext:value-type="float">
            <text:p>-315168075.214936</text:p>
          </table:table-cell>
          <table:table-cell table:formula="of:=([.$E38]*POWER(1+[.$O$6];[.AJ$26])-SERIESSUM((1+[.$O$6])*(1+[.$O$8]);[.AJ$26];-1;OFFSET([.$C39];[.AJ$26];0):[.$C39]))*(1-1/4*[.$O$4]*[.$O$5])" office:value-type="float" office:value="-413775516.950892" calcext:value-type="float">
            <text:p>-413775516.950892</text:p>
          </table:table-cell>
          <table:table-cell table:formula="of:=([.$E38]*POWER(1+[.$O$6];[.AK$26])-SERIESSUM((1+[.$O$6])*(1+[.$O$8]);[.AK$26];-1;OFFSET([.$C39];[.AK$26];0):[.$C39]))*(1-1/4*[.$O$4]*[.$O$5])" office:value-type="float" office:value="-531691659.759563" calcext:value-type="float">
            <text:p>-531691659.759563</text:p>
          </table:table-cell>
          <table:table-cell table:formula="of:=([.$E38]*POWER(1+[.$O$6];[.AL$26])-SERIESSUM((1+[.$O$6])*(1+[.$O$8]);[.AL$26];-1;OFFSET([.$C39];[.AL$26];0):[.$C39]))*(1-1/4*[.$O$4]*[.$O$5])" office:value-type="float" office:value="-672238168.178953" calcext:value-type="float">
            <text:p>-672238168.178953</text:p>
          </table:table-cell>
          <table:table-cell table:formula="of:=([.$E38]*POWER(1+[.$O$6];[.AM$26])-SERIESSUM((1+[.$O$6])*(1+[.$O$8]);[.AM$26];-1;OFFSET([.$C39];[.AM$26];0):[.$C39]))*(1-1/4*[.$O$4]*[.$O$5])" office:value-type="float" office:value="-839278936.201264" calcext:value-type="float">
            <text:p>-839278936.201264</text:p>
          </table:table-cell>
          <table:table-cell table:formula="of:=([.$E38]*POWER(1+[.$O$6];[.AN$26])-SERIESSUM((1+[.$O$6])*(1+[.$O$8]);[.AN$26];-1;OFFSET([.$C39];[.AN$26];0):[.$C39]))*(1-1/4*[.$O$4]*[.$O$5])" office:value-type="float" office:value="-1037306488.45214" calcext:value-type="float">
            <text:p>-1037306488.45214</text:p>
          </table:table-cell>
          <table:table-cell table:formula="of:=([.$E38]*POWER(1+[.$O$6];[.AO$26])-SERIESSUM((1+[.$O$6])*(1+[.$O$8]);[.AO$26];-1;OFFSET([.$C39];[.AO$26];0):[.$C39]))*(1-1/4*[.$O$4]*[.$O$5])" office:value-type="float" office:value="-1271541987.81549" calcext:value-type="float">
            <text:p>-1271541987.81549</text:p>
          </table:table-cell>
          <table:table-cell table:formula="of:=([.$E38]*POWER(1+[.$O$6];[.AP$26])-SERIESSUM((1+[.$O$6])*(1+[.$O$8]);[.AP$26];-1;OFFSET([.$C39];[.AP$26];0):[.$C39]))*(1-1/4*[.$O$4]*[.$O$5])" office:value-type="float" office:value="-1548050979.66059" calcext:value-type="float">
            <text:p>-1548050979.66059</text:p>
          </table:table-cell>
          <table:table-cell table:formula="of:=([.$E38]*POWER(1+[.$O$6];[.AQ$26])-SERIESSUM((1+[.$O$6])*(1+[.$O$8]);[.AQ$26];-1;OFFSET([.$C39];[.AQ$26];0):[.$C39]))*(1-1/4*[.$O$4]*[.$O$5])" office:value-type="float" office:value="-1873877335.32007" calcext:value-type="float">
            <text:p>-1873877335.32007</text:p>
          </table:table-cell>
          <table:table-cell table:formula="of:=([.$E38]*POWER(1+[.$O$6];[.AR$26])-SERIESSUM((1+[.$O$6])*(1+[.$O$8]);[.AR$26];-1;OFFSET([.$C39];[.AR$26];0):[.$C39]))*(1-1/4*[.$O$4]*[.$O$5])" office:value-type="float" office:value="-2257198241.77811" calcext:value-type="float">
            <text:p>-2257198241.77811</text:p>
          </table:table-cell>
          <table:table-cell table:formula="of:=([.$E38]*POWER(1+[.$O$6];[.AS$26])-SERIESSUM((1+[.$O$6])*(1+[.$O$8]);[.AS$26];-1;OFFSET([.$C39];[.AS$26];0):[.$C39]))*(1-1/4*[.$O$4]*[.$O$5])" office:value-type="float" office:value="-2707503528.7276" calcext:value-type="float">
            <text:p>-2707503528.7276</text:p>
          </table:table-cell>
          <table:table-cell table:formula="of:=([.$E38]*POWER(1+[.$O$6];[.AT$26])-SERIESSUM((1+[.$O$6])*(1+[.$O$8]);[.AT$26];-1;OFFSET([.$C39];[.AT$26];0):[.$C39]))*(1-1/4*[.$O$4]*[.$O$5])" office:value-type="float" office:value="-3235803137.56873" calcext:value-type="float">
            <text:p>-3235803137.56873</text:p>
          </table:table-cell>
          <table:table-cell table:formula="of:=([.$E38]*POWER(1+[.$O$6];[.AU$26])-SERIESSUM((1+[.$O$6])*(1+[.$O$8]);[.AU$26];-1;OFFSET([.$C39];[.AU$26];0):[.$C39]))*(1-1/4*[.$O$4]*[.$O$5])" office:value-type="float" office:value="-3854867130.32724" calcext:value-type="float">
            <text:p>-3854867130.32724</text:p>
          </table:table-cell>
          <table:table-cell table:formula="of:=([.$E38]*POWER(1+[.$O$6];[.AV$26])-SERIESSUM((1+[.$O$6])*(1+[.$O$8]);[.AV$26];-1;OFFSET([.$C39];[.AV$26];0):[.$C39]))*(1-1/4*[.$O$4]*[.$O$5])" office:value-type="float" office:value="-4579503322.32319" calcext:value-type="float">
            <text:p>-4579503322.32319</text:p>
          </table:table-cell>
          <table:table-cell table:formula="of:=([.$E38]*POWER(1+[.$O$6];[.AW$26])-SERIESSUM((1+[.$O$6])*(1+[.$O$8]);[.AW$26];-1;OFFSET([.$C39];[.AW$26];0):[.$C39]))*(1-1/4*[.$O$4]*[.$O$5])" office:value-type="float" office:value="-5426878415.11508" calcext:value-type="float">
            <text:p>-5426878415.11508</text:p>
          </table:table-cell>
          <table:table-cell table:formula="of:=([.$E38]*POWER(1+[.$O$6];[.AX$26])-SERIESSUM((1+[.$O$6])*(1+[.$O$8]);[.AX$26];-1;OFFSET([.$C39];[.AX$26];0):[.$C39]))*(1-1/4*[.$O$4]*[.$O$5])" office:value-type="float" office:value="-6416889422.41246" calcext:value-type="float">
            <text:p>-6416889422.41246</text:p>
          </table:table-cell>
          <table:table-cell table:formula="of:=([.$E38]*POWER(1+[.$O$6];[.AY$26])-SERIESSUM((1+[.$O$6])*(1+[.$O$8]);[.AY$26];-1;OFFSET([.$C39];[.AY$26];0):[.$C39]))*(1-1/4*[.$O$4]*[.$O$5])" office:value-type="float" office:value="-7572593240.51774" calcext:value-type="float">
            <text:p>-7572593240.51774</text:p>
          </table:table-cell>
          <table:table-cell table:formula="of:=([.$E38]*POWER(1+[.$O$6];[.AZ$26])-SERIESSUM((1+[.$O$6])*(1+[.$O$8]);[.AZ$26];-1;OFFSET([.$C39];[.AZ$26];0):[.$C39]))*(1-1/4*[.$O$4]*[.$O$5])" office:value-type="float" office:value="-8920703438.63844" calcext:value-type="float">
            <text:p>-8920703438.63844</text:p>
          </table:table-cell>
          <table:table-cell table:formula="of:=([.$E38]*POWER(1+[.$O$6];[.BA$26])-SERIESSUM((1+[.$O$6])*(1+[.$O$8]);[.BA$26];-1;OFFSET([.$C39];[.BA$26];0):[.$C39]))*(1-1/4*[.$O$4]*[.$O$5])" office:value-type="float" office:value="-10492164758.7784" calcext:value-type="float">
            <text:p>-10492164758.7784</text:p>
          </table:table-cell>
          <table:table-cell table:formula="of:=([.$E38]*POWER(1+[.$O$6];[.BB$26])-SERIESSUM((1+[.$O$6])*(1+[.$O$8]);[.BB$26];-1;OFFSET([.$C39];[.BB$26];0):[.$C39]))*(1-1/4*[.$O$4]*[.$O$5])" office:value-type="float" office:value="-12322817449.5392" calcext:value-type="float">
            <text:p>-12322817449.5392</text:p>
          </table:table-cell>
          <table:table-cell table:formula="of:=([.$E38]*POWER(1+[.$O$6];[.BC$26])-SERIESSUM((1+[.$O$6])*(1+[.$O$8]);[.BC$26];-1;OFFSET([.$C39];[.BC$26];0):[.$C39]))*(1-1/4*[.$O$4]*[.$O$5])" office:value-type="float" office:value="-14454165447.3259" calcext:value-type="float">
            <text:p>-14454165447.3259</text:p>
          </table:table-cell>
          <table:table-cell table:formula="of:=([.$E38]*POWER(1+[.$O$6];[.BD$26])-SERIESSUM((1+[.$O$6])*(1+[.$O$8]);[.BD$26];-1;OFFSET([.$C39];[.BD$26];0):[.$C39]))*(1-1/4*[.$O$4]*[.$O$5])" office:value-type="float" office:value="-16934264601.7794" calcext:value-type="float">
            <text:p>-16934264601.7794</text:p>
          </table:table-cell>
          <table:table-cell table:formula="of:=([.$E38]*POWER(1+[.$O$6];[.BE$26])-SERIESSUM((1+[.$O$6])*(1+[.$O$8]);[.BE$26];-1;OFFSET([.$C39];[.BE$26];0):[.$C39]))*(1-1/4*[.$O$4]*[.$O$5])" office:value-type="float" office:value="-19818749665.5337" calcext:value-type="float">
            <text:p>-19818749665.5337</text:p>
          </table:table-cell>
          <table:table-cell table:formula="of:=([.$E38]*POWER(1+[.$O$6];[.BF$26])-SERIESSUM((1+[.$O$6])*(1+[.$O$8]);[.BF$26];-1;OFFSET([.$C39];[.BF$26];0):[.$C39]))*(1-1/4*[.$O$4]*[.$O$5])" office:value-type="float" office:value="-23172021684.5457" calcext:value-type="float">
            <text:p>-23172021684.5457</text:p>
          </table:table-cell>
          <table:table-cell table:formula="of:=([.$E38]*POWER(1+[.$O$6];[.BG$26])-SERIESSUM((1+[.$O$6])*(1+[.$O$8]);[.BG$26];-1;OFFSET([.$C39];[.BG$26];0):[.$C39]))*(1-1/4*[.$O$4]*[.$O$5])" office:value-type="float" office:value="-27068620795.4003" calcext:value-type="float">
            <text:p>-27068620795.4003</text:p>
          </table:table-cell>
          <table:table-cell table:formula="of:=([.$E38]*POWER(1+[.$O$6];[.BH$26])-SERIESSUM((1+[.$O$6])*(1+[.$O$8]);[.BH$26];-1;OFFSET([.$C39];[.BH$26];0):[.$C39]))*(1-1/4*[.$O$4]*[.$O$5])" office:value-type="float" office:value="-31594813330.843" calcext:value-type="float">
            <text:p>-31594813330.843</text:p>
          </table:table-cell>
          <table:table-cell table:formula="of:=([.$E38]*POWER(1+[.$O$6];[.BI$26])-SERIESSUM((1+[.$O$6])*(1+[.$O$8]);[.BI$26];-1;OFFSET([.$C39];[.BI$26];0):[.$C39]))*(1-1/4*[.$O$4]*[.$O$5])" office:value-type="float" office:value="-36850426635.9748" calcext:value-type="float">
            <text:p>-36850426635.9748</text:p>
          </table:table-cell>
          <table:table-cell table:formula="of:=([.$E38]*POWER(1+[.$O$6];[.BJ$26])-SERIESSUM((1+[.$O$6])*(1+[.$O$8]);[.BJ$26];-1;OFFSET([.$C39];[.BJ$26];0):[.$C39]))*(1-1/4*[.$O$4]*[.$O$5])" office:value-type="float" office:value="-42950970199.4534" calcext:value-type="float">
            <text:p>-42950970199.4534</text:p>
          </table:table-cell>
          <table:table-cell table:formula="of:=([.$E38]*POWER(1+[.$O$6];[.BK$26])-SERIESSUM((1+[.$O$6])*(1+[.$O$8]);[.BK$26];-1;OFFSET([.$C39];[.BK$26];0):[.$C39]))*(1-1/4*[.$O$4]*[.$O$5])" office:value-type="float" office:value="-50030087715.7229" calcext:value-type="float">
            <text:p>-50030087715.7229</text:p>
          </table:table-cell>
          <table:table-cell table:formula="of:=([.$E38]*POWER(1+[.$O$6];[.BL$26])-SERIESSUM((1+[.$O$6])*(1+[.$O$8]);[.BL$26];-1;OFFSET([.$C39];[.BL$26];0):[.$C39]))*(1-1/4*[.$O$4]*[.$O$5])" office:value-type="float" office:value="-58242391641.7828" calcext:value-type="float">
            <text:p>-58242391641.7828</text:p>
          </table:table-cell>
          <table:table-cell table:formula="of:=([.$E38]*POWER(1+[.$O$6];[.BM$26])-SERIESSUM((1+[.$O$6])*(1+[.$O$8]);[.BM$26];-1;OFFSET([.$C39];[.BM$26];0):[.$C39]))*(1-1/4*[.$O$4]*[.$O$5])" office:value-type="float" office:value="-67766739840.9369" calcext:value-type="float">
            <text:p>-67766739840.9369</text:p>
          </table:table-cell>
          <table:table-cell table:formula="of:=([.$E38]*POWER(1+[.$O$6];[.BN$26])-SERIESSUM((1+[.$O$6])*(1+[.$O$8]);[.BN$26];-1;OFFSET([.$C39];[.BN$26];0):[.$C39]))*(1-1/4*[.$O$4]*[.$O$5])" office:value-type="float" office:value="-78810023184.655" calcext:value-type="float">
            <text:p>-78810023184.655</text:p>
          </table:table-cell>
          <table:table-cell table:formula="of:=([.$E38]*POWER(1+[.$O$6];[.BO$26])-SERIESSUM((1+[.$O$6])*(1+[.$O$8]);[.BO$26];-1;OFFSET([.$C39];[.BO$26];0):[.$C39]))*(1-1/4*[.$O$4]*[.$O$5])" office:value-type="float" office:value="-91611543706.613" calcext:value-type="float">
            <text:p>-91611543706.613</text:p>
          </table:table-cell>
          <table:table-cell table:formula="of:=([.$E38]*POWER(1+[.$O$6];[.BP$26])-SERIESSUM((1+[.$O$6])*(1+[.$O$8]);[.BP$26];-1;OFFSET([.$C39];[.BP$26];0):[.$C39]))*(1-1/4*[.$O$4]*[.$O$5])" office:value-type="float" office:value="-106448075294.942" calcext:value-type="float">
            <text:p>-106448075294.942</text:p>
          </table:table-cell>
          <table:table-cell table:formula="of:=([.$E38]*POWER(1+[.$O$6];[.BQ$26])-SERIESSUM((1+[.$O$6])*(1+[.$O$8]);[.BQ$26];-1;OFFSET([.$C39];[.BQ$26];0):[.$C39]))*(1-1/4*[.$O$4]*[.$O$5])" office:value-type="float" office:value="-123639713229.421" calcext:value-type="float">
            <text:p>-123639713229.421</text:p>
          </table:table-cell>
          <table:table-cell table:formula="of:=([.$E38]*POWER(1+[.$O$6];[.BR$26])-SERIESSUM((1+[.$O$6])*(1+[.$O$8]);[.BR$26];-1;OFFSET([.$C39];[.BR$26];0):[.$C39]))*(1-1/4*[.$O$4]*[.$O$5])" office:value-type="float" office:value="-143556635419.992" calcext:value-type="float">
            <text:p>-143556635419.992</text:p>
          </table:table-cell>
          <table:table-cell table:formula="of:=([.$E38]*POWER(1+[.$O$6];[.BS$26])-SERIESSUM((1+[.$O$6])*(1+[.$O$8]);[.BS$26];-1;OFFSET([.$C39];[.BS$26];0):[.$C39]))*(1-1/4*[.$O$4]*[.$O$5])" office:value-type="float" office:value="-166626917328.381" calcext:value-type="float">
            <text:p>-166626917328.381</text:p>
          </table:table-cell>
          <table:table-cell table:formula="of:=([.$E38]*POWER(1+[.$O$6];[.BT$26])-SERIESSUM((1+[.$O$6])*(1+[.$O$8]);[.BT$26];-1;OFFSET([.$C39];[.BT$26];0):[.$C39]))*(1-1/4*[.$O$4]*[.$O$5])" office:value-type="float" office:value="-193345564656.68" calcext:value-type="float">
            <text:p>-193345564656.68</text:p>
          </table:table-cell>
          <table:table-cell table:formula="of:=([.$E38]*POWER(1+[.$O$6];[.BU$26])-SERIESSUM((1+[.$O$6])*(1+[.$O$8]);[.BU$26];-1;OFFSET([.$C39];[.BU$26];0):[.$C39]))*(1-1/4*[.$O$4]*[.$O$5])" office:value-type="float" office:value="-224284953428.621" calcext:value-type="float">
            <text:p>-224284953428.621</text:p>
          </table:table-cell>
          <table:table-cell table:formula="of:=([.$E38]*POWER(1+[.$O$6];[.BV$26])-SERIESSUM((1+[.$O$6])*(1+[.$O$8]);[.BV$26];-1;OFFSET([.$C39];[.BV$26];0):[.$C39]))*(1-1/4*[.$O$4]*[.$O$5])" office:value-type="float" office:value="-260106896606.386" calcext:value-type="float">
            <text:p>-260106896606.386</text:p>
          </table:table-cell>
          <table:table-cell table:formula="of:=([.$E38]*POWER(1+[.$O$6];[.BW$26])-SERIESSUM((1+[.$O$6])*(1+[.$O$8]);[.BW$26];-1;OFFSET([.$C39];[.BW$26];0):[.$C39]))*(1-1/4*[.$O$4]*[.$O$5])" office:value-type="float" office:value="-301576590496.552" calcext:value-type="float">
            <text:p>-301576590496.552</text:p>
          </table:table-cell>
          <table:table-cell table:formula="of:=([.$E38]*POWER(1+[.$O$6];[.BX$26])-SERIESSUM((1+[.$O$6])*(1+[.$O$8]);[.BX$26];-1;OFFSET([.$C39];[.BX$26];0):[.$C39]))*(1-1/4*[.$O$4]*[.$O$5])" office:value-type="float" office:value="-349578733618.285" calcext:value-type="float">
            <text:p>-349578733618.285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$E39]-[.$C40]" office:value-type="float" office:value="102997168.64513" calcext:value-type="float">
            <text:p>102997168.64513</text:p>
          </table:table-cell>
          <table:table-cell table:formula="of:=([.$E39]*POWER(1+[.$O$6];[.K$26])-SERIESSUM((1+[.$O$6])*(1+[.$O$8]);[.K$26];-1;OFFSET([.$C40];[.K$26];0):[.$C40]))*(1-1/4*[.$O$4]*[.$O$5])" office:value-type="float" office:value="108241305.424736" calcext:value-type="float">
            <text:p>108241305.424736</text:p>
          </table:table-cell>
          <table:table-cell table:formula="of:=([.$E39]*POWER(1+[.$O$6];[.L$26])-SERIESSUM((1+[.$O$6])*(1+[.$O$8]);[.L$26];-1;OFFSET([.$C40];[.L$26];0):[.$C40]))*(1-1/4*[.$O$4]*[.$O$5])" office:value-type="float" office:value="113717381.742509" calcext:value-type="float">
            <text:p>113717381.742509</text:p>
          </table:table-cell>
          <table:table-cell table:formula="of:=([.$E39]*POWER(1+[.$O$6];[.M$26])-SERIESSUM((1+[.$O$6])*(1+[.$O$8]);[.M$26];-1;OFFSET([.$C40];[.M$26];0):[.$C40]))*(1-1/4*[.$O$4]*[.$O$5])" office:value-type="float" office:value="119163987.463286" calcext:value-type="float">
            <text:p>119163987.463286</text:p>
          </table:table-cell>
          <table:table-cell table:formula="of:=([.$E39]*POWER(1+[.$O$6];[.N$26])-SERIESSUM((1+[.$O$6])*(1+[.$O$8]);[.N$26];-1;OFFSET([.$C40];[.N$26];0):[.$C40]))*(1-1/4*[.$O$4]*[.$O$5])" office:value-type="float" office:value="124507955.867882" calcext:value-type="float">
            <text:p>124507955.867882</text:p>
          </table:table-cell>
          <table:table-cell table:formula="of:=([.$E39]*POWER(1+[.$O$6];[.O$26])-SERIESSUM((1+[.$O$6])*(1+[.$O$8]);[.O$26];-1;OFFSET([.$C40];[.O$26];0):[.$C40]))*(1-1/4*[.$O$4]*[.$O$5])" office:value-type="float" office:value="129659385.00067" calcext:value-type="float">
            <text:p>129659385.00067</text:p>
          </table:table-cell>
          <table:table-cell table:formula="of:=([.$E39]*POWER(1+[.$O$6];[.P$26])-SERIESSUM((1+[.$O$6])*(1+[.$O$8]);[.P$26];-1;OFFSET([.$C40];[.P$26];0):[.$C40]))*(1-1/4*[.$O$4]*[.$O$5])" office:value-type="float" office:value="134508615.146671" calcext:value-type="float">
            <text:p>134508615.146671</text:p>
          </table:table-cell>
          <table:table-cell table:formula="of:=([.$E39]*POWER(1+[.$O$6];[.Q$26])-SERIESSUM((1+[.$O$6])*(1+[.$O$8]);[.Q$26];-1;OFFSET([.$C40];[.Q$26];0):[.$C40]))*(1-1/4*[.$O$4]*[.$O$5])" office:value-type="float" office:value="138922703.188845" calcext:value-type="float">
            <text:p>138922703.188845</text:p>
          </table:table-cell>
          <table:table-cell table:formula="of:=([.$E39]*POWER(1+[.$O$6];[.R$26])-SERIESSUM((1+[.$O$6])*(1+[.$O$8]);[.R$26];-1;OFFSET([.$C40];[.R$26];0):[.$C40]))*(1-1/4*[.$O$4]*[.$O$5])" office:value-type="float" office:value="142741312.981553" calcext:value-type="float">
            <text:p>142741312.981553</text:p>
          </table:table-cell>
          <table:table-cell table:formula="of:=([.$E39]*POWER(1+[.$O$6];[.S$26])-SERIESSUM((1+[.$O$6])*(1+[.$O$8]);[.S$26];-1;OFFSET([.$C40];[.S$26];0):[.$C40]))*(1-1/4*[.$O$4]*[.$O$5])" office:value-type="float" office:value="145771928.090711" calcext:value-type="float">
            <text:p>145771928.090711</text:p>
          </table:table-cell>
          <table:table-cell table:formula="of:=([.$E39]*POWER(1+[.$O$6];[.T$26])-SERIESSUM((1+[.$O$6])*(1+[.$O$8]);[.T$26];-1;OFFSET([.$C40];[.T$26];0):[.$C40]))*(1-1/4*[.$O$4]*[.$O$5])" office:value-type="float" office:value="147784278.460274" calcext:value-type="float">
            <text:p>147784278.460274</text:p>
          </table:table-cell>
          <table:table-cell table:formula="of:=([.$E39]*POWER(1+[.$O$6];[.U$26])-SERIESSUM((1+[.$O$6])*(1+[.$O$8]);[.U$26];-1;OFFSET([.$C40];[.U$26];0):[.$C40]))*(1-1/4*[.$O$4]*[.$O$5])" office:value-type="float" office:value="148503855.455046" calcext:value-type="float">
            <text:p>148503855.455046</text:p>
          </table:table-cell>
          <table:table-cell table:formula="of:=([.$E39]*POWER(1+[.$O$6];[.V$26])-SERIESSUM((1+[.$O$6])*(1+[.$O$8]);[.V$26];-1;OFFSET([.$C40];[.V$26];0):[.$C40]))*(1-1/4*[.$O$4]*[.$O$5])" office:value-type="float" office:value="147604369.939253" calcext:value-type="float">
            <text:p>147604369.939253</text:p>
          </table:table-cell>
          <table:table-cell table:formula="of:=([.$E39]*POWER(1+[.$O$6];[.W$26])-SERIESSUM((1+[.$O$6])*(1+[.$O$8]);[.W$26];-1;OFFSET([.$C40];[.W$26];0):[.$C40]))*(1-1/4*[.$O$4]*[.$O$5])" office:value-type="float" office:value="144698985.160319" calcext:value-type="float">
            <text:p>144698985.160319</text:p>
          </table:table-cell>
          <table:table-cell table:formula="of:=([.$E39]*POWER(1+[.$O$6];[.X$26])-SERIESSUM((1+[.$O$6])*(1+[.$O$8]);[.X$26];-1;OFFSET([.$C40];[.X$26];0):[.$C40]))*(1-1/4*[.$O$4]*[.$O$5])" office:value-type="float" office:value="139330129.733745" calcext:value-type="float">
            <text:p>139330129.733745</text:p>
          </table:table-cell>
          <table:table-cell table:formula="of:=([.$E39]*POWER(1+[.$O$6];[.Y$26])-SERIESSUM((1+[.$O$6])*(1+[.$O$8]);[.Y$26];-1;OFFSET([.$C40];[.Y$26];0):[.$C40]))*(1-1/4*[.$O$4]*[.$O$5])" office:value-type="float" office:value="130957665.408903" calcext:value-type="float">
            <text:p>130957665.408903</text:p>
          </table:table-cell>
          <table:table-cell table:formula="of:=([.$E39]*POWER(1+[.$O$6];[.Z$26])-SERIESSUM((1+[.$O$6])*(1+[.$O$8]);[.Z$26];-1;OFFSET([.$C40];[.Z$26];0):[.$C40]))*(1-1/4*[.$O$4]*[.$O$5])" office:value-type="float" office:value="118945148.890238" calcext:value-type="float">
            <text:p>118945148.890238</text:p>
          </table:table-cell>
          <table:table-cell table:formula="of:=([.$E39]*POWER(1+[.$O$6];[.AA$26])-SERIESSUM((1+[.$O$6])*(1+[.$O$8]);[.AA$26];-1;OFFSET([.$C40];[.AA$26];0):[.$C40]))*(1-1/4*[.$O$4]*[.$O$5])" office:value-type="float" office:value="102543886.046722" calcext:value-type="float">
            <text:p>102543886.046722</text:p>
          </table:table-cell>
          <table:table-cell table:formula="of:=([.$E39]*POWER(1+[.$O$6];[.AB$26])-SERIESSUM((1+[.$O$6])*(1+[.$O$8]);[.AB$26];-1;OFFSET([.$C40];[.AB$26];0):[.$C40]))*(1-1/4*[.$O$4]*[.$O$5])" office:value-type="float" office:value="80874429.5008629" calcext:value-type="float">
            <text:p>80874429.5008629</text:p>
          </table:table-cell>
          <table:table-cell table:formula="of:=([.$E39]*POWER(1+[.$O$6];[.AC$26])-SERIESSUM((1+[.$O$6])*(1+[.$O$8]);[.AC$26];-1;OFFSET([.$C40];[.AC$26];0):[.$C40]))*(1-1/4*[.$O$4]*[.$O$5])" office:value-type="float" office:value="52905115.8488527" calcext:value-type="float">
            <text:p>52905115.8488527</text:p>
          </table:table-cell>
          <table:table-cell table:formula="of:=([.$E39]*POWER(1+[.$O$6];[.AD$26])-SERIESSUM((1+[.$O$6])*(1+[.$O$8]);[.AD$26];-1;OFFSET([.$C40];[.AD$26];0):[.$C40]))*(1-1/4*[.$O$4]*[.$O$5])" office:value-type="float" office:value="17427175.4720338" calcext:value-type="float">
            <text:p>17427175.4720338</text:p>
          </table:table-cell>
          <table:table-cell table:formula="of:=([.$E39]*POWER(1+[.$O$6];[.AE$26])-SERIESSUM((1+[.$O$6])*(1+[.$O$8]);[.AE$26];-1;OFFSET([.$C40];[.AE$26];0):[.$C40]))*(1-1/4*[.$O$4]*[.$O$5])" office:value-type="float" office:value="-26974125.276716" calcext:value-type="float">
            <text:p>-26974125.276716</text:p>
          </table:table-cell>
          <table:table-cell table:formula="of:=([.$E39]*POWER(1+[.$O$6];[.AF$26])-SERIESSUM((1+[.$O$6])*(1+[.$O$8]);[.AF$26];-1;OFFSET([.$C40];[.AF$26];0):[.$C40]))*(1-1/4*[.$O$4]*[.$O$5])" office:value-type="float" office:value="-81952934.3308072" calcext:value-type="float">
            <text:p>-81952934.3308072</text:p>
          </table:table-cell>
          <table:table-cell table:formula="of:=([.$E39]*POWER(1+[.$O$6];[.AG$26])-SERIESSUM((1+[.$O$6])*(1+[.$O$8]);[.AG$26];-1;OFFSET([.$C40];[.AG$26];0):[.$C40]))*(1-1/4*[.$O$4]*[.$O$5])" office:value-type="float" office:value="-149441579.241065" calcext:value-type="float">
            <text:p>-149441579.241065</text:p>
          </table:table-cell>
          <table:table-cell table:formula="of:=([.$E39]*POWER(1+[.$O$6];[.AH$26])-SERIESSUM((1+[.$O$6])*(1+[.$O$8]);[.AH$26];-1;OFFSET([.$C40];[.AH$26];0):[.$C40]))*(1-1/4*[.$O$4]*[.$O$5])" office:value-type="float" office:value="-219399526.847788" calcext:value-type="float">
            <text:p>-219399526.847788</text:p>
          </table:table-cell>
          <table:table-cell table:formula="of:=([.$E39]*POWER(1+[.$O$6];[.AI$26])-SERIESSUM((1+[.$O$6])*(1+[.$O$8]);[.AI$26];-1;OFFSET([.$C40];[.AI$26];0):[.$C40]))*(1-1/4*[.$O$4]*[.$O$5])" office:value-type="float" office:value="-303979318.132261" calcext:value-type="float">
            <text:p>-303979318.132261</text:p>
          </table:table-cell>
          <table:table-cell table:formula="of:=([.$E39]*POWER(1+[.$O$6];[.AJ$26])-SERIESSUM((1+[.$O$6])*(1+[.$O$8]);[.AJ$26];-1;OFFSET([.$C40];[.AJ$26];0):[.$C40]))*(1-1/4*[.$O$4]*[.$O$5])" office:value-type="float" office:value="-405755022.933156" calcext:value-type="float">
            <text:p>-405755022.933156</text:p>
          </table:table-cell>
          <table:table-cell table:formula="of:=([.$E39]*POWER(1+[.$O$6];[.AK$26])-SERIESSUM((1+[.$O$6])*(1+[.$O$8]);[.AK$26];-1;OFFSET([.$C40];[.AK$26];0):[.$C40]))*(1-1/4*[.$O$4]*[.$O$5])" office:value-type="float" office:value="-527725149.233031" calcext:value-type="float">
            <text:p>-527725149.233031</text:p>
          </table:table-cell>
          <table:table-cell table:formula="of:=([.$E39]*POWER(1+[.$O$6];[.AL$26])-SERIESSUM((1+[.$O$6])*(1+[.$O$8]);[.AL$26];-1;OFFSET([.$C40];[.AL$26];0):[.$C40]))*(1-1/4*[.$O$4]*[.$O$5])" office:value-type="float" office:value="-673380598.763685" calcext:value-type="float">
            <text:p>-673380598.763685</text:p>
          </table:table-cell>
          <table:table-cell table:formula="of:=([.$E39]*POWER(1+[.$O$6];[.AM$26])-SERIESSUM((1+[.$O$6])*(1+[.$O$8]);[.AM$26];-1;OFFSET([.$C40];[.AM$26];0):[.$C40]))*(1-1/4*[.$O$4]*[.$O$5])" office:value-type="float" office:value="-846783349.546108" calcext:value-type="float">
            <text:p>-846783349.546108</text:p>
          </table:table-cell>
          <table:table-cell table:formula="of:=([.$E39]*POWER(1+[.$O$6];[.AN$26])-SERIESSUM((1+[.$O$6])*(1+[.$O$8]);[.AN$26];-1;OFFSET([.$C40];[.AN$26];0):[.$C40]))*(1-1/4*[.$O$4]*[.$O$5])" office:value-type="float" office:value="-1052657546.71946" calcext:value-type="float">
            <text:p>-1052657546.71946</text:p>
          </table:table-cell>
          <table:table-cell table:formula="of:=([.$E39]*POWER(1+[.$O$6];[.AO$26])-SERIESSUM((1+[.$O$6])*(1+[.$O$8]);[.AO$26];-1;OFFSET([.$C40];[.AO$26];0):[.$C40]))*(1-1/4*[.$O$4]*[.$O$5])" office:value-type="float" office:value="-1296494945.6117" calcext:value-type="float">
            <text:p>-1296494945.6117</text:p>
          </table:table-cell>
          <table:table-cell table:formula="of:=([.$E39]*POWER(1+[.$O$6];[.AP$26])-SERIESSUM((1+[.$O$6])*(1+[.$O$8]);[.AP$26];-1;OFFSET([.$C40];[.AP$26];0):[.$C40]))*(1-1/4*[.$O$4]*[.$O$5])" office:value-type="float" office:value="-1584676954.54139" calcext:value-type="float">
            <text:p>-1584676954.54139</text:p>
          </table:table-cell>
          <table:table-cell table:formula="of:=([.$E39]*POWER(1+[.$O$6];[.AQ$26])-SERIESSUM((1+[.$O$6])*(1+[.$O$8]);[.AQ$26];-1;OFFSET([.$C40];[.AQ$26];0):[.$C40]))*(1-1/4*[.$O$4]*[.$O$5])" office:value-type="float" office:value="-1924615875.69195" calcext:value-type="float">
            <text:p>-1924615875.69195</text:p>
          </table:table-cell>
          <table:table-cell table:formula="of:=([.$E39]*POWER(1+[.$O$6];[.AR$26])-SERIESSUM((1+[.$O$6])*(1+[.$O$8]);[.AR$26];-1;OFFSET([.$C40];[.AR$26];0):[.$C40]))*(1-1/4*[.$O$4]*[.$O$5])" office:value-type="float" office:value="-2324918347.93544" calcext:value-type="float">
            <text:p>-2324918347.93544</text:p>
          </table:table-cell>
          <table:table-cell table:formula="of:=([.$E39]*POWER(1+[.$O$6];[.AS$26])-SERIESSUM((1+[.$O$6])*(1+[.$O$8]);[.AS$26];-1;OFFSET([.$C40];[.AS$26];0):[.$C40]))*(1-1/4*[.$O$4]*[.$O$5])" office:value-type="float" office:value="-2795574464.21888" calcext:value-type="float">
            <text:p>-2795574464.21888</text:p>
          </table:table-cell>
          <table:table-cell table:formula="of:=([.$E39]*POWER(1+[.$O$6];[.AT$26])-SERIESSUM((1+[.$O$6])*(1+[.$O$8]);[.AT$26];-1;OFFSET([.$C40];[.AT$26];0):[.$C40]))*(1-1/4*[.$O$4]*[.$O$5])" office:value-type="float" office:value="-3348176577.90361" calcext:value-type="float">
            <text:p>-3348176577.90361</text:p>
          </table:table-cell>
          <table:table-cell table:formula="of:=([.$E39]*POWER(1+[.$O$6];[.AU$26])-SERIESSUM((1+[.$O$6])*(1+[.$O$8]);[.AU$26];-1;OFFSET([.$C40];[.AU$26];0):[.$C40]))*(1-1/4*[.$O$4]*[.$O$5])" office:value-type="float" office:value="-3996172438.64186" calcext:value-type="float">
            <text:p>-3996172438.64186</text:p>
          </table:table-cell>
          <table:table-cell table:formula="of:=([.$E39]*POWER(1+[.$O$6];[.AV$26])-SERIESSUM((1+[.$O$6])*(1+[.$O$8]);[.AV$26];-1;OFFSET([.$C40];[.AV$26];0):[.$C40]))*(1-1/4*[.$O$4]*[.$O$5])" office:value-type="float" office:value="-4755158022.12829" calcext:value-type="float">
            <text:p>-4755158022.12829</text:p>
          </table:table-cell>
          <table:table-cell table:formula="of:=([.$E39]*POWER(1+[.$O$6];[.AW$26])-SERIESSUM((1+[.$O$6])*(1+[.$O$8]);[.AW$26];-1;OFFSET([.$C40];[.AW$26];0):[.$C40]))*(1-1/4*[.$O$4]*[.$O$5])" office:value-type="float" office:value="-5643216254.56792" calcext:value-type="float">
            <text:p>-5643216254.56792</text:p>
          </table:table-cell>
          <table:table-cell table:formula="of:=([.$E39]*POWER(1+[.$O$6];[.AX$26])-SERIESSUM((1+[.$O$6])*(1+[.$O$8]);[.AX$26];-1;OFFSET([.$C40];[.AX$26];0):[.$C40]))*(1-1/4*[.$O$4]*[.$O$5])" office:value-type="float" office:value="-6681308799.51087" calcext:value-type="float">
            <text:p>-6681308799.51087</text:p>
          </table:table-cell>
          <table:table-cell table:formula="of:=([.$E39]*POWER(1+[.$O$6];[.AY$26])-SERIESSUM((1+[.$O$6])*(1+[.$O$8]);[.AY$26];-1;OFFSET([.$C40];[.AY$26];0):[.$C40]))*(1-1/4*[.$O$4]*[.$O$5])" office:value-type="float" office:value="-7893729192.10552" calcext:value-type="float">
            <text:p>-7893729192.10552</text:p>
          </table:table-cell>
          <table:table-cell table:formula="of:=([.$E39]*POWER(1+[.$O$6];[.AZ$26])-SERIESSUM((1+[.$O$6])*(1+[.$O$8]);[.AZ$26];-1;OFFSET([.$C40];[.AZ$26];0):[.$C40]))*(1-1/4*[.$O$4]*[.$O$5])" office:value-type="float" office:value="-9308626897.25916" calcext:value-type="float">
            <text:p>-9308626897.25916</text:p>
          </table:table-cell>
          <table:table-cell table:formula="of:=([.$E39]*POWER(1+[.$O$6];[.BA$26])-SERIESSUM((1+[.$O$6])*(1+[.$O$8]);[.BA$26];-1;OFFSET([.$C40];[.BA$26];0):[.$C40]))*(1-1/4*[.$O$4]*[.$O$5])" office:value-type="float" office:value="-10958613360.7637" calcext:value-type="float">
            <text:p>-10958613360.7637</text:p>
          </table:table-cell>
          <table:table-cell table:formula="of:=([.$E39]*POWER(1+[.$O$6];[.BB$26])-SERIESSUM((1+[.$O$6])*(1+[.$O$8]);[.BB$26];-1;OFFSET([.$C40];[.BB$26];0):[.$C40]))*(1-1/4*[.$O$4]*[.$O$5])" office:value-type="float" office:value="-12881462847.4527" calcext:value-type="float">
            <text:p>-12881462847.4527</text:p>
          </table:table-cell>
          <table:table-cell table:formula="of:=([.$E39]*POWER(1+[.$O$6];[.BC$26])-SERIESSUM((1+[.$O$6])*(1+[.$O$8]);[.BC$26];-1;OFFSET([.$C40];[.BC$26];0):[.$C40]))*(1-1/4*[.$O$4]*[.$O$5])" office:value-type="float" office:value="-15120922854.091" calcext:value-type="float">
            <text:p>-15120922854.091</text:p>
          </table:table-cell>
          <table:table-cell table:formula="of:=([.$E39]*POWER(1+[.$O$6];[.BD$26])-SERIESSUM((1+[.$O$6])*(1+[.$O$8]);[.BD$26];-1;OFFSET([.$C40];[.BD$26];0):[.$C40]))*(1-1/4*[.$O$4]*[.$O$5])" office:value-type="float" office:value="-17727651188.7681" calcext:value-type="float">
            <text:p>-17727651188.7681</text:p>
          </table:table-cell>
          <table:table-cell table:formula="of:=([.$E39]*POWER(1+[.$O$6];[.BE$26])-SERIESSUM((1+[.$O$6])*(1+[.$O$8]);[.BE$26];-1;OFFSET([.$C40];[.BE$26];0):[.$C40]))*(1-1/4*[.$O$4]*[.$O$5])" office:value-type="float" office:value="-20760299471.4074" calcext:value-type="float">
            <text:p>-20760299471.4074</text:p>
          </table:table-cell>
          <table:table-cell table:formula="of:=([.$E39]*POWER(1+[.$O$6];[.BF$26])-SERIESSUM((1+[.$O$6])*(1+[.$O$8]);[.BF$26];-1;OFFSET([.$C40];[.BF$26];0):[.$C40]))*(1-1/4*[.$O$4]*[.$O$5])" office:value-type="float" office:value="-24286765887.4388" calcext:value-type="float">
            <text:p>-24286765887.4388</text:p>
          </table:table-cell>
          <table:table-cell table:formula="of:=([.$E39]*POWER(1+[.$O$6];[.BG$26])-SERIESSUM((1+[.$O$6])*(1+[.$O$8]);[.BG$26];-1;OFFSET([.$C40];[.BG$26];0):[.$C40]))*(1-1/4*[.$O$4]*[.$O$5])" office:value-type="float" office:value="-28385643583.2671" calcext:value-type="float">
            <text:p>-28385643583.2671</text:p>
          </table:table-cell>
          <table:table-cell table:formula="of:=([.$E39]*POWER(1+[.$O$6];[.BH$26])-SERIESSUM((1+[.$O$6])*(1+[.$O$8]);[.BH$26];-1;OFFSET([.$C40];[.BH$26];0):[.$C40]))*(1-1/4*[.$O$4]*[.$O$5])" office:value-type="float" office:value="-33147895202.4657" calcext:value-type="float">
            <text:p>-33147895202.4657</text:p>
          </table:table-cell>
          <table:table-cell table:formula="of:=([.$E39]*POWER(1+[.$O$6];[.BI$26])-SERIESSUM((1+[.$O$6])*(1+[.$O$8]);[.BI$26];-1;OFFSET([.$C40];[.BI$26];0):[.$C40]))*(1-1/4*[.$O$4]*[.$O$5])" office:value-type="float" office:value="-38678788811.823" calcext:value-type="float">
            <text:p>-38678788811.823</text:p>
          </table:table-cell>
          <table:table-cell table:formula="of:=([.$E39]*POWER(1+[.$O$6];[.BJ$26])-SERIESSUM((1+[.$O$6])*(1+[.$O$8]);[.BJ$26];-1;OFFSET([.$C40];[.BJ$26];0):[.$C40]))*(1-1/4*[.$O$4]*[.$O$5])" office:value-type="float" office:value="-45100135956.0645" calcext:value-type="float">
            <text:p>-45100135956.0645</text:p>
          </table:table-cell>
          <table:table-cell table:formula="of:=([.$E39]*POWER(1+[.$O$6];[.BK$26])-SERIESSUM((1+[.$O$6])*(1+[.$O$8]);[.BK$26];-1;OFFSET([.$C40];[.BK$26];0):[.$C40]))*(1-1/4*[.$O$4]*[.$O$5])" office:value-type="float" office:value="-52552878924.3598" calcext:value-type="float">
            <text:p>-52552878924.3598</text:p>
          </table:table-cell>
          <table:table-cell table:formula="of:=([.$E39]*POWER(1+[.$O$6];[.BL$26])-SERIESSUM((1+[.$O$6])*(1+[.$O$8]);[.BL$26];-1;OFFSET([.$C40];[.BL$26];0):[.$C40]))*(1-1/4*[.$O$4]*[.$O$5])" office:value-type="float" office:value="-61200081643.6043" calcext:value-type="float">
            <text:p>-61200081643.6043</text:p>
          </table:table-cell>
          <table:table-cell table:formula="of:=([.$E39]*POWER(1+[.$O$6];[.BM$26])-SERIESSUM((1+[.$O$6])*(1+[.$O$8]);[.BM$26];-1;OFFSET([.$C40];[.BM$26];0):[.$C40]))*(1-1/4*[.$O$4]*[.$O$5])" office:value-type="float" office:value="-71230387086.6525" calcext:value-type="float">
            <text:p>-71230387086.6525</text:p>
          </table:table-cell>
          <table:table-cell table:formula="of:=([.$E39]*POWER(1+[.$O$6];[.BN$26])-SERIESSUM((1+[.$O$6])*(1+[.$O$8]);[.BN$26];-1;OFFSET([.$C40];[.BN$26];0):[.$C40]))*(1-1/4*[.$O$4]*[.$O$5])" office:value-type="float" office:value="-82862013875.7832" calcext:value-type="float">
            <text:p>-82862013875.7832</text:p>
          </table:table-cell>
          <table:table-cell table:formula="of:=([.$E39]*POWER(1+[.$O$6];[.BO$26])-SERIESSUM((1+[.$O$6])*(1+[.$O$8]);[.BO$26];-1;OFFSET([.$C40];[.BO$26];0):[.$C40]))*(1-1/4*[.$O$4]*[.$O$5])" office:value-type="float" office:value="-96347376077.9785" calcext:value-type="float">
            <text:p>-96347376077.9785</text:p>
          </table:table-cell>
          <table:table-cell table:formula="of:=([.$E39]*POWER(1+[.$O$6];[.BP$26])-SERIESSUM((1+[.$O$6])*(1+[.$O$8]);[.BP$26];-1;OFFSET([.$C40];[.BP$26];0):[.$C40]))*(1-1/4*[.$O$4]*[.$O$5])" office:value-type="float" office:value="-111978423266.285" calcext:value-type="float">
            <text:p>-111978423266.285</text:p>
          </table:table-cell>
          <table:table-cell table:formula="of:=([.$E39]*POWER(1+[.$O$6];[.BQ$26])-SERIESSUM((1+[.$O$6])*(1+[.$O$8]);[.BQ$26];-1;OFFSET([.$C40];[.BQ$26];0):[.$C40]))*(1-1/4*[.$O$4]*[.$O$5])" office:value-type="float" office:value="-130092813034.738" calcext:value-type="float">
            <text:p>-130092813034.738</text:p>
          </table:table-cell>
          <table:table-cell table:formula="of:=([.$E39]*POWER(1+[.$O$6];[.BR$26])-SERIESSUM((1+[.$O$6])*(1+[.$O$8]);[.BR$26];-1;OFFSET([.$C40];[.BR$26];0):[.$C40]))*(1-1/4*[.$O$4]*[.$O$5])" office:value-type="float" office:value="-151081045619.82" calcext:value-type="float">
            <text:p>-151081045619.82</text:p>
          </table:table-cell>
          <table:table-cell table:formula="of:=([.$E39]*POWER(1+[.$O$6];[.BS$26])-SERIESSUM((1+[.$O$6])*(1+[.$O$8]);[.BS$26];-1;OFFSET([.$C40];[.BS$26];0):[.$C40]))*(1-1/4*[.$O$4]*[.$O$5])" office:value-type="float" office:value="-175394710465.291" calcext:value-type="float">
            <text:p>-175394710465.291</text:p>
          </table:table-cell>
          <table:table-cell table:formula="of:=([.$E39]*POWER(1+[.$O$6];[.BT$26])-SERIESSUM((1+[.$O$6])*(1+[.$O$8]);[.BT$26];-1;OFFSET([.$C40];[.BT$26];0):[.$C40]))*(1-1/4*[.$O$4]*[.$O$5])" office:value-type="float" office:value="-203556017892.479" calcext:value-type="float">
            <text:p>-203556017892.479</text:p>
          </table:table-cell>
          <table:table-cell table:formula="of:=([.$E39]*POWER(1+[.$O$6];[.BU$26])-SERIESSUM((1+[.$O$6])*(1+[.$O$8]);[.BU$26];-1;OFFSET([.$C40];[.BU$26];0):[.$C40]))*(1-1/4*[.$O$4]*[.$O$5])" office:value-type="float" office:value="-236168815993.641" calcext:value-type="float">
            <text:p>-236168815993.641</text:p>
          </table:table-cell>
          <table:table-cell table:formula="of:=([.$E39]*POWER(1+[.$O$6];[.BV$26])-SERIESSUM((1+[.$O$6])*(1+[.$O$8]);[.BV$26];-1;OFFSET([.$C40];[.BV$26];0):[.$C40]))*(1-1/4*[.$O$4]*[.$O$5])" office:value-type="float" office:value="-273931324016.711" calcext:value-type="float">
            <text:p>-273931324016.711</text:p>
          </table:table-cell>
          <table:table-cell table:formula="of:=([.$E39]*POWER(1+[.$O$6];[.BW$26])-SERIESSUM((1+[.$O$6])*(1+[.$O$8]);[.BW$26];-1;OFFSET([.$C40];[.BW$26];0):[.$C40]))*(1-1/4*[.$O$4]*[.$O$5])" office:value-type="float" office:value="-317650849508.527" calcext:value-type="float">
            <text:p>-317650849508.527</text:p>
          </table:table-cell>
          <table:table-cell table:formula="of:=([.$E39]*POWER(1+[.$O$6];[.BX$26])-SERIESSUM((1+[.$O$6])*(1+[.$O$8]);[.BX$26];-1;OFFSET([.$C40];[.BX$26];0):[.$C40]))*(1-1/4*[.$O$4]*[.$O$5])" office:value-type="float" office:value="-368260798084.856" calcext:value-type="float">
            <text:p>-368260798084.856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$E40]-[.$C41]" office:value-type="float" office:value="113193815.797297" calcext:value-type="float">
            <text:p>113193815.797297</text:p>
          </table:table-cell>
          <table:table-cell table:formula="of:=([.$E40]*POWER(1+[.$O$6];[.K$26])-SERIESSUM((1+[.$O$6])*(1+[.$O$8]);[.K$26];-1;OFFSET([.$C41];[.K$26];0):[.$C41]))*(1-1/4*[.$O$4]*[.$O$5])" office:value-type="float" office:value="119037651.096041" calcext:value-type="float">
            <text:p>119037651.096041</text:p>
          </table:table-cell>
          <table:table-cell table:formula="of:=([.$E40]*POWER(1+[.$O$6];[.L$26])-SERIESSUM((1+[.$O$6])*(1+[.$O$8]);[.L$26];-1;OFFSET([.$C41];[.L$26];0):[.$C41]))*(1-1/4*[.$O$4]*[.$O$5])" office:value-type="float" office:value="125154609.099384" calcext:value-type="float">
            <text:p>125154609.099384</text:p>
          </table:table-cell>
          <table:table-cell table:formula="of:=([.$E40]*POWER(1+[.$O$6];[.M$26])-SERIESSUM((1+[.$O$6])*(1+[.$O$8]);[.M$26];-1;OFFSET([.$C41];[.M$26];0):[.$C41]))*(1-1/4*[.$O$4]*[.$O$5])" office:value-type="float" office:value="131260638.071407" calcext:value-type="float">
            <text:p>131260638.071407</text:p>
          </table:table-cell>
          <table:table-cell table:formula="of:=([.$E40]*POWER(1+[.$O$6];[.N$26])-SERIESSUM((1+[.$O$6])*(1+[.$O$8]);[.N$26];-1;OFFSET([.$C41];[.N$26];0):[.$C41]))*(1-1/4*[.$O$4]*[.$O$5])" office:value-type="float" office:value="137279097.98318" calcext:value-type="float">
            <text:p>137279097.98318</text:p>
          </table:table-cell>
          <table:table-cell table:formula="of:=([.$E40]*POWER(1+[.$O$6];[.O$26])-SERIESSUM((1+[.$O$6])*(1+[.$O$8]);[.O$26];-1;OFFSET([.$C41];[.O$26];0):[.$C41]))*(1-1/4*[.$O$4]*[.$O$5])" office:value-type="float" office:value="143115573.971627" calcext:value-type="float">
            <text:p>143115573.971627</text:p>
          </table:table-cell>
          <table:table-cell table:formula="of:=([.$E40]*POWER(1+[.$O$6];[.P$26])-SERIESSUM((1+[.$O$6])*(1+[.$O$8]);[.P$26];-1;OFFSET([.$C41];[.P$26];0):[.$C41]))*(1-1/4*[.$O$4]*[.$O$5])" office:value-type="float" office:value="148654652.789521" calcext:value-type="float">
            <text:p>148654652.789521</text:p>
          </table:table-cell>
          <table:table-cell table:formula="of:=([.$E40]*POWER(1+[.$O$6];[.Q$26])-SERIESSUM((1+[.$O$6])*(1+[.$O$8]);[.Q$26];-1;OFFSET([.$C41];[.Q$26];0):[.$C41]))*(1-1/4*[.$O$4]*[.$O$5])" office:value-type="float" office:value="153756161.761254" calcext:value-type="float">
            <text:p>153756161.761254</text:p>
          </table:table-cell>
          <table:table-cell table:formula="of:=([.$E40]*POWER(1+[.$O$6];[.R$26])-SERIESSUM((1+[.$O$6])*(1+[.$O$8]);[.R$26];-1;OFFSET([.$C41];[.R$26];0):[.$C41]))*(1-1/4*[.$O$4]*[.$O$5])" office:value-type="float" office:value="158250783.787387" calcext:value-type="float">
            <text:p>158250783.787387</text:p>
          </table:table-cell>
          <table:table-cell table:formula="of:=([.$E40]*POWER(1+[.$O$6];[.S$26])-SERIESSUM((1+[.$O$6])*(1+[.$O$8]);[.S$26];-1;OFFSET([.$C41];[.S$26];0):[.$C41]))*(1-1/4*[.$O$4]*[.$O$5])" office:value-type="float" office:value="161934948.265955" calcext:value-type="float">
            <text:p>161934948.265955</text:p>
          </table:table-cell>
          <table:table-cell table:formula="of:=([.$E40]*POWER(1+[.$O$6];[.T$26])-SERIESSUM((1+[.$O$6])*(1+[.$O$8]);[.T$26];-1;OFFSET([.$C41];[.T$26];0):[.$C41]))*(1-1/4*[.$O$4]*[.$O$5])" office:value-type="float" office:value="164564881.9781" calcext:value-type="float">
            <text:p>164564881.9781</text:p>
          </table:table-cell>
          <table:table-cell table:formula="of:=([.$E40]*POWER(1+[.$O$6];[.U$26])-SERIESSUM((1+[.$O$6])*(1+[.$O$8]);[.U$26];-1;OFFSET([.$C41];[.U$26];0):[.$C41]))*(1-1/4*[.$O$4]*[.$O$5])" office:value-type="float" office:value="165849685.684554" calcext:value-type="float">
            <text:p>165849685.684554</text:p>
          </table:table-cell>
          <table:table-cell table:formula="of:=([.$E40]*POWER(1+[.$O$6];[.V$26])-SERIESSUM((1+[.$O$6])*(1+[.$O$8]);[.V$26];-1;OFFSET([.$C41];[.V$26];0):[.$C41]))*(1-1/4*[.$O$4]*[.$O$5])" office:value-type="float" office:value="165443281.010468" calcext:value-type="float">
            <text:p>165443281.010468</text:p>
          </table:table-cell>
          <table:table-cell table:formula="of:=([.$E40]*POWER(1+[.$O$6];[.W$26])-SERIESSUM((1+[.$O$6])*(1+[.$O$8]);[.W$26];-1;OFFSET([.$C41];[.W$26];0):[.$C41]))*(1-1/4*[.$O$4]*[.$O$5])" office:value-type="float" office:value="162935047.711047" calcext:value-type="float">
            <text:p>162935047.711047</text:p>
          </table:table-cell>
          <table:table-cell table:formula="of:=([.$E40]*POWER(1+[.$O$6];[.X$26])-SERIESSUM((1+[.$O$6])*(1+[.$O$8]);[.X$26];-1;OFFSET([.$C41];[.X$26];0):[.$C41]))*(1-1/4*[.$O$4]*[.$O$5])" office:value-type="float" office:value="157838943.091772" calcext:value-type="float">
            <text:p>157838943.091772</text:p>
          </table:table-cell>
          <table:table-cell table:formula="of:=([.$E40]*POWER(1+[.$O$6];[.Y$26])-SERIESSUM((1+[.$O$6])*(1+[.$O$8]);[.Y$26];-1;OFFSET([.$C41];[.Y$26];0):[.$C41]))*(1-1/4*[.$O$4]*[.$O$5])" office:value-type="float" office:value="149580862.606325" calcext:value-type="float">
            <text:p>149580862.606325</text:p>
          </table:table-cell>
          <table:table-cell table:formula="of:=([.$E40]*POWER(1+[.$O$6];[.Z$26])-SERIESSUM((1+[.$O$6])*(1+[.$O$8]);[.Z$26];-1;OFFSET([.$C41];[.Z$26];0):[.$C41]))*(1-1/4*[.$O$4]*[.$O$5])" office:value-type="float" office:value="137483962.780857" calcext:value-type="float">
            <text:p>137483962.780857</text:p>
          </table:table-cell>
          <table:table-cell table:formula="of:=([.$E40]*POWER(1+[.$O$6];[.AA$26])-SERIESSUM((1+[.$O$6])*(1+[.$O$8]);[.AA$26];-1;OFFSET([.$C41];[.AA$26];0):[.$C41]))*(1-1/4*[.$O$4]*[.$O$5])" office:value-type="float" office:value="120751623.815759" calcext:value-type="float">
            <text:p>120751623.815759</text:p>
          </table:table-cell>
          <table:table-cell table:formula="of:=([.$E40]*POWER(1+[.$O$6];[.AB$26])-SERIESSUM((1+[.$O$6])*(1+[.$O$8]);[.AB$26];-1;OFFSET([.$C41];[.AB$26];0):[.$C41]))*(1-1/4*[.$O$4]*[.$O$5])" office:value-type="float" office:value="98447678.5713515" calcext:value-type="float">
            <text:p>98447678.5713515</text:p>
          </table:table-cell>
          <table:table-cell table:formula="of:=([.$E40]*POWER(1+[.$O$6];[.AC$26])-SERIESSUM((1+[.$O$6])*(1+[.$O$8]);[.AC$26];-1;OFFSET([.$C41];[.AC$26];0):[.$C41]))*(1-1/4*[.$O$4]*[.$O$5])" office:value-type="float" office:value="69473476.0841347" calcext:value-type="float">
            <text:p>69473476.0841347</text:p>
          </table:table-cell>
          <table:table-cell table:formula="of:=([.$E40]*POWER(1+[.$O$6];[.AD$26])-SERIESSUM((1+[.$O$6])*(1+[.$O$8]);[.AD$26];-1;OFFSET([.$C41];[.AD$26];0):[.$C41]))*(1-1/4*[.$O$4]*[.$O$5])" office:value-type="float" office:value="32541280.0510073" calcext:value-type="float">
            <text:p>32541280.0510073</text:p>
          </table:table-cell>
          <table:table-cell table:formula="of:=([.$E40]*POWER(1+[.$O$6];[.AE$26])-SERIESSUM((1+[.$O$6])*(1+[.$O$8]);[.AE$26];-1;OFFSET([.$C41];[.AE$26];0):[.$C41]))*(1-1/4*[.$O$4]*[.$O$5])" office:value-type="float" office:value="-13856575.5664803" calcext:value-type="float">
            <text:p>-13856575.5664803</text:p>
          </table:table-cell>
          <table:table-cell table:formula="of:=([.$E40]*POWER(1+[.$O$6];[.AF$26])-SERIESSUM((1+[.$O$6])*(1+[.$O$8]);[.AF$26];-1;OFFSET([.$C41];[.AF$26];0):[.$C41]))*(1-1/4*[.$O$4]*[.$O$5])" office:value-type="float" office:value="-71483442.1759899" calcext:value-type="float">
            <text:p>-71483442.1759899</text:p>
          </table:table-cell>
          <table:table-cell table:formula="of:=([.$E40]*POWER(1+[.$O$6];[.AG$26])-SERIESSUM((1+[.$O$6])*(1+[.$O$8]);[.AG$26];-1;OFFSET([.$C41];[.AG$26];0):[.$C41]))*(1-1/4*[.$O$4]*[.$O$5])" office:value-type="float" office:value="-130103839.988207" calcext:value-type="float">
            <text:p>-130103839.988207</text:p>
          </table:table-cell>
          <table:table-cell table:formula="of:=([.$E40]*POWER(1+[.$O$6];[.AH$26])-SERIESSUM((1+[.$O$6])*(1+[.$O$8]);[.AH$26];-1;OFFSET([.$C41];[.AH$26];0):[.$C41]))*(1-1/4*[.$O$4]*[.$O$5])" office:value-type="float" office:value="-201645377.636775" calcext:value-type="float">
            <text:p>-201645377.636775</text:p>
          </table:table-cell>
          <table:table-cell table:formula="of:=([.$E40]*POWER(1+[.$O$6];[.AI$26])-SERIESSUM((1+[.$O$6])*(1+[.$O$8]);[.AI$26];-1;OFFSET([.$C41];[.AI$26];0):[.$C41]))*(1-1/4*[.$O$4]*[.$O$5])" office:value-type="float" office:value="-288422568.955173" calcext:value-type="float">
            <text:p>-288422568.955173</text:p>
          </table:table-cell>
          <table:table-cell table:formula="of:=([.$E40]*POWER(1+[.$O$6];[.AJ$26])-SERIESSUM((1+[.$O$6])*(1+[.$O$8]);[.AJ$26];-1;OFFSET([.$C41];[.AJ$26];0):[.$C41]))*(1-1/4*[.$O$4]*[.$O$5])" office:value-type="float" office:value="-393134384.887362" calcext:value-type="float">
            <text:p>-393134384.887362</text:p>
          </table:table-cell>
          <table:table-cell table:formula="of:=([.$E40]*POWER(1+[.$O$6];[.AK$26])-SERIESSUM((1+[.$O$6])*(1+[.$O$8]);[.AK$26];-1;OFFSET([.$C41];[.AK$26];0):[.$C41]))*(1-1/4*[.$O$4]*[.$O$5])" office:value-type="float" office:value="-518926020.514823" calcext:value-type="float">
            <text:p>-518926020.514823</text:p>
          </table:table-cell>
          <table:table-cell table:formula="of:=([.$E40]*POWER(1+[.$O$6];[.AL$26])-SERIESSUM((1+[.$O$6])*(1+[.$O$8]);[.AL$26];-1;OFFSET([.$C41];[.AL$26];0):[.$C41]))*(1-1/4*[.$O$4]*[.$O$5])" office:value-type="float" office:value="-669460428.673034" calcext:value-type="float">
            <text:p>-669460428.673034</text:p>
          </table:table-cell>
          <table:table-cell table:formula="of:=([.$E40]*POWER(1+[.$O$6];[.AM$26])-SERIESSUM((1+[.$O$6])*(1+[.$O$8]);[.AM$26];-1;OFFSET([.$C41];[.AM$26];0):[.$C41]))*(1-1/4*[.$O$4]*[.$O$5])" office:value-type="float" office:value="-849001152.289952" calcext:value-type="float">
            <text:p>-849001152.289952</text:p>
          </table:table-cell>
          <table:table-cell table:formula="of:=([.$E40]*POWER(1+[.$O$6];[.AN$26])-SERIESSUM((1+[.$O$6])*(1+[.$O$8]);[.AN$26];-1;OFFSET([.$C41];[.AN$26];0):[.$C41]))*(1-1/4*[.$O$4]*[.$O$5])" office:value-type="float" office:value="-1062508226.97489" calcext:value-type="float">
            <text:p>-1062508226.97489</text:p>
          </table:table-cell>
          <table:table-cell table:formula="of:=([.$E40]*POWER(1+[.$O$6];[.AO$26])-SERIESSUM((1+[.$O$6])*(1+[.$O$8]);[.AO$26];-1;OFFSET([.$C41];[.AO$26];0):[.$C41]))*(1-1/4*[.$O$4]*[.$O$5])" office:value-type="float" office:value="-1315749202.1119" calcext:value-type="float">
            <text:p>-1315749202.1119</text:p>
          </table:table-cell>
          <table:table-cell table:formula="of:=([.$E40]*POWER(1+[.$O$6];[.AP$26])-SERIESSUM((1+[.$O$6])*(1+[.$O$8]);[.AP$26];-1;OFFSET([.$C41];[.AP$26];0):[.$C41]))*(1-1/4*[.$O$4]*[.$O$5])" office:value-type="float" office:value="-1615427648.58181" calcext:value-type="float">
            <text:p>-1615427648.58181</text:p>
          </table:table-cell>
          <table:table-cell table:formula="of:=([.$E40]*POWER(1+[.$O$6];[.AQ$26])-SERIESSUM((1+[.$O$6])*(1+[.$O$8]);[.AQ$26];-1;OFFSET([.$C41];[.AQ$26];0):[.$C41]))*(1-1/4*[.$O$4]*[.$O$5])" office:value-type="float" office:value="-1969331890.97213" calcext:value-type="float">
            <text:p>-1969331890.97213</text:p>
          </table:table-cell>
          <table:table-cell table:formula="of:=([.$E40]*POWER(1+[.$O$6];[.AR$26])-SERIESSUM((1+[.$O$6])*(1+[.$O$8]);[.AR$26];-1;OFFSET([.$C41];[.AR$26];0):[.$C41]))*(1-1/4*[.$O$4]*[.$O$5])" office:value-type="float" office:value="-2386507129.50007" calcext:value-type="float">
            <text:p>-2386507129.50007</text:p>
          </table:table-cell>
          <table:table-cell table:formula="of:=([.$E40]*POWER(1+[.$O$6];[.AS$26])-SERIESSUM((1+[.$O$6])*(1+[.$O$8]);[.AS$26];-1;OFFSET([.$C41];[.AS$26];0):[.$C41]))*(1-1/4*[.$O$4]*[.$O$5])" office:value-type="float" office:value="-2877454610.84637" calcext:value-type="float">
            <text:p>-2877454610.84637</text:p>
          </table:table-cell>
          <table:table-cell table:formula="of:=([.$E40]*POWER(1+[.$O$6];[.AT$26])-SERIESSUM((1+[.$O$6])*(1+[.$O$8]);[.AT$26];-1;OFFSET([.$C41];[.AT$26];0):[.$C41]))*(1-1/4*[.$O$4]*[.$O$5])" office:value-type="float" office:value="-3454362078.04984" calcext:value-type="float">
            <text:p>-3454362078.04984</text:p>
          </table:table-cell>
          <table:table-cell table:formula="of:=([.$E40]*POWER(1+[.$O$6];[.AU$26])-SERIESSUM((1+[.$O$6])*(1+[.$O$8]);[.AU$26];-1;OFFSET([.$C41];[.AU$26];0):[.$C41]))*(1-1/4*[.$O$4]*[.$O$5])" office:value-type="float" office:value="-4131370389.53064" calcext:value-type="float">
            <text:p>-4131370389.53064</text:p>
          </table:table-cell>
          <table:table-cell table:formula="of:=([.$E40]*POWER(1+[.$O$6];[.AV$26])-SERIESSUM((1+[.$O$6])*(1+[.$O$8]);[.AV$26];-1;OFFSET([.$C41];[.AV$26];0):[.$C41]))*(1-1/4*[.$O$4]*[.$O$5])" office:value-type="float" office:value="-4924881960.04874" calcext:value-type="float">
            <text:p>-4924881960.04874</text:p>
          </table:table-cell>
          <table:table-cell table:formula="of:=([.$E40]*POWER(1+[.$O$6];[.AW$26])-SERIESSUM((1+[.$O$6])*(1+[.$O$8]);[.AW$26];-1;OFFSET([.$C41];[.AW$26];0):[.$C41]))*(1-1/4*[.$O$4]*[.$O$5])" office:value-type="float" office:value="-5853917557.97204" calcext:value-type="float">
            <text:p>-5853917557.97204</text:p>
          </table:table-cell>
          <table:table-cell table:formula="of:=([.$E40]*POWER(1+[.$O$6];[.AX$26])-SERIESSUM((1+[.$O$6])*(1+[.$O$8]);[.AX$26];-1;OFFSET([.$C41];[.AX$26];0):[.$C41]))*(1-1/4*[.$O$4]*[.$O$5])" office:value-type="float" office:value="-6940529012.12737" calcext:value-type="float">
            <text:p>-6940529012.12737</text:p>
          </table:table-cell>
          <table:table-cell table:formula="of:=([.$E40]*POWER(1+[.$O$6];[.AY$26])-SERIESSUM((1+[.$O$6])*(1+[.$O$8]);[.AY$26];-1;OFFSET([.$C41];[.AY$26];0):[.$C41]))*(1-1/4*[.$O$4]*[.$O$5])" office:value-type="float" office:value="-8210276559.12007" calcext:value-type="float">
            <text:p>-8210276559.12007</text:p>
          </table:table-cell>
          <table:table-cell table:formula="of:=([.$E40]*POWER(1+[.$O$6];[.AZ$26])-SERIESSUM((1+[.$O$6])*(1+[.$O$8]);[.AZ$26];-1;OFFSET([.$C41];[.AZ$26];0):[.$C41]))*(1-1/4*[.$O$4]*[.$O$5])" office:value-type="float" office:value="-9692780923.04128" calcext:value-type="float">
            <text:p>-9692780923.04128</text:p>
          </table:table-cell>
          <table:table-cell table:formula="of:=([.$E40]*POWER(1+[.$O$6];[.BA$26])-SERIESSUM((1+[.$O$6])*(1+[.$O$8]);[.BA$26];-1;OFFSET([.$C41];[.BA$26];0):[.$C41]))*(1-1/4*[.$O$4]*[.$O$5])" office:value-type="float" office:value="-11422361792.4944" calcext:value-type="float">
            <text:p>-11422361792.4944</text:p>
          </table:table-cell>
          <table:table-cell table:formula="of:=([.$E40]*POWER(1+[.$O$6];[.BB$26])-SERIESSUM((1+[.$O$6])*(1+[.$O$8]);[.BB$26];-1;OFFSET([.$C41];[.BB$26];0):[.$C41]))*(1-1/4*[.$O$4]*[.$O$5])" office:value-type="float" office:value="-13438776177.8607" calcext:value-type="float">
            <text:p>-13438776177.8607</text:p>
          </table:table-cell>
          <table:table-cell table:formula="of:=([.$E40]*POWER(1+[.$O$6];[.BC$26])-SERIESSUM((1+[.$O$6])*(1+[.$O$8]);[.BC$26];-1;OFFSET([.$C41];[.BC$26];0):[.$C41]))*(1-1/4*[.$O$4]*[.$O$5])" office:value-type="float" office:value="-15788072232.8263" calcext:value-type="float">
            <text:p>-15788072232.8263</text:p>
          </table:table-cell>
          <table:table-cell table:formula="of:=([.$E40]*POWER(1+[.$O$6];[.BD$26])-SERIESSUM((1+[.$O$6])*(1+[.$O$8]);[.BD$26];-1;OFFSET([.$C41];[.BD$26];0):[.$C41]))*(1-1/4*[.$O$4]*[.$O$5])" office:value-type="float" office:value="-18523576552.4797" calcext:value-type="float">
            <text:p>-18523576552.4797</text:p>
          </table:table-cell>
          <table:table-cell table:formula="of:=([.$E40]*POWER(1+[.$O$6];[.BE$26])-SERIESSUM((1+[.$O$6])*(1+[.$O$8]);[.BE$26];-1;OFFSET([.$C41];[.BE$26];0):[.$C41]))*(1-1/4*[.$O$4]*[.$O$5])" office:value-type="float" office:value="-21707035766.6893" calcext:value-type="float">
            <text:p>-21707035766.6893</text:p>
          </table:table-cell>
          <table:table-cell table:formula="of:=([.$E40]*POWER(1+[.$O$6];[.BF$26])-SERIESSUM((1+[.$O$6])*(1+[.$O$8]);[.BF$26];-1;OFFSET([.$C41];[.BF$26];0):[.$C41]))*(1-1/4*[.$O$4]*[.$O$5])" office:value-type="float" office:value="-25409936490.8414" calcext:value-type="float">
            <text:p>-25409936490.8414</text:p>
          </table:table-cell>
          <table:table-cell table:formula="of:=([.$E40]*POWER(1+[.$O$6];[.BG$26])-SERIESSUM((1+[.$O$6])*(1+[.$O$8]);[.BG$26];-1;OFFSET([.$C41];[.BG$26];0):[.$C41]))*(1-1/4*[.$O$4]*[.$O$5])" office:value-type="float" office:value="-29715031444.3801" calcext:value-type="float">
            <text:p>-29715031444.3801</text:p>
          </table:table-cell>
          <table:table-cell table:formula="of:=([.$E40]*POWER(1+[.$O$6];[.BH$26])-SERIESSUM((1+[.$O$6])*(1+[.$O$8]);[.BH$26];-1;OFFSET([.$C41];[.BH$26];0):[.$C41]))*(1-1/4*[.$O$4]*[.$O$5])" office:value-type="float" office:value="-34718103879.5344" calcext:value-type="float">
            <text:p>-34718103879.5344</text:p>
          </table:table-cell>
          <table:table-cell table:formula="of:=([.$E40]*POWER(1+[.$O$6];[.BI$26])-SERIESSUM((1+[.$O$6])*(1+[.$O$8]);[.BI$26];-1;OFFSET([.$C41];[.BI$26];0):[.$C41]))*(1-1/4*[.$O$4]*[.$O$5])" office:value-type="float" office:value="-40530007468.9914" calcext:value-type="float">
            <text:p>-40530007468.9914</text:p>
          </table:table-cell>
          <table:table-cell table:formula="of:=([.$E40]*POWER(1+[.$O$6];[.BJ$26])-SERIESSUM((1+[.$O$6])*(1+[.$O$8]);[.BJ$26];-1;OFFSET([.$C41];[.BJ$26];0):[.$C41]))*(1-1/4*[.$O$4]*[.$O$5])" office:value-type="float" office:value="-47279024587.0321" calcext:value-type="float">
            <text:p>-47279024587.0321</text:p>
          </table:table-cell>
          <table:table-cell table:formula="of:=([.$E40]*POWER(1+[.$O$6];[.BK$26])-SERIESSUM((1+[.$O$6])*(1+[.$O$8]);[.BK$26];-1;OFFSET([.$C41];[.BK$26];0):[.$C41]))*(1-1/4*[.$O$4]*[.$O$5])" office:value-type="float" office:value="-55113592605.1091" calcext:value-type="float">
            <text:p>-55113592605.1091</text:p>
          </table:table-cell>
          <table:table-cell table:formula="of:=([.$E40]*POWER(1+[.$O$6];[.BL$26])-SERIESSUM((1+[.$O$6])*(1+[.$O$8]);[.BL$26];-1;OFFSET([.$C41];[.BL$26];0):[.$C41]))*(1-1/4*[.$O$4]*[.$O$5])" office:value-type="float" office:value="-64205455550.1858" calcext:value-type="float">
            <text:p>-64205455550.1858</text:p>
          </table:table-cell>
          <table:table-cell table:formula="of:=([.$E40]*POWER(1+[.$O$6];[.BM$26])-SERIESSUM((1+[.$O$6])*(1+[.$O$8]);[.BM$26];-1;OFFSET([.$C41];[.BM$26];0):[.$C41]))*(1-1/4*[.$O$4]*[.$O$5])" office:value-type="float" office:value="-74753307404.374" calcext:value-type="float">
            <text:p>-74753307404.374</text:p>
          </table:table-cell>
          <table:table-cell table:formula="of:=([.$E40]*POWER(1+[.$O$6];[.BN$26])-SERIESSUM((1+[.$O$6])*(1+[.$O$8]);[.BN$26];-1;OFFSET([.$C41];[.BN$26];0):[.$C41]))*(1-1/4*[.$O$4]*[.$O$5])" office:value-type="float" office:value="-86987003644.7203" calcext:value-type="float">
            <text:p>-86987003644.7203</text:p>
          </table:table-cell>
          <table:table-cell table:formula="of:=([.$E40]*POWER(1+[.$O$6];[.BO$26])-SERIESSUM((1+[.$O$6])*(1+[.$O$8]);[.BO$26];-1;OFFSET([.$C41];[.BO$26];0):[.$C41]))*(1-1/4*[.$O$4]*[.$O$5])" office:value-type="float" office:value="-101172429548.723" calcext:value-type="float">
            <text:p>-101172429548.723</text:p>
          </table:table-cell>
          <table:table-cell table:formula="of:=([.$E40]*POWER(1+[.$O$6];[.BP$26])-SERIESSUM((1+[.$O$6])*(1+[.$O$8]);[.BP$26];-1;OFFSET([.$C41];[.BP$26];0):[.$C41]))*(1-1/4*[.$O$4]*[.$O$5])" office:value-type="float" office:value="-117617127574.338" calcext:value-type="float">
            <text:p>-117617127574.338</text:p>
          </table:table-cell>
          <table:table-cell table:formula="of:=([.$E40]*POWER(1+[.$O$6];[.BQ$26])-SERIESSUM((1+[.$O$6])*(1+[.$O$8]);[.BQ$26];-1;OFFSET([.$C41];[.BQ$26];0):[.$C41]))*(1-1/4*[.$O$4]*[.$O$5])" office:value-type="float" office:value="-136676802051.767" calcext:value-type="float">
            <text:p>-136676802051.767</text:p>
          </table:table-cell>
          <table:table-cell table:formula="of:=([.$E40]*POWER(1+[.$O$6];[.BR$26])-SERIESSUM((1+[.$O$6])*(1+[.$O$8]);[.BR$26];-1;OFFSET([.$C41];[.BR$26];0):[.$C41]))*(1-1/4*[.$O$4]*[.$O$5])" office:value-type="float" office:value="-158762837832.032" calcext:value-type="float">
            <text:p>-158762837832.032</text:p>
          </table:table-cell>
          <table:table-cell table:formula="of:=([.$E40]*POWER(1+[.$O$6];[.BS$26])-SERIESSUM((1+[.$O$6])*(1+[.$O$8]);[.BS$26];-1;OFFSET([.$C41];[.BS$26];0):[.$C41]))*(1-1/4*[.$O$4]*[.$O$5])" office:value-type="float" office:value="-184350990810.187" calcext:value-type="float">
            <text:p>-184350990810.187</text:p>
          </table:table-cell>
          <table:table-cell table:formula="of:=([.$E40]*POWER(1+[.$O$6];[.BT$26])-SERIESSUM((1+[.$O$6])*(1+[.$O$8]);[.BT$26];-1;OFFSET([.$C41];[.BT$26];0):[.$C41]))*(1-1/4*[.$O$4]*[.$O$5])" office:value-type="float" office:value="-213991432824.662" calcext:value-type="float">
            <text:p>-213991432824.662</text:p>
          </table:table-cell>
          <table:table-cell table:formula="of:=([.$E40]*POWER(1+[.$O$6];[.BU$26])-SERIESSUM((1+[.$O$6])*(1+[.$O$8]);[.BU$26];-1;OFFSET([.$C41];[.BU$26];0):[.$C41]))*(1-1/4*[.$O$4]*[.$O$5])" office:value-type="float" office:value="-248320361844.142" calcext:value-type="float">
            <text:p>-248320361844.142</text:p>
          </table:table-cell>
          <table:table-cell table:formula="of:=([.$E40]*POWER(1+[.$O$6];[.BV$26])-SERIESSUM((1+[.$O$6])*(1+[.$O$8]);[.BV$26];-1;OFFSET([.$C41];[.BV$26];0):[.$C41]))*(1-1/4*[.$O$4]*[.$O$5])" office:value-type="float" office:value="-288073421184.811" calcext:value-type="float">
            <text:p>-288073421184.811</text:p>
          </table:table-cell>
          <table:table-cell table:formula="of:=([.$E40]*POWER(1+[.$O$6];[.BW$26])-SERIESSUM((1+[.$O$6])*(1+[.$O$8]);[.BW$26];-1;OFFSET([.$C41];[.BW$26];0):[.$C41]))*(1-1/4*[.$O$4]*[.$O$5])" office:value-type="float" office:value="-334101209441.905" calcext:value-type="float">
            <text:p>-334101209441.905</text:p>
          </table:table-cell>
          <table:table-cell table:formula="of:=([.$E40]*POWER(1+[.$O$6];[.BX$26])-SERIESSUM((1+[.$O$6])*(1+[.$O$8]);[.BX$26];-1;OFFSET([.$C41];[.BX$26];0):[.$C41]))*(1-1/4*[.$O$4]*[.$O$5])" office:value-type="float" office:value="-387387206665.462" calcext:value-type="float">
            <text:p>-387387206665.462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$E41]-[.$C42]" office:value-type="float" office:value="124320397.938875" calcext:value-type="float">
            <text:p>124320397.938875</text:p>
          </table:table-cell>
          <table:table-cell table:formula="of:=([.$E41]*POWER(1+[.$O$6];[.K$26])-SERIESSUM((1+[.$O$6])*(1+[.$O$8]);[.K$26];-1;OFFSET([.$C42];[.K$26];0):[.$C42]))*(1-1/4*[.$O$4]*[.$O$5])" office:value-type="float" office:value="130822745.472883" calcext:value-type="float">
            <text:p>130822745.472883</text:p>
          </table:table-cell>
          <table:table-cell table:formula="of:=([.$E41]*POWER(1+[.$O$6];[.L$26])-SERIESSUM((1+[.$O$6])*(1+[.$O$8]);[.L$26];-1;OFFSET([.$C42];[.L$26];0):[.$C42]))*(1-1/4*[.$O$4]*[.$O$5])" office:value-type="float" office:value="137644087.240469" calcext:value-type="float">
            <text:p>137644087.240469</text:p>
          </table:table-cell>
          <table:table-cell table:formula="of:=([.$E41]*POWER(1+[.$O$6];[.M$26])-SERIESSUM((1+[.$O$6])*(1+[.$O$8]);[.M$26];-1;OFFSET([.$C42];[.M$26];0):[.$C42]))*(1-1/4*[.$O$4]*[.$O$5])" office:value-type="float" office:value="144475830.680864" calcext:value-type="float">
            <text:p>144475830.680864</text:p>
          </table:table-cell>
          <table:table-cell table:formula="of:=([.$E41]*POWER(1+[.$O$6];[.N$26])-SERIESSUM((1+[.$O$6])*(1+[.$O$8]);[.N$26];-1;OFFSET([.$C42];[.N$26];0):[.$C42]))*(1-1/4*[.$O$4]*[.$O$5])" office:value-type="float" office:value="151237738.622018" calcext:value-type="float">
            <text:p>151237738.622018</text:p>
          </table:table-cell>
          <table:table-cell table:formula="of:=([.$E41]*POWER(1+[.$O$6];[.O$26])-SERIESSUM((1+[.$O$6])*(1+[.$O$8]);[.O$26];-1;OFFSET([.$C42];[.O$26];0):[.$C42]))*(1-1/4*[.$O$4]*[.$O$5])" office:value-type="float" office:value="157830696.232057" calcext:value-type="float">
            <text:p>157830696.232057</text:p>
          </table:table-cell>
          <table:table-cell table:formula="of:=([.$E41]*POWER(1+[.$O$6];[.P$26])-SERIESSUM((1+[.$O$6])*(1+[.$O$8]);[.P$26];-1;OFFSET([.$C42];[.P$26];0):[.$C42]))*(1-1/4*[.$O$4]*[.$O$5])" office:value-type="float" office:value="164133273.133797" calcext:value-type="float">
            <text:p>164133273.133797</text:p>
          </table:table-cell>
          <table:table-cell table:formula="of:=([.$E41]*POWER(1+[.$O$6];[.Q$26])-SERIESSUM((1+[.$O$6])*(1+[.$O$8]);[.Q$26];-1;OFFSET([.$C42];[.Q$26];0):[.$C42]))*(1-1/4*[.$O$4]*[.$O$5])" office:value-type="float" office:value="169997711.305473" calcext:value-type="float">
            <text:p>169997711.305473</text:p>
          </table:table-cell>
          <table:table-cell table:formula="of:=([.$E41]*POWER(1+[.$O$6];[.R$26])-SERIESSUM((1+[.$O$6])*(1+[.$O$8]);[.R$26];-1;OFFSET([.$C42];[.R$26];0):[.$C42]))*(1-1/4*[.$O$4]*[.$O$5])" office:value-type="float" office:value="175245246.331109" calcext:value-type="float">
            <text:p>175245246.331109</text:p>
          </table:table-cell>
          <table:table-cell table:formula="of:=([.$E41]*POWER(1+[.$O$6];[.S$26])-SERIESSUM((1+[.$O$6])*(1+[.$O$8]);[.S$26];-1;OFFSET([.$C42];[.S$26];0):[.$C42]))*(1-1/4*[.$O$4]*[.$O$5])" office:value-type="float" office:value="179660654.937466" calcext:value-type="float">
            <text:p>179660654.937466</text:p>
          </table:table-cell>
          <table:table-cell table:formula="of:=([.$E41]*POWER(1+[.$O$6];[.T$26])-SERIESSUM((1+[.$O$6])*(1+[.$O$8]);[.T$26];-1;OFFSET([.$C42];[.T$26];0):[.$C42]))*(1-1/4*[.$O$4]*[.$O$5])" office:value-type="float" office:value="182985904.832892" calcext:value-type="float">
            <text:p>182985904.832892</text:p>
          </table:table-cell>
          <table:table-cell table:formula="of:=([.$E41]*POWER(1+[.$O$6];[.U$26])-SERIESSUM((1+[.$O$6])*(1+[.$O$8]);[.U$26];-1;OFFSET([.$C42];[.U$26];0):[.$C42]))*(1-1/4*[.$O$4]*[.$O$5])" office:value-type="float" office:value="184912763.288104" calcext:value-type="float">
            <text:p>184912763.288104</text:p>
          </table:table-cell>
          <table:table-cell table:formula="of:=([.$E41]*POWER(1+[.$O$6];[.V$26])-SERIESSUM((1+[.$O$6])*(1+[.$O$8]);[.V$26];-1;OFFSET([.$C42];[.V$26];0):[.$C42]))*(1-1/4*[.$O$4]*[.$O$5])" office:value-type="float" office:value="185074198.255283" calcext:value-type="float">
            <text:p>185074198.255283</text:p>
          </table:table-cell>
          <table:table-cell table:formula="of:=([.$E41]*POWER(1+[.$O$6];[.W$26])-SERIESSUM((1+[.$O$6])*(1+[.$O$8]);[.W$26];-1;OFFSET([.$C42];[.W$26];0):[.$C42]))*(1-1/4*[.$O$4]*[.$O$5])" office:value-type="float" office:value="183034379.630828" calcext:value-type="float">
            <text:p>183034379.630828</text:p>
          </table:table-cell>
          <table:table-cell table:formula="of:=([.$E41]*POWER(1+[.$O$6];[.X$26])-SERIESSUM((1+[.$O$6])*(1+[.$O$8]);[.X$26];-1;OFFSET([.$C42];[.X$26];0):[.$C42]))*(1-1/4*[.$O$4]*[.$O$5])" office:value-type="float" office:value="178277057.974605" calcext:value-type="float">
            <text:p>178277057.974605</text:p>
          </table:table-cell>
          <table:table-cell table:formula="of:=([.$E41]*POWER(1+[.$O$6];[.Y$26])-SERIESSUM((1+[.$O$6])*(1+[.$O$8]);[.Y$26];-1;OFFSET([.$C42];[.Y$26];0):[.$C42]))*(1-1/4*[.$O$4]*[.$O$5])" office:value-type="float" office:value="170192062.964489" calcext:value-type="float">
            <text:p>170192062.964489</text:p>
          </table:table-cell>
          <table:table-cell table:formula="of:=([.$E41]*POWER(1+[.$O$6];[.Z$26])-SERIESSUM((1+[.$O$6])*(1+[.$O$8]);[.Z$26];-1;OFFSET([.$C42];[.Z$26];0):[.$C42]))*(1-1/4*[.$O$4]*[.$O$5])" office:value-type="float" office:value="158059623.349296" calcext:value-type="float">
            <text:p>158059623.349296</text:p>
          </table:table-cell>
          <table:table-cell table:formula="of:=([.$E41]*POWER(1+[.$O$6];[.AA$26])-SERIESSUM((1+[.$O$6])*(1+[.$O$8]);[.AA$26];-1;OFFSET([.$C42];[.AA$26];0):[.$C42]))*(1-1/4*[.$O$4]*[.$O$5])" office:value-type="float" office:value="141032163.310544" calcext:value-type="float">
            <text:p>141032163.310544</text:p>
          </table:table-cell>
          <table:table-cell table:formula="of:=([.$E41]*POWER(1+[.$O$6];[.AB$26])-SERIESSUM((1+[.$O$6])*(1+[.$O$8]);[.AB$26];-1;OFFSET([.$C42];[.AB$26];0):[.$C42]))*(1-1/4*[.$O$4]*[.$O$5])" office:value-type="float" office:value="118113175.965242" calcext:value-type="float">
            <text:p>118113175.965242</text:p>
          </table:table-cell>
          <table:table-cell table:formula="of:=([.$E41]*POWER(1+[.$O$6];[.AC$26])-SERIESSUM((1+[.$O$6])*(1+[.$O$8]);[.AC$26];-1;OFFSET([.$C42];[.AC$26];0):[.$C42]))*(1-1/4*[.$O$4]*[.$O$5])" office:value-type="float" office:value="88132712.0954316" calcext:value-type="float">
            <text:p>88132712.0954316</text:p>
          </table:table-cell>
          <table:table-cell table:formula="of:=([.$E41]*POWER(1+[.$O$6];[.AD$26])-SERIESSUM((1+[.$O$6])*(1+[.$O$8]);[.AD$26];-1;OFFSET([.$C42];[.AD$26];0):[.$C42]))*(1-1/4*[.$O$4]*[.$O$5])" office:value-type="float" office:value="49718949.7548182" calcext:value-type="float">
            <text:p>49718949.7548182</text:p>
          </table:table-cell>
          <table:table-cell table:formula="of:=([.$E41]*POWER(1+[.$O$6];[.AE$26])-SERIESSUM((1+[.$O$6])*(1+[.$O$8]);[.AE$26];-1;OFFSET([.$C42];[.AE$26];0):[.$C42]))*(1-1/4*[.$O$4]*[.$O$5])" office:value-type="float" office:value="1265226.6521256" calcext:value-type="float">
            <text:p>1265226.6521256</text:p>
          </table:table-cell>
          <table:table-cell table:formula="of:=([.$E41]*POWER(1+[.$O$6];[.AF$26])-SERIESSUM((1+[.$O$6])*(1+[.$O$8]);[.AF$26];-1;OFFSET([.$C42];[.AF$26];0):[.$C42]))*(1-1/4*[.$O$4]*[.$O$5])" office:value-type="float" office:value="-46812223.1822682" calcext:value-type="float">
            <text:p>-46812223.1822682</text:p>
          </table:table-cell>
          <table:table-cell table:formula="of:=([.$E41]*POWER(1+[.$O$6];[.AG$26])-SERIESSUM((1+[.$O$6])*(1+[.$O$8]);[.AG$26];-1;OFFSET([.$C42];[.AG$26];0):[.$C42]))*(1-1/4*[.$O$4]*[.$O$5])" office:value-type="float" office:value="-106232469.73901" calcext:value-type="float">
            <text:p>-106232469.73901</text:p>
          </table:table-cell>
          <table:table-cell table:formula="of:=([.$E41]*POWER(1+[.$O$6];[.AH$26])-SERIESSUM((1+[.$O$6])*(1+[.$O$8]);[.AH$26];-1;OFFSET([.$C42];[.AH$26];0):[.$C42]))*(1-1/4*[.$O$4]*[.$O$5])" office:value-type="float" office:value="-179069407.830348" calcext:value-type="float">
            <text:p>-179069407.830348</text:p>
          </table:table-cell>
          <table:table-cell table:formula="of:=([.$E41]*POWER(1+[.$O$6];[.AI$26])-SERIESSUM((1+[.$O$6])*(1+[.$O$8]);[.AI$26];-1;OFFSET([.$C42];[.AI$26];0):[.$C42]))*(1-1/4*[.$O$4]*[.$O$5])" office:value-type="float" office:value="-267744346.752694" calcext:value-type="float">
            <text:p>-267744346.752694</text:p>
          </table:table-cell>
          <table:table-cell table:formula="of:=([.$E41]*POWER(1+[.$O$6];[.AJ$26])-SERIESSUM((1+[.$O$6])*(1+[.$O$8]);[.AJ$26];-1;OFFSET([.$C42];[.AJ$26];0):[.$C42]))*(1-1/4*[.$O$4]*[.$O$5])" office:value-type="float" office:value="-375082045.296473" calcext:value-type="float">
            <text:p>-375082045.296473</text:p>
          </table:table-cell>
          <table:table-cell table:formula="of:=([.$E41]*POWER(1+[.$O$6];[.AK$26])-SERIESSUM((1+[.$O$6])*(1+[.$O$8]);[.AK$26];-1;OFFSET([.$C42];[.AK$26];0):[.$C42]))*(1-1/4*[.$O$4]*[.$O$5])" office:value-type="float" office:value="-504375623.988789" calcext:value-type="float">
            <text:p>-504375623.988789</text:p>
          </table:table-cell>
          <table:table-cell table:formula="of:=([.$E41]*POWER(1+[.$O$6];[.AL$26])-SERIESSUM((1+[.$O$6])*(1+[.$O$8]);[.AL$26];-1;OFFSET([.$C42];[.AL$26];0):[.$C42]))*(1-1/4*[.$O$4]*[.$O$5])" office:value-type="float" office:value="-659461748.521163" calcext:value-type="float">
            <text:p>-659461748.521163</text:p>
          </table:table-cell>
          <table:table-cell table:formula="of:=([.$E41]*POWER(1+[.$O$6];[.AM$26])-SERIESSUM((1+[.$O$6])*(1+[.$O$8]);[.AM$26];-1;OFFSET([.$C42];[.AM$26];0):[.$C42]))*(1-1/4*[.$O$4]*[.$O$5])" office:value-type="float" office:value="-844807696.225952" calcext:value-type="float">
            <text:p>-844807696.225952</text:p>
          </table:table-cell>
          <table:table-cell table:formula="of:=([.$E41]*POWER(1+[.$O$6];[.AN$26])-SERIESSUM((1+[.$O$6])*(1+[.$O$8]);[.AN$26];-1;OFFSET([.$C42];[.AN$26];0):[.$C42]))*(1-1/4*[.$O$4]*[.$O$5])" office:value-type="float" office:value="-1065612169.3644" calcext:value-type="float">
            <text:p>-1065612169.3644</text:p>
          </table:table-cell>
          <table:table-cell table:formula="of:=([.$E41]*POWER(1+[.$O$6];[.AO$26])-SERIESSUM((1+[.$O$6])*(1+[.$O$8]);[.AO$26];-1;OFFSET([.$C42];[.AO$26];0):[.$C42]))*(1-1/4*[.$O$4]*[.$O$5])" office:value-type="float" office:value="-1327922010.17164" calcext:value-type="float">
            <text:p>-1327922010.17164</text:p>
          </table:table-cell>
          <table:table-cell table:formula="of:=([.$E41]*POWER(1+[.$O$6];[.AP$26])-SERIESSUM((1+[.$O$6])*(1+[.$O$8]);[.AP$26];-1;OFFSET([.$C42];[.AP$26];0):[.$C42]))*(1-1/4*[.$O$4]*[.$O$5])" office:value-type="float" office:value="-1638767309.18882" calcext:value-type="float">
            <text:p>-1638767309.18882</text:p>
          </table:table-cell>
          <table:table-cell table:formula="of:=([.$E41]*POWER(1+[.$O$6];[.AQ$26])-SERIESSUM((1+[.$O$6])*(1+[.$O$8]);[.AQ$26];-1;OFFSET([.$C42];[.AQ$26];0):[.$C42]))*(1-1/4*[.$O$4]*[.$O$5])" office:value-type="float" office:value="-2006317787.47184" calcext:value-type="float">
            <text:p>-2006317787.47184</text:p>
          </table:table-cell>
          <table:table-cell table:formula="of:=([.$E41]*POWER(1+[.$O$6];[.AR$26])-SERIESSUM((1+[.$O$6])*(1+[.$O$8]);[.AR$26];-1;OFFSET([.$C42];[.AR$26];0):[.$C42]))*(1-1/4*[.$O$4]*[.$O$5])" office:value-type="float" office:value="-2440063782.97355" calcext:value-type="float">
            <text:p>-2440063782.97355</text:p>
          </table:table-cell>
          <table:table-cell table:formula="of:=([.$E41]*POWER(1+[.$O$6];[.AS$26])-SERIESSUM((1+[.$O$6])*(1+[.$O$8]);[.AS$26];-1;OFFSET([.$C42];[.AS$26];0):[.$C42]))*(1-1/4*[.$O$4]*[.$O$5])" office:value-type="float" office:value="-2951025691.19701" calcext:value-type="float">
            <text:p>-2951025691.19701</text:p>
          </table:table-cell>
          <table:table-cell table:formula="of:=([.$E41]*POWER(1+[.$O$6];[.AT$26])-SERIESSUM((1+[.$O$6])*(1+[.$O$8]);[.AT$26];-1;OFFSET([.$C42];[.AT$26];0):[.$C42]))*(1-1/4*[.$O$4]*[.$O$5])" office:value-type="float" office:value="-3551996311.02747" calcext:value-type="float">
            <text:p>-3551996311.02747</text:p>
          </table:table-cell>
          <table:table-cell table:formula="of:=([.$E41]*POWER(1+[.$O$6];[.AU$26])-SERIESSUM((1+[.$O$6])*(1+[.$O$8]);[.AU$26];-1;OFFSET([.$C42];[.AU$26];0):[.$C42]))*(1-1/4*[.$O$4]*[.$O$5])" office:value-type="float" office:value="-4257821241.08596" calcext:value-type="float">
            <text:p>-4257821241.08596</text:p>
          </table:table-cell>
          <table:table-cell table:formula="of:=([.$E41]*POWER(1+[.$O$6];[.AV$26])-SERIESSUM((1+[.$O$6])*(1+[.$O$8]);[.AV$26];-1;OFFSET([.$C42];[.AV$26];0):[.$C42]))*(1-1/4*[.$O$4]*[.$O$5])" office:value-type="float" office:value="-5085723274.58656" calcext:value-type="float">
            <text:p>-5085723274.58656</text:p>
          </table:table-cell>
          <table:table-cell table:formula="of:=([.$E41]*POWER(1+[.$O$6];[.AW$26])-SERIESSUM((1+[.$O$6])*(1+[.$O$8]);[.AW$26];-1;OFFSET([.$C42];[.AW$26];0):[.$C42]))*(1-1/4*[.$O$4]*[.$O$5])" office:value-type="float" office:value="-6055677668.37086" calcext:value-type="float">
            <text:p>-6055677668.37086</text:p>
          </table:table-cell>
          <table:table-cell table:formula="of:=([.$E41]*POWER(1+[.$O$6];[.AX$26])-SERIESSUM((1+[.$O$6])*(1+[.$O$8]);[.AX$26];-1;OFFSET([.$C42];[.AX$26];0):[.$C42]))*(1-1/4*[.$O$4]*[.$O$5])" office:value-type="float" office:value="-7190846234.00871" calcext:value-type="float">
            <text:p>-7190846234.00871</text:p>
          </table:table-cell>
          <table:table-cell table:formula="of:=([.$E41]*POWER(1+[.$O$6];[.AY$26])-SERIESSUM((1+[.$O$6])*(1+[.$O$8]);[.AY$26];-1;OFFSET([.$C42];[.AY$26];0):[.$C42]))*(1-1/4*[.$O$4]*[.$O$5])" office:value-type="float" office:value="-8518079438.09493" calcext:value-type="float">
            <text:p>-8518079438.09493</text:p>
          </table:table-cell>
          <table:table-cell table:formula="of:=([.$E41]*POWER(1+[.$O$6];[.AZ$26])-SERIESSUM((1+[.$O$6])*(1+[.$O$8]);[.AZ$26];-1;OFFSET([.$C42];[.AZ$26];0):[.$C42]))*(1-1/4*[.$O$4]*[.$O$5])" office:value-type="float" office:value="-10068497131.1429" calcext:value-type="float">
            <text:p>-10068497131.1429</text:p>
          </table:table-cell>
          <table:table-cell table:formula="of:=([.$E41]*POWER(1+[.$O$6];[.BA$26])-SERIESSUM((1+[.$O$6])*(1+[.$O$8]);[.BA$26];-1;OFFSET([.$C42];[.BA$26];0):[.$C42]))*(1-1/4*[.$O$4]*[.$O$5])" office:value-type="float" office:value="-11878160179.8276" calcext:value-type="float">
            <text:p>-11878160179.8276</text:p>
          </table:table-cell>
          <table:table-cell table:formula="of:=([.$E41]*POWER(1+[.$O$6];[.BB$26])-SERIESSUM((1+[.$O$6])*(1+[.$O$8]);[.BB$26];-1;OFFSET([.$C42];[.BB$26];0):[.$C42]))*(1-1/4*[.$O$4]*[.$O$5])" office:value-type="float" office:value="-13988847190.494" calcext:value-type="float">
            <text:p>-13988847190.494</text:p>
          </table:table-cell>
          <table:table-cell table:formula="of:=([.$E41]*POWER(1+[.$O$6];[.BC$26])-SERIESSUM((1+[.$O$6])*(1+[.$O$8]);[.BC$26];-1;OFFSET([.$C42];[.BC$26];0):[.$C42]))*(1-1/4*[.$O$4]*[.$O$5])" office:value-type="float" office:value="-16448952722.9549" calcext:value-type="float">
            <text:p>-16448952722.9549</text:p>
          </table:table-cell>
          <table:table-cell table:formula="of:=([.$E41]*POWER(1+[.$O$6];[.BD$26])-SERIESSUM((1+[.$O$6])*(1+[.$O$8]);[.BD$26];-1;OFFSET([.$C42];[.BD$26];0):[.$C42]))*(1-1/4*[.$O$4]*[.$O$5])" office:value-type="float" office:value="-19314525949.0362" calcext:value-type="float">
            <text:p>-19314525949.0362</text:p>
          </table:table-cell>
          <table:table-cell table:formula="of:=([.$E41]*POWER(1+[.$O$6];[.BE$26])-SERIESSUM((1+[.$O$6])*(1+[.$O$8]);[.BE$26];-1;OFFSET([.$C42];[.BE$26];0):[.$C42]))*(1-1/4*[.$O$4]*[.$O$5])" office:value-type="float" office:value="-22650471663.687" calcext:value-type="float">
            <text:p>-22650471663.687</text:p>
          </table:table-cell>
          <table:table-cell table:formula="of:=([.$E41]*POWER(1+[.$O$6];[.BF$26])-SERIESSUM((1+[.$O$6])*(1+[.$O$8]);[.BF$26];-1;OFFSET([.$C42];[.BF$26];0):[.$C42]))*(1-1/4*[.$O$4]*[.$O$5])" office:value-type="float" office:value="-26531938969.6959" calcext:value-type="float">
            <text:p>-26531938969.6959</text:p>
          </table:table-cell>
          <table:table-cell table:formula="of:=([.$E41]*POWER(1+[.$O$6];[.BG$26])-SERIESSUM((1+[.$O$6])*(1+[.$O$8]);[.BG$26];-1;OFFSET([.$C42];[.BG$26];0):[.$C42]))*(1-1/4*[.$O$4]*[.$O$5])" office:value-type="float" office:value="-31045926901.731" calcext:value-type="float">
            <text:p>-31045926901.731</text:p>
          </table:table-cell>
          <table:table-cell table:formula="of:=([.$E41]*POWER(1+[.$O$6];[.BH$26])-SERIESSUM((1+[.$O$6])*(1+[.$O$8]);[.BH$26];-1;OFFSET([.$C42];[.BH$26];0):[.$C42]))*(1-1/4*[.$O$4]*[.$O$5])" office:value-type="float" office:value="-36293140814.2587" calcext:value-type="float">
            <text:p>-36293140814.2587</text:p>
          </table:table-cell>
          <table:table-cell table:formula="of:=([.$E41]*POWER(1+[.$O$6];[.BI$26])-SERIESSUM((1+[.$O$6])*(1+[.$O$8]);[.BI$26];-1;OFFSET([.$C42];[.BI$26];0):[.$C42]))*(1-1/4*[.$O$4]*[.$O$5])" office:value-type="float" office:value="-42390138626.5052" calcext:value-type="float">
            <text:p>-42390138626.5052</text:p>
          </table:table-cell>
          <table:table-cell table:formula="of:=([.$E41]*POWER(1+[.$O$6];[.BJ$26])-SERIESSUM((1+[.$O$6])*(1+[.$O$8]);[.BJ$26];-1;OFFSET([.$C42];[.BJ$26];0):[.$C42]))*(1-1/4*[.$O$4]*[.$O$5])" office:value-type="float" office:value="-49471812106.4611" calcext:value-type="float">
            <text:p>-49471812106.4611</text:p>
          </table:table-cell>
          <table:table-cell table:formula="of:=([.$E41]*POWER(1+[.$O$6];[.BK$26])-SERIESSUM((1+[.$O$6])*(1+[.$O$8]);[.BK$26];-1;OFFSET([.$C42];[.BK$26];0):[.$C42]))*(1-1/4*[.$O$4]*[.$O$5])" office:value-type="float" office:value="-57694255412.6719" calcext:value-type="float">
            <text:p>-57694255412.6719</text:p>
          </table:table-cell>
          <table:table-cell table:formula="of:=([.$E41]*POWER(1+[.$O$6];[.BL$26])-SERIESSUM((1+[.$O$6])*(1+[.$O$8]);[.BL$26];-1;OFFSET([.$C42];[.BL$26];0):[.$C42]))*(1-1/4*[.$O$4]*[.$O$5])" office:value-type="float" office:value="-67238081244.7247" calcext:value-type="float">
            <text:p>-67238081244.7247</text:p>
          </table:table-cell>
          <table:table-cell table:formula="of:=([.$E41]*POWER(1+[.$O$6];[.BM$26])-SERIESSUM((1+[.$O$6])*(1+[.$O$8]);[.BM$26];-1;OFFSET([.$C42];[.BM$26];0):[.$C42]))*(1-1/4*[.$O$4]*[.$O$5])" office:value-type="float" office:value="-78312254351.4323" calcext:value-type="float">
            <text:p>-78312254351.4323</text:p>
          </table:table-cell>
          <table:table-cell table:formula="of:=([.$E41]*POWER(1+[.$O$6];[.BN$26])-SERIESSUM((1+[.$O$6])*(1+[.$O$8]);[.BN$26];-1;OFFSET([.$C42];[.BN$26];0):[.$C42]))*(1-1/4*[.$O$4]*[.$O$5])" office:value-type="float" office:value="-91158523006.7457" calcext:value-type="float">
            <text:p>-91158523006.7457</text:p>
          </table:table-cell>
          <table:table-cell table:formula="of:=([.$E41]*POWER(1+[.$O$6];[.BO$26])-SERIESSUM((1+[.$O$6])*(1+[.$O$8]);[.BO$26];-1;OFFSET([.$C42];[.BO$26];0):[.$C42]))*(1-1/4*[.$O$4]*[.$O$5])" office:value-type="float" office:value="-106056541615.084" calcext:value-type="float">
            <text:p>-106056541615.084</text:p>
          </table:table-cell>
          <table:table-cell table:formula="of:=([.$E41]*POWER(1+[.$O$6];[.BP$26])-SERIESSUM((1+[.$O$6])*(1+[.$O$8]);[.BP$26];-1;OFFSET([.$C42];[.BP$26];0):[.$C42]))*(1-1/4*[.$O$4]*[.$O$5])" office:value-type="float" office:value="-123329792113.16" calcext:value-type="float">
            <text:p>-123329792113.16</text:p>
          </table:table-cell>
          <table:table-cell table:formula="of:=([.$E41]*POWER(1+[.$O$6];[.BQ$26])-SERIESSUM((1+[.$O$6])*(1+[.$O$8]);[.BQ$26];-1;OFFSET([.$C42];[.BQ$26];0):[.$C42]))*(1-1/4*[.$O$4]*[.$O$5])" office:value-type="float" office:value="-143352428598.557" calcext:value-type="float">
            <text:p>-143352428598.557</text:p>
          </table:table-cell>
          <table:table-cell table:formula="of:=([.$E41]*POWER(1+[.$O$6];[.BR$26])-SERIESSUM((1+[.$O$6])*(1+[.$O$8]);[.BR$26];-1;OFFSET([.$C42];[.BR$26];0):[.$C42]))*(1-1/4*[.$O$4]*[.$O$5])" office:value-type="float" office:value="-166557188987.689" calcext:value-type="float">
            <text:p>-166557188987.689</text:p>
          </table:table-cell>
          <table:table-cell table:formula="of:=([.$E41]*POWER(1+[.$O$6];[.BS$26])-SERIESSUM((1+[.$O$6])*(1+[.$O$8]);[.BS$26];-1;OFFSET([.$C42];[.BS$26];0):[.$C42]))*(1-1/4*[.$O$4]*[.$O$5])" office:value-type="float" office:value="-193444539893.306" calcext:value-type="float">
            <text:p>-193444539893.306</text:p>
          </table:table-cell>
          <table:table-cell table:formula="of:=([.$E41]*POWER(1+[.$O$6];[.BT$26])-SERIESSUM((1+[.$O$6])*(1+[.$O$8]);[.BT$26];-1;OFFSET([.$C42];[.BT$26];0):[.$C42]))*(1-1/4*[.$O$4]*[.$O$5])" office:value-type="float" office:value="-224593246783.768" calcext:value-type="float">
            <text:p>-224593246783.768</text:p>
          </table:table-cell>
          <table:table-cell table:formula="of:=([.$E41]*POWER(1+[.$O$6];[.BU$26])-SERIESSUM((1+[.$O$6])*(1+[.$O$8]);[.BU$26];-1;OFFSET([.$C42];[.BU$26];0):[.$C42]))*(1-1/4*[.$O$4]*[.$O$5])" office:value-type="float" office:value="-260672591385.03" calcext:value-type="float">
            <text:p>-260672591385.03</text:p>
          </table:table-cell>
          <table:table-cell table:formula="of:=([.$E41]*POWER(1+[.$O$6];[.BV$26])-SERIESSUM((1+[.$O$6])*(1+[.$O$8]);[.BV$26];-1;OFFSET([.$C42];[.BV$26];0):[.$C42]))*(1-1/4*[.$O$4]*[.$O$5])" office:value-type="float" office:value="-302456492838.386" calcext:value-type="float">
            <text:p>-302456492838.386</text:p>
          </table:table-cell>
          <table:table-cell table:formula="of:=([.$E41]*POWER(1+[.$O$6];[.BW$26])-SERIESSUM((1+[.$O$6])*(1+[.$O$8]);[.BW$26];-1;OFFSET([.$C42];[.BW$26];0):[.$C42]))*(1-1/4*[.$O$4]*[.$O$5])" office:value-type="float" office:value="-350839829056.591" calcext:value-type="float">
            <text:p>-350839829056.591</text:p>
          </table:table-cell>
          <table:table-cell table:formula="of:=([.$E41]*POWER(1+[.$O$6];[.BX$26])-SERIESSUM((1+[.$O$6])*(1+[.$O$8]);[.BX$26];-1;OFFSET([.$C42];[.BX$26];0):[.$C42]))*(1-1/4*[.$O$4]*[.$O$5])" office:value-type="float" office:value="-406857300864.954" calcext:value-type="float">
            <text:p>-406857300864.954</text:p>
          </table:table-cell>
        </table:table-row>
        <table:table-row table:style-name="ro1" table:number-rows-repeated="37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ＭＳ Ｐ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/00/00</text:date>, <text:time style:data-style-name="N2" text:time-value="20:47:25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30T08:27:23.439000000</meta:creation-date>
    <dc:date>2024-04-02T21:46:54.570000000</dc:date>
    <meta:editing-duration>PT1H51M13S</meta:editing-duration>
    <meta:editing-cycles>28</meta:editing-cycles>
    <meta:generator>Neat_Office/6.2.8.2$Windows_x86 LibreOffice_project/</meta:generator>
    <meta:document-statistic meta:table-count="1" meta:cell-count="32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64cm" svg:height="6.336cm" xlink:href=".." xlink:type="simple" chart:class="chart:line" chart:style-name="ch1">
        <chart:title svg:x="3.93cm" svg:y="0.261cm" chart:style-name="ch2">
          <text:p>Capital per year</text:p>
        </chart:title>
        <chart:plot-area chart:style-name="ch3" table:cell-range-address="Sheet1.K56:Sheet1.AK56" svg:x="1.228cm" svg:y="1.176cm" svg:width="9.811cm" svg:height="4.061cm">
          <chartooo:coordinate-region svg:x="3.031cm" svg:y="1.372cm" svg:width="7.869cm" svg:height="3.066cm"/>
          <chart:axis chart:dimension="x" chart:name="primary-x" chart:style-name="ch4">
            <chart:title svg:x="4.541cm" svg:y="5.363cm" chart:style-name="ch5">
              <text:p>Years after retirement</text:p>
            </chart:title>
          </chart:axis>
          <chart:axis chart:dimension="y" chart:name="primary-y" chart:style-name="ch6">
            <chart:title svg:x="0.451cm" svg:y="3.757cm" chart:style-name="ch7">
              <text:p>Capital</text:p>
            </chart:title>
            <chart:grid chart:style-name="ch8" chart:class="major"/>
          </chart:axis>
          <chart:series chart:style-name="ch9" chart:values-cell-range-address="Sheet1.K56:Sheet1.AK56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47035893.7607533">
                <text:p>47035893.7607533</text:p>
                <draw:g>
                  <svg:desc>Sheet1.K56:Sheet1.AK56</svg:desc>
                </draw:g>
              </table:table-cell>
              <table:table-cell office:value-type="float" office:value="49082673.7417357">
                <text:p>49082673.7417357</text:p>
              </table:table-cell>
              <table:table-cell office:value-type="float" office:value="51156619.8955354">
                <text:p>51156619.8955354</text:p>
              </table:table-cell>
              <table:table-cell office:value-type="float" office:value="53124359.4839311">
                <text:p>53124359.4839311</text:p>
              </table:table-cell>
              <table:table-cell office:value-type="float" office:value="54936184.4574361">
                <text:p>54936184.4574361</text:p>
              </table:table-cell>
              <table:table-cell office:value-type="float" office:value="56532076.7583639">
                <text:p>56532076.7583639</text:p>
              </table:table-cell>
              <table:table-cell office:value-type="float" office:value="57839903.5891214">
                <text:p>57839903.5891214</text:p>
              </table:table-cell>
              <table:table-cell office:value-type="float" office:value="58773316.2125246">
                <text:p>58773316.2125246</text:p>
              </table:table-cell>
              <table:table-cell office:value-type="float" office:value="59229304.9287281">
                <text:p>59229304.9287281</text:p>
              </table:table-cell>
              <table:table-cell office:value-type="float" office:value="59085355.4087619">
                <text:p>59085355.4087619</text:p>
              </table:table-cell>
              <table:table-cell office:value-type="float" office:value="58196142.9310203">
                <text:p>58196142.9310203</text:p>
              </table:table-cell>
              <table:table-cell office:value-type="float" office:value="56389691.0818579">
                <text:p>56389691.0818579</text:p>
              </table:table-cell>
              <table:table-cell office:value-type="float" office:value="53462909.9337632">
                <text:p>53462909.9337632</text:p>
              </table:table-cell>
              <table:table-cell office:value-type="float" office:value="49176415.3606017">
                <text:p>49176415.3606017</text:p>
              </table:table-cell>
              <table:table-cell office:value-type="float" office:value="43248515.7073198">
                <text:p>43248515.7073198</text:p>
              </table:table-cell>
              <table:table-cell office:value-type="float" office:value="35348234.1755801">
                <text:p>35348234.1755801</text:p>
              </table:table-cell>
              <table:table-cell office:value-type="float" office:value="25087214.6405802">
                <text:p>25087214.6405802</text:p>
              </table:table-cell>
              <table:table-cell office:value-type="float" office:value="12010334.7426994">
                <text:p>12010334.7426994</text:p>
              </table:table-cell>
              <table:table-cell office:value-type="float" office:value="-4415177.50228495">
                <text:p>-4415177.50228495</text:p>
              </table:table-cell>
              <table:table-cell office:value-type="float" office:value="-24812359.2400534">
                <text:p>-24812359.2400534</text:p>
              </table:table-cell>
              <table:table-cell office:value-type="float" office:value="-49909133.0179499">
                <text:p>-49909133.0179499</text:p>
              </table:table-cell>
              <table:table-cell office:value-type="float" office:value="-80555246.9330146">
                <text:p>-80555246.9330146</text:p>
              </table:table-cell>
              <table:table-cell office:value-type="float" office:value="-117741899.195382">
                <text:p>-117741899.195382</text:p>
              </table:table-cell>
              <table:table-cell office:value-type="float" office:value="-162624468.609431">
                <text:p>-162624468.609431</text:p>
              </table:table-cell>
              <table:table-cell office:value-type="float" office:value="-216548838.360211">
                <text:p>-216548838.360211</text:p>
              </table:table-cell>
              <table:table-cell office:value-type="float" office:value="-281081876.653067">
                <text:p>-281081876.653067</text:p>
              </table:table-cell>
              <table:table-cell office:value-type="float" office:value="-358046725.790838">
                <text:p>-358046725.790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